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02f4d" style:font-weight-asian="bold"/>
    </style:style>
    <style:style style:name="P2" style:family="paragraph" style:parent-style-name="Standard">
      <style:text-properties fo:font-style="italic" fo:font-weight="bold" officeooo:paragraph-rsid="00002f4d" style:font-style-asian="italic" style:font-weight-asian="bold"/>
    </style:style>
    <style:style style:name="P3" style:family="paragraph" style:parent-style-name="Standard">
      <style:text-properties officeooo:paragraph-rsid="00002f4d"/>
    </style:style>
    <style:style style:name="P4" style:family="paragraph" style:parent-style-name="Standard">
      <style:paragraph-properties fo:margin-left="0cm" fo:margin-right="-0.049cm" fo:text-indent="0cm" style:auto-text-indent="false"/>
      <style:text-properties fo:font-weight="bold" officeooo:paragraph-rsid="00002f4d" style:font-weight-asian="bold"/>
    </style:style>
    <style:style style:name="P5" style:family="paragraph" style:parent-style-name="Standard">
      <style:paragraph-properties fo:margin-left="0cm" fo:margin-right="-0.049cm" fo:text-indent="0cm" style:auto-text-indent="false"/>
      <style:text-properties officeooo:paragraph-rsid="00002f4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text-line-through-style="solid" fo:font-style="italic" fo:font-weight="bold" style:font-style-asian="italic" style:font-weight-asian="bold"/>
    </style:style>
    <style:style style:name="T4" style:family="text">
      <style:text-properties style:text-line-through-style="solid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Seite 173]</text:p>
      <text:p text:style-name="P5">[Spalte 1]</text:p>
      <text:p text:style-name="P5"/>
      <text:p text:style-name="P4">A - a</text:p>
      <text:p text:style-name="P5"/>
      <text:p text:style-name="P5"><text:span text:style-name="T1">a noite passada<text:tab/></text:span><text:span text:style-name="T2">jotigenoale</text:span></text:p>
      <text:p text:style-name="P5"><text:span text:style-name="T1">a próxima noite<text:tab/></text:span><text:span text:style-name="T2">natigenoale</text:span></text:p>
      <text:p text:style-name="P5"><text:span text:style-name="T1">a tarde<text:tab/></text:span><text:span text:style-name="T2">awi-ii</text:span></text:p>
      <text:p text:style-name="P5"><text:span text:style-name="T1">à toa<text:tab/></text:span><text:span text:style-name="T2">atooa</text:span></text:p>
      <text:p text:style-name="P5"><text:span text:style-name="T1">à vontade<text:tab/></text:span><text:span text:style-name="T2">lita</text:span></text:p>
      <text:p text:style-name="P5"><text:span text:style-name="T1">abacaxi<text:tab/></text:span><text:span text:style-name="T2">na</text:span><text:span text:style-name="T3">g</text:span><text:span text:style-name="T2">acoliwa</text:span><text:span text:style-name="T3">g</text:span><text:span text:style-name="T2">a</text:span></text:p>
      <text:p text:style-name="P5"><text:span text:style-name="T1">abaixar algo<text:tab/></text:span><text:span text:style-name="T2">-naxace(tini)</text:span></text:p>
      <text:p text:style-name="P5"><text:span text:style-name="T1">abalar<text:tab/></text:span><text:span text:style-name="T2">-igike</text:span></text:p>
      <text:p text:style-name="P5"><text:span text:style-name="T1">abana<text:tab/></text:span><text:span text:style-name="T2">-apile</text:span><text:span text:style-name="T3">g</text:span><text:span text:style-name="T2">e</text:span></text:p>
      <text:p text:style-name="P5"><text:span text:style-name="T1">abandonar casa ou pessoa<text:tab/></text:span><text:span text:style-name="T2">-aladi</text:span></text:p>
      <text:p text:style-name="P5"><text:span text:style-name="T1">abençoar<text:tab/></text:span><text:span text:style-name="T2">-ibinie</text:span></text:p>
      <text:p text:style-name="P5"><text:span text:style-name="T1">abertura<text:tab/></text:span><text:span text:style-name="T2">lawima</text:span><text:span text:style-name="T3">g</text:span><text:span text:style-name="T2">ajegi</text:span></text:p>
      <text:p text:style-name="P5"><text:span text:style-name="T1">abertura (janela, porta)<text:tab/></text:span><text:span text:style-name="T2">lagi</text:span></text:p>
      <text:p text:style-name="P5"><text:span text:style-name="T1">Abismo<text:tab/></text:span><text:span text:style-name="T2">wakagi</text:span></text:p>
      <text:p text:style-name="P5"><text:span text:style-name="T1">aborrecido<text:tab/></text:span><text:span text:style-name="T2">ageca</text:span><text:span text:style-name="T3">g</text:span><text:span text:style-name="T2">alo</text:span></text:p>
      <text:p text:style-name="P5"><text:span text:style-name="T1">abóbora<text:tab/></text:span><text:span text:style-name="T2">aboobile</text:span></text:p>
      <text:p text:style-name="P5"><text:span text:style-name="T1">abraçar<text:tab/></text:span><text:span text:style-name="T2">-ibedo(tece)</text:span></text:p>
      <text:p text:style-name="P5"><text:span text:style-name="T1">abraçar criança<text:tab/></text:span><text:span text:style-name="T2">-no</text:span><text:span text:style-name="T3">g</text:span><text:span text:style-name="T2">ele</text:span></text:p>
      <text:p text:style-name="P5"><text:span text:style-name="T1">abrir<text:tab/></text:span><text:span text:style-name="T2">-igoxa; -ixake</text:span></text:p>
      <text:p text:style-name="P5"><text:tab/><text:span text:style-name="T2">-omoke</text:span></text:p>
      <text:p text:style-name="P5"><text:span text:style-name="T1">abusar<text:tab/></text:span><text:span text:style-name="T2">-amena</text:span><text:span text:style-name="T3">g</text:span><text:span text:style-name="T2">a(tibige)</text:span></text:p>
      <text:p text:style-name="P5"><text:tab/><text:span text:style-name="T2">-iweenigi</text:span></text:p>
      <text:p text:style-name="P5"><text:span text:style-name="T1">acaba<text:tab/></text:span><text:span text:style-name="T2">daa</text:span></text:p>
      <text:p text:style-name="P5"><text:tab/><text:span text:style-name="T2">-ma</text:span></text:p>
      <text:p text:style-name="P5"><text:span text:style-name="T1">acabar<text:tab/></text:span><text:span text:style-name="T2">-aa(ti)</text:span></text:p>
      <text:p text:style-name="P5"><text:span text:style-name="T1">acabar com<text:tab/></text:span><text:span text:style-name="T2">-aa</text:span><text:span text:style-name="T3">g</text:span><text:span text:style-name="T2">adi</text:span></text:p>
      <text:p text:style-name="P5"><text:span text:style-name="T1">acabar de comer<text:tab/></text:span><text:span text:style-name="T2">-iaadi</text:span></text:p>
      <text:p text:style-name="P4">acabou<text:tab/>dinelio</text:p>
      <text:p text:style-name="P5"><text:span text:style-name="T1">acalmar<text:tab/></text:span><text:span text:style-name="T2">-amake(tini)</text:span></text:p>
      <text:p text:style-name="P5"><text:tab/><text:span text:style-name="T2">-amatini</text:span></text:p>
      <text:p text:style-name="P5"><text:tab/><text:span text:style-name="T2">-notoka</text:span><text:span text:style-name="T3">g</text:span><text:span text:style-name="T2">e(ti)</text:span></text:p>
      <text:p text:style-name="P5"><text:tab/><text:span text:style-name="T2">-oca</text:span><text:span text:style-name="T3">g</text:span><text:span text:style-name="T2">ane</text:span><text:span text:style-name="T3">g</text:span><text:span text:style-name="T2">e</text:span></text:p>
      <text:p text:style-name="P5"><text:span text:style-name="T1">acampamento<text:tab/></text:span><text:span text:style-name="T2">-medi</text:span></text:p>
      <text:p text:style-name="P5"><text:span text:style-name="T1">ação dele em deitar com ele/ela<text:tab/></text:span><text:span text:style-name="T2">loomatewa</text:span></text:p>
      <text:p text:style-name="P5"/>
      <text:p text:style-name="P5">[Seite 173]</text:p>
      <text:p text:style-name="P5">[Spalte 2]</text:p>
      <text:p text:style-name="P5"/>
      <text:p text:style-name="P5"><text:span text:style-name="T1">ação mudando situação de repente<text:tab/></text:span><text:span text:style-name="T2">dawice</text:span></text:p>
      <text:p text:style-name="P5"><text:span text:style-name="T1">aceitar uma proposição<text:tab/></text:span><text:span text:style-name="T2">-igeca</text:span><text:span text:style-name="T3">g</text:span><text:span text:style-name="T2">a</text:span></text:p>
      <text:p text:style-name="P5"><text:tab/><text:span text:style-name="T2">-nigeca</text:span><text:span text:style-name="T3">g</text:span><text:span text:style-name="T2">a(tema)</text:span></text:p>
      <text:p text:style-name="P5"><text:span text:style-name="T1">acender<text:tab/></text:span><text:span text:style-name="T2">-ida</text:span><text:span text:style-name="T3">g</text:span><text:span text:style-name="T2">adi</text:span></text:p>
      <text:p text:style-name="P5"><text:span text:style-name="T1">acender fogo<text:tab/></text:span><text:span text:style-name="T2">-elo(tigi)</text:span></text:p>
      <text:p text:style-name="P5"><text:span text:style-name="T1">acertar<text:tab/></text:span><text:span text:style-name="T2">-nalii</text:span><text:span text:style-name="T3">g</text:span><text:span text:style-name="T2">o</text:span></text:p>
      <text:p text:style-name="P5"><text:span text:style-name="T1">acertar dando sôco<text:tab/></text:span><text:span text:style-name="T2">-etadigi</text:span></text:p>
      <text:p text:style-name="P5"><text:span text:style-name="T1">aceso<text:tab/></text:span><text:span text:style-name="T2">ídi</text:span></text:p>
      <text:p text:style-name="P5"><text:span text:style-name="T1">achar<text:tab/></text:span><text:span text:style-name="T2">-akadi</text:span></text:p>
      <text:p text:style-name="P5"><text:soft-page-break/><text:tab/><text:span text:style-name="T2">-oke(tege)</text:span></text:p>
      <text:p text:style-name="P5"><text:span text:style-name="T1">acho que não é<text:tab/></text:span><text:span text:style-name="T2">ejida</text:span><text:span text:style-name="T3">g</text:span><text:span text:style-name="T2">a</text:span></text:p>
      <text:p text:style-name="P5"><text:span text:style-name="T1">acompanhar<text:tab/></text:span><text:span text:style-name="T2">-ilaajo</text:span></text:p>
      <text:p text:style-name="P5"><text:tab/><text:span text:style-name="T2">-io(teci)</text:span></text:p>
      <text:p text:style-name="P5"><text:span text:style-name="T1">aconselhar<text:tab/></text:span><text:span text:style-name="T2">-ajoi</text:span></text:p>
      <text:p text:style-name="P5"><text:tab/><text:span text:style-name="T2">-iladee</text:span></text:p>
      <text:p text:style-name="P5"><text:tab/><text:span text:style-name="T2">-nowiece</text:span><text:span text:style-name="T3">g</text:span><text:span text:style-name="T2">e</text:span></text:p>
      <text:p text:style-name="P5"><text:tab/><text:span text:style-name="T2">-oxo</text:span><text:span text:style-name="T3">g</text:span><text:span text:style-name="T2">o</text:span></text:p>
      <text:p text:style-name="P5"><text:span text:style-name="T1">aconteceu assim<text:tab/></text:span><text:span text:style-name="T2">ida</text:span><text:span text:style-name="T3">g</text:span><text:span text:style-name="T2">a</text:span><text:span text:style-name="T3">g</text:span><text:span text:style-name="T2">aee</text:span></text:p>
      <text:p text:style-name="P5"><text:span text:style-name="T1">acontecimento<text:tab/></text:span><text:span text:style-name="T2">niciagi</text:span></text:p>
      <text:p text:style-name="P5"><text:tab/><text:span text:style-name="T2">ninyaagi</text:span></text:p>
      <text:p text:style-name="P5"><text:span text:style-name="T1">acontecimento mal<text:tab/></text:span><text:span text:style-name="T2">-idonagi</text:span></text:p>
      <text:p text:style-name="P5"><text:span text:style-name="T1">acontecimento mal dele<text:tab/></text:span><text:span text:style-name="T2">lidonagi</text:span></text:p>
      <text:p text:style-name="P5"><text:span text:style-name="T1">acontecimento (meu)<text:tab/></text:span><text:span text:style-name="T2">inyaagi</text:span></text:p>
      <text:p text:style-name="P5"><text:span text:style-name="T1">acontecimento (nosso)<text:tab/></text:span><text:span text:style-name="T3">g</text:span><text:span text:style-name="T2">oninyaagi</text:span></text:p>
      <text:p text:style-name="P5"><text:span text:style-name="T1">acordar-se<text:tab/></text:span><text:span text:style-name="T2">-iwodi</text:span></text:p>
      <text:p text:style-name="P5"><text:span text:style-name="T1">acostumar-se<text:tab/></text:span><text:span text:style-name="T2">-oko(tigi)</text:span></text:p>
      <text:p text:style-name="P5"><text:span text:style-name="T1">açougue<text:tab/></text:span><text:span text:style-name="T2">niboleda</text:span><text:span text:style-name="T3">g</text:span><text:span text:style-name="T2">axi</text:span></text:p>
      <text:p text:style-name="P5"><text:tab/><text:span text:style-name="T2">nematakana</text:span><text:span text:style-name="T3">g</text:span><text:span text:style-name="T2">axi</text:span></text:p>
      <text:p text:style-name="P5"><text:span text:style-name="T1">açougueiro<text:tab/></text:span><text:span text:style-name="T2">nematakana</text:span><text:span text:style-name="T3">g</text:span><text:span text:style-name="T2">adi</text:span></text:p>
      <text:p text:style-name="P5"><text:span text:style-name="T1">acreditar<text:tab/></text:span><text:span text:style-name="T2">-iwa</text:span><text:span text:style-name="T3">g</text:span><text:span text:style-name="T2">adi</text:span></text:p>
      <text:p text:style-name="P5"><text:span text:style-name="T1">açúcar<text:tab/></text:span><text:span text:style-name="T2">axoca-lapace</text:span><text:span text:style-name="T3">g</text:span><text:span text:style-name="T2">egi</text:span></text:p>
      <text:p text:style-name="P5"><text:span text:style-name="T1">adiantar<text:tab/></text:span><text:span text:style-name="T2">-nage</text:span></text:p>
      <text:p text:style-name="P5"/>
      <text:p text:style-name="P5">[Seite 174]</text:p>
      <text:p text:style-name="P5">[Spalte 1]</text:p>
      <text:p text:style-name="P5"/>
      <text:p text:style-name="P5"><text:span text:style-name="T1">admiração por milagre<text:tab/></text:span><text:span text:style-name="T2">noxice</text:span><text:span text:style-name="T3">g</text:span><text:span text:style-name="T2">egi</text:span></text:p>
      <text:p text:style-name="P5"><text:span text:style-name="T1">admirar (ele)<text:tab/></text:span><text:span text:style-name="T2">-oxice(tema)</text:span></text:p>
      <text:p text:style-name="P5"><text:span text:style-name="T1">admirar-se<text:tab/></text:span><text:span text:style-name="T2">-opo</text:span></text:p>
      <text:p text:style-name="P5"><text:span text:style-name="T1">Admire! Pense um pouco!<text:tab/></text:span><text:span text:style-name="T2">alopoo!</text:span></text:p>
      <text:p text:style-name="P5"><text:span text:style-name="T1">adoecer<text:tab/></text:span><text:span text:style-name="T2">-eelotika</text:span></text:p>
      <text:p text:style-name="P5"><text:span text:style-name="T1">adoração dele<text:tab/></text:span><text:span text:style-name="T2">liweni</text:span><text:span text:style-name="T3">g</text:span><text:span text:style-name="T2">idena</text:span><text:span text:style-name="T3">g</text:span><text:span text:style-name="T2">ane</text:span><text:span text:style-name="T3">g</text:span><text:span text:style-name="T2">egi</text:span></text:p>
      <text:p text:style-name="P5"><text:span text:style-name="T1">adorar<text:tab/></text:span><text:span text:style-name="T2">-ile</text:span></text:p>
      <text:p text:style-name="P5"><text:span text:style-name="T1">adulterar<text:tab/></text:span><text:span text:style-name="T2">-i</text:span><text:span text:style-name="T3">g</text:span><text:span text:style-name="T2">ola</text:span><text:span text:style-name="T3">g</text:span><text:span text:style-name="T2">adi</text:span></text:p>
      <text:p text:style-name="P5"><text:tab/><text:span text:style-name="T2">-o</text:span><text:span text:style-name="T3">g</text:span><text:span text:style-name="T2">ola</text:span><text:span text:style-name="T3">g</text:span><text:span text:style-name="T2">ataka</text:span></text:p>
      <text:p text:style-name="P5"><text:span text:style-name="T1">adultério<text:tab/></text:span><text:span text:style-name="T2">no</text:span><text:span text:style-name="T3">g</text:span><text:span text:style-name="T2">ola</text:span><text:span text:style-name="T3">g</text:span><text:span text:style-name="T2">atakane</text:span><text:span text:style-name="T3">g</text:span><text:span text:style-name="T2">egi</text:span></text:p>
      <text:p text:style-name="P5"><text:span text:style-name="T1">adúltero<text:tab/></text:span><text:span text:style-name="T2">a</text:span><text:span text:style-name="T3">g</text:span><text:span text:style-name="T2">ola</text:span><text:span text:style-name="T3">g</text:span><text:span text:style-name="T2">atakane</text:span><text:span text:style-name="T3">g</text:span><text:span text:style-name="T2">egi</text:span></text:p>
      <text:p text:style-name="P5"><text:span text:style-name="T1">aeroporto<text:tab/></text:span><text:span text:style-name="T2">layokadi</text:span></text:p>
      <text:p text:style-name="P5"><text:span text:style-name="T1">afastar-se<text:tab/></text:span><text:span text:style-name="T2">-etece(tice)</text:span></text:p>
      <text:p text:style-name="P5"><text:tab/><text:span text:style-name="T2">-nojice(tice)</text:span></text:p>
      <text:p text:style-name="P5"><text:span text:style-name="T1">afiado<text:tab/></text:span><text:span text:style-name="T2">dalepe</text:span></text:p>
      <text:p text:style-name="P5"><text:span text:style-name="T1">afiar<text:tab/></text:span><text:span text:style-name="T2">-igiwoca</text:span><text:span text:style-name="T3">g</text:span><text:span text:style-name="T2">a</text:span></text:p>
      <text:p text:style-name="P5"><text:span text:style-name="T1">afiar ferramenta<text:tab/></text:span><text:span text:style-name="T2">-nigiwogo</text:span></text:p>
      <text:p text:style-name="P5"><text:span text:style-name="T1">afirmar<text:tab/></text:span><text:span text:style-name="T2">-atita</text:span><text:span text:style-name="T3">g</text:span><text:span text:style-name="T2">adi(ti)</text:span></text:p>
      <text:p text:style-name="P5"><text:span text:style-name="T1">afundar<text:tab/></text:span><text:span text:style-name="T2">-omolole(tinigi)</text:span></text:p>
      <text:p text:style-name="P5"><text:span text:style-name="T1">agora<text:tab/></text:span><text:span text:style-name="T2">ina natigide</text:span></text:p>
      <text:p text:style-name="P5"><text:tab/><text:span text:style-name="T2">natigide</text:span></text:p>
      <text:p text:style-name="P5"><text:span text:style-name="T1">agora começou<text:tab/></text:span><text:span text:style-name="T2">na</text:span><text:span text:style-name="T3">g</text:span><text:span text:style-name="T2">aleeka</text:span></text:p>
      <text:p text:style-name="P5"><text:span text:style-name="T1">agora para frente<text:tab/></text:span><text:span text:style-name="T2">eka</text:span></text:p>
      <text:p text:style-name="P5"><text:span text:style-name="T1">agradar<text:tab/></text:span><text:span text:style-name="T2">-ninikatidi</text:span></text:p>
      <text:p text:style-name="P5"><text:tab/><text:span text:style-name="T2">-oca</text:span><text:span text:style-name="T3">g</text:span><text:span text:style-name="T2">a(talo)</text:span></text:p>
      <text:p text:style-name="P5"><text:soft-page-break/><text:span text:style-name="T1">agradar-se<text:tab/></text:span><text:span text:style-name="T2">-dinoca</text:span><text:span text:style-name="T3">g</text:span><text:span text:style-name="T2">ane</text:span><text:span text:style-name="T3">g</text:span><text:span text:style-name="T2">e</text:span></text:p>
      <text:p text:style-name="P5"><text:span text:style-name="T1">agradecer<text:tab/></text:span><text:span text:style-name="T2">-niotagode</text:span></text:p>
      <text:p text:style-name="P5"><text:span text:style-name="T1">agredir<text:tab/></text:span><text:span text:style-name="T2">-iwa</text:span></text:p>
      <text:p text:style-name="P5"><text:span text:style-name="T1">agrupar-se<text:tab/></text:span><text:span text:style-name="T2">-ilapode</text:span></text:p>
      <text:p text:style-name="P5"><text:span text:style-name="T1">água<text:tab/></text:span><text:span text:style-name="T2">ninyo</text:span><text:span text:style-name="T3">g</text:span><text:span text:style-name="T2">odi</text:span></text:p>
      <text:p text:style-name="P5"><text:span text:style-name="T1">água para tomar banho<text:tab/></text:span><text:span text:style-name="T2">níla</text:span><text:span text:style-name="T3">g</text:span><text:span text:style-name="T2">adi</text:span></text:p>
      <text:p text:style-name="P5"><text:span text:style-name="T1">água (nossa) para tomar banho<text:tab/></text:span><text:span text:style-name="T3">g</text:span><text:span text:style-name="T2">onila</text:span><text:span text:style-name="T3">g</text:span><text:span text:style-name="T2">adi</text:span></text:p>
      <text:p text:style-name="P5"><text:span text:style-name="T1">agüentar<text:tab/></text:span><text:span text:style-name="T2">-ii(tege)</text:span></text:p>
      <text:p text:style-name="P5"><text:tab/><text:span text:style-name="T2">-ibo(tege)</text:span></text:p>
      <text:p text:style-name="P5"><text:span text:style-name="T1">agüentar uma pessoa<text:tab/></text:span><text:span text:style-name="T2">-dinati(ta)</text:span></text:p>
      <text:p text:style-name="P5"><text:span text:style-name="T1">águia<text:tab/></text:span><text:span text:style-name="T2">nitaanigo</text:span></text:p>
      <text:p text:style-name="P5"><text:span text:style-name="T1">agulha<text:tab/></text:span><text:span text:style-name="T2">etakado</text:span></text:p>
      <text:p text:style-name="P5"/>
      <text:p text:style-name="P5">[Seite 174]</text:p>
      <text:p text:style-name="P5">[Spalte 2]</text:p>
      <text:p text:style-name="P5"/>
      <text:p text:style-name="P5"><text:span text:style-name="T1">ainda<text:tab/></text:span><text:span text:style-name="T2">joa</text:span><text:span text:style-name="T3">g</text:span><text:span text:style-name="T2">a</text:span></text:p>
      <text:p text:style-name="P5"><text:tab/><text:span text:style-name="T2">malee</text:span></text:p>
      <text:p text:style-name="P5"><text:span text:style-name="T1">ainda (assim)<text:tab/></text:span><text:span text:style-name="T2">e</text:span><text:span text:style-name="T3">g</text:span><text:span text:style-name="T2">idaa</text:span><text:span text:style-name="T3">g</text:span><text:span text:style-name="T2">ee</text:span></text:p>
      <text:p text:style-name="P5"><text:span text:style-name="T1">ainda como<text:tab/></text:span><text:span text:style-name="T2">eliciagi</text:span></text:p>
      <text:p text:style-name="P5"><text:span text:style-name="T1">ainda estava<text:tab/></text:span><text:span text:style-name="T2">e</text:span><text:span text:style-name="T3">g</text:span><text:span text:style-name="T2">idaa</text:span></text:p>
      <text:p text:style-name="P5"><text:tab/><text:span text:style-name="T2">diitigi</text:span></text:p>
      <text:p text:style-name="P5"><text:span text:style-name="T1">ainda estava<text:tab/></text:span><text:span text:style-name="T2">e</text:span><text:span text:style-name="T3">g</text:span><text:span text:style-name="T2">idaa diiticogi</text:span></text:p>
      <text:p text:style-name="P5"><text:span text:style-name="T1">ainda existe<text:tab/></text:span><text:span text:style-name="T2">e</text:span><text:span text:style-name="T3">g</text:span><text:span text:style-name="T2">ini</text:span></text:p>
      <text:p text:style-name="P5"><text:span text:style-name="T1">ainda longe de<text:tab/></text:span><text:span text:style-name="T2">eleegitibige</text:span></text:p>
      <text:p text:style-name="P5"><text:span text:style-name="T1">ainda mais<text:tab/></text:span><text:span text:style-name="T2">epaana</text:span><text:span text:style-name="T3">g</text:span><text:span text:style-name="T2">a</text:span></text:p>
      <text:p text:style-name="P5"><text:tab/><text:span text:style-name="T2">e</text:span><text:span text:style-name="T3">g</text:span><text:span text:style-name="T2">epaana</text:span><text:span text:style-name="T3">g</text:span><text:span text:style-name="T2">a</text:span></text:p>
      <text:p text:style-name="P5"><text:span text:style-name="T1">ainda não<text:tab/></text:span><text:span text:style-name="T2">da</text:span><text:span text:style-name="T3">g</text:span><text:span text:style-name="T2">alee;</text:span></text:p>
      <text:p text:style-name="P5"><text:tab/><text:span text:style-name="T2">maleeda</text:span><text:span text:style-name="T3">g</text:span><text:span text:style-name="T2">a</text:span></text:p>
      <text:p text:style-name="P5"><text:span text:style-name="T1">ainda não<text:tab/></text:span><text:span text:style-name="T2">ana</text:span><text:span text:style-name="T3">g</text:span><text:span text:style-name="T2">a-</text:span></text:p>
      <text:p text:style-name="P5"><text:span text:style-name="T1">ainda não tem? o que mais?<text:tab/></text:span><text:span text:style-name="T2">amalee</text:span><text:span text:style-name="T3">g</text:span><text:span text:style-name="T2">ica</text:span></text:p>
      <text:p text:style-name="P5"><text:span text:style-name="T1">ainda não teria, ainda não seria<text:tab/></text:span><text:span text:style-name="T2">agota</text:span><text:span text:style-name="T3">g</text:span><text:span text:style-name="T2">alee</text:span></text:p>
      <text:p text:style-name="P5"><text:span text:style-name="T1">ainda tem<text:tab/></text:span><text:span text:style-name="T2">e</text:span><text:span text:style-name="T3">g</text:span><text:span text:style-name="T2">idiaa</text:span><text:span text:style-name="T3">g</text:span><text:span text:style-name="T2">i</text:span></text:p>
      <text:p text:style-name="P5"><text:span text:style-name="T1">ainda (tem) este<text:tab/></text:span><text:span text:style-name="T2">e</text:span><text:span text:style-name="T3">g</text:span><text:span text:style-name="T2">inaa</text:span></text:p>
      <text:p text:style-name="P5"><text:span text:style-name="T1">aiuma (reg)<text:tab/></text:span><text:span text:style-name="T2">eta</text:span><text:span text:style-name="T3">g</text:span><text:span text:style-name="T2">a</text:span><text:span text:style-name="T3">g</text:span><text:span text:style-name="T2">a</text:span></text:p>
      <text:p text:style-name="P5"><text:span text:style-name="T1">ajuda dele<text:tab/></text:span><text:span text:style-name="T2">laxawane</text:span><text:span text:style-name="T3">g</text:span><text:span text:style-name="T2">egi</text:span></text:p>
      <text:p text:style-name="P5"><text:tab/><text:span text:style-name="T2">i</text:span><text:span text:style-name="T3">g</text:span><text:span text:style-name="T2">iwaa</text:span><text:span text:style-name="T3">g</text:span><text:span text:style-name="T2">enatakane</text:span><text:span text:style-name="T3">g</text:span><text:span text:style-name="T2">egi</text:span></text:p>
      <text:p text:style-name="P5"><text:span text:style-name="T1">ajuda para<text:tab/></text:span><text:span text:style-name="T2">-axawane</text:span><text:span text:style-name="T3">g</text:span><text:span text:style-name="T2">egi</text:span></text:p>
      <text:p text:style-name="P5"><text:span text:style-name="T1">ajuda para viver<text:tab/></text:span><text:span text:style-name="T2">lewikegi</text:span></text:p>
      <text:p text:style-name="P5"><text:span text:style-name="T1">ajuda para você<text:tab/></text:span><text:span text:style-name="T3">g</text:span><text:span text:style-name="T2">adaxawane</text:span><text:span text:style-name="T3">g</text:span><text:span text:style-name="T2">egi</text:span></text:p>
      <text:p text:style-name="P5"><text:span text:style-name="T1">ajudante (seu)<text:tab/></text:span><text:span text:style-name="T3">g</text:span><text:span text:style-name="T2">anaxawana</text:span><text:span text:style-name="T3">g</text:span><text:span text:style-name="T2">atito</text:span><text:span text:style-name="T3">g</text:span><text:span text:style-name="T2">odi</text:span></text:p>
      <text:p text:style-name="P5"><text:span text:style-name="T1">ajudante dele<text:tab/></text:span><text:span text:style-name="T2">laxawadi</text:span></text:p>
      <text:p text:style-name="P5"><text:span text:style-name="T1">ajudar<text:tab/></text:span><text:span text:style-name="T2">-axawa</text:span></text:p>
      <text:p text:style-name="P5"><text:span text:style-name="T1">ajudar erguer<text:tab/></text:span><text:span text:style-name="T2">-adodi</text:span></text:p>
      <text:p text:style-name="P5"><text:span text:style-name="T1">ajudar uns aos outros<text:tab/></text:span><text:span text:style-name="T2">-dini</text:span><text:span text:style-name="T3">g</text:span><text:span text:style-name="T2">iwa</text:span></text:p>
      <text:p text:style-name="P5"><text:span text:style-name="T1">ajuntar<text:tab/></text:span><text:span text:style-name="T2">-ateco</text:span><text:span text:style-name="T3">g</text:span><text:span text:style-name="T2">o</text:span></text:p>
      <text:p text:style-name="P5"><text:tab/><text:span text:style-name="T2">-ateco</text:span><text:span text:style-name="T3">g</text:span><text:span text:style-name="T2">otee</text:span></text:p>
      <text:p text:style-name="P5"><text:tab/><text:span text:style-name="T2">-awana</text:span><text:span text:style-name="T3">g</text:span><text:span text:style-name="T2">adi(tege)</text:span></text:p>
      <text:p text:style-name="P5"><text:tab/><text:span text:style-name="T2">-iligoti(tiwage)</text:span></text:p>
      <text:p text:style-name="P5"><text:span text:style-name="T1">ajuntar coisas<text:tab/></text:span><text:span text:style-name="T2">-iladie</text:span></text:p>
      <text:p text:style-name="P5"><text:tab/><text:span text:style-name="T2">-iladiena</text:span><text:span text:style-name="T3">g</text:span><text:span text:style-name="T2">a</text:span></text:p>
      <text:p text:style-name="P5"><text:span text:style-name="T1">alcançar<text:tab/></text:span><text:span text:style-name="T2">-iwida</text:span></text:p>
      <text:p text:style-name="P5"><text:soft-page-break/><text:span text:style-name="T1">aldeia<text:tab/></text:span><text:span text:style-name="T2">nigotakawaana</text:span></text:p>
      <text:p text:style-name="P5"><text:span text:style-name="T1">alegrar-se<text:tab/></text:span><text:span text:style-name="T2">-ini(tibece)</text:span></text:p>
      <text:p text:style-name="P5"/>
      <text:p text:style-name="P5">[Seite 175]</text:p>
      <text:p text:style-name="P5">[Spalte 1]</text:p>
      <text:p text:style-name="P5"/>
      <text:p text:style-name="P5"><text:span text:style-name="T1">alegria<text:tab/></text:span><text:span text:style-name="T2">linikegi</text:span></text:p>
      <text:p text:style-name="P5"><text:span text:style-name="T1">alegria dele com eles<text:tab/></text:span><text:span text:style-name="T2">linika</text:span><text:span text:style-name="T3">g</text:span><text:span text:style-name="T2">awa</text:span></text:p>
      <text:p text:style-name="P5"><text:span text:style-name="T1">alegria (minha)<text:tab/></text:span><text:span text:style-name="T2">inikegi</text:span></text:p>
      <text:p text:style-name="P5"><text:span text:style-name="T1">alegria (nossa)<text:tab/></text:span><text:span text:style-name="T3">g</text:span><text:span text:style-name="T2">odinikegi</text:span></text:p>
      <text:p text:style-name="P5"><text:span text:style-name="T1">alegria (sua) junto com a alegria de<text:tab/></text:span><text:span text:style-name="T2">inika</text:span><text:span text:style-name="T3">g</text:span><text:span text:style-name="T2">awa</text:span></text:p>
      <text:p text:style-name="P5"><text:span text:style-name="T1">aleijado<text:tab/></text:span><text:span text:style-name="T2">alejaado</text:span></text:p>
      <text:p text:style-name="P5"><text:span text:style-name="T1">além<text:tab/></text:span><text:span text:style-name="T2">caticedi</text:span></text:p>
      <text:p text:style-name="P5"><text:tab/><text:span text:style-name="T2">caticeditace</text:span></text:p>
      <text:p text:style-name="P5"><text:span text:style-name="T1">algema<text:tab/></text:span><text:span text:style-name="T3">g</text:span><text:span text:style-name="T2">owixedi</text:span></text:p>
      <text:p text:style-name="P5"><text:span text:style-name="T1">algo caído<text:tab/></text:span><text:span text:style-name="T2">latije</text:span></text:p>
      <text:p text:style-name="P5"><text:span text:style-name="T1">algo que faz tempestade<text:tab/></text:span><text:span text:style-name="T2">diwocotina</text:span><text:span text:style-name="T3">g</text:span><text:span text:style-name="T2">a</text:span></text:p>
      <text:p text:style-name="P5"><text:span text:style-name="T1">algodão<text:tab/></text:span><text:span text:style-name="T2">gotamo</text:span><text:span text:style-name="T3">g</text:span><text:span text:style-name="T2">o</text:span></text:p>
      <text:p text:style-name="P5"><text:span text:style-name="T1">algum<text:tab/></text:span><text:span text:style-name="T2">onijo</text:span></text:p>
      <text:p text:style-name="P5"><text:tab/><text:span text:style-name="T2">onini</text:span></text:p>
      <text:p text:style-name="P5"><text:span text:style-name="T1">algum dos<text:tab/></text:span><text:span text:style-name="T2">anigepidi</text:span><text:span text:style-name="T3">g</text:span><text:span text:style-name="T2">ica</text:span></text:p>
      <text:p text:style-name="P5"><text:span text:style-name="T1">alguma<text:tab/></text:span><text:span text:style-name="T2">anigaca</text:span></text:p>
      <text:p text:style-name="P5"><text:span text:style-name="T1">algumas<text:tab/></text:span><text:span text:style-name="T2">adatecibece</text:span></text:p>
      <text:p text:style-name="P5"><text:span text:style-name="T1">algumas (lá)<text:tab/></text:span><text:span text:style-name="T2">adatibece</text:span></text:p>
      <text:p text:style-name="P5"><text:span text:style-name="T1">algumas vezes<text:tab/></text:span><text:span text:style-name="T2">initecibece</text:span></text:p>
      <text:p text:style-name="P5"><text:span text:style-name="T1">alguns<text:tab/></text:span><text:span text:style-name="T2">idatibece</text:span></text:p>
      <text:p text:style-name="P5"><text:tab/><text:span text:style-name="T2">iditibece</text:span></text:p>
      <text:p text:style-name="P5"><text:tab/><text:span text:style-name="T2">inatecibece</text:span></text:p>
      <text:p text:style-name="P5"><text:tab/><text:span text:style-name="T2">inatibece</text:span></text:p>
      <text:p text:style-name="P5"><text:tab/><text:span text:style-name="T2">initibece</text:span></text:p>
      <text:p text:style-name="P5"><text:span text:style-name="T1">alguns (qualquer quantidade)<text:tab/></text:span><text:span text:style-name="T2">anigokode liwokodi</text:span></text:p>
      <text:p text:style-name="P5"><text:span text:style-name="T1">ali<text:tab/></text:span><text:span text:style-name="T2">idiaa</text:span></text:p>
      <text:p text:style-name="P5"><text:span text:style-name="T1">alí, querida!<text:tab/></text:span><text:span text:style-name="T2">mada!</text:span></text:p>
      <text:p text:style-name="P5"><text:span text:style-name="T1">ali também<text:tab/></text:span><text:span text:style-name="T2">idi</text:span><text:span text:style-name="T3">g</text:span><text:span text:style-name="T2">a</text:span><text:span text:style-name="T3">g</text:span><text:span text:style-name="T2">a</text:span></text:p>
      <text:p text:style-name="P5"><text:span text:style-name="T1">alicerce de casa<text:tab/></text:span><text:span text:style-name="T2">lipoda</text:span><text:span text:style-name="T3">g</text:span><text:span text:style-name="T2">aladi</text:span></text:p>
      <text:p text:style-name="P5"><text:span text:style-name="T1">alicerce (meu)<text:tab/></text:span><text:span text:style-name="T2">ipoda</text:span><text:span text:style-name="T3">g</text:span><text:span text:style-name="T2">aladi</text:span></text:p>
      <text:p text:style-name="P5"><text:span text:style-name="T1">alimentar<text:tab/></text:span><text:span text:style-name="T2">-niode</text:span><text:span text:style-name="T3">g</text:span><text:span text:style-name="T2">e</text:span></text:p>
      <text:p text:style-name="P5"><text:span text:style-name="T1">alisar<text:tab/></text:span><text:span text:style-name="T2">-iolawadi</text:span></text:p>
      <text:p text:style-name="P5"><text:tab/><text:span text:style-name="T2">-iwolowadi</text:span></text:p>
      <text:p text:style-name="P5"><text:span text:style-name="T1">almoço<text:tab/></text:span><text:span text:style-name="T2">niweenigi me</text:span></text:p>
      <text:p text:style-name="P5"><text:tab/><text:span text:style-name="T2">yaxo</text:span><text:span text:style-name="T3">g</text:span><text:span text:style-name="T2">o-noko</text:span></text:p>
      <text:p text:style-name="P5"><text:span text:style-name="T1">alongar<text:tab/></text:span><text:span text:style-name="T2">-oca</text:span><text:span text:style-name="T3">g</text:span><text:span text:style-name="T2">atee</text:span></text:p>
      <text:p text:style-name="P5"><text:span text:style-name="T1">alpendre<text:tab/></text:span><text:span text:style-name="T2">liwala</text:span><text:span text:style-name="T3">g</text:span><text:span text:style-name="T2">axi</text:span></text:p>
      <text:p text:style-name="P5"><text:span text:style-name="T1">altar<text:tab/></text:span><text:span text:style-name="T2">ladienigi</text:span></text:p>
      <text:p text:style-name="P5"/>
      <text:p text:style-name="P5">[Seite 175]</text:p>
      <text:p text:style-name="P5">[Spalte 2]</text:p>
      <text:p text:style-name="P5"/>
      <text:p text:style-name="P5"><text:span text:style-name="T1">altura<text:tab/></text:span><text:span text:style-name="T2">loca</text:span><text:span text:style-name="T3">g</text:span><text:span text:style-name="T2">atiigi</text:span></text:p>
      <text:p text:style-name="P5"><text:span text:style-name="T1">aluno<text:tab/></text:span><text:span text:style-name="T2">anii</text:span><text:span text:style-name="T3">g</text:span><text:span text:style-name="T2">axine</text:span><text:span text:style-name="T3">g</text:span><text:span text:style-name="T2">egi</text:span></text:p>
      <text:p text:style-name="P5"><text:tab/><text:span text:style-name="T2">nii</text:span><text:span text:style-name="T3">g</text:span><text:span text:style-name="T2">axinigi</text:span></text:p>
      <text:p text:style-name="P5"><text:span text:style-name="T1">(o) amado<text:tab/></text:span><text:span text:style-name="T2">nemaano</text:span><text:span text:style-name="T3">g</text:span><text:span text:style-name="T2">odi</text:span></text:p>
      <text:p text:style-name="P5"><text:soft-page-break/><text:span text:style-name="T1">amado dele<text:tab/></text:span><text:span text:style-name="T2">lemaanigi</text:span></text:p>
      <text:p text:style-name="P5"><text:span text:style-name="T1">amado (meu)<text:tab/></text:span><text:span text:style-name="T2">yemaanigi</text:span></text:p>
      <text:p text:style-name="P5"><text:span text:style-name="T1">amaldiçoar<text:tab/></text:span><text:span text:style-name="T2">-ixoo;</text:span></text:p>
      <text:p text:style-name="P5"><text:tab/><text:span text:style-name="T2">ixooma</text:span><text:span text:style-name="T3">g</text:span><text:span text:style-name="T2">a</text:span></text:p>
      <text:p text:style-name="P5"><text:span text:style-name="T1">amanhã<text:tab/></text:span><text:span text:style-name="T2">natiinigoi</text:span></text:p>
      <text:p text:style-name="P5"><text:tab/><text:span text:style-name="T2">nigoi</text:span></text:p>
      <text:p text:style-name="P5"><text:span text:style-name="T1">amansar<text:tab/></text:span><text:span text:style-name="T2">-okaa</text:span><text:span text:style-name="T3">g</text:span><text:span text:style-name="T2">atidi</text:span></text:p>
      <text:p text:style-name="P5"><text:span text:style-name="T1">amar<text:tab/></text:span><text:span text:style-name="T2">-emaa</text:span></text:p>
      <text:p text:style-name="P5"><text:span text:style-name="T1">amar alguém<text:tab/></text:span><text:span text:style-name="T2">-ajooge</text:span></text:p>
      <text:p text:style-name="P5"><text:span text:style-name="T1">amarelado<text:tab/></text:span><text:span text:style-name="T2">i</text:span><text:span text:style-name="T3">g</text:span><text:span text:style-name="T2">owiwa</text:span><text:span text:style-name="T3">g</text:span><text:span text:style-name="T2">a</text:span></text:p>
      <text:p text:style-name="P5"><text:span text:style-name="T1">amarelo<text:tab/></text:span><text:span text:style-name="T2">baayo</text:span></text:p>
      <text:p text:style-name="P5"><text:tab/><text:span text:style-name="T2">i</text:span><text:span text:style-name="T3">g</text:span><text:span text:style-name="T2">owi</text:span></text:p>
      <text:p text:style-name="P5"><text:tab/><text:span text:style-name="T2">lo</text:span><text:span text:style-name="T3">g</text:span><text:span text:style-name="T2">owike</text:span></text:p>
      <text:p text:style-name="P5"><text:span text:style-name="T1">amargo<text:tab/></text:span><text:span text:style-name="T2">libayoda</text:span><text:span text:style-name="T3">g</text:span><text:span text:style-name="T2">a</text:span></text:p>
      <text:p text:style-name="P5"><text:tab/><text:span text:style-name="T2">nibayoda</text:span><text:span text:style-name="T3">g</text:span><text:span text:style-name="T2">a</text:span></text:p>
      <text:p text:style-name="P5"><text:span text:style-name="T1">amargurar<text:tab/></text:span><text:span text:style-name="T2">-ibayoda</text:span><text:span text:style-name="T3">g</text:span><text:span text:style-name="T2">adi</text:span></text:p>
      <text:p text:style-name="P5"><text:span text:style-name="T1">amarrado<text:tab/></text:span><text:span text:style-name="T2">dinigoeteci</text:span></text:p>
      <text:p text:style-name="P5"><text:span text:style-name="T1">amarrar<text:tab/></text:span><text:span text:style-name="T2">-igoe(ti)</text:span></text:p>
      <text:p text:style-name="P5"><text:tab/><text:span text:style-name="T2">-niwilo</text:span></text:p>
      <text:p text:style-name="P5"><text:span text:style-name="T1">amassar<text:tab/></text:span><text:span text:style-name="T2">-atepa</text:span><text:span text:style-name="T3">g</text:span><text:span text:style-name="T2">adi</text:span></text:p>
      <text:p text:style-name="P5"><text:tab/><text:span text:style-name="T2">-iopaa</text:span><text:span text:style-name="T3">g</text:span><text:span text:style-name="T2">adi</text:span></text:p>
      <text:p text:style-name="P5"><text:tab/><text:span text:style-name="T2">-niopaa</text:span><text:span text:style-name="T3">g</text:span><text:span text:style-name="T2">adi</text:span></text:p>
      <text:p text:style-name="P5"><text:tab/><text:span text:style-name="T2">-opaa</text:span><text:span text:style-name="T3">g</text:span><text:span text:style-name="T2">adi</text:span></text:p>
      <text:p text:style-name="P5"><text:span text:style-name="T1">amassar-se<text:tab/></text:span><text:span text:style-name="T2">-iopati</text:span></text:p>
      <text:p text:style-name="P5"><text:span text:style-name="T1">ameaçar<text:tab/></text:span><text:span text:style-name="T2">-doye(tibigo)</text:span></text:p>
      <text:p text:style-name="P5"><text:span text:style-name="T1">amigo<text:tab/></text:span><text:span text:style-name="T2">nokaa</text:span><text:span text:style-name="T3">g</text:span><text:span text:style-name="T2">edi</text:span></text:p>
      <text:p text:style-name="P5"><text:tab/><text:span text:style-name="T2">-okaa</text:span><text:span text:style-name="T3">g</text:span><text:span text:style-name="T2">edi</text:span></text:p>
      <text:p text:style-name="P5"><text:span text:style-name="T1">amigo dele<text:tab/></text:span><text:span text:style-name="T2">lokaa</text:span><text:span text:style-name="T3">g</text:span><text:span text:style-name="T2">edi</text:span></text:p>
      <text:p text:style-name="P5"><text:span text:style-name="T1">amolar<text:tab/></text:span><text:span text:style-name="T2">-igiwoca</text:span><text:span text:style-name="T3">g</text:span><text:span text:style-name="T2">a</text:span></text:p>
      <text:p text:style-name="P5"><text:tab/><text:span text:style-name="T2">-iwo</text:span></text:p>
      <text:p text:style-name="P5"><text:span text:style-name="T1">amontoar algo<text:tab/></text:span><text:span text:style-name="T2">-nojota</text:span><text:span text:style-name="T3">g</text:span><text:span text:style-name="T2">adi</text:span></text:p>
      <text:p text:style-name="P5"><text:span text:style-name="T1">amor<text:tab/></text:span><text:span text:style-name="T2">nemaana</text:span><text:span text:style-name="T3">g</text:span><text:span text:style-name="T2">ane</text:span><text:span text:style-name="T3">g</text:span><text:span text:style-name="T2">egi</text:span></text:p>
      <text:p text:style-name="P5"><text:span text:style-name="T1">amor dele<text:tab/></text:span><text:span text:style-name="T2">lemaana</text:span><text:span text:style-name="T3">g</text:span><text:span text:style-name="T2">ane</text:span><text:span text:style-name="T3">g</text:span><text:span text:style-name="T2">egi</text:span></text:p>
      <text:p text:style-name="P5"><text:span text:style-name="T1">amplo<text:tab/></text:span><text:span text:style-name="T2">eliodi</text:span></text:p>
      <text:p text:style-name="P5"><text:span text:style-name="T1">andar<text:tab/></text:span><text:span text:style-name="T2">-awaligi</text:span></text:p>
      <text:p text:style-name="P5"><text:tab/><text:span text:style-name="T2">-io(teci)</text:span></text:p>
      <text:p text:style-name="P5"><text:span text:style-name="T1">andar ao redor<text:tab/></text:span><text:span text:style-name="T2">-awiile</text:span></text:p>
      <text:p text:style-name="P5"><text:span text:style-name="T1">andar com<text:tab/></text:span><text:span text:style-name="T2">-ixiga</text:span><text:span text:style-name="T3">g</text:span><text:span text:style-name="T2">awa</text:span></text:p>
      <text:p text:style-name="P5"/>
      <text:p text:style-name="P5">[Seite 176]</text:p>
      <text:p text:style-name="P5">[Spalte 1]</text:p>
      <text:p text:style-name="P5"/>
      <text:p text:style-name="P5"><text:span text:style-name="T1">andar devagar<text:tab/></text:span><text:span text:style-name="T2">-dinilo(tijo)</text:span></text:p>
      <text:p text:style-name="P5"><text:span text:style-name="T1">anel dele/dela<text:tab/></text:span><text:span text:style-name="T2">libaa</text:span><text:span text:style-name="T3">g</text:span><text:span text:style-name="T2">ateje</text:span></text:p>
      <text:p text:style-name="P5"><text:span text:style-name="T1">angico<text:tab/></text:span><text:span text:style-name="T2">nitagigo</text:span></text:p>
      <text:p text:style-name="P5"><text:span text:style-name="T1">animal<text:tab/></text:span><text:span text:style-name="T2">eijee</text:span><text:span text:style-name="T3">g</text:span><text:span text:style-name="T2">agi</text:span></text:p>
      <text:p text:style-name="P5"><text:span text:style-name="T1">animal aquático<text:tab/></text:span><text:span text:style-name="T2">ninyo</text:span><text:span text:style-name="T3">g</text:span><text:span text:style-name="T2">otijegi</text:span></text:p>
      <text:p text:style-name="P5"><text:span text:style-name="T1">animal como ratinho<text:tab/></text:span><text:span text:style-name="T2">eti</text:span></text:p>
      <text:p text:style-name="P5"><text:span text:style-name="T1">animal listrado ou pintado<text:tab/></text:span><text:span text:style-name="T2">aletee</text:span><text:span text:style-name="T3">g</text:span><text:span text:style-name="T2">atagi</text:span></text:p>
      <text:p text:style-name="P5"><text:span text:style-name="T1">animal no caminho<text:tab/></text:span><text:span text:style-name="T2">naigijegi</text:span></text:p>
      <text:p text:style-name="P5"><text:span text:style-name="T1">animal ou pessoa do mato<text:tab/></text:span><text:span text:style-name="T2">nialigijegi</text:span></text:p>
      <text:p text:style-name="P5"><text:span text:style-name="T1">animal perdido<text:tab/></text:span><text:span text:style-name="T2">aniatagigi</text:span></text:p>
      <text:p text:style-name="P5"><text:soft-page-break/><text:span text:style-name="T1">animal que mora num buraco<text:tab/></text:span><text:span text:style-name="T2">becijegi</text:span></text:p>
      <text:p text:style-name="P5"><text:span text:style-name="T1">animal tratado<text:tab/></text:span><text:span text:style-name="T2">nediaxegi</text:span></text:p>
      <text:p text:style-name="P5"><text:span text:style-name="T1">animar<text:tab/></text:span><text:span text:style-name="T2">-oniciwa</text:span><text:span text:style-name="T3">g</text:span><text:span text:style-name="T2">adi</text:span></text:p>
      <text:p text:style-name="P5"><text:span text:style-name="T1">aniversário dele<text:tab/></text:span><text:span text:style-name="T2">lanikegi</text:span></text:p>
      <text:p text:style-name="P5"><text:span text:style-name="T1">anjo<text:tab/></text:span><text:span text:style-name="T2">aanjo</text:span></text:p>
      <text:p text:style-name="P5"><text:span text:style-name="T1">ano<text:tab/></text:span><text:span text:style-name="T2">nicaa</text:span><text:span text:style-name="T3">g</text:span><text:span text:style-name="T2">abi</text:span></text:p>
      <text:p text:style-name="P5"><text:span text:style-name="T1">ansiedade<text:tab/></text:span><text:span text:style-name="T2">no</text:span><text:span text:style-name="T3">g</text:span><text:span text:style-name="T2">owikomatiigi</text:span></text:p>
      <text:p text:style-name="P5"><text:span text:style-name="T1">anta<text:tab/></text:span><text:span text:style-name="T2">liwa</text:span><text:span text:style-name="T3">g</text:span><text:span text:style-name="T2">a</text:span></text:p>
      <text:p text:style-name="P5"><text:span text:style-name="T1">anteontem, o outro dia<text:tab/></text:span><text:span text:style-name="T2">amijeledi noko</text:span></text:p>
      <text:p text:style-name="P5"><text:span text:style-name="T1">antepassado<text:tab/></text:span><text:span text:style-name="T2">lico</text:span><text:span text:style-name="T3">g</text:span><text:span text:style-name="T2">egi</text:span></text:p>
      <text:p text:style-name="P5"><text:span text:style-name="T1">antepassado (nosso)<text:tab/></text:span><text:span text:style-name="T3">g</text:span><text:span text:style-name="T2">onelokodi</text:span></text:p>
      <text:p text:style-name="P5"><text:span text:style-name="T1">antepassados<text:tab/></text:span><text:span text:style-name="T2">-aamipi</text:span></text:p>
      <text:p text:style-name="P5"><text:tab/><text:span text:style-name="T2">laami</text:span></text:p>
      <text:p text:style-name="P5"><text:span text:style-name="T1">antepassados (meus)<text:tab/></text:span><text:span text:style-name="T2">yaamipi</text:span></text:p>
      <text:p text:style-name="P5"><text:span text:style-name="T1">antepassados (nossos)<text:tab/></text:span><text:span text:style-name="T3">g</text:span><text:span text:style-name="T2">odaamipi</text:span></text:p>
      <text:p text:style-name="P5"><text:span text:style-name="T1">antepassados (seus)<text:tab/></text:span><text:span text:style-name="T3">g</text:span><text:span text:style-name="T2">adaamipi</text:span></text:p>
      <text:p text:style-name="P5"><text:span text:style-name="T1">antes<text:tab/></text:span><text:span text:style-name="T2">ani</text:span><text:span text:style-name="T3">g</text:span><text:span text:style-name="T2">icatibige da</text:span><text:span text:style-name="T3">g</text:span><text:span text:style-name="T2">a</text:span></text:p>
      <text:p text:style-name="P5"><text:tab/><text:span text:style-name="T2">maleeda</text:span><text:span text:style-name="T3">g</text:span><text:span text:style-name="T2">a</text:span></text:p>
      <text:p text:style-name="P5"><text:span text:style-name="T1">antes deste<text:tab/></text:span><text:span text:style-name="T2">akaa</text:span><text:span text:style-name="T3">g</text:span><text:span text:style-name="T2">ida</text:span></text:p>
      <text:p text:style-name="P5"><text:span text:style-name="T1">antes, na frente<text:tab/></text:span><text:span text:style-name="T2">ba</text:span><text:span text:style-name="T3">g</text:span><text:span text:style-name="T2">akaa</text:span><text:span text:style-name="T3">g</text:span><text:span text:style-name="T2">e</text:span></text:p>
      <text:p text:style-name="P5"><text:span text:style-name="T1">antes que<text:tab/></text:span><text:span text:style-name="T2">akaa</text:span></text:p>
      <text:p text:style-name="P5"><text:tab/><text:span text:style-name="T2">amaleeda</text:span><text:span text:style-name="T3">g</text:span><text:span text:style-name="T2">a</text:span></text:p>
      <text:p text:style-name="P5"><text:span text:style-name="T1">anúncio<text:tab/></text:span><text:span text:style-name="T2">-bodigi</text:span></text:p>
      <text:p text:style-name="P5"><text:span text:style-name="T1">anzol<text:tab/></text:span><text:span text:style-name="T2">lomiigo</text:span></text:p>
      <text:p text:style-name="P5"><text:span text:style-name="T1">apalpar<text:tab/></text:span><text:span text:style-name="T2">-awakade</text:span></text:p>
      <text:p text:style-name="P5"><text:span text:style-name="T1">ao amanhecer<text:tab/></text:span><text:span text:style-name="T2">yelo</text:span><text:span text:style-name="T3">g</text:span><text:span text:style-name="T2">otibige</text:span></text:p>
      <text:p text:style-name="P5"><text:span text:style-name="T1">ao lado dele<text:tab/></text:span><text:span text:style-name="T2">liwai</text:span></text:p>
      <text:p text:style-name="P5"><text:span text:style-name="T1">aonde<text:tab/></text:span><text:span text:style-name="T2">manata</text:span><text:span text:style-name="T3">g</text:span><text:span text:style-name="T2">a</text:span></text:p>
      <text:p text:style-name="P5"><text:span text:style-name="T1">apagado<text:tab/></text:span><text:span text:style-name="T2">napidi</text:span></text:p>
      <text:p text:style-name="P5"/>
      <text:p text:style-name="P5">[Seite 176]</text:p>
      <text:p text:style-name="P5">[Spalte 2]</text:p>
      <text:p text:style-name="P5"/>
      <text:p text:style-name="P5"><text:span text:style-name="T1">apagar<text:tab/></text:span><text:span text:style-name="T2">-ipeedi</text:span></text:p>
      <text:p text:style-name="P5"><text:tab/><text:span text:style-name="T2">-napita</text:span><text:span text:style-name="T3">g</text:span><text:span text:style-name="T2">adi</text:span></text:p>
      <text:p text:style-name="P5"><text:span text:style-name="T1">apanhar<text:tab/></text:span><text:span text:style-name="T2">-alake</text:span></text:p>
      <text:p text:style-name="P5"><text:span text:style-name="T1">apanhar água<text:tab/></text:span><text:span text:style-name="T2">-edi</text:span></text:p>
      <text:p text:style-name="P5"><text:span text:style-name="T1">aparecer<text:tab/></text:span><text:span text:style-name="T2">-dinikee</text:span></text:p>
      <text:p text:style-name="P5"><text:tab/><text:span text:style-name="T2">-elo</text:span><text:span text:style-name="T3">g</text:span><text:span text:style-name="T2">o</text:span></text:p>
      <text:p text:style-name="P5"><text:tab/><text:span text:style-name="T2">-inele</text:span><text:span text:style-name="T3">g</text:span><text:span text:style-name="T2">e(tibece)</text:span></text:p>
      <text:p text:style-name="P5"><text:span text:style-name="T1">aparecido<text:tab/></text:span><text:span text:style-name="T2">latopiwa</text:span></text:p>
      <text:p text:style-name="P5"><text:span text:style-name="T1">aparência<text:tab/></text:span><text:span text:style-name="T2">latopagi</text:span></text:p>
      <text:p text:style-name="P5"><text:tab/><text:span text:style-name="T2">niwine</text:span><text:span text:style-name="T3">g</text:span><text:span text:style-name="T2">egi</text:span></text:p>
      <text:p text:style-name="P5"><text:span text:style-name="T1">aparência dele/dela<text:tab/></text:span><text:span text:style-name="T2">libolede</text:span><text:span text:style-name="T3">g</text:span><text:span text:style-name="T2">egi</text:span></text:p>
      <text:p text:style-name="P5"><text:span text:style-name="T1">apedrejar<text:tab/></text:span><text:span text:style-name="T2">-nigida</text:span></text:p>
      <text:p text:style-name="P5"><text:span text:style-name="T1">apelar<text:tab/></text:span><text:span text:style-name="T2">-a(tigi)</text:span></text:p>
      <text:p text:style-name="P5"><text:tab/><text:span text:style-name="T2">-iko</text:span></text:p>
      <text:p text:style-name="P5"><text:span text:style-name="T1">apelido<text:tab/></text:span><text:span text:style-name="T2">nikoxeedi</text:span></text:p>
      <text:p text:style-name="P5"><text:span text:style-name="T1">apenas<text:tab/></text:span><text:span text:style-name="T2">onexaa</text:span></text:p>
      <text:p text:style-name="P5"><text:span text:style-name="T1">apertar<text:tab/></text:span><text:span text:style-name="T2">-iligice</text:span></text:p>
      <text:p text:style-name="P5"><text:span text:style-name="T1">apertar entre eles<text:tab/></text:span><text:span text:style-name="T2">-iligoti(tiwage)</text:span></text:p>
      <text:p text:style-name="P5"><text:span text:style-name="T1">apertar para amarrar<text:tab/></text:span><text:span text:style-name="T2">-ipiciadi</text:span></text:p>
      <text:p text:style-name="P5"><text:soft-page-break/><text:span text:style-name="T1">apitar<text:tab/></text:span><text:span text:style-name="T2">-apililenige</text:span></text:p>
      <text:p text:style-name="P5"><text:span text:style-name="T1">apoiador<text:tab/></text:span><text:span text:style-name="T2">licaajo</text:span></text:p>
      <text:p text:style-name="P5"><text:tab/><text:span text:style-name="T2">nicaajo</text:span></text:p>
      <text:p text:style-name="P5"><text:span text:style-name="T1">apontar<text:tab/></text:span><text:span text:style-name="T2">-ikee(nataka)(ta)</text:span></text:p>
      <text:p text:style-name="P5"><text:span text:style-name="T1">aposentado<text:tab/></text:span><text:span text:style-name="T2">laxokegi</text:span></text:p>
      <text:p text:style-name="P5"><text:span text:style-name="T1">aprender<text:tab/></text:span><text:span text:style-name="T2">-dinii</text:span><text:span text:style-name="T3">g</text:span><text:span text:style-name="T2">axi</text:span></text:p>
      <text:p text:style-name="P5"><text:span text:style-name="T1">apresentar-se a<text:tab/></text:span><text:span text:style-name="T2">-dinige(ta)</text:span></text:p>
      <text:p text:style-name="P5"><text:span text:style-name="T1">aprontar<text:tab/></text:span><text:span text:style-name="T2">-igodi</text:span></text:p>
      <text:p text:style-name="P5"><text:span text:style-name="T1">aprontar-se<text:tab/></text:span><text:span text:style-name="T2">-dinoe</text:span></text:p>
      <text:p text:style-name="P5"><text:span text:style-name="T1">aproveitar-se<text:tab/></text:span><text:span text:style-name="T2">-niboloitee</text:span></text:p>
      <text:p text:style-name="P5"><text:span text:style-name="T1">aproximar com calma<text:tab/></text:span><text:span text:style-name="T2">-ile(tibigo)</text:span></text:p>
      <text:p text:style-name="P5"><text:span text:style-name="T1">aproximar-se<text:tab/></text:span><text:span text:style-name="T2">-oxilece(ta)</text:span></text:p>
      <text:p text:style-name="P5"><text:span text:style-name="T1">aproximar-se (dele)<text:tab/></text:span><text:span text:style-name="T2">-ipegi(talo)</text:span></text:p>
      <text:p text:style-name="P5"><text:tab/><text:span text:style-name="T2">-ipegi(tege)</text:span></text:p>
      <text:p text:style-name="P5"><text:span text:style-name="T1">apunhalar<text:tab/></text:span><text:span text:style-name="T2">-i</text:span><text:span text:style-name="T3">g</text:span><text:span text:style-name="T2">oja</text:span></text:p>
      <text:p text:style-name="P5"><text:span text:style-name="T1">apuro (nosso)<text:tab/></text:span><text:span text:style-name="T3">g</text:span><text:span text:style-name="T2">odema</text:span><text:span text:style-name="T3">g</text:span><text:span text:style-name="T2">amatiigi</text:span></text:p>
      <text:p text:style-name="P5"><text:span text:style-name="T1">aquela<text:tab/></text:span><text:span text:style-name="T2">ajo</text:span></text:p>
      <text:p text:style-name="P5"><text:tab/><text:span text:style-name="T2">ani</text:span></text:p>
      <text:p text:style-name="P5"><text:tab/><text:span text:style-name="T2">na</text:span><text:span text:style-name="T3">g</text:span><text:span text:style-name="T2">adi</text:span></text:p>
      <text:p text:style-name="P5"><text:tab/><text:span text:style-name="T2">na</text:span><text:span text:style-name="T3">g</text:span><text:span text:style-name="T2">ajo</text:span></text:p>
      <text:p text:style-name="P5"><text:tab/><text:span text:style-name="T2">na</text:span><text:span text:style-name="T3">g</text:span><text:span text:style-name="T2">ani</text:span></text:p>
      <text:p text:style-name="P5"><text:span text:style-name="T1">aquela (deitada)<text:tab/></text:span><text:span text:style-name="T2">adi</text:span></text:p>
      <text:p text:style-name="P5"/>
      <text:p text:style-name="P5">[Seite 177]</text:p>
      <text:p text:style-name="P5">[Spalte 1]</text:p>
      <text:p text:style-name="P5"/>
      <text:p text:style-name="P5"><text:span text:style-name="T1">aquela mesma<text:tab/></text:span><text:span text:style-name="T2">ajaa</text:span><text:span text:style-name="T3">g</text:span><text:span text:style-name="T2">ajo</text:span></text:p>
      <text:p text:style-name="P5"><text:tab/><text:span text:style-name="T2">aniaa</text:span><text:span text:style-name="T3">g</text:span><text:span text:style-name="T2">ani</text:span></text:p>
      <text:p text:style-name="P5"><text:span text:style-name="T1">aquele<text:tab/></text:span><text:span text:style-name="T2">ijo</text:span></text:p>
      <text:p text:style-name="P5"><text:tab/><text:span text:style-name="T2">ji</text:span><text:span text:style-name="T3">g</text:span><text:span text:style-name="T2">ida</text:span></text:p>
      <text:p text:style-name="P5"><text:tab/><text:span text:style-name="T2">ji</text:span><text:span text:style-name="T3">g</text:span><text:span text:style-name="T2">ijo</text:span></text:p>
      <text:p text:style-name="P5"><text:tab/><text:span text:style-name="T2">ni</text:span><text:span text:style-name="T3">g</text:span><text:span text:style-name="T2">idi</text:span></text:p>
      <text:p text:style-name="P5"><text:tab/><text:span text:style-name="T2">ni</text:span><text:span text:style-name="T3">g</text:span><text:span text:style-name="T2">ijo</text:span></text:p>
      <text:p text:style-name="P5"><text:span text:style-name="T1">aquele acabado<text:tab/></text:span><text:span text:style-name="T2">ijoolatibige</text:span></text:p>
      <text:p text:style-name="P5"><text:span text:style-name="T1">aquele contra<text:tab/></text:span><text:span text:style-name="T2">nakapetegi</text:span></text:p>
      <text:p text:style-name="P5"><text:span text:style-name="T1">aquele (e não outro)<text:tab/></text:span><text:span text:style-name="T2">idapa</text:span><text:span text:style-name="T3">g</text:span><text:span text:style-name="T2">a</text:span></text:p>
      <text:p text:style-name="P5"><text:span text:style-name="T1">aquele (indo ou tempo passado)<text:tab/></text:span><text:span text:style-name="T2">amijo</text:span></text:p>
      <text:p text:style-name="P5"><text:span text:style-name="T1">aquele lá, aí<text:tab/></text:span><text:span text:style-name="T2">ida</text:span></text:p>
      <text:p text:style-name="P5"><text:span text:style-name="T1">aquele mesmo<text:tab/></text:span><text:span text:style-name="T2">ijaa</text:span><text:span text:style-name="T3">g</text:span><text:span text:style-name="T2">ijo</text:span></text:p>
      <text:p text:style-name="P5"><text:tab/><text:span text:style-name="T2">ijapa</text:span><text:span text:style-name="T3">g</text:span><text:span text:style-name="T2">a</text:span></text:p>
      <text:p text:style-name="P5"><text:tab/><text:span text:style-name="T2">iji</text:span><text:span text:style-name="T3">g</text:span><text:span text:style-name="T2">ijo</text:span></text:p>
      <text:p text:style-name="P5"><text:tab/><text:span text:style-name="T2">inaa</text:span><text:span text:style-name="T3">g</text:span><text:span text:style-name="T2">ina</text:span></text:p>
      <text:p text:style-name="P5"><text:tab/><text:span text:style-name="T2">ji</text:span><text:span text:style-name="T3">g</text:span><text:span text:style-name="T2">ijaa</text:span><text:span text:style-name="T3">g</text:span><text:span text:style-name="T2">ijo</text:span></text:p>
      <text:p text:style-name="P5"><text:tab/><text:span text:style-name="T2">joani</text:span><text:span text:style-name="T3">g</text:span><text:span text:style-name="T2">ijaa</text:span></text:p>
      <text:p text:style-name="P5"><text:tab/><text:span text:style-name="T2">ni</text:span><text:span text:style-name="T3">g</text:span><text:span text:style-name="T2">ijaa</text:span><text:span text:style-name="T3">g</text:span><text:span text:style-name="T2">ijo</text:span></text:p>
      <text:p text:style-name="P5"><text:span text:style-name="T1">aquele mesmo lá<text:tab/></text:span><text:span text:style-name="T2">ji</text:span><text:span text:style-name="T3">g</text:span><text:span text:style-name="T2">iniaa</text:span><text:span text:style-name="T3">g</text:span><text:span text:style-name="T2">ini</text:span></text:p>
      <text:p text:style-name="P5"><text:span text:style-name="T1">aqui<text:tab/></text:span><text:span text:style-name="T2">digoina</text:span></text:p>
      <text:p text:style-name="P5"><text:tab/><text:span text:style-name="T2">ina</text:span></text:p>
      <text:p text:style-name="P5"><text:span text:style-name="T1">Aquidauana<text:tab/></text:span><text:span text:style-name="T2">Akidawaani</text:span></text:p>
      <text:p text:style-name="P5"><text:span text:style-name="T1">arara azul<text:tab/></text:span><text:span text:style-name="T2">yogeegi</text:span></text:p>
      <text:p text:style-name="P5"><text:span text:style-name="T1">arara vermelha<text:tab/></text:span><text:span text:style-name="T2">yogeegiwa</text:span><text:span text:style-name="T3">g</text:span><text:span text:style-name="T2">a</text:span></text:p>
      <text:p text:style-name="P5"><text:span text:style-name="T1">arbusto<text:tab/></text:span><text:span text:style-name="T2">enanigije</text:span></text:p>
      <text:p text:style-name="P5"><text:soft-page-break/><text:span text:style-name="T1">arco<text:tab/></text:span><text:span text:style-name="T2">nopitenigi</text:span></text:p>
      <text:p text:style-name="P5"><text:span text:style-name="T1">arco de<text:tab/></text:span><text:span text:style-name="T2">-opitenigi</text:span></text:p>
      <text:p text:style-name="P5"><text:span text:style-name="T1">arco dele<text:tab/></text:span><text:span text:style-name="T2">lopitenigi</text:span></text:p>
      <text:p text:style-name="P5"><text:span text:style-name="T1">arco-íris<text:tab/></text:span><text:span text:style-name="T2">oxaago</text:span></text:p>
      <text:p text:style-name="P5"><text:span text:style-name="T1">areia<text:tab/></text:span><text:span text:style-name="T2">dotiwadi</text:span></text:p>
      <text:p text:style-name="P5"><text:span text:style-name="T1">arma<text:tab/></text:span><text:span text:style-name="T2">-atopenigi</text:span></text:p>
      <text:p text:style-name="P5"><text:span text:style-name="T1">arma dele<text:tab/></text:span><text:span text:style-name="T2">latopenigi</text:span></text:p>
      <text:p text:style-name="P5"><text:tab/><text:span text:style-name="T2">likana</text:span><text:span text:style-name="T3">g</text:span><text:span text:style-name="T2">ana</text:span><text:span text:style-name="T3">g</text:span><text:span text:style-name="T2">adi</text:span></text:p>
      <text:p text:style-name="P5"><text:span text:style-name="T1">arma (minha)<text:tab/></text:span><text:span text:style-name="T2">yatopenigi</text:span></text:p>
      <text:p text:style-name="P5"><text:span text:style-name="T1">armadilha<text:tab/></text:span><text:span text:style-name="T2">enoona</text:span></text:p>
      <text:p text:style-name="P5"><text:span text:style-name="T1">armadilha dele<text:tab/></text:span><text:span text:style-name="T2">eloona</text:span></text:p>
      <text:p text:style-name="P5"><text:span text:style-name="T1">armar<text:tab/></text:span><text:span text:style-name="T2">-nixome</text:span><text:span text:style-name="T3">g</text:span><text:span text:style-name="T2">e</text:span></text:p>
      <text:p text:style-name="P5"><text:span text:style-name="T1">armário<text:tab/></text:span><text:span text:style-name="T2">-anoda</text:span><text:span text:style-name="T3">g</text:span><text:span text:style-name="T2">alate</text:span></text:p>
      <text:p text:style-name="P5"><text:span text:style-name="T1">armário (nosso)<text:tab/></text:span><text:span text:style-name="T3">g</text:span><text:span text:style-name="T2">odanoda</text:span><text:span text:style-name="T3">g</text:span><text:span text:style-name="T2">alate</text:span></text:p>
      <text:p text:style-name="P5"><text:span text:style-name="T1">armazém<text:tab/></text:span><text:span text:style-name="T2">oojetekaxi</text:span></text:p>
      <text:p text:style-name="P5"/>
      <text:p text:style-name="P5">[Seite 177]</text:p>
      <text:p text:style-name="P5">[Spalte 2]</text:p>
      <text:p text:style-name="P5"/>
      <text:p text:style-name="P5"><text:span text:style-name="T1">aroeira<text:tab/></text:span><text:span text:style-name="T3">g</text:span><text:span text:style-name="T2">axomexe</text:span></text:p>
      <text:p text:style-name="P5"><text:span text:style-name="T1">arrancar<text:tab/></text:span><text:span text:style-name="T2">-napoce</text:span></text:p>
      <text:p text:style-name="P5"><text:tab/><text:span text:style-name="T2">-nawace</text:span></text:p>
      <text:p text:style-name="P5"><text:span text:style-name="T1">arranhar<text:tab/></text:span><text:span text:style-name="T2">-anewigi</text:span></text:p>
      <text:p text:style-name="P5"><text:tab/><text:span text:style-name="T2">-ao(te)</text:span></text:p>
      <text:p text:style-name="P5"><text:span text:style-name="T1">arreios dele<text:tab/></text:span><text:span text:style-name="T2">litoladi</text:span></text:p>
      <text:p text:style-name="P5"><text:span text:style-name="T1">arrendar com ele<text:tab/></text:span><text:span text:style-name="T2">niwai</text:span><text:span text:style-name="T3">g</text:span><text:span text:style-name="T2">awa</text:span></text:p>
      <text:p text:style-name="P5"><text:span text:style-name="T1">arrepender-se<text:tab/></text:span><text:span text:style-name="T2">-dinilaa(tibece)</text:span></text:p>
      <text:p text:style-name="P5"><text:span text:style-name="T1">arrepender-se de algo<text:tab/></text:span><text:span text:style-name="T2">-dinilaa(tece)</text:span></text:p>
      <text:p text:style-name="P5"><text:span text:style-name="T1">arroz<text:tab/></text:span><text:span text:style-name="T2">nakacodiwa</text:span><text:span text:style-name="T3">g</text:span><text:span text:style-name="T2">a</text:span></text:p>
      <text:p text:style-name="P5"><text:span text:style-name="T1">arrumar<text:tab/></text:span><text:span text:style-name="T2">-ao(te)</text:span></text:p>
      <text:p text:style-name="P5"><text:tab/><text:span text:style-name="T2">-ilakide</text:span></text:p>
      <text:p text:style-name="P5"><text:tab/><text:span text:style-name="T2">-oe</text:span></text:p>
      <text:p text:style-name="P5"><text:span text:style-name="T1">arrumar-se<text:tab/></text:span><text:span text:style-name="T2">-dinoe</text:span></text:p>
      <text:p text:style-name="P5"><text:span text:style-name="T1">arte dele<text:tab/></text:span><text:span text:style-name="T2">ligopelowe</text:span><text:span text:style-name="T3">g</text:span><text:span text:style-name="T2">egi</text:span></text:p>
      <text:p text:style-name="P5"><text:span text:style-name="T1">artelho de<text:tab/></text:span><text:span text:style-name="T2">-waya</text:span><text:span text:style-name="T3">g</text:span><text:span text:style-name="T2">axi</text:span></text:p>
      <text:p text:style-name="P5"><text:span text:style-name="T1">artelho dele<text:tab/></text:span><text:span text:style-name="T2">liwaya</text:span><text:span text:style-name="T3">g</text:span><text:span text:style-name="T2">axi</text:span></text:p>
      <text:p text:style-name="P5"><text:span text:style-name="T1">árvore<text:tab/></text:span><text:span text:style-name="T2">niale</text:span></text:p>
      <text:p text:style-name="P5"><text:span text:style-name="T1">às vezes<text:tab/></text:span><text:span text:style-name="T2">idatecibece</text:span></text:p>
      <text:p text:style-name="P5"><text:tab/><text:span text:style-name="T2">onidatecibeci</text:span></text:p>
      <text:p text:style-name="P5"><text:span text:style-name="T1">asa<text:tab/></text:span><text:span text:style-name="T2">labadi</text:span></text:p>
      <text:p text:style-name="P5"><text:span text:style-name="T1">assado<text:tab/></text:span><text:span text:style-name="T2">ila</text:span></text:p>
      <text:p text:style-name="P5"><text:tab/><text:span text:style-name="T2">niloko</text:span></text:p>
      <text:p text:style-name="P5"><text:tab/><text:span text:style-name="T2">niloogo</text:span></text:p>
      <text:p text:style-name="P5"><text:span text:style-name="T1">assaltante<text:tab/></text:span><text:span text:style-name="T2">abejewe</text:span><text:span text:style-name="T3">g</text:span><text:span text:style-name="T2">egi</text:span></text:p>
      <text:p text:style-name="P5"><text:span text:style-name="T1">assaltar<text:tab/></text:span><text:span text:style-name="T2">-iwa</text:span></text:p>
      <text:p text:style-name="P5"><text:span text:style-name="T1">assar<text:tab/></text:span><text:span text:style-name="T2">-ilojie</text:span></text:p>
      <text:p text:style-name="P5"><text:tab/><text:span text:style-name="T2">-iloodi</text:span></text:p>
      <text:p text:style-name="P5"><text:span text:style-name="T1">assassino<text:tab/></text:span><text:span text:style-name="T2">aijekegi</text:span></text:p>
      <text:p text:style-name="P5"><text:tab/><text:span text:style-name="T2">ematakane</text:span><text:span text:style-name="T3">g</text:span><text:span text:style-name="T2">egi</text:span></text:p>
      <text:p text:style-name="P5"><text:tab/><text:span text:style-name="T3">g</text:span><text:span text:style-name="T2">onematagodi</text:span></text:p>
      <text:p text:style-name="P5"><text:span text:style-name="T1">assim<text:tab/></text:span><text:span text:style-name="T2">idaa</text:span><text:span text:style-name="T3">g</text:span><text:span text:style-name="T2">ee</text:span></text:p>
      <text:p text:style-name="P5"><text:tab/><text:span text:style-name="T2">mida</text:span><text:span text:style-name="T3">g</text:span><text:span text:style-name="T2">a</text:span></text:p>
      <text:p text:style-name="P5"><text:soft-page-break/><text:tab/><text:span text:style-name="T2">ni</text:span><text:span text:style-name="T3">g</text:span><text:span text:style-name="T2">idaa</text:span><text:span text:style-name="T3">g</text:span><text:span text:style-name="T2">ee</text:span></text:p>
      <text:p text:style-name="P5"><text:span text:style-name="T1">assim mesmo<text:tab/></text:span><text:span text:style-name="T2">idaa</text:span><text:span text:style-name="T3">g</text:span><text:span text:style-name="T2">ee</text:span></text:p>
      <text:p text:style-name="P5"><text:tab/><text:span text:style-name="T2">idaa</text:span><text:span text:style-name="T3">g</text:span><text:span text:style-name="T2">ida</text:span></text:p>
      <text:p text:style-name="P5"><text:span text:style-name="T1">assim<text:tab/></text:span><text:span text:style-name="T2">no</text:span><text:span text:style-name="T3">g</text:span><text:span text:style-name="T2">olee(ta)</text:span></text:p>
      <text:p text:style-name="P5"><text:span text:style-name="T1">assobiar<text:tab/></text:span><text:span text:style-name="T2">-otiko</text:span></text:p>
      <text:p text:style-name="P5"><text:span text:style-name="T1">assustar<text:tab/></text:span><text:span text:style-name="T2">-atime</text:span><text:span text:style-name="T3">g</text:span><text:span text:style-name="T2">e</text:span></text:p>
      <text:p text:style-name="P5"><text:tab/><text:span text:style-name="T2">-doye(tibigo)</text:span></text:p>
      <text:p text:style-name="P5"><text:span text:style-name="T1">assustar alguém<text:tab/></text:span><text:span text:style-name="T2">-nawela</text:span><text:span text:style-name="T3">g</text:span><text:span text:style-name="T2">adi</text:span></text:p>
      <text:p text:style-name="P5"/>
      <text:p text:style-name="P5">[Seite 178]</text:p>
      <text:p text:style-name="P5">[Spalte 1]</text:p>
      <text:p text:style-name="P5"/>
      <text:p text:style-name="P5"><text:span text:style-name="T1">assustar-se<text:tab/></text:span><text:span text:style-name="T2">-awice</text:span></text:p>
      <text:p text:style-name="P5"><text:span text:style-name="T1">astuto<text:tab/></text:span><text:span text:style-name="T2">ewika</text:span><text:span text:style-name="T3">g</text:span><text:span text:style-name="T2">a</text:span><text:span text:style-name="T3">g</text:span><text:span text:style-name="T2">a</text:span></text:p>
      <text:p text:style-name="P5"><text:span text:style-name="T1">até<text:tab/></text:span><text:span text:style-name="T2">analogo</text:span></text:p>
      <text:p text:style-name="P5"><text:tab/><text:span text:style-name="T2">ne</text:span><text:span text:style-name="T3">g</text:span><text:span text:style-name="T2">epaa</text:span></text:p>
      <text:p text:style-name="P5"><text:tab/><text:span text:style-name="T2">nige</text:span></text:p>
      <text:p text:style-name="P5"><text:tab/><text:span text:style-name="T2">nigepaa</text:span></text:p>
      <text:p text:style-name="P5"><text:span text:style-name="T1">até mesmo<text:tab/></text:span><text:span text:style-name="T2">icaa</text:span><text:span text:style-name="T3">g</text:span><text:span text:style-name="T2">ica</text:span></text:p>
      <text:p text:style-name="P5"><text:span text:style-name="T1">até quando<text:tab/></text:span><text:span text:style-name="T2">nigepaa</text:span></text:p>
      <text:p text:style-name="P5"><text:span text:style-name="T1">até que<text:tab/></text:span><text:span text:style-name="T2">de</text:span><text:span text:style-name="T3">g</text:span><text:span text:style-name="T2">epaa</text:span></text:p>
      <text:p text:style-name="P5"><text:span text:style-name="T1">atleta<text:tab/></text:span><text:span text:style-name="T2">nalokode</text:span><text:span text:style-name="T3">g</text:span><text:span text:style-name="T2">ecajo</text:span></text:p>
      <text:p text:style-name="P5"><text:span text:style-name="T1">ato sexual com ele/ela<text:tab/></text:span><text:span text:style-name="T2">noomatewa</text:span></text:p>
      <text:p text:style-name="P5"><text:span text:style-name="T1">atrapalhar<text:tab/></text:span><text:span text:style-name="T2">-ibeyaca</text:span><text:span text:style-name="T3">g</text:span><text:span text:style-name="T2">adi</text:span></text:p>
      <text:p text:style-name="P5"><text:span text:style-name="T1">atrapalhar-se<text:tab/></text:span><text:span text:style-name="T2">-dinibeyaca</text:span><text:span text:style-name="T3">g</text:span><text:span text:style-name="T2">adi</text:span></text:p>
      <text:p text:style-name="P5"><text:span text:style-name="T1">atrás dele<text:tab/></text:span><text:span text:style-name="T2">lowidi</text:span></text:p>
      <text:p text:style-name="P5"><text:span text:style-name="T1">atrás dele (ficando)<text:tab/></text:span><text:span text:style-name="T2">nowidila</text:span></text:p>
      <text:p text:style-name="P5"><text:span text:style-name="T1">atravessado<text:tab/></text:span><text:span text:style-name="T2">yakao</text:span><text:span text:style-name="T3">g</text:span><text:span text:style-name="T2">otigi</text:span></text:p>
      <text:p text:style-name="P5"><text:span text:style-name="T1">atravessar<text:tab/></text:span><text:span text:style-name="T2">-agi(tinigi)</text:span></text:p>
      <text:p text:style-name="P5"><text:tab/><text:span text:style-name="T2">-i</text:span><text:span text:style-name="T3">g</text:span><text:span text:style-name="T2">e(tita)</text:span></text:p>
      <text:p text:style-name="P5"><text:span text:style-name="T1">aumentar<text:tab/></text:span><text:span text:style-name="T2">-elooda</text:span><text:span text:style-name="T3">g</text:span><text:span text:style-name="T2">atee</text:span></text:p>
      <text:p text:style-name="P5"><text:span text:style-name="T1">aumentar dinheiro<text:tab/></text:span><text:span text:style-name="T2">-atope</text:span></text:p>
      <text:p text:style-name="P5"><text:span text:style-name="T1">aumentar som<text:tab/></text:span><text:span text:style-name="T2">-igeta</text:span><text:span text:style-name="T3">g</text:span><text:span text:style-name="T2">atee</text:span></text:p>
      <text:p text:style-name="P5"><text:span text:style-name="T1">autoridade<text:tab/></text:span><text:span text:style-name="T2">na</text:span><text:span text:style-name="T3">g</text:span><text:span text:style-name="T2">atetigi</text:span></text:p>
      <text:p text:style-name="P5"><text:tab/><text:span text:style-name="T2">-odoeje</text:span></text:p>
      <text:p text:style-name="P5"><text:span text:style-name="T1">autoridade dele sobre um lugar<text:tab/></text:span><text:span text:style-name="T2">lii</text:span><text:span text:style-name="T3">g</text:span><text:span text:style-name="T2">enatakane</text:span><text:span text:style-name="T3">g</text:span><text:span text:style-name="T2">egiteloco</text:span></text:p>
      <text:p text:style-name="P5"><text:span text:style-name="T1">autoridade dele<text:tab/></text:span><text:span text:style-name="T2">lodoeje</text:span></text:p>
      <text:p text:style-name="P5"><text:span text:style-name="T1">autoridade (minha)<text:tab/></text:span><text:span text:style-name="T2">yoniciwa</text:span><text:span text:style-name="T3">g</text:span><text:span text:style-name="T2">a</text:span></text:p>
      <text:p text:style-name="P5"><text:span text:style-name="T1">auxílio dele<text:tab/></text:span><text:span text:style-name="T2">li</text:span><text:span text:style-name="T3">g</text:span><text:span text:style-name="T2">iwaa</text:span><text:span text:style-name="T3">g</text:span><text:span text:style-name="T2">enatakane</text:span><text:span text:style-name="T3">g</text:span><text:span text:style-name="T2">egi</text:span></text:p>
      <text:p text:style-name="P5"><text:span text:style-name="T1">avarento<text:tab/></text:span><text:span text:style-name="T2">adodigomada</text:span><text:span text:style-name="T3">g</text:span><text:span text:style-name="T2">a</text:span></text:p>
      <text:p text:style-name="P5"><text:tab/><text:span text:style-name="T2">ana</text:span><text:span text:style-name="T3">g</text:span><text:span text:style-name="T2">axakene</text:span><text:span text:style-name="T3">g</text:span><text:span text:style-name="T2">egi</text:span></text:p>
      <text:p text:style-name="P5"><text:tab/><text:span text:style-name="T2">anilece</text:span><text:span text:style-name="T3">g</text:span><text:span text:style-name="T2">egi</text:span></text:p>
      <text:p text:style-name="P5"><text:tab/><text:span text:style-name="T2">animijeena</text:span><text:span text:style-name="T3">g</text:span><text:span text:style-name="T2">a</text:span></text:p>
      <text:p text:style-name="P5"><text:span text:style-name="T1">ave<text:tab/></text:span><text:span text:style-name="T2">ilaa</text:span><text:span text:style-name="T3">g</text:span><text:span text:style-name="T2">agi</text:span></text:p>
      <text:p text:style-name="P5"><text:tab/><text:span text:style-name="T2">ilaa</text:span><text:span text:style-name="T3">g</text:span><text:span text:style-name="T2">axo</text:span></text:p>
      <text:p text:style-name="P5"/>
      <text:p text:style-name="P5">[Seite 178]</text:p>
      <text:p text:style-name="P5">[Spalte 2]</text:p>
      <text:p text:style-name="P5"/>
      <text:p text:style-name="P5"><text:span text:style-name="T1">avião<text:tab/></text:span><text:span text:style-name="T2">etogo-wayo</text:span></text:p>
      <text:p text:style-name="P5"><text:span text:style-name="T1">avisar<text:tab/></text:span><text:span text:style-name="T2">-ibode</text:span></text:p>
      <text:p text:style-name="P5"><text:tab/><text:span text:style-name="T2">-ibodicaxi</text:span></text:p>
      <text:p text:style-name="P5"><text:soft-page-break/><text:span text:style-name="T1">avisar sobre<text:tab/></text:span><text:span text:style-name="T2">-ele</text:span><text:span text:style-name="T3">g</text:span><text:span text:style-name="T2">e(ta)</text:span></text:p>
      <text:p text:style-name="P5"><text:span text:style-name="T1">aviso (meu)<text:tab/></text:span><text:span text:style-name="T2">yeemidi</text:span></text:p>
      <text:p text:style-name="P5"><text:span text:style-name="T1">aviso (seu)<text:tab/></text:span><text:span text:style-name="T3">g</text:span><text:span text:style-name="T2">adeemidi</text:span></text:p>
      <text:p text:style-name="P5"><text:tab/><text:span text:style-name="T3">g</text:span><text:span text:style-name="T2">abodigi</text:span></text:p>
      <text:p text:style-name="P5"><text:span text:style-name="T1">aviso dele<text:tab/></text:span><text:span text:style-name="T2">leemidi</text:span></text:p>
      <text:p text:style-name="P5"><text:tab/><text:span text:style-name="T1">l</text:span><text:span text:style-name="T2">ibodicaxina</text:span><text:span text:style-name="T3">g</text:span><text:span text:style-name="T2">ane</text:span><text:span text:style-name="T3">g</text:span><text:span text:style-name="T2">egi</text:span></text:p>
      <text:p text:style-name="P5"><text:tab/><text:tab/><text:span text:style-name="T2">libodigi</text:span></text:p>
      <text:p text:style-name="P5"><text:span text:style-name="T1">aviso (nosso)<text:tab/></text:span><text:span text:style-name="T3">g</text:span><text:span text:style-name="T2">odeemidi</text:span></text:p>
      <text:p text:style-name="P5"><text:tab/><text:span text:style-name="T3">g</text:span><text:span text:style-name="T2">odibodicaxi</text:span></text:p>
      <text:p text:style-name="P5"><text:span text:style-name="T1">avô<text:tab/></text:span><text:span text:style-name="T2">-elokodi</text:span></text:p>
      <text:p text:style-name="P5"><text:tab/><text:span text:style-name="T2">nelokodi</text:span></text:p>
      <text:p text:style-name="P5"><text:span text:style-name="T1">avô (nosso)<text:tab/></text:span><text:span text:style-name="T3">g</text:span><text:span text:style-name="T2">onelokodi</text:span></text:p>
      <text:p text:style-name="P5"><text:span text:style-name="T1">avós<text:tab/></text:span><text:span text:style-name="T2">laamipi</text:span></text:p>
      <text:p text:style-name="P5"><text:span text:style-name="T1">azul<text:tab/></text:span><text:span text:style-name="T2">imakata</text:span><text:span text:style-name="T3">g</text:span><text:span text:style-name="T2">adi</text:span></text:p>
      <text:p text:style-name="P5"><text:span text:style-name="T1">azul claro<text:tab/></text:span><text:span text:style-name="T2">ipeegi ligetegi</text:span></text:p>
      <text:p text:style-name="P5"/>
      <text:p text:style-name="P5">[Seite 178]</text:p>
      <text:p text:style-name="P5">[Spalte 1]</text:p>
      <text:p text:style-name="P5"/>
      <text:p text:style-name="P4">B - b</text:p>
      <text:p text:style-name="P5"/>
      <text:p text:style-name="P5"><text:span text:style-name="T1">babar<text:tab/></text:span><text:span text:style-name="T2">-awale</text:span></text:p>
      <text:p text:style-name="P5"><text:span text:style-name="T1">bacia<text:tab/></text:span><text:span text:style-name="T2">baxia</text:span></text:p>
      <text:p text:style-name="P5"/>
      <text:p text:style-name="P5">[Seite 178]</text:p>
      <text:p text:style-name="P5">[Spalte 2]</text:p>
      <text:p text:style-name="P5"/>
      <text:p text:style-name="P5"><text:span text:style-name="T1">bagre<text:tab/></text:span><text:span text:style-name="T3">g</text:span><text:span text:style-name="T2">apilo</text:span><text:span text:style-name="T3">g</text:span><text:span text:style-name="T2">o</text:span></text:p>
      <text:p text:style-name="P5"><text:tab/><text:span text:style-name="T2">walokeni</text:span></text:p>
      <text:p text:style-name="P5"><text:span text:style-name="T1">bagunça<text:tab/></text:span><text:span text:style-name="T2">nibeyaca</text:span><text:span text:style-name="T3">g</text:span><text:span text:style-name="T2">a</text:span></text:p>
      <text:p text:style-name="P5"/>
      <text:p text:style-name="P5">[Seite 179]</text:p>
      <text:p text:style-name="P5">[Spalte 1]</text:p>
      <text:p text:style-name="P5"/>
      <text:p text:style-name="P5"><text:span text:style-name="T1">bagunçar<text:tab/></text:span><text:span text:style-name="T2">-atime</text:span><text:span text:style-name="T3">g</text:span><text:span text:style-name="T2">e</text:span></text:p>
      <text:p text:style-name="P5"><text:span text:style-name="T1">Baia dos Pintos<text:tab/></text:span><text:span text:style-name="T2">Lexipila</text:span><text:span text:style-name="T3">g</text:span><text:span text:style-name="T2">adi</text:span></text:p>
      <text:p text:style-name="P5"><text:span text:style-name="T1">baixo<text:tab/></text:span><text:span text:style-name="T2">idaalogodi</text:span></text:p>
      <text:p text:style-name="P5"><text:span text:style-name="T1">bala de rifle<text:tab/></text:span><text:span text:style-name="T2">yenigije</text:span></text:p>
      <text:p text:style-name="P5"><text:span text:style-name="T1">balançar cabeça ou funda<text:tab/></text:span><text:span text:style-name="T2">-abalena</text:span><text:span text:style-name="T3">g</text:span><text:span text:style-name="T2">a</text:span></text:p>
      <text:p text:style-name="P5"><text:span text:style-name="T1">balde<text:tab/></text:span><text:span text:style-name="T2">-baalida</text:span></text:p>
      <text:p text:style-name="P5"><text:span text:style-name="T1">bambu<text:tab/></text:span><text:span text:style-name="T2">epigo</text:span></text:p>
      <text:p text:style-name="P5"><text:span text:style-name="T1">banco<text:tab/></text:span><text:span text:style-name="T2">baanco</text:span></text:p>
      <text:p text:style-name="P5"><text:span text:style-name="T1">bandido<text:tab/></text:span><text:span text:style-name="T2">agopeloagi</text:span></text:p>
      <text:p text:style-name="P5"><text:span text:style-name="T1">banha dele<text:tab/></text:span><text:span text:style-name="T2">lajidi</text:span></text:p>
      <text:p text:style-name="P5"><text:span text:style-name="T1">banha<text:tab/></text:span><text:span text:style-name="T2">najidi</text:span></text:p>
      <text:p text:style-name="P5"><text:span text:style-name="T1">bar<text:tab/></text:span><text:span text:style-name="T2">nacipa</text:span><text:span text:style-name="T3">g</text:span><text:span text:style-name="T2">axi</text:span></text:p>
      <text:p text:style-name="P5"><text:span text:style-name="T1">barbante<text:tab/></text:span><text:span text:style-name="T2">nowoonigi</text:span></text:p>
      <text:p text:style-name="P5"><text:span text:style-name="T1">barco<text:tab/></text:span><text:span text:style-name="T2">etogo</text:span></text:p>
      <text:p text:style-name="P5"><text:span text:style-name="T1">barco (meu)<text:tab/></text:span><text:span text:style-name="T2">yatogo</text:span></text:p>
      <text:p text:style-name="P5"><text:span text:style-name="T1">barco (seu)<text:tab/></text:span><text:span text:style-name="T3">g</text:span><text:span text:style-name="T2">adatogo</text:span></text:p>
      <text:p text:style-name="P5"><text:span text:style-name="T1">barco dele<text:tab/></text:span><text:span text:style-name="T2">latogo</text:span></text:p>
      <text:p text:style-name="P5"><text:span text:style-name="T1">barraco<text:tab/></text:span><text:span text:style-name="T2">balaacogo</text:span></text:p>
      <text:p text:style-name="P5"><text:soft-page-break/><text:span text:style-name="T1">barranco<text:tab/></text:span><text:span text:style-name="T2">elagigi</text:span></text:p>
      <text:p text:style-name="P5"><text:span text:style-name="T1">barriga<text:tab/></text:span><text:span text:style-name="T2">ligele</text:span></text:p>
      <text:p text:style-name="P5"><text:span text:style-name="T1">barriga da perna de<text:tab/></text:span><text:span text:style-name="T2">-awokoni</text:span></text:p>
      <text:p text:style-name="P5"><text:span text:style-name="T1">barriga (minha)<text:tab/></text:span><text:span text:style-name="T2">ye</text:span></text:p>
      <text:p text:style-name="P5"><text:span text:style-name="T1">barro<text:tab/></text:span><text:span text:style-name="T2">napaloa</text:span><text:span text:style-name="T3">g</text:span><text:span text:style-name="T2">a</text:span></text:p>
      <text:p text:style-name="P5"><text:span text:style-name="T1">barulho<text:tab/></text:span><text:span text:style-name="T2">laayagi</text:span></text:p>
      <text:p text:style-name="P5"><text:span text:style-name="T1">barulho de batalha ou guerra<text:tab/></text:span><text:span text:style-name="T2">witidi</text:span></text:p>
      <text:p text:style-name="P5"><text:span text:style-name="T1">barulho de fogo<text:tab/></text:span><text:span text:style-name="T2">diximo</text:span><text:span text:style-name="T3">g</text:span><text:span text:style-name="T2">o</text:span></text:p>
      <text:p text:style-name="P5"><text:span text:style-name="T1">barulho dele<text:tab/></text:span><text:span text:style-name="T2">layaage</text:span><text:span text:style-name="T3">g</text:span><text:span text:style-name="T2">egi</text:span></text:p>
      <text:p text:style-name="P5"><text:span text:style-name="T1">basear<text:tab/></text:span><text:span text:style-name="T2">-iwela</text:span></text:p>
      <text:p text:style-name="P5"><text:span text:style-name="T1">bastar<text:tab/></text:span><text:span text:style-name="T2">-abo</text:span></text:p>
      <text:p text:style-name="P5"><text:span text:style-name="T1">bastardo<text:tab/></text:span><text:span text:style-name="T2">elinigi</text:span></text:p>
      <text:p text:style-name="P5"><text:span text:style-name="T1">batata doce<text:tab/></text:span><text:span text:style-name="T2">api</text:span><text:span text:style-name="T3">g</text:span><text:span text:style-name="T2">oje</text:span></text:p>
      <text:p text:style-name="P5"><text:span text:style-name="T1">batatinha doce<text:tab/></text:span><text:span text:style-name="T2">api</text:span><text:span text:style-name="T3">g</text:span><text:span text:style-name="T2">ojiwa</text:span><text:span text:style-name="T3">g</text:span><text:span text:style-name="T2">a</text:span></text:p>
      <text:p text:style-name="P5"><text:span text:style-name="T1">batedor de metal<text:tab/></text:span><text:span text:style-name="T2">naxaco</text:span><text:span text:style-name="T3">g</text:span><text:span text:style-name="T2">odi</text:span></text:p>
      <text:p text:style-name="P5"><text:span text:style-name="T1">bater<text:tab/></text:span><text:span text:style-name="T2">-axaco</text:span><text:span text:style-name="T3">g</text:span><text:span text:style-name="T2">o</text:span></text:p>
      <text:p text:style-name="P5"><text:span text:style-name="T1">bater com a mão<text:tab/></text:span><text:span text:style-name="T2">-atoke</text:span></text:p>
      <text:p text:style-name="P5"><text:tab/><text:span text:style-name="T2">-inabake</text:span></text:p>
      <text:p text:style-name="P5"><text:span text:style-name="T1">bater em<text:tab/></text:span><text:span text:style-name="T2">-abake</text:span></text:p>
      <text:p text:style-name="P5"><text:span text:style-name="T1">batismo<text:tab/></text:span><text:span text:style-name="T2">nilegena</text:span><text:span text:style-name="T3">g</text:span><text:span text:style-name="T2">ane</text:span><text:span text:style-name="T3">g</text:span><text:span text:style-name="T2">egi</text:span></text:p>
      <text:p text:style-name="P5"><text:span text:style-name="T1">batismo dele<text:tab/></text:span><text:span text:style-name="T2">lilegena</text:span><text:span text:style-name="T3">g</text:span><text:span text:style-name="T2">ane</text:span><text:span text:style-name="T3">g</text:span><text:span text:style-name="T2">egi</text:span></text:p>
      <text:p text:style-name="P5"><text:span text:style-name="T1">(o) batizado<text:tab/></text:span><text:span text:style-name="T2">ilegexegi</text:span></text:p>
      <text:p text:style-name="P5"/>
      <text:p text:style-name="P5">[Seite 179]</text:p>
      <text:p text:style-name="P5">[Spalte 2]</text:p>
      <text:p text:style-name="P5"/>
      <text:p text:style-name="P5"><text:span text:style-name="T1">batizar<text:tab/></text:span><text:span text:style-name="T2">-ilege</text:span></text:p>
      <text:p text:style-name="P5"><text:tab/><text:span text:style-name="T2">-ilegena</text:span><text:span text:style-name="T3">g</text:span><text:span text:style-name="T2">a</text:span></text:p>
      <text:p text:style-name="P5"><text:span text:style-name="T1">batizar-se<text:tab/></text:span><text:span text:style-name="T2">-dinilege</text:span></text:p>
      <text:p text:style-name="P5"><text:span text:style-name="T1">bêbado<text:tab/></text:span><text:span text:style-name="T2">emakegi</text:span></text:p>
      <text:p text:style-name="P5"><text:tab/><text:span text:style-name="T2">nemá</text:span><text:span text:style-name="T3">g</text:span><text:span text:style-name="T2">a</text:span></text:p>
      <text:p text:style-name="P5"><text:span text:style-name="T1">bêbados<text:tab/></text:span><text:span text:style-name="T2">nodagima</text:span><text:span text:style-name="T3">g</text:span><text:span text:style-name="T2">a</text:span></text:p>
      <text:p text:style-name="P5"><text:span text:style-name="T1">beber<text:tab/></text:span><text:span text:style-name="T2">-ilaawi</text:span></text:p>
      <text:p text:style-name="P5"><text:tab/><text:span text:style-name="T2">-ilawi</text:span></text:p>
      <text:p text:style-name="P5"><text:span text:style-name="T1">beber junto com<text:tab/></text:span><text:span text:style-name="T2">lacipa</text:span><text:span text:style-name="T3">g</text:span><text:span text:style-name="T2">awepodi</text:span></text:p>
      <text:p text:style-name="P5"><text:span text:style-name="T1">bebida<text:tab/></text:span><text:span text:style-name="T2">-acipa</text:span><text:span text:style-name="T3">g</text:span><text:span text:style-name="T2">adi</text:span></text:p>
      <text:p text:style-name="P5"><text:tab/><text:span text:style-name="T2">nacipa</text:span><text:span text:style-name="T3">g</text:span><text:span text:style-name="T2">adi</text:span></text:p>
      <text:p text:style-name="P5"><text:tab/><text:span text:style-name="T2">nodagi</text:span></text:p>
      <text:p text:style-name="P5"><text:span text:style-name="T1">bebida dele<text:tab/></text:span><text:span text:style-name="T2">lacipa</text:span><text:span text:style-name="T3">g</text:span><text:span text:style-name="T2">adi</text:span></text:p>
      <text:p text:style-name="P5"><text:span text:style-name="T1">beija-flôr<text:tab/></text:span><text:span text:style-name="T2">epoteedi</text:span></text:p>
      <text:p text:style-name="P5"><text:span text:style-name="T1">beijar<text:tab/></text:span><text:span text:style-name="T2">-napico</text:span><text:span text:style-name="T3">g</text:span><text:span text:style-name="T2">o</text:span></text:p>
      <text:p text:style-name="P5"><text:span text:style-name="T1">beira<text:tab/></text:span><text:span text:style-name="T2">laxabi</text:span></text:p>
      <text:p text:style-name="P5"><text:tab/><text:span text:style-name="T2">liniogo</text:span></text:p>
      <text:p text:style-name="P5"><text:tab/><text:span text:style-name="T2">niniogo</text:span></text:p>
      <text:p text:style-name="P5"><text:tab/><text:span text:style-name="T2">niolakati</text:span></text:p>
      <text:p text:style-name="P5"><text:span text:style-name="T1">beira do pote (parte de cima)<text:tab/></text:span><text:span text:style-name="T2">ligoladi</text:span></text:p>
      <text:p text:style-name="P5"><text:span text:style-name="T1">beliscar<text:tab/></text:span><text:span text:style-name="T2">-ibolela</text:span><text:span text:style-name="T3">g</text:span><text:span text:style-name="T2">a</text:span></text:p>
      <text:p text:style-name="P5"><text:span text:style-name="T1">belo<text:tab/></text:span><text:span text:style-name="T2">libinienigi</text:span></text:p>
      <text:p text:style-name="P4">bem<text:tab/>ele</text:p>
      <text:p text:style-name="P5"><text:span text:style-name="T1">bengala<text:tab/></text:span><text:span text:style-name="T2">-giila</text:span><text:span text:style-name="T3">g</text:span><text:span text:style-name="T2">adi</text:span></text:p>
      <text:p text:style-name="P5"><text:span text:style-name="T1">bengala (sua)<text:tab/></text:span><text:span text:style-name="T3">g</text:span><text:span text:style-name="T2">agiila</text:span><text:span text:style-name="T3">g</text:span><text:span text:style-name="T2">adi</text:span></text:p>
      <text:p text:style-name="P5"><text:span text:style-name="T1">bengala dele<text:tab/></text:span><text:span text:style-name="T2">ligiila</text:span><text:span text:style-name="T3">g</text:span><text:span text:style-name="T2">adi</text:span></text:p>
      <text:p text:style-name="P5"><text:soft-page-break/><text:span text:style-name="T1">bens dele<text:tab/></text:span><text:span text:style-name="T2">nepilidi</text:span></text:p>
      <text:p text:style-name="P5"><text:span text:style-name="T1">bens (nossos)<text:tab/></text:span><text:span text:style-name="T3">g</text:span><text:span text:style-name="T2">onepilidi</text:span></text:p>
      <text:p text:style-name="P5"><text:span text:style-name="T1">bicar<text:tab/></text:span><text:span text:style-name="T2">-i</text:span><text:span text:style-name="T3">g</text:span><text:span text:style-name="T2">oja</text:span></text:p>
      <text:p text:style-name="P5"><text:span text:style-name="T1">bicho<text:tab/></text:span><text:span text:style-name="T2">eijee</text:span><text:span text:style-name="T3">g</text:span><text:span text:style-name="T2">agi</text:span></text:p>
      <text:p text:style-name="P5"><text:span text:style-name="T1">blusa de frio<text:tab/></text:span><text:span text:style-name="T2">weta</text:span><text:span text:style-name="T3">g</text:span><text:span text:style-name="T2">ajo</text:span></text:p>
      <text:p text:style-name="P5"><text:span text:style-name="T1">blusa dele/dela<text:tab/></text:span><text:span text:style-name="T2">niweta</text:span><text:span text:style-name="T3">g</text:span><text:span text:style-name="T2">ajo</text:span></text:p>
      <text:p text:style-name="P5"><text:span text:style-name="T1">boca<text:tab/></text:span><text:span text:style-name="T2">ioladi</text:span></text:p>
      <text:p text:style-name="P5"><text:span text:style-name="T1">boca de sapo<text:tab/></text:span><text:span text:style-name="T2">yotedi</text:span></text:p>
      <text:p text:style-name="P5"><text:span text:style-name="T1">boca dele<text:tab/></text:span><text:span text:style-name="T2">nioladi</text:span></text:p>
      <text:p text:style-name="P5"><text:span text:style-name="T1">boca (nossa)<text:tab/></text:span><text:span text:style-name="T3">g</text:span><text:span text:style-name="T2">onioladi</text:span></text:p>
      <text:p text:style-name="P5"><text:span text:style-name="T1">bocado<text:tab/></text:span><text:span text:style-name="T2">laxiwa</text:span></text:p>
      <text:p text:style-name="P5"><text:span text:style-name="T1">bocejar<text:tab/></text:span><text:span text:style-name="T2">-ato</text:span></text:p>
      <text:p text:style-name="P5"><text:span text:style-name="T1">bochecha<text:tab/></text:span><text:span text:style-name="T2">najice</text:span></text:p>
      <text:p text:style-name="P5"><text:span text:style-name="T1">boi<text:tab/></text:span><text:span text:style-name="T3">g</text:span><text:span text:style-name="T2">odina</text:span><text:span text:style-name="T3">g</text:span><text:span text:style-name="T2">a</text:span></text:p>
      <text:p text:style-name="P5"><text:span text:style-name="T1">boi de carro<text:tab/></text:span><text:span text:style-name="T2">ewalaile</text:span></text:p>
      <text:p text:style-name="P5"/>
      <text:p text:style-name="P5">[Seite 180]</text:p>
      <text:p text:style-name="P5">[Spalte 1]</text:p>
      <text:p text:style-name="P5"/>
      <text:p text:style-name="P5"><text:span text:style-name="T1">boi dele<text:tab/></text:span><text:span text:style-name="T2">no</text:span><text:span text:style-name="T3">g</text:span><text:span text:style-name="T2">odina</text:span><text:span text:style-name="T3">g</text:span><text:span text:style-name="T2">a</text:span></text:p>
      <text:p text:style-name="P5"><text:span text:style-name="T1">boiar<text:tab/></text:span><text:span text:style-name="T2">-nabo(tigi)</text:span></text:p>
      <text:p text:style-name="P5"><text:span text:style-name="T1">bolicho (reg)<text:tab/></text:span><text:span text:style-name="T2">oojetekaxi</text:span></text:p>
      <text:p text:style-name="P5"><text:span text:style-name="T1">bolsa<text:tab/></text:span><text:span text:style-name="T2">niboco</text:span></text:p>
      <text:p text:style-name="P5"><text:span text:style-name="T1">bolsa de dinheiro<text:tab/></text:span><text:span text:style-name="T2">ninyeela</text:span><text:span text:style-name="T3">g</text:span><text:span text:style-name="T2">axi</text:span></text:p>
      <text:p text:style-name="P5"><text:span text:style-name="T1">bolso<text:tab/></text:span><text:span text:style-name="T2">layenigi</text:span></text:p>
      <text:p text:style-name="P5"><text:span text:style-name="T1">bolso de camisa<text:tab/></text:span><text:span text:style-name="T2">noeca</text:span><text:span text:style-name="T3">g</text:span><text:span text:style-name="T2">axi-layenigi</text:span></text:p>
      <text:p text:style-name="P5"><text:span text:style-name="T1">bom<text:tab/></text:span><text:span text:style-name="T2">libinienigi</text:span></text:p>
      <text:p text:style-name="P5"><text:tab/><text:span text:style-name="T2">ele</text:span></text:p>
      <text:p text:style-name="P5"><text:span text:style-name="T1">bom comportamento ou educação dele<text:tab/></text:span><text:span text:style-name="T2">liwaxinigi</text:span></text:p>
      <text:p text:style-name="P5"><text:span text:style-name="T1">bomba para tomar<text:tab/></text:span><text:span text:style-name="T2">napipena</text:span><text:span text:style-name="T3">g</text:span><text:span text:style-name="T2">ana</text:span><text:span text:style-name="T3">g</text:span><text:span text:style-name="T2">adi</text:span></text:p>
      <text:p text:style-name="P5"><text:span text:style-name="T1">bonito<text:tab/></text:span><text:span text:style-name="T2">libinienigi</text:span></text:p>
      <text:p text:style-name="P5"><text:span text:style-name="T1">borboleta<text:tab/></text:span><text:span text:style-name="T2">diokolo</text:span><text:span text:style-name="T3">g</text:span><text:span text:style-name="T2">olo</text:span><text:span text:style-name="T3">g</text:span><text:span text:style-name="T2">o</text:span></text:p>
      <text:p text:style-name="P5"><text:span text:style-name="T1">bordão<text:tab/></text:span><text:span text:style-name="T3">g</text:span><text:span text:style-name="T2">anebo</text:span></text:p>
      <text:p text:style-name="P5"><text:tab/><text:span text:style-name="T2">nebo</text:span></text:p>
      <text:p text:style-name="P5"><text:span text:style-name="T1">botar nome<text:tab/></text:span><text:span text:style-name="T2">-iko</text:span></text:p>
      <text:p text:style-name="P5"><text:span text:style-name="T1">botão<text:tab/></text:span><text:span text:style-name="T2">nodolo</text:span></text:p>
      <text:p text:style-name="P5"><text:span text:style-name="T1">botão de camisa<text:tab/></text:span><text:span text:style-name="T2">noeca</text:span><text:span text:style-name="T3">g</text:span><text:span text:style-name="T2">axi-nodolo</text:span></text:p>
      <text:p text:style-name="P5"><text:span text:style-name="T1">brabo<text:tab/></text:span><text:span text:style-name="T2">léla</text:span><text:span text:style-name="T3">g</text:span><text:span text:style-name="T2">a</text:span></text:p>
      <text:p text:style-name="P5"><text:tab/><text:span text:style-name="T2">loidenigi</text:span></text:p>
      <text:p text:style-name="P5"><text:span text:style-name="T1">branco<text:tab/></text:span><text:span text:style-name="T2">lapace</text:span><text:span text:style-name="T3">g</text:span><text:span text:style-name="T2">egi</text:span></text:p>
      <text:p text:style-name="P5"><text:tab/><text:span text:style-name="T2">yapaca</text:span><text:span text:style-name="T3">g</text:span><text:span text:style-name="T2">a</text:span></text:p>
      <text:p text:style-name="P5"><text:span text:style-name="T1">branqueador para roupas<text:tab/></text:span><text:span text:style-name="T2">lapaco</text:span><text:span text:style-name="T3">g</text:span><text:span text:style-name="T2">ogo</text:span></text:p>
      <text:p text:style-name="P5"><text:span text:style-name="T1">braço<text:tab/></text:span><text:span text:style-name="T2">laxixa</text:span><text:span text:style-name="T3">g</text:span><text:span text:style-name="T2">ani</text:span></text:p>
      <text:p text:style-name="P5"><text:span text:style-name="T1">brasa<text:tab/></text:span><text:span text:style-name="T2">go</text:span></text:p>
      <text:p text:style-name="P5"><text:span text:style-name="T1">brasa dele<text:tab/></text:span><text:span text:style-name="T2">ligo</text:span></text:p>
      <text:p text:style-name="P5"/>
      <text:p text:style-name="P5">[Seite 180]</text:p>
      <text:p text:style-name="P5">[Spalte 2]</text:p>
      <text:p text:style-name="P5"/>
      <text:p text:style-name="P5"><text:span text:style-name="T1">Brasil<text:tab/></text:span><text:span text:style-name="T2">epolotowe</text:span></text:p>
      <text:p text:style-name="P5"><text:span text:style-name="T1">brasileiro<text:tab/></text:span><text:span text:style-name="T2">epolotoweegi</text:span></text:p>
      <text:p text:style-name="P5"><text:span text:style-name="T1">briga<text:tab/></text:span><text:span text:style-name="T2">nidele</text:span><text:span text:style-name="T3">g</text:span><text:span text:style-name="T2">egi</text:span></text:p>
      <text:p text:style-name="P5"><text:soft-page-break/><text:span text:style-name="T1">brigador<text:tab/></text:span><text:span text:style-name="T2">nidele</text:span><text:span text:style-name="T3">g</text:span><text:span text:style-name="T2">ecajo</text:span></text:p>
      <text:p text:style-name="P5"><text:span text:style-name="T1">brigar<text:tab/></text:span><text:span text:style-name="T2">-idele</text:span></text:p>
      <text:p text:style-name="P5"><text:tab/><text:span text:style-name="T2">-iwitide</text:span></text:p>
      <text:p text:style-name="P5"><text:span text:style-name="T1">brigar por outro<text:tab/></text:span><text:span text:style-name="T2">-niena</text:span><text:span text:style-name="T3">g</text:span><text:span text:style-name="T2">ane</text:span><text:span text:style-name="T3">g</text:span><text:span text:style-name="T2">e</text:span></text:p>
      <text:p text:style-name="P5"><text:span text:style-name="T1">briguento<text:tab/></text:span><text:span text:style-name="T2">idele</text:span><text:span text:style-name="T3">g</text:span><text:span text:style-name="T2">egi</text:span></text:p>
      <text:p text:style-name="P5"><text:span text:style-name="T1">brilho<text:tab/></text:span><text:span text:style-name="T2">datale</text:span></text:p>
      <text:p text:style-name="P5"><text:span text:style-name="T1">brilho dele<text:tab/></text:span><text:span text:style-name="T2">latale</text:span><text:span text:style-name="T3">g</text:span><text:span text:style-name="T2">egi</text:span></text:p>
      <text:p text:style-name="P5"><text:span text:style-name="T1">brilhar<text:tab/></text:span><text:span text:style-name="T2">-atale</text:span></text:p>
      <text:p text:style-name="P5"><text:span text:style-name="T1">brilho<text:tab/></text:span><text:span text:style-name="T2">latala</text:span><text:span text:style-name="T3">g</text:span><text:span text:style-name="T2">a</text:span></text:p>
      <text:p text:style-name="P5"><text:span text:style-name="T1">brincadeira (nossa)<text:tab/></text:span><text:span text:style-name="T3">g</text:span><text:span text:style-name="T2">odalokegi</text:span></text:p>
      <text:p text:style-name="P5"><text:span text:style-name="T1">brincalhão<text:tab/></text:span><text:span text:style-name="T2">nalokicajo</text:span></text:p>
      <text:p text:style-name="P5"><text:span text:style-name="T1">brincar<text:tab/></text:span><text:span text:style-name="T2">-alo</text:span></text:p>
      <text:p text:style-name="P5"><text:span text:style-name="T1">brotar<text:tab/></text:span><text:span text:style-name="T2">-okolo</text:span><text:span text:style-name="T3">g</text:span><text:span text:style-name="T2">o</text:span></text:p>
      <text:p text:style-name="P5"><text:span text:style-name="T1">brotou, brotava<text:tab/></text:span><text:span text:style-name="T2">daamotiide</text:span></text:p>
      <text:p text:style-name="P5"><text:span text:style-name="T1">bugio<text:tab/></text:span><text:span text:style-name="T3">g</text:span><text:span text:style-name="T2">oxii</text:span><text:span text:style-name="T3">g</text:span><text:span text:style-name="T2">a</text:span></text:p>
      <text:p text:style-name="P5"><text:span text:style-name="T1">bunda<text:tab/></text:span><text:span text:style-name="T2">ewio</text:span></text:p>
      <text:p text:style-name="P5"><text:span text:style-name="T1">buraco<text:tab/></text:span><text:span text:style-name="T2">begi</text:span></text:p>
      <text:p text:style-name="P5"><text:tab/><text:span text:style-name="T2">lawima</text:span><text:span text:style-name="T3">g</text:span><text:span text:style-name="T2">ajegi</text:span></text:p>
      <text:p text:style-name="P5"><text:span text:style-name="T1">buraco dele<text:tab/></text:span><text:span text:style-name="T2">libegi</text:span></text:p>
      <text:p text:style-name="P5"><text:span text:style-name="T1">burro<text:tab/></text:span><text:span text:style-name="T2">emadica</text:span></text:p>
      <text:p text:style-name="P5"><text:span text:style-name="T1">burro dele<text:tab/></text:span><text:span text:style-name="T2">nemadica</text:span></text:p>
      <text:p text:style-name="P5"><text:span text:style-name="T1">buscar, ir buscar<text:tab/></text:span><text:span text:style-name="T2">-igo(ta)</text:span></text:p>
      <text:p text:style-name="P5"><text:span text:style-name="T1">buscar palha<text:tab/></text:span><text:span text:style-name="T2">-inamote</text:span></text:p>
      <text:p text:style-name="P5"/>
      <text:p text:style-name="P5">[Seite 180]</text:p>
      <text:p text:style-name="P5">[Spalte 1]</text:p>
      <text:p text:style-name="P5"/>
      <text:p text:style-name="P4">C - c</text:p>
      <text:p text:style-name="P5"/>
      <text:p text:style-name="P5"><text:span text:style-name="T1">cabaça<text:tab/></text:span><text:span text:style-name="T2">lotani</text:span></text:p>
      <text:p text:style-name="P5"><text:span text:style-name="T1">cabeça<text:tab/></text:span><text:span text:style-name="T2">-acilo</text:span></text:p>
      <text:p text:style-name="P5"><text:span text:style-name="T1">cabeça (sua)<text:tab/></text:span><text:span text:style-name="T3">g</text:span><text:span text:style-name="T2">adacilo</text:span></text:p>
      <text:p text:style-name="P5"><text:span text:style-name="T1">cabeça dele<text:tab/></text:span><text:span text:style-name="T2">lacilo</text:span></text:p>
      <text:p text:style-name="P5"><text:span text:style-name="T1">cabelo<text:tab/></text:span><text:span text:style-name="T2">-amodi</text:span></text:p>
      <text:p text:style-name="P5"><text:span text:style-name="T1">cabelo dele<text:tab/></text:span><text:span text:style-name="T2">lamodi</text:span></text:p>
      <text:p text:style-name="P5"><text:span text:style-name="T1">cabeça (nossa)<text:tab/></text:span><text:span text:style-name="T3">g</text:span><text:span text:style-name="T2">odacilo</text:span></text:p>
      <text:p text:style-name="P5"><text:span text:style-name="T1">cabeludo<text:tab/></text:span><text:span text:style-name="T2">amodixa</text:span><text:span text:style-name="T3">g</text:span><text:span text:style-name="T2">a</text:span></text:p>
      <text:p text:style-name="P5"><text:tab/><text:span text:style-name="T2">namodixa</text:span><text:span text:style-name="T3">g</text:span><text:span text:style-name="T2">a</text:span></text:p>
      <text:p text:style-name="P5"/>
      <text:p text:style-name="P5">[Seite 180]</text:p>
      <text:p text:style-name="P5">[Spalte 2]</text:p>
      <text:p text:style-name="P5"/>
      <text:p text:style-name="P5"><text:span text:style-name="T1">caber<text:tab/></text:span><text:span text:style-name="T2">-ali(ti)</text:span></text:p>
      <text:p text:style-name="P5"><text:tab/><text:span text:style-name="T2">-ibo(tineci)</text:span></text:p>
      <text:p text:style-name="P5"><text:span text:style-name="T1">cabrito<text:tab/></text:span><text:span text:style-name="T2">waxigida</text:span></text:p>
      <text:p text:style-name="P5"><text:span text:style-name="T1">caburé<text:tab/></text:span><text:span text:style-name="T2">etolitoli</text:span></text:p>
      <text:p text:style-name="P5"><text:span text:style-name="T1">caça (nossa)<text:tab/></text:span><text:span text:style-name="T3">g</text:span><text:span text:style-name="T2">odawikajegi</text:span></text:p>
      <text:p text:style-name="P5"><text:span text:style-name="T1">caçador<text:tab/></text:span><text:span text:style-name="T2">nawikicajo</text:span></text:p>
      <text:p text:style-name="P5"><text:span text:style-name="T1">caçar<text:tab/></text:span><text:span text:style-name="T2">-awi</text:span></text:p>
      <text:p text:style-name="P5"><text:span text:style-name="T1">caçar e matar<text:tab/></text:span><text:span text:style-name="T2">-akaloi</text:span></text:p>
      <text:p text:style-name="P5"><text:span text:style-name="T1">cacete<text:tab/></text:span><text:span text:style-name="T2">nebo</text:span></text:p>
      <text:p text:style-name="P5"/>
      <text:p text:style-name="P5"><text:soft-page-break/>[Seite 181]</text:p>
      <text:p text:style-name="P5">[Spalte 1]</text:p>
      <text:p text:style-name="P5"/>
      <text:p text:style-name="P5"><text:span text:style-name="T1">cacete (seu)<text:tab/></text:span><text:span text:style-name="T3">g</text:span><text:span text:style-name="T2">adalakena</text:span><text:span text:style-name="T3">g</text:span><text:span text:style-name="T2">ana</text:span><text:span text:style-name="T3">g</text:span><text:span text:style-name="T2">adi</text:span></text:p>
      <text:p text:style-name="P5"><text:tab/><text:span text:style-name="T3">g</text:span><text:span text:style-name="T2">anebo</text:span></text:p>
      <text:p text:style-name="P5"><text:span text:style-name="T1">cachoeira<text:tab/></text:span><text:span text:style-name="T2">laxo</text:span><text:span text:style-name="T3">g</text:span><text:span text:style-name="T2">oke</text:span><text:span text:style-name="T3">g</text:span><text:span text:style-name="T2">egi</text:span></text:p>
      <text:p text:style-name="P5"><text:span text:style-name="T1">cachorro<text:tab/></text:span><text:span text:style-name="T2">necenigo</text:span></text:p>
      <text:p text:style-name="P5"><text:span text:style-name="T1">cada um<text:tab/></text:span><text:span text:style-name="T2">onidatecibeci</text:span></text:p>
      <text:p text:style-name="P5"><text:tab/><text:span text:style-name="T2">oniditecibeci</text:span></text:p>
      <text:p text:style-name="P5"><text:tab/><text:span text:style-name="T2">oninatecibeci</text:span></text:p>
      <text:p text:style-name="P5"><text:tab/><text:span text:style-name="T2">oninitecibeci</text:span></text:p>
      <text:p text:style-name="P5"><text:span text:style-name="T1">cada uma<text:tab/></text:span><text:span text:style-name="T2">onadatecibeci</text:span></text:p>
      <text:p text:style-name="P5"><text:span text:style-name="T1">cada vez mais<text:tab/></text:span><text:span text:style-name="T2">epaana</text:span><text:span text:style-name="T3">g</text:span><text:span text:style-name="T2">a</text:span></text:p>
      <text:p text:style-name="P5"><text:tab/><text:span text:style-name="T2">idapa</text:span><text:span text:style-name="T3">g</text:span><text:span text:style-name="T2">a diiticogi</text:span></text:p>
      <text:p text:style-name="P5"><text:tab/><text:span text:style-name="T2">je</text:span><text:span text:style-name="T3">g</text:span><text:span text:style-name="T2">epaana</text:span><text:span text:style-name="T3">g</text:span><text:span text:style-name="T2">a</text:span></text:p>
      <text:p text:style-name="P5"><text:tab/><text:span text:style-name="T2">ji</text:span><text:span text:style-name="T3">g</text:span><text:span text:style-name="T2">idapa</text:span><text:span text:style-name="T3">g</text:span><text:span text:style-name="T2">a diiticogi</text:span></text:p>
      <text:p text:style-name="P5"><text:span text:style-name="T1">cadê?<text:tab/></text:span><text:span text:style-name="T2">agaa</text:span></text:p>
      <text:p text:style-name="P5"><text:tab/><text:span text:style-name="T2">igoata</text:span><text:span text:style-name="T3">g</text:span><text:span text:style-name="T2">a</text:span></text:p>
      <text:p text:style-name="P5"><text:span text:style-name="T1">cadeia<text:tab/></text:span><text:span text:style-name="T2">niwilo</text:span><text:span text:style-name="T3">g</text:span><text:span text:style-name="T2">ona</text:span><text:span text:style-name="T3">g</text:span><text:span text:style-name="T2">axi</text:span></text:p>
      <text:p text:style-name="P5"><text:span text:style-name="T1">café<text:tab/></text:span><text:span text:style-name="T2">gaape</text:span></text:p>
      <text:p text:style-name="P5"><text:span text:style-name="T1">cãibra<text:tab/></text:span><text:span text:style-name="T2">dinixigi</text:span></text:p>
      <text:p text:style-name="P5"><text:span text:style-name="T1">caindo<text:tab/></text:span><text:span text:style-name="T2">niwadeti</text:span></text:p>
      <text:p text:style-name="P5"><text:span text:style-name="T1">cainhar<text:tab/></text:span><text:span text:style-name="T2">-aciile</text:span></text:p>
      <text:p text:style-name="P5"><text:span text:style-name="T1">cair<text:tab/></text:span><text:span text:style-name="T2">-ani(ti)</text:span></text:p>
      <text:p text:style-name="P5"><text:tab/><text:span text:style-name="T2">-oji(tini)</text:span></text:p>
      <text:p text:style-name="P5"><text:span text:style-name="T1">cair em água<text:tab/></text:span><text:span text:style-name="T2">-axaboke(ti)</text:span></text:p>
      <text:p text:style-name="P5"><text:span text:style-name="T1">cair em coisa profunda<text:tab/></text:span><text:span text:style-name="T2">-amaje(ti)</text:span></text:p>
      <text:p text:style-name="P5"><text:span text:style-name="T1">caititu<text:tab/></text:span><text:span text:style-name="T3">g</text:span><text:span text:style-name="T2">ati</text:span><text:span text:style-name="T3">g</text:span><text:span text:style-name="T2">a</text:span></text:p>
      <text:p text:style-name="P5"><text:span text:style-name="T1">caixa<text:tab/></text:span><text:span text:style-name="T2">na</text:span><text:span text:style-name="T3">g</text:span><text:span text:style-name="T2">aa</text:span><text:span text:style-name="T3">g</text:span><text:span text:style-name="T2">axi</text:span></text:p>
      <text:p text:style-name="P5"><text:tab/><text:span text:style-name="T2">niwokoda</text:span><text:span text:style-name="T3">g</text:span><text:span text:style-name="T2">axi</text:span></text:p>
      <text:p text:style-name="P5"><text:tab/><text:span text:style-name="T2">nowooda</text:span><text:span text:style-name="T3">g</text:span><text:span text:style-name="T2">axi</text:span></text:p>
      <text:p text:style-name="P5"><text:span text:style-name="T1">caixa dele<text:tab/></text:span><text:span text:style-name="T2">la</text:span><text:span text:style-name="T3">g</text:span><text:span text:style-name="T2">aa</text:span><text:span text:style-name="T3">g</text:span><text:span text:style-name="T2">axi</text:span></text:p>
      <text:p text:style-name="P5"><text:tab/><text:span text:style-name="T2">lowooda</text:span><text:span text:style-name="T3">g</text:span><text:span text:style-name="T2">axi</text:span></text:p>
      <text:p text:style-name="P5"><text:span text:style-name="T1">calça<text:tab/></text:span><text:span text:style-name="T2">jiloola</text:span></text:p>
      <text:p text:style-name="P5"><text:span text:style-name="T1">calçada<text:tab/></text:span><text:span text:style-name="T3">g</text:span><text:span text:style-name="T2">odipoda</text:span><text:span text:style-name="T3">g</text:span><text:span text:style-name="T2">aladi</text:span></text:p>
      <text:p text:style-name="P5"><text:span text:style-name="T1">calar-se<text:tab/></text:span><text:span text:style-name="T2">-otoko</text:span></text:p>
      <text:p text:style-name="P5"><text:span text:style-name="T1">calças dele<text:tab/></text:span><text:span text:style-name="T2">nijiloola</text:span></text:p>
      <text:p text:style-name="P5"><text:span text:style-name="T1">caldo<text:tab/></text:span><text:span text:style-name="T2">diwagete</text:span></text:p>
      <text:p text:style-name="P5"><text:span text:style-name="T1">calmo<text:tab/></text:span><text:span text:style-name="T2">liditini</text:span></text:p>
      <text:p text:style-name="P5"><text:span text:style-name="T1">calção dele<text:tab/></text:span><text:span text:style-name="T2">li</text:span><text:span text:style-name="T3">g</text:span><text:span text:style-name="T2">ekenata</text:span></text:p>
      <text:p text:style-name="P5"><text:span text:style-name="T1">calor<text:tab/></text:span><text:span text:style-name="T2">lapica</text:span><text:span text:style-name="T3">g</text:span><text:span text:style-name="T2">a</text:span><text:span text:style-name="T3">g</text:span><text:span text:style-name="T2">a</text:span></text:p>
      <text:p text:style-name="P5"><text:tab/><text:span text:style-name="T2">nilá</text:span><text:span text:style-name="T3">g</text:span><text:span text:style-name="T2">a</text:span></text:p>
      <text:p text:style-name="P5"/>
      <text:p text:style-name="P5">[Seite 181]</text:p>
      <text:p text:style-name="P5">[Spalte 2]</text:p>
      <text:p text:style-name="P5"/>
      <text:p text:style-name="P5"><text:span text:style-name="T1">cama<text:tab/></text:span><text:span text:style-name="T2">-ipe</text:span></text:p>
      <text:p text:style-name="P5"><text:tab/><text:span text:style-name="T2">-medi</text:span></text:p>
      <text:p text:style-name="P5"><text:tab/><text:span text:style-name="T2">nipe</text:span></text:p>
      <text:p text:style-name="P5"><text:span text:style-name="T1">cama dele<text:tab/></text:span><text:span text:style-name="T2">lipe</text:span></text:p>
      <text:p text:style-name="P5"><text:tab/><text:span text:style-name="T2">limedi(ta)</text:span></text:p>
      <text:p text:style-name="P5"><text:span text:style-name="T1">camelo<text:tab/></text:span><text:span text:style-name="T2">gameelo</text:span></text:p>
      <text:p text:style-name="P5"><text:soft-page-break/><text:span text:style-name="T1">caminhar perto de<text:tab/></text:span><text:span text:style-name="T2">-noxiwigi</text:span></text:p>
      <text:p text:style-name="P5"><text:span text:style-name="T1">caminho<text:tab/></text:span><text:span text:style-name="T2">naigi</text:span></text:p>
      <text:p text:style-name="P5"><text:span text:style-name="T1">camisa<text:tab/></text:span><text:span text:style-name="T2">oeca</text:span><text:span text:style-name="T3">g</text:span><text:span text:style-name="T2">axi</text:span></text:p>
      <text:p text:style-name="P5"><text:span text:style-name="T1">camisa dele<text:tab/></text:span><text:span text:style-name="T2">noeca</text:span><text:span text:style-name="T3">g</text:span><text:span text:style-name="T2">axi</text:span></text:p>
      <text:p text:style-name="P5"><text:span text:style-name="T1">campear<text:tab/></text:span><text:span text:style-name="T2">-iona</text:span><text:span text:style-name="T3">g</text:span><text:span text:style-name="T2">a</text:span></text:p>
      <text:p text:style-name="P5"><text:span text:style-name="T1">Campina<text:tab/></text:span><text:span text:style-name="T2">Exoona</text:span><text:span text:style-name="T3">g</text:span><text:span text:style-name="T2">a</text:span></text:p>
      <text:p text:style-name="P5"><text:span text:style-name="T1">Campão<text:tab/></text:span><text:span text:style-name="T2">aticidi</text:span></text:p>
      <text:p text:style-name="P5"><text:span text:style-name="T1">campo<text:tab/></text:span><text:span text:style-name="T2">nipodigi</text:span></text:p>
      <text:p text:style-name="P5"><text:span text:style-name="T1">campo limpo<text:tab/></text:span><text:span text:style-name="T2">libiniadi</text:span></text:p>
      <text:p text:style-name="P5"><text:span text:style-name="T1">camuflar<text:tab/></text:span><text:span text:style-name="T2">-dinapaloa</text:span><text:span text:style-name="T3">g</text:span><text:span text:style-name="T2">atidi</text:span></text:p>
      <text:p text:style-name="P5"><text:span text:style-name="T1">cana-de-açucar<text:tab/></text:span><text:span text:style-name="T2">naanyogo</text:span></text:p>
      <text:p text:style-name="P5"><text:span text:style-name="T1">canção<text:tab/></text:span><text:span text:style-name="T2">enaagi</text:span></text:p>
      <text:p text:style-name="P5"><text:tab/><text:span text:style-name="T2">nanaagi</text:span></text:p>
      <text:p text:style-name="P5"><text:span text:style-name="T1">canção dele<text:tab/></text:span><text:span text:style-name="T2">elaagi</text:span></text:p>
      <text:p text:style-name="P5"><text:span text:style-name="T1">canções<text:tab/></text:span><text:span text:style-name="T2">enaco</text:span></text:p>
      <text:p text:style-name="P5"><text:span text:style-name="T1">canela da perna dele<text:tab/></text:span><text:span text:style-name="T2">liti</text:span></text:p>
      <text:p text:style-name="P5"><text:span text:style-name="T1">caneta<text:tab/></text:span><text:span text:style-name="T2">nidikona</text:span><text:span text:style-name="T3">g</text:span><text:span text:style-name="T2">adi</text:span></text:p>
      <text:p text:style-name="P5"><text:span text:style-name="T1">canoa<text:tab/></text:span><text:span text:style-name="T2">niwatece</text:span></text:p>
      <text:p text:style-name="P5"><text:span text:style-name="T1">canoa (sua)<text:tab/></text:span><text:span text:style-name="T3">g</text:span><text:span text:style-name="T2">awatece</text:span></text:p>
      <text:p text:style-name="P5"><text:span text:style-name="T1">canoa dele<text:tab/></text:span><text:span text:style-name="T2">liwatece</text:span></text:p>
      <text:p text:style-name="P5"><text:span text:style-name="T1">canoeiro<text:tab/></text:span><text:span text:style-name="T2">niwatecema</text:span><text:span text:style-name="T3">g</text:span><text:span text:style-name="T2">a</text:span></text:p>
      <text:p text:style-name="P5"><text:span text:style-name="T1">cansar<text:tab/></text:span><text:span text:style-name="T2">-inigaaxe</text:span></text:p>
      <text:p text:style-name="P5"><text:span text:style-name="T1">cantador<text:tab/></text:span><text:span text:style-name="T2">enacajo</text:span></text:p>
      <text:p text:style-name="P5"><text:span text:style-name="T1">cantadores<text:tab/></text:span><text:span text:style-name="T2">nigaana</text:span><text:span text:style-name="T3">g</text:span><text:span text:style-name="T2">anadi</text:span></text:p>
      <text:p text:style-name="P5"><text:span text:style-name="T1">cantar<text:tab/></text:span><text:span text:style-name="T2">-igaa</text:span></text:p>
      <text:p text:style-name="P5"><text:tab/><text:span text:style-name="T2">-igaana</text:span><text:span text:style-name="T3">g</text:span><text:span text:style-name="T2">a</text:span></text:p>
      <text:p text:style-name="P5"><text:span text:style-name="T1">cantar como galo<text:tab/></text:span><text:span text:style-name="T2">dinici</text:span></text:p>
      <text:p text:style-name="P5"><text:span text:style-name="T1">canto<text:tab/></text:span><text:span text:style-name="T2">naxogetio</text:span></text:p>
      <text:p text:style-name="P5"><text:span text:style-name="T1">canto de<text:tab/></text:span><text:span text:style-name="T2">lo</text:span><text:span text:style-name="T3">g</text:span><text:span text:style-name="T2">omoce</text:span></text:p>
      <text:p text:style-name="P5"><text:span text:style-name="T1">canto de travesseiro<text:tab/></text:span><text:span text:style-name="T2">lakaa</text:span><text:span text:style-name="T3">g</text:span><text:span text:style-name="T2">adi</text:span></text:p>
      <text:p text:style-name="P5"><text:span text:style-name="T1">capa<text:tab/></text:span><text:span text:style-name="T2">caapa</text:span></text:p>
      <text:p text:style-name="P5"><text:tab/><text:span text:style-name="T2">nicaapa</text:span></text:p>
      <text:p text:style-name="P5"><text:span text:style-name="T1">capa de frio<text:tab/></text:span><text:span text:style-name="T2">weta</text:span><text:span text:style-name="T3">g</text:span><text:span text:style-name="T2">ajo</text:span></text:p>
      <text:p text:style-name="P5"><text:span text:style-name="T1">capa de frio dele<text:tab/></text:span><text:span text:style-name="T2">niweta</text:span><text:span text:style-name="T3">g</text:span><text:span text:style-name="T2">ajo</text:span></text:p>
      <text:p text:style-name="P5"><text:span text:style-name="T1">capacidade<text:tab/></text:span><text:span text:style-name="T2">niitigi</text:span></text:p>
      <text:p text:style-name="P5"/>
      <text:p text:style-name="P5">[Seite 182]</text:p>
      <text:p text:style-name="P5">[Spalte 1]</text:p>
      <text:p text:style-name="P5"/>
      <text:p text:style-name="P5"><text:span text:style-name="T1">capataz<text:tab/></text:span><text:span text:style-name="T2">gapateegi</text:span></text:p>
      <text:p text:style-name="P5"><text:span text:style-name="T1">capim<text:tab/></text:span><text:span text:style-name="T2">jipocoda</text:span><text:span text:style-name="T3">g</text:span><text:span text:style-name="T2">a</text:span></text:p>
      <text:p text:style-name="P5"><text:tab/><text:span text:style-name="T2">nadegogo</text:span></text:p>
      <text:p text:style-name="P5"><text:span text:style-name="T1">capitão (nosso)<text:tab/></text:span><text:span text:style-name="T3">g</text:span><text:span text:style-name="T2">oninionigi</text:span></text:p>
      <text:p text:style-name="P5"><text:span text:style-name="T1">cara feia, aborrecida<text:tab/></text:span><text:span text:style-name="T2">dabotibece</text:span></text:p>
      <text:p text:style-name="P5"><text:span text:style-name="T1">carandazal<text:tab/></text:span><text:span text:style-name="T2">laxoale</text:span></text:p>
      <text:p text:style-name="P5"><text:span text:style-name="T1">caranguejo<text:tab/></text:span><text:span text:style-name="T2">bedeco</text:span><text:span text:style-name="T3">g</text:span><text:span text:style-name="T2">o</text:span></text:p>
      <text:p text:style-name="P5"><text:span text:style-name="T1">caraterística dele<text:tab/></text:span><text:span text:style-name="T2">loanigi</text:span></text:p>
      <text:p text:style-name="P5"><text:span text:style-name="T1">carne<text:tab/></text:span><text:span text:style-name="T2">libole</text:span></text:p>
      <text:p text:style-name="P5"><text:span text:style-name="T1">carne de caça de<text:tab/></text:span><text:span text:style-name="T2">-awikajegi</text:span></text:p>
      <text:p text:style-name="P5"><text:span text:style-name="T1">carnear<text:tab/></text:span><text:span text:style-name="T2">-emakataka</text:span></text:p>
      <text:p text:style-name="P5"><text:span text:style-name="T1">carneiro<text:tab/></text:span><text:span text:style-name="T2">waxacoco</text:span></text:p>
      <text:p text:style-name="P5"><text:span text:style-name="T1">carneiro dele<text:tab/></text:span><text:span text:style-name="T2">niwaxacoco</text:span></text:p>
      <text:p text:style-name="P5"><text:soft-page-break/><text:span text:style-name="T1">carpinteiro<text:tab/></text:span><text:span text:style-name="T2">gapinteelegi</text:span></text:p>
      <text:p text:style-name="P5"><text:span text:style-name="T1">carrapato<text:tab/></text:span><text:span text:style-name="T2">wedele</text:span></text:p>
      <text:p text:style-name="P5"><text:span text:style-name="T1">carrapicho<text:tab/></text:span><text:span text:style-name="T2">ipela</text:span><text:span text:style-name="T3">g</text:span><text:span text:style-name="T2">a</text:span></text:p>
      <text:p text:style-name="P5"><text:span text:style-name="T1">carregar<text:tab/></text:span><text:span text:style-name="T2">-oya</text:span><text:span text:style-name="T3">g</text:span><text:span text:style-name="T2">adi</text:span></text:p>
      <text:p text:style-name="P5"><text:tab/><text:span text:style-name="T2">-oya</text:span><text:span text:style-name="T3">g</text:span><text:span text:style-name="T2">aka</text:span></text:p>
      <text:p text:style-name="P5"><text:span text:style-name="T1">carreta<text:tab/></text:span><text:span text:style-name="T2">nagaagena</text:span></text:p>
      <text:p text:style-name="P5"><text:span text:style-name="T1">carreta (minha)<text:tab/></text:span><text:span text:style-name="T2">yagaagena</text:span></text:p>
      <text:p text:style-name="P5"><text:span text:style-name="T1">carro<text:tab/></text:span><text:span text:style-name="T2">domojia</text:span></text:p>
      <text:p text:style-name="P5"><text:span text:style-name="T1">carta<text:tab/></text:span><text:span text:style-name="T2">nidie</text:span></text:p>
      <text:p text:style-name="P5"><text:tab/><text:span text:style-name="T2">niwakate</text:span></text:p>
      <text:p text:style-name="P5"><text:tab/><text:span text:style-name="T2">nota</text:span><text:span text:style-name="T3">g</text:span><text:span text:style-name="T2">ana</text:span><text:span text:style-name="T3">g</text:span><text:span text:style-name="T2">axi</text:span></text:p>
      <text:p text:style-name="P5"><text:span text:style-name="T1">carta dele<text:tab/></text:span><text:span text:style-name="T2">lidietibige</text:span></text:p>
      <text:p text:style-name="P5"><text:tab/><text:span text:style-name="T2">liwakate</text:span></text:p>
      <text:p text:style-name="P5"><text:tab/><text:span text:style-name="T2">lota</text:span><text:span text:style-name="T3">g</text:span><text:span text:style-name="T2">ana</text:span><text:span text:style-name="T3">g</text:span><text:span text:style-name="T2">axi</text:span></text:p>
      <text:p text:style-name="P5"><text:span text:style-name="T1">casa<text:tab/></text:span><text:span text:style-name="T2">diimigi</text:span></text:p>
      <text:p text:style-name="P5"><text:tab/><text:span text:style-name="T2">-i</text:span><text:span text:style-name="T3">g</text:span><text:span text:style-name="T2">eladi</text:span></text:p>
      <text:p text:style-name="P5"><text:span text:style-name="T1">casa de cupim<text:tab/></text:span><text:span text:style-name="T2">apilalo</text:span></text:p>
      <text:p text:style-name="P5"><text:span text:style-name="T1">casa de julgamento<text:tab/></text:span><text:span text:style-name="T3">g</text:span><text:span text:style-name="T2">onigekaxi</text:span></text:p>
      <text:p text:style-name="P5"><text:span text:style-name="T1">casa dele<text:tab/></text:span><text:span text:style-name="T2">li</text:span><text:span text:style-name="T3">g</text:span><text:span text:style-name="T2">eladi</text:span></text:p>
      <text:p text:style-name="P5"><text:span text:style-name="T1">casaco dele<text:tab/></text:span><text:span text:style-name="T2">nibalito</text:span></text:p>
      <text:p text:style-name="P5"><text:span text:style-name="T1">casado<text:tab/></text:span><text:span text:style-name="T2">wadona</text:span><text:span text:style-name="T3">g</text:span><text:span text:style-name="T2">a</text:span></text:p>
      <text:p text:style-name="P5"><text:span text:style-name="T1">casamento<text:tab/></text:span><text:span text:style-name="T2">-adone</text:span><text:span text:style-name="T3">g</text:span><text:span text:style-name="T2">egi</text:span></text:p>
      <text:p text:style-name="P5"><text:tab/><text:span text:style-name="T2">nadone</text:span><text:span text:style-name="T3">g</text:span><text:span text:style-name="T2">egi</text:span></text:p>
      <text:p text:style-name="P5"><text:span text:style-name="T1">casamento (nosso)<text:tab/></text:span><text:span text:style-name="T3">g</text:span><text:span text:style-name="T2">odadone</text:span><text:span text:style-name="T3">g</text:span><text:span text:style-name="T2">egi</text:span></text:p>
      <text:p text:style-name="P5"><text:span text:style-name="T1">casar-se<text:tab/></text:span><text:span text:style-name="T2">-ado</text:span></text:p>
      <text:p text:style-name="P5"><text:span text:style-name="T1">casca<text:tab/></text:span><text:span text:style-name="T2">nolaadogo</text:span></text:p>
      <text:p text:style-name="P5"><text:span text:style-name="T1">casca dele<text:tab/></text:span><text:span text:style-name="T2">lolaadogo</text:span></text:p>
      <text:p text:style-name="P5"><text:span text:style-name="T1">cascavel<text:tab/></text:span><text:span text:style-name="T2">adigidicena</text:span><text:span text:style-name="T3">g</text:span><text:span text:style-name="T2">ane</text:span><text:span text:style-name="T3">g</text:span><text:span text:style-name="T2">egi</text:span></text:p>
      <text:p text:style-name="P5"><text:span text:style-name="T1">castelo<text:tab/></text:span><text:span text:style-name="T2">oxigo</text:span></text:p>
      <text:p text:style-name="P5"/>
      <text:p text:style-name="P5">[Seite 182]</text:p>
      <text:p text:style-name="P5">[Spalte 2]</text:p>
      <text:p text:style-name="P5"/>
      <text:p text:style-name="P5"><text:span text:style-name="T1">castigar<text:tab/></text:span><text:span text:style-name="T2">-iloikatidi</text:span></text:p>
      <text:p text:style-name="P5"><text:span text:style-name="T1">castigo<text:tab/></text:span><text:span text:style-name="T2">elacidiigi</text:span></text:p>
      <text:p text:style-name="P5"><text:span text:style-name="T1">castigo (nosso)<text:tab/></text:span><text:span text:style-name="T3">g</text:span><text:span text:style-name="T2">odiloikatite</text:span><text:span text:style-name="T3">g</text:span><text:span text:style-name="T2">egi</text:span></text:p>
      <text:p text:style-name="P5"><text:span text:style-name="T1">castrar<text:tab/></text:span><text:span text:style-name="T2">-no</text:span><text:span text:style-name="T3">g</text:span><text:span text:style-name="T2">odinake</text:span></text:p>
      <text:p text:style-name="P5"><text:span text:style-name="T1">catar<text:tab/></text:span><text:span text:style-name="T2">-nioda</text:span></text:p>
      <text:p text:style-name="P5"><text:span text:style-name="T1">cativar<text:tab/></text:span><text:span text:style-name="T2">-axi</text:span></text:p>
      <text:p text:style-name="P5"><text:span text:style-name="T1">cavaleiro<text:tab/></text:span><text:span text:style-name="T2">apolica</text:span><text:span text:style-name="T3">g</text:span><text:span text:style-name="T2">ana</text:span><text:span text:style-name="T3">g</text:span><text:span text:style-name="T2">ademigi</text:span></text:p>
      <text:p text:style-name="P5"><text:span text:style-name="T1">cavalo<text:tab/></text:span><text:span text:style-name="T2">apolica</text:span><text:span text:style-name="T3">g</text:span><text:span text:style-name="T2">ana</text:span><text:span text:style-name="T3">g</text:span><text:span text:style-name="T2">a</text:span></text:p>
      <text:p text:style-name="P5"><text:span text:style-name="T1">cavalo macho de raça pura<text:tab/></text:span><text:span text:style-name="T2">mitiixiegi</text:span></text:p>
      <text:p text:style-name="P5"><text:span text:style-name="T1">cavar<text:tab/></text:span><text:span text:style-name="T2">-alica</text:span><text:span text:style-name="T3">g</text:span><text:span text:style-name="T2">a</text:span></text:p>
      <text:p text:style-name="P5"><text:tab/><text:span text:style-name="T2">-naligiti</text:span></text:p>
      <text:p text:style-name="P5"><text:tab/><text:span text:style-name="T2">-oxico</text:span><text:span text:style-name="T3">g</text:span><text:span text:style-name="T2">o</text:span></text:p>
      <text:p text:style-name="P5"><text:span text:style-name="T1">cavar algo<text:tab/></text:span><text:span text:style-name="T2">-naligi</text:span></text:p>
      <text:p text:style-name="P5"><text:span text:style-name="T1">caverna<text:tab/></text:span><text:span text:style-name="T2">weti</text:span><text:span text:style-name="T3">g</text:span><text:span text:style-name="T2">a-lawima</text:span><text:span text:style-name="T3">g</text:span><text:span text:style-name="T2">ajegi</text:span></text:p>
      <text:p text:style-name="P5"><text:span text:style-name="T1">cavoucador<text:tab/></text:span><text:span text:style-name="T2">noxico</text:span><text:span text:style-name="T3">g</text:span><text:span text:style-name="T2">o</text:span></text:p>
      <text:p text:style-name="P5"><text:span text:style-name="T1">cavoucar<text:tab/></text:span><text:span text:style-name="T2">-alica</text:span><text:span text:style-name="T3">g</text:span><text:span text:style-name="T2">a</text:span></text:p>
      <text:p text:style-name="P5"><text:span text:style-name="T1">cedro<text:tab/></text:span><text:span text:style-name="T2">taaboaigo</text:span></text:p>
      <text:p text:style-name="P5"><text:span text:style-name="T1">cegar<text:tab/></text:span><text:span text:style-name="T2">-ato</text:span><text:span text:style-name="T3">g</text:span><text:span text:style-name="T2">odi</text:span></text:p>
      <text:p text:style-name="P5"><text:span text:style-name="T1">cego<text:tab/></text:span><text:span text:style-name="T2">etoina</text:span><text:span text:style-name="T3">g</text:span><text:span text:style-name="T2">a</text:span></text:p>
      <text:p text:style-name="P5"><text:soft-page-break/><text:tab/><text:span text:style-name="T3">g</text:span><text:span text:style-name="T2">ola</text:span><text:span text:style-name="T3">g</text:span><text:span text:style-name="T2">a</text:span></text:p>
      <text:p text:style-name="P5"><text:span text:style-name="T1">cem<text:tab/></text:span><text:span text:style-name="T2">taalia</text:span></text:p>
      <text:p text:style-name="P5"><text:span text:style-name="T1">centelha<text:tab/></text:span><text:span text:style-name="T2">diotola</text:span><text:span text:style-name="T3">g</text:span><text:span text:style-name="T2">ade</text:span></text:p>
      <text:p text:style-name="P5"><text:span text:style-name="T1">cerâmica<text:tab/></text:span><text:span text:style-name="T2">enoda</text:span><text:span text:style-name="T3">g</text:span><text:span text:style-name="T2">agi</text:span></text:p>
      <text:p text:style-name="P5"><text:span text:style-name="T1">cerâmica (minha)<text:tab/></text:span><text:span text:style-name="T2">yanoda</text:span><text:span text:style-name="T3">g</text:span><text:span text:style-name="T2">agi</text:span></text:p>
      <text:p text:style-name="P5"><text:span text:style-name="T1">cerca dele<text:tab/></text:span><text:span text:style-name="T2">nibaloote</text:span></text:p>
      <text:p text:style-name="P5"><text:span text:style-name="T1">cercar<text:tab/></text:span><text:span text:style-name="T2">-niotaa</text:span></text:p>
      <text:p text:style-name="P5"><text:tab/><text:span text:style-name="T2">-oli(tege)</text:span></text:p>
      <text:p text:style-name="P5"><text:span text:style-name="T1">cerrar<text:tab/></text:span><text:span text:style-name="T2">-ociwigi</text:span></text:p>
      <text:p text:style-name="P5"><text:span text:style-name="T1">certo<text:tab/></text:span><text:span text:style-name="T2">ewi</text:span></text:p>
      <text:p text:style-name="P5"><text:tab/><text:span text:style-name="T2">i</text:span><text:span text:style-name="T3">g</text:span><text:span text:style-name="T2">ena</text:span><text:span text:style-name="T3">g</text:span><text:span text:style-name="T2">a</text:span></text:p>
      <text:p text:style-name="P5"><text:span text:style-name="T1">cervo<text:tab/></text:span><text:span text:style-name="T2">otica</text:span><text:span text:style-name="T3">g</text:span><text:span text:style-name="T2">anigo</text:span></text:p>
      <text:p text:style-name="P5"><text:span text:style-name="T1">cesto<text:tab/></text:span><text:span text:style-name="T2">etacani</text:span></text:p>
      <text:p text:style-name="P5"><text:span text:style-name="T1">céu<text:tab/></text:span><text:span text:style-name="T2">ditibigimedi</text:span></text:p>
      <text:p text:style-name="P5"><text:tab/><text:span text:style-name="T2">leegitibigimece</text:span></text:p>
      <text:p text:style-name="P5"><text:span text:style-name="T1">chama de fogo<text:tab/></text:span><text:span text:style-name="T3">g</text:span><text:span text:style-name="T2">alewa</text:span><text:span text:style-name="T3">g</text:span><text:span text:style-name="T2">a</text:span></text:p>
      <text:p text:style-name="P5"><text:span text:style-name="T1">Chama-côco<text:tab/></text:span><text:span text:style-name="T2">ninaki</text:span><text:span text:style-name="T3">g</text:span><text:span text:style-name="T2">ila</text:span></text:p>
      <text:p text:style-name="P5"><text:span text:style-name="T1">chamar<text:tab/></text:span><text:span text:style-name="T2">-nidi</text:span></text:p>
      <text:p text:style-name="P5"><text:span text:style-name="T1">chapéu<text:tab/></text:span><text:span text:style-name="T2">emakaladi</text:span></text:p>
      <text:p text:style-name="P5"><text:span text:style-name="T1">chapéu dele<text:tab/></text:span><text:span text:style-name="T2">lamakaladi</text:span></text:p>
      <text:p text:style-name="P5"><text:span text:style-name="T1">chave<text:tab/></text:span><text:span text:style-name="T2">nakabakena</text:span><text:span text:style-name="T3">g</text:span><text:span text:style-name="T2">ana</text:span><text:span text:style-name="T3">g</text:span><text:span text:style-name="T2">adi</text:span></text:p>
      <text:p text:style-name="P5"><text:span text:style-name="T1">chave dele<text:tab/></text:span><text:span text:style-name="T2">lakabakena</text:span><text:span text:style-name="T3">g</text:span><text:span text:style-name="T2">ana</text:span><text:span text:style-name="T3">g</text:span><text:span text:style-name="T2">adi</text:span></text:p>
      <text:p text:style-name="P5"/>
      <text:p text:style-name="P5">[Seite 183]</text:p>
      <text:p text:style-name="P5">[Spalte 1]</text:p>
      <text:p text:style-name="P5"/>
      <text:p text:style-name="P5"><text:span text:style-name="T1">chefe<text:tab/></text:span><text:span text:style-name="T2">-acilo</text:span></text:p>
      <text:p text:style-name="P5"><text:tab/><text:span text:style-name="T2">nowieno</text:span><text:span text:style-name="T3">g</text:span><text:span text:style-name="T2">odi</text:span></text:p>
      <text:p text:style-name="P5"><text:span text:style-name="T1">chefe (seu)<text:tab/></text:span><text:span text:style-name="T3">g</text:span><text:span text:style-name="T2">adacilo</text:span></text:p>
      <text:p text:style-name="P5"><text:span text:style-name="T1">chefe dele<text:tab/></text:span><text:span text:style-name="T2">lacilo</text:span></text:p>
      <text:p text:style-name="P5"><text:span text:style-name="T1">chefe (nosso)<text:tab/></text:span><text:span text:style-name="T3">g</text:span><text:span text:style-name="T2">odacilo</text:span></text:p>
      <text:p text:style-name="P5"><text:tab/><text:span text:style-name="T3">g</text:span><text:span text:style-name="T2">onowieno</text:span><text:span text:style-name="T3">g</text:span><text:span text:style-name="T2">odi</text:span></text:p>
      <text:p text:style-name="P5"><text:span text:style-name="T1">chefes<text:tab/></text:span><text:span text:style-name="T2">elioditiwaji</text:span></text:p>
      <text:p text:style-name="P5"><text:span text:style-name="T1">chegar<text:tab/></text:span><text:span text:style-name="T2">-ano</text:span></text:p>
      <text:p text:style-name="P5"><text:span text:style-name="T1">chegar até destino<text:tab/></text:span><text:span text:style-name="T2">-o(ta)</text:span></text:p>
      <text:p text:style-name="P5"><text:span text:style-name="T1">chegar junto<text:tab/></text:span><text:span text:style-name="T2">-ibo(tege)</text:span></text:p>
      <text:p text:style-name="P5"><text:span text:style-name="T1">chegar lá com algo<text:tab/></text:span><text:span text:style-name="T2">-oodi(ticogi)</text:span></text:p>
      <text:p text:style-name="P5"><text:span text:style-name="T1">cheia de água<text:tab/></text:span><text:span text:style-name="T2">aboo</text:span><text:span text:style-name="T3">g</text:span><text:span text:style-name="T2">otece</text:span></text:p>
      <text:p text:style-name="P5"><text:span text:style-name="T1">cheio<text:tab/></text:span><text:span text:style-name="T2">nolee</text:span></text:p>
      <text:p text:style-name="P5"><text:span text:style-name="T1">cheira mal<text:tab/></text:span><text:span text:style-name="T2">danice</text:span></text:p>
      <text:p text:style-name="P5"><text:span text:style-name="T1">cheirar de longe<text:tab/></text:span><text:span text:style-name="T2">-ixigi(tege)</text:span></text:p>
      <text:p text:style-name="P5"><text:span text:style-name="T1">cheirar perto<text:tab/></text:span><text:span text:style-name="T2">-ninice</text:span></text:p>
      <text:p text:style-name="P5"><text:span text:style-name="T1">cheiro dele<text:tab/></text:span><text:span text:style-name="T2">lanigi</text:span></text:p>
      <text:p text:style-name="P5"><text:span text:style-name="T1">cheiro dele\dela<text:tab/></text:span><text:span text:style-name="T2">lanice</text:span><text:span text:style-name="T3">g</text:span><text:span text:style-name="T2">egi</text:span></text:p>
      <text:p text:style-name="P5"><text:span text:style-name="T1">cheiro (nosso)<text:tab/></text:span><text:span text:style-name="T3">g</text:span><text:span text:style-name="T2">odanice</text:span><text:span text:style-name="T3">g</text:span><text:span text:style-name="T2">egi</text:span></text:p>
      <text:p text:style-name="P5"><text:span text:style-name="T1">chiar<text:tab/></text:span><text:span text:style-name="T2">-acigice</text:span></text:p>
      <text:p text:style-name="P5"><text:span text:style-name="T1">chicote<text:tab/></text:span><text:span text:style-name="T2">nalakena</text:span><text:span text:style-name="T3">g</text:span><text:span text:style-name="T2">ana</text:span><text:span text:style-name="T3">g</text:span><text:span text:style-name="T2">adi</text:span></text:p>
      <text:p text:style-name="P5"><text:span text:style-name="T1">chicote dele<text:tab/></text:span><text:span text:style-name="T2">lalakena</text:span><text:span text:style-name="T3">g</text:span><text:span text:style-name="T2">ana</text:span><text:span text:style-name="T3">g</text:span><text:span text:style-name="T2">adi</text:span></text:p>
      <text:p text:style-name="P5"><text:span text:style-name="T1">chifre<text:tab/></text:span><text:span text:style-name="T2">libiwe</text:span></text:p>
      <text:p text:style-name="P5"><text:span text:style-name="T1">chocalhar<text:tab/></text:span><text:span text:style-name="T2">-ajigijice</text:span></text:p>
      <text:p text:style-name="P5"><text:span text:style-name="T1">chorar<text:tab/></text:span><text:span text:style-name="T2">-acaage</text:span></text:p>
      <text:p text:style-name="P5"><text:tab/><text:span text:style-name="T2">-ninya</text:span></text:p>
      <text:p text:style-name="P5"><text:soft-page-break/><text:tab/><text:span text:style-name="T2">-noe</text:span></text:p>
      <text:p text:style-name="P5"><text:span text:style-name="T1">chupar<text:tab/></text:span><text:span text:style-name="T2">-apipe</text:span></text:p>
      <text:p text:style-name="P5"><text:tab/><text:span text:style-name="T2">-ilibi(tice)</text:span></text:p>
      <text:p text:style-name="P5"><text:span text:style-name="T1">churrasco<text:tab/></text:span><text:span text:style-name="T2">lawogegi</text:span></text:p>
      <text:p text:style-name="P5"><text:span text:style-name="T1">churrasco (meu)<text:tab/></text:span><text:span text:style-name="T2">ilawogegi</text:span></text:p>
      <text:p text:style-name="P5"><text:span text:style-name="T1">churrasco (nosso)<text:tab/></text:span><text:span text:style-name="T3">g</text:span><text:span text:style-name="T2">olawogegi</text:span></text:p>
      <text:p text:style-name="P5"><text:span text:style-name="T1">chuva<text:tab/></text:span><text:span text:style-name="T2">ebici</text:span></text:p>
      <text:p text:style-name="P5"><text:span text:style-name="T1">chuva de pedra<text:tab/></text:span><text:span text:style-name="T3">g</text:span><text:span text:style-name="T2">alati</text:span></text:p>
      <text:p text:style-name="P5"><text:span text:style-name="T1">cicatriz<text:tab/></text:span><text:span text:style-name="T2">nepita</text:span><text:span text:style-name="T3">g</text:span><text:span text:style-name="T2">ajetegi</text:span></text:p>
      <text:p text:style-name="P5"><text:span text:style-name="T1">cidade<text:tab/></text:span><text:span text:style-name="T2">nigota</text:span><text:span text:style-name="T3">g</text:span><text:span text:style-name="T2">a</text:span></text:p>
      <text:p text:style-name="P5"><text:span text:style-name="T1">cidadão<text:tab/></text:span><text:span text:style-name="T2">nigotakajegi</text:span></text:p>
      <text:p text:style-name="P5"><text:span text:style-name="T1">cigarra<text:tab/></text:span><text:span text:style-name="T2">wajee</text:span><text:span text:style-name="T3">g</text:span><text:span text:style-name="T2">o</text:span></text:p>
      <text:p text:style-name="P5"><text:span text:style-name="T1">cigarro<text:tab/></text:span><text:span text:style-name="T2">naloda</text:span><text:span text:style-name="T3">g</text:span><text:span text:style-name="T2">adi</text:span></text:p>
      <text:p text:style-name="P5"><text:span text:style-name="T1">cílio<text:tab/></text:span><text:span text:style-name="T2">daade</text:span></text:p>
      <text:p text:style-name="P5"><text:span text:style-name="T1">cinco<text:tab/></text:span><text:span text:style-name="T2">nigoteno </text:span><text:span text:style-name="T3">g</text:span><text:span text:style-name="T2">obaa</text:span><text:span text:style-name="T3">g</text:span><text:span text:style-name="T2">adi</text:span></text:p>
      <text:p text:style-name="P5"><text:span text:style-name="T1">cinqüenta<text:tab/></text:span><text:span text:style-name="T2">meya-taalia</text:span></text:p>
      <text:p text:style-name="P5"/>
      <text:p text:style-name="P5">[Seite 183]</text:p>
      <text:p text:style-name="P5">[Spalte 2]</text:p>
      <text:p text:style-name="P5"/>
      <text:p text:style-name="P5"><text:span text:style-name="T1">cinquenta<text:tab/></text:span><text:span text:style-name="T2">liwai</text:span></text:p>
      <text:p text:style-name="P5"><text:span text:style-name="T1">cinto<text:tab/></text:span><text:span text:style-name="T2">goena</text:span><text:span text:style-name="T3">g</text:span><text:span text:style-name="T2">adi</text:span></text:p>
      <text:p text:style-name="P5"><text:tab/><text:span text:style-name="T2">nigoena</text:span><text:span text:style-name="T3">g</text:span><text:span text:style-name="T2">adi</text:span></text:p>
      <text:p text:style-name="P5"><text:span text:style-name="T1">cintura<text:tab/></text:span><text:span text:style-name="T2">nijece</text:span></text:p>
      <text:p text:style-name="P5"><text:span text:style-name="T1">cinzas<text:tab/></text:span><text:span text:style-name="T2">lajima</text:span><text:span text:style-name="T3">g</text:span><text:span text:style-name="T2">a</text:span></text:p>
      <text:p text:style-name="P5"><text:span text:style-name="T1">Cipotá<text:tab/></text:span><text:span text:style-name="T2">alaxigo</text:span></text:p>
      <text:p text:style-name="P5"><text:span text:style-name="T1">ciscar<text:tab/></text:span><text:span text:style-name="T2">-abice</text:span></text:p>
      <text:p text:style-name="P5"><text:span text:style-name="T1">cisco<text:tab/></text:span><text:span text:style-name="T2">la</text:span><text:span text:style-name="T3">g</text:span><text:span text:style-name="T2">amica</text:span><text:span text:style-name="T3">g</text:span><text:span text:style-name="T2">ajegi</text:span></text:p>
      <text:p text:style-name="P5"><text:span text:style-name="T1">cisco (seu)<text:tab/></text:span><text:span text:style-name="T3">g</text:span><text:span text:style-name="T2">ada</text:span><text:span text:style-name="T3">g</text:span><text:span text:style-name="T2">amica</text:span><text:span text:style-name="T3">g</text:span><text:span text:style-name="T2">ajegi</text:span></text:p>
      <text:p text:style-name="P5"><text:span text:style-name="T1">ciúme<text:tab/></text:span><text:span text:style-name="T2">nelokojo</text:span><text:span text:style-name="T3">g</text:span><text:span text:style-name="T2">one</text:span><text:span text:style-name="T3">g</text:span><text:span text:style-name="T2">egi</text:span></text:p>
      <text:p text:style-name="P5"><text:span text:style-name="T1">ciúme dele<text:tab/></text:span><text:span text:style-name="T2">lelokojogo</text:span></text:p>
      <text:p text:style-name="P5"><text:span text:style-name="T1">civilizado<text:tab/></text:span><text:span text:style-name="T2">ecalailegi</text:span></text:p>
      <text:p text:style-name="P5"><text:tab/><text:span text:style-name="T2">epolotoweegi</text:span></text:p>
      <text:p text:style-name="P5"><text:tab/><text:span text:style-name="T2">iomi</text:span><text:span text:style-name="T3">g</text:span><text:span text:style-name="T2">igi</text:span></text:p>
      <text:p text:style-name="P5"><text:span text:style-name="T1">civilizado (nosso)<text:tab/></text:span><text:span text:style-name="T3">g</text:span><text:span text:style-name="T2">onecalailegi</text:span></text:p>
      <text:p text:style-name="P5"><text:span text:style-name="T1">clamar<text:tab/></text:span><text:span text:style-name="T2">-otigimade</text:span></text:p>
      <text:p text:style-name="P5"><text:span text:style-name="T1">clamar a<text:tab/></text:span><text:span text:style-name="T2">-ele(ta)</text:span></text:p>
      <text:p text:style-name="P5"><text:span text:style-name="T1">clara<text:tab/></text:span><text:span text:style-name="T2">datale</text:span></text:p>
      <text:p text:style-name="P5"><text:span text:style-name="T1">claramente<text:tab/></text:span><text:span text:style-name="T2">yelo</text:span><text:span text:style-name="T3">g</text:span><text:span text:style-name="T2">otace</text:span></text:p>
      <text:p text:style-name="P5"><text:span text:style-name="T1">claridade<text:tab/></text:span><text:span text:style-name="T2">natala</text:span><text:span text:style-name="T3">g</text:span><text:span text:style-name="T2">a</text:span></text:p>
      <text:p text:style-name="P5"><text:span text:style-name="T1">claro<text:tab/></text:span><text:span text:style-name="T2">geta</text:span><text:span text:style-name="T3">g</text:span><text:span text:style-name="T2">a</text:span></text:p>
      <text:p text:style-name="P5"><text:span text:style-name="T1">claro que ..., pois não<text:tab/></text:span><text:span text:style-name="T2">ameelinedi</text:span></text:p>
      <text:p text:style-name="P5"><text:span text:style-name="T1">clube<text:tab/></text:span><text:span text:style-name="T2">nalokaxi</text:span></text:p>
      <text:p text:style-name="P5"><text:span text:style-name="T1">coar<text:tab/></text:span><text:span text:style-name="T2">-aago</text:span></text:p>
      <text:p text:style-name="P5"><text:span text:style-name="T1">coçar<text:tab/></text:span><text:span text:style-name="T2">-nexegi</text:span></text:p>
      <text:p text:style-name="P5"><text:span text:style-name="T1">cobertura<text:tab/></text:span><text:span text:style-name="T2">liwa</text:span><text:span text:style-name="T3">g</text:span><text:span text:style-name="T2">alate</text:span></text:p>
      <text:p text:style-name="P5"><text:span text:style-name="T1">cobiça<text:tab/></text:span><text:span text:style-name="T2">-ocee</text:span><text:span text:style-name="T3">g</text:span><text:span text:style-name="T2">egi</text:span></text:p>
      <text:p text:style-name="P5"><text:span text:style-name="T1">cobiça dele<text:tab/></text:span><text:span text:style-name="T2">locee</text:span><text:span text:style-name="T3">g</text:span><text:span text:style-name="T2">egi</text:span></text:p>
      <text:p text:style-name="P5"><text:span text:style-name="T1">cobiçar<text:tab/></text:span><text:span text:style-name="T2">-oce</text:span></text:p>
      <text:p text:style-name="P5"><text:span text:style-name="T1">cobiçoso<text:tab/></text:span><text:span text:style-name="T2">anilece</text:span><text:span text:style-name="T3">g</text:span><text:span text:style-name="T2">egi</text:span></text:p>
      <text:p text:style-name="P5"><text:span text:style-name="T1">cobra<text:tab/></text:span><text:span text:style-name="T2">ii</text:span><text:span text:style-name="T3">g</text:span><text:span text:style-name="T2">ojegi</text:span></text:p>
      <text:p text:style-name="P5"><text:tab/><text:span text:style-name="T2">lakeedi</text:span></text:p>
      <text:p text:style-name="P5"><text:soft-page-break/><text:span text:style-name="T1">cobra verde<text:tab/></text:span><text:span text:style-name="T2">etilogo-niweeno</text:span><text:span text:style-name="T3">g</text:span><text:span text:style-name="T2">odi</text:span></text:p>
      <text:p text:style-name="P5"><text:span text:style-name="T1">cobrar<text:tab/></text:span><text:span text:style-name="T2">-ibanoo</text:span></text:p>
      <text:p text:style-name="P5"><text:span text:style-name="T1">cobrir<text:tab/></text:span><text:span text:style-name="T2">-apo</text:span><text:span text:style-name="T3">g</text:span><text:span text:style-name="T2">odi(ti)</text:span></text:p>
      <text:p text:style-name="P5"><text:span text:style-name="T1">cobrir-se<text:tab/></text:span><text:span text:style-name="T2">-dinapo</text:span><text:span text:style-name="T3">g</text:span><text:span text:style-name="T2">odi</text:span></text:p>
      <text:p text:style-name="P5"><text:span text:style-name="T1">cochichar<text:tab/></text:span><text:span text:style-name="T2">-oxa(ti)</text:span></text:p>
      <text:p text:style-name="P5"><text:span text:style-name="T1">coelho<text:tab/></text:span><text:span text:style-name="T2">etacima</text:span><text:span text:style-name="T3">g</text:span><text:span text:style-name="T2">adi</text:span></text:p>
      <text:p text:style-name="P5"><text:span text:style-name="T1">coincidir<text:tab/></text:span><text:span text:style-name="T2">-oke(tege)</text:span></text:p>
      <text:p text:style-name="P5"><text:span text:style-name="T1">coisa achada<text:tab/></text:span><text:span text:style-name="T2">niodagi</text:span></text:p>
      <text:p text:style-name="P5"><text:tab/><text:span text:style-name="T2">niwodagi</text:span></text:p>
      <text:p text:style-name="P5"><text:span text:style-name="T1">coisa achada de<text:tab/></text:span><text:span text:style-name="T2">-wodagi</text:span></text:p>
      <text:p text:style-name="P5"/>
      <text:p text:style-name="P5">[Seite 184]</text:p>
      <text:p text:style-name="P5">[Spalte 1]</text:p>
      <text:p text:style-name="P5"/>
      <text:p text:style-name="P5"><text:span text:style-name="T1">coisa achada que era perdida<text:tab/></text:span><text:span text:style-name="T2">liodagi</text:span></text:p>
      <text:p text:style-name="P5"><text:span text:style-name="T1">coisa amarga<text:tab/></text:span><text:span text:style-name="T2">bayodi</text:span></text:p>
      <text:p text:style-name="P5"><text:span text:style-name="T1">coisa assada no fogo<text:tab/></text:span><text:span text:style-name="T2">lojienigi</text:span></text:p>
      <text:p text:style-name="P5"><text:span text:style-name="T1">coisa boa esperada<text:tab/></text:span><text:span text:style-name="T2">na</text:span><text:span text:style-name="T3">g</text:span><text:span text:style-name="T2">ajegi</text:span></text:p>
      <text:p text:style-name="P5"><text:span text:style-name="T1">coisa cortada<text:tab/></text:span><text:span text:style-name="T2">nakacitagi</text:span></text:p>
      <text:p text:style-name="P5"><text:span text:style-name="T1">coisa de croché dela<text:tab/></text:span><text:span text:style-name="T2">libilagi</text:span></text:p>
      <text:p text:style-name="P5"><text:span text:style-name="T1">coisa deixada<text:tab/></text:span><text:span text:style-name="T2">lalatigi</text:span></text:p>
      <text:p text:style-name="P5"><text:span text:style-name="T1">coisa dele devolvida<text:tab/></text:span><text:span text:style-name="T2">lopila</text:span><text:span text:style-name="T3">g</text:span><text:span text:style-name="T2">atagi</text:span></text:p>
      <text:p text:style-name="P5"><text:span text:style-name="T1">coisa disputada<text:tab/></text:span><text:span text:style-name="T2">okolexe</text:span></text:p>
      <text:p text:style-name="P5"><text:span text:style-name="T1">coisa emprestada<text:tab/></text:span><text:span text:style-name="T2">ladiligi</text:span></text:p>
      <text:p text:style-name="P5"><text:span text:style-name="T1">coisa esquecida dele<text:tab/></text:span><text:span text:style-name="T2">lalatigi</text:span></text:p>
      <text:p text:style-name="P5"><text:span text:style-name="T1">coisa esquecida (nossa)<text:tab/></text:span><text:span text:style-name="T3">g</text:span><text:span text:style-name="T2">odalatigi</text:span></text:p>
      <text:p text:style-name="P5"><text:span text:style-name="T1">coisa esquecida por ele<text:tab/></text:span><text:span text:style-name="T2">li</text:span><text:span text:style-name="T3">g</text:span><text:span text:style-name="T2">iame</text:span><text:span text:style-name="T3">g</text:span><text:span text:style-name="T2">edi</text:span></text:p>
      <text:p text:style-name="P5"><text:span text:style-name="T1">coisa estranha (nossa)<text:tab/></text:span><text:span text:style-name="T3">g</text:span><text:span text:style-name="T2">olaligi</text:span></text:p>
      <text:p text:style-name="P5"><text:span text:style-name="T1">coisa forçada<text:tab/></text:span><text:span text:style-name="T2">noxico</text:span><text:span text:style-name="T3">g</text:span><text:span text:style-name="T2">ona</text:span><text:span text:style-name="T3">g</text:span><text:span text:style-name="T2">adi</text:span></text:p>
      <text:p text:style-name="P5"><text:span text:style-name="T1">coisa frita<text:tab/></text:span><text:span text:style-name="T2">etinotaxegi</text:span></text:p>
      <text:p text:style-name="P5"><text:span text:style-name="T1">coisa guardada<text:tab/></text:span><text:span text:style-name="T2">notetenatagi</text:span></text:p>
      <text:p text:style-name="P5"><text:span text:style-name="T1">coisa guardada para uma ocasião especial<text:tab/></text:span><text:span text:style-name="T2">nediaxegi</text:span></text:p>
      <text:p text:style-name="P5"><text:span text:style-name="T1">coisa guardado<text:tab/></text:span><text:span text:style-name="T2">beojegi</text:span></text:p>
      <text:p text:style-name="P5"><text:span text:style-name="T1">coisa jogada<text:tab/></text:span><text:span text:style-name="T3">g</text:span><text:span text:style-name="T2">odalatigi</text:span></text:p>
      <text:p text:style-name="P5"><text:span text:style-name="T1">coisa marcada<text:tab/></text:span><text:span text:style-name="T2">libikotana</text:span><text:span text:style-name="T3">g</text:span><text:span text:style-name="T2">ana</text:span><text:span text:style-name="T3">g</text:span><text:span text:style-name="T2">ate</text:span></text:p>
      <text:p text:style-name="P5"><text:span text:style-name="T1">coisa para bater<text:tab/></text:span><text:span text:style-name="T2">laxaco</text:span><text:span text:style-name="T3">g</text:span><text:span text:style-name="T2">ona</text:span><text:span text:style-name="T3">g</text:span><text:span text:style-name="T2">ate</text:span></text:p>
      <text:p text:style-name="P5"><text:span text:style-name="T1">coisa para cortar<text:tab/></text:span><text:span text:style-name="T2">nawalacena</text:span><text:span text:style-name="T3">g</text:span><text:span text:style-name="T2">ana</text:span><text:span text:style-name="T3">g</text:span><text:span text:style-name="T2">adi</text:span></text:p>
      <text:p text:style-name="P5"><text:span text:style-name="T1">coisa para fazer algo<text:tab/></text:span><text:span text:style-name="T2">lojoca</text:span><text:span text:style-name="T3">g</text:span><text:span text:style-name="T2">ana</text:span><text:span text:style-name="T3">g</text:span><text:span text:style-name="T2">adi</text:span></text:p>
      <text:p text:style-name="P5"><text:span text:style-name="T1">coisa para pegar peixe<text:tab/></text:span><text:span text:style-name="T2">lilicotagi</text:span></text:p>
      <text:p text:style-name="P5"><text:span text:style-name="T1">coisa para proteger peito<text:tab/></text:span><text:span text:style-name="T2">elipogo</text:span></text:p>
      <text:p text:style-name="P5"><text:span text:style-name="T1">coisa pegada pelas mãos<text:tab/></text:span><text:span text:style-name="T2">nibakajetegi</text:span></text:p>
      <text:p text:style-name="P5"><text:span text:style-name="T1">coisa podre<text:tab/></text:span><text:span text:style-name="T2">neladi</text:span></text:p>
      <text:p text:style-name="P5"><text:span text:style-name="T1">coisa que atrapalha<text:tab/></text:span><text:span text:style-name="T2">linala</text:span></text:p>
      <text:p text:style-name="P5"><text:span text:style-name="T1">coisa que coça ou raspa<text:tab/></text:span><text:span text:style-name="T2">nexegi</text:span></text:p>
      <text:p text:style-name="P5"><text:span text:style-name="T1">coisa que protege<text:tab/></text:span><text:span text:style-name="T2">loligojegi</text:span></text:p>
      <text:p text:style-name="P5"/>
      <text:p text:style-name="P5">[Seite 184]</text:p>
      <text:p text:style-name="P5">[Spalte 2]</text:p>
      <text:p text:style-name="P5"/>
      <text:p text:style-name="P5"><text:span text:style-name="T1">coisa que protege do sol ou chuva<text:tab/></text:span><text:span text:style-name="T2">loigajo</text:span></text:p>
      <text:p text:style-name="P5"><text:span text:style-name="T1">coisa que transborda<text:tab/></text:span><text:span text:style-name="T2">niolakati</text:span></text:p>
      <text:p text:style-name="P5"><text:span text:style-name="T1">coisa rápida, ligeira<text:tab/></text:span><text:span text:style-name="T2">lawee</text:span><text:span text:style-name="T3">g</text:span><text:span text:style-name="T2">enigi</text:span></text:p>
      <text:p text:style-name="P5"><text:soft-page-break/><text:span text:style-name="T1">coisa roubada<text:tab/></text:span><text:span text:style-name="T2">lolica</text:span><text:span text:style-name="T3">g</text:span><text:span text:style-name="T2">adi</text:span></text:p>
      <text:p text:style-name="P5"><text:tab/><text:span text:style-name="T2">nolica</text:span><text:span text:style-name="T3">g</text:span><text:span text:style-name="T2">adi</text:span></text:p>
      <text:p text:style-name="P5"><text:span text:style-name="T1">coisa secada<text:tab/></text:span><text:span text:style-name="T2">ladile</text:span><text:span text:style-name="T3">g</text:span><text:span text:style-name="T2">egi</text:span></text:p>
      <text:p text:style-name="P5"><text:span text:style-name="T1">coisa tirada para colocar em outro lugar<text:tab/></text:span><text:span text:style-name="T2">nexacajogo</text:span></text:p>
      <text:p text:style-name="P5"><text:span text:style-name="T1">coisa usada para feitiçaria<text:tab/></text:span><text:span text:style-name="T2">loxikona</text:span><text:span text:style-name="T3">g</text:span><text:span text:style-name="T2">adi</text:span></text:p>
      <text:p text:style-name="P5"><text:span text:style-name="T1">coisa usada para flecha<text:tab/></text:span><text:span text:style-name="T2">okota</text:span><text:span text:style-name="T3">g</text:span><text:span text:style-name="T2">a</text:span></text:p>
      <text:p text:style-name="P5"><text:span text:style-name="T1">coisas roubadas<text:tab/></text:span><text:span text:style-name="T2">-ibakajetegi</text:span></text:p>
      <text:p text:style-name="P5"><text:span text:style-name="T1">coitado!<text:tab/></text:span><text:span text:style-name="T2">nagoodi</text:span></text:p>
      <text:p text:style-name="P5"><text:span text:style-name="T1">colarinho de camisa<text:tab/></text:span><text:span text:style-name="T2">noeca</text:span><text:span text:style-name="T3">g</text:span><text:span text:style-name="T2">axi-lotoina</text:span><text:span text:style-name="T3">g</text:span><text:span text:style-name="T2">adi</text:span></text:p>
      <text:p text:style-name="P5"><text:span text:style-name="T1">colar em<text:tab/></text:span><text:span text:style-name="T2">-exoca</text:span><text:span text:style-name="T3">g</text:span><text:span text:style-name="T2">adi(teloco)</text:span></text:p>
      <text:p text:style-name="P5"><text:span text:style-name="T1">colher<text:tab/></text:span><text:span text:style-name="T2">laabi</text:span></text:p>
      <text:p text:style-name="P5"><text:tab/><text:span text:style-name="T2">-nioda</text:span></text:p>
      <text:p text:style-name="P5"><text:span text:style-name="T1">colidir<text:tab/></text:span><text:span text:style-name="T2">-atope</text:span></text:p>
      <text:p text:style-name="P5"><text:span text:style-name="T1">colocado na cama<text:tab/></text:span><text:span text:style-name="T2">eliite</text:span></text:p>
      <text:p text:style-name="P5"><text:span text:style-name="T1">colocar<text:tab/></text:span><text:span text:style-name="T2">-ixo(tio)</text:span></text:p>
      <text:p text:style-name="P5"><text:tab/><text:span text:style-name="T2">-oto(ti)</text:span></text:p>
      <text:p text:style-name="P5"><text:span text:style-name="T1">colocar em certo lugar ou sobre<text:tab/></text:span><text:span text:style-name="T2">-ipece</text:span></text:p>
      <text:p text:style-name="P5"><text:span text:style-name="T1">colocar em cima de algo<text:tab/></text:span><text:span text:style-name="T2">-exa</text:span><text:span text:style-name="T3">g</text:span><text:span text:style-name="T2">a(teloco)</text:span></text:p>
      <text:p text:style-name="P5"><text:span text:style-name="T1">colocar firme no chão<text:tab/></text:span><text:span text:style-name="T2">-dinojogo(ti)</text:span></text:p>
      <text:p text:style-name="P5"><text:span text:style-name="T1">colocar num lugar<text:tab/></text:span><text:span text:style-name="T2">(idi) -a(te)</text:span></text:p>
      <text:p text:style-name="P5"><text:span text:style-name="T1">colocar pó ou terra sobre<text:tab/></text:span><text:span text:style-name="T2">-ilojie(tigi)</text:span></text:p>
      <text:p text:style-name="P5"><text:span text:style-name="T1">colocar primeiro<text:tab/></text:span><text:span text:style-name="T2">-ajela</text:span></text:p>
      <text:p text:style-name="P5"><text:span text:style-name="T1">colocar sobre si<text:tab/></text:span><text:span text:style-name="T2">-dinipece(teloco)</text:span></text:p>
      <text:p text:style-name="P5"><text:span text:style-name="T1">colorir<text:tab/></text:span><text:span text:style-name="T2">-nadine</text:span><text:span text:style-name="T3">g</text:span><text:span text:style-name="T2">e</text:span></text:p>
      <text:p text:style-name="P5"><text:span text:style-name="T1">coluna<text:tab/></text:span><text:span text:style-name="T2">awoona</text:span><text:span text:style-name="T3">g</text:span><text:span text:style-name="T2">a</text:span></text:p>
      <text:p text:style-name="P5"><text:tab/><text:span text:style-name="T2">lawoona</text:span><text:span text:style-name="T3">g</text:span><text:span text:style-name="T2">a</text:span></text:p>
      <text:p text:style-name="P5"><text:span text:style-name="T1">com<text:tab/></text:span><text:span text:style-name="T2">aniaa</text:span></text:p>
      <text:p text:style-name="P5"><text:span text:style-name="T1">com força<text:tab/></text:span><text:span text:style-name="T2">yawice</text:span></text:p>
      <text:p text:style-name="P5"><text:span text:style-name="T1">com mais certeza<text:tab/></text:span><text:span text:style-name="T2">yenikama</text:span><text:span text:style-name="T3">g</text:span><text:span text:style-name="T2">a</text:span></text:p>
      <text:p text:style-name="P5"><text:span text:style-name="T1">com raiva<text:tab/></text:span><text:span text:style-name="T2">léla</text:span><text:span text:style-name="T3">g</text:span><text:span text:style-name="T2">a</text:span></text:p>
      <text:p text:style-name="P5"/>
      <text:p text:style-name="P5">[Seite 185]</text:p>
      <text:p text:style-name="P5">[Spalte 1]</text:p>
      <text:p text:style-name="P5"/>
      <text:p text:style-name="P5"><text:span text:style-name="T1">com susto<text:tab/></text:span><text:span text:style-name="T2">awele</text:span><text:span text:style-name="T3">g</text:span><text:span text:style-name="T2">egi</text:span></text:p>
      <text:p text:style-name="P5"><text:span text:style-name="T1">com você<text:tab/></text:span><text:span text:style-name="T2">makaamita</text:span><text:span text:style-name="T3">g</text:span><text:span text:style-name="T2">a</text:span></text:p>
      <text:p text:style-name="P5"><text:span text:style-name="T1">comadre (minha)<text:tab/></text:span><text:span text:style-name="T2">inigomaadile</text:span></text:p>
      <text:p text:style-name="P5"><text:span text:style-name="T1">combater<text:tab/></text:span><text:span text:style-name="T2">-idele</text:span></text:p>
      <text:p text:style-name="P5"><text:span text:style-name="T1">combinar bem com<text:tab/></text:span><text:span text:style-name="T2">-ite</text:span></text:p>
      <text:p text:style-name="P5"><text:span text:style-name="T1">combinar com alguém<text:tab/></text:span><text:span text:style-name="T2">-ila</text:span><text:span text:style-name="T3">g</text:span><text:span text:style-name="T2">a(tege)</text:span></text:p>
      <text:p text:style-name="P5"><text:span text:style-name="T1">combinar com alguém, algo<text:tab/></text:span><text:span text:style-name="T2">-dinilakide(tege)</text:span></text:p>
      <text:p text:style-name="P5"><text:span text:style-name="T1">come!<text:tab/></text:span><text:span text:style-name="T2">nee!</text:span></text:p>
      <text:p text:style-name="P5"><text:span text:style-name="T1">começar<text:tab/></text:span><text:span text:style-name="T2">-dinana(tibige)</text:span></text:p>
      <text:p text:style-name="P5"><text:tab/><text:span text:style-name="T2">-owicena</text:span><text:span text:style-name="T3">g</text:span><text:span text:style-name="T2">a</text:span></text:p>
      <text:p text:style-name="P5"><text:span text:style-name="T1">começar a<text:tab/></text:span><text:span text:style-name="T2">idaa (-a(tigi))</text:span></text:p>
      <text:p text:style-name="P5"><text:tab/><text:span text:style-name="T2">idi -a(te)</text:span></text:p>
      <text:p text:style-name="P5"><text:span text:style-name="T1">começar a ...<text:tab/></text:span><text:span text:style-name="T2">-a(te)</text:span></text:p>
      <text:p text:style-name="P5"><text:tab/><text:span text:style-name="T2">-dinojogo(ti)</text:span></text:p>
      <text:p text:style-name="P5"><text:span text:style-name="T1">comecei a ...<text:tab/></text:span><text:span text:style-name="T2">idaa</text:span><text:span text:style-name="T3">g</text:span><text:span text:style-name="T2">ejatigi</text:span></text:p>
      <text:p text:style-name="P5"><text:span text:style-name="T1">começou a<text:tab/></text:span><text:span text:style-name="T2">ji</text:span><text:span text:style-name="T3">g</text:span><text:span text:style-name="T2">idaa</text:span><text:span text:style-name="T3">g</text:span><text:span text:style-name="T2">eyatigi</text:span></text:p>
      <text:p text:style-name="P5"><text:span text:style-name="T1">comer<text:tab/></text:span><text:span text:style-name="T2">-eligo</text:span></text:p>
      <text:p text:style-name="P5"><text:tab/><text:span text:style-name="T2">-niodi</text:span></text:p>
      <text:p text:style-name="P5"><text:soft-page-break/><text:tab/><text:span text:style-name="T2">-no</text:span><text:span text:style-name="T3">g</text:span><text:span text:style-name="T2">oja</text:span></text:p>
      <text:p text:style-name="P5"><text:span text:style-name="T1">comer com<text:tab/></text:span><text:span text:style-name="T2">-giwa</text:span></text:p>
      <text:p text:style-name="P5"><text:span text:style-name="T1">comer como ave<text:tab/></text:span><text:span text:style-name="T2">-o</text:span><text:span text:style-name="T3">g</text:span><text:span text:style-name="T2">ojaka</text:span></text:p>
      <text:p text:style-name="P5"><text:span text:style-name="T1">comer tudo<text:tab/></text:span><text:span text:style-name="T2">-elio</text:span></text:p>
      <text:p text:style-name="P5"><text:span text:style-name="T1">comerciante<text:tab/></text:span><text:span text:style-name="T2">anoojetekegi</text:span></text:p>
      <text:p text:style-name="P5"><text:tab/><text:span text:style-name="T2">oojetekenigi</text:span></text:p>
      <text:p text:style-name="P5"><text:span text:style-name="T1">comerciante dele<text:tab/></text:span><text:span text:style-name="T2">noojetekenigi</text:span></text:p>
      <text:p text:style-name="P5"><text:span text:style-name="T1">comichar<text:tab/></text:span><text:span text:style-name="T2">-iwití</text:span></text:p>
      <text:p text:style-name="P5"><text:span text:style-name="T1">comida<text:tab/></text:span><text:span text:style-name="T3">g</text:span><text:span text:style-name="T2">aweenigi</text:span></text:p>
      <text:p text:style-name="P5"><text:tab/><text:span text:style-name="T2">niweenigi</text:span></text:p>
      <text:p text:style-name="P5"><text:span text:style-name="T1">comida cozida<text:tab/></text:span><text:span text:style-name="T2">looligi</text:span></text:p>
      <text:p text:style-name="P5"><text:span text:style-name="T1">comida de caça<text:tab/></text:span><text:span text:style-name="T2">nakaloigo</text:span></text:p>
      <text:p text:style-name="P5"><text:span text:style-name="T1">comida de onça<text:tab/></text:span><text:span text:style-name="T2">yakaloi</text:span></text:p>
      <text:p text:style-name="P5"><text:span text:style-name="T1">comida dele<text:tab/></text:span><text:span text:style-name="T2">lakaloigo</text:span></text:p>
      <text:p text:style-name="P5"><text:tab/><text:span text:style-name="T2">liboi</text:span></text:p>
      <text:p text:style-name="P5"><text:tab/><text:span text:style-name="T2">liweenigi</text:span></text:p>
      <text:p text:style-name="P5"><text:span text:style-name="T1">comida feita com tempero<text:tab/></text:span><text:span text:style-name="T2">nibiogo</text:span></text:p>
      <text:p text:style-name="P5"><text:span text:style-name="T1">comida guardada<text:tab/></text:span><text:span text:style-name="T2">-boi</text:span></text:p>
      <text:p text:style-name="P5"><text:span text:style-name="T1">comida (minha)<text:tab/></text:span><text:span text:style-name="T2">yooligi</text:span></text:p>
      <text:p text:style-name="P5"><text:span text:style-name="T1">comida (nossa)<text:tab/></text:span><text:span text:style-name="T3">g</text:span><text:span text:style-name="T2">oweenigi</text:span></text:p>
      <text:p text:style-name="P5"/>
      <text:p text:style-name="P5">[Seite 185]</text:p>
      <text:p text:style-name="P5">[Spalte 2]</text:p>
      <text:p text:style-name="P5"/>
      <text:p text:style-name="P5"><text:span text:style-name="T1">comida nossa feita com tempero<text:tab/></text:span><text:span text:style-name="T3">g</text:span><text:span text:style-name="T2">obiogo</text:span></text:p>
      <text:p text:style-name="P5"><text:span text:style-name="T1">comida (sua)<text:tab/></text:span><text:span text:style-name="T3">g</text:span><text:span text:style-name="T2">aboi</text:span></text:p>
      <text:p text:style-name="P5"><text:span text:style-name="T1">comida temperada<text:tab/></text:span><text:span text:style-name="T2">-biogo</text:span></text:p>
      <text:p text:style-name="P5"><text:span text:style-name="T1">comigo<text:tab/></text:span><text:span text:style-name="T2">meeta</text:span><text:span text:style-name="T3">g</text:span><text:span text:style-name="T2">a</text:span></text:p>
      <text:p text:style-name="P5"><text:span text:style-name="T1">como<text:tab/></text:span><text:span text:style-name="T2">diganee</text:span></text:p>
      <text:p text:style-name="P5"><text:tab/><text:span text:style-name="T2">digo</text:span></text:p>
      <text:p text:style-name="P5"><text:tab/><text:span text:style-name="T2">liciagi</text:span></text:p>
      <text:p text:style-name="P5"><text:tab/><text:span text:style-name="T2">micata</text:span><text:span text:style-name="T3">g</text:span><text:span text:style-name="T2">a</text:span></text:p>
      <text:p text:style-name="P5"><text:tab/><text:span text:style-name="T2">mijota</text:span><text:span text:style-name="T3">g</text:span><text:span text:style-name="T2">a</text:span></text:p>
      <text:p text:style-name="P5"><text:span text:style-name="T1">como?<text:tab/></text:span><text:span text:style-name="T2">igaa</text:span></text:p>
      <text:p text:style-name="P5"><text:tab/><text:span text:style-name="T2">igamalee</text:span><text:span text:style-name="T3">g</text:span><text:span text:style-name="T2">a</text:span><text:span text:style-name="T3">g</text:span><text:span text:style-name="T2">a</text:span></text:p>
      <text:p text:style-name="P5"><text:span text:style-name="T1">como ...?<text:tab/></text:span><text:span text:style-name="T2">igamodaa</text:span></text:p>
      <text:p text:style-name="P5"><text:span text:style-name="T1">como vai ser (ele)<text:tab/></text:span><text:span text:style-name="T2">icanodaa</text:span><text:span text:style-name="T3">g</text:span><text:span text:style-name="T2">ee(ta)</text:span></text:p>
      <text:p text:style-name="P5"><text:span text:style-name="T1">como é?<text:tab/></text:span><text:span text:style-name="T2">igamodaa</text:span><text:span text:style-name="T3">g</text:span><text:span text:style-name="T2">ee</text:span></text:p>
      <text:p text:style-name="P5"><text:span text:style-name="T1">como que é?<text:tab/></text:span><text:span text:style-name="T2">igamigodaa</text:span><text:span text:style-name="T3">g</text:span><text:span text:style-name="T2">ee</text:span></text:p>
      <text:p text:style-name="P5"><text:tab/><text:span text:style-name="T2">igamodaa</text:span><text:span text:style-name="T3">g</text:span><text:span text:style-name="T2">ee</text:span></text:p>
      <text:p text:style-name="P5"><text:span text:style-name="T1">como será?<text:tab/></text:span><text:span text:style-name="T2">igamigodaa</text:span><text:span text:style-name="T3">g</text:span><text:span text:style-name="T2">ee</text:span></text:p>
      <text:p text:style-name="P5"><text:span text:style-name="T1">como também ?<text:tab/></text:span><text:span text:style-name="T2">igama</text:span><text:span text:style-name="T3">g</text:span><text:span text:style-name="T2">a</text:span><text:span text:style-name="T3">g</text:span><text:span text:style-name="T2">odaa</text:span><text:span text:style-name="T3">g</text:span><text:span text:style-name="T2">eeta</text:span></text:p>
      <text:p text:style-name="P5"><text:span text:style-name="T1">como trata<text:tab/></text:span><text:span text:style-name="T2">anodigo</text:span></text:p>
      <text:p text:style-name="P5"><text:span text:style-name="T1">compadre (meu)<text:tab/></text:span><text:span text:style-name="T2">inigompaadile</text:span></text:p>
      <text:p text:style-name="P5"><text:span text:style-name="T1">companheiro<text:tab/></text:span><text:span text:style-name="T2">nokaa</text:span><text:span text:style-name="T3">g</text:span><text:span text:style-name="T2">edi</text:span></text:p>
      <text:p text:style-name="P5"><text:tab/><text:span text:style-name="T2">-okaa</text:span><text:span text:style-name="T3">g</text:span><text:span text:style-name="T2">edi</text:span></text:p>
      <text:p text:style-name="P5"><text:span text:style-name="T1">companheiro (meu)<text:tab/></text:span><text:span text:style-name="T2">yokaa</text:span><text:span text:style-name="T3">g</text:span><text:span text:style-name="T2">edi</text:span></text:p>
      <text:p text:style-name="P5"><text:span text:style-name="T1">companheiro de serviço<text:tab/></text:span><text:span text:style-name="T2">libakawa</text:span></text:p>
      <text:p text:style-name="P5"><text:span text:style-name="T1">companheiro de seu trabalho<text:tab/></text:span><text:span text:style-name="T3">g</text:span><text:span text:style-name="T2">abakawa</text:span></text:p>
      <text:p text:style-name="P5"><text:span text:style-name="T1">companheiro de viagem<text:tab/></text:span><text:span text:style-name="T2">nilaajono</text:span><text:span text:style-name="T3">g</text:span><text:span text:style-name="T2">odi</text:span></text:p>
      <text:p text:style-name="P5"><text:tab/><text:span text:style-name="T2">nixiga</text:span><text:span text:style-name="T3">g</text:span><text:span text:style-name="T2">awa</text:span></text:p>
      <text:p text:style-name="P5"><text:span text:style-name="T1">companheiro dele<text:tab/></text:span><text:span text:style-name="T2">lixiga</text:span><text:span text:style-name="T3">g</text:span><text:span text:style-name="T2">awa</text:span></text:p>
      <text:p text:style-name="P5"><text:soft-page-break/><text:tab/><text:span text:style-name="T2">lokaa</text:span><text:span text:style-name="T3">g</text:span><text:span text:style-name="T2">edi</text:span></text:p>
      <text:p text:style-name="P5"><text:span text:style-name="T1">companheiro (nosso)<text:tab/></text:span><text:span text:style-name="T3">g</text:span><text:span text:style-name="T2">odokaa</text:span><text:span text:style-name="T3">g</text:span><text:span text:style-name="T2">edi</text:span></text:p>
      <text:p text:style-name="P5"><text:span text:style-name="T1">companheiros da pesca<text:tab/></text:span><text:span text:style-name="T2">lomiiga</text:span><text:span text:style-name="T3">g</text:span><text:span text:style-name="T2">awa</text:span></text:p>
      <text:p text:style-name="P5"><text:span text:style-name="T1">compara com<text:tab/></text:span><text:span text:style-name="T2">liciaceekawa</text:span></text:p>
      <text:p text:style-name="P5"><text:span text:style-name="T1">comparar<text:tab/></text:span><text:span text:style-name="T2">-ibo</text:span><text:span text:style-name="T3">g</text:span><text:span text:style-name="T2">odi(tege)</text:span></text:p>
      <text:p text:style-name="P5"><text:tab/><text:span text:style-name="T2">-iciaceeke(tege)</text:span></text:p>
      <text:p text:style-name="P5"><text:span text:style-name="T1">completa ação do verbo<text:tab/></text:span><text:span text:style-name="T2">ja</text:span></text:p>
      <text:p text:style-name="P5"/>
      <text:p text:style-name="P5">[Seite 186]</text:p>
      <text:p text:style-name="P5">[Spalte 1]</text:p>
      <text:p text:style-name="P5"/>
      <text:p text:style-name="P5"><text:span text:style-name="T1">comportamento dele<text:tab/></text:span><text:span text:style-name="T2">anodaa</text:span><text:span text:style-name="T3">g</text:span><text:span text:style-name="T2">ee</text:span></text:p>
      <text:p text:style-name="P5"><text:span text:style-name="T1">comportar-se<text:tab/></text:span><text:span text:style-name="T2">-id-(e)</text:span></text:p>
      <text:p text:style-name="P5"><text:span text:style-name="T1">comportar-se bem<text:tab/></text:span><text:span text:style-name="T2">-diniwaxina</text:span><text:span text:style-name="T3">g</text:span><text:span text:style-name="T2">ana</text:span><text:span text:style-name="T3">g</text:span><text:span text:style-name="T2">atidi</text:span></text:p>
      <text:p text:style-name="P5"><text:span text:style-name="T1">compra<text:tab/></text:span><text:span text:style-name="T2">enaanigi</text:span></text:p>
      <text:p text:style-name="P5"><text:span text:style-name="T1">comprar<text:tab/></text:span><text:span text:style-name="T2">-inoojete</text:span></text:p>
      <text:p text:style-name="P5"><text:span text:style-name="T1">compra (nossa)<text:tab/></text:span><text:span text:style-name="T3">g</text:span><text:span text:style-name="T2">onoojedi</text:span></text:p>
      <text:p text:style-name="P5"><text:span text:style-name="T1">comprido<text:tab/></text:span><text:span text:style-name="T2">oca</text:span><text:span text:style-name="T3">g</text:span><text:span text:style-name="T2">ata</text:span><text:span text:style-name="T3">g</text:span><text:span text:style-name="T2">a</text:span></text:p>
      <text:p text:style-name="P5"><text:span text:style-name="T1">comprimento<text:tab/></text:span><text:span text:style-name="T2">loca</text:span><text:span text:style-name="T3">g</text:span><text:span text:style-name="T2">atiigi</text:span></text:p>
      <text:p text:style-name="P5"><text:span text:style-name="T1">comprimir<text:tab/></text:span><text:span text:style-name="T2">-iligice(tiwage)</text:span></text:p>
      <text:p text:style-name="P5"><text:span text:style-name="T1">comunicar<text:tab/></text:span><text:span text:style-name="T2">-ele</text:span><text:span text:style-name="T3">g</text:span><text:span text:style-name="T2">e(ta)</text:span></text:p>
      <text:p text:style-name="P5"><text:span text:style-name="T1">concha<text:tab/></text:span><text:span text:style-name="T2">etapini</text:span></text:p>
      <text:p text:style-name="P5"><text:tab/><text:span text:style-name="T2">goxaala</text:span></text:p>
      <text:p text:style-name="P5"><text:span text:style-name="T1">concordar com (ele)<text:tab/></text:span><text:span text:style-name="T2">-iwodi(tema)</text:span></text:p>
      <text:p text:style-name="P5"><text:span text:style-name="T1">concubina dele<text:tab/></text:span><text:span text:style-name="T2">lodawiwadi</text:span></text:p>
      <text:p text:style-name="P5"><text:span text:style-name="T1">confessar<text:tab/></text:span><text:span text:style-name="T2">-dinamati</text:span></text:p>
      <text:p text:style-name="P5"><text:tab/><text:span text:style-name="T2">-dinatemati</text:span></text:p>
      <text:p text:style-name="P5"><text:span text:style-name="T1">confiança<text:tab/></text:span><text:span text:style-name="T2">nakatonigi</text:span></text:p>
      <text:p text:style-name="P5"><text:span text:style-name="T1">confiança (sua)<text:tab/></text:span><text:span text:style-name="T3">g</text:span><text:span text:style-name="T2">atiwa</text:span><text:span text:style-name="T3">g</text:span><text:span text:style-name="T2">atakane</text:span><text:span text:style-name="T3">g</text:span><text:span text:style-name="T2">egi</text:span></text:p>
      <text:p text:style-name="P5"><text:span text:style-name="T1">confiança dele<text:tab/></text:span><text:span text:style-name="T2">eliwa</text:span><text:span text:style-name="T3">g</text:span><text:span text:style-name="T2">anatakane</text:span><text:span text:style-name="T3">g</text:span><text:span text:style-name="T2">egi</text:span></text:p>
      <text:p text:style-name="P5"><text:tab/><text:span text:style-name="T2">etiwa</text:span><text:span text:style-name="T3">g</text:span><text:span text:style-name="T2">atakane</text:span><text:span text:style-name="T3">g</text:span><text:span text:style-name="T2">egi</text:span></text:p>
      <text:p text:style-name="P5"><text:span text:style-name="T1">confiar<text:tab/></text:span><text:span text:style-name="T2">-nakato</text:span></text:p>
      <text:p text:style-name="P5"><text:span text:style-name="T1">confiar em<text:tab/></text:span><text:span text:style-name="T2">-a</text:span><text:span text:style-name="T3">g</text:span><text:span text:style-name="T2">a(ta)</text:span></text:p>
      <text:p text:style-name="P5"><text:tab/><text:span text:style-name="T2">-dina</text:span><text:span text:style-name="T3">g</text:span><text:span text:style-name="T2">akatidi(talo)</text:span></text:p>
      <text:p text:style-name="P5"><text:span text:style-name="T1">confiar em si<text:tab/></text:span><text:span text:style-name="T2">-dina</text:span><text:span text:style-name="T3">g</text:span><text:span text:style-name="T2">a</text:span></text:p>
      <text:p text:style-name="P5"><text:span text:style-name="T1">confortar<text:tab/></text:span><text:span text:style-name="T2">-oca</text:span><text:span text:style-name="T3">g</text:span><text:span text:style-name="T2">ane</text:span><text:span text:style-name="T3">g</text:span><text:span text:style-name="T2">e</text:span></text:p>
      <text:p text:style-name="P5"><text:span text:style-name="T1">confusão<text:tab/></text:span><text:span text:style-name="T2">nibeyaca</text:span><text:span text:style-name="T3">g</text:span><text:span text:style-name="T2">a</text:span></text:p>
      <text:p text:style-name="P5"><text:span text:style-name="T1">congregar<text:tab/></text:span><text:span text:style-name="T2">-ateco</text:span><text:span text:style-name="T3">g</text:span><text:span text:style-name="T2">o</text:span></text:p>
      <text:p text:style-name="P5"><text:tab/><text:span text:style-name="T2">-ateco</text:span><text:span text:style-name="T3">g</text:span><text:span text:style-name="T2">otee</text:span></text:p>
      <text:p text:style-name="P5"><text:span text:style-name="T1">conhecer<text:tab/></text:span><text:span text:style-name="T2">-owoo</text:span><text:span text:style-name="T3">g</text:span><text:span text:style-name="T2">odi</text:span></text:p>
      <text:p text:style-name="P5"><text:span text:style-name="T1">conhecido dele<text:tab/></text:span><text:span text:style-name="T2">lowoo</text:span><text:span text:style-name="T3">g</text:span><text:span text:style-name="T2">otagi</text:span></text:p>
      <text:p text:style-name="P5"><text:span text:style-name="T1">conhecido (meu)<text:tab/></text:span><text:span text:style-name="T2">yowoo</text:span><text:span text:style-name="T3">g</text:span><text:span text:style-name="T2">otagi</text:span></text:p>
      <text:p text:style-name="P5"><text:span text:style-name="T1">conhecimento<text:tab/></text:span><text:span text:style-name="T2">nixakedi</text:span></text:p>
      <text:p text:style-name="P5"><text:span text:style-name="T1">conhecimento dele<text:tab/></text:span><text:span text:style-name="T2">lixakedi</text:span></text:p>
      <text:p text:style-name="P5"><text:span text:style-name="T1">conosco<text:tab/></text:span><text:span text:style-name="T2">mokota</text:span><text:span text:style-name="T3">g</text:span><text:span text:style-name="T2">a</text:span></text:p>
      <text:p text:style-name="P5"><text:span text:style-name="T1">conseguir<text:tab/></text:span><text:span text:style-name="T2">-iwida</text:span></text:p>
      <text:p text:style-name="P5"><text:span text:style-name="T1">conselheiro<text:tab/></text:span><text:span text:style-name="T2">liloka</text:span><text:span text:style-name="T3">g</text:span><text:span text:style-name="T2">awa</text:span></text:p>
      <text:p text:style-name="P5"><text:span text:style-name="T1">conselho<text:tab/></text:span><text:span text:style-name="T2">niladeena</text:span><text:span text:style-name="T3">g</text:span><text:span text:style-name="T2">ane</text:span><text:span text:style-name="T3">g</text:span><text:span text:style-name="T2">egi</text:span></text:p>
      <text:p text:style-name="P5"><text:tab/><text:span text:style-name="T2">niladeene</text:span><text:span text:style-name="T3">g</text:span><text:span text:style-name="T2">egi</text:span></text:p>
      <text:p text:style-name="P5"><text:tab/><text:span text:style-name="T2">najoina</text:span><text:span text:style-name="T3">g</text:span><text:span text:style-name="T2">ane</text:span><text:span text:style-name="T3">g</text:span><text:span text:style-name="T2">egi</text:span></text:p>
      <text:p text:style-name="P5"><text:span text:style-name="T1">conselho dele<text:tab/></text:span><text:span text:style-name="T2">ladeena</text:span><text:span text:style-name="T3">g</text:span><text:span text:style-name="T2">ane</text:span><text:span text:style-name="T3">g</text:span><text:span text:style-name="T2">egi</text:span></text:p>
      <text:p text:style-name="P5"><text:tab/><text:span text:style-name="T2">lajoina</text:span><text:span text:style-name="T3">g</text:span><text:span text:style-name="T2">ane</text:span><text:span text:style-name="T3">g</text:span><text:span text:style-name="T2">egi</text:span></text:p>
      <text:p text:style-name="P5"><text:soft-page-break/></text:p>
      <text:p text:style-name="P5">[Seite 186]</text:p>
      <text:p text:style-name="P5">[Spalte 2]</text:p>
      <text:p text:style-name="P5"/>
      <text:p text:style-name="P5"><text:span text:style-name="T1">consertar<text:tab/></text:span><text:span text:style-name="T2">-oe</text:span></text:p>
      <text:p text:style-name="P5"><text:span text:style-name="T1">considerar<text:tab/></text:span><text:span text:style-name="T2">id(-igo)</text:span></text:p>
      <text:p text:style-name="P5"><text:span text:style-name="T1">considerar como<text:tab/></text:span><text:span text:style-name="T2">-igo(ta)</text:span></text:p>
      <text:p text:style-name="P5"><text:span text:style-name="T1">consolar<text:tab/></text:span><text:span text:style-name="T2">-ni</text:span><text:span text:style-name="T3">g</text:span><text:span text:style-name="T2">iwa(tece)</text:span></text:p>
      <text:p text:style-name="P5"><text:span text:style-name="T1">construir<text:tab/></text:span><text:span text:style-name="T2">-dabite</text:span><text:span text:style-name="T3">g</text:span><text:span text:style-name="T2">e(ti)</text:span></text:p>
      <text:p text:style-name="P5"><text:tab/><text:span text:style-name="T2">-dinojogo(ti)</text:span></text:p>
      <text:p text:style-name="P5"><text:span text:style-name="T1">conta dele<text:tab/></text:span><text:span text:style-name="T2">naalewe</text:span></text:p>
      <text:p text:style-name="P5"><text:span text:style-name="T1">contador<text:tab/></text:span><text:span text:style-name="T2">atematikane</text:span><text:span text:style-name="T3">g</text:span><text:span text:style-name="T2">egi</text:span></text:p>
      <text:p text:style-name="P5"><text:span text:style-name="T1">contar<text:tab/></text:span><text:span text:style-name="T2">-atemati</text:span></text:p>
      <text:p text:style-name="P5"><text:tab/><text:span text:style-name="T2">-dinige</text:span></text:p>
      <text:p text:style-name="P5"><text:tab/><text:span text:style-name="T2">-ilakataka</text:span></text:p>
      <text:p text:style-name="P5"><text:tab/><text:span text:style-name="T2">-nila</text:span><text:span text:style-name="T3">g</text:span><text:span text:style-name="T2">adi</text:span></text:p>
      <text:p text:style-name="P5"><text:span text:style-name="T1">contar com<text:tab/></text:span><text:span text:style-name="T2">-a</text:span><text:span text:style-name="T3">g</text:span><text:span text:style-name="T2">a(ta)</text:span></text:p>
      <text:p text:style-name="P5"><text:span text:style-name="T1">contar histórias ou mensagem<text:tab/></text:span><text:span text:style-name="T2">-atematika</text:span></text:p>
      <text:p text:style-name="P5"><text:span text:style-name="T1">conteúdo<text:tab/></text:span><text:span text:style-name="T2">laxegi</text:span></text:p>
      <text:p text:style-name="P5"><text:span text:style-name="T1">continuar a<text:tab/></text:span><text:span text:style-name="T2">-ii(ticogi)</text:span></text:p>
      <text:p text:style-name="P5"><text:span text:style-name="T1">controlar<text:tab/></text:span><text:span text:style-name="T2">-ajaca</text:span><text:span text:style-name="T3">g</text:span><text:span text:style-name="T2">adi</text:span></text:p>
      <text:p text:style-name="P5"><text:tab/><text:span text:style-name="T2">-o</text:span><text:span text:style-name="T3">g</text:span><text:span text:style-name="T2">ee</text:span></text:p>
      <text:p text:style-name="P5"><text:span text:style-name="T1">controlar-se<text:tab/></text:span><text:span text:style-name="T2">-dinajaca</text:span><text:span text:style-name="T3">g</text:span><text:span text:style-name="T2">adi</text:span></text:p>
      <text:p text:style-name="P5"><text:tab/><text:span text:style-name="T2">-dino</text:span><text:span text:style-name="T3">g</text:span><text:span text:style-name="T2">ee</text:span></text:p>
      <text:p text:style-name="P5"><text:span text:style-name="T1">conversa<text:tab/></text:span><text:span text:style-name="T2">nota</text:span><text:span text:style-name="T3">g</text:span><text:span text:style-name="T2">ana</text:span><text:span text:style-name="T3">g</text:span><text:span text:style-name="T2">a</text:span></text:p>
      <text:p text:style-name="P5"><text:span text:style-name="T1">(o) convidado<text:tab/></text:span><text:span text:style-name="T2">nodenigi</text:span></text:p>
      <text:p text:style-name="P5"><text:span text:style-name="T1">convidado dele<text:tab/></text:span><text:span text:style-name="T2">lodenigi</text:span></text:p>
      <text:p text:style-name="P5"><text:span text:style-name="T1">convidador<text:tab/></text:span><text:span text:style-name="T2">dodena</text:span><text:span text:style-name="T3">g</text:span><text:span text:style-name="T2">a</text:span></text:p>
      <text:p text:style-name="P5"><text:span text:style-name="T1">convidando para<text:tab/></text:span><text:span text:style-name="T2">xeba</text:span></text:p>
      <text:p text:style-name="P5"><text:span text:style-name="T1">convidar<text:tab/></text:span><text:span text:style-name="T2">-node</text:span></text:p>
      <text:p text:style-name="P5"><text:span text:style-name="T1">convite<text:tab/></text:span><text:span text:style-name="T2">nodene</text:span><text:span text:style-name="T3">g</text:span><text:span text:style-name="T2">egi</text:span></text:p>
      <text:p text:style-name="P5"><text:span text:style-name="T1">cooperar<text:tab/></text:span><text:span text:style-name="T2">-axawanataka</text:span></text:p>
      <text:p text:style-name="P5"><text:span text:style-name="T1">copo<text:tab/></text:span><text:span text:style-name="T2">goopa</text:span></text:p>
      <text:p text:style-name="P5"><text:span text:style-name="T1">cor<text:tab/></text:span><text:span text:style-name="T2">lolaade</text:span><text:span text:style-name="T3">g</text:span><text:span text:style-name="T2">egi</text:span></text:p>
      <text:p text:style-name="P5"><text:span text:style-name="T1">cor de creme<text:tab/></text:span><text:span text:style-name="T2">lemo</text:span><text:span text:style-name="T3">g</text:span><text:span text:style-name="T2">ogo</text:span></text:p>
      <text:p text:style-name="P5"><text:span text:style-name="T1">cor de laranja<text:tab/></text:span><text:span text:style-name="T2">gololaado</text:span></text:p>
      <text:p text:style-name="P5"><text:span text:style-name="T1">coração<text:tab/></text:span><text:span text:style-name="T2">-aale</text:span><text:span text:style-name="T3">g</text:span><text:span text:style-name="T2">ena</text:span></text:p>
      <text:p text:style-name="P5"><text:span text:style-name="T1">coração dele<text:tab/></text:span><text:span text:style-name="T2">laale</text:span><text:span text:style-name="T3">g</text:span><text:span text:style-name="T2">ena</text:span></text:p>
      <text:p text:style-name="P5"><text:span text:style-name="T1">coração (meu)<text:tab/></text:span><text:span text:style-name="T2">yaale</text:span><text:span text:style-name="T3">g</text:span><text:span text:style-name="T2">ena</text:span></text:p>
      <text:p text:style-name="P5"><text:span text:style-name="T1">coração (seu)<text:tab/></text:span><text:span text:style-name="T3">g</text:span><text:span text:style-name="T2">adaale</text:span><text:span text:style-name="T3">g</text:span><text:span text:style-name="T2">ena</text:span></text:p>
      <text:p text:style-name="P5"><text:span text:style-name="T1">coragem<text:tab/></text:span><text:span text:style-name="T2">-aale</text:span><text:span text:style-name="T3">g</text:span><text:span text:style-name="T2">ena</text:span></text:p>
      <text:p text:style-name="P5"><text:span text:style-name="T1">coragem dele<text:tab/></text:span><text:span text:style-name="T2">laale</text:span><text:span text:style-name="T3">g</text:span><text:span text:style-name="T2">ena</text:span></text:p>
      <text:p text:style-name="P5"><text:span text:style-name="T1">coragem (minha)<text:tab/></text:span><text:span text:style-name="T2">yaale</text:span><text:span text:style-name="T3">g</text:span><text:span text:style-name="T2">ena</text:span></text:p>
      <text:p text:style-name="P5"><text:span text:style-name="T1">coragem (sua)<text:tab/></text:span><text:span text:style-name="T3">g</text:span><text:span text:style-name="T2">adaale</text:span><text:span text:style-name="T3">g</text:span><text:span text:style-name="T2">ena</text:span></text:p>
      <text:p text:style-name="P5"><text:span text:style-name="T1">coral<text:tab/></text:span><text:span text:style-name="T2">wajikaloli</text:span><text:span text:style-name="T3">g</text:span><text:span text:style-name="T2">ilagi</text:span></text:p>
      <text:p text:style-name="P5"/>
      <text:p text:style-name="P5">[Seite 187]</text:p>
      <text:p text:style-name="P5">[Spalte 1]</text:p>
      <text:p text:style-name="P5"/>
      <text:p text:style-name="P5"><text:span text:style-name="T1">corda<text:tab/></text:span><text:span text:style-name="T2">liwixedi</text:span></text:p>
      <text:p text:style-name="P5"><text:tab/><text:span text:style-name="T2">waca-lolaadi</text:span></text:p>
      <text:p text:style-name="P5"><text:span text:style-name="T1">cordão<text:tab/></text:span><text:span text:style-name="T2">nowoonigi</text:span></text:p>
      <text:p text:style-name="P5"><text:soft-page-break/><text:span text:style-name="T1">coriza<text:tab/></text:span><text:span text:style-name="T2">nigopiidi</text:span></text:p>
      <text:p text:style-name="P5"><text:span text:style-name="T1">coroa<text:tab/></text:span><text:span text:style-name="T2">-ale</text:span></text:p>
      <text:p text:style-name="P5"><text:tab/><text:span text:style-name="T2">nale</text:span></text:p>
      <text:p text:style-name="P5"><text:span text:style-name="T1">coroa dele<text:tab/></text:span><text:span text:style-name="T2">lale</text:span></text:p>
      <text:p text:style-name="P5"><text:span text:style-name="T1">coroa (minha)<text:tab/></text:span><text:span text:style-name="T2">yale</text:span></text:p>
      <text:p text:style-name="P5"><text:span text:style-name="T1">coronel<text:tab/></text:span><text:span text:style-name="T2">goloneegi</text:span></text:p>
      <text:p text:style-name="P5"><text:span text:style-name="T1">corpo dele<text:tab/></text:span><text:span text:style-name="T2">lolaadi</text:span></text:p>
      <text:p text:style-name="P5"><text:span text:style-name="T1">corpo (nosso)<text:tab/></text:span><text:span text:style-name="T3">g</text:span><text:span text:style-name="T2">odolaadi</text:span></text:p>
      <text:p text:style-name="P5"><text:span text:style-name="T1">corredor<text:tab/></text:span><text:span text:style-name="T2">nalokode</text:span><text:span text:style-name="T3">g</text:span><text:span text:style-name="T2">ecajo</text:span></text:p>
      <text:p text:style-name="P5"><text:span text:style-name="T1">córrego<text:tab/></text:span><text:span text:style-name="T2">natoa</text:span><text:span text:style-name="T3">g</text:span><text:span text:style-name="T2">a</text:span></text:p>
      <text:p text:style-name="P5"><text:span text:style-name="T1">córrego dele<text:tab/></text:span><text:span text:style-name="T2">latoa</text:span><text:span text:style-name="T3">g</text:span><text:span text:style-name="T2">egi</text:span></text:p>
      <text:p text:style-name="P5"><text:span text:style-name="T1">correia<text:tab/></text:span><text:span text:style-name="T2">leejedi</text:span></text:p>
      <text:p text:style-name="P5"><text:span text:style-name="T1">correia dele<text:tab/></text:span><text:span text:style-name="T2">nileejedi</text:span></text:p>
      <text:p text:style-name="P5"><text:span text:style-name="T1">corrente<text:tab/></text:span><text:span text:style-name="T2">leejedi</text:span></text:p>
      <text:p text:style-name="P5"><text:span text:style-name="T1">corrente (de aço)<text:tab/></text:span><text:span text:style-name="T2">galeena</text:span></text:p>
      <text:p text:style-name="P5"><text:span text:style-name="T1">corrente dele<text:tab/></text:span><text:span text:style-name="T2">nileejedi</text:span></text:p>
      <text:p text:style-name="P5"/>
      <text:p text:style-name="P5"><text:span text:style-name="T1">correr<text:tab/></text:span><text:span text:style-name="T2">-alokodi</text:span></text:p>
      <text:p text:style-name="P5"><text:tab/><text:span text:style-name="T2">-atoadi</text:span></text:p>
      <text:p text:style-name="P5"><text:tab/><text:span text:style-name="T2">-elodi</text:span></text:p>
      <text:p text:style-name="P5"><text:tab/><text:span text:style-name="T2">-inibaleece</text:span></text:p>
      <text:p text:style-name="P5"><text:span text:style-name="T1">correr atrás<text:tab/></text:span><text:span text:style-name="T2">-iate</text:span></text:p>
      <text:p text:style-name="P5"><text:span text:style-name="T1">correr junto com outro<text:tab/></text:span><text:span text:style-name="T2">-elote</text:span><text:span text:style-name="T3">g</text:span><text:span text:style-name="T2">e(ticogi)</text:span></text:p>
      <text:p text:style-name="P5"><text:span text:style-name="T1">correr para<text:tab/></text:span><text:span text:style-name="T2">-ele(ta)</text:span></text:p>
      <text:p text:style-name="P5"><text:span text:style-name="T1">correr para cima<text:tab/></text:span><text:span text:style-name="T2">-ele(tibigimece)</text:span></text:p>
      <text:p text:style-name="P5"><text:span text:style-name="T1">corrida<text:tab/></text:span><text:span text:style-name="T2">waleta</text:span><text:span text:style-name="T3">g</text:span><text:span text:style-name="T2">a</text:span></text:p>
      <text:p text:style-name="P5"><text:span text:style-name="T1">corrida de pessoas, animais<text:tab/></text:span><text:span text:style-name="T2">baleeca</text:span><text:span text:style-name="T3">g</text:span><text:span text:style-name="T2">a</text:span></text:p>
      <text:p text:style-name="P5"><text:span text:style-name="T1">cortador bom<text:tab/></text:span><text:span text:style-name="T2">nakacitakani</text:span><text:span text:style-name="T3">g</text:span><text:span text:style-name="T2">icajo</text:span></text:p>
      <text:p text:style-name="P5"><text:span text:style-name="T1">cortador de couro<text:tab/></text:span><text:span text:style-name="T2">nilikeno</text:span><text:span text:style-name="T3">g</text:span><text:span text:style-name="T2">odi</text:span></text:p>
      <text:p text:style-name="P5"><text:span text:style-name="T1">cortar<text:tab/></text:span><text:span text:style-name="T2">-akagidi</text:span></text:p>
      <text:p text:style-name="P5"><text:tab/><text:span text:style-name="T2">-noxotegi</text:span></text:p>
      <text:p text:style-name="P5"><text:span text:style-name="T1">cortar algo com faca<text:tab/></text:span><text:span text:style-name="T2">-iwiigi</text:span></text:p>
      <text:p text:style-name="P5"><text:span text:style-name="T1">cortar com espada<text:tab/></text:span><text:span text:style-name="T2">-akacitaka(ta)</text:span></text:p>
      <text:p text:style-name="P5"><text:span text:style-name="T1">cortar pano<text:tab/></text:span><text:span text:style-name="T2">-apeegi</text:span></text:p>
      <text:p text:style-name="P5"><text:span text:style-name="T1">cortar para separar<text:tab/></text:span><text:span text:style-name="T2">-apece</text:span></text:p>
      <text:p text:style-name="P5"><text:span text:style-name="T1">cortar pontos<text:tab/></text:span><text:span text:style-name="T2">-oxoteca</text:span><text:span text:style-name="T3">g</text:span><text:span text:style-name="T2">a</text:span></text:p>
      <text:p text:style-name="P5"><text:span text:style-name="T1">cortar-se<text:tab/></text:span><text:span text:style-name="T2">-diniwiigi</text:span></text:p>
      <text:p text:style-name="P5"/>
      <text:p text:style-name="P5">[Seite 187]</text:p>
      <text:p text:style-name="P5">[Spalte 2]</text:p>
      <text:p text:style-name="P5"/>
      <text:p text:style-name="P5"><text:span text:style-name="T1">cortina<text:tab/></text:span><text:span text:style-name="T2">epoacajo</text:span></text:p>
      <text:p text:style-name="P5"><text:span text:style-name="T1">coruja<text:tab/></text:span><text:span text:style-name="T3">g</text:span><text:span text:style-name="T2">onemeedi</text:span></text:p>
      <text:p text:style-name="P5"><text:span text:style-name="T1">corujão<text:tab/></text:span><text:span text:style-name="T2">jigití</text:span></text:p>
      <text:p text:style-name="P5"><text:span text:style-name="T1">corvo<text:tab/></text:span><text:span text:style-name="T2">exo</text:span><text:span text:style-name="T3">g</text:span><text:span text:style-name="T2">otani</text:span></text:p>
      <text:p text:style-name="P5"><text:span text:style-name="T1">costas<text:tab/></text:span><text:span text:style-name="T2">-elá</text:span><text:span text:style-name="T3">g</text:span><text:span text:style-name="T2">a</text:span></text:p>
      <text:p text:style-name="P5"><text:span text:style-name="T1">costas dele<text:tab/></text:span><text:span text:style-name="T2">lelá</text:span><text:span text:style-name="T3">g</text:span><text:span text:style-name="T2">a</text:span></text:p>
      <text:p text:style-name="P5"><text:tab/><text:span text:style-name="T2">lewagi</text:span></text:p>
      <text:p text:style-name="P5"><text:span text:style-name="T1">costela<text:tab/></text:span><text:span text:style-name="T2">naweegi</text:span></text:p>
      <text:p text:style-name="P5"><text:span text:style-name="T1">costela dele/dela<text:tab/></text:span><text:span text:style-name="T2">laweegi</text:span></text:p>
      <text:p text:style-name="P5"><text:span text:style-name="T1">costume<text:tab/></text:span><text:span text:style-name="T2">-gile</text:span><text:span text:style-name="T3">g</text:span><text:span text:style-name="T2">egi</text:span></text:p>
      <text:p text:style-name="P5"><text:tab/><text:span text:style-name="T2">nakatigi</text:span></text:p>
      <text:p text:style-name="P5"><text:soft-page-break/><text:span text:style-name="T1">costume dele<text:tab/></text:span><text:span text:style-name="T2">ligile</text:span><text:span text:style-name="T3">g</text:span><text:span text:style-name="T2">egi</text:span></text:p>
      <text:p text:style-name="P5"><text:tab/><text:span text:style-name="T2">liida</text:span><text:span text:style-name="T3">g</text:span><text:span text:style-name="T2">adi</text:span></text:p>
      <text:p text:style-name="P5"><text:tab/><text:span text:style-name="T2">lakatigi</text:span></text:p>
      <text:p text:style-name="P5"><text:span text:style-name="T1">costume (meu)<text:tab/></text:span><text:span text:style-name="T2">yakatigi</text:span></text:p>
      <text:p text:style-name="P5"><text:span text:style-name="T1">costurar<text:tab/></text:span><text:span text:style-name="T2">-igitiko</text:span></text:p>
      <text:p text:style-name="P5"><text:span text:style-name="T1">cotovelo dele<text:tab/></text:span><text:span text:style-name="T2">lo</text:span><text:span text:style-name="T3">g</text:span><text:span text:style-name="T2">omoce</text:span></text:p>
      <text:p text:style-name="P5"><text:span text:style-name="T1">couro<text:tab/></text:span><text:span text:style-name="T2">ewacogo</text:span></text:p>
      <text:p text:style-name="P5"><text:span text:style-name="T1">couro de vaca<text:tab/></text:span><text:span text:style-name="T2">libate</text:span></text:p>
      <text:p text:style-name="P5"><text:span text:style-name="T1">cova<text:tab/></text:span><text:span text:style-name="T2">na</text:span><text:span text:style-name="T3">g</text:span><text:span text:style-name="T2">ata</text:span><text:span text:style-name="T3">g</text:span><text:span text:style-name="T2">adi</text:span></text:p>
      <text:p text:style-name="P5"><text:span text:style-name="T1">coxa<text:tab/></text:span><text:span text:style-name="T2">-omakajo</text:span></text:p>
      <text:p text:style-name="P5"><text:span text:style-name="T1">coxa dele<text:tab/></text:span><text:span text:style-name="T2">loxobi</text:span></text:p>
      <text:p text:style-name="P5"><text:span text:style-name="T1">coxa dele/dela<text:tab/></text:span><text:span text:style-name="T2">lomakajo</text:span></text:p>
      <text:p text:style-name="P5"><text:span text:style-name="T1">coxa (parte em frente)<text:tab/></text:span><text:span text:style-name="T2">lawio</text:span></text:p>
      <text:p text:style-name="P5"><text:span text:style-name="T1">coxo<text:tab/></text:span><text:span text:style-name="T2">wayoda</text:span><text:span text:style-name="T3">g</text:span><text:span text:style-name="T2">a</text:span></text:p>
      <text:p text:style-name="P5"><text:span text:style-name="T1">cozinha<text:tab/></text:span><text:span text:style-name="T2">noola</text:span><text:span text:style-name="T3">g</text:span><text:span text:style-name="T2">ana</text:span><text:span text:style-name="T3">g</text:span><text:span text:style-name="T2">axi</text:span></text:p>
      <text:p text:style-name="P5"><text:span text:style-name="T1">cozinhar<text:tab/></text:span><text:span text:style-name="T2">-oola</text:span><text:span text:style-name="T3">g</text:span><text:span text:style-name="T2">a</text:span></text:p>
      <text:p text:style-name="P5"><text:span text:style-name="T1">cozinhar algo<text:tab/></text:span><text:span text:style-name="T2">-oola</text:span></text:p>
      <text:p text:style-name="P5"><text:span text:style-name="T1">cozinheira<text:tab/></text:span><text:span text:style-name="T2">noola</text:span><text:span text:style-name="T3">g</text:span><text:span text:style-name="T2">ana</text:span><text:span text:style-name="T3">g</text:span><text:span text:style-name="T2">alo</text:span></text:p>
      <text:p text:style-name="P5"><text:span text:style-name="T1">crão-crão (reg)<text:tab/></text:span><text:span text:style-name="T3">g</text:span><text:span text:style-name="T2">opokona</text:span><text:span text:style-name="T3">g</text:span><text:span text:style-name="T2">a</text:span></text:p>
      <text:p text:style-name="P5"><text:span text:style-name="T1">crença<text:tab/></text:span><text:span text:style-name="T2">-iwa</text:span><text:span text:style-name="T3">g</text:span><text:span text:style-name="T2">atakane</text:span><text:span text:style-name="T3">g</text:span><text:span text:style-name="T2">egi</text:span></text:p>
      <text:p text:style-name="P5"><text:span text:style-name="T1">crença de pessoa<text:tab/></text:span><text:span text:style-name="T2">niwexegi</text:span></text:p>
      <text:p text:style-name="P5"><text:span text:style-name="T1">crer<text:tab/></text:span><text:span text:style-name="T2">-iwa</text:span><text:span text:style-name="T3">g</text:span><text:span text:style-name="T2">ataka</text:span></text:p>
      <text:p text:style-name="P5"><text:span text:style-name="T1">crescer<text:tab/></text:span><text:span text:style-name="T2">-ili</text:span></text:p>
      <text:p text:style-name="P5"><text:span text:style-name="T1">criador<text:tab/></text:span><text:span text:style-name="T2">niliida</text:span><text:span text:style-name="T3">g</text:span><text:span text:style-name="T2">atagodi</text:span></text:p>
      <text:p text:style-name="P5"><text:tab/><text:span text:style-name="T2">noenatagodi</text:span></text:p>
      <text:p text:style-name="P5"><text:span text:style-name="T1">Criador (nosso) (Senhor Deus)<text:tab/></text:span><text:span text:style-name="T3">G</text:span><text:span text:style-name="T2">onoenatagodite</text:span></text:p>
      <text:p text:style-name="P5"><text:span text:style-name="T1">criança fraca<text:tab/></text:span><text:span text:style-name="T2">ligotí</text:span></text:p>
      <text:p text:style-name="P5"><text:span text:style-name="T1">criação<text:tab/></text:span><text:span text:style-name="T2">liida</text:span><text:span text:style-name="T3">g</text:span><text:span text:style-name="T2">atajegi</text:span></text:p>
      <text:p text:style-name="P5"><text:tab/><text:span text:style-name="T2">niliida</text:span><text:span text:style-name="T3">g</text:span><text:span text:style-name="T2">atajegi</text:span></text:p>
      <text:p text:style-name="P5"/>
      <text:p text:style-name="P5">[Seite 188]</text:p>
      <text:p text:style-name="P5">[Spalte 1]</text:p>
      <text:p text:style-name="P5"/>
      <text:p text:style-name="P5"><text:span text:style-name="T1">criação (nossa) de animais<text:tab/></text:span><text:span text:style-name="T3">g</text:span><text:span text:style-name="T2">oliida</text:span><text:span text:style-name="T3">g</text:span><text:span text:style-name="T2">atajegi</text:span></text:p>
      <text:p text:style-name="P5"><text:span text:style-name="T1">criar<text:tab/></text:span><text:span text:style-name="T2">-ao(te)</text:span></text:p>
      <text:p text:style-name="P5"><text:tab/><text:span text:style-name="T2">-iliida</text:span><text:span text:style-name="T3">g</text:span><text:span text:style-name="T2">adi</text:span></text:p>
      <text:p text:style-name="P5"><text:span text:style-name="T1">cruz<text:tab/></text:span><text:span text:style-name="T2">nicena</text:span><text:span text:style-name="T3">g</text:span><text:span text:style-name="T2">ana</text:span><text:span text:style-name="T3">g</text:span><text:span text:style-name="T2">ate</text:span></text:p>
      <text:p text:style-name="P5"><text:span text:style-name="T1">cruz dele<text:tab/></text:span><text:span text:style-name="T2">licena</text:span><text:span text:style-name="T3">g</text:span><text:span text:style-name="T2">ana</text:span><text:span text:style-name="T3">g</text:span><text:span text:style-name="T2">ate</text:span></text:p>
      <text:p text:style-name="P5"><text:span text:style-name="T1">cruzar<text:tab/></text:span><text:span text:style-name="T2">-ixoma</text:span><text:span text:style-name="T3">g</text:span><text:span text:style-name="T2">a(tijo)</text:span></text:p>
      <text:p text:style-name="P5"><text:span text:style-name="T1">cueca<text:tab/></text:span><text:span text:style-name="T2">-i</text:span><text:span text:style-name="T3">g</text:span><text:span text:style-name="T2">ekenata</text:span></text:p>
      <text:p text:style-name="P5"><text:span text:style-name="T1">cuidador<text:tab/></text:span><text:span text:style-name="T2">nowiene</text:span><text:span text:style-name="T3">g</text:span><text:span text:style-name="T2">egi</text:span></text:p>
      <text:p text:style-name="P5"><text:span text:style-name="T1">cuidar<text:tab/></text:span><text:span text:style-name="T2">-dowedi(teloco)</text:span></text:p>
      <text:p text:style-name="P5"><text:tab/><text:span text:style-name="T2">nowiena</text:span><text:span text:style-name="T3">g</text:span><text:span text:style-name="T2">a</text:span></text:p>
      <text:p text:style-name="P5"><text:span text:style-name="T1">cuidar de<text:tab/></text:span><text:span text:style-name="T2">-owie</text:span></text:p>
      <text:p text:style-name="P5"><text:span text:style-name="T1">cuidar de si<text:tab/></text:span><text:span text:style-name="T2">-dinotete</text:span></text:p>
      <text:p text:style-name="P5"><text:span text:style-name="T1">cuidar para si mesmo<text:tab/></text:span><text:span text:style-name="T2">-adi(teci)</text:span></text:p>
      <text:p text:style-name="P5"><text:span text:style-name="T1">cuidar-se bem<text:tab/></text:span><text:span text:style-name="T2">-dinowedi</text:span></text:p>
      <text:p text:style-name="P5"><text:span text:style-name="T1">culpa<text:tab/></text:span><text:span text:style-name="T2">nibatiigi</text:span></text:p>
      <text:p text:style-name="P5"><text:span text:style-name="T1">culpa de<text:tab/></text:span><text:span text:style-name="T2">-laagedi</text:span></text:p>
      <text:p text:style-name="P5"><text:span text:style-name="T1">culpa dele<text:tab/></text:span><text:span text:style-name="T2">libatiigi</text:span></text:p>
      <text:p text:style-name="P5"><text:tab/><text:span text:style-name="T2">nilaagedi</text:span></text:p>
      <text:p text:style-name="P5"><text:span text:style-name="T1">culpa (sua)<text:tab/></text:span><text:span text:style-name="T3">g</text:span><text:span text:style-name="T2">alaagedi</text:span></text:p>
      <text:p text:style-name="P5"><text:soft-page-break/><text:tab/><text:span text:style-name="T3">g</text:span><text:span text:style-name="T2">abatiigi</text:span></text:p>
      <text:p text:style-name="P5"><text:span text:style-name="T1">culpar<text:tab/></text:span><text:span text:style-name="T2">-dinanima</text:span><text:span text:style-name="T3">g</text:span><text:span text:style-name="T2">a(ta)</text:span></text:p>
      <text:p text:style-name="P5"><text:tab/><text:span text:style-name="T2">-ilaagete</text:span></text:p>
      <text:p text:style-name="P5"><text:tab/><text:span text:style-name="T2">-ima</text:span><text:span text:style-name="T3">g</text:span><text:span text:style-name="T2">a(ta)</text:span></text:p>
      <text:p text:style-name="P5"/>
      <text:p text:style-name="P5">[Seite 188]</text:p>
      <text:p text:style-name="P5">[Spalte 2]</text:p>
      <text:p text:style-name="P5"/>
      <text:p text:style-name="P5"><text:span text:style-name="T1">cultura<text:tab/></text:span><text:span text:style-name="T2">-gile</text:span><text:span text:style-name="T3">g</text:span><text:span text:style-name="T2">egi</text:span></text:p>
      <text:p text:style-name="P5"><text:span text:style-name="T1">cumprimentar<text:tab/></text:span><text:span text:style-name="T2">-ecoadi(tece)</text:span></text:p>
      <text:p text:style-name="P5"><text:tab/><text:span text:style-name="T2">-nice</text:span></text:p>
      <text:p text:style-name="P5"><text:span text:style-name="T1">cunhado dele<text:tab/></text:span><text:span text:style-name="T2">niniwoodi</text:span></text:p>
      <text:p text:style-name="P5"><text:span text:style-name="T1">cupim<text:tab/></text:span><text:span text:style-name="T2">ipila</text:span><text:span text:style-name="T3">g</text:span><text:span text:style-name="T2">awaana</text:span></text:p>
      <text:p text:style-name="P5"><text:span text:style-name="T1">cupim de vaca<text:tab/></text:span><text:span text:style-name="T2">niweewe</text:span></text:p>
      <text:p text:style-name="P5"><text:span text:style-name="T1">curandeiro<text:tab/></text:span><text:span text:style-name="T2">nijienigi</text:span></text:p>
      <text:p text:style-name="P5"><text:span text:style-name="T1">curar<text:tab/></text:span><text:span text:style-name="T2">-icilatidi</text:span></text:p>
      <text:p text:style-name="P5"><text:tab/><text:span text:style-name="T2">-iwetade</text:span></text:p>
      <text:p text:style-name="P5"><text:tab/><text:span text:style-name="T2">-niwetade</text:span></text:p>
      <text:p text:style-name="P5"><text:span text:style-name="T1">curativo<text:tab/></text:span><text:span text:style-name="T2">niwetadi</text:span></text:p>
      <text:p text:style-name="P5"><text:span text:style-name="T1">curativo dele<text:tab/></text:span><text:span text:style-name="T2">liwetadi</text:span></text:p>
      <text:p text:style-name="P5"><text:span text:style-name="T1">curimbatá<text:tab/></text:span><text:span text:style-name="T2">anibeene</text:span><text:span text:style-name="T3">g</text:span><text:span text:style-name="T2">egi</text:span></text:p>
      <text:p text:style-name="P5"><text:span text:style-name="T1">curral<text:tab/></text:span><text:span text:style-name="T2">liotaanigi</text:span></text:p>
      <text:p text:style-name="P5"><text:span text:style-name="T1">curto<text:tab/></text:span><text:span text:style-name="T2">idaalogodi</text:span></text:p>
      <text:p text:style-name="P5"><text:tab/><text:span text:style-name="T2">noxopa</text:span></text:p>
      <text:p text:style-name="P5"><text:span text:style-name="T1">curvado<text:tab/></text:span><text:span text:style-name="T2">awenana</text:span><text:span text:style-name="T3">g</text:span><text:span text:style-name="T2">a</text:span></text:p>
      <text:p text:style-name="P5"><text:tab/><text:span text:style-name="T2">diwena</text:span></text:p>
      <text:p text:style-name="P5"><text:span text:style-name="T1">curvar-se<text:tab/></text:span><text:span text:style-name="T2">-ama</text:span><text:span text:style-name="T3">g</text:span><text:span text:style-name="T2">a(ti)</text:span></text:p>
      <text:p text:style-name="P5"><text:span text:style-name="T1">cuspir<text:tab/></text:span><text:span text:style-name="T2">-awalena</text:span><text:span text:style-name="T3">g</text:span><text:span text:style-name="T2">a</text:span></text:p>
      <text:p text:style-name="P5"><text:span text:style-name="T1">custou (tempo)<text:tab/></text:span><text:span text:style-name="T2">a</text:span><text:span text:style-name="T3">g</text:span><text:span text:style-name="T2">epece</text:span></text:p>
      <text:p text:style-name="P5"><text:span text:style-name="T1">cutucar com vara<text:tab/></text:span><text:span text:style-name="T2">-ojogo</text:span></text:p>
      <text:p text:style-name="P5"/>
      <text:p text:style-name="P5">[Seite 188]</text:p>
      <text:p text:style-name="P5">[Spalte 1]</text:p>
      <text:p text:style-name="P5"/>
      <text:p text:style-name="P4">D - d</text:p>
      <text:p text:style-name="P5"/>
      <text:p text:style-name="P5"><text:span text:style-name="T1">dá fruto<text:tab/></text:span><text:span text:style-name="T2">etaye</text:span></text:p>
      <text:p text:style-name="P5"><text:span text:style-name="T1">daí<text:tab/></text:span><text:span text:style-name="T2">alee</text:span></text:p>
      <text:p text:style-name="P5"><text:tab/><text:span text:style-name="T2">codaa</text:span></text:p>
      <text:p text:style-name="P5"><text:tab/><text:span text:style-name="T2">ena</text:span><text:span text:style-name="T3">g</text:span><text:span text:style-name="T2">a</text:span></text:p>
      <text:p text:style-name="P5"><text:tab/><text:span text:style-name="T2">malee</text:span></text:p>
      <text:p text:style-name="P5"><text:tab/><text:span text:style-name="T2">na</text:span><text:span text:style-name="T3">g</text:span><text:span text:style-name="T2">a</text:span></text:p>
      <text:p text:style-name="P5"><text:tab/><text:span text:style-name="T2">na</text:span><text:span text:style-name="T3">g</text:span><text:span text:style-name="T2">aleeka</text:span></text:p>
      <text:p text:style-name="P5"><text:tab/><text:span text:style-name="T2">no</text:span><text:span text:style-name="T3">g</text:span><text:span text:style-name="T2">olee(ta)</text:span></text:p>
      <text:p text:style-name="P5"><text:tab/><text:span text:style-name="T2">odaa</text:span></text:p>
      <text:p text:style-name="P5"><text:span text:style-name="T1">daí ...<text:tab/></text:span><text:span text:style-name="T2">je</text:span></text:p>
      <text:p text:style-name="P5"><text:span text:style-name="T1">daí se ...<text:tab/></text:span><text:span text:style-name="T2">odaata</text:span><text:span text:style-name="T3">g</text:span><text:span text:style-name="T2">a</text:span></text:p>
      <text:p text:style-name="P5"><text:span text:style-name="T1">daí também<text:tab/></text:span><text:span text:style-name="T2">odaa</text:span><text:span text:style-name="T3">g</text:span><text:span text:style-name="T2">a</text:span><text:span text:style-name="T3">g</text:span><text:span text:style-name="T2">a</text:span></text:p>
      <text:p text:style-name="P5"/>
      <text:p text:style-name="P5">[Seite 188]</text:p>
      <text:p text:style-name="P5">[Spalte 2]</text:p>
      <text:p text:style-name="P5"/>
      <text:p text:style-name="P5"><text:soft-page-break/><text:span text:style-name="T1">dança usada nas festas<text:tab/></text:span><text:span text:style-name="T2">alolana</text:span><text:span text:style-name="T3">g</text:span><text:span text:style-name="T2">a</text:span></text:p>
      <text:p text:style-name="P5"><text:span text:style-name="T1">dançar<text:tab/></text:span><text:span text:style-name="T2">-inibaile</text:span></text:p>
      <text:p text:style-name="P5"><text:tab/><text:span text:style-name="T2">-netacolige</text:span></text:p>
      <text:p text:style-name="P5"><text:span text:style-name="T1">dançarina<text:tab/></text:span><text:span text:style-name="T2">baile</text:span><text:span text:style-name="T3">g</text:span><text:span text:style-name="T2">ecajo</text:span></text:p>
      <text:p text:style-name="P5"><text:span text:style-name="T1">daqui um pouco<text:tab/></text:span><text:span text:style-name="T2">natigide</text:span></text:p>
      <text:p text:style-name="P5"><text:span text:style-name="T1">dar<text:tab/></text:span><text:span text:style-name="T2">-ajigo</text:span></text:p>
      <text:p text:style-name="P5"><text:tab/><text:span text:style-name="T2">-iboo</text:span></text:p>
      <text:p text:style-name="P5"><text:span text:style-name="T1">dar à luz<text:tab/></text:span><text:span text:style-name="T2">-nigaje</text:span></text:p>
      <text:p text:style-name="P5"><text:span text:style-name="T1">dar água a beber<text:tab/></text:span><text:span text:style-name="T2">-acipe</text:span><text:span text:style-name="T3">g</text:span><text:span text:style-name="T2">e</text:span></text:p>
      <text:p text:style-name="P5"><text:span text:style-name="T1">dar banho<text:tab/></text:span><text:span text:style-name="T2">-nile</text:span><text:span text:style-name="T3">g</text:span><text:span text:style-name="T2">e(ta)</text:span></text:p>
      <text:p text:style-name="P5"><text:span text:style-name="T1">dar coice<text:tab/></text:span><text:span text:style-name="T2">-ipoda</text:span><text:span text:style-name="T3">g</text:span><text:span text:style-name="T2">a</text:span></text:p>
      <text:p text:style-name="P5"><text:span text:style-name="T1">dar de presente<text:tab/></text:span><text:span text:style-name="T2">-edia</text:span></text:p>
      <text:p text:style-name="P5"/>
      <text:p text:style-name="P5">[Seite 189]</text:p>
      <text:p text:style-name="P5">[Spalte 1]</text:p>
      <text:p text:style-name="P5"/>
      <text:p text:style-name="P5"><text:span text:style-name="T1">dar licença<text:tab/></text:span><text:span text:style-name="T2">-nika(teci)</text:span></text:p>
      <text:p text:style-name="P5"><text:tab/><text:span text:style-name="T2">-nika(tio)</text:span></text:p>
      <text:p text:style-name="P5"><text:span text:style-name="T1">dar notícias<text:tab/></text:span><text:span text:style-name="T2">-ibodicaxi</text:span></text:p>
      <text:p text:style-name="P5"><text:span text:style-name="T1">dar palestra<text:tab/></text:span><text:span text:style-name="T2">-iladee</text:span></text:p>
      <text:p text:style-name="P5"><text:span text:style-name="T1">dar soco<text:tab/></text:span><text:span text:style-name="T2">-netadigi(tice)</text:span></text:p>
      <text:p text:style-name="P5"><text:span text:style-name="T1">dar-se bem com<text:tab/></text:span><text:span text:style-name="T2">-ite</text:span></text:p>
      <text:p text:style-name="P5"><text:span text:style-name="T1">de alto preço<text:tab/></text:span><text:span text:style-name="T2">doojetedi</text:span></text:p>
      <text:p text:style-name="P5"><text:span text:style-name="T1">de certa maneira<text:tab/></text:span><text:span text:style-name="T2">ademiita</text:span></text:p>
      <text:p text:style-name="P5"><text:span text:style-name="T1">de certo agora<text:tab/></text:span><text:span text:style-name="T2">edoka</text:span></text:p>
      <text:p text:style-name="P5"><text:span text:style-name="T1">de certo só ele ...<text:tab/></text:span><text:span text:style-name="T2">tibiginiokini</text:span></text:p>
      <text:p text:style-name="P5"><text:span text:style-name="T1">de confiança<text:tab/></text:span><text:span text:style-name="T2">eniwa</text:span><text:span text:style-name="T3">g</text:span><text:span text:style-name="T2">atagi</text:span></text:p>
      <text:p text:style-name="P5"><text:span text:style-name="T1">de luto<text:tab/></text:span><text:span text:style-name="T2">dininya</text:span></text:p>
      <text:p text:style-name="P5"><text:span text:style-name="T1">de que seria ...?<text:tab/></text:span><text:span text:style-name="T2">igamigeti</text:span><text:span text:style-name="T3">g</text:span><text:span text:style-name="T2">ida</text:span></text:p>
      <text:p text:style-name="P5"><text:span text:style-name="T1">De quem será?<text:tab/></text:span><text:span text:style-name="T2">ama</text:span><text:span text:style-name="T3">g</text:span><text:span text:style-name="T2">a</text:span><text:span text:style-name="T3">g</text:span><text:span text:style-name="T2">a</text:span></text:p>
      <text:p text:style-name="P5"><text:span text:style-name="T1">de repente<text:tab/></text:span><text:span text:style-name="T2">anicodaa</text:span><text:span text:style-name="T3">g</text:span><text:span text:style-name="T2">ida</text:span></text:p>
      <text:p text:style-name="P5"><text:tab/><text:span text:style-name="T2">codaa</text:span><text:span text:style-name="T3">g</text:span><text:span text:style-name="T2">ida</text:span></text:p>
      <text:p text:style-name="P5"><text:tab/><text:span text:style-name="T2">codaanonidata</text:span></text:p>
      <text:p text:style-name="P5"><text:tab/><text:span text:style-name="T2">codidigida</text:span></text:p>
      <text:p text:style-name="P5"><text:tab/><text:span text:style-name="T2">nicodaa</text:span><text:span text:style-name="T3">g</text:span><text:span text:style-name="T2">ida</text:span></text:p>
      <text:p text:style-name="P5"><text:tab/><text:span text:style-name="T2">okaa doma</text:span><text:span text:style-name="T3">g</text:span><text:span text:style-name="T2">a</text:span></text:p>
      <text:p text:style-name="P5"><text:span text:style-name="T1">de surpresa<text:tab/></text:span><text:span text:style-name="T2">awele</text:span><text:span text:style-name="T3">g</text:span><text:span text:style-name="T2">egi</text:span></text:p>
      <text:p text:style-name="P5"><text:span text:style-name="T1">de valor<text:tab/></text:span><text:span text:style-name="T2">niwaló</text:span></text:p>
      <text:p text:style-name="P5"><text:span text:style-name="T1">de você<text:tab/></text:span><text:span text:style-name="T3">g</text:span><text:span text:style-name="T2">anebi</text:span></text:p>
      <text:p text:style-name="P5"><text:tab/><text:span text:style-name="T3">g</text:span><text:span text:style-name="T2">awi</text:span><text:span text:style-name="T3">g</text:span><text:span text:style-name="T2">adi</text:span></text:p>
      <text:p text:style-name="P5"><text:span text:style-name="T1">debaixo<text:tab/></text:span><text:span text:style-name="T2">le</text:span></text:p>
      <text:p text:style-name="P5"><text:span text:style-name="T1">débito dele<text:tab/></text:span><text:span text:style-name="T2">naalewe</text:span></text:p>
      <text:p text:style-name="P5"><text:span text:style-name="T1">débito (seu)<text:tab/></text:span><text:span text:style-name="T3">g</text:span><text:span text:style-name="T2">anaalewe</text:span></text:p>
      <text:p text:style-name="P5"><text:span text:style-name="T1">dedo<text:tab/></text:span><text:span text:style-name="T2">nibedona</text:span></text:p>
      <text:p text:style-name="P5"><text:span text:style-name="T1">dedo indicador<text:tab/></text:span><text:span text:style-name="T2">nameena</text:span></text:p>
      <text:p text:style-name="P5"><text:span text:style-name="T1">dedo (nosso)<text:tab/></text:span><text:span text:style-name="T3">g</text:span><text:span text:style-name="T2">onibedona</text:span></text:p>
      <text:p text:style-name="P5"><text:span text:style-name="T1">dedo polegar<text:tab/></text:span><text:span text:style-name="T3">g</text:span><text:span text:style-name="T2">oneloodo</text:span></text:p>
      <text:p text:style-name="P5"><text:tab/><text:span text:style-name="T2">neloodo</text:span></text:p>
      <text:p text:style-name="P5"><text:span text:style-name="T1">dedo principal (mão direita)<text:tab/></text:span><text:span text:style-name="T2">liwicoje(te)</text:span></text:p>
      <text:p text:style-name="P5"><text:span text:style-name="T1">defeito<text:tab/></text:span><text:span text:style-name="T2">nibeyaca</text:span><text:span text:style-name="T3">g</text:span><text:span text:style-name="T2">ajegi</text:span></text:p>
      <text:p text:style-name="P5"><text:span text:style-name="T1">defeito dele<text:tab/></text:span><text:span text:style-name="T2">libeyaca</text:span><text:span text:style-name="T3">g</text:span><text:span text:style-name="T2">ajegi</text:span></text:p>
      <text:p text:style-name="P5"><text:span text:style-name="T1">defeito (meu)<text:tab/></text:span><text:span text:style-name="T2">ibeyaca</text:span><text:span text:style-name="T3">g</text:span><text:span text:style-name="T2">ajegi</text:span></text:p>
      <text:p text:style-name="P5"><text:soft-page-break/><text:span text:style-name="T1">defeito (seu)<text:tab/></text:span><text:span text:style-name="T3">g</text:span><text:span text:style-name="T2">abeyaca</text:span><text:span text:style-name="T3">g</text:span><text:span text:style-name="T2">ajegi</text:span></text:p>
      <text:p text:style-name="P5"><text:span text:style-name="T1">deficiência (minha)<text:tab/></text:span><text:span text:style-name="T2">ibeyaca</text:span><text:span text:style-name="T3">g</text:span><text:span text:style-name="T2">ajegi</text:span></text:p>
      <text:p text:style-name="P5"><text:span text:style-name="T1">deitar para lá<text:tab/></text:span><text:span text:style-name="T2">-aka(ticogi)</text:span></text:p>
      <text:p text:style-name="P5"><text:span text:style-name="T1">deitar-se<text:tab/></text:span><text:span text:style-name="T2">-woo(ti)</text:span></text:p>
      <text:p text:style-name="P5"><text:span text:style-name="T1">deitar-se fora<text:tab/></text:span><text:span text:style-name="T2">-woo(tice)</text:span></text:p>
      <text:p text:style-name="P5"/>
      <text:p text:style-name="P5">[Seite 189]</text:p>
      <text:p text:style-name="P5">[Spalte 2]</text:p>
      <text:p text:style-name="P5"/>
      <text:p text:style-name="P5"><text:span text:style-name="T1">deitar-se para descansar<text:tab/></text:span><text:span text:style-name="T2">-awake</text:span></text:p>
      <text:p text:style-name="P5"><text:span text:style-name="T1">deixa!<text:tab/></text:span><text:span text:style-name="T2">dioki!</text:span></text:p>
      <text:p text:style-name="P5"><text:span text:style-name="T1">deixar<text:tab/></text:span><text:span text:style-name="T2">-ika</text:span></text:p>
      <text:p text:style-name="P5"><text:tab/><text:span text:style-name="T2">-oya</text:span></text:p>
      <text:p text:style-name="P5"><text:span text:style-name="T1">deixar atrás<text:tab/></text:span><text:span text:style-name="T2">-nenya</text:span><text:span text:style-name="T3">g</text:span><text:span text:style-name="T2">adi(ti)</text:span></text:p>
      <text:p text:style-name="P5"><text:span text:style-name="T1">deixar em paz<text:tab/></text:span><text:span text:style-name="T2">-akama</text:span><text:span text:style-name="T3">g</text:span><text:span text:style-name="T2">adi</text:span></text:p>
      <text:p text:style-name="P5"><text:span text:style-name="T1">deixar por último<text:tab/></text:span><text:span text:style-name="T2">-owidije</text:span></text:p>
      <text:p text:style-name="P5"><text:span text:style-name="T1">deixar pronto a comida<text:tab/></text:span><text:span text:style-name="T2">-ila</text:span><text:span text:style-name="T3">g</text:span><text:span text:style-name="T2">adi</text:span></text:p>
      <text:p text:style-name="P5"><text:span text:style-name="T1">deixar sem graça, amarelo ou pálido<text:tab/></text:span><text:span text:style-name="T2">-</text:span><text:span text:style-name="T3">g</text:span><text:span text:style-name="T2">owala</text:span><text:span text:style-name="T3">g</text:span><text:span text:style-name="T2">adi</text:span></text:p>
      <text:p text:style-name="P5"><text:span text:style-name="T1">deixe!<text:tab/></text:span><text:span text:style-name="T2">idioki!</text:span></text:p>
      <text:p text:style-name="P5"><text:span text:style-name="T1">deixe me ver! um momentinho!<text:tab/></text:span><text:span text:style-name="T2">natineda</text:span></text:p>
      <text:p text:style-name="P5"><text:span text:style-name="T1">deixe que<text:tab/></text:span><text:span text:style-name="T2">eco</text:span><text:span text:style-name="T3">g</text:span><text:span text:style-name="T2">otece</text:span></text:p>
      <text:p text:style-name="P5"><text:span text:style-name="T1">dele<text:tab/></text:span><text:span text:style-name="T2">nebi</text:span></text:p>
      <text:p text:style-name="P5"><text:span text:style-name="T1">dele/dela<text:tab/></text:span><text:span text:style-name="T2">liwi</text:span><text:span text:style-name="T3">g</text:span><text:span text:style-name="T2">adi</text:span></text:p>
      <text:p text:style-name="P5"><text:span text:style-name="T1">demais<text:tab/></text:span><text:span text:style-name="T2">da</text:span><text:span text:style-name="T3">g</text:span><text:span text:style-name="T2">axa</text:span></text:p>
      <text:p text:style-name="P5"><text:span text:style-name="T1">demora<text:tab/></text:span><text:span text:style-name="T2">a</text:span><text:span text:style-name="T3">g</text:span><text:span text:style-name="T2">epece</text:span></text:p>
      <text:p text:style-name="P5"><text:span text:style-name="T1">demorar<text:tab/></text:span><text:span text:style-name="T2">ajebi</text:span></text:p>
      <text:p text:style-name="P5"><text:span text:style-name="T1">demorar-se<text:tab/></text:span><text:span text:style-name="T2">-dinopa</text:span><text:span text:style-name="T3">g</text:span><text:span text:style-name="T2">adi</text:span></text:p>
      <text:p text:style-name="P5"><text:span text:style-name="T1">demorar-se para fazer<text:tab/></text:span><text:span text:style-name="T2">-dinajepa</text:span><text:span text:style-name="T3">g</text:span><text:span text:style-name="T2">adi</text:span></text:p>
      <text:p text:style-name="P5"><text:span text:style-name="T1">dente de<text:tab/></text:span><text:span text:style-name="T2">-owe</text:span></text:p>
      <text:p text:style-name="P5"><text:span text:style-name="T1">dente dele<text:tab/></text:span><text:span text:style-name="T2">lowe</text:span></text:p>
      <text:p text:style-name="P5"><text:span text:style-name="T1">dentro<text:tab/></text:span><text:span text:style-name="T2">catiwedi</text:span></text:p>
      <text:p text:style-name="P5"><text:tab/><text:span text:style-name="T2">letigi</text:span></text:p>
      <text:p text:style-name="P5"><text:span text:style-name="T1">dentro do tronco<text:tab/></text:span><text:span text:style-name="T2">liwicojegi</text:span></text:p>
      <text:p text:style-name="P5"><text:span text:style-name="T1">depenar<text:tab/></text:span><text:span text:style-name="T2">-newegi</text:span></text:p>
      <text:p text:style-name="P5"><text:span text:style-name="T1">depender de uma pessoa<text:tab/></text:span><text:span text:style-name="T2">a</text:span><text:span text:style-name="T3">g</text:span><text:span text:style-name="T2">a(ta)</text:span></text:p>
      <text:p text:style-name="P5"><text:span text:style-name="T1">depois<text:tab/></text:span><text:span text:style-name="T2">alee</text:span></text:p>
      <text:p text:style-name="P5"><text:tab/><text:span text:style-name="T2">di</text:span><text:span text:style-name="T3">g</text:span><text:span text:style-name="T2">idiaa</text:span><text:span text:style-name="T3">g</text:span><text:span text:style-name="T2">idi</text:span></text:p>
      <text:p text:style-name="P5"><text:tab/><text:span text:style-name="T2">nigeledi</text:span></text:p>
      <text:p text:style-name="P5"><text:tab/><text:span text:style-name="T2">nigidaa</text:span><text:span text:style-name="T3">g</text:span><text:span text:style-name="T2">idi</text:span></text:p>
      <text:p text:style-name="P5"><text:tab/><text:span text:style-name="T2">nigidiaa</text:span><text:span text:style-name="T3">g</text:span><text:span text:style-name="T2">idi</text:span></text:p>
      <text:p text:style-name="P5"><text:tab/><text:span text:style-name="T2">ni</text:span><text:span text:style-name="T3">g</text:span><text:span text:style-name="T2">idiaa</text:span><text:span text:style-name="T3">g</text:span><text:span text:style-name="T2">idi</text:span></text:p>
      <text:p text:style-name="P5"><text:tab/><text:span text:style-name="T2">odaa</text:span></text:p>
      <text:p text:style-name="P5"><text:tab/><text:span text:style-name="T2">onexaa</text:span></text:p>
      <text:p text:style-name="P5"><text:span text:style-name="T1">depois de bastante tempo<text:tab/></text:span><text:span text:style-name="T2">leegi</text:span></text:p>
      <text:p text:style-name="P5"><text:span text:style-name="T1">depósito<text:tab/></text:span><text:span text:style-name="T2">lotetena</text:span><text:span text:style-name="T3">g</text:span><text:span text:style-name="T2">ana</text:span><text:span text:style-name="T3">g</text:span><text:span text:style-name="T2">axi</text:span></text:p>
      <text:p text:style-name="P5"/>
      <text:p text:style-name="P5">[Seite 190]</text:p>
      <text:p text:style-name="P5">[Spalte 1]</text:p>
      <text:p text:style-name="P5"/>
      <text:p text:style-name="P5"><text:span text:style-name="T1">depressa<text:tab/></text:span><text:span text:style-name="T2">age</text:span></text:p>
      <text:p text:style-name="P5"><text:span text:style-name="T1">derramar<text:tab/></text:span><text:span text:style-name="T2">-ado(tice)</text:span></text:p>
      <text:p text:style-name="P5"><text:tab/><text:span text:style-name="T2">-nadoo</text:span><text:span text:style-name="T3">g</text:span><text:span text:style-name="T2">odi</text:span></text:p>
      <text:p text:style-name="P5"><text:soft-page-break/><text:span text:style-name="T1">derramar dentro<text:tab/></text:span><text:span text:style-name="T2">-ado(tineci)</text:span></text:p>
      <text:p text:style-name="P5"><text:tab/><text:span text:style-name="T2">-ado(tinigi)</text:span></text:p>
      <text:p text:style-name="P5"><text:span text:style-name="T1">derramar sobre<text:tab/></text:span><text:span text:style-name="T2">-ado(teloco)</text:span></text:p>
      <text:p text:style-name="P5"><text:span text:style-name="T1">derreter<text:tab/></text:span><text:span text:style-name="T2">-alole</text:span></text:p>
      <text:p text:style-name="P5"><text:span text:style-name="T1">derrotar<text:tab/></text:span><text:span text:style-name="T2">-i</text:span><text:span text:style-name="T3">g</text:span><text:span text:style-name="T2">eke</text:span></text:p>
      <text:p text:style-name="P5"><text:span text:style-name="T1">derrubar<text:tab/></text:span><text:span text:style-name="T2">-anika</text:span></text:p>
      <text:p text:style-name="P5"><text:tab/><text:span text:style-name="T2">-anikatini</text:span></text:p>
      <text:p text:style-name="P5"><text:tab/><text:span text:style-name="T2">-ojike(ti)</text:span></text:p>
      <text:p text:style-name="P5"><text:span text:style-name="T1">desafiar<text:tab/></text:span><text:span text:style-name="T2">-iweenigi</text:span></text:p>
      <text:p text:style-name="P5"><text:span text:style-name="T1">desafio<text:tab/></text:span><text:span text:style-name="T2">nadeena</text:span><text:span text:style-name="T3">g</text:span><text:span text:style-name="T2">ane</text:span><text:span text:style-name="T3">g</text:span><text:span text:style-name="T2">egi</text:span></text:p>
      <text:p text:style-name="P5"><text:span text:style-name="T1">desamarrar<text:tab/></text:span><text:span text:style-name="T2">-owilece</text:span></text:p>
      <text:p text:style-name="P5"><text:span text:style-name="T1">desanimado<text:tab/></text:span><text:span text:style-name="T2">dinipietibece</text:span></text:p>
      <text:p text:style-name="P5"><text:span text:style-name="T1">desaparecimento dele<text:tab/></text:span><text:span text:style-name="T2">laakadi</text:span></text:p>
      <text:p text:style-name="P5"><text:span text:style-name="T1">desatar<text:tab/></text:span><text:span text:style-name="T2">-owilece</text:span></text:p>
      <text:p text:style-name="P5"><text:span text:style-name="T1">descansar<text:tab/></text:span><text:span text:style-name="T2">-nipe(ti)</text:span></text:p>
      <text:p text:style-name="P5"><text:span text:style-name="T1">descanso<text:tab/></text:span><text:span text:style-name="T2">nipene</text:span><text:span text:style-name="T3">g</text:span><text:span text:style-name="T2">egi</text:span></text:p>
      <text:p text:style-name="P5"><text:span text:style-name="T1">descanso (seu)<text:tab/></text:span><text:span text:style-name="T3">g</text:span><text:span text:style-name="T2">anipene</text:span><text:span text:style-name="T3">g</text:span><text:span text:style-name="T2">egi</text:span></text:p>
      <text:p text:style-name="P5"><text:span text:style-name="T1">descartar<text:tab/></text:span><text:span text:style-name="T2">-omile(tice)</text:span></text:p>
      <text:p text:style-name="P5"><text:span text:style-name="T1">descascar<text:tab/></text:span><text:span text:style-name="T2">-nigakala</text:span></text:p>
      <text:p text:style-name="P5"><text:tab/><text:span text:style-name="T2">-nigetela</text:span></text:p>
      <text:p text:style-name="P5"><text:span text:style-name="T1">descascar grãos<text:tab/></text:span><text:span text:style-name="T2">-nolagikati</text:span></text:p>
      <text:p text:style-name="P5"><text:span text:style-name="T1">descendente<text:tab/></text:span><text:span text:style-name="T2">lawaadi</text:span></text:p>
      <text:p text:style-name="P5"><text:span text:style-name="T1">descer<text:tab/></text:span><text:span text:style-name="T2">-axodi(tice)</text:span></text:p>
      <text:p text:style-name="P5"><text:tab/><text:span text:style-name="T2">-nika(ti)</text:span></text:p>
      <text:p text:style-name="P5"><text:tab/><text:span text:style-name="T2">-niwo(tinece)</text:span></text:p>
      <text:p text:style-name="P5"><text:span text:style-name="T1">descobrir<text:tab/></text:span><text:span text:style-name="T2">-oke(tege)</text:span></text:p>
      <text:p text:style-name="P5"><text:tab/><text:span text:style-name="T2">-owiegi</text:span></text:p>
      <text:p text:style-name="P5"><text:span text:style-name="T1">desculpa dele<text:tab/></text:span><text:span text:style-name="T2">linedi</text:span></text:p>
      <text:p text:style-name="P5"><text:span text:style-name="T1">desde<text:tab/></text:span><text:span text:style-name="T2">ijaa</text:span><text:span text:style-name="T3">g</text:span><text:span text:style-name="T2">ijotibige</text:span></text:p>
      <text:p text:style-name="P5"><text:span text:style-name="T1">desejo de fazer<text:tab/></text:span><text:span text:style-name="T3">g</text:span><text:span text:style-name="T2">odilekegi</text:span></text:p>
      <text:p text:style-name="P5"><text:span text:style-name="T1">desejo dele<text:tab/></text:span><text:span text:style-name="T2">lemaanigi</text:span></text:p>
      <text:p text:style-name="P5"><text:tab/><text:span text:style-name="T2">lida</text:span><text:span text:style-name="T3">g</text:span><text:span text:style-name="T2">atagi</text:span></text:p>
      <text:p text:style-name="P5"><text:tab/><text:span text:style-name="T2">lida</text:span><text:span text:style-name="T3">g</text:span><text:span text:style-name="T2">atakane</text:span><text:span text:style-name="T3">g</text:span><text:span text:style-name="T2">egi</text:span></text:p>
      <text:p text:style-name="P5"><text:tab/><text:span text:style-name="T2">lidekegi</text:span></text:p>
      <text:p text:style-name="P5"><text:span text:style-name="T1">desejo forte dele<text:tab/></text:span><text:span text:style-name="T2">lipege</text:span><text:span text:style-name="T3">g</text:span><text:span text:style-name="T2">edi</text:span></text:p>
      <text:p text:style-name="P5"><text:span text:style-name="T1">desencontrar<text:tab/></text:span><text:span text:style-name="T2">-e(tege)</text:span></text:p>
      <text:p text:style-name="P5"><text:span text:style-name="T1">desfazer<text:tab/></text:span><text:span text:style-name="T2">-omile(tice)</text:span></text:p>
      <text:p text:style-name="P5"><text:span text:style-name="T1">desmaiar<text:tab/></text:span><text:span text:style-name="T2">-o</text:span><text:span text:style-name="T3">g</text:span><text:span text:style-name="T2">omiwadi</text:span></text:p>
      <text:p text:style-name="P5"/>
      <text:p text:style-name="P5">[Seite 190]</text:p>
      <text:p text:style-name="P5">[Spalte 2]</text:p>
      <text:p text:style-name="P5"/>
      <text:p text:style-name="P5"><text:span text:style-name="T1">desmanchar<text:tab/></text:span><text:span text:style-name="T2">-nowo(tini)</text:span></text:p>
      <text:p text:style-name="P5"><text:span text:style-name="T1">despedido por mim<text:tab/></text:span><text:span text:style-name="T2">ibodena</text:span><text:span text:style-name="T3">g</text:span><text:span text:style-name="T2">ane</text:span><text:span text:style-name="T3">g</text:span><text:span text:style-name="T2">ecajo</text:span></text:p>
      <text:p text:style-name="P5"><text:span text:style-name="T1">despedir<text:tab/></text:span><text:span text:style-name="T2">-ibode</text:span></text:p>
      <text:p text:style-name="P5"><text:span text:style-name="T1">despertar<text:tab/></text:span><text:span text:style-name="T2">-ojie(telogo)</text:span></text:p>
      <text:p text:style-name="P5"><text:span text:style-name="T1">despesa<text:tab/></text:span><text:span text:style-name="T2">laakatagi</text:span></text:p>
      <text:p text:style-name="P5"><text:span text:style-name="T1">despesa dele<text:tab/></text:span><text:span text:style-name="T2">liwaa</text:span><text:span text:style-name="T3">g</text:span><text:span text:style-name="T2">atiigi</text:span></text:p>
      <text:p text:style-name="P5"><text:span text:style-name="T1">despesa (sua)<text:tab/></text:span><text:span text:style-name="T3">g</text:span><text:span text:style-name="T2">adaakatagi</text:span></text:p>
      <text:p text:style-name="P5"><text:span text:style-name="T1">desprender<text:tab/></text:span><text:span text:style-name="T2">-owilece</text:span></text:p>
      <text:p text:style-name="P5"><text:span text:style-name="T1">desprezar<text:tab/></text:span><text:span text:style-name="T2">-iligodi(tice)</text:span></text:p>
      <text:p text:style-name="P5"><text:tab/><text:span text:style-name="T2">-o</text:span><text:span text:style-name="T3">g</text:span><text:span text:style-name="T2">olo(ta)</text:span></text:p>
      <text:p text:style-name="P5"><text:soft-page-break/><text:tab/><text:span text:style-name="T2">-omile(tice)</text:span></text:p>
      <text:p text:style-name="P5"><text:tab/><text:span text:style-name="T2">-ota</text:span></text:p>
      <text:p text:style-name="P5"><text:span text:style-name="T1">desprezo dele<text:tab/></text:span><text:span text:style-name="T2">lo</text:span><text:span text:style-name="T3">g</text:span><text:span text:style-name="T2">olokedi</text:span></text:p>
      <text:p text:style-name="P5"><text:span text:style-name="T1">desprezo (seu)<text:tab/></text:span><text:span text:style-name="T3">g</text:span><text:span text:style-name="T2">ado</text:span><text:span text:style-name="T3">g</text:span><text:span text:style-name="T2">olokedi</text:span></text:p>
      <text:p text:style-name="P5"><text:span text:style-name="T1">desta maneira<text:tab/></text:span><text:span text:style-name="T2">made</text:span></text:p>
      <text:p text:style-name="P5"><text:span text:style-name="T1">destacar<text:tab/></text:span><text:span text:style-name="T2">-elo</text:span><text:span text:style-name="T3">g</text:span><text:span text:style-name="T2">otee</text:span></text:p>
      <text:p text:style-name="P5"><text:span text:style-name="T1">destroncar<text:tab/></text:span><text:span text:style-name="T2">-okoloke</text:span></text:p>
      <text:p text:style-name="P5"><text:span text:style-name="T1">destruidor<text:tab/></text:span><text:span text:style-name="T2">naakatakana</text:span><text:span text:style-name="T3">g</text:span><text:span text:style-name="T2">a</text:span></text:p>
      <text:p text:style-name="P5"><text:span text:style-name="T1">destruidor dele<text:tab/></text:span><text:span text:style-name="T2">laakatakana</text:span><text:span text:style-name="T3">g</text:span><text:span text:style-name="T2">a</text:span></text:p>
      <text:p text:style-name="P5"><text:span text:style-name="T1">destruição<text:tab/></text:span><text:span text:style-name="T2">laakegi</text:span></text:p>
      <text:p text:style-name="P5"><text:span text:style-name="T1">destruir<text:tab/></text:span><text:span text:style-name="T2">-aa</text:span><text:span text:style-name="T3">g</text:span><text:span text:style-name="T2">adi</text:span></text:p>
      <text:p text:style-name="P5"><text:span text:style-name="T1">desviar<text:tab/></text:span><text:span text:style-name="T2">-ata(tege)</text:span></text:p>
      <text:p text:style-name="P5"><text:span text:style-name="T1">desviar do caminho<text:tab/></text:span><text:span text:style-name="T2">-ama</text:span><text:span text:style-name="T3">g</text:span><text:span text:style-name="T2">a(tice)</text:span></text:p>
      <text:p text:style-name="P5"><text:span text:style-name="T1">desvio<text:tab/></text:span><text:span text:style-name="T2">elama</text:span><text:span text:style-name="T3">g</text:span><text:span text:style-name="T2">ajegi</text:span></text:p>
      <text:p text:style-name="P5"><text:span text:style-name="T1">Deus<text:tab/></text:span><text:span text:style-name="T2">Aneotedo</text:span><text:span text:style-name="T3">g</text:span><text:span text:style-name="T2">oji</text:span></text:p>
      <text:p text:style-name="P5"><text:tab/><text:span text:style-name="T2">Noeno</text:span><text:span text:style-name="T3">g</text:span><text:span text:style-name="T2">odi</text:span></text:p>
      <text:p text:style-name="P5"><text:span text:style-name="T1">Deus (nosso)<text:tab/></text:span><text:span text:style-name="T3">G</text:span><text:span text:style-name="T2">onoeno</text:span><text:span text:style-name="T3">g</text:span><text:span text:style-name="T2">odite</text:span></text:p>
      <text:p text:style-name="P5"><text:span text:style-name="T1">dever<text:tab/></text:span><text:span text:style-name="T2">-naalewe</text:span></text:p>
      <text:p text:style-name="P5"><text:span text:style-name="T1">devolver<text:tab/></text:span><text:span text:style-name="T2">-opila</text:span><text:span text:style-name="T3">g</text:span><text:span text:style-name="T2">adi</text:span></text:p>
      <text:p text:style-name="P5"><text:span text:style-name="T1">dez<text:tab/></text:span><text:span text:style-name="T2">nigotedini</text:span></text:p>
      <text:p text:style-name="P5"><text:tab/><text:span text:style-name="T3">g</text:span><text:span text:style-name="T2">obaa</text:span><text:span text:style-name="T3">g</text:span><text:span text:style-name="T2">atedi</text:span></text:p>
      <text:p text:style-name="P5"><text:span text:style-name="T1">dia<text:tab/></text:span><text:span text:style-name="T2">noko</text:span></text:p>
      <text:p text:style-name="P5"><text:span text:style-name="T1">diabo<text:tab/></text:span><text:span text:style-name="T2">diaabo</text:span></text:p>
      <text:p text:style-name="P5"><text:span text:style-name="T1">diadema<text:tab/></text:span><text:span text:style-name="T2">lacilojegi</text:span></text:p>
      <text:p text:style-name="P5"><text:span text:style-name="T1">difamador<text:tab/></text:span><text:span text:style-name="T2">ilikone</text:span><text:span text:style-name="T3">g</text:span><text:span text:style-name="T2">egi</text:span></text:p>
      <text:p text:style-name="P5"><text:span text:style-name="T1">diferente, não igual a<text:tab/></text:span><text:span text:style-name="T2">adinatopiamigi</text:span></text:p>
      <text:p text:style-name="P5"><text:span text:style-name="T1">difícil<text:tab/></text:span><text:span text:style-name="T3">g</text:span><text:span text:style-name="T2">ala</text:span><text:span text:style-name="T3">g</text:span><text:span text:style-name="T2">a</text:span></text:p>
      <text:p text:style-name="P5"><text:span text:style-name="T1">dificuldade<text:tab/></text:span><text:span text:style-name="T2">la</text:span><text:span text:style-name="T3">g</text:span><text:span text:style-name="T2">aliigi</text:span></text:p>
      <text:p text:style-name="P5"><text:span text:style-name="T1">dificuldade dele<text:tab/></text:span><text:span text:style-name="T2">dapico</text:span><text:span text:style-name="T3">g</text:span><text:span text:style-name="T2">otema</text:span></text:p>
      <text:p text:style-name="P5"><text:span text:style-name="T1">dilúvio<text:tab/></text:span><text:span text:style-name="T2">aboo</text:span><text:span text:style-name="T3">g</text:span><text:span text:style-name="T2">o-ninyo</text:span><text:span text:style-name="T3">g</text:span><text:span text:style-name="T2">odi</text:span></text:p>
      <text:p text:style-name="P5"><text:span text:style-name="T1">diminuir algo<text:tab/></text:span><text:span text:style-name="T2">-ilioniga</text:span><text:span text:style-name="T3">g</text:span><text:span text:style-name="T2">atidi</text:span></text:p>
      <text:p text:style-name="P5"/>
      <text:p text:style-name="P5">[Seite 191]</text:p>
      <text:p text:style-name="P5">[Spalte 1]</text:p>
      <text:p text:style-name="P5"/>
      <text:p text:style-name="P5"><text:span text:style-name="T1">dinheiro<text:tab/></text:span><text:span text:style-name="T2">dinyeelo</text:span></text:p>
      <text:p text:style-name="P5"><text:span text:style-name="T1">dinheiro dele<text:tab/></text:span><text:span text:style-name="T2">ninyeelo</text:span></text:p>
      <text:p text:style-name="P5"><text:span text:style-name="T1">direção da cabeça<text:tab/></text:span><text:span text:style-name="T2">lakaa</text:span><text:span text:style-name="T3">g</text:span><text:span text:style-name="T2">adi</text:span></text:p>
      <text:p text:style-name="P5"><text:span text:style-name="T1">direto<text:tab/></text:span><text:span text:style-name="T2">dowiceta</text:span></text:p>
      <text:p text:style-name="P5"><text:span text:style-name="T1">dirigir<text:tab/></text:span><text:span text:style-name="T2">-awalige</text:span><text:span text:style-name="T3">g</text:span><text:span text:style-name="T2">e</text:span></text:p>
      <text:p text:style-name="P5"><text:span text:style-name="T1">discípulos de Jesus ou de alguém do povo Kadiwéu<text:tab/></text:span><text:span text:style-name="T2">anodiotibece</text:span></text:p>
      <text:p text:style-name="P5"><text:span text:style-name="T1">discípulos (meus)<text:tab/></text:span><text:span text:style-name="T2">anoniotici</text:span></text:p>
      <text:p text:style-name="P5"><text:span text:style-name="T1">discussão<text:tab/></text:span><text:span text:style-name="T2">napeta</text:span><text:span text:style-name="T3">g</text:span><text:span text:style-name="T2">a</text:span></text:p>
      <text:p text:style-name="P5"><text:tab/><text:span text:style-name="T2">notigimadigi</text:span></text:p>
      <text:p text:style-name="P5"><text:span text:style-name="T1">discutir<text:tab/></text:span><text:span text:style-name="T2">-apedi</text:span></text:p>
      <text:p text:style-name="P5"><text:span text:style-name="T1">discutir com<text:tab/></text:span><text:span text:style-name="T2">-apete</text:span><text:span text:style-name="T3">g</text:span><text:span text:style-name="T2">e</text:span></text:p>
      <text:p text:style-name="P5"><text:span text:style-name="T1">discutir com (ele)<text:tab/></text:span><text:span text:style-name="T2">-dinotigimade(tege)</text:span></text:p>
      <text:p text:style-name="P5"><text:span text:style-name="T1">disenteria<text:tab/></text:span><text:span text:style-name="T2">dilice</text:span></text:p>
      <text:p text:style-name="P4">disfarçar-se<text:tab/>on-(-ao)</text:p>
      <text:p text:style-name="P5"><text:span text:style-name="T1">dispersar<text:tab/></text:span><text:span text:style-name="T2">-ilaaga</text:span><text:span text:style-name="T3">g</text:span><text:span text:style-name="T2">adi</text:span></text:p>
      <text:p text:style-name="P5"><text:span text:style-name="T1">disse que<text:tab/></text:span><text:span text:style-name="T2">one</text:span></text:p>
      <text:p text:style-name="P5"><text:span text:style-name="T1">disse que já ...<text:tab/></text:span><text:span text:style-name="T2">jona</text:span></text:p>
      <text:p text:style-name="P5"><text:soft-page-break/><text:span text:style-name="T1">disse que não ...<text:tab/></text:span><text:span text:style-name="T2">aona</text:span></text:p>
      <text:p text:style-name="P5"><text:span text:style-name="T1">disse que não mais ...<text:tab/></text:span><text:span text:style-name="T2">aona</text:span><text:span text:style-name="T3">g</text:span><text:span text:style-name="T2">alee</text:span></text:p>
      <text:p text:style-name="P5"><text:span text:style-name="T1">disse que não tem<text:tab/></text:span><text:span text:style-name="T2">aoni</text:span><text:span text:style-name="T3">g</text:span><text:span text:style-name="T2">ica</text:span></text:p>
      <text:p text:style-name="P5"><text:span text:style-name="T1">disse que tinha<text:tab/></text:span><text:span text:style-name="T2">onada</text:span></text:p>
      <text:p text:style-name="P5"><text:span text:style-name="T1">disse que tinha um<text:tab/></text:span><text:span text:style-name="T2">onica</text:span></text:p>
      <text:p text:style-name="P5"><text:span text:style-name="T1">disseram que, dizem que<text:tab/></text:span><text:span text:style-name="T2">mone</text:span></text:p>
      <text:p text:style-name="P5"><text:span text:style-name="T1">distante<text:tab/></text:span><text:span text:style-name="T2">ditigedi</text:span></text:p>
      <text:p text:style-name="P4">distribuir<text:tab/>-edia</text:p>
      <text:p text:style-name="P5"><text:tab/><text:span text:style-name="T1">-edia(tiniwace)</text:span></text:p>
      <text:p text:style-name="P5"><text:span text:style-name="T1">divertimento dele (contra ele)<text:tab/></text:span><text:span text:style-name="T2">lamena</text:span><text:span text:style-name="T3">g</text:span><text:span text:style-name="T2">ane</text:span><text:span text:style-name="T3">g</text:span><text:span text:style-name="T2">egi(tema)</text:span></text:p>
      <text:p text:style-name="P5"><text:span text:style-name="T1">divertir-se<text:tab/></text:span><text:span text:style-name="T2">-amena</text:span><text:span text:style-name="T3">g</text:span><text:span text:style-name="T2">a</text:span></text:p>
      <text:p text:style-name="P5"><text:span text:style-name="T1">dividir<text:tab/></text:span><text:span text:style-name="T2">-awalace</text:span></text:p>
      <text:p text:style-name="P5"><text:tab/><text:span text:style-name="T2">-awalace(tiwage)</text:span></text:p>
      <text:p text:style-name="P5"><text:span text:style-name="T1">divorciar<text:tab/>-alata</text:span><text:span text:style-name="T4">g</text:span><text:span text:style-name="T1">a</text:span></text:p>
      <text:p text:style-name="P5"><text:span text:style-name="T1">divórcio<text:tab/></text:span><text:span text:style-name="T2">nalata</text:span><text:span text:style-name="T3">g</text:span><text:span text:style-name="T2">ane</text:span><text:span text:style-name="T3">g</text:span><text:span text:style-name="T2">egi</text:span></text:p>
      <text:p text:style-name="P5"><text:span text:style-name="T1">divórcio (nosso)<text:tab/></text:span><text:span text:style-name="T3">g</text:span><text:span text:style-name="T2">odalata</text:span><text:span text:style-name="T3">g</text:span><text:span text:style-name="T2">ane</text:span><text:span text:style-name="T3">g</text:span><text:span text:style-name="T2">egi</text:span></text:p>
      <text:p text:style-name="P5"><text:span text:style-name="T1">dobrado<text:tab/></text:span><text:span text:style-name="T2">dinigepeco</text:span><text:span text:style-name="T3">g</text:span><text:span text:style-name="T2">o</text:span></text:p>
      <text:p text:style-name="P5"><text:span text:style-name="T1">dobrar<text:tab/></text:span><text:span text:style-name="T2">-nokomoke</text:span></text:p>
      <text:p text:style-name="P5"/>
      <text:p text:style-name="P5">[Seite 191]</text:p>
      <text:p text:style-name="P5">[Spalte 2]</text:p>
      <text:p text:style-name="P5"/>
      <text:p text:style-name="P5"><text:span text:style-name="T1">doce<text:tab/></text:span><text:span text:style-name="T2">ilida</text:span><text:span text:style-name="T3">g</text:span><text:span text:style-name="T2">aditigi</text:span></text:p>
      <text:p text:style-name="P5"><text:tab/><text:span text:style-name="T2">lidi</text:span></text:p>
      <text:p text:style-name="P5"><text:span text:style-name="T1">doença<text:tab/></text:span><text:span text:style-name="T2">-ayo</text:span></text:p>
      <text:p text:style-name="P5"><text:tab/><text:span text:style-name="T2">neelotagi</text:span></text:p>
      <text:p text:style-name="P5"><text:span text:style-name="T1">doença dele<text:tab/></text:span><text:span text:style-name="T2">leelotagi</text:span></text:p>
      <text:p text:style-name="P5"><text:span text:style-name="T1">doença dos lábios<text:tab/></text:span><text:span text:style-name="T2">nilá</text:span><text:span text:style-name="T3">g</text:span><text:span text:style-name="T2">a</text:span></text:p>
      <text:p text:style-name="P5"><text:span text:style-name="T1">doença (minha)<text:tab/></text:span><text:span text:style-name="T2">yeelotagi</text:span></text:p>
      <text:p text:style-name="P5"><text:span text:style-name="T1">(o) doente<text:tab/></text:span><text:span text:style-name="T2">neelotagina</text:span></text:p>
      <text:p text:style-name="P5"><text:span text:style-name="T1">doentes<text:tab/></text:span><text:span text:style-name="T2">anicile</text:span><text:span text:style-name="T3">g</text:span><text:span text:style-name="T2">egi</text:span></text:p>
      <text:p text:style-name="P5"><text:span text:style-name="T1">doer<text:tab/></text:span><text:span text:style-name="T2">-ilee</text:span></text:p>
      <text:p text:style-name="P5"><text:span text:style-name="T1">dói<text:tab/></text:span><text:span text:style-name="T2">dalicetece</text:span></text:p>
      <text:p text:style-name="P5"><text:span text:style-name="T1">dói uma parte<text:tab/></text:span><text:span text:style-name="T2">dalice</text:span></text:p>
      <text:p text:style-name="P5"><text:span text:style-name="T1">doido<text:tab/></text:span><text:span text:style-name="T2">yetoliwa</text:span><text:span text:style-name="T3">g</text:span><text:span text:style-name="T2">a</text:span></text:p>
      <text:p text:style-name="P5"><text:span text:style-name="T1">doído<text:tab/></text:span><text:span text:style-name="T3">g</text:span><text:span text:style-name="T2">oniti</text:span><text:span text:style-name="T3">g</text:span><text:span text:style-name="T2">a</text:span></text:p>
      <text:p text:style-name="P5"><text:span text:style-name="T1">dois<text:tab/></text:span><text:span text:style-name="T2">iniwata</text:span></text:p>
      <text:p text:style-name="P5"><text:tab/><text:span text:style-name="T2">iniwataale</text:span></text:p>
      <text:p text:style-name="P5"><text:tab/><text:span text:style-name="T2">itiodataale</text:span></text:p>
      <text:p text:style-name="P5"><text:tab/><text:span text:style-name="T2">itiwata(taale)</text:span></text:p>
      <text:p text:style-name="P5"><text:tab/><text:span text:style-name="T2">itoa(taale)</text:span></text:p>
      <text:p text:style-name="P5"><text:span text:style-name="T1">dois coitados, pequenos<text:tab/></text:span><text:span text:style-name="T2">iniodataale</text:span></text:p>
      <text:p text:style-name="P5"><text:span text:style-name="T1">dono de casa<text:tab/></text:span><text:span text:style-name="T2">ni</text:span><text:span text:style-name="T3">g</text:span><text:span text:style-name="T2">elademigi(tigi)</text:span></text:p>
      <text:p text:style-name="P5"><text:span text:style-name="T1">dono do armazém<text:tab/></text:span><text:span text:style-name="T2">oojetekaxeewodi</text:span></text:p>
      <text:p text:style-name="P5"><text:span text:style-name="T1">dor<text:tab/></text:span><text:span text:style-name="T2">lakake</text:span><text:span text:style-name="T3">g</text:span><text:span text:style-name="T2">egi</text:span></text:p>
      <text:p text:style-name="P5"><text:tab/><text:span text:style-name="T2">lileenigi</text:span></text:p>
      <text:p text:style-name="P5"><text:span text:style-name="T1">dor de parto<text:tab/></text:span><text:span text:style-name="T2">lileena</text:span><text:span text:style-name="T3">g</text:span><text:span text:style-name="T2">ane</text:span><text:span text:style-name="T3">g</text:span><text:span text:style-name="T2">egi</text:span></text:p>
      <text:p text:style-name="P5"><text:span text:style-name="T1">dormir<text:tab/></text:span><text:span text:style-name="T2">-iote</text:span></text:p>
      <text:p text:style-name="P5"><text:span text:style-name="T1">dourado<text:tab/></text:span><text:span text:style-name="T2">axiwana</text:span><text:span text:style-name="T3">g</text:span><text:span text:style-name="T2">a</text:span></text:p>
      <text:p text:style-name="P5"><text:span text:style-name="T1">doutor<text:tab/></text:span><text:span text:style-name="T2">dotowegi</text:span></text:p>
      <text:p text:style-name="P5"><text:span text:style-name="T1">doutrina<text:tab/></text:span><text:span text:style-name="T2">-ii</text:span><text:span text:style-name="T3">g</text:span><text:span text:style-name="T2">axina</text:span><text:span text:style-name="T3">g</text:span><text:span text:style-name="T2">ane</text:span><text:span text:style-name="T3">g</text:span><text:span text:style-name="T2">egi</text:span></text:p>
      <text:p text:style-name="P5"><text:span text:style-name="T1">duas vezes<text:tab/></text:span><text:span text:style-name="T2">itoata(taale)</text:span></text:p>
      <text:p text:style-name="P5"><text:soft-page-break/><text:span text:style-name="T1">durante<text:tab/></text:span><text:span text:style-name="T2">ijoatigilo</text:span></text:p>
      <text:p text:style-name="P5"><text:span text:style-name="T1">dureza<text:tab/></text:span><text:span text:style-name="T2">lakake</text:span><text:span text:style-name="T3">g</text:span><text:span text:style-name="T2">egi</text:span></text:p>
      <text:p text:style-name="P5"><text:span text:style-name="T1">duro<text:tab/></text:span><text:span text:style-name="T2">dakake</text:span></text:p>
      <text:p text:style-name="P5"><text:span text:style-name="T1">duvidar<text:tab/></text:span><text:span text:style-name="T2">-awie</text:span></text:p>
      <text:p text:style-name="P5"><text:tab/><text:span text:style-name="T2">-awienataka</text:span></text:p>
      <text:p text:style-name="P5"><text:span text:style-name="T1">duzentos<text:tab/></text:span><text:span text:style-name="T2">iniwata-taalia</text:span></text:p>
      <text:p text:style-name="P5"/>
      <text:p text:style-name="P5">[Seite 192]</text:p>
      <text:p text:style-name="P5">[Spalte 1]</text:p>
      <text:p text:style-name="P5"/>
      <text:p text:style-name="P4">E - e</text:p>
      <text:p text:style-name="P5"/>
      <text:p text:style-name="P5"><text:span text:style-name="T1">e<text:tab/></text:span><text:span text:style-name="T2">ajaa</text:span></text:p>
      <text:p text:style-name="P5"><text:tab/><text:span text:style-name="T2">anaa</text:span></text:p>
      <text:p text:style-name="P5"><text:tab/><text:span text:style-name="T2">aniaa</text:span></text:p>
      <text:p text:style-name="P5"><text:tab/><text:span text:style-name="T2">codaa</text:span></text:p>
      <text:p text:style-name="P5"><text:tab/><text:span text:style-name="T2">idaa</text:span></text:p>
      <text:p text:style-name="P5"><text:tab/><text:span text:style-name="T2">idi</text:span><text:span text:style-name="T3">g</text:span><text:span text:style-name="T2">ida</text:span></text:p>
      <text:p text:style-name="P5"><text:tab/><text:span text:style-name="T2">idi</text:span><text:span text:style-name="T3">g</text:span><text:span text:style-name="T2">idi</text:span></text:p>
      <text:p text:style-name="P5"><text:tab/><text:span text:style-name="T2">idi</text:span><text:span text:style-name="T3">g</text:span><text:span text:style-name="T2">ijo</text:span></text:p>
      <text:p text:style-name="P5"><text:tab/><text:span text:style-name="T2">ijaa</text:span></text:p>
      <text:p text:style-name="P5"><text:tab/><text:span text:style-name="T2">inaa</text:span></text:p>
      <text:p text:style-name="P5"><text:span text:style-name="T1">e aí ...?<text:tab/></text:span><text:span text:style-name="T2">igatime</text:span></text:p>
      <text:p text:style-name="P5"><text:span text:style-name="T1">é como<text:tab/></text:span><text:span text:style-name="T2">joani</text:span><text:span text:style-name="T3">g</text:span><text:span text:style-name="T2">idaa</text:span><text:span text:style-name="T3">g</text:span><text:span text:style-name="T2">ee</text:span></text:p>
      <text:p text:style-name="P5"><text:span text:style-name="T1">é preciso ou necessário que<text:tab/></text:span><text:span text:style-name="T2">leeditibige</text:span></text:p>
      <text:p text:style-name="P5"><text:span text:style-name="T1">é preciso outra vez<text:tab/></text:span><text:span text:style-name="T2">leeditacibige</text:span></text:p>
      <text:p text:style-name="P5"><text:span text:style-name="T1">e também<text:tab/></text:span><text:span text:style-name="T2">ecodaa</text:span></text:p>
      <text:p text:style-name="P5"><text:tab/><text:span text:style-name="T2">odaa</text:span><text:span text:style-name="T3">g</text:span><text:span text:style-name="T2">a</text:span><text:span text:style-name="T3">g</text:span><text:span text:style-name="T2">a</text:span></text:p>
      <text:p text:style-name="P5"><text:span text:style-name="T1">é verdade! exato! isso mesmo!<text:tab/></text:span><text:span text:style-name="T2">diitigi(lo)</text:span></text:p>
      <text:p text:style-name="P5"><text:span text:style-name="T1">economizar<text:tab/></text:span><text:span text:style-name="T2">-o</text:span><text:span text:style-name="T3">g</text:span><text:span text:style-name="T2">ee</text:span></text:p>
      <text:p text:style-name="P5"><text:span text:style-name="T1">educado<text:tab/></text:span><text:span text:style-name="T2">diwaxina</text:span><text:span text:style-name="T3">g</text:span><text:span text:style-name="T2">a</text:span></text:p>
      <text:p text:style-name="P5"><text:span text:style-name="T1">educação<text:tab/></text:span><text:span text:style-name="T2">-iwaxinigi</text:span></text:p>
      <text:p text:style-name="P5"><text:span text:style-name="T1">educar alguém<text:tab/></text:span><text:span text:style-name="T2">-iwaxina</text:span><text:span text:style-name="T3">g</text:span><text:span text:style-name="T2">ana</text:span><text:span text:style-name="T3">g</text:span><text:span text:style-name="T2">atidi</text:span></text:p>
      <text:p text:style-name="P5"><text:span text:style-name="T1">ela está<text:tab/></text:span><text:span text:style-name="T2">itaniwa</text:span></text:p>
      <text:p text:style-name="P5"><text:span text:style-name="T1">ele atrás de mim<text:tab/></text:span><text:span text:style-name="T2">yowidijegi</text:span></text:p>
      <text:p text:style-name="P5"><text:span text:style-name="T1">ele começou<text:tab/></text:span><text:span text:style-name="T2">ji</text:span><text:span text:style-name="T3">g</text:span><text:span text:style-name="T2">idaa diiticogi</text:span></text:p>
      <text:p text:style-name="P5"><text:span text:style-name="T1">ele está<text:tab/></text:span><text:span text:style-name="T2">ite</text:span></text:p>
      <text:p text:style-name="P5"><text:tab/><text:span text:style-name="T2">itica</text:span></text:p>
      <text:p text:style-name="P5"><text:tab/><text:span text:style-name="T2">itijoa</text:span></text:p>
      <text:p text:style-name="P5"><text:tab/><text:span text:style-name="T2">itiniwa</text:span></text:p>
      <text:p text:style-name="P5"><text:span text:style-name="T1">ele foi assim<text:tab/></text:span><text:span text:style-name="T2">ida</text:span><text:span text:style-name="T3">g</text:span><text:span text:style-name="T2">a</text:span><text:span text:style-name="T3">g</text:span><text:span text:style-name="T2">aee</text:span></text:p>
      <text:p text:style-name="P5"><text:span text:style-name="T1">ele mesmo<text:tab/></text:span><text:span text:style-name="T2">idaa</text:span><text:span text:style-name="T3">g</text:span><text:span text:style-name="T2">ida</text:span></text:p>
      <text:p text:style-name="P5"><text:tab/><text:span text:style-name="T2">idiaa</text:span><text:span text:style-name="T3">g</text:span><text:span text:style-name="T2">idi</text:span></text:p>
      <text:p text:style-name="P5"><text:tab/><text:span text:style-name="T2">inipa</text:span><text:span text:style-name="T3">g</text:span><text:span text:style-name="T2">a</text:span></text:p>
      <text:p text:style-name="P5"><text:tab/><text:span text:style-name="T2">ji</text:span><text:span text:style-name="T3">g</text:span><text:span text:style-name="T2">idiaa</text:span><text:span text:style-name="T3">g</text:span><text:span text:style-name="T2">idi</text:span></text:p>
      <text:p text:style-name="P5"><text:tab/><text:span text:style-name="T2">ni</text:span><text:span text:style-name="T3">g</text:span><text:span text:style-name="T2">idaa</text:span><text:span text:style-name="T3">g</text:span><text:span text:style-name="T2">ida</text:span></text:p>
      <text:p text:style-name="P5"><text:span text:style-name="T1">ele ou esse mesmo<text:tab/></text:span><text:span text:style-name="T2">idii</text:span><text:span text:style-name="T3">g</text:span><text:span text:style-name="T2">ida</text:span></text:p>
      <text:p text:style-name="P5"><text:span text:style-name="T1">eles mesmos<text:tab/></text:span><text:span text:style-name="T2">joane</text:span><text:span text:style-name="T3">g</text:span><text:span text:style-name="T2">epaa</text:span></text:p>
      <text:p text:style-name="P5"/>
      <text:p text:style-name="P5">[Seite 192]</text:p>
      <text:p text:style-name="P5">[Spalte 2]</text:p>
      <text:p text:style-name="P5"/>
      <text:p text:style-name="P5"><text:soft-page-break/><text:span text:style-name="T1">em cima<text:tab/></text:span><text:span text:style-name="T2">ditibigimedi</text:span></text:p>
      <text:p text:style-name="P5"><text:tab/><text:span text:style-name="T2">leegitibigimece</text:span></text:p>
      <text:p text:style-name="P5"><text:span text:style-name="T1">em pares<text:tab/></text:span><text:span text:style-name="T2">onitoatatibige</text:span></text:p>
      <text:p text:style-name="P5"><text:span text:style-name="T1">emagrecer<text:tab/></text:span><text:span text:style-name="T2">-ibanegi</text:span></text:p>
      <text:p text:style-name="P5"><text:span text:style-name="T1">embaixo<text:tab/></text:span><text:span text:style-name="T2">catinedi</text:span></text:p>
      <text:p text:style-name="P5"><text:tab/><text:span text:style-name="T2">natinedi</text:span></text:p>
      <text:p text:style-name="P5"><text:span text:style-name="T1">embarcar<text:tab/></text:span><text:span text:style-name="T2">-axodi(ti)</text:span></text:p>
      <text:p text:style-name="P5"><text:span text:style-name="T1">embravecer<text:tab/></text:span><text:span text:style-name="T2">-oojete</text:span></text:p>
      <text:p text:style-name="P5"><text:span text:style-name="T1">embrulhar<text:tab/></text:span><text:span text:style-name="T2">-ilipadi</text:span></text:p>
      <text:p text:style-name="P5"><text:span text:style-name="T1">embrulho<text:tab/></text:span><text:span text:style-name="T2">lipata</text:span><text:span text:style-name="T3">g</text:span><text:span text:style-name="T2">axi</text:span></text:p>
      <text:p text:style-name="P5"><text:span text:style-name="T1">empatar<text:tab/></text:span><text:span text:style-name="T2">-ibo(tege)</text:span></text:p>
      <text:p text:style-name="P5"><text:span text:style-name="T1">empregado<text:tab/></text:span><text:span text:style-name="T2">nimeedi</text:span></text:p>
      <text:p text:style-name="P5"><text:tab/><text:span text:style-name="T2">niotagi</text:span></text:p>
      <text:p text:style-name="P5"><text:span text:style-name="T1">empregado dele<text:tab/></text:span><text:span text:style-name="T2">limeedi</text:span></text:p>
      <text:p text:style-name="P5"><text:tab/><text:span text:style-name="T2">liotagi</text:span></text:p>
      <text:p text:style-name="P5"><text:span text:style-name="T1">empregados<text:tab/></text:span><text:span text:style-name="T2">niimetedi</text:span></text:p>
      <text:p text:style-name="P5"><text:span text:style-name="T1">empregar<text:tab/></text:span><text:span text:style-name="T2">-atika(ta)</text:span></text:p>
      <text:p text:style-name="P5"><text:tab/><text:span text:style-name="T2">-dinana(tece)</text:span></text:p>
      <text:p text:style-name="P5"><text:span text:style-name="T1">emprestar<text:tab/></text:span><text:span text:style-name="T2">-nadila</text:span></text:p>
      <text:p text:style-name="P5"><text:span text:style-name="T1">emprestar para<text:tab/></text:span><text:span text:style-name="T2">-adila</text:span><text:span text:style-name="T3">g</text:span><text:span text:style-name="T2">ane</text:span><text:span text:style-name="T3">g</text:span><text:span text:style-name="T2">e(ta)</text:span></text:p>
      <text:p text:style-name="P5"><text:span text:style-name="T1">embriagar<text:tab/></text:span><text:span text:style-name="T2">-ema</text:span><text:span text:style-name="T3">g</text:span><text:span text:style-name="T2">a(tibece)</text:span></text:p>
      <text:p text:style-name="P5"><text:span text:style-name="T1">empurrar<text:tab/></text:span><text:span text:style-name="T2">-ama</text:span><text:span text:style-name="T3">g</text:span><text:span text:style-name="T2">a</text:span></text:p>
      <text:p text:style-name="P5"><text:span text:style-name="T1">encarregado, chefe de posto<text:tab/></text:span><text:span text:style-name="T3">g</text:span><text:span text:style-name="T2">onowieno</text:span><text:span text:style-name="T3">g</text:span><text:span text:style-name="T2">odi</text:span></text:p>
      <text:p text:style-name="P5"><text:span text:style-name="T1">encerrar<text:tab/></text:span><text:span text:style-name="T2">-neliwa</text:span><text:span text:style-name="T3">g</text:span><text:span text:style-name="T2">adi(tini)</text:span></text:p>
      <text:p text:style-name="P5"><text:tab/><text:span text:style-name="T2">-nigodi(tini)</text:span></text:p>
      <text:p text:style-name="P5"><text:tab/><text:span text:style-name="T2">-nigoma</text:span><text:span text:style-name="T3">g</text:span><text:span text:style-name="T2">adi(tini)</text:span></text:p>
      <text:p text:style-name="P5"><text:span text:style-name="T1">enchente<text:tab/></text:span><text:span text:style-name="T2">aboo</text:span><text:span text:style-name="T3">g</text:span><text:span text:style-name="T2">o-ninyo</text:span><text:span text:style-name="T3">g</text:span><text:span text:style-name="T2">odi</text:span></text:p>
      <text:p text:style-name="P5"><text:span text:style-name="T1">encher<text:tab/></text:span><text:span text:style-name="T2">(-etigi)</text:span></text:p>
      <text:p text:style-name="P5"><text:tab/><text:span text:style-name="T2">-noleena</text:span><text:span text:style-name="T3">g</text:span><text:span text:style-name="T2">adi</text:span></text:p>
      <text:p text:style-name="P5"><text:span text:style-name="T1">encomenda<text:tab/></text:span><text:span text:style-name="T2">najoina</text:span><text:span text:style-name="T3">g</text:span><text:span text:style-name="T2">aje</text:span></text:p>
      <text:p text:style-name="P5"><text:span text:style-name="T1">encomendar<text:tab/></text:span><text:span text:style-name="T2">-ajoina</text:span><text:span text:style-name="T3">g</text:span><text:span text:style-name="T2">a</text:span></text:p>
      <text:p text:style-name="P5"><text:tab/><text:span text:style-name="T2">-iwakatee</text:span></text:p>
      <text:p text:style-name="P5"><text:span text:style-name="T1">encontrar com<text:tab/></text:span><text:span text:style-name="T2">-akape(tege)</text:span></text:p>
      <text:p text:style-name="P5"><text:tab/><text:span text:style-name="T2">-ii(tege)</text:span></text:p>
      <text:p text:style-name="P5"><text:span text:style-name="T1">encostar em<text:tab/></text:span><text:span text:style-name="T2">-exogo(tege)</text:span></text:p>
      <text:p text:style-name="P5"><text:span text:style-name="T1">encurtar<text:tab/></text:span><text:span text:style-name="T2">-noxopanatidi</text:span></text:p>
      <text:p text:style-name="P5"><text:span text:style-name="T1">endemoninhado<text:tab/></text:span><text:span text:style-name="T2">odakatiogi</text:span></text:p>
      <text:p text:style-name="P5"/>
      <text:p text:style-name="P5">[Seite 193]</text:p>
      <text:p text:style-name="P5">[Spalte 1]</text:p>
      <text:p text:style-name="P5"/>
      <text:p text:style-name="P5"><text:span text:style-name="T1">endireitar<text:tab/></text:span><text:span text:style-name="T2">-i</text:span><text:span text:style-name="T3">g</text:span><text:span text:style-name="T2">ena</text:span><text:span text:style-name="T3">g</text:span><text:span text:style-name="T2">adi</text:span></text:p>
      <text:p text:style-name="P5"><text:span text:style-name="T1">endurecer<text:tab/></text:span><text:span text:style-name="T2">-akaka</text:span><text:span text:style-name="T3">g</text:span><text:span text:style-name="T2">adi</text:span></text:p>
      <text:p text:style-name="P5"><text:span text:style-name="T1">enfeitar<text:tab/></text:span><text:span text:style-name="T2">-nadine</text:span><text:span text:style-name="T3">g</text:span><text:span text:style-name="T2">e</text:span></text:p>
      <text:p text:style-name="P5"><text:tab/><text:span text:style-name="T2">-oige</text:span><text:span text:style-name="T3">g</text:span><text:span text:style-name="T2">e</text:span></text:p>
      <text:p text:style-name="P5"><text:span text:style-name="T1">enfeitar-se<text:tab/></text:span><text:span text:style-name="T2">-nadi(tigilo)</text:span></text:p>
      <text:p text:style-name="P5"><text:span text:style-name="T1">enfeite<text:tab/></text:span><text:span text:style-name="T2">eloma</text:span><text:span text:style-name="T3">g</text:span><text:span text:style-name="T2">ajetegi</text:span></text:p>
      <text:p text:style-name="P5"><text:tab/><text:span text:style-name="T2">nadina</text:span><text:span text:style-name="T3">g</text:span><text:span text:style-name="T2">ajegi</text:span></text:p>
      <text:p text:style-name="P5"><text:tab/><text:span text:style-name="T2">ni</text:span><text:span text:style-name="T3">g</text:span><text:span text:style-name="T2">ilagi</text:span></text:p>
      <text:p text:style-name="P5"><text:span text:style-name="T1">enfeitiçar<text:tab/></text:span><text:span text:style-name="T2">-oxi</text:span></text:p>
      <text:p text:style-name="P5"><text:tab/><text:span text:style-name="T2">-oxiko</text:span></text:p>
      <text:p text:style-name="P5"><text:span text:style-name="T1">enforcar<text:tab/></text:span><text:span text:style-name="T2">-i</text:span><text:span text:style-name="T3">g</text:span><text:span text:style-name="T2">iwoola</text:span></text:p>
      <text:p text:style-name="P5"><text:soft-page-break/><text:span text:style-name="T1">enfraquecer<text:tab/></text:span><text:span text:style-name="T2">-inelioti</text:span></text:p>
      <text:p text:style-name="P5"><text:span text:style-name="T1">enfrentar para brigar<text:tab/></text:span><text:span text:style-name="T2">-iwa</text:span></text:p>
      <text:p text:style-name="P5"><text:span text:style-name="T1">enganar<text:tab/></text:span><text:span text:style-name="T2">-ilekatidi</text:span></text:p>
      <text:p text:style-name="P5"><text:tab/><text:span text:style-name="T2">-ile(tibige)</text:span></text:p>
      <text:p text:style-name="P5"><text:tab/><text:span text:style-name="T2">-inaale</text:span></text:p>
      <text:p text:style-name="P5"><text:span text:style-name="T1">enganar-se<text:tab/></text:span><text:span text:style-name="T2">-ile(ta)</text:span></text:p>
      <text:p text:style-name="P5"><text:span text:style-name="T1">engano dele<text:tab/></text:span><text:span text:style-name="T2">lilekegi</text:span></text:p>
      <text:p text:style-name="P5"><text:span text:style-name="T1">engolir<text:tab/></text:span><text:span text:style-name="T2">-ali(ti)</text:span></text:p>
      <text:p text:style-name="P5"><text:span text:style-name="T1">engrandecer<text:tab/></text:span><text:span text:style-name="T2">-neleca</text:span><text:span text:style-name="T3">g</text:span><text:span text:style-name="T2">atee</text:span></text:p>
      <text:p text:style-name="P5"><text:span text:style-name="T1">engrandecer-se<text:tab/></text:span><text:span text:style-name="T2">-dinabake(tibece)</text:span></text:p>
      <text:p text:style-name="P5"><text:tab/><text:span text:style-name="T2">-dineleca</text:span><text:span text:style-name="T3">g</text:span><text:span text:style-name="T2">atee</text:span></text:p>
      <text:p text:style-name="P5"><text:tab/><text:span text:style-name="T2">-dinileca</text:span><text:span text:style-name="T3">g</text:span><text:span text:style-name="T2">atee</text:span></text:p>
      <text:p text:style-name="P5"><text:tab/><text:span text:style-name="T2">-diniweni</text:span><text:span text:style-name="T3">g</text:span><text:span text:style-name="T2">ide</text:span></text:p>
      <text:p text:style-name="P5"><text:span text:style-name="T1">engrossar-se<text:tab/></text:span><text:span text:style-name="T2">-dinoide</text:span></text:p>
      <text:p text:style-name="P5"><text:span text:style-name="T1">enguia<text:tab/></text:span><text:span text:style-name="T2">nigotegegi</text:span></text:p>
      <text:p text:style-name="P5"><text:span text:style-name="T1">enquanto ainda está<text:tab/></text:span><text:span text:style-name="T2">maleedi</text:span><text:span text:style-name="T3">g</text:span><text:span text:style-name="T2">ica</text:span></text:p>
      <text:p text:style-name="P5"><text:span text:style-name="T1">enquanto não, quando não<text:tab/></text:span><text:span text:style-name="T2">amaleeda</text:span><text:span text:style-name="T3">g</text:span><text:span text:style-name="T2">a</text:span></text:p>
      <text:p text:style-name="P5"><text:span text:style-name="T1">enrolar<text:tab/></text:span><text:span text:style-name="T2">-awilile</text:span></text:p>
      <text:p text:style-name="P5"><text:span text:style-name="T1">ensinar<text:tab/></text:span><text:span text:style-name="T2">-ii</text:span><text:span text:style-name="T3">g</text:span><text:span text:style-name="T2">axina</text:span><text:span text:style-name="T3">g</text:span><text:span text:style-name="T2">a</text:span></text:p>
      <text:p text:style-name="P5"><text:span text:style-name="T1">ensinar alguém<text:tab/></text:span><text:span text:style-name="T2">-ii</text:span><text:span text:style-name="T3">g</text:span><text:span text:style-name="T2">axi</text:span></text:p>
      <text:p text:style-name="P5"><text:span text:style-name="T1">ensino<text:tab/></text:span><text:span text:style-name="T2">-ii</text:span><text:span text:style-name="T3">g</text:span><text:span text:style-name="T2">axina</text:span><text:span text:style-name="T3">g</text:span><text:span text:style-name="T2">ane</text:span><text:span text:style-name="T3">g</text:span><text:span text:style-name="T2">egi</text:span></text:p>
      <text:p text:style-name="P5"><text:tab/><text:tab/><text:span text:style-name="T2">nii</text:span><text:span text:style-name="T3">g</text:span><text:span text:style-name="T2">axina</text:span><text:span text:style-name="T3">g</text:span><text:span text:style-name="T2">ane</text:span><text:span text:style-name="T3">g</text:span><text:span text:style-name="T2">egi</text:span></text:p>
      <text:p text:style-name="P5"><text:span text:style-name="T1">ensino dele<text:tab/></text:span><text:span text:style-name="T2">lii</text:span><text:span text:style-name="T3">g</text:span><text:span text:style-name="T2">axina</text:span><text:span text:style-name="T3">g</text:span><text:span text:style-name="T2">ane</text:span><text:span text:style-name="T3">g</text:span><text:span text:style-name="T2">egi</text:span></text:p>
      <text:p text:style-name="P5"><text:span text:style-name="T1">entender<text:tab/></text:span><text:span text:style-name="T2">-owoo</text:span><text:span text:style-name="T3">g</text:span><text:span text:style-name="T2">odi</text:span></text:p>
      <text:p text:style-name="P5"><text:span text:style-name="T1">entendimento<text:tab/></text:span><text:span text:style-name="T2">nixakedi;</text:span></text:p>
      <text:p text:style-name="P5"><text:tab/><text:tab/><text:span text:style-name="T2">nowoo</text:span><text:span text:style-name="T3">g</text:span><text:span text:style-name="T2">otakane</text:span><text:span text:style-name="T3">g</text:span><text:span text:style-name="T2">egi</text:span></text:p>
      <text:p text:style-name="P5"><text:span text:style-name="T1">entendimento dele<text:tab/></text:span><text:span text:style-name="T2">lowoo</text:span><text:span text:style-name="T3">g</text:span><text:span text:style-name="T2">otakane</text:span><text:span text:style-name="T3">g</text:span><text:span text:style-name="T2">egi</text:span></text:p>
      <text:p text:style-name="P5"><text:span text:style-name="T1">enterrar<text:tab/></text:span><text:span text:style-name="T2">-naligiti</text:span></text:p>
      <text:p text:style-name="P5"/>
      <text:p text:style-name="P5">[Seite 193]</text:p>
      <text:p text:style-name="P5">[Spalte 2]</text:p>
      <text:p text:style-name="P5"/>
      <text:p text:style-name="P5"><text:span text:style-name="T1">então<text:tab/></text:span><text:span text:style-name="T2">dece</text:span></text:p>
      <text:p text:style-name="P5"><text:tab/><text:span text:style-name="T2">dice</text:span></text:p>
      <text:p text:style-name="P5"><text:tab/><text:span text:style-name="T2">dige</text:span></text:p>
      <text:p text:style-name="P5"><text:tab/><text:span text:style-name="T2">enice</text:span></text:p>
      <text:p text:style-name="P5"><text:tab/><text:span text:style-name="T2">enige</text:span></text:p>
      <text:p text:style-name="P5"><text:tab/><text:span text:style-name="T2">epokida</text:span></text:p>
      <text:p text:style-name="P5"><text:span text:style-name="T1">(e) então<text:tab/></text:span><text:span text:style-name="T2">ena</text:span><text:span text:style-name="T3">g</text:span><text:span text:style-name="T2">a</text:span></text:p>
      <text:p text:style-name="P5"><text:span text:style-name="T1">então<text:tab/></text:span><text:span text:style-name="T2">ece</text:span></text:p>
      <text:p text:style-name="P5"><text:span text:style-name="T1">então não tem<text:tab/></text:span><text:span text:style-name="T2">amica</text:span></text:p>
      <text:p text:style-name="P5"><text:span text:style-name="T1">entrada<text:tab/></text:span><text:span text:style-name="T2">liwalajo</text:span></text:p>
      <text:p text:style-name="P5"><text:span text:style-name="T1">entrada do sol, lua, estrelas<text:tab/></text:span><text:span text:style-name="T2">dalimeti</text:span></text:p>
      <text:p text:style-name="P5"><text:span text:style-name="T1">entrar<text:tab/></text:span><text:span text:style-name="T2">-aka(tio)</text:span></text:p>
      <text:p text:style-name="P5"><text:span text:style-name="T1">entregar<text:tab/></text:span><text:span text:style-name="T2">-iboo</text:span></text:p>
      <text:p text:style-name="P5"><text:tab/><text:span text:style-name="T2">-opila</text:span><text:span text:style-name="T3">g</text:span><text:span text:style-name="T2">adi</text:span></text:p>
      <text:p text:style-name="P5"><text:tab/><text:span text:style-name="T2">-ajigo</text:span></text:p>
      <text:p text:style-name="P5"><text:span text:style-name="T1">entregar-se<text:tab/></text:span><text:span text:style-name="T2">-diniboo(ta)</text:span></text:p>
      <text:p text:style-name="P5"><text:span text:style-name="T1">enumerar<text:tab/></text:span><text:span text:style-name="T2">-ilakataka</text:span></text:p>
      <text:p text:style-name="P5"><text:span text:style-name="T1">envergonhar alguém<text:tab/></text:span><text:span text:style-name="T2">-ibolikatidi</text:span></text:p>
      <text:p text:style-name="P5"><text:span text:style-name="T1">envergonhar-se<text:tab/></text:span><text:span text:style-name="T2">-iboli</text:span><text:span text:style-name="T3">g</text:span><text:span text:style-name="T2">a</text:span></text:p>
      <text:p text:style-name="P5"><text:span text:style-name="T1">enxada<text:tab/></text:span><text:span text:style-name="T2">ixaada</text:span></text:p>
      <text:p text:style-name="P5"><text:soft-page-break/><text:tab/><text:span text:style-name="T2">nixaada</text:span></text:p>
      <text:p text:style-name="P5"><text:span text:style-name="T1">enxadão<text:tab/></text:span><text:span text:style-name="T2">ixadaon</text:span></text:p>
      <text:p text:style-name="P5"><text:span text:style-name="T1">enxergar<text:tab/></text:span><text:span text:style-name="T2">-ate(tibece)</text:span></text:p>
      <text:p text:style-name="P5"><text:tab/><text:span text:style-name="T2">-iwi</text:span></text:p>
      <text:p text:style-name="P5"><text:span text:style-name="T1">epilético<text:tab/></text:span><text:span text:style-name="T3">g</text:span><text:span text:style-name="T2">ati</text:span><text:span text:style-name="T3">g</text:span><text:span text:style-name="T2">alegi</text:span></text:p>
      <text:p text:style-name="P5"><text:span text:style-name="T1">era (ele) mesmo<text:tab/></text:span><text:span text:style-name="T2">mini</text:span><text:span text:style-name="T3">g</text:span><text:span text:style-name="T2">ina</text:span></text:p>
      <text:p text:style-name="P5"><text:span text:style-name="T1">erguer<text:tab/></text:span><text:span text:style-name="T2">-nawace</text:span></text:p>
      <text:p text:style-name="P5"><text:span text:style-name="T1">errante<text:tab/></text:span><text:span text:style-name="T2">abata</text:span><text:span text:style-name="T3">g</text:span><text:span text:style-name="T2">a</text:span></text:p>
      <text:p text:style-name="P5"><text:span text:style-name="T1">errar<text:tab/></text:span><text:span text:style-name="T2">-ibatá</text:span></text:p>
      <text:p text:style-name="P5"><text:tab/><text:span text:style-name="T2">-iwoko(tini)</text:span></text:p>
      <text:p text:style-name="P5"><text:span text:style-name="T1">erro<text:tab/></text:span><text:span text:style-name="T2">nibatiigi</text:span></text:p>
      <text:p text:style-name="P5"><text:span text:style-name="T1">erro dele<text:tab/></text:span><text:span text:style-name="T2">ligopelowe</text:span><text:span text:style-name="T3">g</text:span><text:span text:style-name="T2">egi</text:span></text:p>
      <text:p text:style-name="P5"><text:tab/><text:span text:style-name="T2">libatiigi</text:span></text:p>
      <text:p text:style-name="P5"><text:span text:style-name="T1">erro (seu)<text:tab/></text:span><text:span text:style-name="T3">g</text:span><text:span text:style-name="T2">alaagedi</text:span></text:p>
      <text:p text:style-name="P5"><text:tab/><text:span text:style-name="T3">g</text:span><text:span text:style-name="T2">abatiigi</text:span></text:p>
      <text:p text:style-name="P5"><text:span text:style-name="T1">erva daninha<text:tab/></text:span><text:span text:style-name="T2">lewa</text:span><text:span text:style-name="T3">g</text:span><text:span text:style-name="T2">a</text:span></text:p>
      <text:p text:style-name="P5"><text:span text:style-name="T1">escada<text:tab/></text:span><text:span text:style-name="T2">niwekaladi</text:span></text:p>
      <text:p text:style-name="P5"><text:span text:style-name="T1">escada dele<text:tab/></text:span><text:span text:style-name="T2">liwekaladi</text:span></text:p>
      <text:p text:style-name="P5"><text:span text:style-name="T1">escama de peixe<text:tab/></text:span><text:span text:style-name="T2">lexo</text:span></text:p>
      <text:p text:style-name="P5"><text:span text:style-name="T1">escapar<text:tab/></text:span><text:span text:style-name="T2">-iwoko</text:span></text:p>
      <text:p text:style-name="P5"><text:span text:style-name="T1">escapou de perigo<text:tab/></text:span><text:span text:style-name="T2">nixoma</text:span><text:span text:style-name="T3">g</text:span><text:span text:style-name="T2">atice</text:span></text:p>
      <text:p text:style-name="P5"/>
      <text:p text:style-name="P5">[Seite 194]</text:p>
      <text:p text:style-name="P5">[Spalte 1]</text:p>
      <text:p text:style-name="P5"/>
      <text:p text:style-name="P5"><text:span text:style-name="T1">escarnecer<text:tab/></text:span><text:span text:style-name="T2">-ame(tibigo)</text:span></text:p>
      <text:p text:style-name="P5"><text:tab/><text:span text:style-name="T2">-nigiwogo</text:span></text:p>
      <text:p text:style-name="P5"><text:span text:style-name="T1">escola<text:tab/></text:span><text:span text:style-name="T2">nidikona</text:span><text:span text:style-name="T3">g</text:span><text:span text:style-name="T2">axi</text:span></text:p>
      <text:p text:style-name="P5"><text:tab/><text:span text:style-name="T2">nii</text:span><text:span text:style-name="T3">g</text:span><text:span text:style-name="T2">axina</text:span><text:span text:style-name="T3">g</text:span><text:span text:style-name="T2">adi</text:span></text:p>
      <text:p text:style-name="P5"><text:span text:style-name="T1">escola dele<text:tab/></text:span><text:span text:style-name="T2">lidikona</text:span><text:span text:style-name="T3">g</text:span><text:span text:style-name="T2">axi</text:span></text:p>
      <text:p text:style-name="P5"><text:span text:style-name="T1">escolher<text:tab/></text:span><text:span text:style-name="T2">-iola(tice)</text:span></text:p>
      <text:p text:style-name="P5"><text:tab/><text:span text:style-name="T2">-ioma</text:span><text:span text:style-name="T3">g</text:span><text:span text:style-name="T2">adi</text:span></text:p>
      <text:p text:style-name="P5"><text:tab/><text:span text:style-name="T2">-iwolaka</text:span></text:p>
      <text:p text:style-name="P5"><text:tab/><text:span text:style-name="T2">-ixipe(tice)</text:span></text:p>
      <text:p text:style-name="P5"><text:tab/><text:span text:style-name="T2">-niwi</text:span></text:p>
      <text:p text:style-name="P5"><text:span text:style-name="T1">escolher o melhor<text:tab/></text:span><text:span text:style-name="T2">-iwola(tice)</text:span></text:p>
      <text:p text:style-name="P5"><text:span text:style-name="T1">escolhido<text:tab/></text:span><text:span text:style-name="T2">ioma</text:span><text:span text:style-name="T3">g</text:span><text:span text:style-name="T2">atagi</text:span></text:p>
      <text:p text:style-name="P5"><text:span text:style-name="T1">esconder<text:tab/></text:span><text:span text:style-name="T2">-a</text:span><text:span text:style-name="T3">g</text:span><text:span text:style-name="T2">adi(ti)</text:span></text:p>
      <text:p text:style-name="P5"><text:span text:style-name="T1">esconderijo<text:tab/></text:span><text:span text:style-name="T2">na</text:span><text:span text:style-name="T3">g</text:span><text:span text:style-name="T2">ata</text:span><text:span text:style-name="T3">g</text:span><text:span text:style-name="T2">adi</text:span></text:p>
      <text:p text:style-name="P5"><text:span text:style-name="T1">esconder-se<text:tab/></text:span><text:span text:style-name="T2">-dina</text:span><text:span text:style-name="T3">g</text:span><text:span text:style-name="T2">adi(ti)</text:span></text:p>
      <text:p text:style-name="P5"><text:span text:style-name="T1">escorpião<text:tab/></text:span><text:span text:style-name="T2">nelá</text:span></text:p>
      <text:p text:style-name="P5"><text:span text:style-name="T1">escravizar<text:tab/></text:span><text:span text:style-name="T2">-iotage</text:span></text:p>
      <text:p text:style-name="P5"><text:span text:style-name="T1">escravo<text:tab/></text:span><text:span text:style-name="T2">niotagi</text:span></text:p>
      <text:p text:style-name="P5"><text:span text:style-name="T1">escravo dele<text:tab/></text:span><text:span text:style-name="T2">liotagi</text:span></text:p>
      <text:p text:style-name="P5"><text:span text:style-name="T1">escravo (meu)<text:tab/></text:span><text:span text:style-name="T2">iotagi</text:span></text:p>
      <text:p text:style-name="P5"><text:span text:style-name="T1">escrever<text:tab/></text:span><text:span text:style-name="T2">-idí</text:span></text:p>
      <text:p text:style-name="P5"><text:span text:style-name="T1">escrever para<text:tab/></text:span><text:span text:style-name="T2">-idiko</text:span></text:p>
      <text:p text:style-name="P5"><text:span text:style-name="T1">escriba<text:tab/>aneti</text:span><text:span text:style-name="T4">g</text:span><text:span text:style-name="T1">odii</text:span><text:span text:style-name="T4">g</text:span><text:span text:style-name="T1">axi</text:span></text:p>
      <text:p text:style-name="P5"><text:tab/><text:span text:style-name="T1">nidikona</text:span><text:span text:style-name="T4">g</text:span><text:span text:style-name="T1">a</text:span></text:p>
      <text:p text:style-name="P5"><text:span text:style-name="T1">escrita<text:tab/></text:span><text:span text:style-name="T2">lidigo</text:span></text:p>
      <text:p text:style-name="P5"><text:span text:style-name="T1">(o) escrito<text:tab/></text:span><text:span text:style-name="T2">nidigo</text:span></text:p>
      <text:p text:style-name="P5"><text:span text:style-name="T1">escrito<text:tab/></text:span><text:span text:style-name="T2">iwoteloco</text:span></text:p>
      <text:p text:style-name="P5"><text:soft-page-break/><text:span text:style-name="T1">escritor<text:tab/></text:span><text:span text:style-name="T2">nidikona</text:span><text:span text:style-name="T3">g</text:span><text:span text:style-name="T2">a</text:span></text:p>
      <text:p text:style-name="P5"><text:span text:style-name="T1">escuro<text:tab/></text:span><text:span text:style-name="T2">nexoca</text:span><text:span text:style-name="T3">g</text:span><text:span text:style-name="T2">a</text:span></text:p>
      <text:p text:style-name="P5"><text:span text:style-name="T1">escutar<text:tab/></text:span><text:span text:style-name="T2">-ajipa(ta)</text:span></text:p>
      <text:p text:style-name="P5"><text:span text:style-name="T1">esfaquear<text:tab/></text:span><text:span text:style-name="T2">-ojogo</text:span></text:p>
      <text:p text:style-name="P5"><text:span text:style-name="T1">esforçar-se<text:tab/></text:span><text:span text:style-name="T2">-dinoniciwa</text:span><text:span text:style-name="T3">g</text:span><text:span text:style-name="T2">adi</text:span></text:p>
      <text:p text:style-name="P5"><text:span text:style-name="T1">esfregar<text:tab/></text:span><text:span text:style-name="T2">-iwilegi</text:span></text:p>
      <text:p text:style-name="P5"><text:span text:style-name="T1">esfriar algo<text:tab/></text:span><text:span text:style-name="T2">-iweta</text:span><text:span text:style-name="T3">g</text:span><text:span text:style-name="T2">adi</text:span></text:p>
      <text:p text:style-name="P5"><text:span text:style-name="T1">esmagar<text:tab/></text:span><text:span text:style-name="T2">-iopaa</text:span><text:span text:style-name="T3">g</text:span><text:span text:style-name="T2">adi</text:span></text:p>
      <text:p text:style-name="P5"><text:tab/><text:span text:style-name="T2">-niopaa</text:span><text:span text:style-name="T3">g</text:span><text:span text:style-name="T2">adi</text:span></text:p>
      <text:p text:style-name="P5"><text:tab/><text:span text:style-name="T2">-opaa</text:span><text:span text:style-name="T3">g</text:span><text:span text:style-name="T2">adi</text:span></text:p>
      <text:p text:style-name="P5"><text:span text:style-name="T1">espada<text:tab/></text:span><text:span text:style-name="T2">nodaajo-oca</text:span><text:span text:style-name="T3">g</text:span><text:span text:style-name="T2">ata</text:span><text:span text:style-name="T3">g</text:span><text:span text:style-name="T2">a</text:span></text:p>
      <text:p text:style-name="P5"><text:span text:style-name="T1">espalhado<text:tab/></text:span><text:span text:style-name="T2">ilaagitice</text:span></text:p>
      <text:p text:style-name="P5"><text:span text:style-name="T1">espalhar<text:tab/></text:span><text:span text:style-name="T2">-ilaaga</text:span><text:span text:style-name="T3">g</text:span><text:span text:style-name="T2">adi</text:span></text:p>
      <text:p text:style-name="P5"><text:span text:style-name="T1">esparramar<text:tab/></text:span><text:span text:style-name="T2">-iwa</text:span></text:p>
      <text:p text:style-name="P5"><text:span text:style-name="T1">especialmente<text:tab/></text:span><text:span text:style-name="T2">dinelí</text:span></text:p>
      <text:p text:style-name="P5"/>
      <text:p text:style-name="P5">[Seite 194]</text:p>
      <text:p text:style-name="P5">[Spalte 2]</text:p>
      <text:p text:style-name="P5"/>
      <text:p text:style-name="P5"><text:span text:style-name="T1">espelho<text:tab/></text:span><text:span text:style-name="T2">nolee</text:span><text:span text:style-name="T3">g</text:span><text:span text:style-name="T2">axi</text:span></text:p>
      <text:p text:style-name="P5"><text:span text:style-name="T1">esperança<text:tab/></text:span><text:span text:style-name="T2">nibeona</text:span><text:span text:style-name="T3">g</text:span><text:span text:style-name="T2">ane</text:span><text:span text:style-name="T3">g</text:span><text:span text:style-name="T2">egi</text:span></text:p>
      <text:p text:style-name="P5"><text:span text:style-name="T1">esperar<text:tab/></text:span><text:span text:style-name="T2">-ali(ta)</text:span></text:p>
      <text:p text:style-name="P5"><text:tab/><text:span text:style-name="T2">-ali(tege)</text:span></text:p>
      <text:p text:style-name="P5"><text:tab/><text:span text:style-name="T2">-ibeo</text:span></text:p>
      <text:p text:style-name="P5"><text:span text:style-name="T1">esperar por (ele)<text:tab/></text:span><text:span text:style-name="T2">-nibeo(tege)</text:span></text:p>
      <text:p text:style-name="P5"><text:span text:style-name="T1">espere um pouco para<text:tab/></text:span><text:span text:style-name="T2">alotacaliita</text:span></text:p>
      <text:p text:style-name="P5"><text:span text:style-name="T1">espiar<text:tab/></text:span><text:span text:style-name="T2">-iwi</text:span></text:p>
      <text:p text:style-name="P5"><text:span text:style-name="T1">espigas<text:tab/></text:span><text:span text:style-name="T2">ligegi</text:span></text:p>
      <text:p text:style-name="P5"><text:span text:style-name="T1">espingarda<text:tab/></text:span><text:span text:style-name="T2">liti</text:span></text:p>
      <text:p text:style-name="P5"><text:span text:style-name="T1">espinhar<text:tab/></text:span><text:span text:style-name="T2">-ipodica</text:span><text:span text:style-name="T3">g</text:span><text:span text:style-name="T2">a(tibece)</text:span></text:p>
      <text:p text:style-name="P5"><text:span text:style-name="T1">espinho<text:tab/></text:span><text:span text:style-name="T2">lalepi</text:span><text:span text:style-name="T3">g</text:span><text:span text:style-name="T2">igo</text:span></text:p>
      <text:p text:style-name="P5"><text:tab/><text:span text:style-name="T2">liwelé</text:span></text:p>
      <text:p text:style-name="P5"><text:span text:style-name="T1">espinho que fere<text:tab/></text:span><text:span text:style-name="T2">iciijegi</text:span></text:p>
      <text:p text:style-name="P5"><text:span text:style-name="T1">espírito<text:tab/></text:span><text:span text:style-name="T2">-iwigo</text:span></text:p>
      <text:p text:style-name="P5"><text:tab/><text:span text:style-name="T2">niwigo</text:span></text:p>
      <text:p text:style-name="P5"><text:span text:style-name="T1">espírito dele<text:tab/></text:span><text:span text:style-name="T2">liwigo</text:span></text:p>
      <text:p text:style-name="P5"><text:span text:style-name="T1">esponja<text:tab/></text:span><text:span text:style-name="T2">litikona</text:span><text:span text:style-name="T3">g</text:span><text:span text:style-name="T2">ana</text:span><text:span text:style-name="T3">g</text:span><text:span text:style-name="T2">adi</text:span></text:p>
      <text:p text:style-name="P5"><text:tab/><text:span text:style-name="T2">liwileca</text:span><text:span text:style-name="T3">g</text:span><text:span text:style-name="T2">anadi</text:span></text:p>
      <text:p text:style-name="P5"><text:span text:style-name="T1">esposa<text:tab/></text:span><text:span text:style-name="T2">nodawa</text:span></text:p>
      <text:p text:style-name="P5"><text:span text:style-name="T1">esposa de<text:tab/></text:span><text:span text:style-name="T2">-odawa</text:span></text:p>
      <text:p text:style-name="P5"><text:span text:style-name="T1">esposa dele<text:tab/></text:span><text:span text:style-name="T2">lodawa</text:span></text:p>
      <text:p text:style-name="P5"><text:span text:style-name="T1">espremer<text:tab/></text:span><text:span text:style-name="T2">-notico</text:span><text:span text:style-name="T3">g</text:span><text:span text:style-name="T2">o</text:span></text:p>
      <text:p text:style-name="P5"><text:span text:style-name="T1">espuma<text:tab/></text:span><text:span text:style-name="T2">natiatigi</text:span></text:p>
      <text:p text:style-name="P5"><text:span text:style-name="T1">espuma dele<text:tab/></text:span><text:span text:style-name="T2">latiama</text:span><text:span text:style-name="T3">g</text:span><text:span text:style-name="T2">a</text:span></text:p>
      <text:p text:style-name="P5"><text:span text:style-name="T1">esquecer-se<text:tab/></text:span><text:span text:style-name="T2">-aagidi</text:span></text:p>
      <text:p text:style-name="P5"><text:span text:style-name="T1">esquentar<text:tab/></text:span><text:span text:style-name="T2">-apica</text:span><text:span text:style-name="T3">g</text:span><text:span text:style-name="T2">a</text:span><text:span text:style-name="T3">g</text:span><text:span text:style-name="T2">adi</text:span></text:p>
      <text:p text:style-name="P5"><text:span text:style-name="T1">esquentar algo<text:tab/></text:span><text:span text:style-name="T2">-ito</text:span></text:p>
      <text:p text:style-name="P5"><text:span text:style-name="T1">esquentar-se<text:tab/></text:span><text:span text:style-name="T2">-dinito</text:span></text:p>
      <text:p text:style-name="P5"><text:span text:style-name="T1">esquina de<text:tab/></text:span><text:span text:style-name="T2">lo</text:span><text:span text:style-name="T3">g</text:span><text:span text:style-name="T2">omoce</text:span></text:p>
      <text:p text:style-name="P5"><text:span text:style-name="T1">essa<text:tab/></text:span><text:span text:style-name="T2">ja</text:span><text:span text:style-name="T3">g</text:span><text:span text:style-name="T2">ania</text:span></text:p>
      <text:p text:style-name="P5"><text:tab/><text:span text:style-name="T2">na</text:span><text:span text:style-name="T3">g</text:span><text:span text:style-name="T2">aca</text:span></text:p>
      <text:p text:style-name="P5"><text:tab/><text:span text:style-name="T2">na</text:span><text:span text:style-name="T3">g</text:span><text:span text:style-name="T2">ada</text:span></text:p>
      <text:p text:style-name="P5"><text:soft-page-break/><text:tab/><text:span text:style-name="T2">na</text:span><text:span text:style-name="T3">g</text:span><text:span text:style-name="T2">ana</text:span></text:p>
      <text:p text:style-name="P5"><text:span text:style-name="T1">essa aí<text:tab/></text:span><text:span text:style-name="T2">adida</text:span></text:p>
      <text:p text:style-name="P5"><text:span text:style-name="T1">esse<text:tab/></text:span><text:span text:style-name="T2">midi</text:span></text:p>
      <text:p text:style-name="P5"><text:tab/><text:span text:style-name="T2">mina</text:span></text:p>
      <text:p text:style-name="P5"><text:tab/><text:span text:style-name="T2">ni</text:span><text:span text:style-name="T3">g</text:span><text:span text:style-name="T2">ica</text:span></text:p>
      <text:p text:style-name="P5"><text:tab/><text:span text:style-name="T2">ni</text:span><text:span text:style-name="T3">g</text:span><text:span text:style-name="T2">ida</text:span></text:p>
      <text:p text:style-name="P5"><text:tab/><text:span text:style-name="T2">ni</text:span><text:span text:style-name="T3">g</text:span><text:span text:style-name="T2">ina</text:span></text:p>
      <text:p text:style-name="P5"><text:span text:style-name="T1">esse<text:tab/></text:span><text:span text:style-name="T2">ina</text:span></text:p>
      <text:p text:style-name="P5"/>
      <text:p text:style-name="P5">[Seite 195]</text:p>
      <text:p text:style-name="P5">[Spalte 1]</text:p>
      <text:p text:style-name="P5"/>
      <text:p text:style-name="P5"><text:span text:style-name="T1">esse mesmo<text:tab/></text:span><text:span text:style-name="T2">nidiaa</text:span><text:span text:style-name="T3">g</text:span><text:span text:style-name="T2">idi</text:span></text:p>
      <text:p text:style-name="P5"><text:tab/><text:span text:style-name="T2">ni</text:span><text:span text:style-name="T3">g</text:span><text:span text:style-name="T2">idaa</text:span></text:p>
      <text:p text:style-name="P5"><text:span text:style-name="T1">esse ou ele mesmo<text:tab/></text:span><text:span text:style-name="T2">iniaa</text:span><text:span text:style-name="T3">g</text:span><text:span text:style-name="T2">ini</text:span></text:p>
      <text:p text:style-name="P5"><text:span text:style-name="T1">esse<text:tab/></text:span><text:span text:style-name="T2">ica</text:span></text:p>
      <text:p text:style-name="P5"><text:span text:style-name="T1">esta<text:tab/></text:span><text:span text:style-name="T2">na</text:span><text:span text:style-name="T3">g</text:span><text:span text:style-name="T2">ani</text:span></text:p>
      <text:p text:style-name="P5"><text:span text:style-name="T1">está aí<text:tab/></text:span><text:span text:style-name="T2">etadi</text:span></text:p>
      <text:p text:style-name="P5"><text:span text:style-name="T1">está aqui<text:tab/></text:span><text:span text:style-name="T2">ana</text:span></text:p>
      <text:p text:style-name="P5"><text:tab/><text:span text:style-name="T2">etani</text:span></text:p>
      <text:p text:style-name="P5"><text:tab/><text:span text:style-name="T2">etina</text:span></text:p>
      <text:p text:style-name="P5"><text:tab/><text:span text:style-name="T2">etini</text:span></text:p>
      <text:p text:style-name="P5"><text:span text:style-name="T1">está certo<text:tab/></text:span><text:span text:style-name="T2">ji</text:span><text:span text:style-name="T3">g</text:span><text:span text:style-name="T2">idaa</text:span><text:span text:style-name="T3">g</text:span><text:span text:style-name="T2">ee</text:span></text:p>
      <text:p text:style-name="P5"><text:span text:style-name="T1">está chovendo<text:tab/></text:span><text:span text:style-name="T2">datiode</text:span></text:p>
      <text:p text:style-name="P5"><text:span text:style-name="T1">está escurecendo<text:tab/></text:span><text:span text:style-name="T2">dawike</text:span></text:p>
      <text:p text:style-name="P5"><text:span text:style-name="T1">está, fica<text:tab/></text:span><text:span text:style-name="T2">etica</text:span></text:p>
      <text:p text:style-name="P5"><text:span text:style-name="T1">está lá<text:tab/></text:span><text:span text:style-name="T2">etida</text:span></text:p>
      <text:p text:style-name="P5"><text:tab/><text:span text:style-name="T2">etidi</text:span></text:p>
      <text:p text:style-name="P5"><text:tab/><text:span text:style-name="T2">itidiwa</text:span></text:p>
      <text:p text:style-name="P5"><text:span text:style-name="T1">esta mesma<text:tab/></text:span><text:span text:style-name="T2">anaa</text:span><text:span text:style-name="T3">g</text:span><text:span text:style-name="T2">ana</text:span></text:p>
      <text:p text:style-name="P5"><text:span text:style-name="T1">está para cá<text:tab/></text:span><text:span text:style-name="T2">di</text:span><text:span text:style-name="T3">g</text:span><text:span text:style-name="T2">etigi</text:span></text:p>
      <text:p text:style-name="P5"><text:span text:style-name="T1">está para lá<text:tab/></text:span><text:span text:style-name="T2">di</text:span><text:span text:style-name="T3">g</text:span><text:span text:style-name="T2">eticogi</text:span></text:p>
      <text:p text:style-name="P5"><text:span text:style-name="T1">estádio<text:tab/></text:span><text:span text:style-name="T2">boola</text:span><text:span text:style-name="T3">g</text:span><text:span text:style-name="T2">adi-nelegi</text:span></text:p>
      <text:p text:style-name="P5"><text:span text:style-name="T1">estação de barco<text:tab/></text:span><text:span text:style-name="T2">etogo-nibatadi</text:span></text:p>
      <text:p text:style-name="P5"><text:span text:style-name="T1">Estação Guaicurus<text:tab/></text:span><text:span text:style-name="T2">alamo-libatadi</text:span></text:p>
      <text:p text:style-name="P5"><text:span text:style-name="T1">estar a favor de<text:tab/></text:span><text:span text:style-name="T2">-niena</text:span><text:span text:style-name="T3">g</text:span><text:span text:style-name="T2">ane</text:span><text:span text:style-name="T3">g</text:span><text:span text:style-name="T2">e</text:span></text:p>
      <text:p text:style-name="P5"><text:span text:style-name="T1">estar ali<text:tab/></text:span><text:span text:style-name="T2">idi -o(te)</text:span></text:p>
      <text:p text:style-name="P5"><text:span text:style-name="T1">estar batendo<text:tab/></text:span><text:span text:style-name="T2">-natoke(tice)</text:span></text:p>
      <text:p text:style-name="P5"><text:span text:style-name="T1">estar bem<text:tab/></text:span><text:span text:style-name="T2">-ila</text:span><text:span text:style-name="T3">g</text:span><text:span text:style-name="T2">a(tice)</text:span></text:p>
      <text:p text:style-name="P5"><text:span text:style-name="T1">estar bem com<text:tab/></text:span><text:span text:style-name="T2">-ila</text:span><text:span text:style-name="T3">g</text:span><text:span text:style-name="T2">a(ta)</text:span></text:p>
      <text:p text:style-name="P5"><text:span text:style-name="T1">estar cheio<text:tab/></text:span><text:span text:style-name="T2">-olee</text:span></text:p>
      <text:p text:style-name="P5"><text:span text:style-name="T1">estar cheio de<text:tab/></text:span><text:span text:style-name="T2">-noleena</text:span><text:span text:style-name="T3">g</text:span><text:span text:style-name="T2">adi</text:span></text:p>
      <text:p text:style-name="P5"><text:span text:style-name="T1">estar com feridas<text:tab/></text:span><text:span text:style-name="T2">diwexege</text:span></text:p>
      <text:p text:style-name="P5"><text:span text:style-name="T1">estar com fome<text:tab/></text:span><text:span text:style-name="T2">-nigicile</text:span></text:p>
      <text:p text:style-name="P5"><text:span text:style-name="T1">estar com pressa<text:tab/></text:span><text:span text:style-name="T2">-ajolita</text:span><text:span text:style-name="T3">g</text:span><text:span text:style-name="T2">a</text:span></text:p>
      <text:p text:style-name="P5"><text:tab/><text:span text:style-name="T2">-edii</text:span><text:span text:style-name="T3">g</text:span><text:span text:style-name="T2">a</text:span></text:p>
      <text:p text:style-name="P5"><text:span text:style-name="T1">estar contra<text:tab/></text:span><text:span text:style-name="T2">-akape(tege)</text:span></text:p>
      <text:p text:style-name="P5"><text:tab/><text:span text:style-name="T2">-ii(tege)</text:span></text:p>
      <text:p text:style-name="P5"><text:span text:style-name="T1">estar de volta<text:tab/></text:span><text:span text:style-name="T2">-niloko</text:span></text:p>
      <text:p text:style-name="P5"><text:span text:style-name="T1">estar doente<text:tab/></text:span><text:span text:style-name="T2">-eelotika</text:span></text:p>
      <text:p text:style-name="P5"><text:span text:style-name="T1">estar ferido<text:tab/></text:span><text:span text:style-name="T2">-acilo</text:span></text:p>
      <text:p text:style-name="P5"><text:span text:style-name="T1">estar firme<text:tab/></text:span><text:span text:style-name="T2">-oniciwadi</text:span></text:p>
      <text:p text:style-name="P5"><text:soft-page-break/><text:span text:style-name="T1">estar forte<text:tab/></text:span><text:span text:style-name="T2">-oniciwadi</text:span></text:p>
      <text:p text:style-name="P5"><text:span text:style-name="T1">estar garoando<text:tab/></text:span><text:span text:style-name="T2">daji</text:span></text:p>
      <text:p text:style-name="P5"/>
      <text:p text:style-name="P5">[Seite 195]</text:p>
      <text:p text:style-name="P5">[Spalte 2]</text:p>
      <text:p text:style-name="P5"/>
      <text:p text:style-name="P5"><text:span text:style-name="T1">estar indo<text:tab/></text:span><text:span text:style-name="T2">-iloko</text:span></text:p>
      <text:p text:style-name="P5"><text:span text:style-name="T1">estar junto com<text:tab/></text:span><text:span text:style-name="T2">-awa(tege)</text:span></text:p>
      <text:p text:style-name="P5"><text:span text:style-name="T1">estar lá mesmo<text:tab/></text:span><text:span text:style-name="T2">idiaa</text:span><text:span text:style-name="T3">g</text:span><text:span text:style-name="T2">-o(te)</text:span></text:p>
      <text:p text:style-name="P5"><text:span text:style-name="T1">estar mal<text:tab/></text:span><text:span text:style-name="T2">-beyage</text:span></text:p>
      <text:p text:style-name="P5"><text:span text:style-name="T1">estar molhado<text:tab/></text:span><text:span text:style-name="T2">-itimi</text:span></text:p>
      <text:p text:style-name="P5"><text:span text:style-name="T1">estar na rede<text:tab/></text:span><text:span text:style-name="T2">-elade</text:span><text:span text:style-name="T3">g</text:span><text:span text:style-name="T2">e</text:span></text:p>
      <text:p text:style-name="P5"><text:span text:style-name="T1">estar no meio de<text:tab/></text:span><text:span text:style-name="T2">-awa(tege)</text:span></text:p>
      <text:p text:style-name="P5"><text:span text:style-name="T1">estar num lugar<text:tab/></text:span><text:span text:style-name="T2">-i</text:span><text:span text:style-name="T3">g</text:span><text:span text:style-name="T2">e(ticogi)/(tigi)</text:span></text:p>
      <text:p text:style-name="P5"><text:span text:style-name="T1">estar pendurado<text:tab/></text:span><text:span text:style-name="T2">-nanyo(ti)</text:span></text:p>
      <text:p text:style-name="P5"><text:span text:style-name="T1">estar perto (dele)<text:tab/></text:span><text:span text:style-name="T2">-ipegi(talo)</text:span></text:p>
      <text:p text:style-name="P5"><text:tab/><text:span text:style-name="T2">-ipege(tege)</text:span></text:p>
      <text:p text:style-name="P5"><text:span text:style-name="T1">estar pronto<text:tab/></text:span><text:span text:style-name="T2">-igo</text:span></text:p>
      <text:p text:style-name="P5"><text:span text:style-name="T1">estar queimado<text:tab/></text:span><text:span text:style-name="T2">-abidi</text:span></text:p>
      <text:p text:style-name="P5"><text:span text:style-name="T1">estar satisfeito<text:tab/></text:span><text:span text:style-name="T2">-itimi</text:span></text:p>
      <text:p text:style-name="P5"><text:span text:style-name="T1">estar sujo<text:tab/></text:span><text:span text:style-name="T2">-apioi</text:span></text:p>
      <text:p text:style-name="P5"><text:span text:style-name="T1">estar triste<text:tab/></text:span><text:span text:style-name="T2">-dinopo</text:span></text:p>
      <text:p text:style-name="P5"><text:span text:style-name="T1">estar vermelho<text:tab/></text:span><text:span text:style-name="T2">-ixagodi</text:span></text:p>
      <text:p text:style-name="P5"><text:span text:style-name="T1">estava lá<text:tab/></text:span><text:span text:style-name="T2">idei;</text:span></text:p>
      <text:p text:style-name="P5"><text:tab/><text:span text:style-name="T2">ji</text:span><text:span text:style-name="T3">g</text:span><text:span text:style-name="T2">idiaa</text:span><text:span text:style-name="T3">g</text:span><text:span text:style-name="T2">i(te)</text:span></text:p>
      <text:p text:style-name="P5"><text:tab/><text:span text:style-name="T2">majota</text:span><text:span text:style-name="T3">g</text:span><text:span text:style-name="T2">a</text:span></text:p>
      <text:p text:style-name="P5"><text:tab/><text:span text:style-name="T2">midiaa</text:span><text:span text:style-name="T3">g</text:span><text:span text:style-name="T2">i(te)</text:span></text:p>
      <text:p text:style-name="P5"><text:span text:style-name="T1">este<text:tab/></text:span><text:span text:style-name="T2">amida</text:span></text:p>
      <text:p text:style-name="P5"><text:tab/><text:span text:style-name="T2">amina</text:span></text:p>
      <text:p text:style-name="P5"><text:tab/><text:span text:style-name="T2">amini</text:span></text:p>
      <text:p text:style-name="P5"><text:tab/><text:span text:style-name="T2">idi</text:span></text:p>
      <text:p text:style-name="P5"><text:tab/><text:span text:style-name="T2">ini</text:span></text:p>
      <text:p text:style-name="P5"><text:tab/><text:span text:style-name="T2">ji</text:span><text:span text:style-name="T3">g</text:span><text:span text:style-name="T2">idi</text:span></text:p>
      <text:p text:style-name="P5"><text:tab/><text:span text:style-name="T2">ji</text:span><text:span text:style-name="T3">g</text:span><text:span text:style-name="T2">ina</text:span></text:p>
      <text:p text:style-name="P5"><text:tab/><text:span text:style-name="T2">ji</text:span><text:span text:style-name="T3">g</text:span><text:span text:style-name="T2">ini</text:span></text:p>
      <text:p text:style-name="P5"><text:tab/><text:span text:style-name="T2">mini</text:span></text:p>
      <text:p text:style-name="P5"><text:tab/><text:span text:style-name="T2">ni</text:span><text:span text:style-name="T3">g</text:span><text:span text:style-name="T2">ini</text:span></text:p>
      <text:p text:style-name="P5"><text:span text:style-name="T1">este lado<text:tab/></text:span><text:span text:style-name="T2">naato</text:span></text:p>
      <text:p text:style-name="P5"><text:span text:style-name="T1">este mesmo<text:tab/></text:span><text:span text:style-name="T2">ini</text:span><text:span text:style-name="T3">g</text:span><text:span text:style-name="T2">ina</text:span></text:p>
      <text:p text:style-name="P5"><text:tab/><text:span text:style-name="T2">i</text:span><text:span text:style-name="T3">g</text:span><text:span text:style-name="T2">idaa</text:span><text:span text:style-name="T3">g</text:span><text:span text:style-name="T2">ida</text:span></text:p>
      <text:p text:style-name="P5"><text:tab/><text:span text:style-name="T2">ni</text:span><text:span text:style-name="T3">g</text:span><text:span text:style-name="T2">iniaa</text:span><text:span text:style-name="T3">g</text:span><text:span text:style-name="T2">ini</text:span></text:p>
      <text:p text:style-name="P5"><text:span text:style-name="T1">este outro<text:tab/></text:span><text:span text:style-name="T2">ide</text:span><text:span text:style-name="T3">g</text:span><text:span text:style-name="T2">eledi</text:span></text:p>
      <text:p text:style-name="P5"><text:span text:style-name="T1">esteio<text:tab/></text:span><text:span text:style-name="T2">lawoona</text:span><text:span text:style-name="T3">g</text:span><text:span text:style-name="T2">a</text:span></text:p>
      <text:p text:style-name="P5"><text:span text:style-name="T1">estender para frente<text:tab/></text:span><text:span text:style-name="T2">-ixoke</text:span></text:p>
      <text:p text:style-name="P5"><text:span text:style-name="T1">esterco<text:tab/></text:span><text:span text:style-name="T2">naagogo</text:span></text:p>
      <text:p text:style-name="P5"><text:span text:style-name="T1">estéril<text:tab/></text:span><text:span text:style-name="T2">gojolo</text:span><text:span text:style-name="T3">g</text:span><text:span text:style-name="T2">o</text:span></text:p>
      <text:p text:style-name="P5"><text:span text:style-name="T1">estimar<text:tab/></text:span><text:span text:style-name="T2">-iwela</text:span></text:p>
      <text:p text:style-name="P5"/>
      <text:p text:style-name="P5">[Seite 196]</text:p>
      <text:p text:style-name="P5">[Spalte 1]</text:p>
      <text:p text:style-name="P5"/>
      <text:p text:style-name="P5"><text:span text:style-name="T1">estômago<text:tab/></text:span><text:span text:style-name="T2">le</text:span></text:p>
      <text:p text:style-name="P5"><text:soft-page-break/><text:tab/><text:span text:style-name="T2">-wokoma</text:span><text:span text:style-name="T3">g</text:span><text:span text:style-name="T2">a</text:span></text:p>
      <text:p text:style-name="P5"><text:span text:style-name="T1">estômago dele<text:tab/></text:span><text:span text:style-name="T2">liwokoma</text:span><text:span text:style-name="T3">g</text:span><text:span text:style-name="T2">a</text:span></text:p>
      <text:p text:style-name="P5"><text:span text:style-name="T1">estômago (nosso)<text:tab/></text:span><text:span text:style-name="T3">g</text:span><text:span text:style-name="T2">owokoma</text:span><text:span text:style-name="T3">g</text:span><text:span text:style-name="T2">a</text:span></text:p>
      <text:p text:style-name="P5"><text:span text:style-name="T1">estou ou estava lá<text:tab/></text:span><text:span text:style-name="T2">idiaa</text:span><text:span text:style-name="T3">g</text:span><text:span text:style-name="T2">ejo</text:span></text:p>
      <text:p text:style-name="P5"><text:span text:style-name="T1">estrangeiro<text:tab/></text:span><text:span text:style-name="T2">anokegi</text:span></text:p>
      <text:p text:style-name="P5"><text:tab/><text:span text:style-name="T2">ico</text:span><text:span text:style-name="T3">g</text:span><text:span text:style-name="T2">egi</text:span></text:p>
      <text:p text:style-name="P5"><text:tab/><text:span text:style-name="T2">iomi</text:span><text:span text:style-name="T3">g</text:span><text:span text:style-name="T2">igi</text:span></text:p>
      <text:p text:style-name="P5"><text:span text:style-name="T1">estrangular<text:tab/></text:span><text:span text:style-name="T2">-i</text:span><text:span text:style-name="T3">g</text:span><text:span text:style-name="T2">iwoola</text:span></text:p>
      <text:p text:style-name="P5"><text:span text:style-name="T1">estranha<text:tab/></text:span><text:span text:style-name="T2">ilaligi</text:span></text:p>
      <text:p text:style-name="P5"><text:span text:style-name="T1">estranhar<text:tab/></text:span><text:span text:style-name="T2">-ila</text:span></text:p>
      <text:p text:style-name="P5"><text:span text:style-name="T1">estrela<text:tab/></text:span><text:span text:style-name="T2">yotedi</text:span></text:p>
      <text:p text:style-name="P5"><text:span text:style-name="T1">estrela da manhã<text:tab/></text:span><text:span text:style-name="T2">nigoiije</text:span></text:p>
      <text:p text:style-name="P5"><text:span text:style-name="T1">estrela dele<text:tab/></text:span><text:span text:style-name="T2">notedi</text:span></text:p>
      <text:p text:style-name="P5"><text:span text:style-name="T1">estudante<text:tab/></text:span><text:span text:style-name="T2">anii</text:span><text:span text:style-name="T3">g</text:span><text:span text:style-name="T2">axine</text:span><text:span text:style-name="T3">g</text:span><text:span text:style-name="T2">egi</text:span></text:p>
      <text:p text:style-name="P5"><text:span text:style-name="T1">estudar<text:tab/></text:span><text:span text:style-name="T2">-idiko</text:span></text:p>
      <text:p text:style-name="P5"><text:span text:style-name="T1">estúpido<text:tab/></text:span><text:span text:style-name="T2">aojokomata</text:span><text:span text:style-name="T3">g</text:span><text:span text:style-name="T2">a</text:span></text:p>
      <text:p text:style-name="P5"><text:span text:style-name="T1">estuprar<text:tab/></text:span><text:span text:style-name="T2">-o</text:span><text:span text:style-name="T3">g</text:span><text:span text:style-name="T2">oya</text:span></text:p>
      <text:p text:style-name="P5"><text:span text:style-name="T1">esvaziar<text:tab/></text:span><text:span text:style-name="T2">-ado(tice)</text:span></text:p>
      <text:p text:style-name="P5"><text:tab/><text:span text:style-name="T2">-nadoo</text:span><text:span text:style-name="T3">g</text:span><text:span text:style-name="T2">odi</text:span></text:p>
      <text:p text:style-name="P5"><text:span text:style-name="T1">eu<text:tab/></text:span><text:span text:style-name="T2">ee</text:span></text:p>
      <text:p text:style-name="P5"><text:span text:style-name="T1">eu bêbado<text:tab/></text:span><text:span text:style-name="T2">yemá</text:span><text:span text:style-name="T3">g</text:span><text:span text:style-name="T2">a</text:span></text:p>
      <text:p text:style-name="P5"><text:span text:style-name="T1">eu estou, fico<text:tab/></text:span><text:span text:style-name="T2">etee</text:span></text:p>
      <text:p text:style-name="P5"/>
      <text:p text:style-name="P5">[Seite 196]</text:p>
      <text:p text:style-name="P5">[Spalte 2]</text:p>
      <text:p text:style-name="P5"/>
      <text:p text:style-name="P5"><text:span text:style-name="T1">eu mesmo<text:tab/></text:span><text:span text:style-name="T2">ema</text:span><text:span text:style-name="T3">g</text:span><text:span text:style-name="T2">a</text:span></text:p>
      <text:p text:style-name="P5"><text:tab/><text:span text:style-name="T2">eme</text:span><text:span text:style-name="T3">g</text:span><text:span text:style-name="T2">ee(ta)</text:span></text:p>
      <text:p text:style-name="P5"><text:tab/><text:span text:style-name="T2">je</text:span><text:span text:style-name="T3">g</text:span><text:span text:style-name="T2">epa</text:span><text:span text:style-name="T3">g</text:span><text:span text:style-name="T2">a</text:span></text:p>
      <text:p text:style-name="P5"><text:span text:style-name="T1">eu sou<text:tab/></text:span><text:span text:style-name="T2">eemoda</text:span></text:p>
      <text:p text:style-name="P5"><text:tab/><text:span text:style-name="T2">eyo</text:span></text:p>
      <text:p text:style-name="P5"><text:span text:style-name="T1">eu sou apenas<text:tab/></text:span><text:span text:style-name="T2">eemoda</text:span></text:p>
      <text:p text:style-name="P5"><text:tab/><text:span text:style-name="T2">eyomodi</text:span></text:p>
      <text:p text:style-name="P5"><text:span text:style-name="T1">eunuco<text:tab/></text:span><text:span text:style-name="T2">no</text:span><text:span text:style-name="T3">g</text:span><text:span text:style-name="T2">aligijegi</text:span></text:p>
      <text:p text:style-name="P5"><text:span text:style-name="T1">evita<text:tab/></text:span><text:span text:style-name="T2">-ata(tege)</text:span></text:p>
      <text:p text:style-name="P5"><text:tab/><text:span text:style-name="T2">-oxaxi</text:span></text:p>
      <text:p text:style-name="P5"><text:span text:style-name="T1">exagerar<text:tab/></text:span><text:span text:style-name="T2">-a</text:span><text:span text:style-name="T3">g</text:span><text:span text:style-name="T2">axake</text:span></text:p>
      <text:p text:style-name="P5"><text:span text:style-name="T1">exagero<text:tab/></text:span><text:span text:style-name="T2">ewiana</text:span><text:span text:style-name="T3">g</text:span><text:span text:style-name="T2">a</text:span></text:p>
      <text:p text:style-name="P5"><text:span text:style-name="T1">exaltar<text:tab/></text:span><text:span text:style-name="T2">-iweni</text:span><text:span text:style-name="T3">g</text:span><text:span text:style-name="T2">ide</text:span></text:p>
      <text:p text:style-name="P5"><text:span text:style-name="T1">exceder<text:tab/></text:span><text:span text:style-name="T2">-ayoke</text:span></text:p>
      <text:p text:style-name="P5"><text:tab/><text:span text:style-name="T2">na</text:span><text:span text:style-name="T3">g</text:span><text:span text:style-name="T2">axa(teloco)</text:span></text:p>
      <text:p text:style-name="P5"><text:span text:style-name="T1">exemplo<text:tab/></text:span><text:span text:style-name="T2">niwinigi(jegi)</text:span></text:p>
      <text:p text:style-name="P5"><text:span text:style-name="T1">exemplo dele<text:tab/></text:span><text:span text:style-name="T2">liwinigi(jegi)</text:span></text:p>
      <text:p text:style-name="P5"><text:span text:style-name="T1">expandir<text:tab/></text:span><text:span text:style-name="T2">-nilike</text:span></text:p>
      <text:p text:style-name="P5"><text:span text:style-name="T1">experimentar<text:tab/></text:span><text:span text:style-name="T2">-ici</text:span></text:p>
      <text:p text:style-name="P5"><text:tab/><text:span text:style-name="T2">-ici(teloco)</text:span></text:p>
      <text:p text:style-name="P5"><text:span text:style-name="T1">explicar<text:tab/></text:span><text:span text:style-name="T2">-elo</text:span><text:span text:style-name="T3">g</text:span><text:span text:style-name="T2">odi</text:span></text:p>
      <text:p text:style-name="P5"><text:span text:style-name="T1">expressa afeição<text:tab/></text:span><text:span text:style-name="T2">yata</text:span></text:p>
      <text:p text:style-name="P5"><text:span text:style-name="T1">expressão de rosto, nariz<text:tab/></text:span><text:span text:style-name="T2">netapini</text:span></text:p>
      <text:p text:style-name="P5"/>
      <text:p text:style-name="P5">[Seite 196]</text:p>
      <text:p text:style-name="P5">[Spalte 1]</text:p>
      <text:p text:style-name="P5"><text:soft-page-break/></text:p>
      <text:p text:style-name="P4">F - f</text:p>
      <text:p text:style-name="P5"/>
      <text:p text:style-name="P5"><text:span text:style-name="T1">faça!<text:tab/></text:span><text:span text:style-name="T2">awii(te)</text:span></text:p>
      <text:p text:style-name="P5"><text:span text:style-name="T1">faca<text:tab/></text:span><text:span text:style-name="T2">nodaajo</text:span></text:p>
      <text:p text:style-name="P5"><text:span text:style-name="T1">faca de mesa<text:tab/></text:span><text:span text:style-name="T2">yotini</text:span></text:p>
      <text:p text:style-name="P5"><text:span text:style-name="T1">faca dele<text:tab/></text:span><text:span text:style-name="T2">lodaajo</text:span></text:p>
      <text:p text:style-name="P5"><text:span text:style-name="T1">facão<text:tab/></text:span><text:span text:style-name="T2">nodaajo-nelegi</text:span></text:p>
      <text:p text:style-name="P5"><text:span text:style-name="T1">faixa<text:tab/></text:span><text:span text:style-name="T2">goxe</text:span></text:p>
      <text:p text:style-name="P5"><text:tab/><text:span text:style-name="T2">nigoxe</text:span></text:p>
      <text:p text:style-name="P5"><text:span text:style-name="T1">fala dele<text:tab/></text:span><text:span text:style-name="T2">lota</text:span><text:span text:style-name="T3">g</text:span><text:span text:style-name="T2">ana</text:span><text:span text:style-name="T3">g</text:span><text:span text:style-name="T2">awa</text:span></text:p>
      <text:p text:style-name="P5"><text:tab/><text:span text:style-name="T2">lota</text:span><text:span text:style-name="T3">g</text:span><text:span text:style-name="T2">ane</text:span><text:span text:style-name="T3">g</text:span><text:span text:style-name="T2">egi</text:span></text:p>
      <text:p text:style-name="P5"><text:tab/><text:span text:style-name="T2">nota</text:span><text:span text:style-name="T3">g</text:span><text:span text:style-name="T2">ane</text:span><text:span text:style-name="T3">g</text:span><text:span text:style-name="T2">egi</text:span></text:p>
      <text:p text:style-name="P5"><text:span text:style-name="T1">fala (minha)<text:tab/></text:span><text:span text:style-name="T2">yota</text:span><text:span text:style-name="T3">g</text:span><text:span text:style-name="T2">ane</text:span><text:span text:style-name="T3">g</text:span><text:span text:style-name="T2">egi</text:span></text:p>
      <text:p text:style-name="P5"><text:span text:style-name="T1">falador<text:tab/></text:span><text:span text:style-name="T2">nota</text:span><text:span text:style-name="T3">g</text:span><text:span text:style-name="T2">ane</text:span><text:span text:style-name="T3">g</text:span><text:span text:style-name="T2">ecajo</text:span></text:p>
      <text:p text:style-name="P5"><text:span text:style-name="T1">falar<text:tab/></text:span><text:span text:style-name="T2">e-</text:span></text:p>
      <text:p text:style-name="P5"><text:tab/><text:span text:style-name="T2">-ota</text:span><text:span text:style-name="T3">g</text:span><text:span text:style-name="T2">a</text:span></text:p>
      <text:p text:style-name="P5"/>
      <text:p text:style-name="P5">[Seite 196]</text:p>
      <text:p text:style-name="P5">[Spalte 2]</text:p>
      <text:p text:style-name="P5"/>
      <text:p text:style-name="P5"><text:span text:style-name="T1">falar a respeito de<text:tab/></text:span><text:span text:style-name="T2">-ala</text:span><text:span text:style-name="T3">g</text:span><text:span text:style-name="T2">a(ta)</text:span></text:p>
      <text:p text:style-name="P5"><text:span text:style-name="T1">falar alto<text:tab/></text:span><text:span text:style-name="T2">-igedi me (-ota</text:span><text:span text:style-name="T3">g</text:span><text:span text:style-name="T2">a)</text:span></text:p>
      <text:p text:style-name="P5"><text:tab/><text:span text:style-name="T2">-iojo(tece)</text:span></text:p>
      <text:p text:style-name="P5"><text:tab/><text:span text:style-name="T2">-ojokomata</text:span></text:p>
      <text:p text:style-name="P5"><text:span text:style-name="T1">falar com<text:tab/></text:span><text:span text:style-name="T2">-ota</text:span><text:span text:style-name="T3">g</text:span><text:span text:style-name="T2">ane</text:span><text:span text:style-name="T3">g</text:span><text:span text:style-name="T2">e</text:span></text:p>
      <text:p text:style-name="P5"><text:span text:style-name="T1">falar consigo<text:tab/></text:span><text:span text:style-name="T2">-dinota</text:span><text:span text:style-name="T3">g</text:span><text:span text:style-name="T2">ane</text:span><text:span text:style-name="T3">g</text:span><text:span text:style-name="T2">e</text:span></text:p>
      <text:p text:style-name="P5"><text:span text:style-name="T1">falar da parte de alguém<text:tab/></text:span><text:span text:style-name="T2">-ele</text:span><text:span text:style-name="T3">g</text:span><text:span text:style-name="T2">e(ta)</text:span></text:p>
      <text:p text:style-name="P5"><text:span text:style-name="T1">falar devagar<text:tab/></text:span><text:span text:style-name="T2">-dinilo me -ota</text:span><text:span text:style-name="T3">g</text:span><text:span text:style-name="T2">a</text:span></text:p>
      <text:p text:style-name="P5"><text:span text:style-name="T1">falar duro<text:tab/></text:span><text:span text:style-name="T2">-iojo(tece)</text:span></text:p>
      <text:p text:style-name="P5"><text:tab/><text:span text:style-name="T2">-ojokomata</text:span></text:p>
      <text:p text:style-name="P5"><text:span text:style-name="T1">falar em Português<text:tab/></text:span><text:span text:style-name="T2">-apexi</text:span></text:p>
      <text:p text:style-name="P5"><text:span text:style-name="T1">falar mal<text:tab/></text:span><text:span text:style-name="T2">-nie(tibige)</text:span></text:p>
      <text:p text:style-name="P5"><text:tab/><text:span text:style-name="T2">-nili(tibige)</text:span></text:p>
      <text:p text:style-name="P5"><text:span text:style-name="T1">falar mal de<text:tab/></text:span><text:span text:style-name="T2">-ota</text:span><text:span text:style-name="T3">g</text:span><text:span text:style-name="T2">a(tibige)</text:span></text:p>
      <text:p text:style-name="P5"/>
      <text:p text:style-name="P5">[Seite 197]</text:p>
      <text:p text:style-name="P5">[Spalte 1]</text:p>
      <text:p text:style-name="P5"/>
      <text:p text:style-name="P5"><text:span text:style-name="T1">falar mal de outro<text:tab/></text:span><text:span text:style-name="T2">-iliko</text:span></text:p>
      <text:p text:style-name="P5"><text:span text:style-name="T1">falecido<text:tab/></text:span><text:span text:style-name="T2">ijoolatibige</text:span></text:p>
      <text:p text:style-name="P5"><text:span text:style-name="T1">falhar<text:tab/></text:span><text:span text:style-name="T2">-iwoko(tini)</text:span></text:p>
      <text:p text:style-name="P5"><text:span text:style-name="T1">falhar em fazer algo<text:tab/></text:span><text:span text:style-name="T2">-igopelo</text:span><text:span text:style-name="T3">g</text:span><text:span text:style-name="T2">o</text:span></text:p>
      <text:p text:style-name="P5"><text:span text:style-name="T1">faltar<text:tab/></text:span><text:span text:style-name="T2">-niadi(tema)</text:span></text:p>
      <text:p text:style-name="P5"><text:span text:style-name="T1">famoso<text:tab/></text:span><text:span text:style-name="T2">aniboona</text:span><text:span text:style-name="T3">g</text:span><text:span text:style-name="T2">ategemada</text:span><text:span text:style-name="T3">g</text:span><text:span text:style-name="T2">a</text:span></text:p>
      <text:p text:style-name="P5"><text:span text:style-name="T1">fardo<text:tab/></text:span><text:span text:style-name="T2">loya</text:span><text:span text:style-name="T3">g</text:span><text:span text:style-name="T2">agi</text:span></text:p>
      <text:p text:style-name="P5"><text:tab/><text:span text:style-name="T2">-oya</text:span><text:span text:style-name="T3">g</text:span><text:span text:style-name="T2">agi</text:span></text:p>
      <text:p text:style-name="P5"><text:span text:style-name="T1">fardo (nosso)<text:tab/></text:span><text:span text:style-name="T3">g</text:span><text:span text:style-name="T2">odoya</text:span><text:span text:style-name="T3">g</text:span><text:span text:style-name="T2">agi</text:span></text:p>
      <text:p text:style-name="P5"><text:span text:style-name="T1">fardo (meu)<text:tab/></text:span><text:span text:style-name="T2">yoya</text:span><text:span text:style-name="T3">g</text:span><text:span text:style-name="T2">agi</text:span></text:p>
      <text:p text:style-name="P5"><text:span text:style-name="T1">farinha<text:tab/></text:span><text:span text:style-name="T2">lamo</text:span><text:span text:style-name="T3">g</text:span><text:span text:style-name="T2">o</text:span></text:p>
      <text:p text:style-name="P5"><text:span text:style-name="T1">fartura<text:tab/></text:span><text:span text:style-name="T2">najiigi</text:span></text:p>
      <text:p text:style-name="P5"><text:span text:style-name="T1">favor<text:tab/></text:span><text:span text:style-name="T2">li</text:span><text:span text:style-name="T3">g</text:span><text:span text:style-name="T2">iwaa</text:span><text:span text:style-name="T3">g</text:span><text:span text:style-name="T2">enatakane</text:span><text:span text:style-name="T3">g</text:span><text:span text:style-name="T2">egi</text:span></text:p>
      <text:p text:style-name="P5"><text:soft-page-break/><text:span text:style-name="T1">favor dele<text:tab/></text:span><text:span text:style-name="T2">liwikodenatakane</text:span><text:span text:style-name="T3">g</text:span><text:span text:style-name="T2">egi</text:span></text:p>
      <text:p text:style-name="P5"><text:span text:style-name="T1">favorecer<text:tab/></text:span><text:span text:style-name="T2">-i</text:span><text:span text:style-name="T3">g</text:span><text:span text:style-name="T2">iwa</text:span></text:p>
      <text:p text:style-name="P5"><text:span text:style-name="T1">favorita<text:tab/></text:span><text:span text:style-name="T2">late</text:span><text:span text:style-name="T3">g</text:span><text:span text:style-name="T2">edi</text:span></text:p>
      <text:p text:style-name="P5"><text:span text:style-name="T1">favorito<text:tab/></text:span><text:span text:style-name="T2">lilicotagi</text:span></text:p>
      <text:p text:style-name="P5"><text:span text:style-name="T1">faz de conta<text:tab/></text:span><text:span text:style-name="T2">okanice</text:span></text:p>
      <text:p text:style-name="P5"><text:span text:style-name="T1">faz pouco tempo<text:tab/></text:span><text:span text:style-name="T2">natigidiwa</text:span><text:span text:style-name="T3">g</text:span><text:span text:style-name="T2">a</text:span></text:p>
      <text:p text:style-name="P5"><text:span text:style-name="T1">fazenda<text:tab/></text:span><text:span text:style-name="T2">bajeenda</text:span></text:p>
      <text:p text:style-name="P5"><text:span text:style-name="T1">fazendeiro<text:tab/></text:span><text:span text:style-name="T2">bajendeoodi</text:span></text:p>
      <text:p text:style-name="P5"><text:span text:style-name="T1">faz som de vaca<text:tab/></text:span><text:span text:style-name="T2">domoode</text:span></text:p>
      <text:p text:style-name="P5"><text:span text:style-name="T1">fazer<text:tab/></text:span><text:span text:style-name="T2">-ao(te)</text:span></text:p>
      <text:p text:style-name="P5"><text:tab/><text:span text:style-name="T2">-oe</text:span></text:p>
      <text:p text:style-name="P5"><text:span text:style-name="T1">fazer a barba<text:tab/></text:span><text:span text:style-name="T2">-naalegi</text:span></text:p>
      <text:p text:style-name="P5"><text:span text:style-name="T1">fazer a planta ficar amarela<text:tab/></text:span><text:span text:style-name="T2">-i</text:span><text:span text:style-name="T3">g</text:span><text:span text:style-name="T2">owala</text:span><text:span text:style-name="T3">g</text:span><text:span text:style-name="T2">adi</text:span></text:p>
      <text:p text:style-name="P5"><text:span text:style-name="T1">fazer alegre<text:tab/></text:span><text:span text:style-name="T2">-ninikatidi</text:span></text:p>
      <text:p text:style-name="P5"><text:span text:style-name="T1">fazer algo à toa<text:tab/></text:span><text:span text:style-name="T2">-apodi</text:span></text:p>
      <text:p text:style-name="P5"><text:span text:style-name="T1">fazer algo brilhar<text:tab/></text:span><text:span text:style-name="T2">-atala</text:span><text:span text:style-name="T3">g</text:span><text:span text:style-name="T2">adi</text:span></text:p>
      <text:p text:style-name="P5"><text:span text:style-name="T1">fazer alguém afogar<text:tab/></text:span><text:span text:style-name="T2">-oce</text:span><text:span text:style-name="T3">g</text:span><text:span text:style-name="T2">atidi</text:span></text:p>
      <text:p text:style-name="P5"><text:span text:style-name="T1">fazer alguém errar<text:tab/></text:span><text:span text:style-name="T2">-ibatakatidi</text:span></text:p>
      <text:p text:style-name="P5"><text:span text:style-name="T1">fazer alguma coisa<text:tab/></text:span><text:span text:style-name="T2">-ati(ta)</text:span></text:p>
      <text:p text:style-name="P5"><text:span text:style-name="T1">fazer ali<text:tab/></text:span><text:span text:style-name="T2">-eli(te)</text:span></text:p>
      <text:p text:style-name="P5"><text:span text:style-name="T1">fazer aparecer<text:tab/></text:span><text:span text:style-name="T2">-elo</text:span><text:span text:style-name="T3">g</text:span><text:span text:style-name="T2">otee</text:span></text:p>
      <text:p text:style-name="P5"><text:span text:style-name="T1">fazer as pazes<text:tab/></text:span><text:span text:style-name="T2">-oxokojo</text:span><text:span text:style-name="T3">g</text:span><text:span text:style-name="T2">o</text:span></text:p>
      <text:p text:style-name="P5"><text:span text:style-name="T1">fazer bonito<text:tab/></text:span><text:span text:style-name="T2">-ibinie</text:span></text:p>
      <text:p text:style-name="P5"><text:span text:style-name="T1">fazer cair<text:tab/></text:span><text:span text:style-name="T2">-anika</text:span></text:p>
      <text:p text:style-name="P5"><text:tab/><text:span text:style-name="T2">-anikatini</text:span></text:p>
      <text:p text:style-name="P5"><text:span text:style-name="T1">fazer cara feia<text:tab/></text:span><text:span text:style-name="T2">-dinibeyaca</text:span><text:span text:style-name="T3">g</text:span><text:span text:style-name="T2">adi</text:span></text:p>
      <text:p text:style-name="P5"><text:span text:style-name="T1">fazer coisas más, imorais<text:tab/></text:span><text:span text:style-name="T2">-igopelo</text:span><text:span text:style-name="T3">g</text:span><text:span text:style-name="T2">o</text:span></text:p>
      <text:p text:style-name="P5"><text:span text:style-name="T1">fazer com<text:tab/></text:span><text:span text:style-name="T2">-igo(ta)</text:span></text:p>
      <text:p text:style-name="P5"/>
      <text:p text:style-name="P5">[Seite 197]</text:p>
      <text:p text:style-name="P5">[Spalte 2]</text:p>
      <text:p text:style-name="P5"/>
      <text:p text:style-name="P5"><text:span text:style-name="T1">fazer com alta voz ou som<text:tab/></text:span><text:span text:style-name="T2">-dinigeta</text:span><text:span text:style-name="T3">g</text:span><text:span text:style-name="T2">atee</text:span></text:p>
      <text:p text:style-name="P5"><text:span text:style-name="T1">fazer como<text:tab/></text:span><text:span text:style-name="T2">id(-igo)</text:span></text:p>
      <text:p text:style-name="P5"><text:span text:style-name="T1">fazer contra (ele)<text:tab/></text:span><text:span text:style-name="T2">-akapa</text:span><text:span text:style-name="T3">g</text:span><text:span text:style-name="T2">atee(tege)</text:span></text:p>
      <text:p text:style-name="P5"><text:span text:style-name="T1">fazer croché<text:tab/></text:span><text:span text:style-name="T2">-ibilaka</text:span></text:p>
      <text:p text:style-name="P5"><text:tab/><text:span text:style-name="T2">-nibila</text:span></text:p>
      <text:p text:style-name="P5"><text:span text:style-name="T1">fazer de barro<text:tab/></text:span><text:span text:style-name="T2">-iwila</text:span></text:p>
      <text:p text:style-name="P5"><text:span text:style-name="T1">fazer de maneira alta ou forte<text:tab/></text:span><text:span text:style-name="T2">-igedi</text:span></text:p>
      <text:p text:style-name="P5"><text:span text:style-name="T1">fazer deitar<text:tab/></text:span><text:span text:style-name="T2">-elii</text:span><text:span text:style-name="T3">g</text:span><text:span text:style-name="T2">e(teloco)</text:span></text:p>
      <text:p text:style-name="P5"><text:span text:style-name="T1">fazer demorar<text:tab/></text:span><text:span text:style-name="T2">-opa</text:span><text:span text:style-name="T3">g</text:span><text:span text:style-name="T2">adi</text:span></text:p>
      <text:p text:style-name="P5"><text:span text:style-name="T1">fazer depressa<text:tab/></text:span><text:span text:style-name="T2">-age(teloco) me</text:span></text:p>
      <text:p text:style-name="P5"><text:span text:style-name="T1">fazer descansar<text:tab/></text:span><text:span text:style-name="T2">-nipene</text:span><text:span text:style-name="T3">g</text:span><text:span text:style-name="T2">e(tini)</text:span></text:p>
      <text:p text:style-name="P5"><text:span text:style-name="T1">fazer desviar<text:tab/></text:span><text:span text:style-name="T2">-atama</text:span><text:span text:style-name="T3">g</text:span><text:span text:style-name="T2">ate</text:span></text:p>
      <text:p text:style-name="P5"><text:span text:style-name="T1">fazer devagar<text:tab/></text:span><text:span text:style-name="T2">-ilo</text:span></text:p>
      <text:p text:style-name="P5"><text:span text:style-name="T1">fazer em ordem<text:tab/></text:span><text:span text:style-name="T2">-ijigeteetedice</text:span></text:p>
      <text:p text:style-name="P5"><text:span text:style-name="T1">fazer entrar num buraco<text:tab/></text:span><text:span text:style-name="T2">-ibeceeke</text:span></text:p>
      <text:p text:style-name="P5"><text:span text:style-name="T1">fazer enxergar<text:tab/></text:span><text:span text:style-name="T2">-atene</text:span><text:span text:style-name="T3">g</text:span><text:span text:style-name="T2">e(tibece)</text:span></text:p>
      <text:p text:style-name="P5"><text:tab/><text:span text:style-name="T2">-noleke(tice)</text:span></text:p>
      <text:p text:style-name="P5"><text:span text:style-name="T1">fazer faixas<text:tab/></text:span><text:span text:style-name="T2">-exa</text:span><text:span text:style-name="T3">g</text:span><text:span text:style-name="T2">a</text:span></text:p>
      <text:p text:style-name="P5"><text:span text:style-name="T1">fazer favor<text:tab/></text:span><text:span text:style-name="T2">-i</text:span><text:span text:style-name="T3">g</text:span><text:span text:style-name="T2">iwa</text:span></text:p>
      <text:p text:style-name="P5"><text:span text:style-name="T1">fazer feliz<text:tab/></text:span><text:span text:style-name="T2">-ninikatidi</text:span></text:p>
      <text:p text:style-name="P5"><text:soft-page-break/><text:span text:style-name="T1">fazer festa para<text:tab/></text:span><text:span text:style-name="T2">-aloke</text:span></text:p>
      <text:p text:style-name="P5"><text:span text:style-name="T1">fazer ficar fofo<text:tab/></text:span><text:span text:style-name="T2">-aboo</text:span><text:span text:style-name="T3">g</text:span><text:span text:style-name="T2">odi</text:span></text:p>
      <text:p text:style-name="P5"><text:span text:style-name="T1">fazer fogo<text:tab/></text:span><text:span text:style-name="T2">-elonodatiogi</text:span></text:p>
      <text:p text:style-name="P5"><text:span text:style-name="T1">fazer guerra<text:tab/></text:span><text:span text:style-name="T2">-niwa(tege)</text:span></text:p>
      <text:p text:style-name="P5"><text:span text:style-name="T1">fazer lembrar<text:tab/></text:span><text:span text:style-name="T2">-alakatidi</text:span></text:p>
      <text:p text:style-name="P5"><text:span text:style-name="T1">fazer levantar<text:tab/></text:span><text:span text:style-name="T2">-nicoo</text:span><text:span text:style-name="T3">g</text:span><text:span text:style-name="T2">e(tini)</text:span></text:p>
      <text:p text:style-name="P5"><text:span text:style-name="T1">fazer mudar de novo<text:tab/></text:span><text:span text:style-name="T2">-anake(tibige)</text:span></text:p>
      <text:p text:style-name="P5"><text:span text:style-name="T1">fazer muitos<text:tab/></text:span><text:span text:style-name="T2">-owida</text:span><text:span text:style-name="T3">g</text:span><text:span text:style-name="T2">atee</text:span></text:p>
      <text:p text:style-name="P5"><text:span text:style-name="T1">fazer ou ir rápido<text:tab/></text:span><text:span text:style-name="T2">-age(ta)</text:span></text:p>
      <text:p text:style-name="P5"><text:span text:style-name="T1">fazer outro ficar bêbado<text:tab/></text:span><text:span text:style-name="T2">-emakatidi</text:span></text:p>
      <text:p text:style-name="P5"><text:span text:style-name="T1">fazer outro ficar com medo<text:tab/></text:span><text:span text:style-name="T2">-noide</text:span></text:p>
      <text:p text:style-name="P5"><text:span text:style-name="T1">fazer outros se casarem<text:tab/></text:span><text:span text:style-name="T2">-adone</text:span><text:span text:style-name="T3">g</text:span><text:span text:style-name="T2">e(tiwage)</text:span></text:p>
      <text:p text:style-name="P5"><text:span text:style-name="T1">fazer para que<text:tab/></text:span><text:span text:style-name="T2">-ao(tibige)</text:span></text:p>
      <text:p text:style-name="P5"><text:span text:style-name="T1">fazer piruletas<text:tab/></text:span><text:span text:style-name="T2">-awiilite</text:span></text:p>
      <text:p text:style-name="P5"><text:span text:style-name="T1">fazer preço alto<text:tab/></text:span><text:span text:style-name="T2">-akaka</text:span><text:span text:style-name="T3">g</text:span><text:span text:style-name="T2">adi</text:span></text:p>
      <text:p text:style-name="P5"><text:span text:style-name="T1">fazer preso<text:tab/></text:span><text:span text:style-name="T2">-axape(tiwage)</text:span></text:p>
      <text:p text:style-name="P5"><text:span text:style-name="T1">fazer ressurgir um assunto<text:tab/></text:span><text:span text:style-name="T2">-anake(tibige)</text:span></text:p>
      <text:p text:style-name="P5"><text:span text:style-name="T1">fazer-se confortável<text:tab/></text:span><text:span text:style-name="T2">-dinilakide</text:span></text:p>
      <text:p text:style-name="P5"/>
      <text:p text:style-name="P5">[Seite 198]</text:p>
      <text:p text:style-name="P5">[Spalte 1]</text:p>
      <text:p text:style-name="P5"/>
      <text:p text:style-name="P5"><text:span text:style-name="T1">fazer sentar<text:tab/></text:span><text:span text:style-name="T2">-nicoo</text:span><text:span text:style-name="T3">g</text:span><text:span text:style-name="T2">e(tini)</text:span></text:p>
      <text:p text:style-name="P5"><text:span text:style-name="T1">fazer sofrer<text:tab/></text:span><text:span text:style-name="T2">-acide(tece)</text:span></text:p>
      <text:p text:style-name="P5"><text:span text:style-name="T1">fazer som do rabo de casca velha<text:tab/></text:span><text:span text:style-name="T2">dajigijice</text:span></text:p>
      <text:p text:style-name="P5"><text:span text:style-name="T1">fazer som do rabo de cobra<text:tab/></text:span><text:span text:style-name="T2">yadigidice</text:span></text:p>
      <text:p text:style-name="P5"><text:span text:style-name="T1">fazer tempestade<text:tab/></text:span><text:span text:style-name="T2">-iwocotina</text:span><text:span text:style-name="T3">g</text:span><text:span text:style-name="T2">a</text:span></text:p>
      <text:p text:style-name="P5"><text:span text:style-name="T1">fazer um favor<text:tab/></text:span><text:span text:style-name="T2">-ni</text:span><text:span text:style-name="T3">g</text:span><text:span text:style-name="T2">iwa(tece)</text:span></text:p>
      <text:p text:style-name="P5"><text:span text:style-name="T1">fazer um monte de coisas<text:tab/></text:span><text:span text:style-name="T2">-exa</text:span><text:span text:style-name="T3">g</text:span><text:span text:style-name="T2">a(teloco)</text:span></text:p>
      <text:p text:style-name="P5"><text:span text:style-name="T1">fazer uma pessoa deitar<text:tab/></text:span><text:span text:style-name="T2">-eli(tini)</text:span></text:p>
      <text:p text:style-name="P5"><text:span text:style-name="T1">fazer vestidos<text:tab/></text:span><text:span text:style-name="T2">-nixome</text:span><text:span text:style-name="T3">g</text:span><text:span text:style-name="T2">e</text:span></text:p>
      <text:p text:style-name="P5"><text:span text:style-name="T1">fazer viver<text:tab/></text:span><text:span text:style-name="T2">-ewikatidi</text:span></text:p>
      <text:p text:style-name="P5"><text:span text:style-name="T1">fazer xixi<text:tab/></text:span><text:span text:style-name="T2">-nipaadi</text:span></text:p>
      <text:p text:style-name="P5"><text:span text:style-name="T1">fé<text:tab/></text:span><text:span text:style-name="T2">-iwa</text:span><text:span text:style-name="T3">g</text:span><text:span text:style-name="T2">atakane</text:span><text:span text:style-name="T3">g</text:span><text:span text:style-name="T2">egi</text:span></text:p>
      <text:p text:style-name="P5"><text:tab/><text:span text:style-name="T2">nakatonigi</text:span></text:p>
      <text:p text:style-name="P5"><text:span text:style-name="T1">fé dele<text:tab/></text:span><text:span text:style-name="T2">eliwa</text:span><text:span text:style-name="T3">g</text:span><text:span text:style-name="T2">anatakane</text:span><text:span text:style-name="T3">g</text:span><text:span text:style-name="T2">egi</text:span></text:p>
      <text:p text:style-name="P5"><text:tab/><text:span text:style-name="T2">etiwa</text:span><text:span text:style-name="T3">g</text:span><text:span text:style-name="T2">atakane</text:span><text:span text:style-name="T3">g</text:span><text:span text:style-name="T2">egi</text:span></text:p>
      <text:p text:style-name="P5"><text:span text:style-name="T1">fé (nossa)<text:tab/></text:span><text:span text:style-name="T3">g</text:span><text:span text:style-name="T2">otiwa</text:span><text:span text:style-name="T3">g</text:span><text:span text:style-name="T2">atakane</text:span><text:span text:style-name="T3">g</text:span><text:span text:style-name="T2">egi</text:span></text:p>
      <text:p text:style-name="P5"><text:span text:style-name="T1">fé (sua)<text:tab/></text:span><text:span text:style-name="T3">g</text:span><text:span text:style-name="T2">atiwa</text:span><text:span text:style-name="T3">g</text:span><text:span text:style-name="T2">atakane</text:span><text:span text:style-name="T3">g</text:span><text:span text:style-name="T2">egi</text:span></text:p>
      <text:p text:style-name="P5"><text:span text:style-name="T1">fechar<text:tab/></text:span><text:span text:style-name="T2">-nibatoo</text:span></text:p>
      <text:p text:style-name="P5"><text:tab/><text:span text:style-name="T2">-noxoco</text:span></text:p>
      <text:p text:style-name="P5"><text:span text:style-name="T1">feijão<text:tab/></text:span><text:span text:style-name="T2">ediawa</text:span><text:span text:style-name="T3">g</text:span><text:span text:style-name="T2">a</text:span></text:p>
      <text:p text:style-name="P5"><text:span text:style-name="T1">feitiçaria<text:tab/></text:span><text:span text:style-name="T2">loxikona</text:span><text:span text:style-name="T3">g</text:span><text:span text:style-name="T2">ane</text:span><text:span text:style-name="T3">g</text:span><text:span text:style-name="T2">egi</text:span></text:p>
      <text:p text:style-name="P5"><text:tab/><text:span text:style-name="T2">noxikone</text:span><text:span text:style-name="T3">g</text:span><text:span text:style-name="T2">egi</text:span></text:p>
      <text:p text:style-name="P5"><text:span text:style-name="T1">feiticeiro<text:tab/></text:span><text:span text:style-name="T2">oxikone</text:span><text:span text:style-name="T3">g</text:span><text:span text:style-name="T2">egi</text:span></text:p>
      <text:p text:style-name="P5"><text:span text:style-name="T1">feixe dele<text:tab/></text:span><text:span text:style-name="T2">ligoxe</text:span></text:p>
      <text:p text:style-name="P5"><text:span text:style-name="T1">fel<text:tab/></text:span><text:span text:style-name="T2">ligití</text:span></text:p>
      <text:p text:style-name="P5"><text:span text:style-name="T1">férias<text:tab/></text:span><text:span text:style-name="T2">nipene</text:span><text:span text:style-name="T3">g</text:span><text:span text:style-name="T2">egi</text:span></text:p>
      <text:p text:style-name="P5"><text:span text:style-name="T1">férias (suas)<text:tab/></text:span><text:span text:style-name="T4">g</text:span><text:span text:style-name="T1">anipene</text:span><text:span text:style-name="T4">g</text:span><text:span text:style-name="T1">egi</text:span></text:p>
      <text:p text:style-name="P5"><text:span text:style-name="T1">ferida<text:tab/></text:span><text:span text:style-name="T2">niwexega</text:span><text:span text:style-name="T3">g</text:span><text:span text:style-name="T2">a</text:span></text:p>
      <text:p text:style-name="P5"><text:span text:style-name="T1">ferida dele<text:tab/></text:span><text:span text:style-name="T2">liwexega</text:span><text:span text:style-name="T3">g</text:span><text:span text:style-name="T2">a</text:span></text:p>
      <text:p text:style-name="P5"><text:span text:style-name="T1">ferida que não sara<text:tab/></text:span><text:span text:style-name="T2">nilotapa</text:span><text:span text:style-name="T3">g</text:span><text:span text:style-name="T2">ajegi</text:span></text:p>
      <text:p text:style-name="P5"><text:soft-page-break/><text:span text:style-name="T1">feridas (nossas)<text:tab/></text:span><text:span text:style-name="T3">g</text:span><text:span text:style-name="T2">otaciledi</text:span></text:p>
      <text:p text:style-name="P5"><text:span text:style-name="T1">ferido<text:tab/></text:span><text:span text:style-name="T2">etacilo</text:span></text:p>
      <text:p text:style-name="P5"><text:span text:style-name="T1">ferir<text:tab/></text:span><text:span text:style-name="T2">-acilotidi</text:span></text:p>
      <text:p text:style-name="P5"><text:span text:style-name="T1">fermento<text:tab/></text:span><text:span text:style-name="T2">labo</text:span><text:span text:style-name="T3">g</text:span><text:span text:style-name="T2">otakana</text:span><text:span text:style-name="T3">g</text:span><text:span text:style-name="T2">adi</text:span></text:p>
      <text:p text:style-name="P5"><text:tab/><text:span text:style-name="T2">labookojegi</text:span></text:p>
      <text:p text:style-name="P5"><text:tab/><text:span text:style-name="T2">nabo</text:span><text:span text:style-name="T3">g</text:span><text:span text:style-name="T2">otakana</text:span><text:span text:style-name="T3">g</text:span><text:span text:style-name="T2">adi</text:span></text:p>
      <text:p text:style-name="P5"><text:tab/><text:span text:style-name="T2">nabookojegi</text:span></text:p>
      <text:p text:style-name="P5"><text:span text:style-name="T1">ferramenta<text:tab/></text:span><text:span text:style-name="T2">najo</text:span></text:p>
      <text:p text:style-name="P5"><text:span text:style-name="T1">ferro<text:tab/></text:span><text:span text:style-name="T3">g</text:span><text:span text:style-name="T2">apilece</text:span><text:span text:style-name="T3">g</text:span><text:span text:style-name="T2">e</text:span></text:p>
      <text:p text:style-name="P5"/>
      <text:p text:style-name="P5">[Seite 198]</text:p>
      <text:p text:style-name="P5">[Spalte 2]</text:p>
      <text:p text:style-name="P5"/>
      <text:p text:style-name="P5"><text:span text:style-name="T1">ferrugem<text:tab/></text:span><text:span text:style-name="T2">digowi</text:span></text:p>
      <text:p text:style-name="P5"><text:tab/><text:span text:style-name="T2">ligowii</text:span><text:span text:style-name="T3">g</text:span><text:span text:style-name="T2">a</text:span></text:p>
      <text:p text:style-name="P5"><text:span text:style-name="T1">ferver<text:tab/></text:span><text:span text:style-name="T2">-natiama</text:span><text:span text:style-name="T3">g</text:span><text:span text:style-name="T2">adi</text:span></text:p>
      <text:p text:style-name="P5"><text:span text:style-name="T1">festa<text:tab/></text:span><text:span text:style-name="T2">nalokegi</text:span></text:p>
      <text:p text:style-name="P5"><text:tab/><text:span text:style-name="T2">naloo</text:span><text:span text:style-name="T3">g</text:span><text:span text:style-name="T2">o</text:span></text:p>
      <text:p text:style-name="P5"><text:tab/><text:span text:style-name="T2">etogo</text:span></text:p>
      <text:p text:style-name="P5"><text:span text:style-name="T1">festa dele<text:tab/></text:span><text:span text:style-name="T2">lalokegi</text:span></text:p>
      <text:p text:style-name="P5"><text:span text:style-name="T1">ficamos por enquanto<text:tab/></text:span><text:span text:style-name="T2">ejona</text:span><text:span text:style-name="T3">g</text:span><text:span text:style-name="T2">a(te)</text:span></text:p>
      <text:p text:style-name="P5"><text:span text:style-name="T1">ficar<text:tab/></text:span><text:span text:style-name="T2">-dinajepa</text:span><text:span text:style-name="T3">g</text:span><text:span text:style-name="T2">adi</text:span></text:p>
      <text:p text:style-name="P5"><text:span text:style-name="T1">ficar agitado com<text:tab/></text:span><text:span text:style-name="T2">-nipadi(ta)</text:span></text:p>
      <text:p text:style-name="P5"><text:span text:style-name="T1">ficar brabo<text:tab/></text:span><text:span text:style-name="T2">-eli</text:span><text:span text:style-name="T3">g</text:span><text:span text:style-name="T2">ide</text:span></text:p>
      <text:p text:style-name="P5"><text:tab/><text:span text:style-name="T2">-iojo</text:span></text:p>
      <text:p text:style-name="P5"><text:span text:style-name="T1">ficar com ciúme<text:tab/></text:span><text:span text:style-name="T2">-elokojo</text:span><text:span text:style-name="T3">g</text:span><text:span text:style-name="T2">o</text:span></text:p>
      <text:p text:style-name="P5"><text:span text:style-name="T1">ficar com raiva (dele)<text:tab/></text:span><text:span text:style-name="T2">-ela(tema)</text:span></text:p>
      <text:p text:style-name="P5"><text:span text:style-name="T1">ficar com sono<text:tab/></text:span><text:span text:style-name="T2">-ibagi</text:span></text:p>
      <text:p text:style-name="P5"><text:span text:style-name="T1">ficar contente<text:tab/></text:span><text:span text:style-name="T2">-dinane(tibece)</text:span></text:p>
      <text:p text:style-name="P5"><text:span text:style-name="T1">ficar em cima de outro<text:tab/></text:span><text:span text:style-name="T2">-ipe(teloco)</text:span></text:p>
      <text:p text:style-name="P5"><text:span text:style-name="T1">ficar em silêncio<text:tab/></text:span><text:span text:style-name="T2">-axixe</text:span></text:p>
      <text:p text:style-name="P5"><text:span text:style-name="T1">ficar firme<text:tab/></text:span><text:span text:style-name="T2">-atite</text:span></text:p>
      <text:p text:style-name="P5"><text:span text:style-name="T1">ficar na sombra de<text:tab/></text:span><text:span text:style-name="T2">-iwale(tigi)</text:span></text:p>
      <text:p text:style-name="P5"><text:span text:style-name="T1">ficar num lugar<text:tab/></text:span><text:span text:style-name="T2">-eya</text:span><text:span text:style-name="T3">g</text:span><text:span text:style-name="T2">a(ti)</text:span></text:p>
      <text:p text:style-name="P5"><text:tab/><text:span text:style-name="T2">-o(te)</text:span></text:p>
      <text:p text:style-name="P5"><text:tab/><text:span text:style-name="T2">-o(teloco)</text:span></text:p>
      <text:p text:style-name="P5"><text:span text:style-name="T1">ficar ou estar lá<text:tab/></text:span><text:span text:style-name="T2">idi -o(te)</text:span></text:p>
      <text:p text:style-name="P5"><text:span text:style-name="T1">ficar perplexo<text:tab/></text:span><text:span text:style-name="T2">-ita</text:span><text:span text:style-name="T3">g</text:span><text:span text:style-name="T2">a(tibeci)</text:span></text:p>
      <text:p text:style-name="P5"><text:span text:style-name="T1">ficar sério<text:tab/></text:span><text:span text:style-name="T2">-dinaniwa</text:span><text:span text:style-name="T3">g</text:span><text:span text:style-name="T2">adi</text:span></text:p>
      <text:p text:style-name="P5"><text:span text:style-name="T1">ficar um pouco tonta<text:tab/></text:span><text:span text:style-name="T2">datawawaanigi</text:span></text:p>
      <text:p text:style-name="P5"><text:span text:style-name="T1">ficou só um<text:tab/></text:span><text:span text:style-name="T2">onani</text:span><text:span text:style-name="T3">g</text:span><text:span text:style-name="T2">initece</text:span></text:p>
      <text:p text:style-name="P5"><text:span text:style-name="T1">fígado dele<text:tab/></text:span><text:span text:style-name="T2">lolidi</text:span></text:p>
      <text:p text:style-name="P5"><text:span text:style-name="T1">figueiro<text:tab/></text:span><text:span text:style-name="T2">itii</text:span><text:span text:style-name="T3">g</text:span><text:span text:style-name="T2">adixa</text:span><text:span text:style-name="T3">g</text:span><text:span text:style-name="T2">a</text:span></text:p>
      <text:p text:style-name="P5"><text:span text:style-name="T1">filha<text:tab/></text:span><text:span text:style-name="T2">niona</text:span></text:p>
      <text:p text:style-name="P5"><text:span text:style-name="T1">filha de<text:tab/></text:span><text:span text:style-name="T2">-iona</text:span></text:p>
      <text:p text:style-name="P5"><text:span text:style-name="T1">filha dele/dela<text:tab/></text:span><text:span text:style-name="T2">liona</text:span></text:p>
      <text:p text:style-name="P5"><text:span text:style-name="T1">filho<text:tab/></text:span><text:span text:style-name="T2">nionigi</text:span></text:p>
      <text:p text:style-name="P5"><text:span text:style-name="T1">filho de<text:tab/></text:span><text:span text:style-name="T2">-ionigi</text:span></text:p>
      <text:p text:style-name="P5"><text:span text:style-name="T1">filho dele/dela<text:tab/></text:span><text:span text:style-name="T2">lionigi</text:span></text:p>
      <text:p text:style-name="P5"><text:span text:style-name="T1">filho (nosso)<text:tab/></text:span><text:span text:style-name="T3">g</text:span><text:span text:style-name="T2">odionigi</text:span></text:p>
      <text:p text:style-name="P5"><text:span text:style-name="T1">fim<text:tab/></text:span><text:span text:style-name="T2">niata</text:span><text:span text:style-name="T3">g</text:span><text:span text:style-name="T2">a</text:span></text:p>
      <text:p text:style-name="P5"><text:tab/><text:span text:style-name="T2">liniogo</text:span></text:p>
      <text:p text:style-name="P5"><text:soft-page-break/><text:span text:style-name="T1">fim (nosso)<text:tab/></text:span><text:span text:style-name="T3">g</text:span><text:span text:style-name="T2">odaakegi</text:span></text:p>
      <text:p text:style-name="P5"><text:span text:style-name="T1">finada<text:tab/></text:span><text:span text:style-name="T2">ajoolatibige</text:span></text:p>
      <text:p text:style-name="P5"/>
      <text:p text:style-name="P5">[Seite 199]</text:p>
      <text:p text:style-name="P5">[Spalte 1]</text:p>
      <text:p text:style-name="P5"/>
      <text:p text:style-name="P5"><text:span text:style-name="T1">finado<text:tab/></text:span><text:span text:style-name="T2">icoolatigi</text:span></text:p>
      <text:p text:style-name="P5"><text:tab/><text:span text:style-name="T2">ijoolatibige</text:span></text:p>
      <text:p text:style-name="P5"><text:span text:style-name="T1">fingir<text:tab/></text:span><text:span text:style-name="T2">on-(-ao)</text:span></text:p>
      <text:p text:style-name="P5"><text:span text:style-name="T1">fino<text:tab/></text:span><text:span text:style-name="T2">nipegedi</text:span></text:p>
      <text:p text:style-name="P5"><text:span text:style-name="T1">fixar em<text:tab/></text:span><text:span text:style-name="T2">-exoca</text:span><text:span text:style-name="T3">g</text:span><text:span text:style-name="T2">adi(teloco)</text:span></text:p>
      <text:p text:style-name="P5"><text:span text:style-name="T1">flauta<text:tab/></text:span><text:span text:style-name="T2">natena</text:span></text:p>
      <text:p text:style-name="P5"><text:span text:style-name="T1">flecha<text:tab/></text:span><text:span text:style-name="T2">nopitena</text:span></text:p>
      <text:p text:style-name="P5"><text:span text:style-name="T1">flecha de<text:tab/></text:span><text:span text:style-name="T2">-opitena</text:span></text:p>
      <text:p text:style-name="P5"><text:span text:style-name="T1">flecha dele<text:tab/></text:span><text:span text:style-name="T2">lopitena</text:span></text:p>
      <text:p text:style-name="P5"><text:span text:style-name="T1">flor<text:tab/></text:span><text:span text:style-name="T2">lawo</text:span><text:span text:style-name="T3">g</text:span><text:span text:style-name="T2">o</text:span></text:p>
      <text:p text:style-name="P5"><text:span text:style-name="T1">flor amarela<text:tab/></text:span><text:span text:style-name="T2">otacigo</text:span></text:p>
      <text:p text:style-name="P5"><text:span text:style-name="T1">floresta<text:tab/></text:span><text:span text:style-name="T2">nialigi</text:span></text:p>
      <text:p text:style-name="P5"><text:span text:style-name="T1">fofoca<text:tab/></text:span><text:span text:style-name="T2">enala</text:span><text:span text:style-name="T3">g</text:span><text:span text:style-name="T2">ane</text:span><text:span text:style-name="T3">g</text:span><text:span text:style-name="T2">egi</text:span></text:p>
      <text:p text:style-name="P5"><text:span text:style-name="T1">fofoca mentirosa<text:tab/></text:span><text:span text:style-name="T2">aniliitigi</text:span></text:p>
      <text:p text:style-name="P5"><text:span text:style-name="T1">fogo<text:tab/></text:span><text:span text:style-name="T2">noledi</text:span></text:p>
      <text:p text:style-name="P5"><text:span text:style-name="T1">fogão<text:tab/></text:span><text:span text:style-name="T2">noola</text:span><text:span text:style-name="T3">g</text:span><text:span text:style-name="T2">ana</text:span><text:span text:style-name="T3">g</text:span><text:span text:style-name="T2">axi</text:span></text:p>
      <text:p text:style-name="P5"><text:span text:style-name="T1">fogo no mato<text:tab/></text:span><text:span text:style-name="T2">nálogo</text:span></text:p>
      <text:p text:style-name="P5"><text:span text:style-name="T1">foguete<text:tab/></text:span><text:span text:style-name="T2">aligopena</text:span><text:span text:style-name="T3">g</text:span><text:span text:style-name="T2">ane</text:span><text:span text:style-name="T3">g</text:span><text:span text:style-name="T2">e</text:span></text:p>
      <text:p text:style-name="P5"><text:span text:style-name="T1">foi assim<text:tab/></text:span><text:span text:style-name="T2">ji</text:span><text:span text:style-name="T3">g</text:span><text:span text:style-name="T2">idiaa</text:span><text:span text:style-name="T3">g</text:span><text:span text:style-name="T2">ee</text:span></text:p>
      <text:p text:style-name="P5"><text:tab/><text:span text:style-name="T2">joani</text:span><text:span text:style-name="T3">g</text:span><text:span text:style-name="T2">idaa</text:span><text:span text:style-name="T3">g</text:span><text:span text:style-name="T2">ee</text:span></text:p>
      <text:p text:style-name="P5"><text:tab/><text:span text:style-name="T2">joani</text:span><text:span text:style-name="T3">g</text:span><text:span text:style-name="T2">ijaa</text:span><text:span text:style-name="T3">g</text:span><text:span text:style-name="T2">ee</text:span></text:p>
      <text:p text:style-name="P5"><text:span text:style-name="T1">foi ele mesmo<text:tab/></text:span><text:span text:style-name="T2">joani</text:span><text:span text:style-name="T3">g</text:span><text:span text:style-name="T2">inaa</text:span><text:span text:style-name="T3">g</text:span><text:span text:style-name="T2">ina</text:span></text:p>
      <text:p text:style-name="P5"><text:span text:style-name="T1">foi essa<text:tab/></text:span><text:span text:style-name="T2">joana</text:span><text:span text:style-name="T3">g</text:span><text:span text:style-name="T2">ajaa</text:span></text:p>
      <text:p text:style-name="P5"><text:span text:style-name="T1">foi esse<text:tab/></text:span><text:span text:style-name="T2">joani</text:span><text:span text:style-name="T3">g</text:span><text:span text:style-name="T2">idaa</text:span></text:p>
      <text:p text:style-name="P5"><text:tab/><text:span text:style-name="T2">joani</text:span><text:span text:style-name="T3">g</text:span><text:span text:style-name="T2">idia</text:span></text:p>
      <text:p text:style-name="P5"><text:tab/><text:span text:style-name="T2">joani</text:span><text:span text:style-name="T3">g</text:span><text:span text:style-name="T2">inaa</text:span></text:p>
      <text:p text:style-name="P5"><text:span text:style-name="T1">foi este (e não outro)<text:tab/></text:span><text:span text:style-name="T2">ji</text:span><text:span text:style-name="T3">g</text:span><text:span text:style-name="T2">idapa</text:span><text:span text:style-name="T3">g</text:span><text:span text:style-name="T2">a</text:span></text:p>
      <text:p text:style-name="P5"><text:span text:style-name="T1">foi mesmo<text:tab/></text:span><text:span text:style-name="T2">joani</text:span><text:span text:style-name="T3">g</text:span><text:span text:style-name="T2">idaa</text:span><text:span text:style-name="T3">g</text:span><text:span text:style-name="T2">ee</text:span></text:p>
      <text:p text:style-name="P5"><text:span text:style-name="T1">foice<text:tab/></text:span><text:span text:style-name="T2">anamage</text:span><text:span text:style-name="T3">g</text:span><text:span text:style-name="T2">egi</text:span></text:p>
      <text:p text:style-name="P5"><text:span text:style-name="T1">fôlego dele<text:tab/></text:span><text:span text:style-name="T2">laadi</text:span></text:p>
      <text:p text:style-name="P5"><text:span text:style-name="T1">folha<text:tab/></text:span><text:span text:style-name="T2">-amodi</text:span></text:p>
      <text:p text:style-name="P5"><text:span text:style-name="T1">folha de palmeira<text:tab/></text:span><text:span text:style-name="T2">exate-lamodi</text:span></text:p>
      <text:p text:style-name="P5"><text:span text:style-name="T1">folha dele<text:tab/></text:span><text:span text:style-name="T2">lamodi</text:span></text:p>
      <text:p text:style-name="P5"><text:span text:style-name="T1">fome<text:tab/></text:span><text:span text:style-name="T2">nigigi</text:span></text:p>
      <text:p text:style-name="P5"><text:span text:style-name="T1">fonte<text:tab/></text:span><text:span text:style-name="T2">lacilotibige-ninyo</text:span><text:span text:style-name="T3">g</text:span><text:span text:style-name="T2">odi</text:span></text:p>
      <text:p text:style-name="P5"><text:span text:style-name="T1">força<text:tab/></text:span><text:span text:style-name="T2">noniciwa</text:span><text:span text:style-name="T3">g</text:span><text:span text:style-name="T2">a</text:span></text:p>
      <text:p text:style-name="P5"><text:span text:style-name="T1">fora<text:tab/></text:span><text:span text:style-name="T2">ditinedi</text:span></text:p>
      <text:p text:style-name="P5"><text:tab/><text:span text:style-name="T2">we</text:span></text:p>
      <text:p text:style-name="P5"><text:span text:style-name="T1">força dele<text:tab/></text:span><text:span text:style-name="T2">loniciwa</text:span><text:span text:style-name="T3">g</text:span><text:span text:style-name="T2">a</text:span></text:p>
      <text:p text:style-name="P5"><text:span text:style-name="T1">forma dele<text:tab/></text:span><text:span text:style-name="T2">libolede</text:span><text:span text:style-name="T3">g</text:span><text:span text:style-name="T2">egi</text:span></text:p>
      <text:p text:style-name="P5"><text:span text:style-name="T1">formar<text:tab/></text:span><text:span text:style-name="T2">-iwila</text:span></text:p>
      <text:p text:style-name="P5"><text:span text:style-name="T1">formiga<text:tab/></text:span><text:span text:style-name="T2">dibixo</text:span><text:span text:style-name="T3">g</text:span><text:span text:style-name="T2">o</text:span></text:p>
      <text:p text:style-name="P5"/>
      <text:p text:style-name="P5">[Seite 199]</text:p>
      <text:p text:style-name="P5">[Spalte 2]</text:p>
      <text:p text:style-name="P5"/>
      <text:p text:style-name="P5"><text:soft-page-break/><text:span text:style-name="T1">fortalecer<text:tab/></text:span><text:span text:style-name="T2">-oniciwa</text:span><text:span text:style-name="T3">g</text:span><text:span text:style-name="T2">adi</text:span></text:p>
      <text:p text:style-name="P5"><text:span text:style-name="T1">forte<text:tab/></text:span><text:span text:style-name="T2">loniciwe</text:span><text:span text:style-name="T3">g</text:span><text:span text:style-name="T2">enigi</text:span></text:p>
      <text:p text:style-name="P5"><text:tab/><text:span text:style-name="T2">yoniciwadi</text:span></text:p>
      <text:p text:style-name="P5"><text:span text:style-name="T1">fósforos<text:tab/></text:span><text:span text:style-name="T2">noletedi</text:span></text:p>
      <text:p text:style-name="P5"><text:span text:style-name="T1">foto<text:tab/></text:span><text:span text:style-name="T2">-iwigo</text:span></text:p>
      <text:p text:style-name="P5"><text:tab/><text:span text:style-name="T2">niwigo</text:span></text:p>
      <text:p text:style-name="P5"><text:span text:style-name="T1">foto ou imagem dele<text:tab/></text:span><text:span text:style-name="T2">liwigo</text:span></text:p>
      <text:p text:style-name="P5"><text:span text:style-name="T1">fraqueza<text:tab/></text:span><text:span text:style-name="T2">-a</text:span><text:span text:style-name="T3">g</text:span><text:span text:style-name="T2">amala</text:span><text:span text:style-name="T3">g</text:span><text:span text:style-name="T2">a</text:span></text:p>
      <text:p text:style-name="P5"><text:tab/><text:span text:style-name="T2">a</text:span><text:span text:style-name="T3">g</text:span><text:span text:style-name="T2">amale</text:span><text:span text:style-name="T3">g</text:span><text:span text:style-name="T2">egi</text:span></text:p>
      <text:p text:style-name="P5"><text:tab/><text:span text:style-name="T2">naboca</text:span><text:span text:style-name="T3">g</text:span><text:span text:style-name="T2">a</text:span></text:p>
      <text:p text:style-name="P5"><text:tab/><text:span text:style-name="T2">na</text:span><text:span text:style-name="T3">g</text:span><text:span text:style-name="T2">amale</text:span><text:span text:style-name="T3">g</text:span><text:span text:style-name="T2">egi</text:span></text:p>
      <text:p text:style-name="P5"><text:span text:style-name="T1">fraqueza (minha)<text:tab/></text:span><text:span text:style-name="T2">i</text:span><text:span text:style-name="T3">g</text:span><text:span text:style-name="T2">amale</text:span><text:span text:style-name="T3">g</text:span><text:span text:style-name="T2">egi</text:span></text:p>
      <text:p text:style-name="P5"><text:span text:style-name="T1">fraqueza (nossa)<text:tab/></text:span><text:span text:style-name="T3">g</text:span><text:span text:style-name="T2">odaboca</text:span><text:span text:style-name="T3">g</text:span><text:span text:style-name="T2">a</text:span></text:p>
      <text:p text:style-name="P5"><text:tab/><text:span text:style-name="T3">g</text:span><text:span text:style-name="T2">oda</text:span><text:span text:style-name="T3">g</text:span><text:span text:style-name="T2">amala</text:span><text:span text:style-name="T3">g</text:span><text:span text:style-name="T2">a</text:span></text:p>
      <text:p text:style-name="P5"><text:span text:style-name="T1">freiar<text:tab/></text:span><text:span text:style-name="T2">-nowaca</text:span><text:span text:style-name="T3">g</text:span><text:span text:style-name="T2">a</text:span></text:p>
      <text:p text:style-name="P5"><text:span text:style-name="T1">freio<text:tab/></text:span><text:span text:style-name="T2">lowaca</text:span><text:span text:style-name="T3">g</text:span><text:span text:style-name="T2">a</text:span></text:p>
      <text:p text:style-name="P5"><text:span text:style-name="T1">freqüente<text:tab/></text:span><text:span text:style-name="T2">nio</text:span></text:p>
      <text:p text:style-name="P5"><text:span text:style-name="T1">fresco<text:tab/></text:span><text:span text:style-name="T2">diwete</text:span></text:p>
      <text:p text:style-name="P5"><text:span text:style-name="T1">frio<text:tab/></text:span><text:span text:style-name="T2">diwete</text:span></text:p>
      <text:p text:style-name="P5"><text:span text:style-name="T1">(o) frio<text:tab/></text:span><text:span text:style-name="T2">niweta</text:span><text:span text:style-name="T3">g</text:span><text:span text:style-name="T2">a</text:span></text:p>
      <text:p text:style-name="P5"><text:span text:style-name="T1">fruta<text:tab/></text:span><text:span text:style-name="T2">ela</text:span></text:p>
      <text:p text:style-name="P5"><text:span text:style-name="T1">fruto de jatobá<text:tab/></text:span><text:span text:style-name="T2">wama</text:span></text:p>
      <text:p text:style-name="P5"><text:span text:style-name="T1">fruto do serviço<text:tab/></text:span><text:span text:style-name="T2">nibakajetegi</text:span></text:p>
      <text:p text:style-name="P5"><text:span text:style-name="T1">fruto do serviço (seu)<text:tab/></text:span><text:span text:style-name="T2">libakajetegi</text:span></text:p>
      <text:p text:style-name="P5"><text:span text:style-name="T1">fruto do trabalho<text:tab/></text:span><text:span text:style-name="T2">nibakajetegi</text:span></text:p>
      <text:p text:style-name="P5"><text:span text:style-name="T1">fruto (seu)<text:tab/></text:span><text:span text:style-name="T3">g</text:span><text:span text:style-name="T2">atá</text:span></text:p>
      <text:p text:style-name="P5"><text:span text:style-name="T1">fugir<text:tab/></text:span><text:span text:style-name="T2">-iale</text:span></text:p>
      <text:p text:style-name="P5"><text:span text:style-name="T1">fumaça<text:tab/></text:span><text:span text:style-name="T3">g</text:span><text:span text:style-name="T2">ocila</text:span><text:span text:style-name="T3">g</text:span><text:span text:style-name="T2">adi</text:span></text:p>
      <text:p text:style-name="P5"><text:span text:style-name="T1">fumaça dele<text:tab/></text:span><text:span text:style-name="T2">lo</text:span><text:span text:style-name="T3">g</text:span><text:span text:style-name="T2">ocila</text:span><text:span text:style-name="T3">g</text:span><text:span text:style-name="T2">adi</text:span></text:p>
      <text:p text:style-name="P5"><text:span text:style-name="T1">fumacento<text:tab/></text:span><text:span text:style-name="T2">do</text:span><text:span text:style-name="T3">g</text:span><text:span text:style-name="T2">ocila</text:span><text:span text:style-name="T3">g</text:span><text:span text:style-name="T2">ade</text:span></text:p>
      <text:p text:style-name="P5"><text:span text:style-name="T1">fumar<text:tab/></text:span><text:span text:style-name="T2">-apico</text:span><text:span text:style-name="T3">g</text:span><text:span text:style-name="T2">o</text:span></text:p>
      <text:p text:style-name="P5"><text:span text:style-name="T1">fumo<text:tab/></text:span><text:span text:style-name="T2">naloda</text:span><text:span text:style-name="T3">g</text:span><text:span text:style-name="T2">adi</text:span></text:p>
      <text:p text:style-name="P5"><text:span text:style-name="T1">fundo de pote<text:tab/></text:span><text:span text:style-name="T2">lawio</text:span></text:p>
      <text:p text:style-name="P5"><text:span text:style-name="T1">furador<text:tab/></text:span><text:span text:style-name="T2">napoacena</text:span><text:span text:style-name="T3">g</text:span><text:span text:style-name="T2">ana</text:span><text:span text:style-name="T3">g</text:span><text:span text:style-name="T2">adi</text:span></text:p>
      <text:p text:style-name="P5"><text:span text:style-name="T1">furar<text:tab/></text:span><text:span text:style-name="T2">-apoace</text:span></text:p>
      <text:p text:style-name="P5"><text:tab/><text:span text:style-name="T2">-apoace(nataka)</text:span></text:p>
      <text:p text:style-name="P5"><text:tab/><text:span text:style-name="T2">-awime</text:span></text:p>
      <text:p text:style-name="P5"><text:span text:style-name="T1">fuxica<text:tab/></text:span><text:span text:style-name="T2">aniliitigi</text:span></text:p>
      <text:p text:style-name="P5"><text:span text:style-name="T1">fuxicar<text:tab/></text:span><text:span text:style-name="T2">-iliko</text:span></text:p>
      <text:p text:style-name="P5"><text:span text:style-name="T1">fuxiqueiro<text:tab/></text:span><text:span text:style-name="T2">ala</text:span><text:span text:style-name="T3">g</text:span><text:span text:style-name="T2">ane</text:span><text:span text:style-name="T3">g</text:span><text:span text:style-name="T2">egi</text:span></text:p>
      <text:p text:style-name="P5"/>
      <text:p text:style-name="P5">[Seite 200]</text:p>
      <text:p text:style-name="P5">[Spalte 1]</text:p>
      <text:p text:style-name="P5"/>
      <text:p text:style-name="P4">G - g</text:p>
      <text:p text:style-name="P5"/>
      <text:p text:style-name="P5"><text:span text:style-name="T1">gabar-se<text:tab/></text:span><text:span text:style-name="T2">-diniweni</text:span><text:span text:style-name="T3">g</text:span><text:span text:style-name="T2">ide</text:span></text:p>
      <text:p text:style-name="P5"><text:span text:style-name="T1">gafanhoto<text:tab/></text:span><text:span text:style-name="T3">g</text:span><text:span text:style-name="T2">onipidi</text:span></text:p>
      <text:p text:style-name="P5"><text:span text:style-name="T1">gafanhoto grande<text:tab/></text:span><text:span text:style-name="T2">elegelegi</text:span></text:p>
      <text:p text:style-name="P5"><text:span text:style-name="T1">gago<text:tab/></text:span><text:span text:style-name="T2">age</text:span><text:span text:style-name="T3">g</text:span><text:span text:style-name="T2">egi</text:span></text:p>
      <text:p text:style-name="P5"><text:span text:style-name="T1">galardão dele<text:tab/></text:span><text:span text:style-name="T2">la</text:span><text:span text:style-name="T3">g</text:span><text:span text:style-name="T2">ajegi</text:span></text:p>
      <text:p text:style-name="P5"><text:tab/><text:span text:style-name="T2">no</text:span><text:span text:style-name="T3">g</text:span><text:span text:style-name="T2">eedi</text:span></text:p>
      <text:p text:style-name="P5"><text:soft-page-break/><text:span text:style-name="T1">galardão (nosso)<text:tab/></text:span><text:span text:style-name="T3">g</text:span><text:span text:style-name="T2">ono</text:span><text:span text:style-name="T3">g</text:span><text:span text:style-name="T2">eedi</text:span></text:p>
      <text:p text:style-name="P5"><text:span text:style-name="T1">galardão (seu)<text:tab/></text:span><text:span text:style-name="T3">g</text:span><text:span text:style-name="T2">ano</text:span><text:span text:style-name="T3">g</text:span><text:span text:style-name="T2">eedi</text:span></text:p>
      <text:p text:style-name="P5"><text:span text:style-name="T1">galinha<text:tab/></text:span><text:span text:style-name="T2">oko</text:span><text:span text:style-name="T3">g</text:span><text:span text:style-name="T2">okoodi</text:span></text:p>
      <text:p text:style-name="P5"><text:span text:style-name="T1">galo<text:tab/></text:span><text:span text:style-name="T2">oko</text:span><text:span text:style-name="T3">g</text:span><text:span text:style-name="T2">okoodi</text:span></text:p>
      <text:p text:style-name="P5"><text:span text:style-name="T1">ganhar<text:tab/></text:span><text:span text:style-name="T2">-nigaanye</text:span></text:p>
      <text:p text:style-name="P5"><text:span text:style-name="T1">garantir segurança<text:tab/></text:span><text:span text:style-name="T2">-dina</text:span><text:span text:style-name="T3">g</text:span><text:span text:style-name="T2">a</text:span></text:p>
      <text:p text:style-name="P5"><text:span text:style-name="T1">garça<text:tab/></text:span><text:span text:style-name="T3">g</text:span><text:span text:style-name="T2">aleta</text:span></text:p>
      <text:p text:style-name="P5"><text:span text:style-name="T1">garoa<text:tab/></text:span><text:span text:style-name="T2">naji</text:span><text:span text:style-name="T3">g</text:span><text:span text:style-name="T2">a</text:span></text:p>
      <text:p text:style-name="P5"><text:span text:style-name="T1">garra<text:tab/></text:span><text:span text:style-name="T2">naxapo</text:span></text:p>
      <text:p text:style-name="P5"><text:span text:style-name="T1">garrafa<text:tab/></text:span><text:span text:style-name="T2">galaapa</text:span></text:p>
      <text:p text:style-name="P5"><text:span text:style-name="T1">gastar<text:tab/></text:span><text:span text:style-name="T2">-aa</text:span><text:span text:style-name="T3">g</text:span><text:span text:style-name="T2">adi</text:span></text:p>
      <text:p text:style-name="P5"><text:tab/><text:span text:style-name="T2">-o</text:span><text:span text:style-name="T3">g</text:span><text:span text:style-name="T2">aka</text:span></text:p>
      <text:p text:style-name="P5"><text:span text:style-name="T1">gato<text:tab/></text:span><text:span text:style-name="T2">bigixeena</text:span></text:p>
      <text:p text:style-name="P5"><text:span text:style-name="T1">gavião<text:tab/></text:span><text:span text:style-name="T2">enadodi</text:span></text:p>
      <text:p text:style-name="P5"><text:tab/><text:span text:style-name="T2">epionoogo</text:span></text:p>
      <text:p text:style-name="P5"><text:tab/><text:span text:style-name="T3">g</text:span><text:span text:style-name="T2">omadotayo</text:span></text:p>
      <text:p text:style-name="P5"><text:tab/><text:span text:style-name="T3">g</text:span><text:span text:style-name="T2">oma</text:span><text:span text:style-name="T3">g</text:span><text:span text:style-name="T2">aladotaagi</text:span></text:p>
      <text:p text:style-name="P5"><text:span text:style-name="T1">gavião grande<text:tab/></text:span><text:span text:style-name="T2">balenokodi</text:span></text:p>
      <text:p text:style-name="P5"><text:span text:style-name="T1">geada<text:tab/></text:span><text:span text:style-name="T2">dakaketinigi</text:span></text:p>
      <text:p text:style-name="P5"><text:span text:style-name="T1">gelo<text:tab/></text:span><text:span text:style-name="T2">eloni</text:span></text:p>
      <text:p text:style-name="P5"><text:span text:style-name="T1">gêmeo<text:tab/></text:span><text:span text:style-name="T2">nowaadi</text:span></text:p>
      <text:p text:style-name="P5"><text:tab/><text:span text:style-name="T2">owaadi</text:span></text:p>
      <text:p text:style-name="P5"><text:span text:style-name="T1">gemer<text:tab/></text:span><text:span text:style-name="T2">-atiadi</text:span></text:p>
      <text:p text:style-name="P5"><text:span text:style-name="T1">gemido dele<text:tab/></text:span><text:span text:style-name="T2">laadi</text:span></text:p>
      <text:p text:style-name="P5"><text:span text:style-name="T1">genro<text:tab/></text:span><text:span text:style-name="T2">nii</text:span><text:span text:style-name="T3">g</text:span><text:span text:style-name="T2">adi</text:span></text:p>
      <text:p text:style-name="P5"><text:span text:style-name="T1">gente<text:tab/></text:span><text:span text:style-name="T2">noiigi</text:span></text:p>
      <text:p text:style-name="P5"><text:tab/><text:span text:style-name="T2">oko</text:span></text:p>
      <text:p text:style-name="P5"><text:span text:style-name="T1">gente dele<text:tab/></text:span><text:span text:style-name="T2">loiigi</text:span></text:p>
      <text:p text:style-name="P5"><text:span text:style-name="T1">glória<text:tab/></text:span><text:span text:style-name="T2">datale</text:span></text:p>
      <text:p text:style-name="P5"><text:tab/><text:span text:style-name="T2">no</text:span><text:span text:style-name="T3">g</text:span><text:span text:style-name="T2">ee</text:span><text:span text:style-name="T3">g</text:span><text:span text:style-name="T2">egi</text:span></text:p>
      <text:p text:style-name="P5"><text:span text:style-name="T1">glória (sua)<text:tab/></text:span><text:span text:style-name="T3">g</text:span><text:span text:style-name="T2">ado</text:span><text:span text:style-name="T3">g</text:span><text:span text:style-name="T2">ee</text:span><text:span text:style-name="T3">g</text:span><text:span text:style-name="T2">egi</text:span></text:p>
      <text:p text:style-name="P5"><text:span text:style-name="T1">glorificar<text:tab/></text:span><text:span text:style-name="T2">-iweni</text:span><text:span text:style-name="T3">g</text:span><text:span text:style-name="T2">ide</text:span></text:p>
      <text:p text:style-name="P5"><text:span text:style-name="T1">gordo<text:tab/></text:span><text:span text:style-name="T2">ajakalo</text:span></text:p>
      <text:p text:style-name="P5"/>
      <text:p text:style-name="P5">[Seite 200]</text:p>
      <text:p text:style-name="P5">[Spalte 2]</text:p>
      <text:p text:style-name="P5"/>
      <text:p text:style-name="P5"><text:span text:style-name="T1">gordura<text:tab/></text:span><text:span text:style-name="T2">najidi</text:span></text:p>
      <text:p text:style-name="P5"><text:span text:style-name="T1">gordura dele<text:tab/></text:span><text:span text:style-name="T2">lajidi</text:span></text:p>
      <text:p text:style-name="P5"><text:span text:style-name="T1">(o) gosto<text:tab/></text:span><text:span text:style-name="T2">lita</text:span></text:p>
      <text:p text:style-name="P5"><text:span text:style-name="T1">gostar de<text:tab/></text:span><text:span text:style-name="T2">-emaa</text:span></text:p>
      <text:p text:style-name="P5"><text:tab/><text:span text:style-name="T2">-iite</text:span></text:p>
      <text:p text:style-name="P5"><text:tab/><text:span text:style-name="T2">-ite</text:span></text:p>
      <text:p text:style-name="P5"><text:span text:style-name="T1">gostar de ter<text:tab/></text:span><text:span text:style-name="T2">-ilide(ta)</text:span></text:p>
      <text:p text:style-name="P5"><text:span text:style-name="T1">gostar demais<text:tab/></text:span><text:span text:style-name="T2">-ecewe</text:span></text:p>
      <text:p text:style-name="P5"><text:span text:style-name="T1">gozar<text:tab/></text:span><text:span text:style-name="T2">-iko</text:span></text:p>
      <text:p text:style-name="P5"><text:span text:style-name="T1">gozo<text:tab/></text:span><text:span text:style-name="T2">linikegi</text:span></text:p>
      <text:p text:style-name="P4">gozo dele<text:tab/>linikegi</text:p>
      <text:p text:style-name="P5"><text:span text:style-name="T1">gozo (nosso)<text:tab/></text:span><text:span text:style-name="T3">g</text:span><text:span text:style-name="T2">odinikegi</text:span></text:p>
      <text:p text:style-name="P5"><text:span text:style-name="T1">grande<text:tab/></text:span><text:span text:style-name="T2">nelegi</text:span></text:p>
      <text:p text:style-name="P5"><text:tab/><text:span text:style-name="T2">eliodi</text:span></text:p>
      <text:p text:style-name="P5"><text:tab/><text:span text:style-name="T2">eloodo</text:span></text:p>
      <text:p text:style-name="P5"><text:soft-page-break/><text:span text:style-name="T1">grávida<text:tab/></text:span><text:span text:style-name="T2">ipile</text:span><text:span text:style-name="T3">g</text:span><text:span text:style-name="T2">e</text:span></text:p>
      <text:p text:style-name="P5"><text:tab/><text:span text:style-name="T2">iwaa</text:span><text:span text:style-name="T3">g</text:span><text:span text:style-name="T2">adi</text:span></text:p>
      <text:p text:style-name="P5"><text:span text:style-name="T1">graxa<text:tab/></text:span><text:span text:style-name="T2">najidi</text:span></text:p>
      <text:p text:style-name="P5"><text:span text:style-name="T1">graxa dele<text:tab/></text:span><text:span text:style-name="T2">lajidi</text:span></text:p>
      <text:p text:style-name="P5"><text:span text:style-name="T1">graxa (nossa) para lubrificar<text:tab/></text:span><text:span text:style-name="T3">g</text:span><text:span text:style-name="T2">obiogo</text:span></text:p>
      <text:p text:style-name="P5"><text:span text:style-name="T1">graxa usada para lubrificação<text:tab/></text:span><text:span text:style-name="T2">nibiogo</text:span></text:p>
      <text:p text:style-name="P5"><text:span text:style-name="T1">gritar<text:tab/></text:span><text:span text:style-name="T2">-apaawe</text:span></text:p>
      <text:p text:style-name="P5"><text:span text:style-name="T1">gritar à toa<text:tab/></text:span><text:span text:style-name="T2">-acapena</text:span><text:span text:style-name="T3">g</text:span><text:span text:style-name="T2">a</text:span></text:p>
      <text:p text:style-name="P5"><text:span text:style-name="T1">gritar (de alegria)<text:tab/></text:span><text:span text:style-name="T2">-ayaage</text:span></text:p>
      <text:p text:style-name="P5"><text:span text:style-name="T1">grito<text:tab/></text:span><text:span text:style-name="T2">napaawakategi</text:span></text:p>
      <text:p text:style-name="P5"><text:span text:style-name="T1">grosso<text:tab/></text:span><text:span text:style-name="T2">aojokomata</text:span><text:span text:style-name="T3">g</text:span><text:span text:style-name="T2">a</text:span></text:p>
      <text:p text:style-name="P5"><text:tab/><text:span text:style-name="T2">nigexaka</text:span></text:p>
      <text:p text:style-name="P5"><text:span text:style-name="T1">grupo<text:tab/></text:span><text:span text:style-name="T2">lapo</text:span></text:p>
      <text:p text:style-name="P5"/>
      <text:p text:style-name="P5">[Seite 201]</text:p>
      <text:p text:style-name="P5">[Spalte 1]</text:p>
      <text:p text:style-name="P5"/>
      <text:p text:style-name="P5"><text:span text:style-name="T1">grupo morando juntos<text:tab/></text:span><text:span text:style-name="T2">dinoiigiwepodi</text:span></text:p>
      <text:p text:style-name="P5"><text:span text:style-name="T1">guarda<text:tab/></text:span><text:span text:style-name="T2">goaada</text:span></text:p>
      <text:p text:style-name="P5"><text:tab/><text:span text:style-name="T2">lowiena</text:span><text:span text:style-name="T3">g</text:span><text:span text:style-name="T2">ane</text:span><text:span text:style-name="T3">g</text:span><text:span text:style-name="T2">egi</text:span></text:p>
      <text:p text:style-name="P5"><text:tab/><text:span text:style-name="T2">nowiena</text:span><text:span text:style-name="T3">g</text:span><text:span text:style-name="T2">ana</text:span><text:span text:style-name="T3">g</text:span><text:span text:style-name="T2">a</text:span></text:p>
      <text:p text:style-name="P5"><text:span text:style-name="T1">guardar<text:tab/></text:span><text:span text:style-name="T2">-dowedi(teloco)</text:span></text:p>
      <text:p text:style-name="P5"><text:tab/><text:span text:style-name="T2">-nowiena</text:span><text:span text:style-name="T3">g</text:span><text:span text:style-name="T2">a</text:span></text:p>
      <text:p text:style-name="P5"><text:tab/><text:span text:style-name="T2">-otete</text:span></text:p>
      <text:p text:style-name="P5"><text:span text:style-name="T1">guardas dele<text:tab/></text:span><text:span text:style-name="T2">nibeono</text:span><text:span text:style-name="T3">g</text:span><text:span text:style-name="T2">odi</text:span></text:p>
      <text:p text:style-name="P5"><text:span text:style-name="T1">guerra<text:tab/></text:span><text:span text:style-name="T2">nidele</text:span><text:span text:style-name="T3">g</text:span><text:span text:style-name="T2">egi</text:span></text:p>
      <text:p text:style-name="P5"><text:tab/><text:span text:style-name="T2">niwitidi</text:span><text:span text:style-name="T3">g</text:span><text:span text:style-name="T2">igi</text:span></text:p>
      <text:p text:style-name="P5"/>
      <text:p text:style-name="P5">[Seite 201]</text:p>
      <text:p text:style-name="P5">[Spalte 2]</text:p>
      <text:p text:style-name="P5"/>
      <text:p text:style-name="P5"><text:span text:style-name="T1">guerrear<text:tab/></text:span><text:span text:style-name="T2">-iwitide</text:span></text:p>
      <text:p text:style-name="P5"><text:tab/><text:span text:style-name="T2">-iwitide</text:span><text:span text:style-name="T3">g</text:span><text:span text:style-name="T2">e</text:span></text:p>
      <text:p text:style-name="P5"><text:span text:style-name="T1">guia<text:tab/></text:span><text:span text:style-name="T2">lodoejegi</text:span></text:p>
      <text:p text:style-name="P5"><text:tab/><text:span text:style-name="T2">-odoeje</text:span></text:p>
      <text:p text:style-name="P5"><text:span text:style-name="T1">guia dele<text:tab/></text:span><text:span text:style-name="T2">ligiila</text:span><text:span text:style-name="T3">g</text:span><text:span text:style-name="T2">adi</text:span></text:p>
      <text:p text:style-name="P5"><text:tab/><text:span text:style-name="T2">lodoeje</text:span></text:p>
      <text:p text:style-name="P5"><text:span text:style-name="T1">guia para cego<text:tab/></text:span><text:span text:style-name="T2">-giila</text:span><text:span text:style-name="T3">g</text:span><text:span text:style-name="T2">adi</text:span></text:p>
      <text:p text:style-name="P5"><text:span text:style-name="T1">guiar<text:tab/></text:span><text:span text:style-name="T2">-igila</text:span><text:span text:style-name="T3">g</text:span><text:span text:style-name="T2">atede(ta)</text:span></text:p>
      <text:p text:style-name="P5"><text:span text:style-name="T1">guloso<text:tab/></text:span><text:span text:style-name="T2">anioda</text:span><text:span text:style-name="T3">g</text:span><text:span text:style-name="T2">axa</text:span><text:span text:style-name="T3">g</text:span><text:span text:style-name="T2">a</text:span><text:span text:style-name="T3">g</text:span><text:span text:style-name="T2">a</text:span></text:p>
      <text:p text:style-name="P5"><text:span text:style-name="T1">gurí<text:tab/></text:span><text:span text:style-name="T2">nigaanigi</text:span></text:p>
      <text:p text:style-name="P5"><text:span text:style-name="T1">guria<text:tab/></text:span><text:span text:style-name="T2">nigaana</text:span></text:p>
      <text:p text:style-name="P5"/>
      <text:p text:style-name="P5">[Seite 201]</text:p>
      <text:p text:style-name="P5">[Spalte 1]</text:p>
      <text:p text:style-name="P5"/>
      <text:p text:style-name="P4">H - h</text:p>
      <text:p text:style-name="P5"/>
      <text:p text:style-name="P5"><text:span text:style-name="T1">há<text:tab/></text:span><text:span text:style-name="T2">ica</text:span></text:p>
      <text:p text:style-name="P5"><text:span text:style-name="T1">habilidade<text:tab/></text:span><text:span text:style-name="T2">nixakedi</text:span></text:p>
      <text:p text:style-name="P5"><text:span text:style-name="T1">habilidade dele<text:tab/></text:span><text:span text:style-name="T2">lixakedi</text:span></text:p>
      <text:p text:style-name="P5"><text:span text:style-name="T1">hábito<text:tab/></text:span><text:span text:style-name="T2">nakatigi</text:span></text:p>
      <text:p text:style-name="P5"><text:soft-page-break/><text:span text:style-name="T1">hábito dele<text:tab/></text:span><text:span text:style-name="T2">lakatigi</text:span></text:p>
      <text:p text:style-name="P5"><text:span text:style-name="T1">hemorragia<text:tab/></text:span><text:span text:style-name="T2">awodina</text:span></text:p>
      <text:p text:style-name="P5"><text:span text:style-name="T1">herança<text:tab/></text:span><text:span text:style-name="T2">dinepie</text:span></text:p>
      <text:p text:style-name="P5"><text:tab/><text:span text:style-name="T2">elioda</text:span><text:span text:style-name="T3">g</text:span><text:span text:style-name="T2">ajetegi</text:span></text:p>
      <text:p text:style-name="P5"><text:span text:style-name="T1">herdar<text:tab/></text:span><text:span text:style-name="T2">-nepie</text:span></text:p>
      <text:p text:style-name="P5"><text:span text:style-name="T1">herói de lendas<text:tab/></text:span><text:span text:style-name="T3">G</text:span><text:span text:style-name="T2">onoeno</text:span><text:span text:style-name="T3">g</text:span><text:span text:style-name="T2">odite</text:span></text:p>
      <text:p text:style-name="P5"><text:span text:style-name="T1">hipócrita<text:tab/></text:span><text:span text:style-name="T2">oanadi</text:span></text:p>
      <text:p text:style-name="P5"><text:span text:style-name="T1">história<text:tab/></text:span><text:span text:style-name="T2">natematigo</text:span></text:p>
      <text:p text:style-name="P5"><text:span text:style-name="T1">história de<text:tab/></text:span><text:span text:style-name="T2">natematigigi</text:span></text:p>
      <text:p text:style-name="P5"><text:span text:style-name="T1">história dele<text:tab/></text:span><text:span text:style-name="T2">latematigo</text:span></text:p>
      <text:p text:style-name="P5"><text:span text:style-name="T1">história (nossa)<text:tab/></text:span><text:span text:style-name="T3">g</text:span><text:span text:style-name="T2">odatematigo</text:span></text:p>
      <text:p text:style-name="P5"><text:span text:style-name="T1">história sobre ...<text:tab/></text:span><text:span text:style-name="T2">natematige</text:span><text:span text:style-name="T3">g</text:span><text:span text:style-name="T2">egi</text:span></text:p>
      <text:p text:style-name="P5"><text:span text:style-name="T1">hoje<text:tab/></text:span><text:span text:style-name="T2">amina-noko</text:span></text:p>
      <text:p text:style-name="P5"><text:tab/><text:span text:style-name="T2">ina noko</text:span></text:p>
      <text:p text:style-name="P5"><text:span text:style-name="T1">homem<text:tab/></text:span><text:span text:style-name="T2">aagina</text:span><text:span text:style-name="T3">g</text:span><text:span text:style-name="T2">a</text:span></text:p>
      <text:p text:style-name="P5"><text:tab/><text:span text:style-name="T3">g</text:span><text:span text:style-name="T2">oneleegiwa</text:span></text:p>
      <text:p text:style-name="P5"/>
      <text:p text:style-name="P5">[Seite 201]</text:p>
      <text:p text:style-name="P5">[Spalte 2]</text:p>
      <text:p text:style-name="P5"/>
      <text:p text:style-name="P5"><text:span text:style-name="T1">homem casado<text:tab/></text:span><text:span text:style-name="T2">anigajaade</text:span><text:span text:style-name="T3">g</text:span><text:span text:style-name="T2">egi</text:span></text:p>
      <text:p text:style-name="P5"><text:span text:style-name="T1">homem pobre<text:tab/></text:span><text:span text:style-name="T2">madewedi</text:span></text:p>
      <text:p text:style-name="P5"><text:span text:style-name="T1">homem que mora no campo<text:tab/></text:span><text:span text:style-name="T2">nipodigipijegi</text:span></text:p>
      <text:p text:style-name="P5"><text:span text:style-name="T1">homicídio<text:tab/></text:span><text:span text:style-name="T2">naijeke</text:span><text:span text:style-name="T3">g</text:span><text:span text:style-name="T2">egi</text:span></text:p>
      <text:p text:style-name="P5"><text:span text:style-name="T1">honra<text:tab/></text:span><text:span text:style-name="T2">no</text:span><text:span text:style-name="T3">g</text:span><text:span text:style-name="T2">ee</text:span><text:span text:style-name="T3">g</text:span><text:span text:style-name="T2">egi</text:span></text:p>
      <text:p text:style-name="P5"><text:tab/><text:span text:style-name="T2">-o</text:span><text:span text:style-name="T3">g</text:span><text:span text:style-name="T2">ee</text:span><text:span text:style-name="T3">g</text:span><text:span text:style-name="T2">egi</text:span></text:p>
      <text:p text:style-name="P5"><text:span text:style-name="T1">honrar<text:tab/></text:span><text:span text:style-name="T2">-iweni</text:span><text:span text:style-name="T3">g</text:span><text:span text:style-name="T2">ide</text:span></text:p>
      <text:p text:style-name="P5"><text:span text:style-name="T1">hora<text:tab/></text:span><text:span text:style-name="T2">alige</text:span><text:span text:style-name="T3">g</text:span><text:span text:style-name="T2">e</text:span></text:p>
      <text:p text:style-name="P5"><text:tab/><text:span text:style-name="T2">lakata</text:span></text:p>
      <text:p text:style-name="P5"><text:tab/><text:span text:style-name="T2">limedi</text:span></text:p>
      <text:p text:style-name="P5"><text:span text:style-name="T1">hortaliça<text:tab/></text:span><text:span text:style-name="T2">enanigije</text:span></text:p>
      <text:p text:style-name="P5"><text:span text:style-name="T1">hospedagem dele<text:tab/></text:span><text:span text:style-name="T2">limeda</text:span><text:span text:style-name="T3">g</text:span><text:span text:style-name="T2">adi</text:span></text:p>
      <text:p text:style-name="P5"><text:span text:style-name="T1">hospedagem (nossa)<text:tab/></text:span><text:span text:style-name="T3">g</text:span><text:span text:style-name="T2">onioda</text:span><text:span text:style-name="T3">g</text:span><text:span text:style-name="T2">axi</text:span></text:p>
      <text:p text:style-name="P5"><text:span text:style-name="T1">hospedar<text:tab/></text:span><text:span text:style-name="T2">-imede</text:span><text:span text:style-name="T3">g</text:span><text:span text:style-name="T2">e</text:span></text:p>
      <text:p text:style-name="P5"><text:span text:style-name="T1">hóspede<text:tab/></text:span><text:span text:style-name="T2">lotoka</text:span><text:span text:style-name="T3">g</text:span><text:span text:style-name="T2">adi</text:span></text:p>
      <text:p text:style-name="P5"><text:span text:style-name="T1">hotel<text:tab/></text:span><text:span text:style-name="T3">g</text:span><text:span text:style-name="T2">odiota</text:span><text:span text:style-name="T3">g</text:span><text:span text:style-name="T2">axi</text:span></text:p>
      <text:p text:style-name="P5"><text:span text:style-name="T1">humilhar-se<text:tab/></text:span><text:span text:style-name="T2">-dinilioniga</text:span><text:span text:style-name="T3">g</text:span><text:span text:style-name="T2">atidi</text:span></text:p>
      <text:p text:style-name="P5"><text:tab/><text:span text:style-name="T2">-diniwikode(tibece)</text:span></text:p>
      <text:p text:style-name="P5"/>
      <text:p text:style-name="P5">[Seite 202]</text:p>
      <text:p text:style-name="P5">[Spalte 1]</text:p>
      <text:p text:style-name="P5"/>
      <text:p text:style-name="P4">I - i</text:p>
      <text:p text:style-name="P5"/>
      <text:p text:style-name="P5"><text:span text:style-name="T1">idioma dele<text:tab/></text:span><text:span text:style-name="T2">nioladi</text:span></text:p>
      <text:p text:style-name="P5"><text:span text:style-name="T1">idioma (nosso)<text:tab/></text:span><text:span text:style-name="T3">g</text:span><text:span text:style-name="T2">onioladi</text:span></text:p>
      <text:p text:style-name="P5"><text:span text:style-name="T1">ídolo<text:tab/></text:span><text:span text:style-name="T2">niwigo</text:span></text:p>
      <text:p text:style-name="P5"><text:span text:style-name="T1">ídolo dele<text:tab/></text:span><text:span text:style-name="T2">liwigo</text:span></text:p>
      <text:p text:style-name="P5"><text:span text:style-name="T1">igreja<text:tab/></text:span><text:span text:style-name="T2">niiakana</text:span><text:span text:style-name="T3">g</text:span><text:span text:style-name="T2">axi</text:span></text:p>
      <text:p text:style-name="P5"><text:span text:style-name="T1">igreja dele<text:tab/></text:span><text:span text:style-name="T2">ligaana</text:span><text:span text:style-name="T3">g</text:span><text:span text:style-name="T2">ana</text:span><text:span text:style-name="T3">g</text:span><text:span text:style-name="T2">adi</text:span></text:p>
      <text:p text:style-name="P5"><text:tab/><text:span text:style-name="T2">liiakana</text:span><text:span text:style-name="T3">g</text:span><text:span text:style-name="T2">axi</text:span></text:p>
      <text:p text:style-name="P5"><text:span text:style-name="T1">iguais<text:tab/></text:span><text:span text:style-name="T2">diniciamico</text:span></text:p>
      <text:p text:style-name="P5"><text:soft-page-break/><text:span text:style-name="T1">igual a<text:tab/></text:span><text:span text:style-name="T2">licawa</text:span></text:p>
      <text:p text:style-name="P5"><text:tab/><text:span text:style-name="T2">liciaceekawa</text:span></text:p>
      <text:p text:style-name="P5"><text:span text:style-name="T1">igual (a)<text:tab/></text:span><text:span text:style-name="T2">liciagi</text:span></text:p>
      <text:p text:style-name="P5"><text:span text:style-name="T1">ilha<text:tab/></text:span><text:span text:style-name="T2">idelogo</text:span></text:p>
      <text:p text:style-name="P5"><text:tab/><text:span text:style-name="T2">lidelogo</text:span></text:p>
      <text:p text:style-name="P5"><text:span text:style-name="T1">imitação<text:tab/></text:span><text:span text:style-name="T2">nigena</text:span><text:span text:style-name="T3">g</text:span><text:span text:style-name="T2">atakane</text:span><text:span text:style-name="T3">g</text:span><text:span text:style-name="T2">egi</text:span></text:p>
      <text:p text:style-name="P5"><text:span text:style-name="T1">imitar<text:tab/></text:span><text:span text:style-name="T2">-igena</text:span><text:span text:style-name="T3">g</text:span><text:span text:style-name="T2">adi</text:span></text:p>
      <text:p text:style-name="P5"><text:tab/><text:span text:style-name="T2">-nowii</text:span><text:span text:style-name="T3">g</text:span><text:span text:style-name="T2">o(ta)</text:span></text:p>
      <text:p text:style-name="P5"><text:span text:style-name="T1">impedir<text:tab/></text:span><text:span text:style-name="T2">-oli(tege)</text:span></text:p>
      <text:p text:style-name="P5"><text:span text:style-name="T1">imperador<text:tab/></text:span><text:span text:style-name="T2">inionigi-eliodi</text:span></text:p>
      <text:p text:style-name="P5"><text:span text:style-name="T1">importante<text:tab/></text:span><text:span text:style-name="T3">g</text:span><text:span text:style-name="T2">one</text:span><text:span text:style-name="T3">g</text:span><text:span text:style-name="T2">egi</text:span></text:p>
      <text:p text:style-name="P5"><text:span text:style-name="T1">inchado<text:tab/></text:span><text:span text:style-name="T2">nadedi</text:span></text:p>
      <text:p text:style-name="P5"><text:span text:style-name="T1">incomodação<text:tab/></text:span><text:span text:style-name="T2">nigeca</text:span><text:span text:style-name="T3">g</text:span><text:span text:style-name="T2">alo</text:span><text:span text:style-name="T3">g</text:span><text:span text:style-name="T2">o</text:span></text:p>
      <text:p text:style-name="P5"><text:span text:style-name="T1">incomodação dele<text:tab/></text:span><text:span text:style-name="T2">ligeca</text:span><text:span text:style-name="T3">g</text:span><text:span text:style-name="T2">alo</text:span><text:span text:style-name="T3">g</text:span><text:span text:style-name="T2">o</text:span></text:p>
      <text:p text:style-name="P5"><text:span text:style-name="T1">incomodar<text:tab/></text:span><text:span text:style-name="T2">-nigiwogo</text:span></text:p>
      <text:p text:style-name="P5"><text:span text:style-name="T1">início<text:tab/></text:span><text:span text:style-name="T2">malekidata</text:span></text:p>
      <text:p text:style-name="P5"><text:span text:style-name="T1">indignar-se<text:tab/></text:span><text:span text:style-name="T2">-ela(tema)</text:span></text:p>
      <text:p text:style-name="P5"><text:span text:style-name="T1">índio Terena<text:tab/></text:span><text:span text:style-name="T2">nijololegi</text:span></text:p>
      <text:p text:style-name="P5"><text:span text:style-name="T1">infelizmente<text:tab/></text:span><text:span text:style-name="T2">diwelana</text:span><text:span text:style-name="T3">g</text:span><text:span text:style-name="T2">a</text:span></text:p>
      <text:p text:style-name="P5"><text:span text:style-name="T1">informar<text:tab/></text:span><text:span text:style-name="T2">-atemati</text:span></text:p>
      <text:p text:style-name="P5"><text:span text:style-name="T1">inimigo<text:tab/></text:span><text:span text:style-name="T2">-idela</text:span><text:span text:style-name="T3">g</text:span><text:span text:style-name="T2">awa</text:span></text:p>
      <text:p text:style-name="P5"><text:tab/><text:span text:style-name="T2">lakapetegi</text:span></text:p>
      <text:p text:style-name="P5"><text:tab/><text:span text:style-name="T2">nakapetegi</text:span></text:p>
      <text:p text:style-name="P5"><text:tab/><text:span text:style-name="T2">nelo</text:span><text:span text:style-name="T3">g</text:span><text:span text:style-name="T2">odi</text:span></text:p>
      <text:p text:style-name="P5"><text:tab/><text:span text:style-name="T2">nidela</text:span><text:span text:style-name="T3">g</text:span><text:span text:style-name="T2">awa</text:span></text:p>
      <text:p text:style-name="P5"/>
      <text:p text:style-name="P5">[Seite 202]</text:p>
      <text:p text:style-name="P5">[Spalte 2]</text:p>
      <text:p text:style-name="P5"/>
      <text:p text:style-name="P5"><text:span text:style-name="T1">inimigo dele<text:tab/></text:span><text:span text:style-name="T2">laxakawa</text:span></text:p>
      <text:p text:style-name="P5"><text:tab/><text:span text:style-name="T2">lidela</text:span><text:span text:style-name="T3">g</text:span><text:span text:style-name="T2">awa</text:span></text:p>
      <text:p text:style-name="P5"><text:span text:style-name="T1">inimigo (meu)<text:tab/></text:span><text:span text:style-name="T2">yakapetegi</text:span></text:p>
      <text:p text:style-name="P5"><text:tab/><text:span text:style-name="T2">yaxakawa</text:span></text:p>
      <text:p text:style-name="P5"><text:span text:style-name="T1">inimigo (nosso)<text:tab/></text:span><text:span text:style-name="T3">g</text:span><text:span text:style-name="T2">odaxakawa</text:span></text:p>
      <text:p text:style-name="P5"><text:span text:style-name="T1">inimigo (seu)<text:tab/></text:span><text:span text:style-name="T3">g</text:span><text:span text:style-name="T2">adakapetegi</text:span></text:p>
      <text:p text:style-name="P5"><text:span text:style-name="T1">inimizade entre eles<text:tab/></text:span><text:span text:style-name="T2">dinaxakawamigi</text:span></text:p>
      <text:p text:style-name="P5"><text:span text:style-name="T1">insistir<text:tab/></text:span><text:span text:style-name="T2">-otigimade</text:span></text:p>
      <text:p text:style-name="P5"><text:span text:style-name="T1">insultar<text:tab/></text:span><text:span text:style-name="T2">-iweenigi</text:span></text:p>
      <text:p text:style-name="P5"><text:tab/><text:span text:style-name="T2">niweenigi(tiobige)</text:span></text:p>
      <text:p text:style-name="P5"><text:span text:style-name="T1">interessar-se<text:tab/></text:span><text:span text:style-name="T2">-onima</text:span><text:span text:style-name="T3">g</text:span><text:span text:style-name="T2">a(tece)</text:span></text:p>
      <text:p text:style-name="P5"><text:span text:style-name="T1">intestino dele<text:tab/></text:span><text:span text:style-name="T2">liwenigi</text:span></text:p>
      <text:p text:style-name="P5"><text:span text:style-name="T1">introduz pergunta (inverte sentido)<text:tab/></text:span><text:span text:style-name="T2">eda</text:span></text:p>
      <text:p text:style-name="P5"><text:span text:style-name="T1">inveja<text:tab/></text:span><text:span text:style-name="T2">-ocee</text:span><text:span text:style-name="T3">g</text:span><text:span text:style-name="T2">egi</text:span></text:p>
      <text:p text:style-name="P5"><text:span text:style-name="T1">inveja dele<text:tab/></text:span><text:span text:style-name="T2">locee</text:span><text:span text:style-name="T3">g</text:span><text:span text:style-name="T2">egi</text:span></text:p>
      <text:p text:style-name="P5"><text:span text:style-name="T1">inventar histórias sobre outros<text:tab/></text:span><text:span text:style-name="T2">ala</text:span><text:span text:style-name="T3">g</text:span><text:span text:style-name="T2">a</text:span></text:p>
      <text:p text:style-name="P5"><text:span text:style-name="T1">ir<text:tab/></text:span><text:span text:style-name="T2">-ii(tigi)</text:span></text:p>
      <text:p text:style-name="P5"><text:span text:style-name="T1">ir cedo<text:tab/></text:span><text:span text:style-name="T2">-opedi</text:span></text:p>
      <text:p text:style-name="P5"><text:span text:style-name="T1">ir depressa<text:tab/></text:span><text:span text:style-name="T2">-dinage(ta)</text:span></text:p>
      <text:p text:style-name="P5"><text:span text:style-name="T1">ir direto para<text:tab/></text:span><text:span text:style-name="T2">-owice(ticogi)</text:span></text:p>
      <text:p text:style-name="P5"><text:span text:style-name="T1">ir embora<text:tab/></text:span><text:span text:style-name="T2">-opi</text:span></text:p>
      <text:p text:style-name="P5"><text:span text:style-name="T1">ir em nome de alguém<text:tab/></text:span><text:span text:style-name="T2">-dinige(ta)</text:span></text:p>
      <text:p text:style-name="P5"><text:span text:style-name="T1">ir lá para expressar opinião<text:tab/></text:span><text:span text:style-name="T2">-ige(ta)</text:span></text:p>
      <text:p text:style-name="P5"><text:soft-page-break/><text:span text:style-name="T1">ir na frente<text:tab/></text:span><text:span text:style-name="T2">-dinewade</text:span></text:p>
      <text:p text:style-name="P5"><text:span text:style-name="T1">ir olhar<text:tab/></text:span><text:span text:style-name="T2">-dali(ta)</text:span></text:p>
      <text:p text:style-name="P5"><text:span text:style-name="T1">ir para (ele)<text:tab/></text:span><text:span text:style-name="T2">-ii(talo)</text:span></text:p>
      <text:p text:style-name="P5"><text:span text:style-name="T1">ir primeiro<text:tab/></text:span><text:span text:style-name="T2">-ajela</text:span></text:p>
      <text:p text:style-name="P5"><text:span text:style-name="T1">ira<text:tab/></text:span><text:span text:style-name="T2">nela</text:span><text:span text:style-name="T3">g</text:span><text:span text:style-name="T2">a</text:span></text:p>
      <text:p text:style-name="P5"><text:span text:style-name="T1">irado<text:tab/></text:span><text:span text:style-name="T2">léla</text:span><text:span text:style-name="T3">g</text:span><text:span text:style-name="T2">a</text:span></text:p>
      <text:p text:style-name="P5"><text:span text:style-name="T1">irmã dele<text:tab/></text:span><text:span text:style-name="T2">niwaalo</text:span></text:p>
      <text:p text:style-name="P5"/>
      <text:p text:style-name="P5">[Seite 203]</text:p>
      <text:p text:style-name="P5">[Spalte 1]</text:p>
      <text:p text:style-name="P5"/>
      <text:p text:style-name="P5"><text:span text:style-name="T1">irmã (minha)<text:tab/></text:span><text:span text:style-name="T2">iniwaalo</text:span></text:p>
      <text:p text:style-name="P5"><text:span text:style-name="T1">irmã (nossa)<text:tab/></text:span><text:span text:style-name="T3">g</text:span><text:span text:style-name="T2">oniwaalo</text:span></text:p>
      <text:p text:style-name="P5"><text:span text:style-name="T1">irmã (sua)<text:tab/></text:span><text:span text:style-name="T3">g</text:span><text:span text:style-name="T2">anioxoa</text:span></text:p>
      <text:p text:style-name="P5"><text:span text:style-name="T1">irmão dele<text:tab/></text:span><text:span text:style-name="T2">dinioxomigi</text:span></text:p>
      <text:p text:style-name="P5"><text:tab/><text:span text:style-name="T2">nioxoa</text:span></text:p>
      <text:p text:style-name="P5"/>
      <text:p text:style-name="P5">[Seite 203]</text:p>
      <text:p text:style-name="P5">[Spalte 2]</text:p>
      <text:p text:style-name="P5"/>
      <text:p text:style-name="P5"><text:span text:style-name="T1">irmão (meu)<text:tab/></text:span><text:span text:style-name="T2">inioxoa</text:span></text:p>
      <text:p text:style-name="P5"><text:span text:style-name="T1">irmão (nosso)<text:tab/></text:span><text:span text:style-name="T3">g</text:span><text:span text:style-name="T2">onioxoa</text:span></text:p>
      <text:p text:style-name="P5"><text:span text:style-name="T1">irmão (seu)<text:tab/></text:span><text:span text:style-name="T3">g</text:span><text:span text:style-name="T2">anioxoa</text:span></text:p>
      <text:p text:style-name="P5"/>
      <text:p text:style-name="P5">[Seite 203]</text:p>
      <text:p text:style-name="P5">[Spalte 1]</text:p>
      <text:p text:style-name="P5"/>
      <text:p text:style-name="P4">J - j</text:p>
      <text:p text:style-name="P5"/>
      <text:p text:style-name="P5"><text:span text:style-name="T1">já começou<text:tab/></text:span><text:span text:style-name="T2">ji</text:span><text:span text:style-name="T3">g</text:span><text:span text:style-name="T2">idaa diitigi</text:span></text:p>
      <text:p text:style-name="P5"><text:span text:style-name="T1">já estava lá<text:tab/></text:span><text:span text:style-name="T2">nena</text:span><text:span text:style-name="T3">g</text:span><text:span text:style-name="T2">a</text:span></text:p>
      <text:p text:style-name="P5"><text:span text:style-name="T1">já maduro (fruto)<text:tab/></text:span><text:span text:style-name="T2">je</text:span><text:span text:style-name="T3">g</text:span><text:span text:style-name="T2">ei</text:span></text:p>
      <text:p text:style-name="P5"><text:span text:style-name="T1">já somos ou fomos<text:tab/></text:span><text:span text:style-name="T2">jo</text:span><text:span text:style-name="T3">g</text:span><text:span text:style-name="T2">oko</text:span></text:p>
      <text:p text:style-name="P5"><text:span text:style-name="T1">jabuti<text:tab/></text:span><text:span text:style-name="T2">lo</text:span><text:span text:style-name="T3">g</text:span><text:span text:style-name="T2">ojenigo</text:span></text:p>
      <text:p text:style-name="P5"><text:span text:style-name="T1">jabuticaba<text:tab/></text:span><text:span text:style-name="T2">ilipe</text:span><text:span text:style-name="T3">g</text:span><text:span text:style-name="T2">e</text:span></text:p>
      <text:p text:style-name="P5"><text:span text:style-name="T1">jacaré<text:tab/></text:span><text:span text:style-name="T2">ninyo</text:span><text:span text:style-name="T3">g</text:span><text:span text:style-name="T2">oxegi</text:span></text:p>
      <text:p text:style-name="P5"><text:span text:style-name="T1">jaguatirica<text:tab/></text:span><text:span text:style-name="T3">g</text:span><text:span text:style-name="T2">oxilo</text:span></text:p>
      <text:p text:style-name="P5"><text:span text:style-name="T1">janela<text:tab/></text:span><text:span text:style-name="T2">nawiwene</text:span><text:span text:style-name="T3">g</text:span><text:span text:style-name="T2">egi</text:span></text:p>
      <text:p text:style-name="P5"><text:span text:style-name="T1">jantar<text:tab/></text:span><text:span text:style-name="T2">niweenigi me </text:span><text:span text:style-name="T3">g</text:span><text:span text:style-name="T2">ocidi</text:span></text:p>
      <text:p text:style-name="P5"><text:span text:style-name="T1">jararaca<text:tab/></text:span><text:span text:style-name="T3">g</text:span><text:span text:style-name="T2">obeleeno</text:span><text:span text:style-name="T3">g</text:span><text:span text:style-name="T2">odi</text:span></text:p>
      <text:p text:style-name="P5"><text:span text:style-name="T1">jardim<text:tab/></text:span><text:span text:style-name="T2">jaadi</text:span></text:p>
      <text:p text:style-name="P5"><text:span text:style-name="T1">jati<text:tab/></text:span><text:span text:style-name="T2">gote</text:span></text:p>
      <text:p text:style-name="P5"><text:span text:style-name="T1">jeito<text:tab/></text:span><text:span text:style-name="T2">nakatigi</text:span></text:p>
      <text:p text:style-name="P5"><text:tab/><text:span text:style-name="T2">nimawene</text:span><text:span text:style-name="T3">g</text:span><text:span text:style-name="T2">egi</text:span></text:p>
      <text:p text:style-name="P5"><text:tab/><text:span text:style-name="T2">eloige</text:span><text:span text:style-name="T3">g</text:span><text:span text:style-name="T2">egi</text:span></text:p>
      <text:p text:style-name="P5"><text:span text:style-name="T1">jeito de bobo<text:tab/></text:span><text:span text:style-name="T2">nini</text:span></text:p>
      <text:p text:style-name="P5"><text:span text:style-name="T1">jeito de palhaço<text:tab/></text:span><text:span text:style-name="T2">nini</text:span></text:p>
      <text:p text:style-name="P5"><text:span text:style-name="T1">jeito de trabalhar<text:tab/></text:span><text:span text:style-name="T2">nibakegi</text:span></text:p>
      <text:p text:style-name="P5"><text:span text:style-name="T1">jeito dele<text:tab/></text:span><text:span text:style-name="T2">lakatigi</text:span></text:p>
      <text:p text:style-name="P5"><text:span text:style-name="T1">jeito dele de contar hístoria<text:tab/></text:span><text:span text:style-name="T2">natimatige</text:span><text:span text:style-name="T3">g</text:span><text:span text:style-name="T2">egi</text:span></text:p>
      <text:p text:style-name="P5"><text:span text:style-name="T1">jeito (meu)<text:tab/></text:span><text:span text:style-name="T2">inimawene</text:span><text:span text:style-name="T3">g</text:span><text:span text:style-name="T2">egi</text:span></text:p>
      <text:p text:style-name="P5"><text:tab/><text:span text:style-name="T2">yakatigi</text:span></text:p>
      <text:p text:style-name="P5"><text:soft-page-break/></text:p>
      <text:p text:style-name="P5">[Seite 203]</text:p>
      <text:p text:style-name="P5">[Spalte 2]</text:p>
      <text:p text:style-name="P5"/>
      <text:p text:style-name="P5"><text:span text:style-name="T1">jeito (nosso)<text:tab/></text:span><text:span text:style-name="T3">g</text:span><text:span text:style-name="T2">odakatigi</text:span></text:p>
      <text:p text:style-name="P5"><text:span text:style-name="T1">jeito ou maneira de trabalhar dele<text:tab/></text:span><text:span text:style-name="T2">libakegi</text:span></text:p>
      <text:p text:style-name="P5"><text:span text:style-name="T1">jeito ou modo de força<text:tab/></text:span><text:span text:style-name="T2">noniciwe</text:span><text:span text:style-name="T3">g</text:span><text:span text:style-name="T2">egi</text:span></text:p>
      <text:p text:style-name="P5"><text:span text:style-name="T1">jeito ou modo de força dele<text:tab/></text:span><text:span text:style-name="T2">loniciwe</text:span><text:span text:style-name="T3">g</text:span><text:span text:style-name="T2">egi</text:span></text:p>
      <text:p text:style-name="P5"><text:span text:style-name="T1">jejum<text:tab/></text:span><text:span text:style-name="T2">newa</text:span><text:span text:style-name="T3">g</text:span><text:span text:style-name="T2">ani</text:span></text:p>
      <text:p text:style-name="P5"><text:span text:style-name="T1">jibóia<text:tab/></text:span><text:span text:style-name="T2">ojoi</text:span></text:p>
      <text:p text:style-name="P5"><text:span text:style-name="T1">joelho de<text:tab/></text:span><text:span text:style-name="T2">-okodi</text:span></text:p>
      <text:p text:style-name="P5"><text:span text:style-name="T1">joelho dele<text:tab/></text:span><text:span text:style-name="T2">lokodi</text:span></text:p>
      <text:p text:style-name="P5"><text:span text:style-name="T1">joelho (meu)<text:tab/></text:span><text:span text:style-name="T2">yokodi</text:span></text:p>
      <text:p text:style-name="P5"><text:span text:style-name="T1">jogador de baralho (cartas)<text:tab/></text:span><text:span text:style-name="T2">epacidemigi</text:span></text:p>
      <text:p text:style-name="P5"><text:span text:style-name="T1">jogar bola, futebol<text:tab/></text:span><text:span text:style-name="T2">-boola</text:span><text:span text:style-name="T3">g</text:span><text:span text:style-name="T2">a</text:span></text:p>
      <text:p text:style-name="P5"><text:span text:style-name="T1">jogar cartas<text:tab/></text:span><text:span text:style-name="T2">-nepakide</text:span></text:p>
      <text:p text:style-name="P5"><text:span text:style-name="T1">jogar contra<text:tab/></text:span><text:span text:style-name="T2">-ii(tege)</text:span></text:p>
      <text:p text:style-name="P5"><text:span text:style-name="T1">jogar fora<text:tab/></text:span><text:span text:style-name="T2">-aladi</text:span></text:p>
      <text:p text:style-name="P5"><text:tab/><text:span text:style-name="T2">-okole</text:span></text:p>
      <text:p text:style-name="P5"><text:span text:style-name="T1">jogar para longe<text:tab/></text:span><text:span text:style-name="T2">-ilecati(tece)</text:span></text:p>
      <text:p text:style-name="P5"><text:span text:style-name="T1">jogar-se<text:tab/></text:span><text:span text:style-name="T2">-dinokole</text:span></text:p>
      <text:p text:style-name="P5"><text:span text:style-name="T1">João de Barro<text:tab/></text:span><text:span text:style-name="T2">etedi</text:span></text:p>
      <text:p text:style-name="P5"><text:span text:style-name="T1">judiar<text:tab/></text:span><text:span text:style-name="T2">-acide</text:span></text:p>
      <text:p text:style-name="P5"><text:span text:style-name="T1">jugo<text:tab/></text:span><text:span text:style-name="T2">notoina</text:span><text:span text:style-name="T3">g</text:span><text:span text:style-name="T2">atijegi</text:span></text:p>
      <text:p text:style-name="P5"><text:span text:style-name="T1">jugo dele<text:tab/></text:span><text:span text:style-name="T2">lotoina</text:span><text:span text:style-name="T3">g</text:span><text:span text:style-name="T2">atijegi</text:span></text:p>
      <text:p text:style-name="P5"><text:span text:style-name="T1">juiz<text:tab/></text:span><text:span text:style-name="T2">niwino</text:span><text:span text:style-name="T3">g</text:span><text:span text:style-name="T2">odi</text:span></text:p>
      <text:p text:style-name="P5"><text:span text:style-name="T1">juiz (nosso)<text:tab/></text:span><text:span text:style-name="T3">g</text:span><text:span text:style-name="T2">oniwino</text:span><text:span text:style-name="T3">g</text:span><text:span text:style-name="T2">odi</text:span></text:p>
      <text:p text:style-name="P5"><text:span text:style-name="T1">julgar<text:tab/></text:span><text:span text:style-name="T2">-niwi</text:span></text:p>
      <text:p text:style-name="P5"><text:span text:style-name="T1">junção no caminho<text:tab/></text:span><text:span text:style-name="T2">elama</text:span><text:span text:style-name="T3">g</text:span><text:span text:style-name="T2">ajegi</text:span></text:p>
      <text:p text:style-name="P5"/>
      <text:p text:style-name="P5">[Seite 204]</text:p>
      <text:p text:style-name="P5">[Spalte 1]</text:p>
      <text:p text:style-name="P5"/>
      <text:p text:style-name="P5"><text:span text:style-name="T1">junto com<text:tab/></text:span><text:span text:style-name="T2">nidaa</text:span></text:p>
      <text:p text:style-name="P5"><text:tab/><text:span text:style-name="T2">nidia</text:span></text:p>
      <text:p text:style-name="P5"><text:tab/><text:span text:style-name="T2">nijaa</text:span></text:p>
      <text:p text:style-name="P5"><text:tab/><text:span text:style-name="T2">ninaa</text:span><text:span text:style-name="T3">g</text:span><text:span text:style-name="T2">ina</text:span></text:p>
      <text:p text:style-name="P5"><text:tab/><text:span text:style-name="T2">ninia</text:span></text:p>
      <text:p text:style-name="P5"/>
      <text:p text:style-name="P5">[Seite 204]</text:p>
      <text:p text:style-name="P5">[Spalte 2]</text:p>
      <text:p text:style-name="P5"/>
      <text:p text:style-name="P5"><text:span text:style-name="T1">justo<text:tab/></text:span><text:span text:style-name="T2">dine</text:span><text:span text:style-name="T3">g</text:span><text:span text:style-name="T2">ena</text:span><text:span text:style-name="T3">g</text:span><text:span text:style-name="T2">adi</text:span></text:p>
      <text:p text:style-name="P5"><text:tab/><text:span text:style-name="T2">i</text:span><text:span text:style-name="T3">g</text:span><text:span text:style-name="T2">ena</text:span><text:span text:style-name="T3">g</text:span><text:span text:style-name="T2">a</text:span></text:p>
      <text:p text:style-name="P5"/>
      <text:p text:style-name="P5">[Seite 204]</text:p>
      <text:p text:style-name="P5">[Spalte 1]</text:p>
      <text:p text:style-name="P5"/>
      <text:p text:style-name="P4">K - k</text:p>
      <text:p text:style-name="P5"/>
      <text:p text:style-name="P5"><text:span text:style-name="T1">Kadiwéu<text:tab/></text:span><text:span text:style-name="T2">ejiwajegi</text:span></text:p>
      <text:p text:style-name="P5"/>
      <text:p text:style-name="P5"><text:soft-page-break/>[Seite 204]</text:p>
      <text:p text:style-name="P5">[Spalte 2]</text:p>
      <text:p text:style-name="P5"/>
      <text:p text:style-name="P5">[Seite 204]</text:p>
      <text:p text:style-name="P5">[Spalte 1]</text:p>
      <text:p text:style-name="P5"/>
      <text:p text:style-name="P4">L - l</text:p>
      <text:p text:style-name="P5"/>
      <text:p text:style-name="P5"><text:span text:style-name="T1">lá<text:tab/></text:span><text:span text:style-name="T2">adaa</text:span></text:p>
      <text:p text:style-name="P5"><text:tab/><text:span text:style-name="T2">adiaa</text:span></text:p>
      <text:p text:style-name="P5"><text:tab/><text:span text:style-name="T2">digoida</text:span></text:p>
      <text:p text:style-name="P5"><text:tab/><text:span text:style-name="T2">idiaa</text:span></text:p>
      <text:p text:style-name="P5"><text:span text:style-name="T1">lá com<text:tab/></text:span><text:span text:style-name="T2">majota</text:span><text:span text:style-name="T3">g</text:span><text:span text:style-name="T2">a</text:span></text:p>
      <text:p text:style-name="P5"><text:span text:style-name="T1">lá com ela<text:tab/></text:span><text:span text:style-name="T2">madita</text:span><text:span text:style-name="T3">g</text:span><text:span text:style-name="T2">a</text:span></text:p>
      <text:p text:style-name="P5"><text:tab/><text:span text:style-name="T2">manita</text:span><text:span text:style-name="T3">g</text:span><text:span text:style-name="T2">a</text:span></text:p>
      <text:p text:style-name="P5"><text:span text:style-name="T1">lá com ele<text:tab/></text:span><text:span text:style-name="T2">midata</text:span><text:span text:style-name="T3">g</text:span><text:span text:style-name="T2">a</text:span></text:p>
      <text:p text:style-name="P5"><text:tab/><text:span text:style-name="T2">minata</text:span><text:span text:style-name="T3">g</text:span><text:span text:style-name="T2">a</text:span></text:p>
      <text:p text:style-name="P5"><text:tab/><text:span text:style-name="T2">minita</text:span><text:span text:style-name="T3">g</text:span><text:span text:style-name="T2">a</text:span></text:p>
      <text:p text:style-name="P5"><text:span text:style-name="T1">lá mesmo<text:tab/></text:span><text:span text:style-name="T2">idiaa</text:span><text:span text:style-name="T3">g</text:span><text:span text:style-name="T2">idi</text:span></text:p>
      <text:p text:style-name="P5"><text:tab/><text:span text:style-name="T2">ji</text:span><text:span text:style-name="T3">g</text:span><text:span text:style-name="T2">idaa</text:span></text:p>
      <text:p text:style-name="P5"><text:span text:style-name="T1">lá, onde estava<text:tab/></text:span><text:span text:style-name="T2">mijota</text:span><text:span text:style-name="T3">g</text:span><text:span text:style-name="T2">a</text:span></text:p>
      <text:p text:style-name="P5"><text:span text:style-name="T1">lá que<text:tab/></text:span><text:span text:style-name="T2">ji</text:span><text:span text:style-name="T3">g</text:span><text:span text:style-name="T2">idiaa</text:span></text:p>
      <text:p text:style-name="P5"><text:span text:style-name="T1">laçar<text:tab/></text:span><text:span text:style-name="T2">-igeleemena</text:span><text:span text:style-name="T3">g</text:span><text:span text:style-name="T2">a</text:span></text:p>
      <text:p text:style-name="P5"><text:span text:style-name="T1">lábio inferior dele<text:tab/></text:span><text:span text:style-name="T2">ligoladi</text:span></text:p>
      <text:p text:style-name="P5"><text:span text:style-name="T1">lábio superior<text:tab/></text:span><text:span text:style-name="T2">exibi</text:span></text:p>
      <text:p text:style-name="P5"><text:span text:style-name="T1">lábio superior dele<text:tab/></text:span><text:span text:style-name="T2">naxibi</text:span></text:p>
      <text:p text:style-name="P5"><text:span text:style-name="T1">lado direito<text:tab/></text:span><text:span text:style-name="T3">g</text:span><text:span text:style-name="T2">obaa</text:span><text:span text:style-name="T3">g</text:span><text:span text:style-name="T2">adi</text:span></text:p>
      <text:p text:style-name="P5"><text:span text:style-name="T1">lado (seu)<text:tab/></text:span><text:span text:style-name="T3">g</text:span><text:span text:style-name="T2">awai</text:span></text:p>
      <text:p text:style-name="P5"><text:span text:style-name="T1">ladrão<text:tab/></text:span><text:span text:style-name="T2">olice</text:span><text:span text:style-name="T3">g</text:span><text:span text:style-name="T2">egi</text:span></text:p>
      <text:p text:style-name="P5"><text:span text:style-name="T1">lagartixa<text:tab/></text:span><text:span text:style-name="T3">g</text:span><text:span text:style-name="T2">odicokolo</text:span><text:span text:style-name="T3">g</text:span><text:span text:style-name="T2">odi</text:span></text:p>
      <text:p text:style-name="P5"><text:span text:style-name="T1">lagartixa que sobe<text:tab/></text:span><text:span text:style-name="T2">epenai-liotagi</text:span></text:p>
      <text:p text:style-name="P5"><text:span text:style-name="T1">lagarto<text:tab/></text:span><text:span text:style-name="T2">nijaaligijegi</text:span></text:p>
      <text:p text:style-name="P5"><text:span text:style-name="T1">lagoa<text:tab/></text:span><text:span text:style-name="T2">weiigi</text:span></text:p>
      <text:p text:style-name="P5"><text:span text:style-name="T1">lagoa de ...<text:tab/></text:span><text:span text:style-name="T2">niweiigi</text:span></text:p>
      <text:p text:style-name="P5"><text:span text:style-name="T1">lagoa pequena<text:tab/></text:span><text:span text:style-name="T2">idelo</text:span><text:span text:style-name="T3">g</text:span><text:span text:style-name="T2">ole</text:span></text:p>
      <text:p text:style-name="P5"><text:span text:style-name="T1">lagoinha<text:tab/></text:span><text:span text:style-name="T2">naxina</text:span></text:p>
      <text:p text:style-name="P5"/>
      <text:p text:style-name="P5">[Seite 204]</text:p>
      <text:p text:style-name="P5">[Spalte 2]</text:p>
      <text:p text:style-name="P5"/>
      <text:p text:style-name="P5"><text:span text:style-name="T1">lágrimas<text:tab/></text:span><text:span text:style-name="T2">latiidi</text:span></text:p>
      <text:p text:style-name="P5"><text:span text:style-name="T1">lagrimejar<text:tab/></text:span><text:span text:style-name="T2">-atiide</text:span></text:p>
      <text:p text:style-name="P5"><text:span text:style-name="T1">lama<text:tab/></text:span><text:span text:style-name="T2">lategogo</text:span></text:p>
      <text:p text:style-name="P5"><text:span text:style-name="T1">lamber<text:tab/></text:span><text:span text:style-name="T2">-napi</text:span></text:p>
      <text:p text:style-name="P5"><text:span text:style-name="T1">lamentar<text:tab/></text:span><text:span text:style-name="T2">-ninya</text:span></text:p>
      <text:p text:style-name="P5"><text:span text:style-name="T1">lamparina<text:tab/></text:span><text:span text:style-name="T2">noleda</text:span><text:span text:style-name="T3">g</text:span><text:span text:style-name="T2">axi</text:span></text:p>
      <text:p text:style-name="P5"><text:span text:style-name="T1">lamparina dele<text:tab/></text:span><text:span text:style-name="T2">loleda</text:span><text:span text:style-name="T3">g</text:span><text:span text:style-name="T2">axi</text:span></text:p>
      <text:p text:style-name="P5"><text:span text:style-name="T1">lança<text:tab/></text:span><text:span text:style-name="T2">-apocenigo</text:span></text:p>
      <text:p text:style-name="P5"><text:tab/><text:span text:style-name="T2">napocenigi</text:span></text:p>
      <text:p text:style-name="P5"><text:span text:style-name="T1">lanche dele<text:tab/></text:span><text:span text:style-name="T2">liawogo</text:span></text:p>
      <text:p text:style-name="P5"><text:span text:style-name="T1">lanche (nosso)<text:tab/></text:span><text:span text:style-name="T3">g</text:span><text:span text:style-name="T2">odiawogo</text:span></text:p>
      <text:p text:style-name="P5"><text:span text:style-name="T1">laço<text:tab/></text:span><text:span text:style-name="T2">nigeleemena</text:span><text:span text:style-name="T3">g</text:span><text:span text:style-name="T2">adi</text:span></text:p>
      <text:p text:style-name="P5"><text:soft-page-break/><text:span text:style-name="T1">lápis<text:tab/></text:span><text:span text:style-name="T2">nidikona</text:span><text:span text:style-name="T3">g</text:span><text:span text:style-name="T2">adi</text:span></text:p>
      <text:p text:style-name="P5"><text:span text:style-name="T1">lar<text:tab/></text:span><text:span text:style-name="T2">-i</text:span><text:span text:style-name="T3">g</text:span><text:span text:style-name="T2">eladi</text:span></text:p>
      <text:p text:style-name="P5"><text:span text:style-name="T1">lar dele<text:tab/></text:span><text:span text:style-name="T2">li</text:span><text:span text:style-name="T3">g</text:span><text:span text:style-name="T2">eladi</text:span></text:p>
      <text:p text:style-name="P5"><text:span text:style-name="T1">laranja<text:tab/></text:span><text:span text:style-name="T2">lalaanja</text:span></text:p>
      <text:p text:style-name="P5"><text:span text:style-name="T1">largar<text:tab/></text:span><text:span text:style-name="T2">-ika</text:span></text:p>
      <text:p text:style-name="P5"><text:span text:style-name="T1">lata<text:tab/></text:span><text:span text:style-name="T2">elegei</text:span></text:p>
      <text:p text:style-name="P5"><text:span text:style-name="T1">lata dele<text:tab/></text:span><text:span text:style-name="T2">nelegei</text:span></text:p>
      <text:p text:style-name="P5"><text:span text:style-name="T1">latir como cachorro<text:tab/></text:span><text:span text:style-name="T2">domokena</text:span><text:span text:style-name="T3">g</text:span><text:span text:style-name="T2">a</text:span></text:p>
      <text:p text:style-name="P5"><text:span text:style-name="T1">lavadeira<text:tab/></text:span><text:span text:style-name="T2">nabakena</text:span><text:span text:style-name="T3">g</text:span><text:span text:style-name="T2">ana</text:span><text:span text:style-name="T3">g</text:span><text:span text:style-name="T2">alo</text:span></text:p>
      <text:p text:style-name="P5"><text:span text:style-name="T1">lavadeira esperta<text:tab/></text:span><text:span text:style-name="T2">abakena</text:span><text:span text:style-name="T3">g</text:span><text:span text:style-name="T2">ane</text:span><text:span text:style-name="T3">g</text:span><text:span text:style-name="T2">ecajo</text:span></text:p>
      <text:p text:style-name="P5"><text:span text:style-name="T1">lavar<text:tab/></text:span><text:span text:style-name="T2">-iwilegi</text:span></text:p>
      <text:p text:style-name="P5"><text:tab/><text:span text:style-name="T2">-niwilegi</text:span></text:p>
      <text:p text:style-name="P5"><text:span text:style-name="T1">lavar rosto<text:tab/></text:span><text:span text:style-name="T2">-napiladi</text:span></text:p>
      <text:p text:style-name="P5"><text:span text:style-name="T1">lavar roupas<text:tab/></text:span><text:span text:style-name="T2">-abakena</text:span><text:span text:style-name="T3">g</text:span><text:span text:style-name="T2">a</text:span></text:p>
      <text:p text:style-name="P5"><text:span text:style-name="T1">lavar-se<text:tab/></text:span><text:span text:style-name="T2">-diniwilegi</text:span></text:p>
      <text:p text:style-name="P5"/>
      <text:p text:style-name="P5">[Seite 205]</text:p>
      <text:p text:style-name="P5">[Spalte 1]</text:p>
      <text:p text:style-name="P5"/>
      <text:p text:style-name="P5"><text:span text:style-name="T1">lavrador<text:tab/></text:span><text:span text:style-name="T2">nawoda</text:span><text:span text:style-name="T3">g</text:span><text:span text:style-name="T2">ana</text:span><text:span text:style-name="T3">g</text:span><text:span text:style-name="T2">a</text:span></text:p>
      <text:p text:style-name="P5"><text:span text:style-name="T1">lavrar<text:tab/></text:span><text:span text:style-name="T2">-aboo</text:span><text:span text:style-name="T3">g</text:span><text:span text:style-name="T2">odi</text:span></text:p>
      <text:p text:style-name="P5"><text:span text:style-name="T1">légua<text:tab/></text:span><text:span text:style-name="T2">leegoa</text:span></text:p>
      <text:p text:style-name="P5"><text:span text:style-name="T1">lei<text:tab/></text:span><text:span text:style-name="T2">nii</text:span><text:span text:style-name="T3">g</text:span><text:span text:style-name="T2">enatakane</text:span><text:span text:style-name="T3">g</text:span><text:span text:style-name="T2">egi</text:span></text:p>
      <text:p text:style-name="P5"><text:tab/><text:span text:style-name="T2">najoina</text:span><text:span text:style-name="T3">g</text:span><text:span text:style-name="T2">ane</text:span><text:span text:style-name="T3">g</text:span><text:span text:style-name="T2">egi</text:span></text:p>
      <text:p text:style-name="P5"><text:span text:style-name="T1">lei dele<text:tab/></text:span><text:span text:style-name="T2">lajoina</text:span><text:span text:style-name="T3">g</text:span><text:span text:style-name="T2">ane</text:span><text:span text:style-name="T3">g</text:span><text:span text:style-name="T2">egi</text:span></text:p>
      <text:p text:style-name="P5"><text:tab/><text:span text:style-name="T2">lii</text:span><text:span text:style-name="T3">g</text:span><text:span text:style-name="T2">enatakane</text:span><text:span text:style-name="T3">g</text:span><text:span text:style-name="T2">egi</text:span></text:p>
      <text:p text:style-name="P5"><text:span text:style-name="T1">lei (nossa)<text:tab/></text:span><text:span text:style-name="T3">g</text:span><text:span text:style-name="T2">onajoina</text:span><text:span text:style-name="T3">g</text:span><text:span text:style-name="T2">ane</text:span><text:span text:style-name="T3">g</text:span><text:span text:style-name="T2">egi</text:span></text:p>
      <text:p text:style-name="P5"><text:tab/><text:span text:style-name="T3">g</text:span><text:span text:style-name="T2">onii</text:span><text:span text:style-name="T3">g</text:span><text:span text:style-name="T2">enatakane</text:span><text:span text:style-name="T3">g</text:span><text:span text:style-name="T2">egi</text:span></text:p>
      <text:p text:style-name="P5"><text:tab/><text:span text:style-name="T3">g</text:span><text:span text:style-name="T2">onoojetekaxi</text:span></text:p>
      <text:p text:style-name="P5"><text:span text:style-name="T1">leite<text:tab/></text:span><text:span text:style-name="T2">lotiidi</text:span></text:p>
      <text:p text:style-name="P5"><text:tab/><text:span text:style-name="T2">notiidi</text:span></text:p>
      <text:p text:style-name="P5"><text:span text:style-name="T1">leite de vaca<text:tab/></text:span><text:span text:style-name="T2">waca-lotiidi</text:span></text:p>
      <text:p text:style-name="P5"><text:span text:style-name="T1">leiteira<text:tab/></text:span><text:span text:style-name="T2">-otice</text:span></text:p>
      <text:p text:style-name="P5"><text:span text:style-name="T1">lembrar-se<text:tab/></text:span><text:span text:style-name="T2">-nala</text:span><text:span text:style-name="T3">g</text:span><text:span text:style-name="T2">a(tibige)</text:span></text:p>
      <text:p text:style-name="P5"><text:span text:style-name="T1">lenha<text:tab/></text:span><text:span text:style-name="T2">iwo</text:span><text:span text:style-name="T3">g</text:span><text:span text:style-name="T2">o</text:span></text:p>
      <text:p text:style-name="P5"><text:span text:style-name="T1">lençol<text:tab/></text:span><text:span text:style-name="T2">leenxo</text:span></text:p>
      <text:p text:style-name="P5"><text:tab/><text:span text:style-name="T2">ni</text:span><text:span text:style-name="T3">g</text:span><text:span text:style-name="T2">elate</text:span></text:p>
      <text:p text:style-name="P5"><text:span text:style-name="T1">lençol, cama<text:tab/></text:span><text:span text:style-name="T2">li</text:span><text:span text:style-name="T3">g</text:span><text:span text:style-name="T2">elate</text:span></text:p>
      <text:p text:style-name="P5"><text:span text:style-name="T1">leproso<text:tab/></text:span><text:span text:style-name="T2">dawace-lolaadi</text:span></text:p>
      <text:p text:style-name="P5"><text:span text:style-name="T1">ler<text:tab/></text:span><text:span text:style-name="T2">-alome</text:span><text:span text:style-name="T3">g</text:span><text:span text:style-name="T2">e(teloco)</text:span></text:p>
      <text:p text:style-name="P5"><text:span text:style-name="T1">letra<text:tab/></text:span><text:span text:style-name="T2">lidigo</text:span></text:p>
      <text:p text:style-name="P5"><text:span text:style-name="T1">levantar algo de um lado<text:tab/></text:span><text:span text:style-name="T2">-abice</text:span></text:p>
      <text:p text:style-name="P5"><text:span text:style-name="T1">levantar uma construção<text:tab/></text:span><text:span text:style-name="T2">-dabite</text:span><text:span text:style-name="T3">g</text:span><text:span text:style-name="T2">e(ti)</text:span></text:p>
      <text:p text:style-name="P5"><text:span text:style-name="T1">levantar-se<text:tab/></text:span><text:span text:style-name="T2">-dabidi(ti)</text:span></text:p>
      <text:p text:style-name="P5"><text:tab/><text:span text:style-name="T2">-o(tibigi)</text:span></text:p>
      <text:p text:style-name="P5"><text:span text:style-name="T1">levar<text:tab/></text:span><text:span text:style-name="T2">-adeegi</text:span></text:p>
      <text:p text:style-name="P5"><text:tab/><text:span text:style-name="T2">-niba(tege)</text:span></text:p>
      <text:p text:style-name="P5"><text:span text:style-name="T1">levar para certo lugar<text:tab/></text:span><text:span text:style-name="T2">-a(tigi)</text:span></text:p>
      <text:p text:style-name="P5"><text:span text:style-name="T1">levar para frente<text:tab/></text:span><text:span text:style-name="T2">-ewade</text:span></text:p>
      <text:p text:style-name="P5"><text:span text:style-name="T1">levar para longe<text:tab/></text:span><text:span text:style-name="T2">-ilecati(tece)</text:span></text:p>
      <text:p text:style-name="P5"><text:span text:style-name="T1">levar primeiro<text:tab/></text:span><text:span text:style-name="T2">-odoeje</text:span></text:p>
      <text:p text:style-name="P5"><text:span text:style-name="T1">levar susto<text:tab/></text:span><text:span text:style-name="T2">-awela</text:span></text:p>
      <text:p text:style-name="P5"><text:soft-page-break/><text:span text:style-name="T1">leve<text:tab/></text:span><text:span text:style-name="T2">noxadi</text:span></text:p>
      <text:p text:style-name="P5"><text:span text:style-name="T1">líder<text:tab/></text:span><text:span text:style-name="T2">gapateegi</text:span></text:p>
      <text:p text:style-name="P5"><text:tab/><text:span text:style-name="T2">iniona</text:span></text:p>
      <text:p text:style-name="P5"><text:tab/><text:span text:style-name="T2">inionigi</text:span></text:p>
      <text:p text:style-name="P5"><text:tab/><text:span text:style-name="T2">nii</text:span><text:span text:style-name="T3">g</text:span><text:span text:style-name="T2">enatagodi</text:span></text:p>
      <text:p text:style-name="P5"><text:span text:style-name="T1">líder dele<text:tab/></text:span><text:span text:style-name="T2">ninionigi</text:span></text:p>
      <text:p text:style-name="P5"/>
      <text:p text:style-name="P5">[Seite 205]</text:p>
      <text:p text:style-name="P5">[Spalte 2]</text:p>
      <text:p text:style-name="P5"/>
      <text:p text:style-name="P5"><text:span text:style-name="T1">líder (nosso)<text:tab/></text:span><text:span text:style-name="T4">g</text:span><text:span text:style-name="T1">onionigi</text:span></text:p>
      <text:p text:style-name="P5"><text:span text:style-name="T1">ligamento<text:tab/></text:span><text:span text:style-name="T2">lomolokena</text:span></text:p>
      <text:p text:style-name="P5"><text:span text:style-name="T1">lima<text:tab/></text:span><text:span text:style-name="T2">liima</text:span></text:p>
      <text:p text:style-name="P5"><text:span text:style-name="T1">limite<text:tab/></text:span><text:span text:style-name="T2">liniogo</text:span></text:p>
      <text:p text:style-name="P5"><text:tab/><text:span text:style-name="T2">niniogo</text:span></text:p>
      <text:p text:style-name="P5"><text:span text:style-name="T1">limite medido<text:tab/></text:span><text:span text:style-name="T2">libikotanigi</text:span></text:p>
      <text:p text:style-name="P5"><text:span text:style-name="T1">limpar<text:tab/></text:span><text:span text:style-name="T2">-apita</text:span><text:span text:style-name="T3">g</text:span><text:span text:style-name="T2">adi</text:span></text:p>
      <text:p text:style-name="P5"><text:tab/><text:span text:style-name="T2">-ibinie</text:span></text:p>
      <text:p text:style-name="P5"><text:tab/><text:span text:style-name="T2">-niwilegi</text:span></text:p>
      <text:p text:style-name="P5"><text:span text:style-name="T1">limpo<text:tab/></text:span><text:span text:style-name="T2">libinienigi</text:span></text:p>
      <text:p text:style-name="P5"><text:tab/><text:span text:style-name="T2">napidi</text:span></text:p>
      <text:p text:style-name="P5"><text:tab/><text:span text:style-name="T2">yapidi</text:span></text:p>
      <text:p text:style-name="P5"><text:span text:style-name="T1">língua<text:tab/></text:span><text:span text:style-name="T2">-oceligi</text:span></text:p>
      <text:p text:style-name="P5"><text:span text:style-name="T1">língua dele<text:tab/></text:span><text:span text:style-name="T2">loceligi</text:span></text:p>
      <text:p text:style-name="P5"><text:span text:style-name="T1">língua (fala)<text:tab/></text:span><text:span text:style-name="T2">ioladi</text:span></text:p>
      <text:p text:style-name="P5"><text:span text:style-name="T1">linha<text:tab/></text:span><text:span text:style-name="T2">nibilaogo</text:span></text:p>
      <text:p text:style-name="P5"><text:tab/><text:span text:style-name="T2">nigitikona</text:span><text:span text:style-name="T3">g</text:span><text:span text:style-name="T2">adi</text:span></text:p>
      <text:p text:style-name="P5"><text:span text:style-name="T1">liso<text:tab/></text:span><text:span text:style-name="T2">dabilece</text:span></text:p>
      <text:p text:style-name="P5"><text:tab/><text:span text:style-name="T2">iwolo</text:span><text:span text:style-name="T3">g</text:span><text:span text:style-name="T2">o</text:span></text:p>
      <text:p text:style-name="P5"><text:span text:style-name="T1">lista<text:tab/></text:span><text:span text:style-name="T2">najoina</text:span><text:span text:style-name="T3">g</text:span><text:span text:style-name="T2">aje</text:span></text:p>
      <text:p text:style-name="P5"><text:span text:style-name="T1">listra<text:tab/></text:span><text:span text:style-name="T2">niwaxiina</text:span><text:span text:style-name="T3">g</text:span><text:span text:style-name="T2">ajetegi</text:span></text:p>
      <text:p text:style-name="P5"><text:span text:style-name="T1">litro<text:tab/></text:span><text:span text:style-name="T2">liitilo</text:span></text:p>
      <text:p text:style-name="P5"><text:span text:style-name="T1">livro<text:tab/></text:span><text:span text:style-name="T2">nota</text:span><text:span text:style-name="T3">g</text:span><text:span text:style-name="T2">ana</text:span><text:span text:style-name="T3">g</text:span><text:span text:style-name="T2">axi</text:span></text:p>
      <text:p text:style-name="P5"><text:span text:style-name="T1">livro dele<text:tab/></text:span><text:span text:style-name="T2">lota</text:span><text:span text:style-name="T3">g</text:span><text:span text:style-name="T2">ana</text:span><text:span text:style-name="T3">g</text:span><text:span text:style-name="T2">axi</text:span></text:p>
      <text:p text:style-name="P5"><text:span text:style-name="T1">lixo<text:tab/></text:span><text:span text:style-name="T3">g</text:span><text:span text:style-name="T2">odalatigi</text:span></text:p>
      <text:p text:style-name="P5"><text:tab/><text:span text:style-name="T2">naagogo</text:span></text:p>
      <text:p text:style-name="P5"><text:span text:style-name="T1">lobinho<text:tab/></text:span><text:span text:style-name="T3">g</text:span><text:span text:style-name="T2">axoke</text:span></text:p>
      <text:p text:style-name="P5"><text:span text:style-name="T1">lobo<text:tab/></text:span><text:span text:style-name="T2">diwileco</text:span><text:span text:style-name="T3">g</text:span><text:span text:style-name="T2">oni</text:span></text:p>
      <text:p text:style-name="P5"><text:span text:style-name="T1">logo<text:tab/></text:span><text:span text:style-name="T2">age</text:span></text:p>
      <text:p text:style-name="P5"><text:span text:style-name="T1">loja<text:tab/></text:span><text:span text:style-name="T2">oojetekaxi</text:span></text:p>
      <text:p text:style-name="P5"><text:span text:style-name="T1">loja dele<text:tab/></text:span><text:span text:style-name="T2">noojetekaxi</text:span></text:p>
      <text:p text:style-name="P3"><text:span text:style-name="T1">lombriga<text:tab/></text:span><text:span text:style-name="T3">g</text:span><text:span text:style-name="T2">odixaawidi</text:span></text:p>
      <text:p text:style-name="P1"/>
      <text:p text:style-name="P3">[Seite 206]</text:p>
      <text:p text:style-name="P3">[Spalte 1]</text:p>
      <text:p text:style-name="P3"/>
      <text:p text:style-name="P3"><text:span text:style-name="T1">longe<text:tab/></text:span><text:span text:style-name="T2">ditigedi</text:span></text:p>
      <text:p text:style-name="P2"><text:tab/>ditinedi</text:p>
      <text:p text:style-name="P2"><text:tab/>leegi</text:p>
      <text:p text:style-name="P2"><text:tab/>leegita</text:p>
      <text:p text:style-name="P3"><text:span text:style-name="T1">longe dele<text:tab/></text:span><text:span text:style-name="T2">leegitibige</text:span></text:p>
      <text:p text:style-name="P3"><text:span text:style-name="T1">louco<text:tab/></text:span><text:span text:style-name="T2">yetole</text:span></text:p>
      <text:p text:style-name="P3"><text:soft-page-break/><text:span text:style-name="T1">loucura<text:tab/></text:span><text:span text:style-name="T2">netole</text:span><text:span text:style-name="T3">g</text:span><text:span text:style-name="T2">egi</text:span></text:p>
      <text:p text:style-name="P3"><text:span text:style-name="T1">loucura dele<text:tab/></text:span><text:span text:style-name="T2">letole</text:span><text:span text:style-name="T3">g</text:span><text:span text:style-name="T2">egi</text:span></text:p>
      <text:p text:style-name="P3"><text:span text:style-name="T1">loucura (nossa)<text:tab/></text:span><text:span text:style-name="T3">g</text:span><text:span text:style-name="T2">odetole</text:span><text:span text:style-name="T3">g</text:span><text:span text:style-name="T2">egi</text:span></text:p>
      <text:p text:style-name="P3"><text:span text:style-name="T1">louvar a Deus<text:tab/></text:span><text:span text:style-name="T2">-o</text:span><text:span text:style-name="T3">g</text:span><text:span text:style-name="T2">ete(talo)</text:span></text:p>
      <text:p text:style-name="P3"><text:span text:style-name="T1">louvar a ele<text:tab/></text:span><text:span text:style-name="T2">-o</text:span><text:span text:style-name="T3">g</text:span><text:span text:style-name="T2">e(ta)</text:span></text:p>
      <text:p text:style-name="P3"><text:span text:style-name="T1">louvor<text:tab/></text:span><text:span text:style-name="T2">-o</text:span><text:span text:style-name="T3">g</text:span><text:span text:style-name="T2">ee</text:span><text:span text:style-name="T3">g</text:span><text:span text:style-name="T2">egi</text:span></text:p>
      <text:p text:style-name="P3"><text:span text:style-name="T1">louvor dele<text:tab/></text:span><text:span text:style-name="T2">liweni</text:span><text:span text:style-name="T3">g</text:span><text:span text:style-name="T2">idena</text:span><text:span text:style-name="T3">g</text:span><text:span text:style-name="T2">ane</text:span><text:span text:style-name="T3">g</text:span><text:span text:style-name="T2">egi</text:span></text:p>
      <text:p text:style-name="P3"><text:span text:style-name="T1">louvor (seu)<text:tab/></text:span><text:span text:style-name="T3">g</text:span><text:span text:style-name="T2">ado</text:span><text:span text:style-name="T3">g</text:span><text:span text:style-name="T2">ee</text:span><text:span text:style-name="T3">g</text:span><text:span text:style-name="T2">egi</text:span></text:p>
      <text:p text:style-name="P3"><text:span text:style-name="T1">lua<text:tab/></text:span><text:span text:style-name="T2">epenai</text:span></text:p>
      <text:p text:style-name="P3"><text:span text:style-name="T1">lugar bom para pegar peixe<text:tab/></text:span><text:span text:style-name="T2">diweenige</text:span></text:p>
      <text:p text:style-name="P3"><text:span text:style-name="T1">lugar da festa<text:tab/></text:span><text:span text:style-name="T2">lalokadi</text:span></text:p>
      <text:p text:style-name="P3"><text:span text:style-name="T1">lugar da morte dele<text:tab/></text:span><text:span text:style-name="T2">lema</text:span><text:span text:style-name="T3">g</text:span><text:span text:style-name="T2">adi</text:span></text:p>
      <text:p text:style-name="P3"><text:span text:style-name="T1">lugar de ajuntar pessoas<text:tab/></text:span><text:span text:style-name="T2">licoo</text:span><text:span text:style-name="T3">g</text:span><text:span text:style-name="T2">adi</text:span></text:p>
      <text:p text:style-name="P3"><text:span text:style-name="T1">lugar de araras<text:tab/></text:span><text:span text:style-name="T2">yogeegijadi</text:span></text:p>
      <text:p text:style-name="P3"><text:span text:style-name="T1">lugar de batismo<text:tab/></text:span><text:span text:style-name="T2">lilegena</text:span><text:span text:style-name="T3">g</text:span><text:span text:style-name="T2">ana</text:span><text:span text:style-name="T3">g</text:span><text:span text:style-name="T2">adi</text:span></text:p>
      <text:p text:style-name="P3"><text:span text:style-name="T1">lugar de cantar (dele)<text:tab/></text:span><text:span text:style-name="T2">ligaana</text:span><text:span text:style-name="T3">g</text:span><text:span text:style-name="T2">ana</text:span><text:span text:style-name="T3">g</text:span><text:span text:style-name="T2">adi</text:span></text:p>
      <text:p text:style-name="P3"><text:span text:style-name="T1">lugar de descanso<text:tab/></text:span><text:span text:style-name="T2">-otoka</text:span><text:span text:style-name="T3">g</text:span><text:span text:style-name="T2">adi</text:span></text:p>
      <text:p text:style-name="P3"><text:span text:style-name="T1">lugar de descanso (dele)<text:tab/></text:span><text:span text:style-name="T2">liliaca</text:span><text:span text:style-name="T3">g</text:span><text:span text:style-name="T2">adi</text:span></text:p>
      <text:p text:style-name="P3"><text:span text:style-name="T1">lugar de descanso (seu)<text:tab/></text:span><text:span text:style-name="T3">g</text:span><text:span text:style-name="T2">anipena</text:span><text:span text:style-name="T3">g</text:span><text:span text:style-name="T2">adi</text:span></text:p>
      <text:p text:style-name="P3"><text:span text:style-name="T1">lugar de hospedagem<text:tab/></text:span><text:span text:style-name="T2">imeda</text:span><text:span text:style-name="T3">g</text:span><text:span text:style-name="T2">adi</text:span></text:p>
      <text:p text:style-name="P3"><text:span text:style-name="T1">lugar de lixo<text:tab/></text:span><text:span text:style-name="T2">nalata</text:span><text:span text:style-name="T3">g</text:span><text:span text:style-name="T2">ana</text:span><text:span text:style-name="T3">g</text:span><text:span text:style-name="T2">adi</text:span></text:p>
      <text:p text:style-name="P3"><text:span text:style-name="T1">lugar de marimbondo<text:tab/></text:span><text:span text:style-name="T2">witelijadi</text:span></text:p>
      <text:p text:style-name="P3"><text:span text:style-name="T1">lugar de nascimento de<text:tab/></text:span><text:span text:style-name="T2">-anikadi</text:span></text:p>
      <text:p text:style-name="P3"><text:span text:style-name="T1">lugar de nascimento dele<text:tab/></text:span><text:span text:style-name="T2">lanikadi</text:span></text:p>
      <text:p text:style-name="P3"><text:span text:style-name="T1">lugar de nascimento (meu)<text:tab/></text:span><text:span text:style-name="T2">yanikadi</text:span></text:p>
      <text:p text:style-name="P3"><text:span text:style-name="T1">lugar de parada de barco<text:tab/></text:span><text:span text:style-name="T2">etogo-licoo</text:span><text:span text:style-name="T3">g</text:span><text:span text:style-name="T2">adi</text:span></text:p>
      <text:p text:style-name="P3"><text:span text:style-name="T1">lugar de serviço<text:tab/></text:span><text:span text:style-name="T2">-bakadi</text:span></text:p>
      <text:p text:style-name="P2"><text:tab/>nibakadi</text:p>
      <text:p text:style-name="P3"><text:span text:style-name="T1">lugar de serviço dele<text:tab/></text:span><text:span text:style-name="T2">libakadi</text:span></text:p>
      <text:p text:style-name="P1"/>
      <text:p text:style-name="P3">[Seite 206]</text:p>
      <text:p text:style-name="P3">[Spalte 2]</text:p>
      <text:p text:style-name="P3"/>
      <text:p text:style-name="P3"><text:span text:style-name="T1">lugar de sofrimento<text:tab/></text:span><text:span text:style-name="T2">lawikodadi</text:span></text:p>
      <text:p text:style-name="P3"><text:span text:style-name="T1">lugar dele<text:tab/></text:span><text:span text:style-name="T2">limedi(ta)</text:span></text:p>
      <text:p text:style-name="P3"><text:span text:style-name="T1">lugar (meu) para contar histórias<text:tab/></text:span><text:span text:style-name="T2">yatematikana</text:span><text:span text:style-name="T3">g</text:span><text:span text:style-name="T2">adi</text:span></text:p>
      <text:p text:style-name="P3"><text:span text:style-name="T1">lugar (nosso) para passar<text:tab/></text:span><text:span text:style-name="T3">g</text:span><text:span text:style-name="T2">oligi</text:span></text:p>
      <text:p text:style-name="P3"><text:span text:style-name="T1">lugar onde a comida está guardada<text:tab/></text:span><text:span text:style-name="T2">liboi</text:span><text:span text:style-name="T3">g</text:span><text:span text:style-name="T2">axi</text:span></text:p>
      <text:p text:style-name="P3"><text:span text:style-name="T1">lugar onde congregamos<text:tab/></text:span><text:span text:style-name="T3">g</text:span><text:span text:style-name="T2">odicoo</text:span><text:span text:style-name="T3">g</text:span><text:span text:style-name="T2">adi</text:span></text:p>
      <text:p text:style-name="P3"><text:span text:style-name="T1">lugar onde está rasgado<text:tab/></text:span><text:span text:style-name="T2">laakajadi</text:span></text:p>
      <text:p text:style-name="P3"><text:span text:style-name="T1">lugar onde estragou<text:tab/></text:span><text:span text:style-name="T2">libeyaca</text:span><text:span text:style-name="T3">g</text:span><text:span text:style-name="T2">adi</text:span></text:p>
      <text:p text:style-name="P3"><text:span text:style-name="T1">lugar onde estragou nossa coisa<text:tab/></text:span><text:span text:style-name="T3">g</text:span><text:span text:style-name="T2">obeyaca</text:span><text:span text:style-name="T3">g</text:span><text:span text:style-name="T2">adi</text:span></text:p>
      <text:p text:style-name="P3"><text:span text:style-name="T1">lugar onde paramos<text:tab/></text:span><text:span text:style-name="T3">g</text:span><text:span text:style-name="T2">odicoo</text:span><text:span text:style-name="T3">g</text:span><text:span text:style-name="T2">adi</text:span></text:p>
      <text:p text:style-name="P3"><text:span text:style-name="T1">lugar onde se costuma ir<text:tab/></text:span><text:span text:style-name="T2">lace</text:span><text:span text:style-name="T3">g</text:span><text:span text:style-name="T2">edi</text:span></text:p>
      <text:p text:style-name="P3"><text:span text:style-name="T1">lugar para dar mensagem<text:tab/></text:span><text:span text:style-name="T2">latematikana</text:span><text:span text:style-name="T3">g</text:span><text:span text:style-name="T2">adi</text:span></text:p>
      <text:p text:style-name="P3"><text:span text:style-name="T1">lugar para descansar<text:tab/></text:span><text:span text:style-name="T3">g</text:span><text:span text:style-name="T2">odiota</text:span><text:span text:style-name="T3">g</text:span><text:span text:style-name="T2">axi</text:span></text:p>
      <text:p text:style-name="P3"><text:span text:style-name="T1">lugar para parar<text:tab/></text:span><text:span text:style-name="T2">nicoo</text:span><text:span text:style-name="T3">g</text:span><text:span text:style-name="T2">adi</text:span></text:p>
      <text:p text:style-name="P3"><text:span text:style-name="T1">lugar para parar de<text:tab/></text:span><text:span text:style-name="T2">-icoo</text:span><text:span text:style-name="T3">g</text:span><text:span text:style-name="T2">adi</text:span></text:p>
      <text:p text:style-name="P3"><text:span text:style-name="T1">lugar para se apresentar<text:tab/></text:span><text:span text:style-name="T3">g</text:span><text:span text:style-name="T2">onigekadi</text:span></text:p>
      <text:p text:style-name="P3"><text:span text:style-name="T1">lugar perto<text:tab/></text:span><text:span text:style-name="T2">lipeca</text:span><text:span text:style-name="T3">g</text:span><text:span text:style-name="T2">adi</text:span></text:p>
      <text:p text:style-name="P3"><text:span text:style-name="T1">lugar secado<text:tab/></text:span><text:span text:style-name="T2">ladile</text:span><text:span text:style-name="T3">g</text:span><text:span text:style-name="T2">egi</text:span></text:p>
      <text:p text:style-name="P3"><text:span text:style-name="T1">lugar seco<text:tab/></text:span><text:span text:style-name="T3">g</text:span><text:span text:style-name="T2">alawadi</text:span></text:p>
      <text:p text:style-name="P3"><text:soft-page-break/><text:span text:style-name="T1">lugar seguro<text:tab/></text:span><text:span text:style-name="T2">nipena</text:span><text:span text:style-name="T3">g</text:span><text:span text:style-name="T2">adi</text:span></text:p>
      <text:p text:style-name="P3"><text:span text:style-name="T1">luta<text:tab/></text:span><text:span text:style-name="T2">lidele</text:span><text:span text:style-name="T3">g</text:span><text:span text:style-name="T2">egi</text:span></text:p>
      <text:p text:style-name="P3"><text:span text:style-name="T1">lutador<text:tab/></text:span><text:span text:style-name="T2">netadica</text:span><text:span text:style-name="T3">g</text:span><text:span text:style-name="T2">ane</text:span><text:span text:style-name="T3">g</text:span><text:span text:style-name="T2">ecajo</text:span></text:p>
      <text:p text:style-name="P3"><text:span text:style-name="T1">lutador de boxe<text:tab/></text:span><text:span text:style-name="T2">a</text:span><text:span text:style-name="T3">g</text:span><text:span text:style-name="T2">atade</text:span><text:span text:style-name="T3">g</text:span><text:span text:style-name="T2">egi</text:span></text:p>
      <text:p text:style-name="P3"><text:span text:style-name="T1">lutar<text:tab/></text:span><text:span text:style-name="T2">-idele</text:span></text:p>
      <text:p text:style-name="P3"><text:span text:style-name="T2"><text:tab/>-nakawo</text:span><text:span text:style-name="T3">g</text:span><text:span text:style-name="T2">o</text:span></text:p>
      <text:p text:style-name="P3"><text:span text:style-name="T1">luz<text:tab/></text:span><text:span text:style-name="T2">latala</text:span><text:span text:style-name="T3">g</text:span><text:span text:style-name="T2">a</text:span></text:p>
      <text:p text:style-name="P2"><text:tab/>lokokena</text:p>
      <text:p text:style-name="P3"><text:span text:style-name="T1">luz dele<text:tab/></text:span><text:span text:style-name="T2">nilokokena</text:span></text:p>
      <text:p text:style-name="P1"/>
      <text:p text:style-name="P3">[Seite 207]</text:p>
      <text:p text:style-name="P3">[Spalte 1]</text:p>
      <text:p text:style-name="P3"/>
      <text:p text:style-name="P1">M - m</text:p>
      <text:p text:style-name="P1"/>
      <text:p text:style-name="P3"><text:span text:style-name="T1">macaco<text:tab/></text:span><text:span text:style-name="T2">e</text:span><text:span text:style-name="T3">g</text:span><text:span text:style-name="T2">iadi</text:span></text:p>
      <text:p text:style-name="P3"><text:span text:style-name="T1">machado<text:tab/></text:span><text:span text:style-name="T2">lapalite</text:span></text:p>
      <text:p text:style-name="P2"><text:tab/>napalite</text:p>
      <text:p text:style-name="P3"><text:span text:style-name="T1">machado dele<text:tab/></text:span><text:span text:style-name="T2">lapalite</text:span></text:p>
      <text:p text:style-name="P3"><text:span text:style-name="T1">machucadura<text:tab/></text:span><text:span text:style-name="T2">elaciledi</text:span></text:p>
      <text:p text:style-name="P3"><text:span text:style-name="T1">macio<text:tab/></text:span><text:span text:style-name="T2">dokoa</text:span><text:span text:style-name="T3">g</text:span><text:span text:style-name="T2">a</text:span></text:p>
      <text:p text:style-name="P3"><text:span text:style-name="T1">mãe<text:tab/></text:span><text:span text:style-name="T2">eniodo</text:span></text:p>
      <text:p text:style-name="P2"><text:tab/>-iodo</text:p>
      <text:p text:style-name="P2"><text:tab/>ledede</text:p>
      <text:p text:style-name="P3"><text:span text:style-name="T1">mãe dele<text:tab/></text:span><text:span text:style-name="T2">eliodo</text:span></text:p>
      <text:p text:style-name="P3"><text:span text:style-name="T1">mãe (minha)<text:tab/></text:span><text:span text:style-name="T2">eiodo</text:span></text:p>
      <text:p text:style-name="P3"><text:span text:style-name="T1">mãe (sua)<text:tab/></text:span><text:span text:style-name="T3">g</text:span><text:span text:style-name="T2">adiodo</text:span></text:p>
      <text:p text:style-name="P3"><text:span text:style-name="T1">madeira já laminada<text:tab/></text:span><text:span text:style-name="T2">nigexeciligijegi</text:span></text:p>
      <text:p text:style-name="P3"><text:span text:style-name="T1">madrasta dele<text:tab/></text:span><text:span text:style-name="T2">lanino</text:span><text:span text:style-name="T3">g</text:span><text:span text:style-name="T2">odo</text:span></text:p>
      <text:p text:style-name="P3"><text:span text:style-name="T1">madrinha<text:tab/></text:span><text:span text:style-name="T2">nibedono</text:span><text:span text:style-name="T3">g</text:span><text:span text:style-name="T2">odo</text:span></text:p>
      <text:p text:style-name="P3"><text:span text:style-name="T1">madrugada<text:tab/></text:span><text:span text:style-name="T2">yapaca</text:span><text:span text:style-name="T3">g</text:span><text:span text:style-name="T2">atege nigoi</text:span></text:p>
      <text:p text:style-name="P3"><text:span text:style-name="T1">magro<text:tab/></text:span><text:span text:style-name="T2">abanece</text:span><text:span text:style-name="T3">g</text:span><text:span text:style-name="T2">egi</text:span></text:p>
      <text:p text:style-name="P3"><text:span text:style-name="T1">mais ainda há<text:tab/></text:span><text:span text:style-name="T2">alee</text:span><text:span text:style-name="T3">g</text:span><text:span text:style-name="T2">a</text:span><text:span text:style-name="T3">g</text:span><text:span text:style-name="T2">a</text:span></text:p>
      <text:p text:style-name="P3"><text:span text:style-name="T1">mais fundo<text:tab/></text:span><text:span text:style-name="T2">labookaxi</text:span></text:p>
      <text:p text:style-name="P3"><text:span text:style-name="T1">mais importante<text:tab/></text:span><text:span text:style-name="T2">yelo</text:span><text:span text:style-name="T3">g</text:span><text:span text:style-name="T2">o</text:span></text:p>
      <text:p text:style-name="P3"><text:span text:style-name="T2"><text:tab/>ene</text:span><text:span text:style-name="T3">g</text:span><text:span text:style-name="T2">egi</text:span></text:p>
      <text:p text:style-name="P3"><text:span text:style-name="T2"><text:tab/></text:span><text:span text:style-name="T3">g</text:span><text:span text:style-name="T2">one</text:span><text:span text:style-name="T3">g</text:span><text:span text:style-name="T2">egi</text:span></text:p>
      <text:p text:style-name="P3"><text:span text:style-name="T1">(o) mais moço<text:tab/></text:span><text:span text:style-name="T2">loxooxegi</text:span></text:p>
      <text:p text:style-name="P3"><text:span text:style-name="T1">mais velho<text:tab/></text:span><text:span text:style-name="T2">liida</text:span><text:span text:style-name="T3">g</text:span><text:span text:style-name="T2">a</text:span></text:p>
      <text:p text:style-name="P3"><text:span text:style-name="T1">mal<text:tab/></text:span><text:span text:style-name="T2">beyagi</text:span></text:p>
      <text:p text:style-name="P3"><text:span text:style-name="T2"><text:tab/>nibeyace</text:span><text:span text:style-name="T3">g</text:span><text:span text:style-name="T2">egi</text:span></text:p>
      <text:p text:style-name="P3"><text:span text:style-name="T1">mal de você<text:tab/></text:span><text:span text:style-name="T3">g</text:span><text:span text:style-name="T2">abeyace</text:span><text:span text:style-name="T3">g</text:span><text:span text:style-name="T2">egi</text:span></text:p>
      <text:p text:style-name="P3"><text:span text:style-name="T1">mal (meu)<text:tab/></text:span><text:span text:style-name="T2">ibeyaca</text:span><text:span text:style-name="T3">g</text:span><text:span text:style-name="T2">ajegi</text:span></text:p>
      <text:p text:style-name="P3"><text:span text:style-name="T1">maldição dele<text:tab/></text:span><text:span text:style-name="T2">nanacidiigi</text:span></text:p>
      <text:p text:style-name="P3"><text:span text:style-name="T1">maltratar<text:tab/></text:span><text:span text:style-name="T2">-ame(tibigo)</text:span></text:p>
      <text:p text:style-name="P3"><text:span text:style-name="T1">mamão<text:tab/></text:span><text:span text:style-name="T2">japayo</text:span></text:p>
      <text:p text:style-name="P3"><text:span text:style-name="T1">mamar<text:tab/></text:span><text:span text:style-name="T2">-ilibi(teci)</text:span></text:p>
      <text:p text:style-name="P3"><text:span text:style-name="T2"><text:tab/>-ilipe</text:span><text:span text:style-name="T3">g</text:span><text:span text:style-name="T2">e</text:span></text:p>
      <text:p text:style-name="P3"><text:span text:style-name="T1">mancha<text:tab/></text:span><text:span text:style-name="T2">lete</text:span></text:p>
      <text:p text:style-name="P3"><text:span text:style-name="T2"><text:tab/>nibeyaca</text:span><text:span text:style-name="T3">g</text:span><text:span text:style-name="T2">ajegi</text:span></text:p>
      <text:p text:style-name="P1"/>
      <text:p text:style-name="P3">[Seite 207]</text:p>
      <text:p text:style-name="P3"><text:soft-page-break/>[Spalte 2]</text:p>
      <text:p text:style-name="P3"/>
      <text:p text:style-name="P3"><text:span text:style-name="T1">mancha (sua)<text:tab/></text:span><text:span text:style-name="T3">g</text:span><text:span text:style-name="T2">abeyaca</text:span><text:span text:style-name="T3">g</text:span><text:span text:style-name="T2">ajegi</text:span></text:p>
      <text:p text:style-name="P3"><text:span text:style-name="T1">mandado<text:tab/></text:span><text:span text:style-name="T2">-ii</text:span><text:span text:style-name="T3">g</text:span><text:span text:style-name="T2">exegi</text:span></text:p>
      <text:p text:style-name="P3"><text:span text:style-name="T1">mandamento<text:tab/></text:span><text:span text:style-name="T2">nii</text:span><text:span text:style-name="T3">g</text:span><text:span text:style-name="T2">enatakane</text:span><text:span text:style-name="T3">g</text:span><text:span text:style-name="T2">egi</text:span></text:p>
      <text:p text:style-name="P3"><text:span text:style-name="T2"><text:tab/>najoina</text:span><text:span text:style-name="T3">g</text:span><text:span text:style-name="T2">ane</text:span><text:span text:style-name="T3">g</text:span><text:span text:style-name="T2">egi</text:span></text:p>
      <text:p text:style-name="P3"><text:span text:style-name="T1">mandamento dele<text:tab/></text:span><text:span text:style-name="T2">lii</text:span><text:span text:style-name="T3">g</text:span><text:span text:style-name="T2">enatakane</text:span><text:span text:style-name="T3">g</text:span><text:span text:style-name="T2">egi</text:span></text:p>
      <text:p text:style-name="P3"><text:span text:style-name="T1">mandamento nosso<text:tab/></text:span><text:span text:style-name="T3">g</text:span><text:span text:style-name="T2">onii</text:span><text:span text:style-name="T3">g</text:span><text:span text:style-name="T2">enatakane</text:span><text:span text:style-name="T3">g</text:span><text:span text:style-name="T2">egi</text:span></text:p>
      <text:p text:style-name="P3"><text:span text:style-name="T1">mandar<text:tab/></text:span><text:span text:style-name="T2">-ii</text:span><text:span text:style-name="T3">g</text:span><text:span text:style-name="T2">e</text:span></text:p>
      <text:p text:style-name="P3"><text:span text:style-name="T2"><text:tab/>-ii</text:span><text:span text:style-name="T3">g</text:span><text:span text:style-name="T2">e(nataka)</text:span></text:p>
      <text:p text:style-name="P2"><text:tab/>-iwakatee</text:p>
      <text:p text:style-name="P3"><text:span text:style-name="T1">mandar atrás<text:tab/></text:span><text:span text:style-name="T2">-iena</text:span><text:span text:style-name="T3">g</text:span><text:span text:style-name="T2">a(tece)</text:span></text:p>
      <text:p text:style-name="P3"><text:span text:style-name="T1">mandar chamar<text:tab/></text:span><text:span text:style-name="T2">-ajoina</text:span><text:span text:style-name="T3">g</text:span><text:span text:style-name="T2">a</text:span></text:p>
      <text:p text:style-name="P3"><text:span text:style-name="T1">mandar chamar alguém<text:tab/></text:span><text:span text:style-name="T2">-iena</text:span><text:span text:style-name="T3">g</text:span><text:span text:style-name="T2">a(ta)</text:span></text:p>
      <text:p text:style-name="P3"><text:span text:style-name="T1">mandar fazer algo<text:tab/></text:span><text:span text:style-name="T2">-ie</text:span></text:p>
      <text:p text:style-name="P3"><text:span text:style-name="T1">mandar ir lá<text:tab/></text:span><text:span text:style-name="T2">-imonya</text:span></text:p>
      <text:p text:style-name="P3"><text:span text:style-name="T1">mandar para cá<text:tab/></text:span><text:span text:style-name="T2">-nimonya</text:span></text:p>
      <text:p text:style-name="P2"><text:tab/>-niwakatee</text:p>
      <text:p text:style-name="P3"><text:span text:style-name="T1">mandar pessoa para dentro<text:tab/></text:span><text:span text:style-name="T2">-ixo(tiobeci)</text:span></text:p>
      <text:p text:style-name="P3"><text:span text:style-name="T1">mandar uma recomendação<text:tab/></text:span><text:span text:style-name="T2">-najoi</text:span></text:p>
      <text:p text:style-name="P3"><text:span text:style-name="T1">mandioca<text:tab/></text:span><text:span text:style-name="T2">eneewigigi</text:span></text:p>
      <text:p text:style-name="P3"><text:span text:style-name="T1">maneira<text:tab/></text:span><text:span text:style-name="T2">eloige</text:span><text:span text:style-name="T3">g</text:span><text:span text:style-name="T2">egi</text:span></text:p>
      <text:p text:style-name="P3"><text:span text:style-name="T2"><text:tab/>nimawene</text:span><text:span text:style-name="T3">g</text:span><text:span text:style-name="T2">egi</text:span></text:p>
      <text:p text:style-name="P3"><text:span text:style-name="T1">maneira de falar<text:tab/></text:span><text:span text:style-name="T2">-a(tigi)</text:span></text:p>
      <text:p text:style-name="P3"><text:span text:style-name="T1">maneira de pensar dele<text:tab/></text:span><text:span text:style-name="T2">lowookone</text:span><text:span text:style-name="T3">g</text:span><text:span text:style-name="T2">egi</text:span></text:p>
      <text:p text:style-name="P3"><text:span text:style-name="T1">maneira de viver<text:tab/></text:span><text:span text:style-name="T2">nakatigi</text:span></text:p>
      <text:p text:style-name="P3"><text:span text:style-name="T1">maneira de viver dele<text:tab/></text:span><text:span text:style-name="T2">lakatigi</text:span></text:p>
      <text:p text:style-name="P3"><text:span text:style-name="T1">maneira de viver (sua)<text:tab/></text:span><text:span text:style-name="T3">g</text:span><text:span text:style-name="T2">adakatigi</text:span></text:p>
      <text:p text:style-name="P3"><text:span text:style-name="T1">maneira dele<text:tab/></text:span><text:span text:style-name="T2">anee</text:span></text:p>
      <text:p text:style-name="P3"><text:span text:style-name="T1">maneira (minha)<text:tab/></text:span><text:span text:style-name="T2">yakatigi</text:span></text:p>
      <text:p text:style-name="P3"><text:span text:style-name="T1">maneira (nossa)<text:tab/></text:span><text:span text:style-name="T3">g</text:span><text:span text:style-name="T2">odakatigi</text:span></text:p>
      <text:p text:style-name="P1"/>
      <text:p text:style-name="P3">[Seite 208]</text:p>
      <text:p text:style-name="P3">[Spalte 1]</text:p>
      <text:p text:style-name="P1"/>
      <text:p text:style-name="P3"><text:span text:style-name="T1">maneira (sua)<text:tab/></text:span><text:span text:style-name="T2">aneni</text:span></text:p>
      <text:p text:style-name="P3"><text:span text:style-name="T1">manga (pé)<text:tab/></text:span><text:span text:style-name="T2">maangigo</text:span></text:p>
      <text:p text:style-name="P3"><text:span text:style-name="T1">manifestar<text:tab/></text:span><text:span text:style-name="T2">-elo</text:span><text:span text:style-name="T3">g</text:span><text:span text:style-name="T2">otee</text:span></text:p>
      <text:p text:style-name="P3"><text:span text:style-name="T1">manjedoura<text:tab/></text:span><text:span text:style-name="T2">nicooxo</text:span></text:p>
      <text:p text:style-name="P3"><text:span text:style-name="T1">manso<text:tab/></text:span><text:span text:style-name="T2">yoko</text:span></text:p>
      <text:p text:style-name="P3"><text:span text:style-name="T1">manso (pessoa ou animal)<text:tab/></text:span><text:span text:style-name="T2">okaa</text:span><text:span text:style-name="T3">g</text:span><text:span text:style-name="T2">egi</text:span></text:p>
      <text:p text:style-name="P3"><text:span text:style-name="T1">mão<text:tab/></text:span><text:span text:style-name="T2">-baa</text:span><text:span text:style-name="T3">g</text:span><text:span text:style-name="T2">adi</text:span></text:p>
      <text:p text:style-name="P3"><text:span text:style-name="T1">mão de pilão<text:tab/></text:span><text:span text:style-name="T2">nojoca</text:span><text:span text:style-name="T3">g</text:span><text:span text:style-name="T2">ana</text:span><text:span text:style-name="T3">g</text:span><text:span text:style-name="T2">adi</text:span></text:p>
      <text:p text:style-name="P3"><text:span text:style-name="T1">mão dele<text:tab/></text:span><text:span text:style-name="T2">libaa</text:span><text:span text:style-name="T3">g</text:span><text:span text:style-name="T2">adi</text:span></text:p>
      <text:p text:style-name="P3"><text:span text:style-name="T1">mão direita (nossa)<text:tab/></text:span><text:span text:style-name="T3">g</text:span><text:span text:style-name="T2">obaa</text:span><text:span text:style-name="T3">g</text:span><text:span text:style-name="T2">adi</text:span></text:p>
      <text:p text:style-name="P3"><text:span text:style-name="T1">mão esquerda<text:tab/></text:span><text:span text:style-name="T2">nimagijegi</text:span></text:p>
      <text:p text:style-name="P3"><text:span text:style-name="T1">mão esquerda (minha)<text:tab/></text:span><text:span text:style-name="T2">inimagijegi</text:span></text:p>
      <text:p text:style-name="P3"><text:span text:style-name="T1">mão esquerda (nossa)<text:tab/></text:span><text:span text:style-name="T3">g</text:span><text:span text:style-name="T2">onimagijegi</text:span></text:p>
      <text:p text:style-name="P3"><text:span text:style-name="T1">mão pelada<text:tab/></text:span><text:span text:style-name="T2">nokona</text:span><text:span text:style-name="T3">g</text:span><text:span text:style-name="T2">a</text:span></text:p>
      <text:p text:style-name="P3"><text:span text:style-name="T1">mão (sua)<text:tab/></text:span><text:span text:style-name="T3">g</text:span><text:span text:style-name="T2">abaa</text:span><text:span text:style-name="T3">g</text:span><text:span text:style-name="T2">adi</text:span></text:p>
      <text:p text:style-name="P3"><text:span text:style-name="T1">máquina de moer<text:tab/></text:span><text:span text:style-name="T2">ligixita</text:span><text:span text:style-name="T3">g</text:span><text:span text:style-name="T2">ana</text:span><text:span text:style-name="T3">g</text:span><text:span text:style-name="T2">axi</text:span></text:p>
      <text:p text:style-name="P3"><text:span text:style-name="T1">mar<text:tab/></text:span><text:span text:style-name="T2">akiidi-eliodi</text:span></text:p>
      <text:p text:style-name="P3"><text:soft-page-break/><text:span text:style-name="T1">maravilha<text:tab/></text:span><text:span text:style-name="T2">nibiniigi</text:span></text:p>
      <text:p text:style-name="P3"><text:span text:style-name="T1">maravilha dele<text:tab/></text:span><text:span text:style-name="T2">libiniigi</text:span></text:p>
      <text:p text:style-name="P3"><text:span text:style-name="T1">maravilha (nossa)<text:tab/></text:span><text:span text:style-name="T3">g</text:span><text:span text:style-name="T2">obiniigi</text:span></text:p>
      <text:p text:style-name="P3"><text:span text:style-name="T1">marca<text:tab/></text:span><text:span text:style-name="T2">libikotaxegi</text:span></text:p>
      <text:p text:style-name="P3"><text:span text:style-name="T1">marcar<text:tab/></text:span><text:span text:style-name="T2">-ibikota</text:span></text:p>
      <text:p text:style-name="P2"><text:tab/>-natiwigi</text:p>
      <text:p text:style-name="P3"><text:span text:style-name="T1">marcas ou feridas<text:tab/></text:span><text:span text:style-name="T2">nepita</text:span><text:span text:style-name="T3">g</text:span><text:span text:style-name="T2">ajetegi</text:span></text:p>
      <text:p text:style-name="P3"><text:span text:style-name="T1">marido<text:tab/></text:span><text:span text:style-name="T2">nodawa</text:span></text:p>
      <text:p text:style-name="P3"><text:span text:style-name="T1">marido dela<text:tab/></text:span><text:span text:style-name="T2">lodawa</text:span></text:p>
      <text:p text:style-name="P3"><text:span text:style-name="T1">marido de<text:tab/></text:span><text:span text:style-name="T2">-odawa</text:span></text:p>
      <text:p text:style-name="P3"><text:span text:style-name="T1">marido ou esposa<text:tab/></text:span><text:span text:style-name="T2">dinodawamigi</text:span></text:p>
      <text:p text:style-name="P3"><text:span text:style-name="T1">marimbondo<text:tab/></text:span><text:span text:style-name="T2">otiina</text:span><text:span text:style-name="T3">g</text:span><text:span text:style-name="T2">a</text:span></text:p>
      <text:p text:style-name="P2"><text:tab/>witelo</text:p>
      <text:p text:style-name="P3"><text:span text:style-name="T1">marrom<text:tab/></text:span><text:span text:style-name="T2">gapeogo</text:span></text:p>
      <text:p text:style-name="P3"><text:span text:style-name="T1">martelo<text:tab/></text:span><text:span text:style-name="T2">laxaco</text:span><text:span text:style-name="T3">g</text:span><text:span text:style-name="T2">ona</text:span><text:span text:style-name="T3">g</text:span><text:span text:style-name="T2">ate</text:span></text:p>
      <text:p text:style-name="P3"><text:span text:style-name="T1">mas<text:tab/></text:span><text:span text:style-name="T2">apa</text:span><text:span text:style-name="T3">g</text:span><text:span text:style-name="T2">a</text:span></text:p>
      <text:p text:style-name="P3"><text:span text:style-name="T2"><text:tab/>ba</text:span><text:span text:style-name="T3">g</text:span><text:span text:style-name="T2">a</text:span></text:p>
      <text:p text:style-name="P3"><text:span text:style-name="T2"><text:tab/>pa</text:span><text:span text:style-name="T3">g</text:span><text:span text:style-name="T2">a</text:span></text:p>
      <text:p text:style-name="P2"><text:tab/>pida</text:p>
      <text:p text:style-name="P3"><text:span text:style-name="T1">mas ...<text:tab/></text:span><text:span text:style-name="T2">akapa</text:span><text:span text:style-name="T3">g</text:span><text:span text:style-name="T2">a</text:span></text:p>
      <text:p text:style-name="P3"><text:span text:style-name="T1">mas ...?<text:tab/></text:span><text:span text:style-name="T2">api</text:span><text:span text:style-name="T3">g</text:span><text:span text:style-name="T2">ida</text:span></text:p>
      <text:p text:style-name="P3"><text:span text:style-name="T1">mas ainda<text:tab/></text:span><text:span text:style-name="T2">ba</text:span><text:span text:style-name="T3">g</text:span><text:span text:style-name="T2">alee</text:span></text:p>
      <text:p text:style-name="P1"/>
      <text:p text:style-name="P3">[Seite 208]</text:p>
      <text:p text:style-name="P3">[Spalte 2]</text:p>
      <text:p text:style-name="P3"/>
      <text:p text:style-name="P3"><text:span text:style-name="T1">mas ainda não<text:tab/></text:span><text:span text:style-name="T2">ba</text:span><text:span text:style-name="T3">g</text:span><text:span text:style-name="T2">aleeda</text:span><text:span text:style-name="T3">g</text:span><text:span text:style-name="T2">a</text:span></text:p>
      <text:p text:style-name="P3"><text:span text:style-name="T1">mas é ...<text:tab/></text:span><text:span text:style-name="T2">geme</text:span></text:p>
      <text:p text:style-name="P3"><text:span text:style-name="T2"><text:tab/>joa</text:span><text:span text:style-name="T3">g</text:span><text:span text:style-name="T2">a</text:span></text:p>
      <text:p text:style-name="P3"><text:span text:style-name="T1">mas então ...<text:tab/></text:span><text:span text:style-name="T2">gena</text:span><text:span text:style-name="T3">g</text:span><text:span text:style-name="T2">a</text:span></text:p>
      <text:p text:style-name="P3"><text:span text:style-name="T1">mas foi, que antes foi, já foi<text:tab/></text:span><text:span text:style-name="T2">baana</text:span><text:span text:style-name="T3">g</text:span><text:span text:style-name="T2">a</text:span></text:p>
      <text:p text:style-name="P3"><text:span text:style-name="T1">mas não<text:tab/></text:span><text:span text:style-name="T2">baada</text:span><text:span text:style-name="T3">g</text:span><text:span text:style-name="T2">a</text:span></text:p>
      <text:p text:style-name="P3"><text:span text:style-name="T1">mas também<text:tab/></text:span><text:span text:style-name="T2">ba</text:span><text:span text:style-name="T3">g</text:span><text:span text:style-name="T2">a</text:span><text:span text:style-name="T3">g</text:span><text:span text:style-name="T2">a</text:span></text:p>
      <text:p text:style-name="P3"><text:span text:style-name="T1">mas um outro<text:tab/></text:span><text:span text:style-name="T2">ine</text:span><text:span text:style-name="T3">g</text:span><text:span text:style-name="T2">eledi</text:span></text:p>
      <text:p text:style-name="P3"><text:span text:style-name="T1">mastigar<text:tab/></text:span><text:span text:style-name="T2">-axa</text:span><text:span text:style-name="T3">g</text:span><text:span text:style-name="T2">amena</text:span><text:span text:style-name="T3">g</text:span><text:span text:style-name="T2">a</text:span></text:p>
      <text:p text:style-name="P3"><text:span text:style-name="T1">matador<text:tab/></text:span><text:span text:style-name="T2">ematakane</text:span><text:span text:style-name="T3">g</text:span><text:span text:style-name="T2">egi</text:span></text:p>
      <text:p text:style-name="P2"><text:tab/>nematagodi</text:p>
      <text:p text:style-name="P3"><text:span text:style-name="T1">matadouro<text:tab/></text:span><text:span text:style-name="T2">nematakana</text:span><text:span text:style-name="T3">g</text:span><text:span text:style-name="T2">axi</text:span></text:p>
      <text:p text:style-name="P3"><text:span text:style-name="T1">matança<text:tab/></text:span><text:span text:style-name="T2">naigo</text:span></text:p>
      <text:p text:style-name="P3"><text:span text:style-name="T1">matança dele<text:tab/></text:span><text:span text:style-name="T2">laigo</text:span></text:p>
      <text:p text:style-name="P3"><text:span text:style-name="T1">matar<text:tab/></text:span><text:span text:style-name="T2">-eload</text:span></text:p>
      <text:p text:style-name="P2"><text:tab/>-nigodi(tini)</text:p>
      <text:p text:style-name="P3"><text:span text:style-name="T1">matar pessoas<text:tab/></text:span><text:span text:style-name="T2">-aije</text:span></text:p>
      <text:p text:style-name="P3"><text:span text:style-name="T1">mato<text:tab/></text:span><text:span text:style-name="T2">nialigi</text:span></text:p>
      <text:p text:style-name="P3"><text:span text:style-name="T1">mato campão<text:tab/></text:span><text:span text:style-name="T2">atigo</text:span></text:p>
      <text:p text:style-name="P3"><text:span text:style-name="T1">mato pequeno<text:tab/></text:span><text:span text:style-name="T2">atigo</text:span></text:p>
      <text:p text:style-name="P3"><text:span text:style-name="T1">matula dele<text:tab/></text:span><text:span text:style-name="T2">liawogo</text:span></text:p>
      <text:p text:style-name="P3"><text:span text:style-name="T1">matula (nossa)<text:tab/></text:span><text:span text:style-name="T3">g</text:span><text:span text:style-name="T2">odiawogo</text:span></text:p>
      <text:p text:style-name="P3"><text:span text:style-name="T1">mau<text:tab/></text:span><text:span text:style-name="T2">abeyace</text:span><text:span text:style-name="T3">g</text:span><text:span text:style-name="T2">i</text:span></text:p>
      <text:p text:style-name="P3"><text:span text:style-name="T1">mediador<text:tab/></text:span><text:span text:style-name="T2">dini</text:span><text:span text:style-name="T3">g</text:span><text:span text:style-name="T2">eke</text:span></text:p>
      <text:p text:style-name="P3"><text:span text:style-name="T1">médico<text:tab/></text:span><text:span text:style-name="T2">dotowegi niwetadena</text:span><text:span text:style-name="T3">g</text:span><text:span text:style-name="T2">ana</text:span><text:span text:style-name="T3">g</text:span><text:span text:style-name="T2">a</text:span></text:p>
      <text:p text:style-name="P3"><text:span text:style-name="T1">medida<text:tab/></text:span><text:span text:style-name="T2">libikotana</text:span><text:span text:style-name="T3">g</text:span><text:span text:style-name="T2">ane</text:span><text:span text:style-name="T3">g</text:span><text:span text:style-name="T2">egi lica</text:span></text:p>
      <text:p text:style-name="P3"><text:soft-page-break/><text:span text:style-name="T1">medir<text:tab/></text:span><text:span text:style-name="T2">-ibikota</text:span></text:p>
      <text:p text:style-name="P3"><text:span text:style-name="T2"><text:tab/>-ibo</text:span><text:span text:style-name="T3">g</text:span><text:span text:style-name="T2">odi(tege)</text:span></text:p>
      <text:p text:style-name="P3"><text:span text:style-name="T1">meia<text:tab/></text:span><text:span text:style-name="T2">meeya</text:span></text:p>
      <text:p text:style-name="P3"><text:span text:style-name="T1">meia noite<text:tab/></text:span><text:span text:style-name="T2">liwigo-enoale</text:span></text:p>
      <text:p text:style-name="P3"><text:span text:style-name="T1">meio-branco<text:tab/></text:span><text:span text:style-name="T2">na</text:span><text:span text:style-name="T3">g</text:span><text:span text:style-name="T2">acole</text:span></text:p>
      <text:p text:style-name="P3"><text:span text:style-name="T1">meio-dia<text:tab/></text:span><text:span text:style-name="T2">yaxo</text:span><text:span text:style-name="T3">g</text:span><text:span text:style-name="T2">o-noko</text:span></text:p>
      <text:p text:style-name="P3"><text:span text:style-name="T1">mel<text:tab/></text:span><text:span text:style-name="T2">napigo</text:span></text:p>
      <text:p text:style-name="P3"><text:span text:style-name="T1">melancia<text:tab/></text:span><text:span text:style-name="T2">ilege</text:span><text:span text:style-name="T3">g</text:span><text:span text:style-name="T2">e</text:span></text:p>
      <text:p text:style-name="P3"><text:span text:style-name="T1">melhor<text:tab/>ene</text:span><text:span text:style-name="T4">g</text:span><text:span text:style-name="T1">egi</text:span></text:p>
      <text:p text:style-name="P3"><text:span text:style-name="T1">mendigo<text:tab/></text:span><text:span text:style-name="T2">awikotaagi</text:span></text:p>
      <text:p text:style-name="P3"><text:span text:style-name="T1">mentir<text:tab/></text:span><text:span text:style-name="T2">-ilekatidi</text:span></text:p>
      <text:p text:style-name="P2"><text:tab/>-inaale</text:p>
      <text:p text:style-name="P2"><text:tab/>-iwitaka</text:p>
      <text:p text:style-name="P1"/>
      <text:p text:style-name="P3">[Seite 209]</text:p>
      <text:p text:style-name="P3">[Spalte 1]</text:p>
      <text:p text:style-name="P3"/>
      <text:p text:style-name="P3"><text:span text:style-name="T1">mentir sobre outro<text:tab/></text:span><text:span text:style-name="T2">-i</text:span><text:span text:style-name="T3">g</text:span><text:span text:style-name="T2">eke</text:span></text:p>
      <text:p text:style-name="P3"><text:span text:style-name="T1">mentira<text:tab/></text:span><text:span text:style-name="T2">niwitakegi</text:span></text:p>
      <text:p text:style-name="P3"><text:span text:style-name="T1">mentira dele<text:tab/></text:span><text:span text:style-name="T2">liwitakegi</text:span></text:p>
      <text:p text:style-name="P3"><text:span text:style-name="T1">mercado dele<text:tab/></text:span><text:span text:style-name="T2">noojetekaxi</text:span></text:p>
      <text:p text:style-name="P3"><text:span text:style-name="T1">mercado (nosso)<text:tab/></text:span><text:span text:style-name="T3">g</text:span><text:span text:style-name="T2">onoojetekaxi</text:span></text:p>
      <text:p text:style-name="P3"><text:span text:style-name="T1">mercadoria<text:tab/></text:span><text:span text:style-name="T2">elaanigi</text:span></text:p>
      <text:p text:style-name="P2"><text:tab/>oojetekegi</text:p>
      <text:p text:style-name="P3"><text:span text:style-name="T1">mercadoria dele<text:tab/></text:span><text:span text:style-name="T2">noojetekigi</text:span></text:p>
      <text:p text:style-name="P3"><text:span text:style-name="T1">mercadoria (nossa)<text:tab/></text:span><text:span text:style-name="T3">g</text:span><text:span text:style-name="T2">onoojedi</text:span></text:p>
      <text:p text:style-name="P3"><text:span text:style-name="T1">mergulhar<text:tab/></text:span><text:span text:style-name="T2">-iwe(ti)</text:span></text:p>
      <text:p text:style-name="P3"><text:span text:style-name="T1">mês<text:tab/></text:span><text:span text:style-name="T2">epenai</text:span></text:p>
      <text:p text:style-name="P3"><text:span text:style-name="T1">mesa<text:tab/></text:span><text:span text:style-name="T2">nameeja</text:span></text:p>
      <text:p text:style-name="P3"><text:span text:style-name="T1">mesma cor de<text:tab/></text:span><text:span text:style-name="T2">lolaada</text:span><text:span text:style-name="T3">g</text:span><text:span text:style-name="T2">awa</text:span></text:p>
      <text:p text:style-name="P3"><text:span text:style-name="T1">mesmo que<text:tab/></text:span><text:span text:style-name="T2">diganee</text:span></text:p>
      <text:p text:style-name="P3"><text:span text:style-name="T2"><text:tab/>icaa</text:span><text:span text:style-name="T3">g</text:span><text:span text:style-name="T2">ica</text:span></text:p>
      <text:p text:style-name="P3"><text:span text:style-name="T1">mesquinho<text:tab/></text:span><text:span text:style-name="T2">animijeena</text:span><text:span text:style-name="T3">g</text:span><text:span text:style-name="T2">a</text:span></text:p>
      <text:p text:style-name="P3"><text:span text:style-name="T1">mestre<text:tab/></text:span><text:span text:style-name="T2">niotagodi</text:span></text:p>
      <text:p text:style-name="P3"><text:span text:style-name="T1">mestre (nosso)<text:tab/></text:span><text:span text:style-name="T3">g</text:span><text:span text:style-name="T2">onii</text:span><text:span text:style-name="T3">g</text:span><text:span text:style-name="T2">axino</text:span><text:span text:style-name="T3">g</text:span><text:span text:style-name="T2">odi</text:span></text:p>
      <text:p text:style-name="P3"><text:span text:style-name="T1">metro<text:tab/></text:span><text:span text:style-name="T2">meetilo</text:span></text:p>
      <text:p text:style-name="P3"><text:span text:style-name="T1">meu<text:tab/></text:span><text:span text:style-name="T2">inebi</text:span></text:p>
      <text:p text:style-name="P2"><text:tab/>inewikadi</text:p>
      <text:p text:style-name="P3"><text:span text:style-name="T1">meus<text:tab/></text:span><text:span text:style-name="T2">iwikatedi</text:span></text:p>
      <text:p text:style-name="P3"><text:span text:style-name="T1">mexer<text:tab/></text:span><text:span text:style-name="T2">-itine</text:span><text:span text:style-name="T3">g</text:span><text:span text:style-name="T2">e</text:span></text:p>
      <text:p text:style-name="P2"><text:tab/>-niwidi</text:p>
      <text:p text:style-name="P3"><text:span text:style-name="T1">mexer com outro<text:tab/></text:span><text:span text:style-name="T2">-i</text:span><text:span text:style-name="T3">g</text:span><text:span text:style-name="T2">iliita</text:span><text:span text:style-name="T3">g</text:span><text:span text:style-name="T2">a</text:span></text:p>
      <text:p text:style-name="P3"><text:span text:style-name="T1">mexeriqueiro<text:tab/></text:span><text:span text:style-name="T2">ala</text:span><text:span text:style-name="T3">g</text:span><text:span text:style-name="T2">ane</text:span><text:span text:style-name="T3">g</text:span><text:span text:style-name="T2">egi</text:span></text:p>
      <text:p text:style-name="P3"><text:span text:style-name="T1">mexeriqueiro (qualidade de)<text:tab/></text:span><text:span text:style-name="T2">ota</text:span><text:span text:style-name="T3">g</text:span><text:span text:style-name="T2">axa</text:span><text:span text:style-name="T3">g</text:span><text:span text:style-name="T2">a</text:span></text:p>
      <text:p text:style-name="P3"><text:span text:style-name="T1">mexer-se<text:tab/></text:span><text:span text:style-name="T2">-dinitine</text:span><text:span text:style-name="T3">g</text:span><text:span text:style-name="T2">e</text:span></text:p>
      <text:p text:style-name="P3"><text:span text:style-name="T1">migalha<text:tab/></text:span><text:span text:style-name="T2">lapinigi</text:span></text:p>
      <text:p text:style-name="P3"><text:span text:style-name="T1">mil<text:tab/></text:span><text:span text:style-name="T2">miili</text:span></text:p>
      <text:p text:style-name="P3"><text:span text:style-name="T1">milagre<text:tab/></text:span><text:span text:style-name="T2">nibiniigi</text:span></text:p>
      <text:p text:style-name="P3"><text:span text:style-name="T2"><text:tab/>noxice</text:span><text:span text:style-name="T3">g</text:span><text:span text:style-name="T2">edi</text:span></text:p>
      <text:p text:style-name="P3"><text:span text:style-name="T1">milagre dele<text:tab/></text:span><text:span text:style-name="T2">libiniigi</text:span></text:p>
      <text:p text:style-name="P3"><text:span text:style-name="T2"><text:tab/>loxice</text:span><text:span text:style-name="T3">g</text:span><text:span text:style-name="T2">edi</text:span></text:p>
      <text:p text:style-name="P3"><text:span text:style-name="T1">milagre (nosso)<text:tab/></text:span><text:span text:style-name="T3">g</text:span><text:span text:style-name="T2">obiniigi</text:span></text:p>
      <text:p text:style-name="P3"><text:soft-page-break/><text:span text:style-name="T2"><text:tab/></text:span><text:span text:style-name="T3">g</text:span><text:span text:style-name="T2">odoxice</text:span><text:span text:style-name="T3">g</text:span><text:span text:style-name="T2">edi</text:span></text:p>
      <text:p text:style-name="P3"><text:span text:style-name="T1">milho<text:tab/></text:span><text:span text:style-name="T2">etacoligi</text:span></text:p>
      <text:p text:style-name="P3"><text:span text:style-name="T1">mina<text:tab/></text:span><text:span text:style-name="T2">lacilotibige-ninyo</text:span><text:span text:style-name="T3">g</text:span><text:span text:style-name="T2">odi</text:span></text:p>
      <text:p text:style-name="P3"><text:span text:style-name="T1">mingau<text:tab/></text:span><text:span text:style-name="T2">iwalotigi</text:span></text:p>
      <text:p text:style-name="P3"><text:span text:style-name="T1">mingau de polvilho<text:tab/></text:span><text:span text:style-name="T2">yapionigi</text:span></text:p>
      <text:p text:style-name="P3"><text:span text:style-name="T1">mingau (nosso)<text:tab/></text:span><text:span text:style-name="T3">g</text:span><text:span text:style-name="T2">odokoladi</text:span></text:p>
      <text:p text:style-name="P1"/>
      <text:p text:style-name="P3">[Seite 209]</text:p>
      <text:p text:style-name="P3">[Spalte 2]</text:p>
      <text:p text:style-name="P1"/>
      <text:p text:style-name="P3"><text:span text:style-name="T1">mistura<text:tab/></text:span><text:span text:style-name="T2">lalegedi</text:span></text:p>
      <text:p text:style-name="P3"><text:span text:style-name="T1">misturar<text:tab/></text:span><text:span text:style-name="T2">-awana</text:span><text:span text:style-name="T3">g</text:span><text:span text:style-name="T2">adi(tege)</text:span></text:p>
      <text:p text:style-name="P2"><text:tab/>-niwidi</text:p>
      <text:p text:style-name="P3"><text:span text:style-name="T1">misturar algo<text:tab/></text:span><text:span text:style-name="T2">-itagodi</text:span></text:p>
      <text:p text:style-name="P3"><text:span text:style-name="T1">misturar líquidos ou sólidos<text:tab/></text:span><text:span text:style-name="T2">-alegetee(tege)</text:span></text:p>
      <text:p text:style-name="P3"><text:span text:style-name="T1">moça<text:tab/></text:span><text:span text:style-name="T2">awicije</text:span></text:p>
      <text:p text:style-name="P2"><text:tab/>nigaanake</text:p>
      <text:p text:style-name="P3"><text:span text:style-name="T1">moço<text:tab/></text:span><text:span text:style-name="T2">lionee</text:span><text:span text:style-name="T3">g</text:span><text:span text:style-name="T2">a</text:span></text:p>
      <text:p text:style-name="P3"><text:span text:style-name="T1">moço (meu)<text:tab/></text:span><text:span text:style-name="T2">inionee</text:span><text:span text:style-name="T3">g</text:span><text:span text:style-name="T2">a</text:span></text:p>
      <text:p text:style-name="P3"><text:span text:style-name="T1">modelo<text:tab/></text:span><text:span text:style-name="T2">niwinigi(jegi)</text:span></text:p>
      <text:p text:style-name="P3"><text:span text:style-name="T1">modelo dele<text:tab/></text:span><text:span text:style-name="T2">liwinigi(jegi)</text:span></text:p>
      <text:p text:style-name="P3"><text:span text:style-name="T1">modelo (seu)<text:tab/></text:span><text:span text:style-name="T3">g</text:span><text:span text:style-name="T2">awinigi</text:span></text:p>
      <text:p text:style-name="P1">modo<text:tab/>nakatigi</text:p>
      <text:p text:style-name="P3"><text:span text:style-name="T1">modo de agir<text:tab/></text:span><text:span text:style-name="T2">loanigi</text:span></text:p>
      <text:p text:style-name="P3"><text:span text:style-name="T1">modo de dançar<text:tab/></text:span><text:span text:style-name="T2">nibaile</text:span><text:span text:style-name="T3">g</text:span><text:span text:style-name="T2">egi</text:span></text:p>
      <text:p text:style-name="P3"><text:span text:style-name="T1">modo (nosso) de pensar<text:tab/></text:span><text:span text:style-name="T3">g</text:span><text:span text:style-name="T2">odowookone</text:span><text:span text:style-name="T3">g</text:span><text:span text:style-name="T2">egi</text:span></text:p>
      <text:p text:style-name="P3"><text:span text:style-name="T1">modo dele<text:tab/></text:span><text:span text:style-name="T2">lakatigi</text:span></text:p>
      <text:p text:style-name="P3"><text:span text:style-name="T1">moeda<text:tab/></text:span><text:span text:style-name="T2">beexo</text:span></text:p>
      <text:p text:style-name="P3"><text:span text:style-name="T1">mole<text:tab/></text:span><text:span text:style-name="T2">dokoa</text:span><text:span text:style-name="T3">g</text:span><text:span text:style-name="T2">a</text:span></text:p>
      <text:p text:style-name="P3"><text:span text:style-name="T1">moleza<text:tab/></text:span><text:span text:style-name="T2">a</text:span><text:span text:style-name="T3">g</text:span><text:span text:style-name="T2">amale</text:span><text:span text:style-name="T3">g</text:span><text:span text:style-name="T2">egi</text:span></text:p>
      <text:p text:style-name="P3"><text:span text:style-name="T1">molhado<text:tab/></text:span><text:span text:style-name="T2">itimi</text:span></text:p>
      <text:p text:style-name="P3"><text:span text:style-name="T1">molhar<text:tab/></text:span><text:span text:style-name="T2">-itiminatidi</text:span></text:p>
      <text:p text:style-name="P3"><text:span text:style-name="T1">molhar alguém<text:tab/></text:span><text:span text:style-name="T2">-ilege</text:span></text:p>
      <text:p text:style-name="P3"><text:span text:style-name="T1">molhar por mergulhar<text:tab/></text:span><text:span text:style-name="T2">-iti(tinigi)</text:span></text:p>
      <text:p text:style-name="P3"><text:span text:style-name="T1">molhar-se<text:tab/></text:span><text:span text:style-name="T2">dinilege</text:span></text:p>
      <text:p text:style-name="P3"><text:span text:style-name="T1">montado<text:tab/></text:span><text:span text:style-name="T2">icoo</text:span><text:span text:style-name="T3">g</text:span><text:span text:style-name="T2">oladi</text:span></text:p>
      <text:p text:style-name="P3"><text:span text:style-name="T1">montar<text:tab/></text:span><text:span text:style-name="T2">axodi(tibige)</text:span></text:p>
      <text:p text:style-name="P2"><text:tab/>-axodi(teloco)</text:p>
      <text:p text:style-name="P3"><text:span text:style-name="T1">montar num cavalo<text:tab/></text:span><text:span text:style-name="T2">nicoo</text:span><text:span text:style-name="T3">g</text:span><text:span text:style-name="T2">olatede</text:span></text:p>
      <text:p text:style-name="P3"><text:span text:style-name="T1">monte de coisas<text:tab/></text:span><text:span text:style-name="T2">iladienigi</text:span></text:p>
      <text:p text:style-name="P3"><text:span text:style-name="T1">monte de lixo varrido<text:tab/></text:span><text:span text:style-name="T2">olata</text:span><text:span text:style-name="T3">g</text:span><text:span text:style-name="T2">a</text:span></text:p>
      <text:p text:style-name="P3"><text:span text:style-name="T1">monumento<text:tab/></text:span><text:span text:style-name="T2">iwilanigi</text:span></text:p>
      <text:p text:style-name="P3"><text:span text:style-name="T1">monumento dele<text:tab/></text:span><text:span text:style-name="T2">iwilanigi</text:span></text:p>
      <text:p text:style-name="P3"><text:span text:style-name="T1">morador<text:tab/></text:span><text:span text:style-name="T2">nilademigi(tigi)</text:span></text:p>
      <text:p text:style-name="P3"><text:span text:style-name="T1">moranga<text:tab/></text:span><text:span text:style-name="T2">mile</text:span><text:span text:style-name="T3">g</text:span><text:span text:style-name="T2">e</text:span></text:p>
      <text:p text:style-name="P3"><text:span text:style-name="T1">morar<text:tab/></text:span><text:span text:style-name="T2">i</text:span><text:span text:style-name="T3">g</text:span><text:span text:style-name="T2">elade</text:span></text:p>
      <text:p text:style-name="P3"><text:span text:style-name="T1">morder<text:tab/></text:span><text:span text:style-name="T2">owaca</text:span><text:span text:style-name="T3">g</text:span><text:span text:style-name="T2">a</text:span></text:p>
      <text:p text:style-name="P2"><text:tab/>owagi</text:p>
      <text:p text:style-name="P3"><text:span text:style-name="T1">Morraria<text:tab/></text:span><text:span text:style-name="T2">Wetiadijadi</text:span></text:p>
      <text:p text:style-name="P1"/>
      <text:p text:style-name="P3">[Seite 210]</text:p>
      <text:p text:style-name="P3">[Spalte 1]</text:p>
      <text:p text:style-name="P3"><text:soft-page-break/></text:p>
      <text:p text:style-name="P3"><text:span text:style-name="T1">morrer<text:tab/></text:span><text:span text:style-name="T2">-eleo</text:span></text:p>
      <text:p text:style-name="P3"><text:span text:style-name="T1">morrinho<text:tab/></text:span><text:span text:style-name="T2">lojota</text:span><text:span text:style-name="T3">g</text:span><text:span text:style-name="T2">adi</text:span></text:p>
      <text:p text:style-name="P3"><text:span text:style-name="T1">morro<text:tab/></text:span><text:span text:style-name="T2">weti</text:span><text:span text:style-name="T3">g</text:span><text:span text:style-name="T2">a</text:span></text:p>
      <text:p text:style-name="P3"><text:span text:style-name="T1">morte<text:tab/></text:span><text:span text:style-name="T2">néma</text:span><text:span text:style-name="T3">g</text:span><text:span text:style-name="T2">a</text:span></text:p>
      <text:p text:style-name="P3"><text:span text:style-name="T2"><text:tab/>neme</text:span><text:span text:style-name="T3">g</text:span><text:span text:style-name="T2">egi</text:span></text:p>
      <text:p text:style-name="P3"><text:span text:style-name="T1">morte dele<text:tab/></text:span><text:span text:style-name="T2">leme</text:span><text:span text:style-name="T3">g</text:span><text:span text:style-name="T2">egi(te)</text:span></text:p>
      <text:p text:style-name="P3"><text:span text:style-name="T1">morte dele com outro<text:tab/></text:span><text:span text:style-name="T2">lema</text:span><text:span text:style-name="T3">g</text:span><text:span text:style-name="T2">awa</text:span></text:p>
      <text:p text:style-name="P3"><text:span text:style-name="T1">morte (minha) junto com ele<text:tab/></text:span><text:span text:style-name="T2">yema</text:span><text:span text:style-name="T3">g</text:span><text:span text:style-name="T2">awa</text:span></text:p>
      <text:p text:style-name="P3"><text:span text:style-name="T1">morto<text:tab/></text:span><text:span text:style-name="T2">naijegi</text:span></text:p>
      <text:p text:style-name="P3"><text:span text:style-name="T1">mosca pequena<text:tab/></text:span><text:span text:style-name="T2">eta</text:span><text:span text:style-name="T3">g</text:span><text:span text:style-name="T2">ata</text:span><text:span text:style-name="T3">g</text:span><text:span text:style-name="T2">a</text:span></text:p>
      <text:p text:style-name="P3"><text:span text:style-name="T1">mosquiteiro<text:tab/></text:span><text:span text:style-name="T2">bojiciteelo</text:span></text:p>
      <text:p text:style-name="P3"><text:span text:style-name="T1">mosquito<text:tab/></text:span><text:span text:style-name="T2">dimijaala</text:span></text:p>
      <text:p text:style-name="P3"><text:span text:style-name="T2"><text:tab/></text:span><text:span text:style-name="T3">g</text:span><text:span text:style-name="T2">onoodo</text:span></text:p>
      <text:p text:style-name="P3"><text:span text:style-name="T1">mostrar<text:tab/></text:span><text:span text:style-name="T2">-elokotee</text:span></text:p>
      <text:p text:style-name="P2"><text:tab/>-ikee</text:p>
      <text:p text:style-name="P3"><text:span text:style-name="T1">mostrar-se<text:tab/></text:span><text:span text:style-name="T2">-dinikee</text:span></text:p>
      <text:p text:style-name="P3"><text:span text:style-name="T1">movimentar-se sem poder controlar<text:tab/></text:span><text:span text:style-name="T2">-dinaxilake(tibece)</text:span></text:p>
      <text:p text:style-name="P3"><text:span text:style-name="T1">mudar<text:tab/></text:span><text:span text:style-name="T2">-aladi</text:span></text:p>
      <text:p text:style-name="P2"><text:tab/>-iigi</text:p>
      <text:p text:style-name="P2"><text:tab/>-oxilece</text:p>
      <text:p text:style-name="P3"><text:span text:style-name="T1">mudar coisas<text:tab/></text:span><text:span text:style-name="T2">-ilatike</text:span></text:p>
      <text:p text:style-name="P3"><text:span text:style-name="T1">mudar de lugar<text:tab/></text:span><text:span text:style-name="T2">-ilatí</text:span></text:p>
      <text:p text:style-name="P3"><text:span text:style-name="T1">mudar pensamento<text:tab/></text:span><text:span text:style-name="T2">-e(tigi)</text:span></text:p>
      <text:p text:style-name="P3"><text:span text:style-name="T1">mudo<text:tab/></text:span><text:span text:style-name="T2">ewalo</text:span><text:span text:style-name="T3">g</text:span><text:span text:style-name="T2">ona</text:span><text:span text:style-name="T3">g</text:span><text:span text:style-name="T2">a</text:span></text:p>
      <text:p text:style-name="P3"><text:span text:style-name="T1">muita<text:tab/></text:span><text:span text:style-name="T2">eloodo</text:span></text:p>
      <text:p text:style-name="P1"/>
      <text:p text:style-name="P3">[Seite 210]</text:p>
      <text:p text:style-name="P3">[Spalte 2]</text:p>
      <text:p text:style-name="P3"/>
      <text:p text:style-name="P3"><text:span text:style-name="T1">muitas vezes<text:tab/></text:span><text:span text:style-name="T2">elioditibece</text:span></text:p>
      <text:p text:style-name="P3"><text:span text:style-name="T1">muito<text:tab/></text:span><text:span text:style-name="T2">da</text:span><text:span text:style-name="T3">g</text:span><text:span text:style-name="T2">axa</text:span></text:p>
      <text:p text:style-name="P2"><text:tab/>eliodi</text:p>
      <text:p text:style-name="P2"><text:tab/>owidi</text:p>
      <text:p text:style-name="P3"><text:span text:style-name="T1">muito mais<text:tab/></text:span><text:span text:style-name="T2">elioditace</text:span></text:p>
      <text:p text:style-name="P3"><text:span text:style-name="T1">mula<text:tab/></text:span><text:span text:style-name="T2">boliico</text:span></text:p>
      <text:p text:style-name="P3"><text:span text:style-name="T1">mulher<text:tab/></text:span><text:span text:style-name="T2">iwaalo</text:span></text:p>
      <text:p text:style-name="P3"><text:span text:style-name="T1">mulher coçando<text:tab/></text:span><text:span text:style-name="T2">awitine</text:span><text:span text:style-name="T3">g</text:span><text:span text:style-name="T2">e</text:span></text:p>
      <text:p text:style-name="P3"><text:span text:style-name="T1">mulher com récem nascido nos braços<text:tab/></text:span><text:span text:style-name="T2">nigajeelo</text:span></text:p>
      <text:p text:style-name="P3"><text:span text:style-name="T1">mundo<text:tab/></text:span><text:span text:style-name="T2">ii</text:span><text:span text:style-name="T3">g</text:span><text:span text:style-name="T2">o</text:span></text:p>
      <text:p text:style-name="P3"><text:span text:style-name="T1">música<text:tab/></text:span><text:span text:style-name="T2">natena</text:span><text:span text:style-name="T3">g</text:span><text:span text:style-name="T2">ane</text:span><text:span text:style-name="T3">g</text:span><text:span text:style-name="T2">egi</text:span></text:p>
      <text:p text:style-name="P3"><text:span text:style-name="T2"><text:tab/>natene</text:span><text:span text:style-name="T3">g</text:span><text:span text:style-name="T2">egi</text:span></text:p>
      <text:p text:style-name="P3"><text:span text:style-name="T1">música dele<text:tab/></text:span><text:span text:style-name="T2">latena</text:span><text:span text:style-name="T3">g</text:span><text:span text:style-name="T2">ane</text:span><text:span text:style-name="T3">g</text:span><text:span text:style-name="T2">egi</text:span></text:p>
      <text:p text:style-name="P3"><text:span text:style-name="T1">mutuca<text:tab/></text:span><text:span text:style-name="T2">okocodi</text:span></text:p>
      <text:p text:style-name="P1"/>
      <text:p text:style-name="P3">[Seite 210]</text:p>
      <text:p text:style-name="P3">[Spalte 1]</text:p>
      <text:p text:style-name="P3"/>
      <text:p text:style-name="P1">N - n</text:p>
      <text:p text:style-name="P1"/>
      <text:p text:style-name="P3"><text:span text:style-name="T1">na beirada<text:tab/></text:span><text:span text:style-name="T2">liniogotibece</text:span></text:p>
      <text:p text:style-name="P3"><text:span text:style-name="T1">na presença dele<text:tab/></text:span><text:span text:style-name="T2">lodoe</text:span></text:p>
      <text:p text:style-name="P3"><text:soft-page-break/><text:span text:style-name="T1">nadar<text:tab/></text:span><text:span text:style-name="T2">-aloko</text:span></text:p>
      <text:p text:style-name="P3"><text:span text:style-name="T1">nádegas<text:tab/></text:span><text:span text:style-name="T2">-iweegabi</text:span></text:p>
      <text:p text:style-name="P3"><text:span text:style-name="T1">namorado<text:tab/></text:span><text:span text:style-name="T2">dinajoogi</text:span></text:p>
      <text:p text:style-name="P3"><text:span text:style-name="T1">namorar<text:tab/></text:span><text:span text:style-name="T2">-ajooge</text:span></text:p>
      <text:p text:style-name="P3"><text:span text:style-name="T1">não<text:tab/></text:span><text:span text:style-name="T2">ate</text:span></text:p>
      <text:p text:style-name="P3"><text:span text:style-name="T2"><text:tab/>o</text:span><text:span text:style-name="T3">g</text:span><text:span text:style-name="T2">oa</text:span></text:p>
      <text:p text:style-name="P1"/>
      <text:p text:style-name="P3">[Seite 210]</text:p>
      <text:p text:style-name="P3">[Spalte 2]</text:p>
      <text:p text:style-name="P3"/>
      <text:p text:style-name="P3"><text:span text:style-name="T1">não!<text:tab/></text:span><text:span text:style-name="T2">ada</text:span><text:span text:style-name="T3">g</text:span><text:span text:style-name="T2">a</text:span></text:p>
      <text:p text:style-name="P3"><text:span text:style-name="T2"><text:tab/>ina</text:span><text:span text:style-name="T3">g</text:span><text:span text:style-name="T2">a</text:span></text:p>
      <text:p text:style-name="P3"><text:span text:style-name="T2"><text:tab/>jina</text:span><text:span text:style-name="T3">g</text:span><text:span text:style-name="T2">a</text:span></text:p>
      <text:p text:style-name="P3"><text:span text:style-name="T1">não achar<text:tab/></text:span><text:span text:style-name="T2">-api(tibige)</text:span></text:p>
      <text:p text:style-name="P3"><text:span text:style-name="T1">não alcançar<text:tab/></text:span><text:span text:style-name="T2">-api(tege)</text:span></text:p>
      <text:p text:style-name="P1">não conseguir<text:tab/>-api</text:p>
      <text:p text:style-name="P3"><text:span text:style-name="T1">não custa<text:tab/></text:span><text:span text:style-name="T2">epece</text:span></text:p>
      <text:p text:style-name="P3"><text:span text:style-name="T1">não dar valor<text:tab/></text:span><text:span text:style-name="T2">-ame</text:span></text:p>
      <text:p text:style-name="P3"><text:span text:style-name="T1">não deixar<text:tab/></text:span><text:span text:style-name="T2">-oli</text:span></text:p>
      <text:p text:style-name="P3"><text:span text:style-name="T1">não demora<text:tab/></text:span><text:span text:style-name="T2">okexaa</text:span></text:p>
      <text:p text:style-name="P1"/>
      <text:p text:style-name="P3">[Seite 211]</text:p>
      <text:p text:style-name="P3">[Spalte 1]</text:p>
      <text:p text:style-name="P3"/>
      <text:p text:style-name="P3"><text:span text:style-name="T1">não descobrir<text:tab/></text:span><text:span text:style-name="T2">-api(tibige)</text:span></text:p>
      <text:p text:style-name="P3"><text:span text:style-name="T1">não é assim mesmo<text:tab/></text:span><text:span text:style-name="T2">da</text:span><text:span text:style-name="T3">g</text:span><text:span text:style-name="T2">adiaa</text:span><text:span text:style-name="T3">g</text:span><text:span text:style-name="T2">ee</text:span></text:p>
      <text:p text:style-name="P3"><text:span text:style-name="T1">não é bom<text:tab/></text:span><text:span text:style-name="T2">a</text:span><text:span text:style-name="T3">g</text:span><text:span text:style-name="T2">ele</text:span></text:p>
      <text:p text:style-name="P2"><text:tab/>atele</text:p>
      <text:p text:style-name="P3"><text:span text:style-name="T1">não é este<text:tab/></text:span><text:span text:style-name="T2">a</text:span><text:span text:style-name="T3">g</text:span><text:span text:style-name="T2">ina</text:span></text:p>
      <text:p text:style-name="P3"><text:span text:style-name="T2"><text:tab/>a</text:span><text:span text:style-name="T3">g</text:span><text:span text:style-name="T2">ini</text:span><text:span text:style-name="T3">g</text:span><text:span text:style-name="T2">ina</text:span></text:p>
      <text:p text:style-name="P3"><text:span text:style-name="T1">não era/será assim<text:tab/></text:span><text:span text:style-name="T2">ani</text:span><text:span text:style-name="T3">g</text:span><text:span text:style-name="T2">idaa</text:span><text:span text:style-name="T3">g</text:span><text:span text:style-name="T2">ee</text:span></text:p>
      <text:p text:style-name="P3"><text:span text:style-name="T1">não está perto<text:tab/></text:span><text:span text:style-name="T2">ani</text:span><text:span text:style-name="T3">g</text:span><text:span text:style-name="T2">ipegi</text:span></text:p>
      <text:p text:style-name="P3"><text:span text:style-name="T1">não existe<text:tab/></text:span><text:span text:style-name="T2">atica</text:span></text:p>
      <text:p text:style-name="P3"><text:span text:style-name="T1">não há mais<text:tab/></text:span><text:span text:style-name="T2">a</text:span><text:span text:style-name="T3">g</text:span><text:span text:style-name="T2">alee</text:span><text:span text:style-name="T3">g</text:span><text:span text:style-name="T2">ica</text:span></text:p>
      <text:p text:style-name="P3"><text:span text:style-name="T1">não há que não ...<text:tab/></text:span><text:span text:style-name="T2">di</text:span><text:span text:style-name="T3">g</text:span><text:span text:style-name="T2">icaada</text:span><text:span text:style-name="T3">g</text:span><text:span text:style-name="T2">a</text:span></text:p>
      <text:p text:style-name="P3"><text:span text:style-name="T1">não haverá aquilo, não seria aquilo<text:tab/></text:span><text:span text:style-name="T2">agoti</text:span><text:span text:style-name="T3">g</text:span><text:span text:style-name="T2">ica</text:span></text:p>
      <text:p text:style-name="P3"><text:span text:style-name="T1">não levar depressa<text:tab/></text:span><text:span text:style-name="T2">-ajepa</text:span><text:span text:style-name="T3">g</text:span><text:span text:style-name="T2">adi</text:span></text:p>
      <text:p text:style-name="P3"><text:span text:style-name="T1">não mais<text:tab/></text:span><text:span text:style-name="T2">a</text:span><text:span text:style-name="T3">g</text:span><text:span text:style-name="T2">alee</text:span></text:p>
      <text:p text:style-name="P3"><text:span text:style-name="T2"><text:tab/>ana</text:span><text:span text:style-name="T3">g</text:span><text:span text:style-name="T2">alee</text:span></text:p>
      <text:p text:style-name="P3"><text:span text:style-name="T1">não mais<text:tab/></text:span><text:span text:style-name="T2">da</text:span><text:span text:style-name="T3">g</text:span><text:span text:style-name="T2">alee</text:span></text:p>
      <text:p text:style-name="P3"><text:span text:style-name="T1">não me manda!<text:tab/></text:span><text:span text:style-name="T2">aidii</text:span><text:span text:style-name="T3">g</text:span><text:span text:style-name="T2">a!</text:span></text:p>
      <text:p text:style-name="P3"><text:span text:style-name="T1">não pode ...<text:tab/></text:span><text:span text:style-name="T2">jina</text:span><text:span text:style-name="T3">g</text:span><text:span text:style-name="T2">a doma</text:span><text:span text:style-name="T3">g</text:span><text:span text:style-name="T2">a</text:span></text:p>
      <text:p text:style-name="P3"><text:span text:style-name="T1">não poder<text:tab/></text:span><text:span text:style-name="T2">-api</text:span></text:p>
      <text:p text:style-name="P3"><text:span text:style-name="T1">não por confiança em<text:tab/></text:span><text:span text:style-name="T2">-ame</text:span></text:p>
      <text:p text:style-name="P3"><text:span text:style-name="T1">não qualquer<text:tab/></text:span><text:span text:style-name="T2">ganigeta</text:span><text:span text:style-name="T3">g</text:span><text:span text:style-name="T2">a</text:span></text:p>
      <text:p text:style-name="P3"><text:span text:style-name="T1">não somente<text:tab/></text:span><text:span text:style-name="T2">a</text:span><text:span text:style-name="T3">g</text:span><text:span text:style-name="T2">idiokidita</text:span></text:p>
      <text:p text:style-name="P3"><text:span text:style-name="T1">não somente assim<text:tab/></text:span><text:span text:style-name="T2">ani</text:span><text:span text:style-name="T3">g</text:span><text:span text:style-name="T2">idokida</text:span></text:p>
      <text:p text:style-name="P3"><text:span text:style-name="T1">não tem<text:tab/></text:span><text:span text:style-name="T2">a</text:span><text:span text:style-name="T3">g</text:span><text:span text:style-name="T2">aca</text:span></text:p>
      <text:p text:style-name="P3"><text:span text:style-name="T2"><text:tab/>a</text:span><text:span text:style-name="T3">g</text:span><text:span text:style-name="T2">ica</text:span></text:p>
      <text:p text:style-name="P3"><text:span text:style-name="T2"><text:tab/>da</text:span><text:span text:style-name="T3">g</text:span><text:span text:style-name="T2">aca</text:span></text:p>
      <text:p text:style-name="P3"><text:span text:style-name="T2"><text:tab/>da</text:span><text:span text:style-name="T3">g</text:span><text:span text:style-name="T2">adia</text:span></text:p>
      <text:p text:style-name="P3"><text:span text:style-name="T1">não tem mais<text:tab/></text:span><text:span text:style-name="T2">atalee</text:span><text:span text:style-name="T3">g</text:span><text:span text:style-name="T2">ica</text:span></text:p>
      <text:p text:style-name="P3"><text:soft-page-break/><text:span text:style-name="T2"><text:tab/>da</text:span><text:span text:style-name="T3">g</text:span><text:span text:style-name="T2">adiaa</text:span><text:span text:style-name="T3">g</text:span><text:span text:style-name="T2">ica</text:span></text:p>
      <text:p text:style-name="P3"><text:span text:style-name="T1">não tem qualquer<text:tab/></text:span><text:span text:style-name="T2">a</text:span><text:span text:style-name="T3">g</text:span><text:span text:style-name="T2">icaantokaa</text:span><text:span text:style-name="T3">g</text:span><text:span text:style-name="T2">ini</text:span></text:p>
      <text:p text:style-name="P3"><text:span text:style-name="T1">não tem sempre<text:tab/></text:span><text:span text:style-name="T2">aniodi</text:span><text:span text:style-name="T3">g</text:span><text:span text:style-name="T2">ica</text:span></text:p>
      <text:p text:style-name="P1"/>
      <text:p text:style-name="P3">[Seite 211]</text:p>
      <text:p text:style-name="P3">[Spalte 2]</text:p>
      <text:p text:style-name="P3"/>
      <text:p text:style-name="P3"><text:span text:style-name="T1">não ter confiança em alguém para fazer algo<text:tab/></text:span><text:span text:style-name="T2">-ibada</text:span></text:p>
      <text:p text:style-name="P3"><text:span text:style-name="T1">não teria<text:tab/></text:span><text:span text:style-name="T2">amiti</text:span><text:span text:style-name="T3">g</text:span><text:span text:style-name="T2">ica</text:span></text:p>
      <text:p text:style-name="P3"><text:span text:style-name="T1">não teria, não seria<text:tab/></text:span><text:span text:style-name="T2">agota</text:span><text:span text:style-name="T3">g</text:span><text:span text:style-name="T2">a</text:span></text:p>
      <text:p text:style-name="P3"><text:span text:style-name="T1">não terminar<text:tab/></text:span><text:span text:style-name="T2">-api(teloco)</text:span></text:p>
      <text:p text:style-name="P3"><text:span text:style-name="T1">não tiver<text:tab/></text:span><text:span text:style-name="T2">di</text:span><text:span text:style-name="T3">g</text:span><text:span text:style-name="T2">ica</text:span></text:p>
      <text:p text:style-name="P3"><text:span text:style-name="T1">nariz<text:tab/></text:span><text:span text:style-name="T2">-imiiko</text:span></text:p>
      <text:p text:style-name="P2"><text:tab/>limigo</text:p>
      <text:p text:style-name="P3"><text:span text:style-name="T1">narração<text:tab/></text:span><text:span text:style-name="T2">natematigo</text:span></text:p>
      <text:p text:style-name="P3"><text:span text:style-name="T1">nascer<text:tab/></text:span><text:span text:style-name="T2">-ani(tini)</text:span></text:p>
      <text:p text:style-name="P3"><text:span text:style-name="T2"><text:tab/>-okolo</text:span><text:span text:style-name="T3">g</text:span><text:span text:style-name="T2">o</text:span></text:p>
      <text:p text:style-name="P3"><text:span text:style-name="T1">nascimento dele junto com ...<text:tab/></text:span><text:span text:style-name="T2">lanikoa</text:span></text:p>
      <text:p text:style-name="P3"><text:span text:style-name="T1">natural de ...<text:tab/></text:span><text:span text:style-name="T2">elatibige</text:span></text:p>
      <text:p text:style-name="P3"><text:span text:style-name="T1">necessidade<text:tab/></text:span><text:span text:style-name="T2">-ema</text:span><text:span text:style-name="T3">g</text:span><text:span text:style-name="T2">amatiigi</text:span></text:p>
      <text:p text:style-name="P2"><text:tab/>lopokedi</text:p>
      <text:p text:style-name="P2"><text:tab/>-opokedi</text:p>
      <text:p text:style-name="P3"><text:span text:style-name="T1">necessidade de<text:tab/></text:span><text:span text:style-name="T2">-a</text:span><text:span text:style-name="T3">g</text:span><text:span text:style-name="T2">alanigi</text:span></text:p>
      <text:p text:style-name="P3"><text:span text:style-name="T1">necessidade dele<text:tab/></text:span><text:span text:style-name="T2">la</text:span><text:span text:style-name="T3">g</text:span><text:span text:style-name="T2">alanigi</text:span></text:p>
      <text:p text:style-name="P3"><text:span text:style-name="T2"><text:tab/>lema</text:span><text:span text:style-name="T3">g</text:span><text:span text:style-name="T2">amatiigi</text:span></text:p>
      <text:p text:style-name="P3"><text:span text:style-name="T2"><text:tab/>lo</text:span><text:span text:style-name="T3">g</text:span><text:span text:style-name="T2">owikomatiigi</text:span></text:p>
      <text:p text:style-name="P2"><text:tab/>nopokedi</text:p>
      <text:p text:style-name="P3"><text:span text:style-name="T1">necessidade física dele<text:tab/></text:span><text:span text:style-name="T2">linedi</text:span></text:p>
      <text:p text:style-name="P3"><text:span text:style-name="T1">necessidade (sua)<text:tab/></text:span><text:span text:style-name="T3">g</text:span><text:span text:style-name="T2">ada</text:span><text:span text:style-name="T3">g</text:span><text:span text:style-name="T2">alanigi</text:span></text:p>
      <text:p text:style-name="P3"><text:span text:style-name="T1">necessidades (minhas)<text:tab/></text:span><text:span text:style-name="T2">i</text:span><text:span text:style-name="T3">g</text:span><text:span text:style-name="T2">alana</text:span><text:span text:style-name="T3">g</text:span><text:span text:style-name="T2">a</text:span></text:p>
      <text:p text:style-name="P3"><text:span text:style-name="T1">necessitar<text:tab/></text:span><text:span text:style-name="T2">-opo(tibige)</text:span></text:p>
      <text:p text:style-name="P3"><text:span text:style-name="T1">necessitar (dele)<text:tab/></text:span><text:span text:style-name="T2">-ema</text:span><text:span text:style-name="T3">g</text:span><text:span text:style-name="T2">amata(tema)</text:span></text:p>
      <text:p text:style-name="P3"><text:span text:style-name="T1">negativo<text:tab/></text:span><text:span text:style-name="T2">da</text:span><text:span text:style-name="T3">g</text:span><text:span text:style-name="T2">a</text:span></text:p>
      <text:p text:style-name="P3"><text:span text:style-name="T1">negar<text:tab/></text:span><text:span text:style-name="T2">-oli(tege)</text:span></text:p>
      <text:p text:style-name="P3"><text:span text:style-name="T1">negociante bom<text:tab/></text:span><text:span text:style-name="T2">animawene</text:span><text:span text:style-name="T3">g</text:span><text:span text:style-name="T2">egi</text:span></text:p>
      <text:p text:style-name="P3"><text:span text:style-name="T1">negócio<text:tab/></text:span><text:span text:style-name="T2">oojetekegi</text:span></text:p>
      <text:p text:style-name="P3"><text:span text:style-name="T1">negócio dele<text:tab/></text:span><text:span text:style-name="T2">noojetekigi</text:span></text:p>
      <text:p text:style-name="P3"><text:span text:style-name="T1">negócio (nosso)<text:tab/></text:span><text:span text:style-name="T3">g</text:span><text:span text:style-name="T2">onoojetekegi</text:span></text:p>
      <text:p text:style-name="P3"><text:span text:style-name="T1">nem<text:tab/></text:span><text:span text:style-name="T2">ote</text:span><text:span text:style-name="T3">g</text:span><text:span text:style-name="T2">exaa</text:span><text:span text:style-name="T3">g</text:span><text:span text:style-name="T2">a</text:span><text:span text:style-name="T3">g</text:span><text:span text:style-name="T2">a</text:span></text:p>
      <text:p text:style-name="P3"><text:span text:style-name="T1">nem um<text:tab/></text:span><text:span text:style-name="T2">oti</text:span><text:span text:style-name="T3">g</text:span><text:span text:style-name="T2">idatece</text:span></text:p>
      <text:p text:style-name="P3"><text:span text:style-name="T2"><text:tab/>oti</text:span><text:span text:style-name="T3">g</text:span><text:span text:style-name="T2">iditece</text:span></text:p>
      <text:p text:style-name="P3"><text:span text:style-name="T2"><text:tab/>oti</text:span><text:span text:style-name="T3">g</text:span><text:span text:style-name="T2">initece</text:span></text:p>
      <text:p text:style-name="P3"><text:span text:style-name="T1">nenhum<text:tab/></text:span><text:span text:style-name="T2">gaantokina</text:span></text:p>
      <text:p text:style-name="P3"><text:span text:style-name="T1">nenhum deles<text:tab/></text:span><text:span text:style-name="T2">gaantokaa</text:span><text:span text:style-name="T3">g</text:span><text:span text:style-name="T2">ica</text:span></text:p>
      <text:p text:style-name="P1"/>
      <text:p text:style-name="P3">[Seite 212]</text:p>
      <text:p text:style-name="P3">[Spalte 1]</text:p>
      <text:p text:style-name="P3"/>
      <text:p text:style-name="P3"><text:span text:style-name="T1">nenhum desses<text:tab/></text:span><text:span text:style-name="T2">otaa</text:span><text:span text:style-name="T3">g</text:span><text:span text:style-name="T2">idaatece</text:span></text:p>
      <text:p text:style-name="P3"><text:span text:style-name="T1">neste<text:tab/></text:span><text:span text:style-name="T2">mida</text:span></text:p>
      <text:p text:style-name="P3"><text:span text:style-name="T1">neto<text:tab/></text:span><text:span text:style-name="T2">lawalodi</text:span></text:p>
      <text:p text:style-name="P2"><text:tab/>nawalodi</text:p>
      <text:p text:style-name="P3"><text:soft-page-break/><text:span text:style-name="T1">ninho de<text:tab/></text:span><text:span text:style-name="T2">libato</text:span></text:p>
      <text:p text:style-name="P3"><text:span text:style-name="T1">no começo<text:tab/></text:span><text:span text:style-name="T2">maleeka</text:span></text:p>
      <text:p text:style-name="P3"><text:span text:style-name="T1">no fundo<text:tab/></text:span><text:span text:style-name="T2">leegitinece</text:span></text:p>
      <text:p text:style-name="P3"><text:span text:style-name="T1">no início<text:tab/></text:span><text:span text:style-name="T2">maleeka</text:span></text:p>
      <text:p text:style-name="P3"><text:span text:style-name="T1">no meio de<text:tab/></text:span><text:span text:style-name="T2">eliite</text:span></text:p>
      <text:p text:style-name="P2"><text:tab/>liwigotibige</text:p>
      <text:p text:style-name="P3"><text:span text:style-name="T1">no ponto de<text:tab/></text:span><text:span text:style-name="T2">anige</text:span></text:p>
      <text:p text:style-name="P3"><text:span text:style-name="T1">noite<text:tab/></text:span><text:span text:style-name="T2">enoale</text:span></text:p>
      <text:p text:style-name="P3"><text:span text:style-name="T1">nome<text:tab/></text:span><text:span text:style-name="T2">-boona</text:span><text:span text:style-name="T3">g</text:span><text:span text:style-name="T2">adi</text:span></text:p>
      <text:p text:style-name="P3"><text:span text:style-name="T2"><text:tab/>niboona</text:span><text:span text:style-name="T3">g</text:span><text:span text:style-name="T2">adi</text:span></text:p>
      <text:p text:style-name="P3"><text:span text:style-name="T1">nome do cachorro de Deus<text:tab/></text:span><text:span text:style-name="T2">Bice</text:span><text:span text:style-name="T3">g</text:span><text:span text:style-name="T2">e</text:span></text:p>
      <text:p text:style-name="P2"><text:tab/>Wajoidaka</text:p>
      <text:p text:style-name="P1"/>
      <text:p text:style-name="P3">[Seite 212]</text:p>
      <text:p text:style-name="P3">[Spalte 2]</text:p>
      <text:p text:style-name="P3"/>
      <text:p text:style-name="P3"><text:span text:style-name="T1">nome dele<text:tab/></text:span><text:span text:style-name="T2">liboona</text:span><text:span text:style-name="T3">g</text:span><text:span text:style-name="T2">adi</text:span></text:p>
      <text:p text:style-name="P3"><text:span text:style-name="T1">nome (seu)<text:tab/></text:span><text:span text:style-name="T3">g</text:span><text:span text:style-name="T2">aboona</text:span><text:span text:style-name="T3">g</text:span><text:span text:style-name="T2">adi</text:span></text:p>
      <text:p text:style-name="P3"><text:span text:style-name="T1">nora<text:tab/></text:span><text:span text:style-name="T2">nii</text:span><text:span text:style-name="T3">g</text:span><text:span text:style-name="T2">ate</text:span></text:p>
      <text:p text:style-name="P3"><text:span text:style-name="T1">nora dele/dela<text:tab/></text:span><text:span text:style-name="T2">lii</text:span><text:span text:style-name="T3">g</text:span><text:span text:style-name="T2">ate</text:span></text:p>
      <text:p text:style-name="P3"><text:span text:style-name="T1">nós<text:tab/></text:span><text:span text:style-name="T2">oko</text:span></text:p>
      <text:p text:style-name="P3"><text:span text:style-name="T1">nós apenas<text:tab/></text:span><text:span text:style-name="T2">okomodi</text:span></text:p>
      <text:p text:style-name="P3"><text:span text:style-name="T1">nós mesmos<text:tab/></text:span><text:span text:style-name="T2">okoma</text:span><text:span text:style-name="T3">g</text:span><text:span text:style-name="T2">a</text:span></text:p>
      <text:p text:style-name="P3"><text:span text:style-name="T2"><text:tab/>okomo</text:span><text:span text:style-name="T3">g</text:span><text:span text:style-name="T2">oko</text:span></text:p>
      <text:p text:style-name="P3"><text:span text:style-name="T1">nós somos<text:tab/></text:span><text:span text:style-name="T2">emodoko</text:span></text:p>
      <text:p text:style-name="P3"><text:span text:style-name="T1">nosso (animal)<text:tab/></text:span><text:span text:style-name="T3">g</text:span><text:span text:style-name="T2">owi</text:span><text:span text:style-name="T3">g</text:span><text:span text:style-name="T2">adi</text:span></text:p>
      <text:p text:style-name="P3"><text:span text:style-name="T1">notícia<text:tab/></text:span><text:span text:style-name="T2">nibodigi</text:span></text:p>
      <text:p text:style-name="P3"><text:span text:style-name="T1">notícia de você<text:tab/></text:span><text:span text:style-name="T4">g</text:span><text:span text:style-name="T1">abodigi</text:span></text:p>
      <text:p text:style-name="P1">notícia dele<text:tab/>libodigi</text:p>
      <text:p text:style-name="P3"><text:span text:style-name="T1">notícia (nossa)<text:tab/></text:span><text:span text:style-name="T3">g</text:span><text:span text:style-name="T2">obodigi</text:span></text:p>
      <text:p text:style-name="P3"><text:span text:style-name="T2"><text:tab/></text:span><text:span text:style-name="T3">g</text:span><text:span text:style-name="T2">odeemidi</text:span></text:p>
      <text:p text:style-name="P3"><text:span text:style-name="T1">nove<text:tab/></text:span><text:span text:style-name="T2">noove</text:span></text:p>
      <text:p text:style-name="P3"><text:span text:style-name="T1">novo<text:tab/></text:span><text:span text:style-name="T2">gela</text:span></text:p>
      <text:p text:style-name="P3"><text:span text:style-name="T1">nu<text:tab/></text:span><text:span text:style-name="T2">mokinitani</text:span></text:p>
      <text:p text:style-name="P3"><text:span text:style-name="T1">nunca<text:tab/></text:span><text:span text:style-name="T2">aticada</text:span><text:span text:style-name="T3">g</text:span><text:span text:style-name="T2">a</text:span></text:p>
      <text:p text:style-name="P3"><text:span text:style-name="T1">nunca, não era<text:tab/></text:span><text:span text:style-name="T2">ani</text:span><text:span text:style-name="T3">g</text:span><text:span text:style-name="T2">icaada</text:span><text:span text:style-name="T3">g</text:span><text:span text:style-name="T2">a</text:span></text:p>
      <text:p text:style-name="P3"><text:span text:style-name="T1">nuvem<text:tab/></text:span><text:span text:style-name="T2">lolaadi</text:span></text:p>
      <text:p text:style-name="P1"/>
      <text:p text:style-name="P3">[Seite 212]</text:p>
      <text:p text:style-name="P3">[Spalte 1]</text:p>
      <text:p text:style-name="P1"/>
      <text:p text:style-name="P1">O - o</text:p>
      <text:p text:style-name="P1"/>
      <text:p text:style-name="P3"><text:span text:style-name="T1">o quê?<text:tab/></text:span><text:span text:style-name="T2">igamige</text:span></text:p>
      <text:p text:style-name="P3"><text:span text:style-name="T1">o que ...?<text:tab/></text:span><text:span text:style-name="T2">amige</text:span></text:p>
      <text:p text:style-name="P3"><text:span text:style-name="T1">o que ainda tem<text:tab/></text:span><text:span text:style-name="T2">analee</text:span><text:span text:style-name="T3">g</text:span><text:span text:style-name="T2">ina</text:span></text:p>
      <text:p text:style-name="P3"><text:span text:style-name="T1">o que (alguém) faz com ele<text:tab/></text:span><text:span text:style-name="T2">igam(-igo(ta))</text:span></text:p>
      <text:p text:style-name="P1">o que é detestado<text:tab/>nileenigi</text:p>
      <text:p text:style-name="P3"><text:span text:style-name="T1">o que é levado<text:tab/></text:span><text:span text:style-name="T2">legi</text:span></text:p>
      <text:p text:style-name="P3"><text:span text:style-name="T1">o que é mais<text:tab/></text:span><text:span text:style-name="T2">anene</text:span><text:span text:style-name="T3">g</text:span><text:span text:style-name="T2">egi</text:span></text:p>
      <text:p text:style-name="P3"><text:span text:style-name="T1">o que é odiado<text:tab/></text:span><text:span text:style-name="T2">nileenigi</text:span></text:p>
      <text:p text:style-name="P3"><text:span text:style-name="T1">o que é próprio<text:tab/></text:span><text:span text:style-name="T2">anepaa</text:span></text:p>
      <text:p text:style-name="P3"><text:soft-page-break/><text:span text:style-name="T1">o que é? quem é?<text:tab/></text:span><text:span text:style-name="T2">amaada</text:span></text:p>
      <text:p text:style-name="P3"><text:span text:style-name="T1">o que é odiado<text:tab/></text:span><text:span text:style-name="T2">nileenigi</text:span></text:p>
      <text:p text:style-name="P3"><text:span text:style-name="T1">o que está em cima<text:tab/></text:span><text:span text:style-name="T2">ditibigimedeoodi</text:span></text:p>
      <text:p text:style-name="P3"><text:span text:style-name="T1">o que está no céu<text:tab/></text:span><text:span text:style-name="T2">ditibigimedeoodi</text:span></text:p>
      <text:p text:style-name="P3"><text:span text:style-name="T1">o que foi?<text:tab/></text:span><text:span text:style-name="T2">digaame</text:span></text:p>
      <text:p text:style-name="P3"><text:span text:style-name="T1">o que foi deixado por<text:tab/></text:span><text:span text:style-name="T2">-i</text:span><text:span text:style-name="T3">g</text:span><text:span text:style-name="T2">iame</text:span><text:span text:style-name="T3">g</text:span><text:span text:style-name="T2">edi</text:span></text:p>
      <text:p text:style-name="P1"/>
      <text:p text:style-name="P3">[Seite 212]</text:p>
      <text:p text:style-name="P3">[Spalte 2]</text:p>
      <text:p text:style-name="P3"/>
      <text:p text:style-name="P3"><text:span text:style-name="T1">o que foi ganho<text:tab/></text:span><text:span text:style-name="T2">nigaanye</text:span><text:span text:style-name="T3">g</text:span><text:span text:style-name="T2">egi</text:span></text:p>
      <text:p text:style-name="P3"><text:span text:style-name="T1">o que foi ouvido, escutado<text:tab/></text:span><text:span text:style-name="T2">lajipakegi</text:span></text:p>
      <text:p text:style-name="P3"><text:span text:style-name="T1">o que (nos) ensina<text:tab/></text:span><text:span text:style-name="T2">aneti</text:span><text:span text:style-name="T3">g</text:span><text:span text:style-name="T2">odii</text:span><text:span text:style-name="T3">g</text:span><text:span text:style-name="T2">axi</text:span></text:p>
      <text:p text:style-name="P3"><text:span text:style-name="T1">o que ouvi (dele)<text:tab/></text:span><text:span text:style-name="T2">yajipakegi(ta)</text:span></text:p>
      <text:p text:style-name="P3"><text:span text:style-name="T1">o que pertence a ele<text:tab/></text:span><text:span text:style-name="T2">anida aneetege</text:span></text:p>
      <text:p text:style-name="P3"><text:span text:style-name="T1">o que pula ligeiro<text:tab/></text:span><text:span text:style-name="T2">loxade</text:span><text:span text:style-name="T3">g</text:span><text:span text:style-name="T2">enigi</text:span></text:p>
      <text:p text:style-name="P3"><text:span text:style-name="T1">o que resta<text:tab/></text:span><text:span text:style-name="T3">g</text:span><text:span text:style-name="T2">aneike</text:span></text:p>
      <text:p text:style-name="P3"><text:span text:style-name="T1">o que se deita com outro<text:tab/></text:span><text:span text:style-name="T2">dinoomatewamigi</text:span></text:p>
      <text:p text:style-name="P3"><text:span text:style-name="T1">o que significa<text:tab/></text:span><text:span text:style-name="T2">ane diitigi</text:span></text:p>
      <text:p text:style-name="P2"><text:tab/>anodaa diitigi(lo)</text:p>
      <text:p text:style-name="P3"><text:span text:style-name="T1">o que só ainda<text:tab/></text:span><text:span text:style-name="T2">analee</text:span><text:span text:style-name="T3">g</text:span><text:span text:style-name="T2">oka</text:span></text:p>
      <text:p text:style-name="P3"><text:span text:style-name="T1">o que tem?<text:tab/></text:span><text:span text:style-name="T2">amiinica</text:span></text:p>
      <text:p text:style-name="P3"><text:span text:style-name="T1">o que todos tem<text:tab/></text:span><text:span text:style-name="T2">nibo</text:span></text:p>
      <text:p text:style-name="P3"><text:span text:style-name="T1">o sábio<text:tab/></text:span><text:span text:style-name="T2">niwaxina</text:span><text:span text:style-name="T3">g</text:span><text:span text:style-name="T2">ana</text:span><text:span text:style-name="T3">g</text:span><text:span text:style-name="T2">a</text:span></text:p>
      <text:p text:style-name="P1"/>
      <text:p text:style-name="P3">[Seite 213]</text:p>
      <text:p text:style-name="P3">[Spalte 1]</text:p>
      <text:p text:style-name="P3"/>
      <text:p text:style-name="P3"><text:span text:style-name="T1">o velho<text:tab/></text:span><text:span text:style-name="T2">laxokegi</text:span></text:p>
      <text:p text:style-name="P3"><text:span text:style-name="T1">o vermelho<text:tab/></text:span><text:span text:style-name="T2">lixagote</text:span><text:span text:style-name="T3">g</text:span><text:span text:style-name="T2">egi</text:span></text:p>
      <text:p text:style-name="P3"><text:span text:style-name="T1">obedecer<text:tab/></text:span><text:span text:style-name="T2">-iwa</text:span><text:span text:style-name="T3">g</text:span><text:span text:style-name="T2">adi</text:span></text:p>
      <text:p text:style-name="P3"><text:span text:style-name="T1">obrigar<text:tab/></text:span><text:span text:style-name="T2">-iede</text:span><text:span text:style-name="T3">g</text:span><text:span text:style-name="T2">e</text:span></text:p>
      <text:p text:style-name="P3"><text:span text:style-name="T1">obrigar alguém a fazer algo<text:tab/></text:span><text:span text:style-name="T2">-iligice</text:span></text:p>
      <text:p text:style-name="P3"><text:span text:style-name="T1">observar<text:tab/></text:span><text:span text:style-name="T2">-i</text:span><text:span text:style-name="T3">g</text:span><text:span text:style-name="T2">oadi</text:span></text:p>
      <text:p text:style-name="P3"><text:span text:style-name="T1">ocupar<text:tab/></text:span><text:span text:style-name="T2">-ibake</text:span></text:p>
      <text:p text:style-name="P3"><text:span text:style-name="T1">oeste<text:tab/></text:span><text:span text:style-name="T3">g</text:span><text:span text:style-name="T2">ocidi</text:span></text:p>
      <text:p text:style-name="P3"><text:span text:style-name="T1">oferecer algo<text:tab/></text:span><text:span text:style-name="T2">-ilokotaje</text:span></text:p>
      <text:p text:style-name="P3"><text:span text:style-name="T1">oferta (sua)<text:tab/></text:span><text:span text:style-name="T3">g</text:span><text:span text:style-name="T2">aboonigi</text:span></text:p>
      <text:p text:style-name="P3"><text:span text:style-name="T1">oferta dele<text:tab/></text:span><text:span text:style-name="T2">liboonigi</text:span></text:p>
      <text:p text:style-name="P3"><text:span text:style-name="T1">oficina<text:tab/></text:span><text:span text:style-name="T2">laxaco</text:span><text:span text:style-name="T3">g</text:span><text:span text:style-name="T2">ona</text:span><text:span text:style-name="T3">g</text:span><text:span text:style-name="T2">axi</text:span></text:p>
      <text:p text:style-name="P3"><text:span text:style-name="T1">oitenta<text:tab/></text:span><text:span text:style-name="T2">oko cwaatolo modigo</text:span></text:p>
      <text:p text:style-name="P3"><text:span text:style-name="T1">oleiro<text:tab/></text:span><text:span text:style-name="T2">niwilana</text:span><text:span text:style-name="T3">g</text:span><text:span text:style-name="T2">ana</text:span><text:span text:style-name="T3">g</text:span><text:span text:style-name="T2">a</text:span></text:p>
      <text:p text:style-name="P3"><text:span text:style-name="T1">óleo<text:tab/></text:span><text:span text:style-name="T2">najidi</text:span></text:p>
      <text:p text:style-name="P3"><text:span text:style-name="T1">óleo de cozinha<text:tab/></text:span><text:span text:style-name="T2">nibiogo</text:span></text:p>
      <text:p text:style-name="P3"><text:span text:style-name="T1">óleo dele<text:tab/></text:span><text:span text:style-name="T2">lajidi</text:span></text:p>
      <text:p text:style-name="P3"><text:span text:style-name="T1">óleo (nosso) de cozinha<text:tab/></text:span><text:span text:style-name="T4">g</text:span><text:span text:style-name="T1">obiogo</text:span></text:p>
      <text:p text:style-name="P3"><text:span text:style-name="T1">Olha!<text:tab/></text:span><text:span text:style-name="T2">digawini!</text:span></text:p>
      <text:p text:style-name="P3"><text:span text:style-name="T1">olhar<text:tab/></text:span><text:span text:style-name="T2">-iwi</text:span></text:p>
      <text:p text:style-name="P2"><text:tab/>-niwi(tece)</text:p>
      <text:p text:style-name="P2"><text:tab/>-ole</text:p>
      <text:p text:style-name="P3"><text:span text:style-name="T1">olhar ao redor<text:tab/></text:span><text:span text:style-name="T2">-iipe(ta)</text:span></text:p>
      <text:p text:style-name="P3"><text:span text:style-name="T1">olhar por onde veio<text:tab/></text:span><text:span text:style-name="T2">-nole</text:span></text:p>
      <text:p text:style-name="P3"><text:soft-page-break/><text:span text:style-name="T1">olho<text:tab/></text:span><text:span text:style-name="T2">-gecoo</text:span><text:span text:style-name="T3">g</text:span><text:span text:style-name="T2">e</text:span></text:p>
      <text:p text:style-name="P3"><text:span text:style-name="T1">Olho d'Água<text:tab/></text:span><text:span text:style-name="T2">Ninyo</text:span><text:span text:style-name="T3">g</text:span><text:span text:style-name="T2">odi-libegi</text:span></text:p>
      <text:p text:style-name="P3"><text:span text:style-name="T1">olho dele<text:tab/></text:span><text:span text:style-name="T2">ligecoo</text:span><text:span text:style-name="T3">g</text:span><text:span text:style-name="T2">e</text:span></text:p>
      <text:p text:style-name="P3"><text:span text:style-name="T1">ombro dele<text:tab/></text:span><text:span text:style-name="T2">lewagi</text:span></text:p>
      <text:p text:style-name="P3"><text:span text:style-name="T1">onça<text:tab/></text:span><text:span text:style-name="T2">nigediogo</text:span></text:p>
      <text:p text:style-name="P3"><text:span text:style-name="T1">onça vermelha<text:tab/></text:span><text:span text:style-name="T2">ijenigo</text:span></text:p>
      <text:p text:style-name="P3"><text:span text:style-name="T1">onda<text:tab/></text:span><text:span text:style-name="T2">ebee</text:span><text:span text:style-name="T3">g</text:span><text:span text:style-name="T2">a</text:span></text:p>
      <text:p text:style-name="P3"><text:span text:style-name="T1">onde?<text:tab/></text:span><text:span text:style-name="T2">agaa</text:span></text:p>
      <text:p text:style-name="P3"><text:span text:style-name="T2"><text:tab/>agaata</text:span><text:span text:style-name="T3">g</text:span><text:span text:style-name="T2">a</text:span></text:p>
      <text:p text:style-name="P2"><text:tab/>igame</text:p>
      <text:p text:style-name="P3"><text:span text:style-name="T2"><text:tab/>igoata</text:span><text:span text:style-name="T3">g</text:span><text:span text:style-name="T2">a</text:span></text:p>
      <text:p text:style-name="P3"><text:span text:style-name="T1">onde ainda ficar<text:tab/></text:span><text:span text:style-name="T2">analee</text:span><text:span text:style-name="T3">g</text:span><text:span text:style-name="T2">(-o)</text:span></text:p>
      <text:p text:style-name="P3"><text:span text:style-name="T1">onde está, onde fica<text:tab/></text:span><text:span text:style-name="T2">anei(te)</text:span></text:p>
      <text:p text:style-name="P3"><text:span text:style-name="T1">onde está com<text:tab/></text:span><text:span text:style-name="T2">midita</text:span><text:span text:style-name="T3">g</text:span><text:span text:style-name="T2">a</text:span></text:p>
      <text:p text:style-name="P3"><text:span text:style-name="T2"><text:tab/>miniti</text:span><text:span text:style-name="T3">g</text:span><text:span text:style-name="T2">ini</text:span></text:p>
      <text:p text:style-name="P1"/>
      <text:p text:style-name="P3">[Seite 213]</text:p>
      <text:p text:style-name="P3">[Spalte 2]</text:p>
      <text:p text:style-name="P3"/>
      <text:p text:style-name="P3"><text:span text:style-name="T1">onde estamos<text:tab/></text:span><text:span text:style-name="T2">anejona</text:span><text:span text:style-name="T3">g</text:span><text:span text:style-name="T2">a</text:span></text:p>
      <text:p text:style-name="P3"><text:span text:style-name="T1">onde nós deitamos<text:tab/></text:span><text:span text:style-name="T3">g</text:span><text:span text:style-name="T2">omedi</text:span></text:p>
      <text:p text:style-name="P3"><text:span text:style-name="T1">onde se ajuntam<text:tab/></text:span><text:span text:style-name="T2">lateca</text:span><text:span text:style-name="T3">g</text:span><text:span text:style-name="T2">adi</text:span></text:p>
      <text:p text:style-name="P3"><text:span text:style-name="T1">onde se reúnem<text:tab/></text:span><text:span text:style-name="T2">lapoda</text:span><text:span text:style-name="T3">g</text:span><text:span text:style-name="T2">adi</text:span></text:p>
      <text:p text:style-name="P3"><text:span text:style-name="T1">onde se sente dor<text:tab/></text:span><text:span text:style-name="T2">ileenigi</text:span></text:p>
      <text:p text:style-name="P3"><text:span text:style-name="T1">onde seria?<text:tab/></text:span><text:span text:style-name="T2">igameta</text:span><text:span text:style-name="T3">g</text:span><text:span text:style-name="T2">a</text:span></text:p>
      <text:p text:style-name="P3"><text:span text:style-name="T1">onde teria?<text:tab/></text:span><text:span text:style-name="T2">igameta</text:span><text:span text:style-name="T3">g</text:span><text:span text:style-name="T2">a</text:span></text:p>
      <text:p text:style-name="P3"><text:span text:style-name="T1">ontem<text:tab/></text:span><text:span text:style-name="T2">jotigi noko</text:span></text:p>
      <text:p text:style-name="P3"><text:span text:style-name="T1">opor<text:tab/></text:span><text:span text:style-name="T2">-akape(tege)</text:span></text:p>
      <text:p text:style-name="P3"><text:span text:style-name="T1">oportunista<text:tab/></text:span><text:span text:style-name="T2">analece</text:span><text:span text:style-name="T3">g</text:span><text:span text:style-name="T2">egi</text:span></text:p>
      <text:p text:style-name="P3"><text:span text:style-name="T1">ordem<text:tab/></text:span><text:span text:style-name="T2">najoina</text:span><text:span text:style-name="T3">g</text:span><text:span text:style-name="T2">ane</text:span><text:span text:style-name="T3">g</text:span><text:span text:style-name="T2">egi</text:span></text:p>
      <text:p text:style-name="P3"><text:span text:style-name="T2"><text:tab/>nii</text:span><text:span text:style-name="T3">g</text:span><text:span text:style-name="T2">enatakane</text:span><text:span text:style-name="T3">g</text:span><text:span text:style-name="T2">egi</text:span></text:p>
      <text:p text:style-name="P3"><text:span text:style-name="T1">ordem (sua)<text:tab/></text:span><text:span text:style-name="T3">g</text:span><text:span text:style-name="T2">adii</text:span><text:span text:style-name="T3">g</text:span><text:span text:style-name="T2">ene</text:span><text:span text:style-name="T3">g</text:span><text:span text:style-name="T2">egi</text:span></text:p>
      <text:p text:style-name="P3"><text:span text:style-name="T1">ordem dele<text:tab/></text:span><text:span text:style-name="T2">lii</text:span><text:span text:style-name="T3">g</text:span><text:span text:style-name="T2">enatakane</text:span><text:span text:style-name="T3">g</text:span><text:span text:style-name="T2">egi</text:span></text:p>
      <text:p text:style-name="P3"><text:span text:style-name="T2"><text:tab/>lii</text:span><text:span text:style-name="T3">g</text:span><text:span text:style-name="T2">ene</text:span><text:span text:style-name="T3">g</text:span><text:span text:style-name="T2">egi</text:span></text:p>
      <text:p text:style-name="P3"><text:span text:style-name="T1">ordem nossa<text:tab/></text:span><text:span text:style-name="T4">g</text:span><text:span text:style-name="T1">onii</text:span><text:span text:style-name="T4">g</text:span><text:span text:style-name="T1">enatakane</text:span><text:span text:style-name="T4">g</text:span><text:span text:style-name="T1">egi</text:span></text:p>
      <text:p text:style-name="P3"><text:span text:style-name="T1">orelha de<text:tab/></text:span><text:span text:style-name="T2">-napaa</text:span><text:span text:style-name="T3">g</text:span><text:span text:style-name="T2">ate</text:span></text:p>
      <text:p text:style-name="P3"><text:span text:style-name="T1">órfão<text:tab/></text:span><text:span text:style-name="T2">exiijigi</text:span></text:p>
      <text:p text:style-name="P3"><text:span text:style-name="T1">orgulhar-se<text:tab/></text:span><text:span text:style-name="T2">-dina</text:span><text:span text:style-name="T3">g</text:span><text:span text:style-name="T2">axake</text:span></text:p>
      <text:p text:style-name="P3"><text:span text:style-name="T2"><text:tab/>-diniweni</text:span><text:span text:style-name="T3">g</text:span><text:span text:style-name="T2">ide</text:span></text:p>
      <text:p text:style-name="P3"><text:span text:style-name="T1">orgulhoso<text:tab/></text:span><text:span text:style-name="T2">ana</text:span><text:span text:style-name="T3">g</text:span><text:span text:style-name="T2">axakene</text:span><text:span text:style-name="T3">g</text:span><text:span text:style-name="T2">egi</text:span></text:p>
      <text:p text:style-name="P3"><text:span text:style-name="T1">oriente<text:tab/></text:span><text:span text:style-name="T2">nodi alige</text:span><text:span text:style-name="T3">g</text:span><text:span text:style-name="T2">e</text:span></text:p>
      <text:p text:style-name="P3"><text:span text:style-name="T1">os que ficaram com ele<text:tab/></text:span><text:span text:style-name="T2">leyakawepodi</text:span></text:p>
      <text:p text:style-name="P3"><text:span text:style-name="T1">os que se fizeram amigos<text:tab/></text:span><text:span text:style-name="T2">dinokaa</text:span><text:span text:style-name="T3">g</text:span><text:span text:style-name="T2">etawamigi</text:span></text:p>
      <text:p text:style-name="P3"><text:span text:style-name="T1">os velhos<text:tab/></text:span><text:span text:style-name="T2">naxokodipi</text:span></text:p>
      <text:p text:style-name="P3"><text:span text:style-name="T1">osso<text:tab/></text:span><text:span text:style-name="T2">-bitagi</text:span></text:p>
      <text:p text:style-name="P3"><text:span text:style-name="T1">osso de você<text:tab/></text:span><text:span text:style-name="T3">g</text:span><text:span text:style-name="T2">abitagi</text:span></text:p>
      <text:p text:style-name="P3"><text:span text:style-name="T1">osso dele<text:tab/></text:span><text:span text:style-name="T2">libitagi</text:span></text:p>
      <text:p text:style-name="P3"><text:span text:style-name="T1">osso do peito dele<text:tab/></text:span><text:span text:style-name="T2">elipije</text:span></text:p>
      <text:p text:style-name="P3"><text:span text:style-name="T1">ou<text:tab/></text:span><text:span text:style-name="T2">o</text:span><text:span text:style-name="T3">g</text:span><text:span text:style-name="T2">oa</text:span></text:p>
      <text:p text:style-name="P3"><text:span text:style-name="T1">(ou) será que ...?<text:tab/></text:span><text:span text:style-name="T2">mige</text:span></text:p>
      <text:p text:style-name="P1"/>
      <text:p text:style-name="P3">[Seite 214]</text:p>
      <text:p text:style-name="P3"><text:soft-page-break/>[Spalte 1]</text:p>
      <text:p text:style-name="P3"/>
      <text:p text:style-name="P3"><text:span text:style-name="T1">(ou) será que também ...?<text:tab/></text:span><text:span text:style-name="T2">migeledi</text:span></text:p>
      <text:p text:style-name="P3"><text:span text:style-name="T1">(ou) talvez será, terá ...<text:tab/></text:span><text:span text:style-name="T2">migeta</text:span><text:span text:style-name="T3">g</text:span><text:span text:style-name="T2">a</text:span></text:p>
      <text:p text:style-name="P3"><text:span text:style-name="T1">ouro<text:tab/></text:span><text:span text:style-name="T2">oolo</text:span></text:p>
      <text:p text:style-name="P3"><text:span text:style-name="T1">outra pessoa ou vez<text:tab/></text:span><text:span text:style-name="T2">ijeledi</text:span></text:p>
      <text:p text:style-name="P3"><text:span text:style-name="T1">outro<text:tab/></text:span><text:span text:style-name="T2">eledi</text:span></text:p>
      <text:p text:style-name="P1"/>
      <text:p text:style-name="P3">[Seite 214]</text:p>
      <text:p text:style-name="P3">[Spalte 2]</text:p>
      <text:p text:style-name="P3"/>
      <text:p text:style-name="P3"><text:span text:style-name="T1">outro lado<text:tab/></text:span><text:span text:style-name="T2">daato</text:span></text:p>
      <text:p text:style-name="P3"><text:span text:style-name="T1">ouvir<text:tab/></text:span><text:span text:style-name="T2">-ajipa(ta)</text:span></text:p>
      <text:p text:style-name="P2"><text:tab/>-najipa</text:p>
      <text:p text:style-name="P3"><text:span text:style-name="T1">orvalho<text:tab/></text:span><text:span text:style-name="T2">ewiidi</text:span></text:p>
      <text:p text:style-name="P3"><text:span text:style-name="T1">ovelha<text:tab/></text:span><text:span text:style-name="T2">waxacoco</text:span></text:p>
      <text:p text:style-name="P3"><text:span text:style-name="T1">ovo<text:tab/></text:span><text:span text:style-name="T2">ligetegi</text:span></text:p>
      <text:p text:style-name="P1"/>
      <text:p text:style-name="P1">P - p</text:p>
      <text:p text:style-name="P1"/>
      <text:p text:style-name="P3"><text:span text:style-name="T1">pá<text:tab/></text:span><text:span text:style-name="T2">nalica</text:span><text:span text:style-name="T3">g</text:span><text:span text:style-name="T2">ana</text:span><text:span text:style-name="T3">g</text:span><text:span text:style-name="T2">adi</text:span></text:p>
      <text:p text:style-name="P3"><text:span text:style-name="T1">pacu<text:tab/></text:span><text:span text:style-name="T3">g</text:span><text:span text:style-name="T2">atepa</text:span></text:p>
      <text:p text:style-name="P3"><text:span text:style-name="T1">padrasto dele<text:tab/></text:span><text:span text:style-name="T2">lanino</text:span><text:span text:style-name="T3">g</text:span><text:span text:style-name="T2">odi</text:span></text:p>
      <text:p text:style-name="P3"><text:span text:style-name="T1">padrão<text:tab/></text:span><text:span text:style-name="T2">niwinigi(jegi)</text:span></text:p>
      <text:p text:style-name="P3"><text:span text:style-name="T1">padrão dele<text:tab/></text:span><text:span text:style-name="T2">liwinigi(jegi)</text:span></text:p>
      <text:p text:style-name="P3"><text:span text:style-name="T1">padrão (seu)<text:tab/></text:span><text:span text:style-name="T3">g</text:span><text:span text:style-name="T2">awinigi</text:span></text:p>
      <text:p text:style-name="P3"><text:span text:style-name="T1">pagamento<text:tab/></text:span><text:span text:style-name="T2">nediane</text:span><text:span text:style-name="T3">g</text:span><text:span text:style-name="T2">egi</text:span></text:p>
      <text:p text:style-name="P3"><text:span text:style-name="T1">pagar<text:tab/></text:span><text:span text:style-name="T2">-edia</text:span></text:p>
      <text:p text:style-name="P2"><text:tab/>-ibanoo</text:p>
      <text:p text:style-name="P3"><text:span text:style-name="T1">pagar pelo mal<text:tab/></text:span><text:span text:style-name="T2">-ipiciadi</text:span></text:p>
      <text:p text:style-name="P3"><text:span text:style-name="T1">pai<text:tab/></text:span><text:span text:style-name="T2">eniodi</text:span></text:p>
      <text:p text:style-name="P2"><text:tab/>-iodi</text:p>
      <text:p text:style-name="P2"><text:tab/>latada</text:p>
      <text:p text:style-name="P3"><text:span text:style-name="T1">pai dele<text:tab/></text:span><text:span text:style-name="T2">eliodi</text:span></text:p>
      <text:p text:style-name="P3"><text:span text:style-name="T1">pai (meu)<text:tab/></text:span><text:span text:style-name="T2">eiodi</text:span></text:p>
      <text:p text:style-name="P2"><text:tab/>yata</text:p>
      <text:p text:style-name="P3"><text:span text:style-name="T1">pai (seu)<text:tab/></text:span><text:span text:style-name="T3">g</text:span><text:span text:style-name="T2">adiodi</text:span></text:p>
      <text:p text:style-name="P3"><text:span text:style-name="T1">país<text:tab/></text:span><text:span text:style-name="T2">ii</text:span><text:span text:style-name="T3">g</text:span><text:span text:style-name="T2">o</text:span></text:p>
      <text:p text:style-name="P3"><text:span text:style-name="T1">país onde reina<text:tab/></text:span><text:span text:style-name="T2">ninioxadi</text:span></text:p>
      <text:p text:style-name="P3"><text:span text:style-name="T1">palavra<text:tab/></text:span><text:span text:style-name="T2">nigegi</text:span></text:p>
      <text:p text:style-name="P3"><text:span text:style-name="T2"><text:tab/>nota</text:span><text:span text:style-name="T3">g</text:span><text:span text:style-name="T2">a</text:span></text:p>
      <text:p text:style-name="P3"><text:span text:style-name="T1">palavra dele<text:tab/></text:span><text:span text:style-name="T2">ligegi(ta)</text:span></text:p>
      <text:p text:style-name="P3"><text:span text:style-name="T2"><text:tab/>lota</text:span><text:span text:style-name="T3">g</text:span><text:span text:style-name="T2">a</text:span></text:p>
      <text:p text:style-name="P3"><text:span text:style-name="T1">palavra (nossa)<text:tab/></text:span><text:span text:style-name="T3">g</text:span><text:span text:style-name="T2">odota</text:span><text:span text:style-name="T3">g</text:span><text:span text:style-name="T2">a</text:span></text:p>
      <text:p text:style-name="P3"><text:span text:style-name="T2"><text:tab/></text:span><text:span text:style-name="T3">g</text:span><text:span text:style-name="T2">ogegi</text:span></text:p>
      <text:p text:style-name="P1"/>
      <text:p text:style-name="P3">[Seite 214]</text:p>
      <text:p text:style-name="P3">[Spalte 2]</text:p>
      <text:p text:style-name="P1"/>
      <text:p text:style-name="P3"><text:span text:style-name="T1">palavra (sua)<text:tab/></text:span><text:span text:style-name="T3">g</text:span><text:span text:style-name="T2">adota</text:span><text:span text:style-name="T3">g</text:span><text:span text:style-name="T2">a</text:span></text:p>
      <text:p text:style-name="P3"><text:span text:style-name="T2"><text:tab/></text:span><text:span text:style-name="T3">g</text:span><text:span text:style-name="T2">agegi</text:span></text:p>
      <text:p text:style-name="P3"><text:span text:style-name="T1">palavras (minhas)<text:tab/></text:span><text:span text:style-name="T2">yota</text:span><text:span text:style-name="T3">g</text:span><text:span text:style-name="T2">a</text:span></text:p>
      <text:p text:style-name="P3"><text:soft-page-break/><text:span text:style-name="T1">paletó dele<text:tab/></text:span><text:span text:style-name="T2">nibalito</text:span></text:p>
      <text:p text:style-name="P3"><text:span text:style-name="T1">palha<text:tab/></text:span><text:span text:style-name="T2">-namodi</text:span></text:p>
      <text:p text:style-name="P2"><text:tab/>napadi</text:p>
      <text:p text:style-name="P3"><text:span text:style-name="T1">palha dele<text:tab/></text:span><text:span text:style-name="T2">lapadi</text:span></text:p>
      <text:p text:style-name="P3"><text:span text:style-name="T1">pálido<text:tab/></text:span><text:span text:style-name="T2">i</text:span><text:span text:style-name="T3">g</text:span><text:span text:style-name="T2">owi</text:span></text:p>
      <text:p text:style-name="P3"><text:span text:style-name="T1">palmeira<text:tab/></text:span><text:span text:style-name="T2">exateloodigo</text:span></text:p>
      <text:p text:style-name="P2"><text:tab/>exateloodo</text:p>
      <text:p text:style-name="P3"><text:span text:style-name="T1">palpar<text:tab/></text:span><text:span text:style-name="T2">-nawakade</text:span><text:span text:style-name="T3">g</text:span><text:span text:style-name="T2">e</text:span></text:p>
      <text:p text:style-name="P3"><text:span text:style-name="T1">panela<text:tab/></text:span><text:span text:style-name="T2">noole</text:span></text:p>
      <text:p text:style-name="P3"><text:span text:style-name="T1">pano<text:tab/></text:span><text:span text:style-name="T2">lipegete</text:span><text:span text:style-name="T3">g</text:span><text:span text:style-name="T2">e</text:span></text:p>
      <text:p text:style-name="P2"><text:tab/>wedi</text:p>
      <text:p text:style-name="P2"><text:tab/>yakacita</text:p>
      <text:p text:style-name="P3"><text:span text:style-name="T1">pano branco<text:tab/></text:span><text:span text:style-name="T2">lapaco</text:span><text:span text:style-name="T3">g</text:span><text:span text:style-name="T2">ogo</text:span></text:p>
      <text:p text:style-name="P3"><text:span text:style-name="T1">pão de mandioca<text:tab/></text:span><text:span text:style-name="T2">-biogo</text:span></text:p>
      <text:p text:style-name="P3"><text:span text:style-name="T1">papagaio<text:tab/></text:span><text:span text:style-name="T2">naxokoni</text:span></text:p>
      <text:p text:style-name="P3"><text:span text:style-name="T1">papaia<text:tab/></text:span><text:span text:style-name="T2">japayo</text:span></text:p>
      <text:p text:style-name="P3"><text:span text:style-name="T1">par, em pares<text:tab/></text:span><text:span text:style-name="T2">itoataaletibece</text:span></text:p>
      <text:p text:style-name="P3"><text:span text:style-name="T1">para lá<text:tab/></text:span><text:span text:style-name="T2">caticedi</text:span></text:p>
      <text:p text:style-name="P1"/>
      <text:p text:style-name="P3">[Seite 215]</text:p>
      <text:p text:style-name="P3">[Spalte 1]</text:p>
      <text:p text:style-name="P3"/>
      <text:p text:style-name="P3"><text:span text:style-name="T1">para que<text:tab/></text:span><text:span text:style-name="T2">amalee</text:span><text:span text:style-name="T3">g</text:span><text:span text:style-name="T2">a</text:span><text:span text:style-name="T3">g</text:span><text:span text:style-name="T2">a</text:span></text:p>
      <text:p text:style-name="P2"><text:tab/>amanagawini</text:p>
      <text:p text:style-name="P2"><text:tab/>amawini</text:p>
      <text:p text:style-name="P2"><text:tab/>amepece</text:p>
      <text:p text:style-name="P2"><text:tab/>bidige</text:p>
      <text:p text:style-name="P2"><text:tab/>eotibige</text:p>
      <text:p text:style-name="P2"><text:tab/>jaotibige</text:p>
      <text:p text:style-name="P2"><text:tab/>owotibige</text:p>
      <text:p text:style-name="P3"><text:span text:style-name="T1">para sempre<text:tab/></text:span><text:span text:style-name="T2">idioka limedi</text:span></text:p>
      <text:p text:style-name="P3"><text:span text:style-name="T1">parada dele<text:tab/></text:span><text:span text:style-name="T2">licoo</text:span><text:span text:style-name="T3">g</text:span><text:span text:style-name="T2">adi</text:span></text:p>
      <text:p text:style-name="P3"><text:span text:style-name="T1">parada (nossa)<text:tab/></text:span><text:span text:style-name="T3">g</text:span><text:span text:style-name="T2">odotoka</text:span><text:span text:style-name="T3">g</text:span><text:span text:style-name="T2">adi</text:span></text:p>
      <text:p text:style-name="P3"><text:span text:style-name="T1">Paraguai<text:tab/></text:span><text:span text:style-name="T2">Gaxianegi</text:span></text:p>
      <text:p text:style-name="P3"><text:span text:style-name="T1">paralítico<text:tab/></text:span><text:span text:style-name="T2">a</text:span><text:span text:style-name="T3">g</text:span><text:span text:style-name="T2">amale</text:span><text:span text:style-name="T3">g</text:span><text:span text:style-name="T2">egi</text:span></text:p>
      <text:p text:style-name="P3"><text:span text:style-name="T1">parar<text:tab/></text:span><text:span text:style-name="T2">-dabidi(ti)</text:span></text:p>
      <text:p text:style-name="P2"><text:tab/>-ico(ti)</text:p>
      <text:p text:style-name="P2"><text:tab/>-iliace</text:p>
      <text:p text:style-name="P3"><text:span text:style-name="T1">pardal<text:tab/></text:span><text:span text:style-name="T2">imikola</text:span></text:p>
      <text:p text:style-name="P3"><text:span text:style-name="T1">parecer maior<text:tab/></text:span><text:span text:style-name="T2">-dinelokotee</text:span></text:p>
      <text:p text:style-name="P3"><text:span text:style-name="T1">parede<text:tab/></text:span><text:span text:style-name="T2">baloote</text:span></text:p>
      <text:p text:style-name="P2"><text:tab/>niwilanigi</text:p>
      <text:p text:style-name="P3"><text:span text:style-name="T1">parede dele<text:tab/></text:span><text:span text:style-name="T2">liwilanigi</text:span></text:p>
      <text:p text:style-name="P2"><text:tab/>nibaloote</text:p>
      <text:p text:style-name="P3"><text:span text:style-name="T1">parente<text:tab/></text:span><text:span text:style-name="T2">litaagi</text:span></text:p>
      <text:p text:style-name="P2"><text:tab/>noiigiwa</text:p>
      <text:p text:style-name="P3"><text:span text:style-name="T1">parente (nosso)<text:tab/></text:span><text:span text:style-name="T3">g</text:span><text:span text:style-name="T2">oditaagi</text:span></text:p>
      <text:p text:style-name="P3"><text:span text:style-name="T1">parentes dele<text:tab/></text:span><text:span text:style-name="T2">litacepodi</text:span></text:p>
      <text:p text:style-name="P2"><text:tab/>loiigiwa</text:p>
      <text:p text:style-name="P3"><text:span text:style-name="T1">parte<text:tab/></text:span><text:span text:style-name="T2">niwai</text:span></text:p>
      <text:p text:style-name="P3"><text:span text:style-name="T1">parte da coxa<text:tab/></text:span><text:span text:style-name="T2">lagi</text:span></text:p>
      <text:p text:style-name="P3"><text:span text:style-name="T1">parte da orelha<text:tab/></text:span><text:span text:style-name="T2">nigiwajete</text:span></text:p>
      <text:p text:style-name="P3"><text:soft-page-break/><text:span text:style-name="T1">parte da perna<text:tab/></text:span><text:span text:style-name="T2">lawokoni</text:span></text:p>
      <text:p text:style-name="P3"><text:span text:style-name="T1">parte dele<text:tab/></text:span><text:span text:style-name="T2">liwai</text:span></text:p>
      <text:p text:style-name="P3"><text:span text:style-name="T1">parte em cima da cabeça<text:tab/></text:span><text:span text:style-name="T2">elima</text:span><text:span text:style-name="T3">g</text:span><text:span text:style-name="T2">a</text:span></text:p>
      <text:p text:style-name="P3"><text:span text:style-name="T1">partir<text:tab/></text:span><text:span text:style-name="T2">-awace</text:span></text:p>
      <text:p text:style-name="P3"><text:span text:style-name="T1">passar<text:tab/></text:span><text:span text:style-name="T2">-ixoma</text:span><text:span text:style-name="T3">g</text:span><text:span text:style-name="T2">atee(tijo)</text:span></text:p>
      <text:p text:style-name="P3"><text:span text:style-name="T1">passar a noite<text:tab/></text:span><text:span text:style-name="T2">-elo</text:span><text:span text:style-name="T3">g</text:span><text:span text:style-name="T2">otee(tigi)</text:span></text:p>
      <text:p text:style-name="P3"><text:span text:style-name="T1">passar algo em algo<text:tab/></text:span><text:span text:style-name="T2">-dinati(ta)</text:span></text:p>
      <text:p text:style-name="P3"><text:span text:style-name="T1">passar algo por um buraco<text:tab/></text:span><text:span text:style-name="T2">-iwa</text:span><text:span text:style-name="T3">g</text:span><text:span text:style-name="T2">atee(tiwece)</text:span></text:p>
      <text:p text:style-name="P3"><text:span text:style-name="T1">passar cortando na água<text:tab/></text:span><text:span text:style-name="T2">-apeegi</text:span></text:p>
      <text:p text:style-name="P1"/>
      <text:p text:style-name="P3">[Seite 215]</text:p>
      <text:p text:style-name="P3">[Spalte 2]</text:p>
      <text:p text:style-name="P3"/>
      <text:p text:style-name="P3"><text:span text:style-name="T1">passar mal<text:tab/></text:span><text:span text:style-name="T2">-awikode</text:span></text:p>
      <text:p text:style-name="P3"><text:span text:style-name="T1">passar no meio<text:tab/></text:span><text:span text:style-name="T2">-agi(tinigi)</text:span></text:p>
      <text:p text:style-name="P3"><text:span text:style-name="T1">passar numa direção indicada<text:tab/></text:span><text:span text:style-name="T2">-ii</text:span><text:span text:style-name="T3">g</text:span><text:span text:style-name="T2">o(tice)</text:span></text:p>
      <text:p text:style-name="P3"><text:span text:style-name="T1">passar pela frente<text:tab/></text:span><text:span text:style-name="T2">-ewegi(tijo)</text:span></text:p>
      <text:p text:style-name="P3"><text:span text:style-name="T1">passar por algo<text:tab/></text:span><text:span text:style-name="T2">-na</text:span><text:span text:style-name="T3">g</text:span><text:span text:style-name="T2">axa(teloco)</text:span></text:p>
      <text:p text:style-name="P3"><text:span text:style-name="T1">passar por ali<text:tab/></text:span><text:span text:style-name="T2">-akagidi(teloco)</text:span></text:p>
      <text:p text:style-name="P3"><text:span text:style-name="T1">passar por lá<text:tab/></text:span><text:span text:style-name="T2">-ixoma</text:span><text:span text:style-name="T3">g</text:span><text:span text:style-name="T2">a(tijo)</text:span></text:p>
      <text:p text:style-name="P3"><text:span text:style-name="T1">pássaro<text:tab/></text:span><text:span text:style-name="T2">ilaa</text:span><text:span text:style-name="T3">g</text:span><text:span text:style-name="T2">agi</text:span></text:p>
      <text:p text:style-name="P3"><text:span text:style-name="T2"><text:tab/>ilaa</text:span><text:span text:style-name="T3">g</text:span><text:span text:style-name="T2">axo</text:span></text:p>
      <text:p text:style-name="P3"><text:span text:style-name="T1">pássaro que canta no frio<text:tab/></text:span><text:span text:style-name="T2">ewagi</text:span></text:p>
      <text:p text:style-name="P3"><text:span text:style-name="T1">passear<text:tab/></text:span><text:span text:style-name="T2">-awaligi(tibeci)</text:span></text:p>
      <text:p text:style-name="P3"><text:span text:style-name="T1">pastar animais<text:tab/></text:span><text:span text:style-name="T2">-adeco</text:span><text:span text:style-name="T3">g</text:span><text:span text:style-name="T2">o</text:span></text:p>
      <text:p text:style-name="P3"><text:span text:style-name="T1">pastor<text:tab/></text:span><text:span text:style-name="T2">nowiena</text:span><text:span text:style-name="T3">g</text:span><text:span text:style-name="T2">ana</text:span><text:span text:style-name="T3">g</text:span><text:span text:style-name="T2">a</text:span></text:p>
      <text:p text:style-name="P3"><text:span text:style-name="T1">pátio<text:tab/></text:span><text:span text:style-name="T2">niogó</text:span></text:p>
      <text:p text:style-name="P3"><text:span text:style-name="T1">patrão<text:tab/></text:span><text:span text:style-name="T2">necalailegi</text:span></text:p>
      <text:p text:style-name="P2"><text:tab/>niotagodi</text:p>
      <text:p text:style-name="P2"><text:tab/>otagodi</text:p>
      <text:p text:style-name="P3"><text:span text:style-name="T1">patrão nosso<text:tab/></text:span><text:span text:style-name="T3">g</text:span><text:span text:style-name="T2">onecalailegi</text:span></text:p>
      <text:p text:style-name="P3"><text:span text:style-name="T1">pau<text:tab/></text:span><text:span text:style-name="T2">iwo</text:span><text:span text:style-name="T3">g</text:span><text:span text:style-name="T2">o</text:span></text:p>
      <text:p text:style-name="P3"><text:span text:style-name="T1">pau-santo<text:tab/></text:span><text:span text:style-name="T2">elegigo</text:span></text:p>
      <text:p text:style-name="P3"><text:span text:style-name="T1">peças<text:tab/></text:span><text:span text:style-name="T2">la</text:span><text:span text:style-name="T3">g</text:span><text:span text:style-name="T2">aagedi</text:span></text:p>
      <text:p text:style-name="P3"><text:span text:style-name="T1">pecado<text:tab/></text:span><text:span text:style-name="T2">nibeyace</text:span><text:span text:style-name="T3">g</text:span><text:span text:style-name="T2">egi</text:span></text:p>
      <text:p text:style-name="P2"><text:tab/>pecaado</text:p>
      <text:p text:style-name="P3"><text:span text:style-name="T1">pecado dele<text:tab/></text:span><text:span text:style-name="T2">libeyace</text:span><text:span text:style-name="T3">g</text:span><text:span text:style-name="T2">egi</text:span></text:p>
      <text:p text:style-name="P2"><text:tab/>nipecaado</text:p>
      <text:p text:style-name="P3"><text:span text:style-name="T1">pecador<text:tab/></text:span><text:span text:style-name="T2">abeyace</text:span><text:span text:style-name="T3">g</text:span><text:span text:style-name="T2">egi</text:span></text:p>
      <text:p text:style-name="P3"><text:span text:style-name="T1">pecaminoso<text:tab/></text:span><text:span text:style-name="T2">anipecaadoxa</text:span><text:span text:style-name="T3">g</text:span><text:span text:style-name="T2">a</text:span></text:p>
      <text:p text:style-name="P3"><text:span text:style-name="T1">pedido<text:tab/></text:span><text:span text:style-name="T2">nipoketegi</text:span></text:p>
      <text:p text:style-name="P3"><text:span text:style-name="T1">pedido dele<text:tab/></text:span><text:span text:style-name="T2">lipoketegi</text:span></text:p>
      <text:p text:style-name="P3"><text:span text:style-name="T1">pedir<text:tab/></text:span><text:span text:style-name="T2">-ipoko</text:span></text:p>
      <text:p text:style-name="P3"><text:span text:style-name="T1">pedir licença<text:tab/></text:span><text:span text:style-name="T2">-ibode</text:span></text:p>
      <text:p text:style-name="P3"><text:span text:style-name="T1">pedir um favor<text:tab/></text:span><text:span text:style-name="T2">-dinile(ta)</text:span></text:p>
      <text:p text:style-name="P3"><text:span text:style-name="T1">pedra<text:tab/></text:span><text:span text:style-name="T2">weti</text:span><text:span text:style-name="T3">g</text:span><text:span text:style-name="T2">a</text:span></text:p>
      <text:p text:style-name="P3"><text:span text:style-name="T1">pegado<text:tab/></text:span><text:span text:style-name="T2">lateka(tece)</text:span></text:p>
      <text:p text:style-name="P3"><text:span text:style-name="T1">pegar<text:tab/></text:span><text:span text:style-name="T2">-iba(ta)</text:span></text:p>
      <text:p text:style-name="P2"><text:tab/>-nomiige</text:p>
      <text:p text:style-name="P2"><text:tab/>-notegi</text:p>
      <text:p text:style-name="P3"><text:span text:style-name="T1">pegar coisa de outra pessoa<text:tab/></text:span><text:span text:style-name="T2">-i</text:span><text:span text:style-name="T3">g</text:span><text:span text:style-name="T2">ola</text:span><text:span text:style-name="T3">g</text:span><text:span text:style-name="T2">adi</text:span></text:p>
      <text:p text:style-name="P3"><text:span text:style-name="T1">pegar depressa<text:tab/></text:span><text:span text:style-name="T2">-nilegi(tigilo)</text:span></text:p>
      <text:p text:style-name="P1"><text:soft-page-break/></text:p>
      <text:p text:style-name="P3">[Seite 216]</text:p>
      <text:p text:style-name="P3">[Spalte 1]</text:p>
      <text:p text:style-name="P3"/>
      <text:p text:style-name="P3"><text:span text:style-name="T1">pegar junto<text:tab/></text:span><text:span text:style-name="T2">-awana</text:span><text:span text:style-name="T3">g</text:span><text:span text:style-name="T2">adi(tege)</text:span></text:p>
      <text:p text:style-name="P3"><text:span text:style-name="T1">pegar para desviar<text:tab/></text:span><text:span text:style-name="T2">-ama</text:span><text:span text:style-name="T3">g</text:span><text:span text:style-name="T2">atee(tice)</text:span></text:p>
      <text:p text:style-name="P3"><text:span text:style-name="T1">pegue!<text:tab/></text:span><text:span text:style-name="T2">nee!</text:span></text:p>
      <text:p text:style-name="P3"><text:span text:style-name="T1">peito<text:tab/></text:span><text:span text:style-name="T2">eipije</text:span></text:p>
      <text:p text:style-name="P2"><text:tab/>welete</text:p>
      <text:p text:style-name="P3"><text:span text:style-name="T1">peito de homem<text:tab/></text:span><text:span text:style-name="T2">-nateco</text:span><text:span text:style-name="T3">g</text:span><text:span text:style-name="T2">odi</text:span></text:p>
      <text:p text:style-name="P3"><text:span text:style-name="T1">peito de mulher<text:tab/></text:span><text:span text:style-name="T2">-awelete</text:span></text:p>
      <text:p text:style-name="P3"><text:span text:style-name="T1">peito do pé<text:tab/></text:span><text:span text:style-name="T2">niwiadi</text:span></text:p>
      <text:p text:style-name="P3"><text:span text:style-name="T1">peixe<text:tab/></text:span><text:span text:style-name="T2">no</text:span><text:span text:style-name="T3">g</text:span><text:span text:style-name="T2">ojegi</text:span></text:p>
      <text:p text:style-name="P3"><text:span text:style-name="T1">peixe assado<text:tab/></text:span><text:span text:style-name="T2">-akikexegi</text:span></text:p>
      <text:p text:style-name="P2"><text:tab/>ekikexegi</text:p>
      <text:p text:style-name="P3"><text:span text:style-name="T1">peixe já pego<text:tab/></text:span><text:span text:style-name="T2">elokexegi</text:span></text:p>
      <text:p text:style-name="P3"><text:span text:style-name="T1">pele dele<text:tab/></text:span><text:span text:style-name="T2">lolaadi</text:span></text:p>
      <text:p text:style-name="P2"><text:tab/>lolaadogo</text:p>
      <text:p text:style-name="P3"><text:span text:style-name="T1">pena dele<text:tab/></text:span><text:span text:style-name="T2">lamodi</text:span></text:p>
      <text:p text:style-name="P3"><text:span text:style-name="T1">pena (dor) dele<text:tab/></text:span><text:span text:style-name="T2">liwikodenatakane</text:span><text:span text:style-name="T3">g</text:span><text:span text:style-name="T2">egi</text:span></text:p>
      <text:p text:style-name="P3"><text:span text:style-name="T1">pendurar<text:tab/></text:span><text:span text:style-name="T2">-nanyoke(ti)</text:span></text:p>
      <text:p text:style-name="P3"><text:span text:style-name="T1">peneira<text:tab/></text:span><text:span text:style-name="T2">beneela</text:span></text:p>
      <text:p text:style-name="P3"><text:span text:style-name="T1">peneirar<text:tab/></text:span><text:span text:style-name="T2">-ajigijice</text:span></text:p>
      <text:p text:style-name="P3"><text:span text:style-name="T1">pênis<text:tab/></text:span><text:span text:style-name="T2">eni</text:span><text:span text:style-name="T3">g</text:span><text:span text:style-name="T2">odi</text:span></text:p>
      <text:p text:style-name="P3"><text:span text:style-name="T1">pensamento<text:tab/></text:span><text:span text:style-name="T2">nowoogo</text:span></text:p>
      <text:p text:style-name="P3"><text:span text:style-name="T1">pensamento dele<text:tab/></text:span><text:span text:style-name="T2">lowoogo</text:span></text:p>
      <text:p text:style-name="P3"><text:span text:style-name="T1">pensar<text:tab/></text:span><text:span text:style-name="T2">-owo</text:span></text:p>
      <text:p text:style-name="P2"><text:tab/>-owooko</text:p>
      <text:p text:style-name="P3"><text:span text:style-name="T1">pensar em fazer algo<text:tab/></text:span><text:span text:style-name="T2">-ibiko</text:span></text:p>
      <text:p text:style-name="P3"><text:span text:style-name="T1">pensar erradamente<text:tab/></text:span><text:span text:style-name="T2">-ile(ta)</text:span></text:p>
      <text:p text:style-name="P2"><text:tab/>-ile(tibige)</text:p>
      <text:p text:style-name="P3"><text:span text:style-name="T1">pensar que seja igual<text:tab/></text:span><text:span text:style-name="T2">-eyadi</text:span></text:p>
      <text:p text:style-name="P3"><text:span text:style-name="T1">pensão<text:tab/></text:span><text:span text:style-name="T2">imeda</text:span><text:span text:style-name="T3">g</text:span><text:span text:style-name="T2">adi</text:span></text:p>
      <text:p text:style-name="P3"><text:span text:style-name="T1">pensão dele<text:tab/></text:span><text:span text:style-name="T2">liota</text:span><text:span text:style-name="T3">g</text:span><text:span text:style-name="T2">axi</text:span></text:p>
      <text:p text:style-name="P3"><text:span text:style-name="T1">pente<text:tab/></text:span><text:span text:style-name="T2">elocajo</text:span></text:p>
      <text:p text:style-name="P3"><text:span text:style-name="T1">pentear cabelo (de outro)<text:tab/></text:span><text:span text:style-name="T2">-itegi</text:span></text:p>
      <text:p text:style-name="P3"><text:span text:style-name="T1">pequeno<text:tab/></text:span><text:span text:style-name="T2">idaalogodi</text:span></text:p>
      <text:p text:style-name="P2"><text:tab/>lionigododi</text:p>
      <text:p text:style-name="P3"><text:span text:style-name="T1">perante ele<text:tab/></text:span><text:span text:style-name="T2">lodoe</text:span></text:p>
      <text:p text:style-name="P3"><text:span text:style-name="T1">perceber<text:tab/></text:span><text:span text:style-name="T2">-eemite(ta)</text:span></text:p>
      <text:p text:style-name="P2"><text:tab/>-nowi</text:p>
      <text:p text:style-name="P3"><text:span text:style-name="T1">perceber uma mudança<text:tab/></text:span><text:span text:style-name="T2">-ila(tece)</text:span></text:p>
      <text:p text:style-name="P3"><text:span text:style-name="T1">perder<text:tab/></text:span><text:span text:style-name="T2">-niadi</text:span></text:p>
      <text:p text:style-name="P1"/>
      <text:p text:style-name="P3">[Seite 216]</text:p>
      <text:p text:style-name="P3">[Spalte 2]</text:p>
      <text:p text:style-name="P3"/>
      <text:p text:style-name="P3"><text:span text:style-name="T1">perder algo ou alguém<text:tab/></text:span><text:span text:style-name="T2">-niadi(tema)</text:span></text:p>
      <text:p text:style-name="P3"><text:span text:style-name="T1">perder (não achar mais)<text:tab/></text:span><text:span text:style-name="T2">-abale(tigi)</text:span></text:p>
      <text:p text:style-name="P3"><text:span text:style-name="T1">perder (no passado)<text:tab/></text:span><text:span text:style-name="T2">-abale</text:span></text:p>
      <text:p text:style-name="P3"><text:span text:style-name="T1">perdoar<text:tab/></text:span><text:span text:style-name="T2">-ixoma</text:span><text:span text:style-name="T3">g</text:span><text:span text:style-name="T2">atee(tijo)</text:span></text:p>
      <text:p text:style-name="P3"><text:span text:style-name="T1">perfume<text:tab/></text:span><text:span text:style-name="T2">edokojegi</text:span></text:p>
      <text:p text:style-name="P2"><text:soft-page-break/><text:tab/>nadokojegi</text:p>
      <text:p text:style-name="P3"><text:span text:style-name="T1">perfume dele/dela<text:tab/></text:span><text:span text:style-name="T2">ladokojegi</text:span></text:p>
      <text:p text:style-name="P3"><text:span text:style-name="T1">perfume (nosso)<text:tab/></text:span><text:span text:style-name="T3">g</text:span><text:span text:style-name="T2">onadokojegi</text:span></text:p>
      <text:p text:style-name="P3"><text:span text:style-name="T1">pergunta<text:tab/></text:span><text:span text:style-name="T2">nigikane</text:span><text:span text:style-name="T3">g</text:span><text:span text:style-name="T2">egi</text:span></text:p>
      <text:p text:style-name="P3"><text:span text:style-name="T1">pergunta dele<text:tab/></text:span><text:span text:style-name="T2">ligikane</text:span><text:span text:style-name="T3">g</text:span><text:span text:style-name="T2">egi</text:span></text:p>
      <text:p text:style-name="P3"><text:span text:style-name="T1">pergunta (minha)<text:tab/></text:span><text:span text:style-name="T2">igikane</text:span><text:span text:style-name="T3">g</text:span><text:span text:style-name="T2">egi</text:span></text:p>
      <text:p text:style-name="P3"><text:span text:style-name="T1">pergunta para você<text:tab/></text:span><text:span text:style-name="T3">g</text:span><text:span text:style-name="T2">adigee</text:span><text:span text:style-name="T3">g</text:span><text:span text:style-name="T2">egi</text:span></text:p>
      <text:p text:style-name="P3"><text:span text:style-name="T1">pergunta sobre ele<text:tab/></text:span><text:span text:style-name="T2">ligee</text:span><text:span text:style-name="T3">g</text:span><text:span text:style-name="T2">egi</text:span></text:p>
      <text:p text:style-name="P3"><text:span text:style-name="T1">perguntar<text:tab/></text:span><text:span text:style-name="T2">-ige</text:span></text:p>
      <text:p text:style-name="P2"><text:tab/>-igika</text:p>
      <text:p text:style-name="P3"><text:span text:style-name="T1">perguntar muito<text:tab/></text:span><text:span text:style-name="T2">-nige(tice)</text:span></text:p>
      <text:p text:style-name="P3"><text:span text:style-name="T1">perigoso<text:tab/></text:span><text:span text:style-name="T2">doide</text:span></text:p>
      <text:p text:style-name="P2"><text:tab/>notoedi</text:p>
      <text:p text:style-name="P3"><text:span text:style-name="T1">perigoso, brabo<text:tab/></text:span><text:span text:style-name="T2">diojo</text:span></text:p>
      <text:p text:style-name="P3"><text:span text:style-name="T1">periquito<text:tab/></text:span><text:span text:style-name="T2">etilogo</text:span></text:p>
      <text:p text:style-name="P3"><text:span text:style-name="T1">perna dele<text:tab/></text:span><text:span text:style-name="T2">lo</text:span><text:span text:style-name="T3">g</text:span><text:span text:style-name="T2">onagi</text:span></text:p>
      <text:p text:style-name="P3"><text:span text:style-name="T1">pernilongo<text:tab/></text:span><text:span text:style-name="T2">dimijaala</text:span></text:p>
      <text:p text:style-name="P3"><text:span text:style-name="T2"><text:tab/></text:span><text:span text:style-name="T3">g</text:span><text:span text:style-name="T2">onoodo</text:span></text:p>
      <text:p text:style-name="P3"><text:span text:style-name="T1">perseguir<text:tab/></text:span><text:span text:style-name="T2">-iate(tibece)</text:span></text:p>
      <text:p text:style-name="P2"><text:tab/>-igaala(tibeci)</text:p>
      <text:p text:style-name="P3"><text:span text:style-name="T1">pertencer a<text:tab/></text:span><text:span text:style-name="T2">ida anejitege</text:span></text:p>
      <text:p text:style-name="P3"><text:span text:style-name="T1">pertencer a<text:tab/></text:span><text:span text:style-name="T2">(ida) ane-(e-)(tege)</text:span></text:p>
      <text:p text:style-name="P3"><text:span text:style-name="T1">pertences (nossos)<text:tab/></text:span><text:span text:style-name="T3">g</text:span><text:span text:style-name="T2">onebi</text:span></text:p>
      <text:p text:style-name="P3"><text:span text:style-name="T1">perto<text:tab/></text:span><text:span text:style-name="T2">nipegi</text:span></text:p>
      <text:p text:style-name="P3"><text:span text:style-name="T1">perto de<text:tab/></text:span><text:span text:style-name="T2">macata</text:span><text:span text:style-name="T3">g</text:span><text:span text:style-name="T2">a</text:span></text:p>
      <text:p text:style-name="P3"><text:span text:style-name="T1">perturbação dele<text:tab/></text:span><text:span text:style-name="T2">ligiwoca</text:span><text:span text:style-name="T3">g</text:span><text:span text:style-name="T2">ane</text:span><text:span text:style-name="T3">g</text:span><text:span text:style-name="T2">egi</text:span></text:p>
      <text:p text:style-name="P3"><text:span text:style-name="T2"><text:tab/>ligiwoce</text:span><text:span text:style-name="T3">g</text:span><text:span text:style-name="T2">egi</text:span></text:p>
      <text:p text:style-name="P3"><text:span text:style-name="T1">perturbar<text:tab/></text:span><text:span text:style-name="T2">-atitata</text:span></text:p>
      <text:p text:style-name="P2"><text:tab/>-atitataka</text:p>
      <text:p text:style-name="P3"><text:span text:style-name="T1">pesadelo<text:tab/></text:span><text:span text:style-name="T2">etidipiati</text:span></text:p>
      <text:p text:style-name="P3"><text:span text:style-name="T1">pesado<text:tab/></text:span><text:span text:style-name="T2">iwaa</text:span><text:span text:style-name="T3">g</text:span><text:span text:style-name="T2">adi</text:span></text:p>
      <text:p text:style-name="P3"><text:span text:style-name="T1">pescador<text:tab/></text:span><text:span text:style-name="T2">nomiigomigi</text:span></text:p>
      <text:p text:style-name="P3"><text:span text:style-name="T1">pescar<text:tab/></text:span><text:span text:style-name="T2">-oke</text:span></text:p>
      <text:p text:style-name="P2"><text:tab/>-okexegi</text:p>
      <text:p text:style-name="P2"><text:tab/>-omiige</text:p>
      <text:p text:style-name="P1"/>
      <text:p text:style-name="P3">[Seite 217]</text:p>
      <text:p text:style-name="P3">[Spalte 1]</text:p>
      <text:p text:style-name="P3"/>
      <text:p text:style-name="P3"><text:span text:style-name="T1">pescoço<text:tab/></text:span><text:span text:style-name="T2">-otoina</text:span><text:span text:style-name="T3">g</text:span><text:span text:style-name="T2">adi</text:span></text:p>
      <text:p text:style-name="P3"><text:span text:style-name="T1">pescoço dele<text:tab/></text:span><text:span text:style-name="T2">lotoina</text:span><text:span text:style-name="T3">g</text:span><text:span text:style-name="T2">adi</text:span></text:p>
      <text:p text:style-name="P3"><text:span text:style-name="T1">pescoço, nuca<text:tab/></text:span><text:span text:style-name="T2">linagi</text:span></text:p>
      <text:p text:style-name="P3"><text:span text:style-name="T1">peso<text:tab/></text:span><text:span text:style-name="T2">-oya</text:span><text:span text:style-name="T3">g</text:span><text:span text:style-name="T2">agi</text:span></text:p>
      <text:p text:style-name="P3"><text:span text:style-name="T1">pessoa<text:tab/></text:span><text:span text:style-name="T2">oko</text:span></text:p>
      <text:p text:style-name="P3"><text:span text:style-name="T1">pessoa acostumada fazer<text:tab/></text:span><text:span text:style-name="T2">agilo</text:span><text:span text:style-name="T3">g</text:span><text:span text:style-name="T2">ona</text:span><text:span text:style-name="T3">g</text:span><text:span text:style-name="T2">a</text:span></text:p>
      <text:p text:style-name="P3"><text:span text:style-name="T1">pessoa adorada<text:tab/></text:span><text:span text:style-name="T2">liweni</text:span><text:span text:style-name="T3">g</text:span><text:span text:style-name="T2">idene</text:span><text:span text:style-name="T3">g</text:span><text:span text:style-name="T2">egi</text:span></text:p>
      <text:p text:style-name="P3"><text:span text:style-name="T1">pessoa afogada<text:tab/></text:span><text:span text:style-name="T2">oce</text:span><text:span text:style-name="T3">g</text:span><text:span text:style-name="T2">egi</text:span></text:p>
      <text:p text:style-name="P3"><text:span text:style-name="T1">pessoa bêbada<text:tab/></text:span><text:span text:style-name="T2">acipe</text:span><text:span text:style-name="T3">g</text:span><text:span text:style-name="T2">egi</text:span></text:p>
      <text:p text:style-name="P3"><text:span text:style-name="T1">pessoa bondosa<text:tab/></text:span><text:span text:style-name="T2">a</text:span><text:span text:style-name="T3">g</text:span><text:span text:style-name="T2">iwaa</text:span><text:span text:style-name="T3">g</text:span><text:span text:style-name="T2">ademigi</text:span></text:p>
      <text:p text:style-name="P3"><text:span text:style-name="T1">pessoa coçando<text:tab/></text:span><text:span text:style-name="T2">awitine</text:span><text:span text:style-name="T3">g</text:span><text:span text:style-name="T2">egi</text:span></text:p>
      <text:p text:style-name="P3"><text:span text:style-name="T1">pessoa com vergonha<text:tab/></text:span><text:span text:style-name="T2">abolikigi</text:span></text:p>
      <text:p text:style-name="P3"><text:span text:style-name="T1">pessoa contra ...<text:tab/></text:span><text:span text:style-name="T2">nakapetegi</text:span></text:p>
      <text:p text:style-name="P3"><text:soft-page-break/><text:span text:style-name="T1">pessoa dando soco<text:tab/></text:span><text:span text:style-name="T2">a</text:span><text:span text:style-name="T3">g</text:span><text:span text:style-name="T2">atadica</text:span><text:span text:style-name="T3">g</text:span><text:span text:style-name="T2">amigi</text:span></text:p>
      <text:p text:style-name="P3"><text:span text:style-name="T1">pessoa de fora<text:tab/></text:span><text:span text:style-name="T2">wemijegi</text:span></text:p>
      <text:p text:style-name="P3"><text:span text:style-name="T1">pessoa desanimada<text:tab/></text:span><text:span text:style-name="T2">anibadaane</text:span><text:span text:style-name="T3">g</text:span><text:span text:style-name="T2">egi</text:span></text:p>
      <text:p text:style-name="P3"><text:span text:style-name="T1">pessoa desprezada<text:tab/></text:span><text:span text:style-name="T2">iwikoda</text:span><text:span text:style-name="T3">g</text:span><text:span text:style-name="T2">a</text:span></text:p>
      <text:p text:style-name="P3"><text:span text:style-name="T1">pessoa doente<text:tab/></text:span><text:span text:style-name="T2">eelotagina</text:span><text:span text:style-name="T3">g</text:span><text:span text:style-name="T2">a</text:span></text:p>
      <text:p text:style-name="P3"><text:span text:style-name="T1">pessoa enganada<text:tab/></text:span><text:span text:style-name="T2">ninaalexegi</text:span></text:p>
      <text:p text:style-name="P3"><text:span text:style-name="T1">pessoa escolhida<text:tab/></text:span><text:span text:style-name="T2">nioma</text:span><text:span text:style-name="T3">g</text:span><text:span text:style-name="T2">atagi</text:span></text:p>
      <text:p text:style-name="P3"><text:span text:style-name="T1">pessoa escolhida por ele<text:tab/></text:span><text:span text:style-name="T2">lioma</text:span><text:span text:style-name="T3">g</text:span><text:span text:style-name="T2">atagi</text:span></text:p>
      <text:p text:style-name="P3"><text:span text:style-name="T1">pessoa estudada<text:tab/></text:span><text:span text:style-name="T2">nota</text:span><text:span text:style-name="T3">g</text:span><text:span text:style-name="T2">ana</text:span><text:span text:style-name="T3">g</text:span><text:span text:style-name="T2">aximigi</text:span></text:p>
      <text:p text:style-name="P3"><text:span text:style-name="T1">pessoa forte<text:tab/></text:span><text:span text:style-name="T3">g</text:span><text:span text:style-name="T2">odapoa</text:span><text:span text:style-name="T3">g</text:span><text:span text:style-name="T2">enigi</text:span></text:p>
      <text:p text:style-name="P3"><text:span text:style-name="T1">pessoa honrada<text:tab/></text:span><text:span text:style-name="T2">liweni</text:span><text:span text:style-name="T3">g</text:span><text:span text:style-name="T2">idene</text:span><text:span text:style-name="T3">g</text:span><text:span text:style-name="T2">egi</text:span></text:p>
      <text:p text:style-name="P3"><text:span text:style-name="T1">pessoa humilde<text:tab/></text:span><text:span text:style-name="T2">iwikoda</text:span><text:span text:style-name="T3">g</text:span><text:span text:style-name="T2">a</text:span></text:p>
      <text:p text:style-name="P3"><text:span text:style-name="T1">pessoa idólatra<text:tab/></text:span><text:span text:style-name="T2">niwicomigi</text:span></text:p>
      <text:p text:style-name="P3"><text:span text:style-name="T1">pessoa judiada<text:tab/></text:span><text:span text:style-name="T2">elacideedi</text:span></text:p>
      <text:p text:style-name="P2"><text:tab/>niwogo</text:p>
      <text:p text:style-name="P3"><text:span text:style-name="T1">pessoa lenta<text:tab/></text:span><text:span text:style-name="T2">okojoka</text:span><text:span text:style-name="T3">g</text:span><text:span text:style-name="T2">egi</text:span></text:p>
      <text:p text:style-name="P3"><text:span text:style-name="T1">pessoa louvada<text:tab/></text:span><text:span text:style-name="T2">liweni</text:span><text:span text:style-name="T3">g</text:span><text:span text:style-name="T2">idene</text:span><text:span text:style-name="T3">g</text:span><text:span text:style-name="T2">egi</text:span></text:p>
      <text:p text:style-name="P3"><text:span text:style-name="T1">pessoa má<text:tab/></text:span><text:span text:style-name="T2">libeyace</text:span><text:span text:style-name="T3">g</text:span><text:span text:style-name="T2">egi</text:span></text:p>
      <text:p text:style-name="P3"><text:span text:style-name="T1">pessoa mandada<text:tab/></text:span><text:span text:style-name="T2">nii</text:span><text:span text:style-name="T3">g</text:span><text:span text:style-name="T2">exegi</text:span></text:p>
      <text:p text:style-name="P3"><text:span text:style-name="T1">pessoa mandada por ele<text:tab/>lii</text:span><text:span text:style-name="T4">g</text:span><text:span text:style-name="T1">exegi</text:span></text:p>
      <text:p text:style-name="P3"><text:span text:style-name="T1">pessoa medrosa<text:tab/></text:span><text:span text:style-name="T2">ageleemagi</text:span></text:p>
      <text:p text:style-name="P3"><text:span text:style-name="T1">pessoa mentirosa<text:tab/></text:span><text:span text:style-name="T2">awitakegi</text:span></text:p>
      <text:p text:style-name="P3"><text:span text:style-name="T1">pessoa morta<text:tab/></text:span><text:span text:style-name="T2">éme</text:span><text:span text:style-name="T3">g</text:span><text:span text:style-name="T2">egi</text:span></text:p>
      <text:p text:style-name="P3"><text:span text:style-name="T1">pessoa não vergonhosa<text:tab/></text:span><text:span text:style-name="T2">a</text:span><text:span text:style-name="T3">g</text:span><text:span text:style-name="T2">abolikegi</text:span></text:p>
      <text:p text:style-name="P1"/>
      <text:p text:style-name="P3">[Seite 217]</text:p>
      <text:p text:style-name="P3">[Spalte 2]</text:p>
      <text:p text:style-name="P3"/>
      <text:p text:style-name="P3"><text:span text:style-name="T1">pessoa orgulhosa<text:tab/></text:span><text:span text:style-name="T2">anabakene</text:span><text:span text:style-name="T3">g</text:span><text:span text:style-name="T2">egi</text:span></text:p>
      <text:p text:style-name="P3"><text:span text:style-name="T2"><text:tab/>niweni</text:span><text:span text:style-name="T3">g</text:span><text:span text:style-name="T2">idene</text:span><text:span text:style-name="T3">g</text:span><text:span text:style-name="T2">egi</text:span></text:p>
      <text:p text:style-name="P3"><text:span text:style-name="T1">pessoa ou animal que faz algo sem motivo<text:tab/></text:span><text:span text:style-name="T2">abaage</text:span><text:span text:style-name="T3">g</text:span><text:span text:style-name="T2">egi</text:span></text:p>
      <text:p text:style-name="P3"><text:span text:style-name="T1">pessoa ou coisa desprezada<text:tab/></text:span><text:span text:style-name="T2">notanigi</text:span></text:p>
      <text:p text:style-name="P3"><text:span text:style-name="T1">pessoa ou coisa mandada longe<text:tab/></text:span><text:span text:style-name="T2">liwaa</text:span><text:span text:style-name="T3">g</text:span><text:span text:style-name="T2">adi</text:span></text:p>
      <text:p text:style-name="P3"><text:span text:style-name="T1">pessoa ou coisa rejeitada<text:tab/></text:span><text:span text:style-name="T2">notanigi</text:span></text:p>
      <text:p text:style-name="P3"><text:span text:style-name="T1">pessoa perdida<text:tab/></text:span><text:span text:style-name="T2">aniatagigi</text:span></text:p>
      <text:p text:style-name="P3"><text:span text:style-name="T1">pessoa perigosa<text:tab/></text:span><text:span text:style-name="T2">analokene</text:span><text:span text:style-name="T3">g</text:span><text:span text:style-name="T2">egi</text:span></text:p>
      <text:p text:style-name="P3"><text:span text:style-name="T1">pessoa perseguida<text:tab/></text:span><text:span text:style-name="T2">nigaaligijegi</text:span></text:p>
      <text:p text:style-name="P3"><text:span text:style-name="T1">pessoa preguiçosa<text:tab/></text:span><text:span text:style-name="T2">abaci</text:span><text:span text:style-name="T3">g</text:span><text:span text:style-name="T2">eginigojigo</text:span></text:p>
      <text:p text:style-name="P3"><text:span text:style-name="T1">pessoa que amaldiçoa (como feiticeiro) ou judia<text:tab/></text:span><text:span text:style-name="T2">acida</text:span><text:span text:style-name="T3">g</text:span><text:span text:style-name="T2">a</text:span></text:p>
      <text:p text:style-name="P3"><text:span text:style-name="T1">pessoa que apanha ou busca água<text:tab/></text:span><text:span text:style-name="T2">eta</text:span><text:span text:style-name="T3">g</text:span><text:span text:style-name="T2">a</text:span></text:p>
      <text:p text:style-name="P3"><text:span text:style-name="T1">pessoa que cuida<text:tab/></text:span><text:span text:style-name="T2">lowienigi</text:span></text:p>
      <text:p text:style-name="P3"><text:span text:style-name="T1">pessoa que exagera<text:tab/></text:span><text:span text:style-name="T2">acida</text:span><text:span text:style-name="T3">g</text:span><text:span text:style-name="T2">a</text:span></text:p>
      <text:p text:style-name="P3"><text:span text:style-name="T1">pessoa que gosta de<text:tab/></text:span><text:span text:style-name="T2">nitenatagodi</text:span></text:p>
      <text:p text:style-name="P3"><text:span text:style-name="T1">pessoa que não compartilha<text:tab/></text:span><text:span text:style-name="T2">ate</text:span><text:span text:style-name="T3">g</text:span><text:span text:style-name="T2">egi</text:span></text:p>
      <text:p text:style-name="P3"><text:span text:style-name="T1">pessoa que não pode controlar seus movimentos<text:tab/></text:span><text:span text:style-name="T2">a</text:span><text:span text:style-name="T3">g</text:span><text:span text:style-name="T2">atilo</text:span><text:span text:style-name="T3">g</text:span><text:span text:style-name="T2">olagi</text:span></text:p>
      <text:p text:style-name="P3"><text:span text:style-name="T1">pessoa que odeia<text:tab/></text:span><text:span text:style-name="T2">nele</text:span><text:span text:style-name="T3">g</text:span><text:span text:style-name="T2">edi</text:span></text:p>
      <text:p text:style-name="P3"><text:span text:style-name="T1">pessoa que pretende fazer e não cumpre<text:tab/></text:span><text:span text:style-name="T2">abikone</text:span><text:span text:style-name="T3">g</text:span><text:span text:style-name="T2">egi</text:span></text:p>
      <text:p text:style-name="P3"><text:span text:style-name="T1">pessoa que quer aparecer mais não consegue<text:tab/></text:span><text:span text:style-name="T3">g</text:span><text:span text:style-name="T2">oliida</text:span><text:span text:style-name="T3">g</text:span><text:span text:style-name="T2">a</text:span></text:p>
      <text:p text:style-name="P3"><text:span text:style-name="T1">pessoa que quer aparecer ou se mostrar<text:tab/></text:span><text:span text:style-name="T2">likeenatakane</text:span><text:span text:style-name="T3">g</text:span><text:span text:style-name="T2">egi</text:span></text:p>
      <text:p text:style-name="P3"><text:span text:style-name="T1">pessoa que se gaba<text:tab/></text:span><text:span text:style-name="T2">aniweni</text:span><text:span text:style-name="T3">g</text:span><text:span text:style-name="T2">idene</text:span><text:span text:style-name="T3">g</text:span><text:span text:style-name="T2">egi</text:span></text:p>
      <text:p text:style-name="P3"><text:span text:style-name="T1">pessoa que se gaba<text:tab/></text:span><text:span text:style-name="T2">niweni</text:span><text:span text:style-name="T3">g</text:span><text:span text:style-name="T2">idene</text:span><text:span text:style-name="T3">g</text:span><text:span text:style-name="T2">egi</text:span></text:p>
      <text:p text:style-name="P3"><text:span text:style-name="T1">pessoa que tem o que faz se sentir bem<text:tab/></text:span><text:span text:style-name="T2">lakidenigi</text:span></text:p>
      <text:p text:style-name="P3"><text:soft-page-break/><text:span text:style-name="T1">pessoa separada<text:tab/></text:span><text:span text:style-name="T2">nalato</text:span><text:span text:style-name="T3">g</text:span><text:span text:style-name="T2">odi</text:span></text:p>
      <text:p text:style-name="P3"><text:span text:style-name="T2"><text:tab/>nioma</text:span><text:span text:style-name="T3">g</text:span><text:span text:style-name="T2">atagi</text:span></text:p>
      <text:p text:style-name="P3"><text:span text:style-name="T1">pessoa separada por ele<text:tab/></text:span><text:span text:style-name="T2">lioma</text:span><text:span text:style-name="T3">g</text:span><text:span text:style-name="T2">atagi</text:span></text:p>
      <text:p text:style-name="P3"><text:span text:style-name="T1">pessoa vagarosa<text:tab/></text:span><text:span text:style-name="T2">okojoka</text:span><text:span text:style-name="T3">g</text:span><text:span text:style-name="T2">egi</text:span></text:p>
      <text:p text:style-name="P1"/>
      <text:p text:style-name="P3">[Seite 218]</text:p>
      <text:p text:style-name="P3">[Spalte 1]</text:p>
      <text:p text:style-name="P3"/>
      <text:p text:style-name="P3"><text:span text:style-name="T1">pessoa vestida de branco<text:tab/></text:span><text:span text:style-name="T2">lapaco</text:span><text:span text:style-name="T3">g</text:span><text:span text:style-name="T2">ogoma</text:span><text:span text:style-name="T3">g</text:span><text:span text:style-name="T2">a</text:span></text:p>
      <text:p text:style-name="P3"><text:span text:style-name="T1">pessoa xingada<text:tab/></text:span><text:span text:style-name="T2">niwogo</text:span></text:p>
      <text:p text:style-name="P3"><text:span text:style-name="T1">pessoas coitadas<text:tab/></text:span><text:span text:style-name="T2">ageca</text:span><text:span text:style-name="T3">g</text:span><text:span text:style-name="T2">alo</text:span></text:p>
      <text:p text:style-name="P3"><text:span text:style-name="T1">pessoas de (lugar)<text:tab/></text:span><text:span text:style-name="T2">okotigi</text:span></text:p>
      <text:p text:style-name="P3"><text:span text:style-name="T1">pessoas indo juntas<text:tab/></text:span><text:span text:style-name="T2">dinixiga</text:span><text:span text:style-name="T3">g</text:span><text:span text:style-name="T2">awamigi</text:span></text:p>
      <text:p text:style-name="P3"><text:span text:style-name="T1">pessoas dele<text:tab/></text:span><text:span text:style-name="T2">loiigi</text:span></text:p>
      <text:p text:style-name="P3"><text:span text:style-name="T1">picada<text:tab/></text:span><text:span text:style-name="T2">nibite</text:span></text:p>
      <text:p text:style-name="P3"><text:span text:style-name="T1">pica-pau<text:tab/></text:span><text:span text:style-name="T2">napigixo</text:span></text:p>
      <text:p text:style-name="P3"><text:span text:style-name="T1">pica-pau marrom<text:tab/></text:span><text:span text:style-name="T2">epiibi</text:span></text:p>
      <text:p text:style-name="P3"><text:span text:style-name="T1">pilão<text:tab/></text:span><text:span text:style-name="T2">ewio</text:span></text:p>
      <text:p text:style-name="P3"><text:span text:style-name="T1">pimenta<text:tab/></text:span><text:span text:style-name="T2">bayodi</text:span></text:p>
      <text:p text:style-name="P3"><text:span text:style-name="T1">pingar sobre<text:tab/></text:span><text:span text:style-name="T2">-atikole(teloco)</text:span></text:p>
      <text:p text:style-name="P3"><text:span text:style-name="T1">pintado<text:tab/></text:span><text:span text:style-name="T2">apopa</text:span><text:span text:style-name="T3">g</text:span><text:span text:style-name="T2">a</text:span></text:p>
      <text:p text:style-name="P3"><text:span text:style-name="T2"><text:tab/>iletee</text:span><text:span text:style-name="T3">g</text:span><text:span text:style-name="T2">adi</text:span></text:p>
      <text:p text:style-name="P3"><text:span text:style-name="T1">pintar<text:tab/></text:span><text:span text:style-name="T2">-adine</text:span><text:span text:style-name="T3">g</text:span><text:span text:style-name="T2">enataka</text:span></text:p>
      <text:p text:style-name="P3"><text:span text:style-name="T2"><text:tab/>-nadine</text:span><text:span text:style-name="T3">g</text:span><text:span text:style-name="T2">e</text:span></text:p>
      <text:p text:style-name="P2"><text:tab/>-ocela</text:p>
      <text:p text:style-name="P3"><text:span text:style-name="T1">pintar-se<text:tab/></text:span><text:span text:style-name="T2">-nadí</text:span></text:p>
      <text:p text:style-name="P3"><text:span text:style-name="T1">pintura<text:tab/></text:span><text:span text:style-name="T2">nadina</text:span><text:span text:style-name="T3">g</text:span><text:span text:style-name="T2">ajegi</text:span></text:p>
      <text:p text:style-name="P3"><text:span text:style-name="T2"><text:tab/>nadina</text:span><text:span text:style-name="T3">g</text:span><text:span text:style-name="T2">ane</text:span><text:span text:style-name="T3">g</text:span><text:span text:style-name="T2">egi</text:span></text:p>
      <text:p text:style-name="P3"><text:span text:style-name="T1">piolho<text:tab/></text:span><text:span text:style-name="T3">g</text:span><text:span text:style-name="T2">odakedi</text:span></text:p>
      <text:p text:style-name="P3"><text:span text:style-name="T1">pioneiro<text:tab/></text:span><text:span text:style-name="T2">lodoejegi</text:span></text:p>
      <text:p text:style-name="P3"><text:span text:style-name="T1">piranha<text:tab/></text:span><text:span text:style-name="T2">exelo</text:span></text:p>
      <text:p text:style-name="P3"><text:span text:style-name="T1">piranha branca<text:tab/></text:span><text:span text:style-name="T3">g</text:span><text:span text:style-name="T2">oma</text:span><text:span text:style-name="T3">g</text:span><text:span text:style-name="T2">aladi</text:span></text:p>
      <text:p text:style-name="P3"><text:span text:style-name="T1">pisar (em)<text:tab/></text:span><text:span text:style-name="T2">-ipode</text:span><text:span text:style-name="T3">g</text:span><text:span text:style-name="T2">e(teloco)</text:span></text:p>
      <text:p text:style-name="P2"><text:tab/>-ipodi(teloco)</text:p>
      <text:p text:style-name="P2"><text:tab/>-nipodi</text:p>
      <text:p text:style-name="P3"><text:span text:style-name="T1">piuva<text:tab/></text:span><text:span text:style-name="T3">g</text:span><text:span text:style-name="T2">apeenigo</text:span></text:p>
      <text:p text:style-name="P3"><text:span text:style-name="T1">placa<text:tab/></text:span><text:span text:style-name="T2">nidie</text:span></text:p>
      <text:p text:style-name="P3"><text:span text:style-name="T1">plano<text:tab/></text:span><text:span text:style-name="T2">nowoogo</text:span></text:p>
      <text:p text:style-name="P3"><text:span text:style-name="T1">plano dele<text:tab/></text:span><text:span text:style-name="T2">lowoogo</text:span></text:p>
      <text:p text:style-name="P3"><text:span text:style-name="T1">planta<text:tab/></text:span><text:span text:style-name="T2">enanigije</text:span></text:p>
      <text:p text:style-name="P2"><text:tab/>nawodigijegi</text:p>
      <text:p text:style-name="P3"><text:span text:style-name="T1">planta como milho<text:tab/></text:span><text:span text:style-name="T2">etacoligiwa</text:span><text:span text:style-name="T3">g</text:span><text:span text:style-name="T2">a</text:span></text:p>
      <text:p text:style-name="P3"><text:span text:style-name="T1">planta dele<text:tab/></text:span><text:span text:style-name="T2">elanigije</text:span></text:p>
      <text:p text:style-name="P2"><text:tab/>lawodigijegi</text:p>
      <text:p text:style-name="P3"><text:span text:style-name="T1">planta espinhosa<text:tab/></text:span><text:span text:style-name="T2">omiigona</text:span><text:span text:style-name="T3">g</text:span><text:span text:style-name="T2">a</text:span></text:p>
      <text:p text:style-name="P3"><text:span text:style-name="T1">planta (sua)<text:tab/></text:span><text:span text:style-name="T3">g</text:span><text:span text:style-name="T2">atanigijegi</text:span></text:p>
      <text:p text:style-name="P3"><text:span text:style-name="T1">plantador<text:tab/></text:span><text:span text:style-name="T2">ana</text:span><text:span text:style-name="T3">g</text:span><text:span text:style-name="T2">ane</text:span><text:span text:style-name="T3">g</text:span><text:span text:style-name="T2">egi</text:span></text:p>
      <text:p text:style-name="P3"><text:span text:style-name="T1">plantação dele<text:tab/></text:span><text:span text:style-name="T2">elanigijegi</text:span></text:p>
      <text:p text:style-name="P3"><text:span text:style-name="T1">plantação (minha)<text:tab/></text:span><text:span text:style-name="T2">eyanigijegi</text:span></text:p>
      <text:p text:style-name="P1"/>
      <text:p text:style-name="P3">[Seite 218]</text:p>
      <text:p text:style-name="P3">[Spalte 2]</text:p>
      <text:p text:style-name="P3"><text:soft-page-break/></text:p>
      <text:p text:style-name="P3"><text:span text:style-name="T1">plantação (nossa)<text:tab/></text:span><text:span text:style-name="T3">g</text:span><text:span text:style-name="T2">otanigijegi</text:span></text:p>
      <text:p text:style-name="P3"><text:span text:style-name="T1">plantar<text:tab/></text:span><text:span text:style-name="T2">-ana</text:span><text:span text:style-name="T3">g</text:span><text:span text:style-name="T2">a</text:span></text:p>
      <text:p text:style-name="P2"><text:tab/>-a(ti)</text:p>
      <text:p text:style-name="P3"><text:span text:style-name="T1">pluma<text:tab/></text:span><text:span text:style-name="T2">namodi</text:span></text:p>
      <text:p text:style-name="P3"><text:span text:style-name="T1">pão<text:tab/></text:span><text:span text:style-name="T2">paon</text:span></text:p>
      <text:p text:style-name="P3"><text:span text:style-name="T1">pó<text:tab/></text:span><text:span text:style-name="T2">lajima</text:span><text:span text:style-name="T3">g</text:span><text:span text:style-name="T2">a</text:span></text:p>
      <text:p text:style-name="P3"><text:span text:style-name="T2"><text:tab/>amo</text:span><text:span text:style-name="T3">g</text:span><text:span text:style-name="T2">o</text:span></text:p>
      <text:p text:style-name="P3"><text:span text:style-name="T1">pó perfumado<text:tab/></text:span><text:span text:style-name="T2">namoko</text:span></text:p>
      <text:p text:style-name="P3"><text:span text:style-name="T1">pobreza dele<text:tab/></text:span><text:span text:style-name="T2">limadewetiigi</text:span></text:p>
      <text:p text:style-name="P3"><text:span text:style-name="T1">pode ser ... ou ...<text:tab/></text:span><text:span text:style-name="T2">gaante</text:span><text:span text:style-name="T3">g</text:span><text:span text:style-name="T2">epidi</text:span><text:span text:style-name="T3">g</text:span><text:span text:style-name="T2">ijo</text:span></text:p>
      <text:p text:style-name="P3"><text:span text:style-name="T1">poder<text:tab/></text:span><text:span text:style-name="T2">-akadi</text:span></text:p>
      <text:p text:style-name="P3"><text:span text:style-name="T2"><text:tab/>nimawene</text:span><text:span text:style-name="T3">g</text:span><text:span text:style-name="T2">egi</text:span></text:p>
      <text:p text:style-name="P3"><text:span text:style-name="T2"><text:tab/>noniciwa</text:span><text:span text:style-name="T3">g</text:span><text:span text:style-name="T2">a</text:span></text:p>
      <text:p text:style-name="P3"><text:span text:style-name="T1">poder dele<text:tab/></text:span><text:span text:style-name="T2">loniciwa</text:span><text:span text:style-name="T3">g</text:span><text:span text:style-name="T2">a</text:span></text:p>
      <text:p text:style-name="P3"><text:span text:style-name="T1">poder (meu)<text:tab/>inimawene</text:span><text:span text:style-name="T4">g</text:span><text:span text:style-name="T1">egi</text:span></text:p>
      <text:p text:style-name="P3"><text:span text:style-name="T1"><text:tab/>yoniciwa</text:span><text:span text:style-name="T4">g</text:span><text:span text:style-name="T1">a</text:span></text:p>
      <text:p text:style-name="P3"><text:span text:style-name="T1">poder sobrenatural<text:tab/></text:span><text:span text:style-name="T2">notoetiigi</text:span></text:p>
      <text:p text:style-name="P3"><text:span text:style-name="T1">poderoso<text:tab/></text:span><text:span text:style-name="T2">loniciwe</text:span><text:span text:style-name="T3">g</text:span><text:span text:style-name="T2">enigi</text:span></text:p>
      <text:p text:style-name="P3"><text:span text:style-name="T1">podia<text:tab/></text:span><text:span text:style-name="T2">dokaa</text:span><text:span text:style-name="T3">g</text:span><text:span text:style-name="T2">a</text:span></text:p>
      <text:p text:style-name="P3"><text:span text:style-name="T1">podridão<text:tab/></text:span><text:span text:style-name="T2">nelada</text:span><text:span text:style-name="T3">g</text:span><text:span text:style-name="T2">a</text:span></text:p>
      <text:p text:style-name="P3"><text:span text:style-name="T1">poeira<text:tab/>lamo</text:span><text:span text:style-name="T4">g</text:span><text:span text:style-name="T1">o</text:span></text:p>
      <text:p text:style-name="P3"><text:span text:style-name="T1">pois é!<text:tab/></text:span><text:span text:style-name="T2">joani</text:span><text:span text:style-name="T3">g</text:span><text:span text:style-name="T2">idaa</text:span><text:span text:style-name="T3">g</text:span><text:span text:style-name="T2">ee</text:span></text:p>
      <text:p text:style-name="P3"><text:span text:style-name="T1">pois se ...<text:tab/></text:span><text:span text:style-name="T2">odita</text:span><text:span text:style-name="T3">g</text:span><text:span text:style-name="T2">a</text:span></text:p>
      <text:p text:style-name="P3"><text:span text:style-name="T1">polir<text:tab/></text:span><text:span text:style-name="T2">-igixidi</text:span></text:p>
      <text:p text:style-name="P3"><text:span text:style-name="T1">pomada<text:tab/></text:span><text:span text:style-name="T2">-adokojegi</text:span></text:p>
      <text:p text:style-name="P2"><text:tab/>nigomaado</text:p>
      <text:p text:style-name="P3"><text:span text:style-name="T1">pomba<text:tab/></text:span><text:span text:style-name="T2">yotibi</text:span></text:p>
      <text:p text:style-name="P3"><text:span text:style-name="T1">pomo de Adão<text:tab/></text:span><text:span text:style-name="T2">-i</text:span><text:span text:style-name="T3">g</text:span><text:span text:style-name="T2">ilá</text:span></text:p>
      <text:p text:style-name="P3"><text:span text:style-name="T1">ponte<text:tab/></text:span><text:span text:style-name="T2">niwekaladi</text:span></text:p>
      <text:p text:style-name="P3"><text:span text:style-name="T1">pontilhar<text:tab/></text:span><text:span text:style-name="T2">-ibilaka</text:span></text:p>
      <text:p text:style-name="P3"><text:span text:style-name="T1">ponto<text:tab/></text:span><text:span text:style-name="T2">limigo</text:span></text:p>
      <text:p text:style-name="P1"/>
      <text:p text:style-name="P3">[Seite 219]</text:p>
      <text:p text:style-name="P3">[Spalte 1]</text:p>
      <text:p text:style-name="P3"/>
      <text:p text:style-name="P3"><text:span text:style-name="T1">poço<text:tab/></text:span><text:span text:style-name="T2">nalice</text:span></text:p>
      <text:p text:style-name="P3"><text:span text:style-name="T1">por baixo<text:tab/></text:span><text:span text:style-name="T2">eliiteloco</text:span></text:p>
      <text:p text:style-name="P3"><text:span text:style-name="T1">por causa de<text:tab/></text:span><text:span text:style-name="T2">ibeyaca</text:span><text:span text:style-name="T3">g</text:span><text:span text:style-name="T2">adi</text:span></text:p>
      <text:p text:style-name="P3"><text:span text:style-name="T1">por causa de<text:tab/></text:span><text:span text:style-name="T2">lee</text:span><text:span text:style-name="T3">g</text:span><text:span text:style-name="T2">odi</text:span></text:p>
      <text:p text:style-name="P3"><text:span text:style-name="T1">por causa mesmo<text:tab/></text:span><text:span text:style-name="T2">joane</text:span><text:span text:style-name="T3">g</text:span><text:span text:style-name="T2">epaa lee</text:span><text:span text:style-name="T3">g</text:span><text:span text:style-name="T2">odi</text:span></text:p>
      <text:p text:style-name="P3"><text:span text:style-name="T1">por causa que<text:tab/></text:span><text:span text:style-name="T2">iwotigi</text:span></text:p>
      <text:p text:style-name="P3"><text:span text:style-name="T1">por num lugar<text:tab/></text:span><text:span text:style-name="T2">-a(te)</text:span></text:p>
      <text:p text:style-name="P3"><text:span text:style-name="T1">por confiança em alguém<text:tab/></text:span><text:span text:style-name="T2">-a</text:span><text:span text:style-name="T3">g</text:span><text:span text:style-name="T2">akatidi</text:span></text:p>
      <text:p text:style-name="P3"><text:span text:style-name="T1">por fogo no campo<text:tab/></text:span><text:span text:style-name="T2">-alo</text:span><text:span text:style-name="T3">g</text:span><text:span text:style-name="T2">o</text:span></text:p>
      <text:p text:style-name="P3"><text:span text:style-name="T1">por isso<text:tab/></text:span><text:span text:style-name="T2">joani</text:span><text:span text:style-name="T3">g</text:span><text:span text:style-name="T2">idaa lee</text:span><text:span text:style-name="T3">g</text:span><text:span text:style-name="T2">odi</text:span></text:p>
      <text:p text:style-name="P3"><text:span text:style-name="T2"><text:tab/>no</text:span><text:span text:style-name="T3">g</text:span><text:span text:style-name="T2">olee(ta)</text:span></text:p>
      <text:p text:style-name="P2"><text:tab/>okanice</text:p>
      <text:p text:style-name="P3"><text:span text:style-name="T1">por num lugar<text:tab/></text:span><text:span text:style-name="T2">-eli</text:span></text:p>
      <text:p text:style-name="P3"><text:span text:style-name="T1">pôr para dentro<text:tab/></text:span><text:span text:style-name="T2">-ia(tedi)</text:span></text:p>
      <text:p text:style-name="P3"><text:span text:style-name="T1">por qual motivo ou razão?<text:tab/></text:span><text:span text:style-name="T2">amige lee</text:span><text:span text:style-name="T3">g</text:span><text:span text:style-name="T2">odi</text:span></text:p>
      <text:p text:style-name="P3"><text:span text:style-name="T1">por quê?<text:tab/></text:span><text:span text:style-name="T2">igaame (me)</text:span></text:p>
      <text:p text:style-name="P3"><text:soft-page-break/><text:span text:style-name="T2"><text:tab/>igame lee</text:span><text:span text:style-name="T3">g</text:span><text:span text:style-name="T2">odi</text:span></text:p>
      <text:p text:style-name="P3"><text:span text:style-name="T2"><text:tab/>ame lee</text:span><text:span text:style-name="T3">g</text:span><text:span text:style-name="T2">odi</text:span></text:p>
      <text:p text:style-name="P3"><text:span text:style-name="T1">porco do mato<text:tab/></text:span><text:span text:style-name="T2">nigidagi</text:span></text:p>
      <text:p text:style-name="P3"><text:span text:style-name="T1">porco doméstico<text:tab/></text:span><text:span text:style-name="T2">nigidagiwa</text:span><text:span text:style-name="T3">g</text:span><text:span text:style-name="T2">a</text:span></text:p>
      <text:p text:style-name="P3"><text:span text:style-name="T1">porque<text:tab/></text:span><text:span text:style-name="T2">igaata</text:span><text:span text:style-name="T3">g</text:span><text:span text:style-name="T2">a</text:span></text:p>
      <text:p text:style-name="P3"><text:span text:style-name="T2"><text:tab/>mepa</text:span><text:span text:style-name="T3">g</text:span><text:span text:style-name="T2">a</text:span></text:p>
      <text:p text:style-name="P3"><text:span text:style-name="T1">porta<text:tab/></text:span><text:span text:style-name="T2">epoagi</text:span></text:p>
      <text:p text:style-name="P3"><text:span text:style-name="T1">porta dele<text:tab/></text:span><text:span text:style-name="T2">lapoagi</text:span></text:p>
      <text:p text:style-name="P3"><text:span text:style-name="T1">porteira<text:tab/></text:span><text:span text:style-name="T2">epoagi</text:span></text:p>
      <text:p text:style-name="P3"><text:span text:style-name="T1">posição<text:tab/></text:span><text:span text:style-name="T2">na</text:span><text:span text:style-name="T3">g</text:span><text:span text:style-name="T2">atetigi</text:span></text:p>
      <text:p text:style-name="P3"><text:span text:style-name="T1">possessão de<text:tab/></text:span><text:span text:style-name="T2">-wi</text:span><text:span text:style-name="T3">g</text:span><text:span text:style-name="T2">adi</text:span></text:p>
      <text:p text:style-name="P3"><text:span text:style-name="T1">possessões<text:tab/></text:span><text:span text:style-name="T2">dinepie</text:span></text:p>
      <text:p text:style-name="P3"><text:span text:style-name="T1">possesso por<text:tab/></text:span><text:span text:style-name="T2">dakatiwece</text:span></text:p>
      <text:p text:style-name="P3"><text:span text:style-name="T1">poste principal ou central de casa<text:tab/></text:span><text:span text:style-name="T2">liwicoje(te)</text:span></text:p>
      <text:p text:style-name="P3"><text:span text:style-name="T1">Posto Indígena (nossa)<text:tab/></text:span><text:span text:style-name="T4">g</text:span><text:span text:style-name="T1">onowiena</text:span><text:span text:style-name="T4">g</text:span><text:span text:style-name="T1">axi</text:span></text:p>
      <text:p text:style-name="P3"><text:span text:style-name="T1">pote<text:tab/></text:span><text:span text:style-name="T2">boote</text:span></text:p>
      <text:p text:style-name="P3"><text:span text:style-name="T2"><text:tab/>na</text:span><text:span text:style-name="T3">g</text:span><text:span text:style-name="T2">aa</text:span><text:span text:style-name="T3">g</text:span><text:span text:style-name="T2">axi</text:span></text:p>
      <text:p text:style-name="P2"><text:tab/>niboote</text:p>
      <text:p text:style-name="P3"><text:span text:style-name="T1">pote dele<text:tab/></text:span><text:span text:style-name="T2">la</text:span><text:span text:style-name="T3">g</text:span><text:span text:style-name="T2">aa</text:span><text:span text:style-name="T3">g</text:span><text:span text:style-name="T2">axi</text:span></text:p>
      <text:p text:style-name="P3"><text:span text:style-name="T1">pote para carregar água<text:tab/></text:span><text:span text:style-name="T2">leo</text:span></text:p>
      <text:p text:style-name="P1"/>
      <text:p text:style-name="P3">[Seite 219]</text:p>
      <text:p text:style-name="P3">[Spalte 2]</text:p>
      <text:p text:style-name="P1"/>
      <text:p text:style-name="P3"><text:span text:style-name="T1">pouco<text:tab/></text:span><text:span text:style-name="T2">onateci</text:span><text:span text:style-name="T3">g</text:span><text:span text:style-name="T2">ica</text:span></text:p>
      <text:p text:style-name="P3"><text:span text:style-name="T2"><text:tab/>onateci</text:span><text:span text:style-name="T3">g</text:span><text:span text:style-name="T2">ida</text:span></text:p>
      <text:p text:style-name="P3"><text:span text:style-name="T2"><text:tab/>onateci</text:span><text:span text:style-name="T3">g</text:span><text:span text:style-name="T2">idi</text:span></text:p>
      <text:p text:style-name="P3"><text:span text:style-name="T2"><text:tab/>onateci</text:span><text:span text:style-name="T3">g</text:span><text:span text:style-name="T2">ijo</text:span></text:p>
      <text:p text:style-name="P3"><text:span text:style-name="T2"><text:tab/>onateci</text:span><text:span text:style-name="T3">g</text:span><text:span text:style-name="T2">ini</text:span></text:p>
      <text:p text:style-name="P3"><text:span text:style-name="T1">poucos<text:tab/></text:span><text:span text:style-name="T2">mokateci</text:span><text:span text:style-name="T3">g</text:span><text:span text:style-name="T2">idiwa</text:span></text:p>
      <text:p text:style-name="P3"><text:span text:style-name="T1">povo<text:tab/></text:span><text:span text:style-name="T2">eleegiwepodi</text:span></text:p>
      <text:p text:style-name="P2"><text:tab/>noiigi</text:p>
      <text:p text:style-name="P3"><text:span text:style-name="T1">povo dele<text:tab/></text:span><text:span text:style-name="T2">litacepodi</text:span></text:p>
      <text:p text:style-name="P2"><text:tab/>loiigi</text:p>
      <text:p text:style-name="P3"><text:span text:style-name="T1">povo indígena<text:tab/></text:span><text:span text:style-name="T2">noiikegi</text:span></text:p>
      <text:p text:style-name="P3"><text:span text:style-name="T1">povo (meu)<text:tab/></text:span><text:span text:style-name="T2">itacepodi</text:span></text:p>
      <text:p text:style-name="P2"><text:tab/>yoiigi</text:p>
      <text:p text:style-name="P3"><text:span text:style-name="T1">povo (nosso)<text:tab/></text:span><text:span text:style-name="T3">g</text:span><text:span text:style-name="T2">odoiigi</text:span></text:p>
      <text:p text:style-name="P3"><text:span text:style-name="T1">povo (seu)<text:tab/></text:span><text:span text:style-name="T3">g</text:span><text:span text:style-name="T2">adoiigi</text:span></text:p>
      <text:p text:style-name="P3"><text:span text:style-name="T1">praça<text:tab/></text:span><text:span text:style-name="T2">niogó</text:span></text:p>
      <text:p text:style-name="P3"><text:span text:style-name="T1">prata<text:tab/></text:span><text:span text:style-name="T2">beexo</text:span></text:p>
      <text:p text:style-name="P3"><text:span text:style-name="T2"><text:tab/></text:span><text:span text:style-name="T3">g</text:span><text:span text:style-name="T2">inogo</text:span></text:p>
      <text:p text:style-name="P3"><text:span text:style-name="T1">prateleira (nossa)<text:tab/></text:span><text:span text:style-name="T3">g</text:span><text:span text:style-name="T2">odanoda</text:span><text:span text:style-name="T3">g</text:span><text:span text:style-name="T2">alate</text:span></text:p>
      <text:p text:style-name="P3"><text:span text:style-name="T1">preceder<text:tab/></text:span><text:span text:style-name="T2">-ajela</text:span></text:p>
      <text:p text:style-name="P3"><text:span text:style-name="T1">precioso<text:tab/></text:span><text:span text:style-name="T2">doojetedi</text:span></text:p>
      <text:p text:style-name="P3"><text:span text:style-name="T1">precipício<text:tab/></text:span><text:span text:style-name="T2">liloka</text:span><text:span text:style-name="T3">g</text:span><text:span text:style-name="T2">adi</text:span></text:p>
      <text:p text:style-name="P3"><text:span text:style-name="T1">pregar com pregos<text:tab/></text:span><text:span text:style-name="T2">-oto(ti)</text:span></text:p>
      <text:p text:style-name="P3"><text:span text:style-name="T1">prego<text:tab/></text:span><text:span text:style-name="T2">adotona</text:span><text:span text:style-name="T3">g</text:span><text:span text:style-name="T2">a</text:span></text:p>
      <text:p text:style-name="P3"><text:span text:style-name="T1">prender<text:tab/></text:span><text:span text:style-name="T2">-niwilo</text:span></text:p>
      <text:p text:style-name="P3"><text:span text:style-name="T1">prendidos, eu com você<text:tab/></text:span><text:span text:style-name="T2">iniwila</text:span><text:span text:style-name="T3">g</text:span><text:span text:style-name="T2">awa</text:span></text:p>
      <text:p text:style-name="P3"><text:span text:style-name="T1">preço<text:tab/></text:span><text:span text:style-name="T2">noojedi</text:span></text:p>
      <text:p text:style-name="P3"><text:span text:style-name="T1">preço (dele)<text:tab/></text:span><text:span text:style-name="T2">loojedi</text:span></text:p>
      <text:p text:style-name="P3"><text:soft-page-break/><text:span text:style-name="T1">preocupação<text:tab/></text:span><text:span text:style-name="T2">-ema</text:span><text:span text:style-name="T3">g</text:span><text:span text:style-name="T2">amatiigi</text:span></text:p>
      <text:p text:style-name="P3"><text:span text:style-name="T2"><text:tab/>nigeca</text:span><text:span text:style-name="T3">g</text:span><text:span text:style-name="T2">alo</text:span><text:span text:style-name="T3">g</text:span><text:span text:style-name="T2">o</text:span></text:p>
      <text:p text:style-name="P3"><text:span text:style-name="T2"><text:tab/>no</text:span><text:span text:style-name="T3">g</text:span><text:span text:style-name="T2">owikomatiigi</text:span></text:p>
      <text:p text:style-name="P3"><text:span text:style-name="T1">preocupação dele<text:tab/></text:span><text:span text:style-name="T2">ligeca</text:span><text:span text:style-name="T3">g</text:span><text:span text:style-name="T2">alo</text:span><text:span text:style-name="T3">g</text:span><text:span text:style-name="T2">o</text:span></text:p>
      <text:p text:style-name="P3"><text:span text:style-name="T2"><text:tab/>lo</text:span><text:span text:style-name="T3">g</text:span><text:span text:style-name="T2">owikomatiigi</text:span></text:p>
      <text:p text:style-name="P3"><text:span text:style-name="T1">preocupar-se<text:tab/></text:span><text:span text:style-name="T2">-o</text:span><text:span text:style-name="T3">g</text:span><text:span text:style-name="T2">owikomata</text:span></text:p>
      <text:p text:style-name="P3"><text:span text:style-name="T1">preocupar-se com<text:tab/></text:span><text:span text:style-name="T2">-igeca</text:span><text:span text:style-name="T3">g</text:span><text:span text:style-name="T2">ale</text:span><text:span text:style-name="T3">g</text:span><text:span text:style-name="T2">e</text:span></text:p>
      <text:p text:style-name="P3"><text:span text:style-name="T1">preparar<text:tab/></text:span><text:span text:style-name="T2">-ilakide</text:span></text:p>
      <text:p text:style-name="P1"/>
      <text:p text:style-name="P3">[Seite 220]</text:p>
      <text:p text:style-name="P3">[Spalte 1]</text:p>
      <text:p text:style-name="P3"/>
      <text:p text:style-name="P3"><text:span text:style-name="T1">preparar cerâmica<text:tab/></text:span><text:span text:style-name="T2">-iwilana</text:span><text:span text:style-name="T3">g</text:span><text:span text:style-name="T2">ana</text:span><text:span text:style-name="T3">g</text:span><text:span text:style-name="T2">a</text:span></text:p>
      <text:p text:style-name="P3"><text:span text:style-name="T1">presente<text:tab/></text:span><text:span text:style-name="T2">lokotajegi</text:span></text:p>
      <text:p text:style-name="P2"><text:tab/>niboonigi</text:p>
      <text:p text:style-name="P2"><text:tab/>nilokotajegi</text:p>
      <text:p text:style-name="P3"><text:span text:style-name="T1">presente dele<text:tab/></text:span><text:span text:style-name="T2">liboonigi</text:span></text:p>
      <text:p text:style-name="P3"><text:span text:style-name="T2"><text:tab/>no</text:span><text:span text:style-name="T3">g</text:span><text:span text:style-name="T2">eedi</text:span></text:p>
      <text:p text:style-name="P3"><text:span text:style-name="T1">presente (meu)<text:tab/></text:span><text:span text:style-name="T2">iboonigi</text:span></text:p>
      <text:p text:style-name="P3"><text:span text:style-name="T1">presente (seu)<text:tab/></text:span><text:span text:style-name="T3">g</text:span><text:span text:style-name="T2">aboonigi</text:span></text:p>
      <text:p text:style-name="P3"><text:span text:style-name="T2"><text:tab/></text:span><text:span text:style-name="T3">g</text:span><text:span text:style-name="T2">ano</text:span><text:span text:style-name="T3">g</text:span><text:span text:style-name="T2">eedi</text:span></text:p>
      <text:p text:style-name="P3"><text:span text:style-name="T1">pressionar<text:tab/></text:span><text:span text:style-name="T2">-ipiciadi</text:span></text:p>
      <text:p text:style-name="P3"><text:span text:style-name="T1">presta<text:tab/></text:span><text:span text:style-name="T2">jao</text:span><text:span text:style-name="T3">g</text:span><text:span text:style-name="T2">a</text:span></text:p>
      <text:p text:style-name="P3"><text:span text:style-name="T1">prestar atenção<text:tab/></text:span><text:span text:style-name="T2">-ataco</text:span></text:p>
      <text:p text:style-name="P2"><text:tab/>-dinajipake</text:p>
      <text:p text:style-name="P3"><text:span text:style-name="T1">presta atençã!<text:tab/></text:span><text:span text:style-name="T2">-alawini!</text:span></text:p>
      <text:p text:style-name="P3"><text:span text:style-name="T1">pretende<text:tab/></text:span><text:span text:style-name="T2">doma</text:span><text:span text:style-name="T3">g</text:span><text:span text:style-name="T2">a</text:span></text:p>
      <text:p text:style-name="P3"><text:span text:style-name="T1">preto<text:tab/></text:span><text:span text:style-name="T2">nabide</text:span><text:span text:style-name="T3">g</text:span><text:span text:style-name="T2">egi</text:span></text:p>
      <text:p text:style-name="P2"><text:tab/>nabidi</text:p>
      <text:p text:style-name="P3"><text:span text:style-name="T1">primeiro<text:tab/></text:span><text:span text:style-name="T2">odoejeeni</text:span></text:p>
      <text:p text:style-name="P2"><text:tab/>odoejegi</text:p>
      <text:p text:style-name="P3"><text:span text:style-name="T1">primeiro tempo<text:tab/></text:span><text:span text:style-name="T2">malekidata</text:span></text:p>
      <text:p text:style-name="P3"><text:span text:style-name="T1">primo (meu)<text:tab/></text:span><text:span text:style-name="T2">ileedi</text:span></text:p>
      <text:p text:style-name="P3"><text:span text:style-name="T1">prisão<text:tab/></text:span><text:span text:style-name="T2">niwilo</text:span><text:span text:style-name="T3">g</text:span><text:span text:style-name="T2">ona</text:span><text:span text:style-name="T3">g</text:span><text:span text:style-name="T2">axi</text:span></text:p>
      <text:p text:style-name="P3"><text:span text:style-name="T1">prisioneiro<text:tab/></text:span><text:span text:style-name="T2">niwilogojegi</text:span></text:p>
      <text:p text:style-name="P3"><text:span text:style-name="T1">prisioneiro dele<text:tab/></text:span><text:span text:style-name="T2">liwilogojegi</text:span></text:p>
      <text:p text:style-name="P3"><text:span text:style-name="T1">prisioneiro (seu)<text:tab/></text:span><text:span text:style-name="T3">g</text:span><text:span text:style-name="T2">awilogojegi</text:span></text:p>
      <text:p text:style-name="P3"><text:span text:style-name="T1">problema<text:tab/></text:span><text:span text:style-name="T2">-ema</text:span><text:span text:style-name="T3">g</text:span><text:span text:style-name="T2">amatiigi</text:span></text:p>
      <text:p text:style-name="P3"><text:span text:style-name="T2"><text:tab/>la</text:span><text:span text:style-name="T3">g</text:span><text:span text:style-name="T2">aliigi</text:span></text:p>
      <text:p text:style-name="P3"><text:span text:style-name="T1">problema dele<text:tab/></text:span><text:span text:style-name="T2">linyaagi</text:span></text:p>
      <text:p text:style-name="P3"><text:span text:style-name="T1">problema (nosso)<text:tab/></text:span><text:span text:style-name="T3">g</text:span><text:span text:style-name="T2">odema</text:span><text:span text:style-name="T3">g</text:span><text:span text:style-name="T2">amatiigi</text:span></text:p>
      <text:p text:style-name="P3"><text:span text:style-name="T1">procurar<text:tab/></text:span><text:span text:style-name="T2">-ole(tibige)</text:span></text:p>
      <text:p text:style-name="P3"><text:span text:style-name="T1">procurar companheiro para voltar<text:tab/></text:span><text:span text:style-name="T2">-nopila</text:span><text:span text:style-name="T3">g</text:span><text:span text:style-name="T2">adi(tedio)</text:span></text:p>
      <text:p text:style-name="P3"><text:span text:style-name="T1">procurar queixada<text:tab/></text:span><text:span text:style-name="T2">-nigidage</text:span></text:p>
      <text:p text:style-name="P3"><text:span text:style-name="T1">procurar saber se tiver<text:tab/></text:span><text:span text:style-name="T2">-nake(tibige)</text:span></text:p>
      <text:p text:style-name="P3"><text:span text:style-name="T1">produto ou fruto de nosso serviço<text:tab/></text:span><text:span text:style-name="T3">g</text:span><text:span text:style-name="T2">obakajetegi</text:span></text:p>
      <text:p text:style-name="P1"/>
      <text:p text:style-name="P3">[Seite 220]</text:p>
      <text:p text:style-name="P3">[Spalte 2]</text:p>
      <text:p text:style-name="P1"/>
      <text:p text:style-name="P3"><text:span text:style-name="T1">professor<text:tab/></text:span><text:span text:style-name="T2">nii</text:span><text:span text:style-name="T3">g</text:span><text:span text:style-name="T2">axina</text:span><text:span text:style-name="T3">g</text:span><text:span text:style-name="T2">ana</text:span><text:span text:style-name="T3">g</text:span><text:span text:style-name="T2">a</text:span></text:p>
      <text:p text:style-name="P3"><text:span text:style-name="T1">professor dele<text:tab/></text:span><text:span text:style-name="T2">nii</text:span><text:span text:style-name="T3">g</text:span><text:span text:style-name="T2">axino</text:span><text:span text:style-name="T3">g</text:span><text:span text:style-name="T2">odi</text:span></text:p>
      <text:p text:style-name="P3"><text:soft-page-break/><text:span text:style-name="T1">professor (nosso)<text:tab/></text:span><text:span text:style-name="T3">g</text:span><text:span text:style-name="T2">onii</text:span><text:span text:style-name="T3">g</text:span><text:span text:style-name="T2">axino</text:span><text:span text:style-name="T3">g</text:span><text:span text:style-name="T2">odi</text:span></text:p>
      <text:p text:style-name="P3"><text:span text:style-name="T1">profissão<text:tab/></text:span><text:span text:style-name="T2">nibakegi</text:span></text:p>
      <text:p text:style-name="P2"><text:tab/>nixakedi</text:p>
      <text:p text:style-name="P3"><text:span text:style-name="T1">profissão dele<text:tab/></text:span><text:span text:style-name="T2">lixakedi</text:span></text:p>
      <text:p text:style-name="P3"><text:span text:style-name="T1">profissão (sua)<text:tab/></text:span><text:span text:style-name="T3">g</text:span><text:span text:style-name="T2">abakegi</text:span></text:p>
      <text:p text:style-name="P3"><text:span text:style-name="T1">proibir<text:tab/></text:span><text:span text:style-name="T2">-oli(tege)</text:span></text:p>
      <text:p text:style-name="P3"><text:span text:style-name="T2"><text:tab/>-oxo</text:span><text:span text:style-name="T3">g</text:span><text:span text:style-name="T2">o</text:span></text:p>
      <text:p text:style-name="P3"><text:span text:style-name="T1">proibir fazer algo<text:tab/></text:span><text:span text:style-name="T2">-owoce(tege)</text:span></text:p>
      <text:p text:style-name="P3"><text:span text:style-name="T1">promessa<text:tab/></text:span><text:span text:style-name="T2">nigegi</text:span></text:p>
      <text:p text:style-name="P3"><text:span text:style-name="T1">promessa dele<text:tab/></text:span><text:span text:style-name="T2">ligegi(ta)</text:span></text:p>
      <text:p text:style-name="P3"><text:span text:style-name="T1">promessa (nossa)<text:tab/></text:span><text:span text:style-name="T3">g</text:span><text:span text:style-name="T2">ogegi</text:span></text:p>
      <text:p text:style-name="P3"><text:span text:style-name="T1">promessa (sua)<text:tab/></text:span><text:span text:style-name="T3">g</text:span><text:span text:style-name="T2">agegi</text:span></text:p>
      <text:p text:style-name="P3"><text:span text:style-name="T1">próprio de você<text:tab/></text:span><text:span text:style-name="T2">akama</text:span><text:span text:style-name="T3">g</text:span><text:span text:style-name="T2">a</text:span></text:p>
      <text:p text:style-name="P3"><text:span text:style-name="T1">próprio dele<text:tab/></text:span><text:span text:style-name="T2">epaa</text:span></text:p>
      <text:p text:style-name="P3"><text:span text:style-name="T1">próprio (meu)<text:tab/></text:span><text:span text:style-name="T2">ema</text:span><text:span text:style-name="T3">g</text:span><text:span text:style-name="T2">a</text:span></text:p>
      <text:p text:style-name="P3"><text:span text:style-name="T1">próprio também<text:tab/></text:span><text:span text:style-name="T2">epa</text:span><text:span text:style-name="T3">g</text:span><text:span text:style-name="T2">a</text:span><text:span text:style-name="T3">g</text:span><text:span text:style-name="T2">a</text:span></text:p>
      <text:p text:style-name="P3"><text:span text:style-name="T1">prostituta<text:tab/></text:span><text:span text:style-name="T2">ewocoma</text:span></text:p>
      <text:p text:style-name="P3"><text:span text:style-name="T1">prostrar-se<text:tab/></text:span><text:span text:style-name="T2">-ama</text:span><text:span text:style-name="T3">g</text:span><text:span text:style-name="T2">a(ti)</text:span></text:p>
      <text:p text:style-name="P2"><text:tab/>-dakagi(ti)</text:p>
      <text:p text:style-name="P3"><text:span text:style-name="T1">proteger<text:tab/></text:span><text:span text:style-name="T2">-dowedi(teloco)</text:span></text:p>
      <text:p text:style-name="P3"><text:span text:style-name="T1">prova<text:tab/></text:span><text:span text:style-name="T2">nicine</text:span><text:span text:style-name="T3">g</text:span><text:span text:style-name="T2">egi</text:span></text:p>
      <text:p text:style-name="P3"><text:span text:style-name="T1">provação<text:tab/></text:span><text:span text:style-name="T2">nicine</text:span><text:span text:style-name="T3">g</text:span><text:span text:style-name="T2">egi</text:span></text:p>
      <text:p text:style-name="P3"><text:span text:style-name="T1">provar<text:tab/></text:span><text:span text:style-name="T2">-dinee(ta)</text:span></text:p>
      <text:p text:style-name="P2"><text:tab/>-ici</text:p>
      <text:p text:style-name="P2"><text:tab/>-ici(teloco)</text:p>
      <text:p text:style-name="P3"><text:span text:style-name="T1">provocação dele<text:tab/></text:span><text:span text:style-name="T2">ligiwoca</text:span><text:span text:style-name="T3">g</text:span><text:span text:style-name="T2">ane</text:span><text:span text:style-name="T3">g</text:span><text:span text:style-name="T2">egi</text:span></text:p>
      <text:p text:style-name="P3"><text:span text:style-name="T1">provocar<text:tab/></text:span><text:span text:style-name="T2">-igiwoca</text:span><text:span text:style-name="T3">g</text:span><text:span text:style-name="T2">a</text:span></text:p>
      <text:p text:style-name="P2"><text:tab/>-nigiwogo</text:p>
      <text:p text:style-name="P2"><text:tab/>-niweenigi(tiobige)</text:p>
      <text:p text:style-name="P3"><text:span text:style-name="T1">(o) próximo (dele)<text:tab/></text:span><text:span text:style-name="T2">lii</text:span><text:span text:style-name="T3">g</text:span><text:span text:style-name="T2">ejetewa</text:span></text:p>
      <text:p text:style-name="P3"><text:span text:style-name="T1">próximo em ordem<text:tab/></text:span><text:span text:style-name="T2">li</text:span><text:span text:style-name="T3">g</text:span><text:span text:style-name="T2">eejetewa</text:span></text:p>
      <text:p text:style-name="P3"><text:span text:style-name="T1">pulador<text:tab/></text:span><text:span text:style-name="T2">naxoti</text:span><text:span text:style-name="T3">g</text:span><text:span text:style-name="T2">icajo</text:span></text:p>
      <text:p text:style-name="P3"><text:span text:style-name="T1">pular<text:tab/></text:span><text:span text:style-name="T2">-axodi</text:span></text:p>
      <text:p text:style-name="P2"><text:tab/>-dinabice</text:p>
      <text:p text:style-name="P3"><text:span text:style-name="T2"><text:tab/>-ikana</text:span><text:span text:style-name="T3">g</text:span><text:span text:style-name="T2">a</text:span></text:p>
      <text:p text:style-name="P3"><text:span text:style-name="T1">pulso<text:tab/></text:span><text:span text:style-name="T2">nigaalewa</text:span></text:p>
      <text:p text:style-name="P3"><text:span text:style-name="T1">purificar<text:tab/></text:span><text:span text:style-name="T2">-ibinie</text:span></text:p>
      <text:p text:style-name="P3"><text:span text:style-name="T1">púrpura<text:tab/></text:span><text:span text:style-name="T2">adileni lawo</text:span><text:span text:style-name="T3">g</text:span><text:span text:style-name="T2">o</text:span></text:p>
      <text:p text:style-name="P3"><text:span text:style-name="T2"><text:tab/>etaloma lawo</text:span><text:span text:style-name="T3">g</text:span><text:span text:style-name="T2">o</text:span></text:p>
      <text:p text:style-name="P3"><text:span text:style-name="T2"><text:tab/>nolidio lawo</text:span><text:span text:style-name="T3">g</text:span><text:span text:style-name="T2">o</text:span></text:p>
      <text:p text:style-name="P1"/>
      <text:p text:style-name="P3">[Seite 221]</text:p>
      <text:p text:style-name="P3">[Spalte 1]</text:p>
      <text:p text:style-name="P3"/>
      <text:p text:style-name="P3"><text:span text:style-name="T1">puxar<text:tab/></text:span><text:span text:style-name="T2">-ixigi</text:span></text:p>
      <text:p text:style-name="P3"><text:span text:style-name="T1">puxar<text:tab/></text:span><text:span text:style-name="T2">-niba(tege)</text:span></text:p>
      <text:p text:style-name="P3"/>
      <text:p text:style-name="P3">[Seite 221]</text:p>
      <text:p text:style-name="P3">[Spalte 2]</text:p>
      <text:p text:style-name="P1"/>
      <text:p text:style-name="P1"/>
      <text:p text:style-name="P3">[Seite 221]</text:p>
      <text:p text:style-name="P3"><text:soft-page-break/>[Spalte 1]</text:p>
      <text:p text:style-name="P1"/>
      <text:p text:style-name="P1">Q - q</text:p>
      <text:p text:style-name="P1"/>
      <text:p text:style-name="P3"><text:span text:style-name="T1">quadrado<text:tab/></text:span><text:span text:style-name="T2">diniwokoda</text:span><text:span text:style-name="T3">g</text:span><text:span text:style-name="T2">axiidi</text:span></text:p>
      <text:p text:style-name="P3"><text:span text:style-name="T1">qual?<text:tab/></text:span><text:span text:style-name="T2">damiida</text:span></text:p>
      <text:p text:style-name="P3"><text:span text:style-name="T1"><text:tab/></text:span><text:span text:style-name="T2">ganigica</text:span></text:p>
      <text:p text:style-name="P3"><text:span text:style-name="T1">qual dos ...?<text:tab/></text:span><text:span text:style-name="T2">amepidi</text:span><text:span text:style-name="T3">g</text:span><text:span text:style-name="T2">ica</text:span></text:p>
      <text:p text:style-name="P3"><text:span text:style-name="T1"><text:tab/></text:span><text:span text:style-name="T2">amigepidi</text:span><text:span text:style-name="T3">g</text:span><text:span text:style-name="T2">ica</text:span></text:p>
      <text:p text:style-name="P3"><text:span text:style-name="T1">qual é?<text:tab/></text:span><text:span text:style-name="T2">amiica</text:span></text:p>
      <text:p text:style-name="P3"><text:span text:style-name="T1">qualidade<text:tab/></text:span><text:span text:style-name="T2">latopagi</text:span></text:p>
      <text:p text:style-name="P3"><text:span text:style-name="T1">qualidade de comilão<text:tab/></text:span><text:span text:style-name="T2">olade</text:span></text:p>
      <text:p text:style-name="P3"><text:span text:style-name="T1">qualquer<text:tab/></text:span><text:span text:style-name="T2">gaanti</text:span><text:span text:style-name="T3">g</text:span><text:span text:style-name="T2">ica</text:span></text:p>
      <text:p text:style-name="P3"><text:span text:style-name="T1"><text:tab/></text:span><text:span text:style-name="T2">okanicodaa</text:span><text:span text:style-name="T3">g</text:span><text:span text:style-name="T2">ica</text:span></text:p>
      <text:p text:style-name="P3"><text:span text:style-name="T1">qualquer?<text:tab/></text:span><text:span text:style-name="T2">ganige</text:span></text:p>
      <text:p text:style-name="P3"><text:span text:style-name="T1">qualquer coisa<text:tab/></text:span><text:span text:style-name="T2">anigicoda</text:span></text:p>
      <text:p text:style-name="P3"><text:span text:style-name="T1"><text:tab/></text:span><text:span text:style-name="T2">gaantokaa</text:span><text:span text:style-name="T3">g</text:span><text:span text:style-name="T2">ini</text:span></text:p>
      <text:p text:style-name="P3"><text:span text:style-name="T1">qualquer dos<text:tab/></text:span><text:span text:style-name="T2">ganigepidi</text:span><text:span text:style-name="T3">g</text:span><text:span text:style-name="T2">ica</text:span></text:p>
      <text:p text:style-name="P3"><text:span text:style-name="T1">qualquer (se tiver)<text:tab/></text:span><text:span text:style-name="T2">anigeta</text:span><text:span text:style-name="T3">g</text:span><text:span text:style-name="T2">a</text:span></text:p>
      <text:p text:style-name="P3"><text:span text:style-name="T1">qualquer tempo<text:tab/></text:span><text:span text:style-name="T2">ganigicatibige</text:span></text:p>
      <text:p text:style-name="P3"><text:span text:style-name="T1">qualquer trabalho mexendo com os dedos<text:tab/></text:span><text:span text:style-name="T2">liwilanigi</text:span></text:p>
      <text:p text:style-name="P3"><text:span text:style-name="T1">qualquer, um<text:tab/></text:span><text:span text:style-name="T2">anigida</text:span></text:p>
      <text:p text:style-name="P3"><text:span text:style-name="T1">qualquer um dos<text:tab/></text:span><text:span text:style-name="T2">anigete</text:span><text:span text:style-name="T3">g</text:span><text:span text:style-name="T2">epidi</text:span><text:span text:style-name="T3">g</text:span><text:span text:style-name="T2">ijo</text:span></text:p>
      <text:p text:style-name="P3"><text:span text:style-name="T1">quando<text:tab/></text:span><text:span text:style-name="T2">icaana</text:span><text:span text:style-name="T3">g</text:span><text:span text:style-name="T2">a</text:span></text:p>
      <text:p text:style-name="P3"><text:span text:style-name="T1"><text:tab/></text:span><text:span text:style-name="T2">igaana</text:span><text:span text:style-name="T3">g</text:span><text:span text:style-name="T2">a</text:span></text:p>
      <text:p text:style-name="P3"><text:span text:style-name="T1"><text:tab/></text:span><text:span text:style-name="T2">igaanige</text:span></text:p>
      <text:p text:style-name="P3"><text:span text:style-name="T1"><text:tab/></text:span><text:span text:style-name="T2">na</text:span><text:span text:style-name="T3">g</text:span><text:span text:style-name="T2">a</text:span></text:p>
      <text:p text:style-name="P3"><text:span text:style-name="T1"><text:tab/></text:span><text:span text:style-name="T2">nige</text:span></text:p>
      <text:p text:style-name="P3"><text:span text:style-name="T1">quando?<text:tab/></text:span><text:span text:style-name="T2">ganigica</text:span></text:p>
      <text:p text:style-name="P3"><text:span text:style-name="T1"><text:tab/></text:span><text:span text:style-name="T2">igaatigi</text:span></text:p>
      <text:p text:style-name="P3"><text:span text:style-name="T1">quando ele estava lá<text:tab/></text:span><text:span text:style-name="T2">ni</text:span><text:span text:style-name="T3">g</text:span><text:span text:style-name="T2">idiaa</text:span><text:span text:style-name="T3">g</text:span><text:span text:style-name="T2">i(te)</text:span></text:p>
      <text:p text:style-name="P3"><text:span text:style-name="T1">quando ele falou<text:tab/></text:span><text:span text:style-name="T2">ne</text:span><text:span text:style-name="T3">g</text:span><text:span text:style-name="T2">eete</text:span></text:p>
      <text:p text:style-name="P3"><text:span text:style-name="T1">quando (também)<text:tab/></text:span><text:span text:style-name="T2">nigaa</text:span><text:span text:style-name="T3">g</text:span><text:span text:style-name="T2">a</text:span></text:p>
      <text:p text:style-name="P3"><text:span text:style-name="T1">quando tiver<text:tab/></text:span><text:span text:style-name="T2">nigica</text:span></text:p>
      <text:p text:style-name="P3"><text:span text:style-name="T1">quando vai<text:tab/></text:span><text:span text:style-name="T2">ni</text:span><text:span text:style-name="T3">g</text:span><text:span text:style-name="T2">igo</text:span></text:p>
      <text:p text:style-name="P3"><text:span text:style-name="T1">quantidade<text:tab/></text:span><text:span text:style-name="T2">liwokodi</text:span></text:p>
      <text:p text:style-name="P1"/>
      <text:p text:style-name="P1">[Seite 221]</text:p>
      <text:p text:style-name="P1">[Spalte 2]</text:p>
      <text:p text:style-name="P1"/>
      <text:p text:style-name="P3"><text:span text:style-name="T1">quanto?<text:tab/></text:span><text:span text:style-name="T2">igaa</text:span></text:p>
      <text:p text:style-name="P3"><text:span text:style-name="T1"><text:tab/></text:span><text:span text:style-name="T2">igalica</text:span></text:p>
      <text:p text:style-name="P3"><text:span text:style-name="T1">quanto mais<text:tab/></text:span><text:span text:style-name="T2">api</text:span><text:span text:style-name="T3">g</text:span><text:span text:style-name="T2">icoa</text:span></text:p>
      <text:p text:style-name="P3"><text:span text:style-name="T1">quantos?<text:tab/></text:span><text:span text:style-name="T2">igame liwokodi</text:span></text:p>
      <text:p text:style-name="P3"><text:span text:style-name="T1">quarenta<text:tab/></text:span><text:span text:style-name="T2">cwareenta</text:span></text:p>
      <text:p text:style-name="P3"><text:span text:style-name="T1">quarta-feira<text:tab/></text:span><text:span text:style-name="T2">cwaata</text:span></text:p>
      <text:p text:style-name="P3"><text:span text:style-name="T1">quarto<text:tab/></text:span><text:span text:style-name="T2">liota</text:span><text:span text:style-name="T3">g</text:span><text:span text:style-name="T2">adi</text:span></text:p>
      <text:p text:style-name="P3"><text:span text:style-name="T1"><text:tab/></text:span><text:span text:style-name="T2">-nimedi</text:span></text:p>
      <text:p text:style-name="P3"><text:span text:style-name="T1">quase<text:tab/></text:span><text:span text:style-name="T2">anige</text:span></text:p>
      <text:p text:style-name="P3"><text:span text:style-name="T1">quase escuro<text:tab/></text:span><text:span text:style-name="T2">nexogoteloco</text:span></text:p>
      <text:p text:style-name="P3"><text:span text:style-name="T1">quase esse<text:tab/></text:span><text:span text:style-name="T2">anigica</text:span></text:p>
      <text:p text:style-name="P3"><text:span text:style-name="T1">quase (no ponto de, perto de, está querendo)<text:tab/></text:span><text:span text:style-name="T2">leedi me</text:span></text:p>
      <text:p text:style-name="P3"><text:soft-page-break/><text:span text:style-name="T1">quatro<text:tab/></text:span><text:span text:style-name="T2">cwaatolo</text:span></text:p>
      <text:p text:style-name="P3"><text:span text:style-name="T1">que ...?<text:tab/></text:span><text:span text:style-name="T2">doane!</text:span></text:p>
      <text:p text:style-name="P3"><text:span text:style-name="T1">Que ...? Qual ...?<text:tab/></text:span><text:span text:style-name="T2">ame</text:span></text:p>
      <text:p text:style-name="P3"><text:span text:style-name="T1">que ainda<text:tab/></text:span><text:span text:style-name="T2">analee</text:span></text:p>
      <text:p text:style-name="P3"><text:span text:style-name="T1">que ainda aconteceu com (terceira pessoa)<text:tab/></text:span><text:span text:style-name="T2">analee</text:span><text:span text:style-name="T3">g</text:span><text:span text:style-name="T2">ee</text:span></text:p>
      <text:p text:style-name="P3"><text:span text:style-name="T1">que ainda havia, que ainda teria, que ainda seria<text:tab/></text:span><text:span text:style-name="T2">anepa</text:span><text:span text:style-name="T3">g</text:span><text:span text:style-name="T2">alee</text:span></text:p>
      <text:p text:style-name="P3"><text:span text:style-name="T1">que ainda mais<text:tab/></text:span><text:span text:style-name="T2">analee</text:span><text:span text:style-name="T3">g</text:span><text:span text:style-name="T2">a</text:span><text:span text:style-name="T3">g</text:span><text:span text:style-name="T2">a</text:span></text:p>
      <text:p text:style-name="P3"><text:span text:style-name="T1">que ainda não<text:tab/></text:span><text:span text:style-name="T2">analeeda</text:span><text:span text:style-name="T3">g</text:span><text:span text:style-name="T2">a</text:span></text:p>
      <text:p text:style-name="P3"><text:span text:style-name="T1">que dá<text:tab/></text:span><text:span text:style-name="T2">anigica</text:span></text:p>
      <text:p text:style-name="P3"><text:span text:style-name="T1">que dá muito<text:tab/></text:span><text:span text:style-name="T2">anigicatibige</text:span></text:p>
      <text:p text:style-name="P3"><text:span text:style-name="T1">que dá vida a ele<text:tab/></text:span><text:span text:style-name="T2">lewikatidi</text:span></text:p>
      <text:p text:style-name="P3"><text:span text:style-name="T1">que é bom<text:tab/></text:span><text:span text:style-name="T2">anele</text:span></text:p>
      <text:p text:style-name="P3"><text:span text:style-name="T1">que é a própria maneira dele<text:tab/></text:span><text:span text:style-name="T2">anepaa</text:span><text:span text:style-name="T3">g</text:span><text:span text:style-name="T2">ee</text:span></text:p>
      <text:p text:style-name="P3"><text:span text:style-name="T1">que é um só<text:tab/></text:span><text:span text:style-name="T2">anokijotece</text:span></text:p>
      <text:p text:style-name="P3"><text:span text:style-name="T1">que então ...?<text:tab/></text:span><text:span text:style-name="T2">igatime</text:span></text:p>
      <text:p text:style-name="P3"><text:span text:style-name="T1">que finge ter coragem<text:tab/></text:span><text:span text:style-name="T2">loidigi</text:span></text:p>
      <text:p text:style-name="P3"><text:span text:style-name="T1">que há, que havia<text:tab/></text:span><text:span text:style-name="T2">anepa</text:span><text:span text:style-name="T3">g</text:span><text:span text:style-name="T2">a</text:span></text:p>
      <text:p text:style-name="P3"><text:span text:style-name="T1">que mais<text:tab/></text:span><text:span text:style-name="T2">analee</text:span></text:p>
      <text:p text:style-name="P3"><text:span text:style-name="T1">que! que coisa!<text:tab/></text:span><text:span text:style-name="T2">icame</text:span></text:p>
      <text:p text:style-name="P3"><text:span text:style-name="T1">que, quem<text:tab/></text:span><text:span text:style-name="T2">ane</text:span></text:p>
      <text:p text:style-name="P1"/>
      <text:p text:style-name="P3">[Seite 222]</text:p>
      <text:p text:style-name="P3">[Spalte 1]</text:p>
      <text:p text:style-name="P3"/>
      <text:p text:style-name="P3"><text:span text:style-name="T1">que sabe mas não quer fazer ou jogar<text:tab/></text:span><text:span text:style-name="T2">anidaane</text:span><text:span text:style-name="T3">g</text:span><text:span text:style-name="T2">egi</text:span></text:p>
      <text:p text:style-name="P3"><text:span text:style-name="T1">que seria<text:tab/></text:span><text:span text:style-name="T2">anepa</text:span><text:span text:style-name="T3">g</text:span><text:span text:style-name="T2">a</text:span></text:p>
      <text:p text:style-name="P3"><text:span text:style-name="T1"><text:tab/></text:span><text:span text:style-name="T2">aneta</text:span><text:span text:style-name="T3">g</text:span><text:span text:style-name="T2">a</text:span></text:p>
      <text:p text:style-name="P3"><text:span text:style-name="T1"><text:tab/></text:span><text:span text:style-name="T2">meta</text:span><text:span text:style-name="T3">g</text:span><text:span text:style-name="T2">a</text:span></text:p>
      <text:p text:style-name="P3"><text:span text:style-name="T1">que também<text:tab/></text:span><text:span text:style-name="T2">ana</text:span><text:span text:style-name="T3">g</text:span><text:span text:style-name="T2">a</text:span><text:span text:style-name="T3">g</text:span><text:span text:style-name="T2">a</text:span></text:p>
      <text:p text:style-name="P3"><text:span text:style-name="T1">que tem<text:tab/></text:span><text:span text:style-name="T2">anicina</text:span></text:p>
      <text:p text:style-name="P3"><text:span text:style-name="T1"><text:tab/></text:span><text:span text:style-name="T2">anida</text:span></text:p>
      <text:p text:style-name="P3"><text:span text:style-name="T1">que tem só pouco<text:tab/></text:span><text:span text:style-name="T2">anokateci</text:span><text:span text:style-name="T3">g</text:span><text:span text:style-name="T2">ida</text:span></text:p>
      <text:p text:style-name="P3"><text:span text:style-name="T1">que teria<text:tab/></text:span><text:span text:style-name="T2">anepa</text:span><text:span text:style-name="T3">g</text:span><text:span text:style-name="T2">a</text:span></text:p>
      <text:p text:style-name="P3"><text:span text:style-name="T1"><text:tab/></text:span><text:span text:style-name="T2">aneta</text:span><text:span text:style-name="T3">g</text:span><text:span text:style-name="T2">a</text:span></text:p>
      <text:p text:style-name="P3"><text:span text:style-name="T1"><text:tab/></text:span><text:span text:style-name="T2">meta</text:span><text:span text:style-name="T1">°</text:span><text:span text:style-name="T2">a</text:span></text:p>
      <text:p text:style-name="P3"><text:span text:style-name="T1">que usa mão esquerda<text:tab/></text:span><text:span text:style-name="T2">dinima</text:span><text:span text:style-name="T3">g</text:span><text:span text:style-name="T2">a</text:span></text:p>
      <text:p text:style-name="P3"><text:span text:style-name="T1">quebrar<text:tab/></text:span><text:span text:style-name="T2">-inoke</text:span></text:p>
      <text:p text:style-name="P3"><text:span text:style-name="T1"><text:tab/></text:span><text:span text:style-name="T2">-noyaa</text:span><text:span text:style-name="T3">g</text:span><text:span text:style-name="T2">adi</text:span></text:p>
      <text:p text:style-name="P3"><text:span text:style-name="T1">quebra-torta (reg)<text:tab/></text:span><text:span text:style-name="T2">dinokenigigi</text:span></text:p>
      <text:p text:style-name="P3"><text:span text:style-name="T1">queimado<text:tab/></text:span><text:span text:style-name="T2">ila</text:span></text:p>
      <text:p text:style-name="P3"><text:span text:style-name="T1">queimar<text:tab/></text:span><text:span text:style-name="T2">-alegi</text:span></text:p>
      <text:p text:style-name="P3"><text:span text:style-name="T1">queimou<text:tab/></text:span><text:span text:style-name="T2">yabidi</text:span></text:p>
      <text:p text:style-name="P3"><text:span text:style-name="T1">queixa dele<text:tab/></text:span><text:span text:style-name="T2">lileenigi(tema)</text:span></text:p>
      <text:p text:style-name="P3"><text:span text:style-name="T1">queixada<text:tab/></text:span><text:span text:style-name="T2">nigidagi</text:span></text:p>
      <text:p text:style-name="P3"><text:span text:style-name="T1">queixo dele<text:tab/></text:span><text:span text:style-name="T2">lakadi</text:span></text:p>
      <text:p text:style-name="P3"><text:span text:style-name="T1">quem?<text:tab/></text:span><text:span text:style-name="T2">ganige</text:span></text:p>
      <text:p text:style-name="P3"><text:span text:style-name="T1">quem ...?<text:tab/></text:span><text:span text:style-name="T2">ame</text:span></text:p>
      <text:p text:style-name="P3"><text:span text:style-name="T1">quem dos ...?<text:tab/></text:span><text:span text:style-name="T2">amepidi</text:span><text:span text:style-name="T3">g</text:span><text:span text:style-name="T2">ica</text:span></text:p>
      <text:p text:style-name="P3"><text:span text:style-name="T1"><text:tab/></text:span><text:span text:style-name="T2">amigepidi</text:span><text:span text:style-name="T3">g</text:span><text:span text:style-name="T2">ica</text:span></text:p>
      <text:p text:style-name="P3"><text:span text:style-name="T1">quem é?<text:tab/></text:span><text:span text:style-name="T2">amigida</text:span></text:p>
      <text:p text:style-name="P3"><text:span text:style-name="T1"><text:tab/></text:span><text:span text:style-name="T2">ganigina</text:span></text:p>
      <text:p text:style-name="P1"/>
      <text:p text:style-name="P3"><text:soft-page-break/>[Seite 222]</text:p>
      <text:p text:style-name="P3">[Spalte 2]</text:p>
      <text:p text:style-name="P3"/>
      <text:p text:style-name="P3"><text:span text:style-name="T1">quem ou que podia ser<text:tab/></text:span><text:span text:style-name="T2">gaanta</text:span><text:span text:style-name="T3">g</text:span><text:span text:style-name="T2">a ijo</text:span></text:p>
      <text:p text:style-name="P3"><text:span text:style-name="T1"><text:tab/></text:span><text:span text:style-name="T2">gaante</text:span><text:span text:style-name="T3">g</text:span><text:span text:style-name="T2">epiti</text:span><text:span text:style-name="T3">g</text:span><text:span text:style-name="T2">ijo</text:span></text:p>
      <text:p text:style-name="P3"><text:span text:style-name="T1">quem trabalha por mês<text:tab/></text:span><text:span text:style-name="T2">epenai-liotagi</text:span></text:p>
      <text:p text:style-name="P3"><text:span text:style-name="T1">quem vai ser ...?<text:tab/></text:span><text:span text:style-name="T2">amepa</text:span><text:span text:style-name="T3">g</text:span><text:span text:style-name="T2">a</text:span></text:p>
      <text:p text:style-name="P3"><text:span text:style-name="T1">quente<text:tab/></text:span><text:span text:style-name="T2">dapico</text:span><text:span text:style-name="T3">g</text:span><text:span text:style-name="T2">o</text:span></text:p>
      <text:p text:style-name="P3"><text:span text:style-name="T1">querer<text:tab/></text:span><text:span text:style-name="T2">-emaa</text:span></text:p>
      <text:p text:style-name="P3"><text:span text:style-name="T1"><text:tab/></text:span><text:span text:style-name="T2">-opo(tibige)</text:span></text:p>
      <text:p text:style-name="P3"><text:span text:style-name="T1"><text:tab/></text:span><text:span text:style-name="T2">-ilide(ta)</text:span></text:p>
      <text:p text:style-name="P3"><text:span text:style-name="T1">(querer) falar alto<text:tab/></text:span><text:span text:style-name="T2">-inigeta</text:span><text:span text:style-name="T3">g</text:span><text:span text:style-name="T2">atee</text:span></text:p>
      <text:p text:style-name="P3"><text:span text:style-name="T1">queria<text:tab/></text:span><text:span text:style-name="T2">doma</text:span><text:span text:style-name="T3">g</text:span><text:span text:style-name="T2">a</text:span></text:p>
      <text:p text:style-name="P3"><text:span text:style-name="T1">querosene<text:tab/></text:span><text:span text:style-name="T2">giliojeenio</text:span></text:p>
      <text:p text:style-name="P3"><text:span text:style-name="T1">quilo<text:tab/></text:span><text:span text:style-name="T2">ciilo</text:span></text:p>
      <text:p text:style-name="P3"><text:span text:style-name="T1">quilômetro<text:tab/></text:span><text:span text:style-name="T2">ciloomito</text:span></text:p>
      <text:p text:style-name="P3"><text:span text:style-name="T1">quinhentos<text:tab/></text:span><text:span text:style-name="T2">cinyeento</text:span></text:p>
      <text:p text:style-name="P3"><text:span text:style-name="T1">quintal<text:tab/></text:span><text:span text:style-name="T2">nigiinta</text:span></text:p>
      <text:p text:style-name="P3"><text:span text:style-name="T1">quinze<text:tab/></text:span><text:span text:style-name="T2">nigoteno </text:span><text:span text:style-name="T3">g</text:span><text:span text:style-name="T2">odo</text:span><text:span text:style-name="T3">g</text:span><text:span text:style-name="T2">onagi</text:span></text:p>
      <text:p text:style-name="P1"/>
      <text:p text:style-name="P3">[Seite 223]</text:p>
      <text:p text:style-name="P3">[Spalte 1]</text:p>
      <text:p text:style-name="P3"/>
      <text:p text:style-name="P1">R - r</text:p>
      <text:p text:style-name="P1"/>
      <text:p text:style-name="P3"><text:span text:style-name="T1">rã<text:tab/></text:span><text:span text:style-name="T2">nabiao</text:span></text:p>
      <text:p text:style-name="P3"><text:span text:style-name="T1"><text:tab/></text:span><text:span text:style-name="T2">nawanita</text:span><text:span text:style-name="T3">g</text:span><text:span text:style-name="T2">a</text:span></text:p>
      <text:p text:style-name="P3"><text:span text:style-name="T1">rabo dele<text:tab/></text:span><text:span text:style-name="T2">liwegi</text:span></text:p>
      <text:p text:style-name="P3"><text:span text:style-name="T1">rachar<text:tab/></text:span><text:span text:style-name="T2">-awalace</text:span></text:p>
      <text:p text:style-name="P3"><text:span text:style-name="T1"><text:tab/></text:span><text:span text:style-name="T2">-nawalace</text:span></text:p>
      <text:p text:style-name="P3"><text:span text:style-name="T1">rainha<text:tab/></text:span><text:span text:style-name="T2">iniona-eloodo</text:span></text:p>
      <text:p text:style-name="P3"><text:span text:style-name="T1">raio<text:tab/></text:span><text:span text:style-name="T2">nalebepa</text:span><text:span text:style-name="T3">g</text:span><text:span text:style-name="T2">a</text:span></text:p>
      <text:p text:style-name="P3"><text:span text:style-name="T1"><text:tab/></text:span><text:span text:style-name="T2">naxaco</text:span><text:span text:style-name="T3">g</text:span><text:span text:style-name="T2">ona</text:span><text:span text:style-name="T3">g</text:span><text:span text:style-name="T2">a</text:span></text:p>
      <text:p text:style-name="P3"><text:span text:style-name="T1">raio de luz<text:tab/></text:span><text:span text:style-name="T2">liwitiigi</text:span></text:p>
      <text:p text:style-name="P3"><text:span text:style-name="T1">raiva<text:tab/></text:span><text:span text:style-name="T2">nela</text:span><text:span text:style-name="T3">g</text:span><text:span text:style-name="T2">a</text:span></text:p>
      <text:p text:style-name="P3"><text:span text:style-name="T1">raiva de você<text:tab/></text:span><text:span text:style-name="T3">g</text:span><text:span text:style-name="T2">adéla</text:span><text:span text:style-name="T3">g</text:span><text:span text:style-name="T2">a</text:span></text:p>
      <text:p text:style-name="P3"><text:span text:style-name="T1">raiva dele<text:tab/></text:span><text:span text:style-name="T2">léla</text:span><text:span text:style-name="T3">g</text:span><text:span text:style-name="T2">a</text:span></text:p>
      <text:p text:style-name="P3"><text:span text:style-name="T1">raíz<text:tab/></text:span><text:span text:style-name="T2">litodi</text:span></text:p>
      <text:p text:style-name="P3"><text:span text:style-name="T1">ralador<text:tab/></text:span><text:span text:style-name="T2">nita</text:span><text:span text:style-name="T3">g</text:span><text:span text:style-name="T2">ana</text:span><text:span text:style-name="T3">g</text:span><text:span text:style-name="T2">adi</text:span></text:p>
      <text:p text:style-name="P3"><text:span text:style-name="T1">ralar<text:tab/></text:span><text:span text:style-name="T2">-nidi</text:span></text:p>
      <text:p text:style-name="P3"><text:span text:style-name="T1">ramo<text:tab/></text:span><text:span text:style-name="T2">libiwe</text:span></text:p>
      <text:p text:style-name="P3"><text:span text:style-name="T1">ranger os dentes<text:tab/></text:span><text:span text:style-name="T2">-acigice</text:span></text:p>
      <text:p text:style-name="P3"><text:span text:style-name="T1">rapaz<text:tab/></text:span><text:span text:style-name="T2">lionee</text:span><text:span text:style-name="T3">g</text:span><text:span text:style-name="T2">a</text:span></text:p>
      <text:p text:style-name="P3"><text:span text:style-name="T1">rápido<text:tab/></text:span><text:span text:style-name="T2">age</text:span></text:p>
      <text:p text:style-name="P3"><text:span text:style-name="T1"><text:tab/></text:span><text:span text:style-name="T2">dawé</text:span></text:p>
      <text:p text:style-name="P3"><text:span text:style-name="T1">rasgar<text:tab/></text:span><text:span text:style-name="T2">-aawidigidice</text:span></text:p>
      <text:p text:style-name="P3"><text:span text:style-name="T1">rasgão<text:tab/></text:span><text:span text:style-name="T2">laakajegi</text:span></text:p>
      <text:p text:style-name="P3"><text:span text:style-name="T1">raso<text:tab/></text:span><text:span text:style-name="T2">ana</text:span><text:span text:style-name="T3">g</text:span><text:span text:style-name="T2">apakatice</text:span></text:p>
      <text:p text:style-name="P3"><text:span text:style-name="T1">raspar<text:tab/></text:span><text:span text:style-name="T2">-naalegi</text:span></text:p>
      <text:p text:style-name="P3"><text:span text:style-name="T1">rastejar<text:tab/></text:span><text:span text:style-name="T2">-i</text:span><text:span text:style-name="T3">g</text:span><text:span text:style-name="T2">ola</text:span><text:span text:style-name="T3">g</text:span><text:span text:style-name="T2">adi(teloco)</text:span></text:p>
      <text:p text:style-name="P3"><text:span text:style-name="T1">rasto dele<text:tab/></text:span><text:span text:style-name="T2">lo</text:span><text:span text:style-name="T3">g</text:span><text:span text:style-name="T2">ona</text:span></text:p>
      <text:p text:style-name="P3"><text:span text:style-name="T1">rasto (nosso)<text:tab/></text:span><text:span text:style-name="T3">g</text:span><text:span text:style-name="T2">odo</text:span><text:span text:style-name="T3">g</text:span><text:span text:style-name="T2">ona</text:span></text:p>
      <text:p text:style-name="P3"><text:soft-page-break/><text:span text:style-name="T1">rato<text:tab/></text:span><text:span text:style-name="T3">g</text:span><text:span text:style-name="T2">atica</text:span><text:span text:style-name="T3">g</text:span><text:span text:style-name="T2">a</text:span></text:p>
      <text:p text:style-name="P3"><text:span text:style-name="T1">rato grande<text:tab/></text:span><text:span text:style-name="T2">opakilogola</text:span></text:p>
      <text:p text:style-name="P3"><text:span text:style-name="T1">reagir<text:tab/></text:span><text:span text:style-name="T2">-igidi</text:span></text:p>
      <text:p text:style-name="P3"><text:span text:style-name="T1"><text:tab/></text:span><text:span text:style-name="T2">-igitataka</text:span></text:p>
      <text:p text:style-name="P3"><text:span text:style-name="T1"><text:tab/></text:span><text:span text:style-name="T2">-ojete</text:span></text:p>
      <text:p text:style-name="P3"><text:span text:style-name="T1">rebelde<text:tab/></text:span><text:span text:style-name="T2">otigimada</text:span><text:span text:style-name="T3">g</text:span><text:span text:style-name="T2">a</text:span></text:p>
      <text:p text:style-name="P3"><text:span text:style-name="T1">rebentar<text:tab/></text:span><text:span text:style-name="T2">-akagidi</text:span></text:p>
      <text:p text:style-name="P3"><text:span text:style-name="T1"><text:tab/></text:span><text:span text:style-name="T2">-atope</text:span></text:p>
      <text:p text:style-name="P3"><text:span text:style-name="T1">recado mandado<text:tab/></text:span><text:span text:style-name="T2">lienigi</text:span></text:p>
      <text:p text:style-name="P1"/>
      <text:p text:style-name="P1">[Seite 223]</text:p>
      <text:p text:style-name="P1">[Spalte 2]</text:p>
      <text:p text:style-name="P1"/>
      <text:p text:style-name="P3"><text:span text:style-name="T1">receber alguém, algo<text:tab/></text:span><text:span text:style-name="T2">-iba(tege)</text:span></text:p>
      <text:p text:style-name="P3"><text:span text:style-name="T1">reclamar<text:tab/></text:span><text:span text:style-name="T2">-alome</text:span><text:span text:style-name="T3">g</text:span><text:span text:style-name="T2">e</text:span></text:p>
      <text:p text:style-name="P3"><text:span text:style-name="T1">recolher<text:tab/></text:span><text:span text:style-name="T2">-naago(tedio)</text:span></text:p>
      <text:p text:style-name="P3"><text:span text:style-name="T2"><text:tab/>-nopila</text:span><text:span text:style-name="T3">g</text:span><text:span text:style-name="T2">adi(tedio)</text:span></text:p>
      <text:p text:style-name="P3"><text:span text:style-name="T1">recomendação<text:tab/></text:span><text:span text:style-name="T2">najoine</text:span><text:span text:style-name="T3">g</text:span><text:span text:style-name="T2">egi</text:span></text:p>
      <text:p text:style-name="P3"><text:span text:style-name="T1"><text:tab/></text:span><text:span text:style-name="T2">najoina</text:span><text:span text:style-name="T3">g</text:span><text:span text:style-name="T2">ane</text:span><text:span text:style-name="T3">g</text:span><text:span text:style-name="T2">egi</text:span></text:p>
      <text:p text:style-name="P3"><text:span text:style-name="T1"><text:tab/></text:span><text:span text:style-name="T2">niladeene</text:span><text:span text:style-name="T3">g</text:span><text:span text:style-name="T2">egi</text:span></text:p>
      <text:p text:style-name="P3"><text:span text:style-name="T1">recomendação dele<text:tab/></text:span><text:span text:style-name="T2">lajoina</text:span><text:span text:style-name="T3">g</text:span><text:span text:style-name="T2">ane</text:span><text:span text:style-name="T3">g</text:span><text:span text:style-name="T2">egi</text:span></text:p>
      <text:p text:style-name="P3"><text:span text:style-name="T1">recomendar<text:tab/></text:span><text:span text:style-name="T2">-ajoi</text:span></text:p>
      <text:p text:style-name="P3"><text:span text:style-name="T1">recomendar sobre<text:tab/></text:span><text:span text:style-name="T2">-ele</text:span><text:span text:style-name="T3">g</text:span><text:span text:style-name="T2">e(ta)</text:span></text:p>
      <text:p text:style-name="P3"><text:span text:style-name="T1">recusar<text:tab/></text:span><text:span text:style-name="T2">-ineté</text:span></text:p>
      <text:p text:style-name="P3"><text:span text:style-name="T1"><text:tab/></text:span><text:span text:style-name="T2">-nibe</text:span></text:p>
      <text:p text:style-name="P3"><text:span text:style-name="T1">rede<text:tab/></text:span><text:span text:style-name="T2">neladi</text:span></text:p>
      <text:p text:style-name="P3"><text:span text:style-name="T1">rede de pescar<text:tab/></text:span><text:span text:style-name="T2">nawodigi</text:span></text:p>
      <text:p text:style-name="P3"><text:span text:style-name="T1">rede dele<text:tab/></text:span><text:span text:style-name="T2">leladi</text:span></text:p>
      <text:p text:style-name="P3"><text:span text:style-name="T1">redondo<text:tab/></text:span><text:span text:style-name="T2">yajema</text:span><text:span text:style-name="T3">g</text:span><text:span text:style-name="T2">a</text:span></text:p>
      <text:p text:style-name="P3"><text:span text:style-name="T1">refeição<text:tab/></text:span><text:span text:style-name="T2">niweenigi</text:span></text:p>
      <text:p text:style-name="P3"><text:span text:style-name="T1">refeição dele junto com eles<text:tab/></text:span><text:span text:style-name="T2">ligiiwepodi</text:span></text:p>
      <text:p text:style-name="P3"><text:span text:style-name="T1">refeição (minha) junto com<text:tab/></text:span><text:span text:style-name="T2">igiiwa</text:span></text:p>
      <text:p text:style-name="P3"><text:span text:style-name="T1">refeição (sua)<text:tab/></text:span><text:span text:style-name="T3">g</text:span><text:span text:style-name="T2">aweenigi</text:span></text:p>
      <text:p text:style-name="P3"><text:span text:style-name="T1">reflexo<text:tab/></text:span><text:span text:style-name="T2">nitiigi</text:span></text:p>
      <text:p text:style-name="P3"><text:span text:style-name="T1">regra<text:tab/></text:span><text:span text:style-name="T2">najoina</text:span><text:span text:style-name="T3">g</text:span><text:span text:style-name="T2">ane</text:span><text:span text:style-name="T3">g</text:span><text:span text:style-name="T2">egi</text:span></text:p>
      <text:p text:style-name="P3"><text:span text:style-name="T1">regra (nossa)<text:tab/></text:span><text:span text:style-name="T3">g</text:span><text:span text:style-name="T2">onajoina</text:span><text:span text:style-name="T3">g</text:span><text:span text:style-name="T2">ane</text:span><text:span text:style-name="T3">g</text:span><text:span text:style-name="T2">egi</text:span></text:p>
      <text:p text:style-name="P3"><text:span text:style-name="T1">rei<text:tab/></text:span><text:span text:style-name="T2">inionigi-eliodi</text:span></text:p>
      <text:p text:style-name="P3"><text:span text:style-name="T1"><text:tab/></text:span><text:span text:style-name="T2">ninionigi-eliodi</text:span></text:p>
      <text:p text:style-name="P3"><text:span text:style-name="T1">reinado<text:tab/></text:span><text:span text:style-name="T2">ninioxigi</text:span></text:p>
      <text:p text:style-name="P3"><text:span text:style-name="T1">reino<text:tab/></text:span><text:span text:style-name="T2">ninioxadi</text:span></text:p>
      <text:p text:style-name="P3"><text:span text:style-name="T1">rejeitar<text:tab/></text:span><text:span text:style-name="T2">-iligodi(tice)</text:span></text:p>
      <text:p text:style-name="P3"><text:span text:style-name="T1"><text:tab/></text:span><text:span text:style-name="T2">-owoce(tege)</text:span></text:p>
      <text:p text:style-name="P3"><text:span text:style-name="T1">relâmpago<text:tab/></text:span><text:span text:style-name="T2">nalebepa</text:span><text:span text:style-name="T3">g</text:span><text:span text:style-name="T2">a</text:span></text:p>
      <text:p text:style-name="P3"><text:span text:style-name="T1">relampejou<text:tab/></text:span><text:span text:style-name="T2">dalebepe</text:span></text:p>
      <text:p text:style-name="P3"><text:span text:style-name="T1">relar<text:tab/></text:span><text:span text:style-name="T2">-nidi</text:span></text:p>
      <text:p text:style-name="P3"><text:span text:style-name="T1">remar<text:tab/></text:span><text:span text:style-name="T2">-olaaka</text:span></text:p>
      <text:p text:style-name="P3"/>
      <text:p text:style-name="P3">[Seite 224]</text:p>
      <text:p text:style-name="P3">[Spalte 1]</text:p>
      <text:p text:style-name="P3"/>
      <text:p text:style-name="P3"><text:span text:style-name="T1">remédio<text:tab/></text:span><text:span text:style-name="T2">niwetadi</text:span></text:p>
      <text:p text:style-name="P3"><text:span text:style-name="T1">remendar<text:tab/></text:span><text:span text:style-name="T2">-napade(teloco)</text:span></text:p>
      <text:p text:style-name="P3"><text:soft-page-break/><text:span text:style-name="T1"><text:tab/></text:span><text:span text:style-name="T2">-napade(tiwage)</text:span></text:p>
      <text:p text:style-name="P3"><text:span text:style-name="T1"><text:tab/></text:span><text:span text:style-name="T2">-napoco</text:span></text:p>
      <text:p text:style-name="P3"><text:span text:style-name="T1">remendo<text:tab/></text:span><text:span text:style-name="T2">lapadena</text:span><text:span text:style-name="T3">g</text:span><text:span text:style-name="T2">ana</text:span><text:span text:style-name="T3">g</text:span><text:span text:style-name="T2">adi;</text:span></text:p>
      <text:p text:style-name="P2"><text:tab/>lapadexe</text:p>
      <text:p text:style-name="P3"><text:span text:style-name="T1"><text:tab/></text:span><text:span text:style-name="T2">napadena</text:span><text:span text:style-name="T3">g</text:span><text:span text:style-name="T2">ana</text:span><text:span text:style-name="T3">g</text:span><text:span text:style-name="T2">adi</text:span></text:p>
      <text:p text:style-name="P3"><text:span text:style-name="T1">remo<text:tab/></text:span><text:span text:style-name="T2">nawaligenatakana</text:span><text:span text:style-name="T3">g</text:span><text:span text:style-name="T2">a</text:span></text:p>
      <text:p text:style-name="P3"><text:span text:style-name="T2"><text:tab/>nolaakana</text:span><text:span text:style-name="T3">g</text:span><text:span text:style-name="T2">adi</text:span></text:p>
      <text:p text:style-name="P3"><text:span text:style-name="T1">remo dele<text:tab/></text:span><text:span text:style-name="T2">lolaakana</text:span><text:span text:style-name="T3">g</text:span><text:span text:style-name="T2">adi</text:span></text:p>
      <text:p text:style-name="P3"><text:span text:style-name="T1">renovar<text:tab/></text:span><text:span text:style-name="T2">-igela</text:span><text:span text:style-name="T3">g</text:span><text:span text:style-name="T2">atidi</text:span></text:p>
      <text:p text:style-name="P3"><text:span text:style-name="T1">reparar<text:tab/></text:span><text:span text:style-name="T2">-i</text:span><text:span text:style-name="T3">g</text:span><text:span text:style-name="T2">oadi</text:span></text:p>
      <text:p text:style-name="P3"><text:span text:style-name="T1">reparte junto com<text:tab/></text:span><text:span text:style-name="T2">niwai</text:span><text:span text:style-name="T3">g</text:span><text:span text:style-name="T2">awa</text:span></text:p>
      <text:p text:style-name="P3"><text:span text:style-name="T1">repartir<text:tab/></text:span><text:span text:style-name="T2">-awalace</text:span></text:p>
      <text:p text:style-name="P3"><text:span text:style-name="T1"><text:tab/></text:span><text:span text:style-name="T2">-nedia(ti)</text:span></text:p>
      <text:p text:style-name="P3"><text:span text:style-name="T1">repartir com alguém<text:tab/></text:span><text:span text:style-name="T2">-iwai</text:span><text:span text:style-name="T3">g</text:span><text:span text:style-name="T2">awa(tece)</text:span></text:p>
      <text:p text:style-name="P3"><text:span text:style-name="T1">repreender<text:tab/></text:span><text:span text:style-name="T2">-apete</text:span><text:span text:style-name="T3">g</text:span><text:span text:style-name="T2">e</text:span></text:p>
      <text:p text:style-name="P3"><text:span text:style-name="T1"><text:tab/></text:span><text:span text:style-name="T2">-iojo(tece)</text:span></text:p>
      <text:p text:style-name="P3"><text:span text:style-name="T1">reprovar<text:tab/></text:span><text:span text:style-name="T2">-iojo(tece)</text:span></text:p>
      <text:p text:style-name="P3"><text:span text:style-name="T1">respeitar<text:tab/></text:span><text:span text:style-name="T2">-eemite(tibige)</text:span></text:p>
      <text:p text:style-name="P3"><text:span text:style-name="T1">respiração de<text:tab/></text:span><text:span text:style-name="T2">-aadi</text:span></text:p>
      <text:p text:style-name="P3"><text:span text:style-name="T1">respirar<text:tab/></text:span><text:span text:style-name="T2">-aale</text:span></text:p>
      <text:p text:style-name="P3"><text:span text:style-name="T1">responder<text:tab/></text:span><text:span text:style-name="T2">-nini</text:span><text:span text:style-name="T3">g</text:span><text:span text:style-name="T2">odi</text:span></text:p>
      <text:p text:style-name="P3"><text:span text:style-name="T1">resposta dele<text:tab/></text:span><text:span text:style-name="T2">ligite</text:span><text:span text:style-name="T3">g</text:span><text:span text:style-name="T2">egi</text:span></text:p>
      <text:p text:style-name="P3"><text:span text:style-name="T1">restante<text:tab/></text:span><text:span text:style-name="T2">nenyakigi</text:span></text:p>
      <text:p text:style-name="P3"><text:span text:style-name="T1">restar para ele<text:tab/></text:span><text:span text:style-name="T2">-neike</text:span></text:p>
      <text:p text:style-name="P3"><text:span text:style-name="T1">restaurar<text:tab/></text:span><text:span text:style-name="T2">-atope</text:span></text:p>
      <text:p text:style-name="P3"><text:span text:style-name="T1"><text:tab/></text:span><text:span text:style-name="T2">-igela</text:span><text:span text:style-name="T3">g</text:span><text:span text:style-name="T2">atidi</text:span></text:p>
      <text:p text:style-name="P3"><text:span text:style-name="T1">resultado ou fruto de seu trabalho<text:tab/></text:span><text:span text:style-name="T3">g</text:span><text:span text:style-name="T2">abakajetegi</text:span></text:p>
      <text:p text:style-name="P3"><text:span text:style-name="T1">retalhar peixes<text:tab/></text:span><text:span text:style-name="T2">-natiwigi</text:span></text:p>
      <text:p text:style-name="P3"><text:span text:style-name="T1">retalho<text:tab/></text:span><text:span text:style-name="T2">lapadijegi</text:span></text:p>
      <text:p text:style-name="P3"><text:span text:style-name="T1">retirar<text:tab/></text:span><text:span text:style-name="T2">-nioda</text:span></text:p>
      <text:p text:style-name="P3"><text:span text:style-name="T1">retirar-se<text:tab/></text:span><text:span text:style-name="T2">-oto(tice)</text:span></text:p>
      <text:p text:style-name="P3"><text:span text:style-name="T1">reto<text:tab/></text:span><text:span text:style-name="T2">dixoke</text:span></text:p>
      <text:p text:style-name="P3"><text:span text:style-name="T1"><text:tab/></text:span><text:span text:style-name="T2">i</text:span><text:span text:style-name="T3">g</text:span><text:span text:style-name="T2">ena</text:span><text:span text:style-name="T3">g</text:span><text:span text:style-name="T2">a</text:span></text:p>
      <text:p text:style-name="P3"><text:span text:style-name="T1">reunir-se<text:tab/></text:span><text:span text:style-name="T2">-ilapode</text:span></text:p>
      <text:p text:style-name="P3"><text:span text:style-name="T1">revelar<text:tab/></text:span><text:span text:style-name="T2">-elo</text:span><text:span text:style-name="T3">g</text:span><text:span text:style-name="T2">otee</text:span></text:p>
      <text:p text:style-name="P3"><text:span text:style-name="T1"><text:tab/></text:span><text:span text:style-name="T2">-ikee</text:span></text:p>
      <text:p text:style-name="P3"><text:span text:style-name="T1">revolver<text:tab/></text:span><text:span text:style-name="T2">-awiilite</text:span></text:p>
      <text:p text:style-name="P3"/>
      <text:p text:style-name="P3">[Seite 224]</text:p>
      <text:p text:style-name="P3">[Spalte 2]</text:p>
      <text:p text:style-name="P3"/>
      <text:p text:style-name="P3"><text:span text:style-name="T1">rico<text:tab/></text:span><text:span text:style-name="T2">liico</text:span></text:p>
      <text:p text:style-name="P3"><text:span text:style-name="T1">rilhar<text:tab/></text:span><text:span text:style-name="T2">-acigice</text:span></text:p>
      <text:p text:style-name="P3"><text:span text:style-name="T1">rio<text:tab/></text:span><text:span text:style-name="T2">akiidi</text:span></text:p>
      <text:p text:style-name="P3"><text:span text:style-name="T1"><text:tab/></text:span><text:span text:style-name="T2">ana</text:span><text:span text:style-name="T3">g</text:span><text:span text:style-name="T2">apakatice</text:span></text:p>
      <text:p text:style-name="P3"><text:span text:style-name="T1">Rio de Janeiro<text:tab/></text:span><text:span text:style-name="T2">Akiideliodi</text:span></text:p>
      <text:p text:style-name="P3"><text:span text:style-name="T1">riqueza<text:tab/></text:span><text:span text:style-name="T2">niliica</text:span><text:span text:style-name="T3">g</text:span><text:span text:style-name="T2">ajegi</text:span></text:p>
      <text:p text:style-name="P3"><text:span text:style-name="T1">riqueza dele<text:tab/></text:span><text:span text:style-name="T2">liica</text:span><text:span text:style-name="T3">g</text:span><text:span text:style-name="T2">ajegi</text:span></text:p>
      <text:p text:style-name="P3"><text:span text:style-name="T1">rir<text:tab/></text:span><text:span text:style-name="T2">-ilajika</text:span></text:p>
      <text:p text:style-name="P3"><text:span text:style-name="T1"><text:tab/></text:span><text:span text:style-name="T2">-naaliti</text:span></text:p>
      <text:p text:style-name="P3"><text:span text:style-name="T1">rir de alguém<text:tab/></text:span><text:span text:style-name="T2">-ilaji(tibece)</text:span></text:p>
      <text:p text:style-name="P3"><text:span text:style-name="T1">risca<text:tab/></text:span><text:span text:style-name="T2">diotola</text:span><text:span text:style-name="T3">g</text:span><text:span text:style-name="T2">ade</text:span></text:p>
      <text:p text:style-name="P3"><text:soft-page-break/><text:span text:style-name="T1">roça<text:tab/></text:span><text:span text:style-name="T2">-ixo</text:span><text:span text:style-name="T3">g</text:span><text:span text:style-name="T2">otagi</text:span></text:p>
      <text:p text:style-name="P3"><text:span text:style-name="T1"><text:tab/></text:span><text:span text:style-name="T2">nixo</text:span><text:span text:style-name="T3">g</text:span><text:span text:style-name="T2">otagi</text:span></text:p>
      <text:p text:style-name="P3"><text:span text:style-name="T1">roça dele<text:tab/></text:span><text:span text:style-name="T2">lixo</text:span><text:span text:style-name="T3">g</text:span><text:span text:style-name="T2">otagi</text:span></text:p>
      <text:p text:style-name="P3"><text:span text:style-name="T1">roça (sua)<text:tab/></text:span><text:span text:style-name="T3">g</text:span><text:span text:style-name="T2">adixo</text:span><text:span text:style-name="T3">g</text:span><text:span text:style-name="T2">otagi</text:span></text:p>
      <text:p text:style-name="P3"><text:span text:style-name="T1">roçar com foice<text:tab/></text:span><text:span text:style-name="T2">-enikana</text:span><text:span text:style-name="T3">g</text:span><text:span text:style-name="T2">a</text:span></text:p>
      <text:p text:style-name="P3"><text:span text:style-name="T1">rodear<text:tab/></text:span><text:span text:style-name="T2">-awiile</text:span></text:p>
      <text:p text:style-name="P3"><text:span text:style-name="T1">rolo ou embrulho<text:tab/></text:span><text:span text:style-name="T2">nilipatigi</text:span></text:p>
      <text:p text:style-name="P3"><text:span text:style-name="T1">roncar<text:tab/></text:span><text:span text:style-name="T2">-nigoko</text:span></text:p>
      <text:p text:style-name="P3"><text:span text:style-name="T1"><text:tab/></text:span><text:span text:style-name="T2">-okolo</text:span><text:span text:style-name="T3">g</text:span><text:span text:style-name="T2">oloke</text:span></text:p>
      <text:p text:style-name="P3"><text:span text:style-name="T1">rosa<text:tab/></text:span><text:span text:style-name="T2">layo</text:span><text:span text:style-name="T3">g</text:span><text:span text:style-name="T2">o</text:span></text:p>
      <text:p text:style-name="P3"><text:span text:style-name="T1"><text:tab/></text:span><text:span text:style-name="T2">yotinima</text:span></text:p>
      <text:p text:style-name="P3"><text:span text:style-name="T1">rosto de<text:tab/></text:span><text:span text:style-name="T2">-atobi</text:span></text:p>
      <text:p text:style-name="P3"><text:span text:style-name="T1">rosto dele<text:tab/></text:span><text:span text:style-name="T2">latobi</text:span></text:p>
      <text:p text:style-name="P3"><text:span text:style-name="T1">roubar<text:tab/></text:span><text:span text:style-name="T2">-olice</text:span></text:p>
      <text:p text:style-name="P3"><text:span text:style-name="T1">roubar comida<text:tab/></text:span><text:span text:style-name="T2">-eliwa</text:span><text:span text:style-name="T3">g</text:span><text:span text:style-name="T2">a</text:span></text:p>
      <text:p text:style-name="P3"><text:span text:style-name="T1">roupa<text:tab/></text:span><text:span text:style-name="T2">nowooda</text:span><text:span text:style-name="T3">g</text:span><text:span text:style-name="T2">agi</text:span></text:p>
      <text:p text:style-name="P3"><text:span text:style-name="T1">roupa branca<text:tab/></text:span><text:span text:style-name="T2">lapaco</text:span><text:span text:style-name="T3">g</text:span><text:span text:style-name="T2">ogo</text:span></text:p>
      <text:p text:style-name="P3"><text:span text:style-name="T1">roupa dele<text:tab/></text:span><text:span text:style-name="T2">lowooda</text:span><text:span text:style-name="T3">g</text:span><text:span text:style-name="T2">agi</text:span></text:p>
      <text:p text:style-name="P3"><text:span text:style-name="T1">roupa (minha)<text:tab/></text:span><text:span text:style-name="T2">yowooda</text:span><text:span text:style-name="T3">g</text:span><text:span text:style-name="T2">agi</text:span></text:p>
      <text:p text:style-name="P3"/>
      <text:p text:style-name="P3">[Seite 225]</text:p>
      <text:p text:style-name="P3">[Spalte 1]</text:p>
      <text:p text:style-name="P3"/>
      <text:p text:style-name="P3"><text:span text:style-name="T1">roupa (nossa)<text:tab/></text:span><text:span text:style-name="T3">g</text:span><text:span text:style-name="T2">odowooda</text:span><text:span text:style-name="T3">g</text:span><text:span text:style-name="T2">agi</text:span></text:p>
      <text:p text:style-name="P3"><text:span text:style-name="T1">roupa velha<text:tab/></text:span><text:span text:style-name="T2">niwedi</text:span></text:p>
      <text:p text:style-name="P3"><text:span text:style-name="T1"><text:tab/></text:span><text:span text:style-name="T2">weta</text:span></text:p>
      <text:p text:style-name="P3"><text:span text:style-name="T1">roupa velha (nossa)<text:tab/></text:span><text:span text:style-name="T3">g</text:span><text:span text:style-name="T2">oniwedi</text:span></text:p>
      <text:p text:style-name="P3"><text:span text:style-name="T1">roupas (minhas)<text:tab/></text:span><text:span text:style-name="T2">yowoodi</text:span></text:p>
      <text:p text:style-name="P3"><text:span text:style-name="T1">roxa<text:tab/></text:span><text:span text:style-name="T2">nolidigo-lawo</text:span><text:span text:style-name="T3">g</text:span><text:span text:style-name="T2">o</text:span></text:p>
      <text:p text:style-name="P3"/>
      <text:p text:style-name="P3">[Seite 225]</text:p>
      <text:p text:style-name="P3">[Spalte 2]</text:p>
      <text:p text:style-name="P3"/>
      <text:p text:style-name="P3"><text:span text:style-name="T1">rua<text:tab/></text:span><text:span text:style-name="T2">ladigodi</text:span></text:p>
      <text:p text:style-name="P3"><text:span text:style-name="T1">rua dele<text:tab/></text:span><text:span text:style-name="T2">niladigodi</text:span></text:p>
      <text:p text:style-name="P3"><text:span text:style-name="T1">ruga dele<text:tab/></text:span><text:span text:style-name="T2">liwakapa</text:span><text:span text:style-name="T3">g</text:span><text:span text:style-name="T2">ajegi</text:span></text:p>
      <text:p text:style-name="P3"><text:span text:style-name="T1">rugir<text:tab/></text:span><text:span text:style-name="T2">-okolo</text:span><text:span text:style-name="T3">g</text:span><text:span text:style-name="T2">oloke</text:span></text:p>
      <text:p text:style-name="P3"><text:span text:style-name="T1">ruim<text:tab/></text:span><text:span text:style-name="T2">beyagi</text:span></text:p>
      <text:p text:style-name="P3"/>
      <text:p text:style-name="P3">[Seite 225]</text:p>
      <text:p text:style-name="P3">[Spalte 1]</text:p>
      <text:p text:style-name="P3"/>
      <text:p text:style-name="P1">S - s</text:p>
      <text:p text:style-name="P3"/>
      <text:p text:style-name="P3"><text:span text:style-name="T1">sábado<text:tab/></text:span><text:span text:style-name="T2">xaabado</text:span></text:p>
      <text:p text:style-name="P3"><text:span text:style-name="T1">sabedoria<text:tab/></text:span><text:span text:style-name="T2">nowoo</text:span><text:span text:style-name="T3">g</text:span><text:span text:style-name="T2">otakane</text:span><text:span text:style-name="T3">g</text:span><text:span text:style-name="T2">egi</text:span></text:p>
      <text:p text:style-name="P3"><text:span text:style-name="T1">sabedoria dele<text:tab/></text:span><text:span text:style-name="T2">lixakedi</text:span></text:p>
      <text:p text:style-name="P3"><text:span text:style-name="T1"><text:tab/></text:span><text:span text:style-name="T2">lowoo</text:span><text:span text:style-name="T3">g</text:span><text:span text:style-name="T2">otakane</text:span><text:span text:style-name="T3">g</text:span><text:span text:style-name="T2">egi</text:span></text:p>
      <text:p text:style-name="P3"><text:span text:style-name="T1">saber<text:tab/></text:span><text:span text:style-name="T2">-owoo</text:span><text:span text:style-name="T3">g</text:span><text:span text:style-name="T2">odi</text:span></text:p>
      <text:p text:style-name="P3"><text:span text:style-name="T1">sábio<text:tab/></text:span><text:span text:style-name="T2">nowoo</text:span><text:span text:style-name="T3">g</text:span><text:span text:style-name="T2">otakane</text:span><text:span text:style-name="T3">g</text:span><text:span text:style-name="T2">ecajo</text:span></text:p>
      <text:p text:style-name="P3"><text:span text:style-name="T1">saco<text:tab/></text:span><text:span text:style-name="T2">jaaco</text:span></text:p>
      <text:p text:style-name="P3"><text:span text:style-name="T1"><text:tab/></text:span><text:span text:style-name="T2">layenigi</text:span></text:p>
      <text:p text:style-name="P3"><text:soft-page-break/><text:span text:style-name="T1">saco dele<text:tab/></text:span><text:span text:style-name="T2">nijaaco</text:span></text:p>
      <text:p text:style-name="P3"><text:span text:style-name="T1">sacola<text:tab/></text:span><text:span text:style-name="T2">booco</text:span></text:p>
      <text:p text:style-name="P3"><text:span text:style-name="T1"><text:tab/></text:span><text:span text:style-name="T2">nixacoola</text:span></text:p>
      <text:p text:style-name="P3"><text:span text:style-name="T1"><text:tab/></text:span><text:span text:style-name="T2">nowooda</text:span><text:span text:style-name="T3">g</text:span><text:span text:style-name="T2">axi</text:span></text:p>
      <text:p text:style-name="P3"><text:span text:style-name="T1"><text:tab/></text:span><text:span text:style-name="T2">xaacola</text:span></text:p>
      <text:p text:style-name="P3"><text:span text:style-name="T1">sacola dele<text:tab/></text:span><text:span text:style-name="T2">lowooda</text:span><text:span text:style-name="T3">g</text:span><text:span text:style-name="T2">axi</text:span></text:p>
      <text:p text:style-name="P3"><text:span text:style-name="T1">sacudir<text:tab/></text:span><text:span text:style-name="T2">-axilake(tibece)</text:span></text:p>
      <text:p text:style-name="P3"><text:span text:style-name="T1"><text:tab/></text:span><text:span text:style-name="T2">-igike</text:span></text:p>
      <text:p text:style-name="P3"><text:span text:style-name="T1"><text:tab/></text:span><text:span text:style-name="T2">-itico</text:span><text:span text:style-name="T3">g</text:span><text:span text:style-name="T2">o</text:span></text:p>
      <text:p text:style-name="P3"><text:span text:style-name="T1">safado<text:tab/></text:span><text:span text:style-name="T2">agopeloagi</text:span></text:p>
      <text:p text:style-name="P3"><text:span text:style-name="T1">saia<text:tab/></text:span><text:span text:style-name="T2">exacogo</text:span></text:p>
      <text:p text:style-name="P3"><text:span text:style-name="T1"><text:tab/></text:span><text:span text:style-name="T2">jaye</text:span></text:p>
      <text:p text:style-name="P3"><text:span text:style-name="T1"><text:tab/></text:span><text:span text:style-name="T2">laxacogo</text:span></text:p>
      <text:p text:style-name="P3"><text:span text:style-name="T1"><text:tab/></text:span><text:span text:style-name="T2">nijayogo</text:span></text:p>
      <text:p text:style-name="P3"><text:span text:style-name="T1">saia comprida<text:tab/></text:span><text:span text:style-name="T2">jayogo</text:span></text:p>
      <text:p text:style-name="P3"><text:span text:style-name="T1">sair<text:tab/></text:span><text:span text:style-name="T2">-odi(tice)</text:span></text:p>
      <text:p text:style-name="P3"><text:span text:style-name="T1">sair para certo lugar<text:tab/></text:span><text:span text:style-name="T2">-odi(ticogi)</text:span></text:p>
      <text:p text:style-name="P3"><text:span text:style-name="T1">sal<text:tab/></text:span><text:span text:style-name="T2">yoci</text:span></text:p>
      <text:p text:style-name="P3"><text:span text:style-name="T1">sala<text:tab/></text:span><text:span text:style-name="T2">le</text:span></text:p>
      <text:p text:style-name="P3"><text:span text:style-name="T1">sala de refeição<text:tab/></text:span><text:span text:style-name="T2">nioda</text:span><text:span text:style-name="T3">g</text:span><text:span text:style-name="T2">adi</text:span></text:p>
      <text:p text:style-name="P3"><text:span text:style-name="T1">salgar<text:tab/></text:span><text:span text:style-name="T2">-nocie</text:span></text:p>
      <text:p text:style-name="P3"><text:span text:style-name="T1">salivar<text:tab/></text:span><text:span text:style-name="T2">-dawaale</text:span></text:p>
      <text:p text:style-name="P3"><text:span text:style-name="T1">saliva dele<text:tab/></text:span><text:span text:style-name="T2">lawale</text:span></text:p>
      <text:p text:style-name="P3"/>
      <text:p text:style-name="P3">[Seite 225]</text:p>
      <text:p text:style-name="P3">[Spalte 2]</text:p>
      <text:p text:style-name="P3"/>
      <text:p text:style-name="P3"><text:span text:style-name="T1">salão<text:tab/></text:span><text:span text:style-name="T2">nalokaxi</text:span></text:p>
      <text:p text:style-name="P3"><text:span text:style-name="T1">salobra<text:tab/></text:span><text:span text:style-name="T2">gate</text:span></text:p>
      <text:p text:style-name="P3"><text:span text:style-name="T1">salteador<text:tab/></text:span><text:span text:style-name="T2">olice</text:span><text:span text:style-name="T3">g</text:span><text:span text:style-name="T2">egi</text:span></text:p>
      <text:p text:style-name="P3"><text:span text:style-name="T1">salvador<text:tab/></text:span><text:span text:style-name="T2">newikatito</text:span><text:span text:style-name="T3">g</text:span><text:span text:style-name="T2">odi</text:span></text:p>
      <text:p text:style-name="P3"><text:span text:style-name="T1">Salvador (nosso)<text:tab/></text:span><text:span text:style-name="T3">G</text:span><text:span text:style-name="T2">onewikatito</text:span><text:span text:style-name="T3">g</text:span><text:span text:style-name="T2">odi</text:span></text:p>
      <text:p text:style-name="P3"><text:span text:style-name="T1">salvar-se<text:tab/></text:span><text:span text:style-name="T2">-dinewikatidi</text:span></text:p>
      <text:p text:style-name="P3"><text:span text:style-name="T1">sandália<text:tab/></text:span><text:span text:style-name="T2">niweeladi</text:span></text:p>
      <text:p text:style-name="P3"><text:span text:style-name="T1">sandália dele<text:tab/></text:span><text:span text:style-name="T2">liweeladi</text:span></text:p>
      <text:p text:style-name="P3"><text:span text:style-name="T1">sandália (sua)<text:tab/></text:span><text:span text:style-name="T3">g</text:span><text:span text:style-name="T2">aweeladi</text:span></text:p>
      <text:p text:style-name="P3"><text:span text:style-name="T1">sangrando<text:tab/></text:span><text:span text:style-name="T2">ditice</text:span></text:p>
      <text:p text:style-name="P3"><text:span text:style-name="T1">sangrar<text:tab/></text:span><text:span text:style-name="T2">-itice</text:span></text:p>
      <text:p text:style-name="P3"><text:span text:style-name="T1">sangue de<text:tab/></text:span><text:span text:style-name="T2">-awodi</text:span></text:p>
      <text:p text:style-name="P3"><text:span text:style-name="T1">sangue dele<text:tab/></text:span><text:span text:style-name="T2">lawodi</text:span></text:p>
      <text:p text:style-name="P3"><text:span text:style-name="T1">santo<text:tab/></text:span><text:span text:style-name="T2">nixaanto</text:span></text:p>
      <text:p text:style-name="P3"><text:span text:style-name="T1"><text:tab/></text:span><text:span text:style-name="T2">xaanto</text:span></text:p>
      <text:p text:style-name="P3"><text:span text:style-name="T1">sapato<text:tab/></text:span><text:span text:style-name="T2">iweeladi</text:span></text:p>
      <text:p text:style-name="P3"><text:span text:style-name="T1"><text:tab/></text:span><text:span text:style-name="T2">nibiogo</text:span></text:p>
      <text:p text:style-name="P3"><text:span text:style-name="T1">sapo<text:tab/></text:span><text:span text:style-name="T2">ligedema</text:span><text:span text:style-name="T3">g</text:span><text:span text:style-name="T2">a</text:span></text:p>
      <text:p text:style-name="P3"><text:span text:style-name="T1">sarar<text:tab/></text:span><text:span text:style-name="T2">-diliditi</text:span></text:p>
      <text:p text:style-name="P3"><text:span text:style-name="T1"><text:tab/></text:span><text:span text:style-name="T2">-icí</text:span></text:p>
      <text:p text:style-name="P3"><text:span text:style-name="T1"><text:tab/></text:span><text:span text:style-name="T2">-iliditi</text:span></text:p>
      <text:p text:style-name="P3"><text:span text:style-name="T1">sargento<text:tab/></text:span><text:span text:style-name="T2">jajeentegi</text:span></text:p>
      <text:p text:style-name="P3"><text:span text:style-name="T1">saudade<text:tab/></text:span><text:span text:style-name="T2">natakane</text:span><text:span text:style-name="T3">g</text:span><text:span text:style-name="T2">egi</text:span></text:p>
      <text:p text:style-name="P3"><text:span text:style-name="T1">saudade de você<text:tab/></text:span><text:span text:style-name="T3">g</text:span><text:span text:style-name="T2">adiate</text:span><text:span text:style-name="T3">g</text:span><text:span text:style-name="T2">egi</text:span></text:p>
      <text:p text:style-name="P3"><text:span text:style-name="T1">saudação dele<text:tab/></text:span><text:span text:style-name="T2">necoatakane</text:span><text:span text:style-name="T3">g</text:span><text:span text:style-name="T2">egi</text:span></text:p>
      <text:p text:style-name="P3"><text:soft-page-break/><text:span text:style-name="T1">saudar<text:tab/></text:span><text:span text:style-name="T2">-ecoadi(tece)</text:span></text:p>
      <text:p text:style-name="P3"><text:span text:style-name="T1">se<text:tab/></text:span><text:span text:style-name="T2">da</text:span><text:span text:style-name="T3">g</text:span><text:span text:style-name="T2">a</text:span></text:p>
      <text:p text:style-name="P3"><text:span text:style-name="T1"><text:tab/></text:span><text:span text:style-name="T2">dia</text:span></text:p>
      <text:p text:style-name="P3"><text:span text:style-name="T1">se esse mesmo<text:tab/></text:span><text:span text:style-name="T2">di</text:span><text:span text:style-name="T3">g</text:span><text:span text:style-name="T2">idiaa</text:span><text:span text:style-name="T3">g</text:span><text:span text:style-name="T2">idi</text:span></text:p>
      <text:p text:style-name="P3"><text:span text:style-name="T1">se for por um momentinho<text:tab/></text:span><text:span text:style-name="T2">nigokexaa</text:span></text:p>
      <text:p text:style-name="P3"/>
      <text:p text:style-name="P3">[Seite 226]</text:p>
      <text:p text:style-name="P3">[Spalte 1]</text:p>
      <text:p text:style-name="P3"/>
      <text:p text:style-name="P3"><text:span text:style-name="T1">se for possível<text:tab/></text:span><text:span text:style-name="T2">dokaa</text:span><text:span text:style-name="T3">g</text:span><text:span text:style-name="T2">a</text:span></text:p>
      <text:p text:style-name="P3"><text:span text:style-name="T1">se fosse, se for<text:tab/></text:span><text:span text:style-name="T2">daanta</text:span><text:span text:style-name="T3">g</text:span><text:span text:style-name="T2">a</text:span></text:p>
      <text:p text:style-name="P3"><text:span text:style-name="T1">se havia, teria<text:tab/></text:span><text:span text:style-name="T2">daanti</text:span><text:span text:style-name="T3">g</text:span><text:span text:style-name="T2">ica</text:span></text:p>
      <text:p text:style-name="P3"><text:span text:style-name="T1">se não ...<text:tab/></text:span><text:span text:style-name="T2">ade</text:span></text:p>
      <text:p text:style-name="P3"><text:span text:style-name="T1">se não fosse<text:tab/></text:span><text:span text:style-name="T2">daata</text:span><text:span text:style-name="T3">g</text:span><text:span text:style-name="T2">a</text:span></text:p>
      <text:p text:style-name="P3"><text:span text:style-name="T1">se não fosse, se não for<text:tab/></text:span><text:span text:style-name="T2">daadita</text:span><text:span text:style-name="T3">g</text:span><text:span text:style-name="T2">a</text:span></text:p>
      <text:p text:style-name="P3"><text:span text:style-name="T1">se não teria, se não tivesse<text:tab/></text:span><text:span text:style-name="T2">daati</text:span><text:span text:style-name="T3">g</text:span><text:span text:style-name="T2">ica</text:span></text:p>
      <text:p text:style-name="P3"><text:span text:style-name="T1">se não tiver<text:tab/></text:span><text:span text:style-name="T2">adi</text:span><text:span text:style-name="T3">g</text:span><text:span text:style-name="T2">ica</text:span></text:p>
      <text:p text:style-name="P3"><text:span text:style-name="T1">se podia, se for<text:tab/></text:span><text:span text:style-name="T2">da</text:span><text:span text:style-name="T3">g</text:span><text:span text:style-name="T2">alee</text:span><text:span text:style-name="T3">g</text:span><text:span text:style-name="T2">a</text:span><text:span text:style-name="T3">g</text:span><text:span text:style-name="T2">a</text:span></text:p>
      <text:p text:style-name="P3"><text:span text:style-name="T1">se teria, se fosse<text:tab/></text:span><text:span text:style-name="T2">diaanda</text:span><text:span text:style-name="T3">g</text:span><text:span text:style-name="T2">a</text:span></text:p>
      <text:p text:style-name="P3"><text:span text:style-name="T1">se tiver<text:tab/></text:span><text:span text:style-name="T2">da</text:span><text:span text:style-name="T3">g</text:span><text:span text:style-name="T2">alee</text:span><text:span text:style-name="T3">g</text:span><text:span text:style-name="T2">ica</text:span></text:p>
      <text:p text:style-name="P3"><text:span text:style-name="T1"><text:tab/></text:span><text:span text:style-name="T2">di</text:span><text:span text:style-name="T3">g</text:span><text:span text:style-name="T2">ica</text:span></text:p>
      <text:p text:style-name="P3"><text:span text:style-name="T1"><text:tab/></text:span><text:span text:style-name="T2">nigica</text:span></text:p>
      <text:p text:style-name="P3"><text:span text:style-name="T1"><text:tab/></text:span><text:span text:style-name="T2">nigala</text:span><text:span text:style-name="T3">g</text:span><text:span text:style-name="T2">a</text:span><text:span text:style-name="T3">g</text:span><text:span text:style-name="T2">ica</text:span></text:p>
      <text:p text:style-name="P3"><text:span text:style-name="T1"><text:tab/></text:span><text:span text:style-name="T2">nigida</text:span></text:p>
      <text:p text:style-name="P3"><text:span text:style-name="T1">seca<text:tab/></text:span><text:span text:style-name="T2">iwanedi</text:span></text:p>
      <text:p text:style-name="P3"><text:span text:style-name="T1">secar<text:tab/></text:span><text:span text:style-name="T2">-adilo</text:span></text:p>
      <text:p text:style-name="P3"><text:span text:style-name="T1">secar com<text:tab/></text:span><text:span text:style-name="T2">-adilonatidi</text:span></text:p>
      <text:p text:style-name="P3"><text:span text:style-name="T1">seco<text:tab/></text:span><text:span text:style-name="T2">yadilo</text:span></text:p>
      <text:p text:style-name="P3"><text:span text:style-name="T1">seda<text:tab/></text:span><text:span text:style-name="T2">xeeda</text:span></text:p>
      <text:p text:style-name="P3"><text:span text:style-name="T1">sede<text:tab/></text:span><text:span text:style-name="T2">ecibi</text:span></text:p>
      <text:p text:style-name="P3"><text:span text:style-name="T1">seguidor<text:tab/></text:span><text:span text:style-name="T2">nigaalo</text:span><text:span text:style-name="T3">g</text:span><text:span text:style-name="T2">odi</text:span></text:p>
      <text:p text:style-name="P3"><text:span text:style-name="T1"><text:tab/></text:span><text:span text:style-name="T2">nio</text:span><text:span text:style-name="T3">g</text:span><text:span text:style-name="T2">odi</text:span></text:p>
      <text:p text:style-name="P3"><text:span text:style-name="T1">seguir<text:tab/></text:span><text:span text:style-name="T2">-igaala(tece)</text:span></text:p>
      <text:p text:style-name="P3"><text:span text:style-name="T1"><text:tab/></text:span><text:span text:style-name="T2">-io(teci)</text:span></text:p>
      <text:p text:style-name="P3"><text:span text:style-name="T1">seguir alguém ou algo<text:tab/></text:span><text:span text:style-name="T2">-iloko(teloco)</text:span></text:p>
      <text:p text:style-name="P3"><text:span text:style-name="T1">segundo<text:tab/></text:span><text:span text:style-name="T2">ni</text:span><text:span text:style-name="T3">g</text:span><text:span text:style-name="T2">itiwa</text:span></text:p>
      <text:p text:style-name="P3"><text:span text:style-name="T1">segurar<text:tab/></text:span><text:span text:style-name="T2">-akape</text:span></text:p>
      <text:p text:style-name="P3"><text:span text:style-name="T1"><text:tab/></text:span><text:span text:style-name="T2">-ilokadi(ta)</text:span></text:p>
      <text:p text:style-name="P3"><text:span text:style-name="T1"><text:tab/></text:span><text:span text:style-name="T2">-noli(tini)</text:span></text:p>
      <text:p text:style-name="P3"><text:span text:style-name="T1">seis<text:tab/></text:span><text:span text:style-name="T2">dibatio</text:span></text:p>
      <text:p text:style-name="P3"><text:span text:style-name="T1">selo<text:tab/></text:span><text:span text:style-name="T2">bikotaxete</text:span></text:p>
      <text:p text:style-name="P3"><text:span text:style-name="T1">selvagem<text:tab/></text:span><text:span text:style-name="T2">abale</text:span><text:span text:style-name="T3">g</text:span><text:span text:style-name="T2">egi</text:span></text:p>
      <text:p text:style-name="P3"><text:span text:style-name="T1"><text:tab/></text:span><text:span text:style-name="T2">nialigipijegi</text:span></text:p>
      <text:p text:style-name="P3"><text:span text:style-name="T1">semana<text:tab/></text:span><text:span text:style-name="T2">semaana</text:span></text:p>
      <text:p text:style-name="P3"><text:span text:style-name="T1">semelhança<text:tab/></text:span><text:span text:style-name="T2">niciagi</text:span></text:p>
      <text:p text:style-name="P3"><text:span text:style-name="T1">semente<text:tab/></text:span><text:span text:style-name="T2">lolagi</text:span></text:p>
      <text:p text:style-name="P3"><text:span text:style-name="T1"><text:tab/></text:span><text:span text:style-name="T2">olagi</text:span></text:p>
      <text:p text:style-name="P3"><text:span text:style-name="T1">semente dele<text:tab/></text:span><text:span text:style-name="T2">nolagi</text:span></text:p>
      <text:p text:style-name="P1"/>
      <text:p text:style-name="P3">[Seite 226]</text:p>
      <text:p text:style-name="P3">[Spalte 2]</text:p>
      <text:p text:style-name="P1"/>
      <text:p text:style-name="P3"><text:soft-page-break/><text:span text:style-name="T1">sempre<text:tab/></text:span><text:span text:style-name="T2">ganigicatibige</text:span></text:p>
      <text:p text:style-name="P3"><text:span text:style-name="T1"><text:tab/></text:span><text:span text:style-name="T2">idioka</text:span></text:p>
      <text:p text:style-name="P3"><text:span text:style-name="T1"><text:tab/></text:span><text:span text:style-name="T2">idokee</text:span></text:p>
      <text:p text:style-name="P3"><text:span text:style-name="T1">sempre ainda<text:tab/></text:span><text:span text:style-name="T2">e</text:span><text:span text:style-name="T3">g</text:span><text:span text:style-name="T2">idokee</text:span></text:p>
      <text:p text:style-name="P3"><text:span text:style-name="T1">sempre assim<text:tab/></text:span><text:span text:style-name="T2">idokeeta</text:span></text:p>
      <text:p text:style-name="P3"><text:span text:style-name="T1">senhor<text:tab/></text:span><text:span text:style-name="T2">niotagodi</text:span></text:p>
      <text:p text:style-name="P3"><text:span text:style-name="T1">senhor (meu)<text:tab/></text:span><text:span text:style-name="T2">iniotagodi(te)</text:span></text:p>
      <text:p text:style-name="P3"><text:span text:style-name="T1">senhor (nosso)<text:tab/></text:span><text:span text:style-name="T3">g</text:span><text:span text:style-name="T2">oniotagodi</text:span></text:p>
      <text:p text:style-name="P3"><text:span text:style-name="T1">sentado junto<text:tab/></text:span><text:span text:style-name="T2">nicoo</text:span><text:span text:style-name="T3">g</text:span><text:span text:style-name="T2">owepodi</text:span></text:p>
      <text:p text:style-name="P3"><text:span text:style-name="T1">sentar-se<text:tab/></text:span><text:span text:style-name="T2">-ico(ti)</text:span></text:p>
      <text:p text:style-name="P3"><text:span text:style-name="T1">sentir<text:tab/></text:span><text:span text:style-name="T2">-eemite(ta)</text:span></text:p>
      <text:p text:style-name="P3"><text:span text:style-name="T1">sentir bem<text:tab/></text:span><text:span text:style-name="T2">-ila</text:span><text:span text:style-name="T3">g</text:span><text:span text:style-name="T2">a(tice)</text:span></text:p>
      <text:p text:style-name="P3"><text:span text:style-name="T1">sentir bem com<text:tab/></text:span><text:span text:style-name="T2">-ila</text:span><text:span text:style-name="T3">g</text:span><text:span text:style-name="T2">a(ta)</text:span></text:p>
      <text:p text:style-name="P3"><text:span text:style-name="T1">sentir de longe<text:tab/></text:span><text:span text:style-name="T2">-ixigi(tege)</text:span></text:p>
      <text:p text:style-name="P3"><text:span text:style-name="T1">sentir em si alguma coisa<text:tab/></text:span><text:span text:style-name="T2">-dinila(tece)</text:span></text:p>
      <text:p text:style-name="P3"><text:span text:style-name="T1">sentir falta de alguém ou algo<text:tab/></text:span><text:span text:style-name="T2">-iadi(tibige)</text:span></text:p>
      <text:p text:style-name="P3"><text:span text:style-name="T1">sentir frustração<text:tab/></text:span><text:span text:style-name="T2">-nie</text:span></text:p>
      <text:p text:style-name="P3"><text:span text:style-name="T1">sentir por (ele)<text:tab/></text:span><text:span text:style-name="T2">-ilaa(tema)</text:span></text:p>
      <text:p text:style-name="P3"><text:span text:style-name="T1">separação<text:tab/></text:span><text:span text:style-name="T2">nalata</text:span><text:span text:style-name="T3">g</text:span><text:span text:style-name="T2">ane</text:span><text:span text:style-name="T3">g</text:span><text:span text:style-name="T2">egi</text:span></text:p>
      <text:p text:style-name="P3"><text:span text:style-name="T1">separação (nossa)<text:tab/></text:span><text:span text:style-name="T3">g</text:span><text:span text:style-name="T2">odalata</text:span><text:span text:style-name="T3">g</text:span><text:span text:style-name="T2">ane</text:span><text:span text:style-name="T3">g</text:span><text:span text:style-name="T2">egi</text:span></text:p>
      <text:p text:style-name="P3"><text:span text:style-name="T1">separar<text:tab/></text:span><text:span text:style-name="T2">-awalace(tiwage)</text:span></text:p>
      <text:p text:style-name="P3"><text:span text:style-name="T1">separar do marido ou esposa<text:tab/></text:span><text:span text:style-name="T2">-alata</text:span><text:span text:style-name="T3">g</text:span><text:span text:style-name="T2">a</text:span></text:p>
      <text:p text:style-name="P3"><text:span text:style-name="T1">sepulcro<text:tab/></text:span><text:span text:style-name="T2">apii</text:span><text:span text:style-name="T3">g</text:span><text:span text:style-name="T2">o</text:span></text:p>
      <text:p text:style-name="P3"><text:span text:style-name="T1">sepulcro dele<text:tab/></text:span><text:span text:style-name="T2">libegi</text:span></text:p>
      <text:p text:style-name="P3"><text:span text:style-name="T1">sepultar<text:tab/></text:span><text:span text:style-name="T2">-naligiti</text:span></text:p>
      <text:p text:style-name="P3"><text:span text:style-name="T1">sepultura<text:tab/></text:span><text:span text:style-name="T2">-nimedi</text:span></text:p>
      <text:p text:style-name="P3"><text:span text:style-name="T1">sepultura dele<text:tab/></text:span><text:span text:style-name="T2">limedi(ta)</text:span></text:p>
      <text:p text:style-name="P3"><text:span text:style-name="T1">ser abalado ou sacudido<text:tab/></text:span><text:span text:style-name="T2">digike</text:span></text:p>
      <text:p text:style-name="P3"><text:span text:style-name="T1">ser assim<text:tab/></text:span><text:span text:style-name="T2">-ini(tigi)</text:span></text:p>
      <text:p text:style-name="P3"><text:span text:style-name="T1">ser demais<text:tab/></text:span><text:span text:style-name="T2">-oane</text:span></text:p>
      <text:p text:style-name="P3"><text:span text:style-name="T1">ser diferente<text:tab/></text:span><text:span text:style-name="T2">-diniwoko(tece)</text:span></text:p>
      <text:p text:style-name="P3"><text:span text:style-name="T1">ser igual<text:tab/></text:span><text:span text:style-name="T2">-i(tiwage)</text:span></text:p>
      <text:p text:style-name="P3"><text:span text:style-name="T1">ser incomodado com<text:tab/></text:span><text:span text:style-name="T2">-ilimata</text:span></text:p>
      <text:p text:style-name="P3"><text:span text:style-name="T1">ser jovem<text:tab/></text:span><text:span text:style-name="T2">-oji</text:span></text:p>
      <text:p text:style-name="P3"><text:span text:style-name="T1">ser picado<text:tab/></text:span><text:span text:style-name="T2">-o</text:span><text:span text:style-name="T3">g</text:span><text:span text:style-name="T2">oja</text:span></text:p>
      <text:p text:style-name="P3"><text:span text:style-name="T1">será que ...?<text:tab/></text:span><text:span text:style-name="T2">domige</text:span></text:p>
      <text:p text:style-name="P3"><text:span text:style-name="T1"><text:tab/></text:span><text:span text:style-name="T2">maanige</text:span></text:p>
      <text:p text:style-name="P3"><text:span text:style-name="T1"><text:tab/></text:span><text:span text:style-name="T2">miinige</text:span></text:p>
      <text:p text:style-name="P3"><text:span text:style-name="T1">será que ...<text:tab/></text:span><text:span text:style-name="T2">agoda</text:span></text:p>
      <text:p text:style-name="P1"/>
      <text:p text:style-name="P3">[Seite 227]</text:p>
      <text:p text:style-name="P3">[Spalte 1]</text:p>
      <text:p text:style-name="P3"/>
      <text:p text:style-name="P3"><text:span text:style-name="T1">será que não ...<text:tab/></text:span><text:span text:style-name="T2">agoda</text:span><text:span text:style-name="T3">g</text:span><text:span text:style-name="T2">a</text:span></text:p>
      <text:p text:style-name="P3"><text:span text:style-name="T1">será que tem?<text:tab/></text:span><text:span text:style-name="T2">manigidaa</text:span></text:p>
      <text:p text:style-name="P3"><text:span text:style-name="T1">será que tem ...?<text:tab/></text:span><text:span text:style-name="T2">domigica</text:span></text:p>
      <text:p text:style-name="P3"><text:span text:style-name="T1">sereno<text:tab/></text:span><text:span text:style-name="T2">ewiidi</text:span></text:p>
      <text:p text:style-name="P3"><text:span text:style-name="T1"><text:tab/></text:span><text:span text:style-name="T2">liditini</text:span></text:p>
      <text:p text:style-name="P3"><text:span text:style-name="T1">seria<text:tab/></text:span><text:span text:style-name="T2">da</text:span><text:span text:style-name="T3">g</text:span><text:span text:style-name="T2">anagawini</text:span></text:p>
      <text:p text:style-name="P3"><text:span text:style-name="T1"><text:tab/></text:span><text:span text:style-name="T2">nagawini</text:span></text:p>
      <text:p text:style-name="P3"><text:span text:style-name="T1"><text:tab/></text:span><text:span text:style-name="T2">ota</text:span><text:span text:style-name="T3">g</text:span><text:span text:style-name="T2">a</text:span></text:p>
      <text:p text:style-name="P3"><text:span text:style-name="T1"><text:tab/></text:span><text:span text:style-name="T2">ta</text:span><text:span text:style-name="T3">g</text:span><text:span text:style-name="T2">a</text:span></text:p>
      <text:p text:style-name="P3"><text:soft-page-break/><text:span text:style-name="T1">serpente grande<text:tab/></text:span><text:span text:style-name="T3">g</text:span><text:span text:style-name="T2">owidi</text:span></text:p>
      <text:p text:style-name="P3"><text:span text:style-name="T1">serrote<text:tab/></text:span><text:span text:style-name="T2">nociwica</text:span><text:span text:style-name="T3">g</text:span><text:span text:style-name="T2">ana</text:span><text:span text:style-name="T3">g</text:span><text:span text:style-name="T2">adi</text:span></text:p>
      <text:p text:style-name="P3"><text:span text:style-name="T1">serve<text:tab/></text:span><text:span text:style-name="T2">jao</text:span><text:span text:style-name="T3">g</text:span><text:span text:style-name="T2">a</text:span></text:p>
      <text:p text:style-name="P3"><text:span text:style-name="T1">serviço<text:tab/></text:span><text:span text:style-name="T2">nibakedi</text:span></text:p>
      <text:p text:style-name="P3"><text:span text:style-name="T1"><text:tab/></text:span><text:span text:style-name="T2">noenatagi</text:span></text:p>
      <text:p text:style-name="P3"><text:span text:style-name="T1">serviço dele<text:tab/></text:span><text:span text:style-name="T2">libakedi</text:span></text:p>
      <text:p text:style-name="P3"><text:span text:style-name="T1"><text:tab/></text:span><text:span text:style-name="T2">loenatagi</text:span></text:p>
      <text:p text:style-name="P3"><text:span text:style-name="T1">serviço (meu)<text:tab/></text:span><text:span text:style-name="T2">ibakedi</text:span></text:p>
      <text:p text:style-name="P3"><text:span text:style-name="T1">serviço (nosso)<text:tab/></text:span><text:span text:style-name="T3">g</text:span><text:span text:style-name="T2">odoenatagi</text:span></text:p>
      <text:p text:style-name="P3"><text:span text:style-name="T1">serviço (seu)<text:tab/></text:span><text:span text:style-name="T3">g</text:span><text:span text:style-name="T2">abakedi</text:span></text:p>
      <text:p text:style-name="P3"><text:span text:style-name="T1"><text:tab/></text:span><text:span text:style-name="T3">g</text:span><text:span text:style-name="T2">abakegi</text:span></text:p>
      <text:p text:style-name="P3"><text:span text:style-name="T1"><text:tab/></text:span><text:span text:style-name="T3">g</text:span><text:span text:style-name="T2">adoenatagi</text:span></text:p>
      <text:p text:style-name="P3"><text:span text:style-name="T1">servo<text:tab/></text:span><text:span text:style-name="T2">nimeedi</text:span></text:p>
      <text:p text:style-name="P3"><text:span text:style-name="T1">servo dele<text:tab/></text:span><text:span text:style-name="T2">limeedi</text:span></text:p>
      <text:p text:style-name="P3"><text:span text:style-name="T1">servo (meu)<text:tab/></text:span><text:span text:style-name="T2">iotagi</text:span></text:p>
      <text:p text:style-name="P3"><text:span text:style-name="T1">servo (seu)<text:tab/></text:span><text:span text:style-name="T3">g</text:span><text:span text:style-name="T2">aotagi</text:span></text:p>
      <text:p text:style-name="P3"><text:span text:style-name="T1">servos<text:tab/></text:span><text:span text:style-name="T2">niimetedi</text:span></text:p>
      <text:p text:style-name="P3"><text:span text:style-name="T1">sete<text:tab/></text:span><text:span text:style-name="T2">itoadibatio </text:span><text:span text:style-name="T3">g</text:span><text:span text:style-name="T2">obaa</text:span><text:span text:style-name="T3">g</text:span><text:span text:style-name="T2">adi</text:span></text:p>
      <text:p text:style-name="P3"><text:span text:style-name="T1">Sete Estrelas<text:tab/></text:span><text:span text:style-name="T2">nibetadi</text:span></text:p>
      <text:p text:style-name="P3"><text:span text:style-name="T1">sino<text:tab/></text:span><text:span text:style-name="T3">g</text:span><text:span text:style-name="T2">apilece</text:span><text:span text:style-name="T3">g</text:span><text:span text:style-name="T2">e</text:span></text:p>
      <text:p text:style-name="P3"><text:span text:style-name="T1"><text:tab/></text:span><text:span text:style-name="T2">natililena</text:span></text:p>
      <text:p text:style-name="P3"><text:span text:style-name="T1">só<text:tab/></text:span><text:span text:style-name="T2">idoka</text:span></text:p>
      <text:p text:style-name="P3"><text:span text:style-name="T1"><text:tab/></text:span><text:span text:style-name="T2">idokaana</text:span><text:span text:style-name="T3">g</text:span><text:span text:style-name="T2">a</text:span></text:p>
      <text:p text:style-name="P3"><text:span text:style-name="T1"><text:tab/></text:span><text:span text:style-name="T2">ijoka</text:span></text:p>
      <text:p text:style-name="P3"><text:span text:style-name="T1"><text:tab/></text:span><text:span text:style-name="T2">inioka</text:span></text:p>
      <text:p text:style-name="P3"><text:span text:style-name="T1"><text:tab/></text:span><text:span text:style-name="T2">iniokaana</text:span><text:span text:style-name="T3">g</text:span><text:span text:style-name="T2">a</text:span></text:p>
      <text:p text:style-name="P3"><text:span text:style-name="T1"><text:tab/></text:span><text:span text:style-name="T2">inoka</text:span></text:p>
      <text:p text:style-name="P3"><text:span text:style-name="T1"><text:tab/></text:span><text:span text:style-name="T2">inokaana</text:span><text:span text:style-name="T3">g</text:span><text:span text:style-name="T2">a</text:span></text:p>
      <text:p text:style-name="P3"><text:span text:style-name="T1"><text:tab/></text:span><text:span text:style-name="T2">ji</text:span><text:span text:style-name="T3">g</text:span><text:span text:style-name="T2">idoka</text:span></text:p>
      <text:p text:style-name="P3"><text:span text:style-name="T1"><text:tab/></text:span><text:span text:style-name="T2">ji</text:span><text:span text:style-name="T3">g</text:span><text:span text:style-name="T2">inioka</text:span></text:p>
      <text:p text:style-name="P3"><text:span text:style-name="T1"><text:tab/></text:span><text:span text:style-name="T2">moka</text:span></text:p>
      <text:p text:style-name="P3"><text:span text:style-name="T1"><text:tab/></text:span><text:span text:style-name="T2">oka</text:span></text:p>
      <text:p text:style-name="P1"/>
      <text:p text:style-name="P3">[Seite 227]</text:p>
      <text:p text:style-name="P3">[Spalte 2]</text:p>
      <text:p text:style-name="P1"/>
      <text:p text:style-name="P3"><text:span text:style-name="T1"><text:tab/></text:span><text:span text:style-name="T2">onana</text:span><text:span text:style-name="T3">g</text:span><text:span text:style-name="T2">a</text:span></text:p>
      <text:p text:style-name="P3"><text:span text:style-name="T1"><text:tab/></text:span><text:span text:style-name="T2">onexaa</text:span></text:p>
      <text:p text:style-name="P3"><text:span text:style-name="T1">só aquela, só ela<text:tab/></text:span><text:span text:style-name="T2">ajokajo</text:span></text:p>
      <text:p text:style-name="P3"><text:span text:style-name="T1">só aquele<text:tab/></text:span><text:span text:style-name="T2">ijokijo</text:span></text:p>
      <text:p text:style-name="P3"><text:span text:style-name="T1">só desse<text:tab/></text:span><text:span text:style-name="T2">ji</text:span><text:span text:style-name="T3">g</text:span><text:span text:style-name="T2">inoka</text:span></text:p>
      <text:p text:style-name="P3"><text:span text:style-name="T1">só ele<text:tab/></text:span><text:span text:style-name="T2">iniokiniwateda</text:span></text:p>
      <text:p text:style-name="P3"><text:span text:style-name="T1">só esse<text:tab/></text:span><text:span text:style-name="T2">idokida(ta)</text:span></text:p>
      <text:p text:style-name="P3"><text:span text:style-name="T1"><text:tab/></text:span><text:span text:style-name="T2">idiokidi</text:span></text:p>
      <text:p text:style-name="P3"><text:span text:style-name="T1"><text:tab/></text:span><text:span text:style-name="T2">iniokini</text:span></text:p>
      <text:p text:style-name="P3"><text:span text:style-name="T1"><text:tab/></text:span><text:span text:style-name="T2">inokina</text:span></text:p>
      <text:p text:style-name="P3"><text:span text:style-name="T1"><text:tab/></text:span><text:span text:style-name="T2">okica</text:span></text:p>
      <text:p text:style-name="P3"><text:span text:style-name="T1"><text:tab/></text:span><text:span text:style-name="T2">onidiokidi</text:span></text:p>
      <text:p text:style-name="P3"><text:span text:style-name="T1">só eu<text:tab/></text:span><text:span text:style-name="T2">emoka</text:span></text:p>
      <text:p text:style-name="P3"><text:span text:style-name="T1"><text:tab/></text:span><text:span text:style-name="T2">emokee</text:span></text:p>
      <text:p text:style-name="P3"><text:span text:style-name="T1"><text:tab/></text:span><text:span text:style-name="T2">je</text:span><text:span text:style-name="T3">g</text:span><text:span text:style-name="T2">emokeeta</text:span></text:p>
      <text:p text:style-name="P3"><text:span text:style-name="T1">só eu e ele<text:tab/></text:span><text:span text:style-name="T2">emokeeto</text:span></text:p>
      <text:p text:style-name="P3"><text:soft-page-break/><text:span text:style-name="T1">só isso<text:tab/></text:span><text:span text:style-name="T2">ji</text:span><text:span text:style-name="T3">g</text:span><text:span text:style-name="T2">idokidata</text:span></text:p>
      <text:p text:style-name="P3"><text:span text:style-name="T1">só lá<text:tab/></text:span><text:span text:style-name="T2">idiokaana</text:span><text:span text:style-name="T3">g</text:span><text:span text:style-name="T2">a</text:span></text:p>
      <text:p text:style-name="P3"><text:span text:style-name="T1">só por ele<text:tab/></text:span><text:span text:style-name="T2">iniokaa</text:span><text:span text:style-name="T3">g</text:span><text:span text:style-name="T2">iniwateda</text:span></text:p>
      <text:p text:style-name="P3"><text:span text:style-name="T1">só pouco<text:tab/></text:span><text:span text:style-name="T2">okateci</text:span><text:span text:style-name="T3">g</text:span><text:span text:style-name="T2">ica</text:span></text:p>
      <text:p text:style-name="P3"><text:span text:style-name="T1"><text:tab/></text:span><text:span text:style-name="T2">okateci</text:span><text:span text:style-name="T3">g</text:span><text:span text:style-name="T2">ida</text:span></text:p>
      <text:p text:style-name="P3"><text:span text:style-name="T1">só poucos<text:tab/></text:span><text:span text:style-name="T2">onana</text:span><text:span text:style-name="T3">g</text:span><text:span text:style-name="T2">ateci</text:span><text:span text:style-name="T3">g</text:span><text:span text:style-name="T2">idiwa</text:span></text:p>
      <text:p text:style-name="P3"><text:span text:style-name="T1">só (quantidade)<text:tab/></text:span><text:span text:style-name="T2">onidoateci</text:span></text:p>
      <text:p text:style-name="P3"><text:span text:style-name="T1">só aquilo ou aquele<text:tab/></text:span><text:span text:style-name="T2">icokica</text:span></text:p>
      <text:p text:style-name="P3"><text:span text:style-name="T1">só um<text:tab/></text:span><text:span text:style-name="T2">onani</text:span><text:span text:style-name="T3">g</text:span><text:span text:style-name="T2">idatece;</text:span></text:p>
      <text:p text:style-name="P3"><text:span text:style-name="T1"><text:tab/></text:span><text:span text:style-name="T2">onani</text:span><text:span text:style-name="T3">g</text:span><text:span text:style-name="T2">ijotece</text:span></text:p>
      <text:p text:style-name="P3"><text:span text:style-name="T1">só um pouco<text:tab/></text:span><text:span text:style-name="T2">okexaa</text:span></text:p>
      <text:p text:style-name="P3"><text:span text:style-name="T1">só você mesmo<text:tab/></text:span><text:span text:style-name="T2">akamoka</text:span></text:p>
      <text:p text:style-name="P3"><text:span text:style-name="T1"><text:tab/></text:span><text:span text:style-name="T2">okakaamitece</text:span></text:p>
      <text:p text:style-name="P3"><text:span text:style-name="T1">só você mesmo<text:tab/></text:span><text:span text:style-name="T2">akamokakaami</text:span></text:p>
      <text:p text:style-name="P3"><text:span text:style-name="T1">sobrancelha<text:tab/></text:span><text:span text:style-name="T2">diigite</text:span></text:p>
      <text:p text:style-name="P3"><text:span text:style-name="T1">sobrar<text:tab/></text:span><text:span text:style-name="T2">-ii</text:span><text:span text:style-name="T3">g</text:span><text:span text:style-name="T2">o(tice)</text:span></text:p>
      <text:p text:style-name="P3"><text:span text:style-name="T1">sobrinho dele<text:tab/></text:span><text:span text:style-name="T2">letexegi</text:span></text:p>
      <text:p text:style-name="P3"><text:span text:style-name="T1">socar<text:tab/></text:span><text:span text:style-name="T2">-ilojoko</text:span></text:p>
      <text:p text:style-name="P3"><text:span text:style-name="T1">socar (com pilão)<text:tab/></text:span><text:span text:style-name="T2">-ojogo</text:span></text:p>
      <text:p text:style-name="P3"><text:span text:style-name="T1">socó<text:tab/></text:span><text:span text:style-name="T2">eooda</text:span></text:p>
      <text:p text:style-name="P3"><text:span text:style-name="T1">sofrer<text:tab/></text:span><text:span text:style-name="T2">-awikode</text:span></text:p>
      <text:p text:style-name="P3"><text:span text:style-name="T1">sofrimento<text:tab/></text:span><text:span text:style-name="T2">-awikodigi</text:span></text:p>
      <text:p text:style-name="P3"><text:span text:style-name="T1"><text:tab/></text:span><text:span text:style-name="T2">nanwikodigi</text:span></text:p>
      <text:p text:style-name="P3"><text:span text:style-name="T1">sofrimento dele<text:tab/></text:span><text:span text:style-name="T2">lawikodigi</text:span></text:p>
      <text:p text:style-name="P3"><text:span text:style-name="T1"><text:tab/></text:span><text:span text:style-name="T2">nanacidiigi</text:span></text:p>
      <text:p text:style-name="P3"><text:span text:style-name="T1">sofrimento (meu)<text:tab/></text:span><text:span text:style-name="T2">yawikodigi</text:span></text:p>
      <text:p text:style-name="P1"/>
      <text:p text:style-name="P3">[Seite 228]</text:p>
      <text:p text:style-name="P3">[Spalte 1]</text:p>
      <text:p text:style-name="P1"/>
      <text:p text:style-name="P3"><text:span text:style-name="T1">sofrimento (nosso)<text:tab/></text:span><text:span text:style-name="T3">g</text:span><text:span text:style-name="T2">odawikodigi</text:span></text:p>
      <text:p text:style-name="P3"><text:span text:style-name="T1">sogra de<text:tab/></text:span><text:span text:style-name="T2">-oxii</text:span><text:span text:style-name="T3">g</text:span><text:span text:style-name="T2">ate</text:span></text:p>
      <text:p text:style-name="P3"><text:span text:style-name="T1">sogro<text:tab/></text:span><text:span text:style-name="T2">noxii</text:span><text:span text:style-name="T3">g</text:span><text:span text:style-name="T2">adi</text:span></text:p>
      <text:p text:style-name="P3"><text:span text:style-name="T1">sogro dele<text:tab/></text:span><text:span text:style-name="T2">loxii</text:span><text:span text:style-name="T3">g</text:span><text:span text:style-name="T2">adi</text:span></text:p>
      <text:p text:style-name="P3"><text:span text:style-name="T1">sol<text:tab/></text:span><text:span text:style-name="T2">alige</text:span><text:span text:style-name="T3">g</text:span><text:span text:style-name="T2">e</text:span></text:p>
      <text:p text:style-name="P3"><text:span text:style-name="T1">soldado<text:tab/></text:span><text:span text:style-name="T2">ioda</text:span><text:span text:style-name="T3">g</text:span><text:span text:style-name="T2">awa</text:span></text:p>
      <text:p text:style-name="P3"><text:span text:style-name="T1">soldado dele<text:tab/></text:span><text:span text:style-name="T2">nioda</text:span><text:span text:style-name="T3">g</text:span><text:span text:style-name="T2">awa</text:span></text:p>
      <text:p text:style-name="P3"><text:span text:style-name="T1">soltar<text:tab/></text:span><text:span text:style-name="T2">-ika(tice)</text:span></text:p>
      <text:p text:style-name="P3"><text:span text:style-name="T1">solteiro<text:tab/></text:span><text:span text:style-name="T2">ixome</text:span><text:span text:style-name="T3">g</text:span><text:span text:style-name="T2">egi</text:span></text:p>
      <text:p text:style-name="P3"><text:span text:style-name="T1">soluçar<text:tab/></text:span><text:span text:style-name="T2">-oto</text:span></text:p>
      <text:p text:style-name="P3"><text:span text:style-name="T1">som de água<text:tab/></text:span><text:span text:style-name="T2">daxo</text:span><text:span text:style-name="T3">g</text:span><text:span text:style-name="T2">oke</text:span></text:p>
      <text:p text:style-name="P3"><text:span text:style-name="T1">som de onça<text:tab/></text:span><text:span text:style-name="T2">doxiwa</text:span></text:p>
      <text:p text:style-name="P3"><text:span text:style-name="T1">som do rádio ou disco<text:tab/></text:span><text:span text:style-name="T2">daxo</text:span><text:span text:style-name="T3">g</text:span><text:span text:style-name="T2">oke</text:span></text:p>
      <text:p text:style-name="P3"><text:span text:style-name="T1">som (voz) de gato<text:tab/></text:span><text:span text:style-name="T2">damiawena</text:span><text:span text:style-name="T3">g</text:span><text:span text:style-name="T2">a</text:span></text:p>
      <text:p text:style-name="P3"><text:span text:style-name="T1">sombra<text:tab/></text:span><text:span text:style-name="T2">wa</text:span></text:p>
      <text:p text:style-name="P3"><text:span text:style-name="T1">sombra dele<text:tab/></text:span><text:span text:style-name="T2">liwa</text:span></text:p>
      <text:p text:style-name="P3"><text:span text:style-name="T1">somente<text:tab/></text:span><text:span text:style-name="T2">okexaa</text:span></text:p>
      <text:p text:style-name="P3"><text:span text:style-name="T1"><text:tab/></text:span><text:span text:style-name="T2">onidoateci</text:span></text:p>
      <text:p text:style-name="P3"><text:span text:style-name="T1">somente aquilo ou aquele<text:tab/></text:span><text:span text:style-name="T2">icokica</text:span></text:p>
      <text:p text:style-name="P3"><text:span text:style-name="T1">somente para<text:tab/></text:span><text:span text:style-name="T2">epoka</text:span></text:p>
      <text:p text:style-name="P3"><text:span text:style-name="T1">somos demais<text:tab/></text:span><text:span text:style-name="T2">joana</text:span><text:span text:style-name="T3">g</text:span><text:span text:style-name="T2">a</text:span></text:p>
      <text:p text:style-name="P3"><text:span text:style-name="T1">sonhar<text:tab/></text:span><text:span text:style-name="T2">-ige</text:span></text:p>
      <text:p text:style-name="P3"><text:soft-page-break/><text:span text:style-name="T1"><text:tab/></text:span><text:span text:style-name="T2">-igee</text:span></text:p>
      <text:p text:style-name="P3"><text:span text:style-name="T1">sonhar acordado<text:tab/></text:span><text:span text:style-name="T2">-ibiko(tibece)</text:span></text:p>
      <text:p text:style-name="P3"><text:span text:style-name="T1">sonho<text:tab/></text:span><text:span text:style-name="T2">igeedi</text:span></text:p>
      <text:p text:style-name="P3"><text:span text:style-name="T1">sonho dele<text:tab/></text:span><text:span text:style-name="T2">ligeedi</text:span></text:p>
      <text:p text:style-name="P3"><text:span text:style-name="T1">sono<text:tab/></text:span><text:span text:style-name="T2">-iota</text:span><text:span text:style-name="T3">g</text:span><text:span text:style-name="T2">a</text:span></text:p>
      <text:p text:style-name="P3"><text:span text:style-name="T1">sono dele<text:tab/></text:span><text:span text:style-name="T2">liota</text:span><text:span text:style-name="T3">g</text:span><text:span text:style-name="T2">a</text:span></text:p>
      <text:p text:style-name="P3"><text:span text:style-name="T1">sopa<text:tab/></text:span><text:span text:style-name="T2">yapionigi</text:span></text:p>
      <text:p text:style-name="P1"/>
      <text:p text:style-name="P3">[Seite 228]</text:p>
      <text:p text:style-name="P3">[Spalte 2]</text:p>
      <text:p text:style-name="P1"/>
      <text:p text:style-name="P3"><text:span text:style-name="T1">sopa (nossa)<text:tab/></text:span><text:span text:style-name="T3">g</text:span><text:span text:style-name="T2">odokoladi</text:span></text:p>
      <text:p text:style-name="P3"><text:span text:style-name="T1">soprar (sobre)<text:tab/></text:span><text:span text:style-name="T2">-awe</text:span></text:p>
      <text:p text:style-name="P3"><text:span text:style-name="T1">sorte, ainda bem<text:tab/></text:span><text:span text:style-name="T2">apa</text:span><text:span text:style-name="T3">g</text:span><text:span text:style-name="T2">alato</text:span><text:span text:style-name="T3">g</text:span><text:span text:style-name="T2">o</text:span></text:p>
      <text:p text:style-name="P3"><text:span text:style-name="T1">sotaque dele<text:tab/></text:span><text:span text:style-name="T2">lota</text:span><text:span text:style-name="T3">g</text:span><text:span text:style-name="T2">ana</text:span><text:span text:style-name="T3">g</text:span><text:span text:style-name="T2">awa</text:span></text:p>
      <text:p text:style-name="P3"><text:span text:style-name="T1">sou eu (mesmo)<text:tab/></text:span><text:span text:style-name="T2">je</text:span><text:span text:style-name="T3">g</text:span><text:span text:style-name="T2">eme</text:span><text:span text:style-name="T3">g</text:span><text:span text:style-name="T2">ee</text:span></text:p>
      <text:p text:style-name="P3"><text:span text:style-name="T1">sozinho<text:tab/></text:span><text:span text:style-name="T2">idiokidi</text:span></text:p>
      <text:p text:style-name="P3"><text:span text:style-name="T1">suar<text:tab/></text:span><text:span text:style-name="T2">-nonipe</text:span></text:p>
      <text:p text:style-name="P3"><text:span text:style-name="T1">subida<text:tab/></text:span><text:span text:style-name="T2">nala</text:span><text:span text:style-name="T3">g</text:span><text:span text:style-name="T2">ate</text:span></text:p>
      <text:p text:style-name="P3"><text:span text:style-name="T1">subida (nossa)<text:tab/></text:span><text:span text:style-name="T3">g</text:span><text:span text:style-name="T2">odala</text:span><text:span text:style-name="T3">g</text:span><text:span text:style-name="T2">ate</text:span></text:p>
      <text:p text:style-name="P3"><text:span text:style-name="T1">subidor<text:tab/></text:span><text:span text:style-name="T2">nala</text:span><text:span text:style-name="T3">g</text:span><text:span text:style-name="T2">atekicajo</text:span></text:p>
      <text:p text:style-name="P3"><text:span text:style-name="T1">subir<text:tab/></text:span><text:span text:style-name="T2">-ala</text:span><text:span text:style-name="T3">g</text:span><text:span text:style-name="T2">ate</text:span></text:p>
      <text:p text:style-name="P3"><text:span text:style-name="T1">suco<text:tab/></text:span><text:span text:style-name="T2">liwagedi</text:span></text:p>
      <text:p text:style-name="P3"><text:span text:style-name="T1">sucuri<text:tab/></text:span><text:span text:style-name="T2">oyakiwa</text:span><text:span text:style-name="T3">g</text:span><text:span text:style-name="T2">a</text:span></text:p>
      <text:p text:style-name="P3"><text:span text:style-name="T1">sujar algo<text:tab/></text:span><text:span text:style-name="T2">-napioya</text:span><text:span text:style-name="T3">g</text:span><text:span text:style-name="T2">adi</text:span></text:p>
      <text:p text:style-name="P3"><text:span text:style-name="T1">sujar-se com barro<text:tab/></text:span><text:span text:style-name="T2">-dinapaloa</text:span><text:span text:style-name="T3">g</text:span><text:span text:style-name="T2">atidi</text:span></text:p>
      <text:p text:style-name="P3"><text:span text:style-name="T1">sujeira<text:tab/></text:span><text:span text:style-name="T2">lapioya</text:span><text:span text:style-name="T3">g</text:span><text:span text:style-name="T2">ajegi</text:span></text:p>
      <text:p text:style-name="P3"><text:span text:style-name="T1">sujeira nele<text:tab/></text:span><text:span text:style-name="T2">liwile</text:span></text:p>
      <text:p text:style-name="P3"><text:span text:style-name="T1">sujo<text:tab/></text:span><text:span text:style-name="T2">napioi</text:span></text:p>
      <text:p text:style-name="P3"><text:span text:style-name="T1">sul<text:tab/></text:span><text:span text:style-name="T2">niweta</text:span><text:span text:style-name="T3">g</text:span><text:span text:style-name="T2">a</text:span></text:p>
      <text:p text:style-name="P3"><text:span text:style-name="T1">suportar<text:tab/></text:span><text:span text:style-name="T2">-ibo(tege)</text:span></text:p>
      <text:p text:style-name="P3"><text:span text:style-name="T1">suportar-se<text:tab/></text:span><text:span text:style-name="T2">-igila</text:span><text:span text:style-name="T3">g</text:span><text:span text:style-name="T2">atede(ta)</text:span></text:p>
      <text:p text:style-name="P3"><text:span text:style-name="T1">surdo<text:tab/></text:span><text:span text:style-name="T2">aticilona</text:span><text:span text:style-name="T3">g</text:span><text:span text:style-name="T2">a</text:span></text:p>
      <text:p text:style-name="P3"><text:span text:style-name="T1">suspirar<text:tab/></text:span><text:span text:style-name="T2">-nika(tice)</text:span></text:p>
      <text:p text:style-name="P3"><text:span text:style-name="T1">suspiro dele<text:tab/></text:span><text:span text:style-name="T2">laadi</text:span></text:p>
      <text:p text:style-name="P3"><text:span text:style-name="T1">suspiro (meu)<text:tab/></text:span><text:span text:style-name="T2">yaadi</text:span></text:p>
      <text:p text:style-name="P3"><text:span text:style-name="T1">sussurrar<text:tab/></text:span><text:span text:style-name="T2">-acigice</text:span></text:p>
      <text:p text:style-name="P3"><text:span text:style-name="T1">susto dele<text:tab/></text:span><text:span text:style-name="T2">lawela</text:span><text:span text:style-name="T3">g</text:span><text:span text:style-name="T2">adi</text:span></text:p>
      <text:p text:style-name="P3"><text:span text:style-name="T1">susto (nosso)<text:tab/></text:span><text:span text:style-name="T3">g</text:span><text:span text:style-name="T2">odawela</text:span><text:span text:style-name="T3">g</text:span><text:span text:style-name="T2">adi</text:span></text:p>
      <text:p text:style-name="P1"/>
      <text:p text:style-name="P3">[Seite 228]</text:p>
      <text:p text:style-name="P3">[Spalte 1]</text:p>
      <text:p text:style-name="P1"/>
      <text:p text:style-name="P1">T - t</text:p>
      <text:p text:style-name="P1"/>
      <text:p text:style-name="P3"><text:span text:style-name="T1">taboca<text:tab/></text:span><text:span text:style-name="T2">epicidijadi</text:span></text:p>
      <text:p text:style-name="P3"><text:span text:style-name="T1">tábua<text:tab/></text:span><text:span text:style-name="T2">taaboa</text:span></text:p>
      <text:p text:style-name="P3"><text:span text:style-name="T1">tagarela<text:tab/></text:span><text:span text:style-name="T2">ala</text:span><text:span text:style-name="T3">g</text:span><text:span text:style-name="T2">ane</text:span><text:span text:style-name="T3">g</text:span><text:span text:style-name="T2">egi</text:span></text:p>
      <text:p text:style-name="P3"><text:span text:style-name="T1">talento<text:tab/></text:span><text:span text:style-name="T2">niitigi</text:span></text:p>
      <text:p text:style-name="P3"><text:span text:style-name="T1">talvez<text:tab/></text:span><text:span text:style-name="T2">ijoatibige</text:span></text:p>
      <text:p text:style-name="P3"><text:span text:style-name="T1"><text:tab/></text:span><text:span text:style-name="T2">ijotokaa</text:span><text:span text:style-name="T3">g</text:span><text:span text:style-name="T2">a</text:span></text:p>
      <text:p text:style-name="P3"><text:span text:style-name="T1">talvez, eu acho que<text:tab/></text:span><text:span text:style-name="T2">ejime</text:span></text:p>
      <text:p text:style-name="P3"><text:soft-page-break/><text:span text:style-name="T1">talvez seria<text:tab/></text:span><text:span text:style-name="T2">ijoata</text:span><text:span text:style-name="T3">g</text:span><text:span text:style-name="T2">a</text:span></text:p>
      <text:p text:style-name="P1"/>
      <text:p text:style-name="P3">[Seite 228]</text:p>
      <text:p text:style-name="P3">[Spalte 2]</text:p>
      <text:p text:style-name="P1"/>
      <text:p text:style-name="P3"><text:span text:style-name="T1">tamanduá<text:tab/></text:span><text:span text:style-name="T2">bitioni</text:span></text:p>
      <text:p text:style-name="P3"><text:span text:style-name="T1">tamanduá mirim<text:tab/></text:span><text:span text:style-name="T2">bitioniwa</text:span><text:span text:style-name="T3">g</text:span><text:span text:style-name="T2">a</text:span></text:p>
      <text:p text:style-name="P1"/>
      <text:p text:style-name="P3">[Seite 229]</text:p>
      <text:p text:style-name="P3">[Spalte 1]</text:p>
      <text:p text:style-name="P3"/>
      <text:p text:style-name="P3"><text:span text:style-name="T1">também<text:tab/></text:span><text:span text:style-name="T2">aa</text:span><text:span text:style-name="T3">g</text:span><text:span text:style-name="T2">a</text:span><text:span text:style-name="T3">g</text:span><text:span text:style-name="T2">a</text:span></text:p>
      <text:p text:style-name="P3"><text:span text:style-name="T1"><text:tab/></text:span><text:span text:style-name="T2">analee</text:span><text:span text:style-name="T3">g</text:span><text:span text:style-name="T2">a</text:span><text:span text:style-name="T3">g</text:span><text:span text:style-name="T2">a</text:span></text:p>
      <text:p text:style-name="P3"><text:span text:style-name="T1"><text:tab/></text:span><text:span text:style-name="T2">aniaa</text:span></text:p>
      <text:p text:style-name="P3"><text:span text:style-name="T1"><text:tab/></text:span><text:span text:style-name="T2">icaa</text:span><text:span text:style-name="T3">g</text:span><text:span text:style-name="T2">ica</text:span></text:p>
      <text:p text:style-name="P3"><text:span text:style-name="T1"><text:tab/></text:span><text:span text:style-name="T2">idaa</text:span></text:p>
      <text:p text:style-name="P3"><text:span text:style-name="T1"><text:tab/></text:span><text:span text:style-name="T2">ida</text:span><text:span text:style-name="T3">g</text:span><text:span text:style-name="T2">a</text:span><text:span text:style-name="T3">g</text:span><text:span text:style-name="T2">a</text:span></text:p>
      <text:p text:style-name="P3"><text:span text:style-name="T1"><text:tab/></text:span><text:span text:style-name="T2">idiokaana</text:span><text:span text:style-name="T3">g</text:span><text:span text:style-name="T2">a</text:span></text:p>
      <text:p text:style-name="P3"><text:span text:style-name="T1"><text:tab/></text:span><text:span text:style-name="T2">ja</text:span><text:span text:style-name="T3">g</text:span><text:span text:style-name="T2">a</text:span><text:span text:style-name="T3">g</text:span><text:span text:style-name="T2">a</text:span></text:p>
      <text:p text:style-name="P3"><text:span text:style-name="T1"><text:tab/></text:span><text:span text:style-name="T2">ma</text:span><text:span text:style-name="T3">g</text:span><text:span text:style-name="T2">a</text:span><text:span text:style-name="T3">g</text:span><text:span text:style-name="T2">a</text:span></text:p>
      <text:p text:style-name="P3"><text:span text:style-name="T1"><text:tab/></text:span><text:span text:style-name="T2">na</text:span><text:span text:style-name="T3">g</text:span><text:span text:style-name="T2">a</text:span><text:span text:style-name="T3">g</text:span><text:span text:style-name="T2">a</text:span></text:p>
      <text:p text:style-name="P3"><text:span text:style-name="T1">também ali<text:tab/></text:span><text:span text:style-name="T2">idiaa</text:span><text:span text:style-name="T3">g</text:span><text:span text:style-name="T2">i(te)</text:span></text:p>
      <text:p text:style-name="P3"><text:span text:style-name="T1">também ele<text:tab/></text:span><text:span text:style-name="T2">idiaa</text:span><text:span text:style-name="T3">g</text:span><text:span text:style-name="T2">idi</text:span></text:p>
      <text:p text:style-name="P3"><text:span text:style-name="T1">também (este)<text:tab/></text:span><text:span text:style-name="T2">aa</text:span><text:span text:style-name="T3">g</text:span><text:span text:style-name="T2">a</text:span><text:span text:style-name="T3">g</text:span><text:span text:style-name="T2">aee</text:span></text:p>
      <text:p text:style-name="P3"><text:span text:style-name="T1">também este<text:tab/></text:span><text:span text:style-name="T2">iniaa</text:span></text:p>
      <text:p text:style-name="P3"><text:span text:style-name="T1">também foi este mesmo<text:tab/></text:span><text:span text:style-name="T2">ji</text:span><text:span text:style-name="T3">g</text:span><text:span text:style-name="T2">iniaa</text:span></text:p>
      <text:p text:style-name="P3"><text:span text:style-name="T1">também não<text:tab/></text:span><text:span text:style-name="T2">ada</text:span><text:span text:style-name="T3">g</text:span><text:span text:style-name="T2">a</text:span><text:span text:style-name="T3">g</text:span><text:span text:style-name="T2">a</text:span></text:p>
      <text:p text:style-name="P3"><text:span text:style-name="T1">também não<text:tab/></text:span><text:span text:style-name="T2">da</text:span><text:span text:style-name="T3">g</text:span><text:span text:style-name="T2">a</text:span><text:span text:style-name="T3">g</text:span><text:span text:style-name="T2">a</text:span></text:p>
      <text:p text:style-name="P3"><text:span text:style-name="T1">também seria<text:tab/></text:span><text:span text:style-name="T2">ota</text:span><text:span text:style-name="T3">g</text:span><text:span text:style-name="T2">a</text:span><text:span text:style-name="T3">g</text:span><text:span text:style-name="T2">a</text:span></text:p>
      <text:p text:style-name="P3"><text:span text:style-name="T1"><text:tab/></text:span><text:span text:style-name="T2">ta</text:span><text:span text:style-name="T3">g</text:span><text:span text:style-name="T2">a</text:span><text:span text:style-name="T3">g</text:span><text:span text:style-name="T2">a</text:span></text:p>
      <text:p text:style-name="P3"><text:span text:style-name="T1">também teria<text:tab/></text:span><text:span text:style-name="T2">ota</text:span><text:span text:style-name="T3">g</text:span><text:span text:style-name="T2">a</text:span><text:span text:style-name="T3">g</text:span><text:span text:style-name="T2">a</text:span></text:p>
      <text:p text:style-name="P3"><text:span text:style-name="T1"><text:tab/></text:span><text:span text:style-name="T2">ta</text:span><text:span text:style-name="T3">g</text:span><text:span text:style-name="T2">a</text:span><text:span text:style-name="T3">g</text:span><text:span text:style-name="T2">a</text:span></text:p>
      <text:p text:style-name="P3"><text:span text:style-name="T1">também você<text:tab/></text:span><text:span text:style-name="T2">ana</text:span><text:span text:style-name="T3">g</text:span><text:span text:style-name="T2">akama</text:span><text:span text:style-name="T3">g</text:span><text:span text:style-name="T2">a</text:span></text:p>
      <text:p text:style-name="P3"><text:span text:style-name="T1">tambor<text:tab/></text:span><text:span text:style-name="T2">goge</text:span></text:p>
      <text:p text:style-name="P3"><text:span text:style-name="T1">tampa<text:tab/></text:span><text:span text:style-name="T2">-bato</text:span></text:p>
      <text:p text:style-name="P3"><text:span text:style-name="T1">tampa (nossa) (de buraco)<text:tab/></text:span><text:span text:style-name="T3">g</text:span><text:span text:style-name="T2">obato</text:span></text:p>
      <text:p text:style-name="P3"><text:span text:style-name="T1">tanque<text:tab/></text:span><text:span text:style-name="T2">awitine</text:span><text:span text:style-name="T3">g</text:span><text:span text:style-name="T2">e</text:span></text:p>
      <text:p text:style-name="P3"><text:span text:style-name="T1"><text:tab/></text:span><text:span text:style-name="T2">idelo</text:span><text:span text:style-name="T3">g</text:span><text:span text:style-name="T2">ole</text:span></text:p>
      <text:p text:style-name="P3"><text:span text:style-name="T1"><text:tab/></text:span><text:span text:style-name="T2">naxina</text:span></text:p>
      <text:p text:style-name="P3"><text:span text:style-name="T1"><text:tab/></text:span><text:span text:style-name="T2">ninyo</text:span><text:span text:style-name="T3">g</text:span><text:span text:style-name="T2">ota</text:span><text:span text:style-name="T3">g</text:span><text:span text:style-name="T2">axi</text:span></text:p>
      <text:p text:style-name="P3"><text:span text:style-name="T1"><text:tab/></text:span><text:span text:style-name="T2">niwilana</text:span></text:p>
      <text:p text:style-name="P3"><text:span text:style-name="T1">taquara<text:tab/></text:span><text:span text:style-name="T2">eta</text:span><text:span text:style-name="T3">g</text:span><text:span text:style-name="T2">adi</text:span></text:p>
      <text:p text:style-name="P3"><text:span text:style-name="T1">tarde, à tarde<text:tab/></text:span><text:span text:style-name="T3">g</text:span><text:span text:style-name="T2">ocidi</text:span></text:p>
      <text:p text:style-name="P3"><text:span text:style-name="T1">tarumá<text:tab/></text:span><text:span text:style-name="T2">etaloma</text:span></text:p>
      <text:p text:style-name="P3"><text:span text:style-name="T1">tatu<text:tab/></text:span><text:span text:style-name="T3">g</text:span><text:span text:style-name="T2">otoa</text:span><text:span text:style-name="T3">g</text:span><text:span text:style-name="T2">egi</text:span></text:p>
      <text:p text:style-name="P3"><text:span text:style-name="T1">tatu do morro<text:tab/></text:span><text:span text:style-name="T2">wetiadijegi</text:span></text:p>
      <text:p text:style-name="P3"><text:span text:style-name="T1">tecer<text:tab/></text:span><text:span text:style-name="T2">-exa</text:span><text:span text:style-name="T3">g</text:span><text:span text:style-name="T2">a</text:span></text:p>
      <text:p text:style-name="P3"><text:span text:style-name="T1">teimoso<text:tab/></text:span><text:span text:style-name="T2">otigimada</text:span><text:span text:style-name="T3">g</text:span><text:span text:style-name="T2">a</text:span></text:p>
      <text:p text:style-name="P3"><text:span text:style-name="T1">telha<text:tab/></text:span><text:span text:style-name="T2">deegajo</text:span></text:p>
      <text:p text:style-name="P3"><text:span text:style-name="T1">telhado dele<text:tab/></text:span><text:span text:style-name="T2">lelá</text:span><text:span text:style-name="T3">g</text:span><text:span text:style-name="T2">a</text:span></text:p>
      <text:p text:style-name="P3"><text:span text:style-name="T1">tem<text:tab/></text:span><text:span text:style-name="T2">ica</text:span></text:p>
      <text:p text:style-name="P1"/>
      <text:p text:style-name="P3"><text:soft-page-break/>[Seite 229]</text:p>
      <text:p text:style-name="P3">[Spalte 2]</text:p>
      <text:p text:style-name="P1"/>
      <text:p text:style-name="P3"><text:span text:style-name="T1">(tem) este<text:tab/></text:span><text:span text:style-name="T2">amidi</text:span></text:p>
      <text:p text:style-name="P3"><text:span text:style-name="T1">tem que ..., é necessário que<text:tab/></text:span><text:span text:style-name="T2">lajo me</text:span></text:p>
      <text:p text:style-name="P3"><text:span text:style-name="T1">tem, tinha<text:tab/></text:span><text:span text:style-name="T2">aca</text:span></text:p>
      <text:p text:style-name="P3"><text:span text:style-name="T1">(tem) uma só<text:tab/></text:span><text:span text:style-name="T2">okanitece</text:span></text:p>
      <text:p text:style-name="P3"><text:span text:style-name="T1">temer<text:tab/></text:span><text:span text:style-name="T2">-doi(tibece)</text:span></text:p>
      <text:p text:style-name="P3"><text:span text:style-name="T1">tempestade<text:tab/></text:span><text:span text:style-name="T2">niwocota</text:span><text:span text:style-name="T3">g</text:span><text:span text:style-name="T2">a</text:span></text:p>
      <text:p text:style-name="P3"><text:span text:style-name="T1">templo dele/dela<text:tab/></text:span><text:span text:style-name="T2">lajokodi</text:span></text:p>
      <text:p text:style-name="P3"><text:span text:style-name="T1">tempo<text:tab/></text:span><text:span text:style-name="T2">-nimedi</text:span></text:p>
      <text:p text:style-name="P3"><text:span text:style-name="T1">tempo antigo<text:tab/></text:span><text:span text:style-name="T2">jotigide</text:span></text:p>
      <text:p text:style-name="P3"><text:span text:style-name="T1">tempo de descanso<text:tab/></text:span><text:span text:style-name="T3">g</text:span><text:span text:style-name="T2">onipene</text:span><text:span text:style-name="T3">g</text:span><text:span text:style-name="T2">egi</text:span></text:p>
      <text:p text:style-name="P3"><text:span text:style-name="T1">tempo<text:tab/></text:span><text:span text:style-name="T2">limedi(ta)</text:span></text:p>
      <text:p text:style-name="P3"><text:span text:style-name="T1">tempo marcado<text:tab/></text:span><text:span text:style-name="T2">lakatagi</text:span></text:p>
      <text:p text:style-name="P3"><text:span text:style-name="T1">tenda<text:tab/></text:span><text:span text:style-name="T2">balaacogo</text:span></text:p>
      <text:p text:style-name="P3"><text:span text:style-name="T1"><text:tab/></text:span><text:span text:style-name="T2">nopegedi</text:span></text:p>
      <text:p text:style-name="P3"><text:span text:style-name="T1">tenda dele<text:tab/></text:span><text:span text:style-name="T2">lopegedi</text:span></text:p>
      <text:p text:style-name="P3"><text:span text:style-name="T1">tendão de Aquiles<text:tab/></text:span><text:span text:style-name="T2">-ixiwe</text:span></text:p>
      <text:p text:style-name="P3"><text:span text:style-name="T1">tenho parte com ele<text:tab/></text:span><text:span text:style-name="T2">ida anejitege</text:span></text:p>
      <text:p text:style-name="P3"><text:span text:style-name="T1">tentar<text:tab/></text:span><text:span text:style-name="T2">-dinee(ta)</text:span></text:p>
      <text:p text:style-name="P3"><text:span text:style-name="T1"><text:tab/></text:span><text:span text:style-name="T2">-ici</text:span></text:p>
      <text:p text:style-name="P3"><text:span text:style-name="T1">tentar fazer<text:tab/></text:span><text:span text:style-name="T2">-nake</text:span></text:p>
      <text:p text:style-name="P3"><text:span text:style-name="T1">tentar provar<text:tab/></text:span><text:span text:style-name="T2">-ici(teloco)</text:span></text:p>
      <text:p text:style-name="P3"><text:span text:style-name="T1">tentativa<text:tab/></text:span><text:span text:style-name="T3">g</text:span><text:span text:style-name="T2">aditewe</text:span><text:span text:style-name="T3">g</text:span><text:span text:style-name="T2">egi</text:span></text:p>
      <text:p text:style-name="P3"><text:span text:style-name="T2"><text:tab/>-itewe</text:span><text:span text:style-name="T3">g</text:span><text:span text:style-name="T2">egi</text:span></text:p>
      <text:p text:style-name="P3"><text:span text:style-name="T1">tentativa dele<text:tab/></text:span><text:span text:style-name="T2">litewe</text:span><text:span text:style-name="T3">g</text:span><text:span text:style-name="T2">egi</text:span></text:p>
      <text:p text:style-name="P3"><text:span text:style-name="T1">ter asas<text:tab/></text:span><text:span text:style-name="T2">-abade</text:span></text:p>
      <text:p text:style-name="P3"><text:span text:style-name="T1">ter capacidade ou talento<text:tab/></text:span><text:span text:style-name="T2">-inii(tigi)</text:span></text:p>
      <text:p text:style-name="P3"><text:span text:style-name="T1">ter cuidado de<text:tab/></text:span><text:span text:style-name="T2">-nidaka(ta)</text:span></text:p>
      <text:p text:style-name="P3"><text:span text:style-name="T1">ter cuidado para não fazer demais<text:tab/></text:span><text:span text:style-name="T2">-aloo</text:span></text:p>
      <text:p text:style-name="P3"><text:span text:style-name="T1">ter dor<text:tab/></text:span><text:span text:style-name="T2">-iwikode</text:span></text:p>
      <text:p text:style-name="P3"><text:span text:style-name="T1"><text:tab/></text:span><text:span text:style-name="T2">-iwikode(nataka)</text:span></text:p>
      <text:p text:style-name="P3"><text:span text:style-name="T1">ter fruto<text:tab/></text:span><text:span text:style-name="T2">ei</text:span></text:p>
      <text:p text:style-name="P3"><text:span text:style-name="T1">ter fruto (muito)<text:tab/></text:span><text:span text:style-name="T2">-áwe</text:span></text:p>
      <text:p text:style-name="P3"><text:span text:style-name="T1">ter medo<text:tab/></text:span><text:span text:style-name="T2">-doi(tibece)</text:span></text:p>
      <text:p text:style-name="P3"><text:span text:style-name="T1">ter misericórdia<text:tab/></text:span><text:span text:style-name="T2">-iwikode</text:span></text:p>
      <text:p text:style-name="P3"><text:span text:style-name="T1"><text:tab/></text:span><text:span text:style-name="T2">-iwikode(nataka)</text:span></text:p>
      <text:p text:style-name="P3"><text:span text:style-name="T1">ter misericórdia (deles)<text:tab/></text:span><text:span text:style-name="T2">-niwikode(tiniwace)</text:span></text:p>
      <text:p text:style-name="P3"><text:span text:style-name="T1">ter notícias<text:tab/></text:span><text:span text:style-name="T2">-ibodice</text:span></text:p>
      <text:p text:style-name="P3"><text:span text:style-name="T1">ter notícias de<text:tab/></text:span><text:span text:style-name="T2">-ibodice(tibige)</text:span></text:p>
      <text:p text:style-name="P1"/>
      <text:p text:style-name="P3">[Seite 230]</text:p>
      <text:p text:style-name="P3">[Spalte 1]</text:p>
      <text:p text:style-name="P1"/>
      <text:p text:style-name="P3"><text:span text:style-name="T1">ter parte com<text:tab/></text:span><text:span text:style-name="T2">(ida) ane-(e-)(tege)</text:span></text:p>
      <text:p text:style-name="P3"><text:span text:style-name="T1">ter pena<text:tab/></text:span><text:span text:style-name="T2">-iwikode</text:span></text:p>
      <text:p text:style-name="P3"><text:span text:style-name="T1"><text:tab/></text:span><text:span text:style-name="T2">-iwikode(nataka)</text:span></text:p>
      <text:p text:style-name="P3"><text:span text:style-name="T1">ter preguiça<text:tab/></text:span><text:span text:style-name="T2">-dinibada</text:span></text:p>
      <text:p text:style-name="P3"><text:span text:style-name="T1">ter raíz ou veia aparecida<text:tab/></text:span><text:span text:style-name="T2">-itode</text:span></text:p>
      <text:p text:style-name="P3"><text:span text:style-name="T1">ter saudades daqui<text:tab/></text:span><text:span text:style-name="T2">-niadi(ticogi)</text:span></text:p>
      <text:p text:style-name="P3"><text:span text:style-name="T1">ter saudades de lá<text:tab/></text:span><text:span text:style-name="T2">-iadi(ticogi)</text:span></text:p>
      <text:p text:style-name="P3"><text:soft-page-break/><text:span text:style-name="T1">ter sexo<text:tab/></text:span><text:span text:style-name="T2">-dinawoogo</text:span></text:p>
      <text:p text:style-name="P3"><text:span text:style-name="T1">ter sorte<text:tab/></text:span><text:span text:style-name="T2">-inete</text:span></text:p>
      <text:p text:style-name="P3"><text:span text:style-name="T1">ter uma idéia<text:tab/></text:span><text:span text:style-name="T2">-iwaxina</text:span><text:span text:style-name="T3">g</text:span><text:span text:style-name="T2">a</text:span></text:p>
      <text:p text:style-name="P3"><text:span text:style-name="T1">ter vontade<text:tab/></text:span><text:span text:style-name="T2">-ilida</text:span><text:span text:style-name="T3">g</text:span><text:span text:style-name="T2">adi</text:span></text:p>
      <text:p text:style-name="P3"><text:span text:style-name="T1">terceiro<text:tab/></text:span><text:span text:style-name="T2">ni</text:span><text:span text:style-name="T3">g</text:span><text:span text:style-name="T2">itiwatadi</text:span><text:span text:style-name="T3">g</text:span><text:span text:style-name="T2">ida</text:span></text:p>
      <text:p text:style-name="P3"><text:span text:style-name="T1">tereré<text:tab/></text:span><text:span text:style-name="T2">delele</text:span></text:p>
      <text:p text:style-name="P3"><text:span text:style-name="T1">teria<text:tab/></text:span><text:span text:style-name="T2">da</text:span><text:span text:style-name="T3">g</text:span><text:span text:style-name="T2">anagawini</text:span></text:p>
      <text:p text:style-name="P3"><text:span text:style-name="T1"><text:tab/></text:span><text:span text:style-name="T2">nagawini</text:span></text:p>
      <text:p text:style-name="P3"><text:span text:style-name="T1"><text:tab/></text:span><text:span text:style-name="T2">ota</text:span><text:span text:style-name="T3">g</text:span><text:span text:style-name="T2">a</text:span></text:p>
      <text:p text:style-name="P3"><text:span text:style-name="T1"><text:tab/></text:span><text:span text:style-name="T2">ta</text:span><text:span text:style-name="T3">g</text:span><text:span text:style-name="T2">a</text:span></text:p>
      <text:p text:style-name="P3"><text:span text:style-name="T1">teria antes<text:tab/></text:span><text:span text:style-name="T2">akata</text:span><text:span text:style-name="T3">g</text:span><text:span text:style-name="T2">a</text:span></text:p>
      <text:p text:style-name="P3"><text:span text:style-name="T1">teria sido<text:tab/></text:span><text:span text:style-name="T2">ota</text:span><text:span text:style-name="T3">g</text:span><text:span text:style-name="T2">a</text:span></text:p>
      <text:p text:style-name="P3"><text:span text:style-name="T1">terminar<text:tab/></text:span><text:span text:style-name="T2">-nigoma</text:span><text:span text:style-name="T3">g</text:span><text:span text:style-name="T2">adi(tini)</text:span></text:p>
      <text:p text:style-name="P3"><text:span text:style-name="T1">terminou<text:tab/></text:span><text:span text:style-name="T2">dinelio</text:span></text:p>
      <text:p text:style-name="P3"><text:span text:style-name="T1">terra<text:tab/></text:span><text:span text:style-name="T2">ii</text:span><text:span text:style-name="T3">g</text:span><text:span text:style-name="T2">o</text:span></text:p>
      <text:p text:style-name="P3"><text:span text:style-name="T1">terra dele<text:tab/></text:span><text:span text:style-name="T2">nii</text:span><text:span text:style-name="T3">g</text:span><text:span text:style-name="T2">o</text:span></text:p>
      <text:p text:style-name="P3"><text:span text:style-name="T1">terremoto<text:tab/></text:span><text:span text:style-name="T2">datalale ii</text:span><text:span text:style-name="T3">g</text:span><text:span text:style-name="T2">o</text:span></text:p>
      <text:p text:style-name="P3"><text:span text:style-name="T1"><text:tab/></text:span><text:span text:style-name="T2">natalala</text:span><text:span text:style-name="T3">g</text:span><text:span text:style-name="T2">a</text:span></text:p>
      <text:p text:style-name="P3"><text:span text:style-name="T1">tesouro<text:tab/></text:span><text:span text:style-name="T2">nalicexe</text:span></text:p>
      <text:p text:style-name="P3"><text:span text:style-name="T1">tesouro dele<text:tab/></text:span><text:span text:style-name="T2">no</text:span><text:span text:style-name="T3">g</text:span><text:span text:style-name="T2">eedi</text:span></text:p>
      <text:p text:style-name="P3"><text:span text:style-name="T1">tesouro (nosso)<text:tab/></text:span><text:span text:style-name="T3">g</text:span><text:span text:style-name="T2">ono</text:span><text:span text:style-name="T3">g</text:span><text:span text:style-name="T2">eedi</text:span></text:p>
      <text:p text:style-name="P3"><text:span text:style-name="T1">testa<text:tab/></text:span><text:span text:style-name="T2">etocolo</text:span></text:p>
      <text:p text:style-name="P3"><text:span text:style-name="T1">testa dele<text:tab/></text:span><text:span text:style-name="T2">latocolo</text:span></text:p>
      <text:p text:style-name="P3"><text:span text:style-name="T1">testemunha<text:tab/></text:span><text:span text:style-name="T2">nakata</text:span><text:span text:style-name="T3">g</text:span><text:span text:style-name="T2">ana</text:span><text:span text:style-name="T3">g</text:span><text:span text:style-name="T2">a</text:span></text:p>
      <text:p text:style-name="P3"><text:span text:style-name="T1"><text:tab/></text:span><text:span text:style-name="T2">niwinigi(jegi)</text:span></text:p>
      <text:p text:style-name="P3"><text:span text:style-name="T1">tia<text:tab/></text:span><text:span text:style-name="T2">-ajiodo</text:span></text:p>
      <text:p text:style-name="P1"/>
      <text:p text:style-name="P3">[Seite 230]</text:p>
      <text:p text:style-name="P3">[Spalte 2]</text:p>
      <text:p text:style-name="P3"/>
      <text:p text:style-name="P3"><text:span text:style-name="T1">Tico-tico<text:tab/></text:span><text:span text:style-name="T2">natopia</text:span></text:p>
      <text:p text:style-name="P3"><text:span text:style-name="T1"><text:tab/></text:span><text:span text:style-name="T2">natopijeena</text:span></text:p>
      <text:p text:style-name="P3"><text:span text:style-name="T1">tinta comum<text:tab/></text:span><text:span text:style-name="T2">nitii</text:span><text:span text:style-name="T3">g</text:span><text:span text:style-name="T2">ana</text:span><text:span text:style-name="T3">g</text:span><text:span text:style-name="T2">ana</text:span><text:span text:style-name="T3">g</text:span><text:span text:style-name="T2">adi</text:span></text:p>
      <text:p text:style-name="P3"><text:span text:style-name="T1">tinta (dele)<text:tab/></text:span><text:span text:style-name="T2">litii</text:span><text:span text:style-name="T3">g</text:span><text:span text:style-name="T2">a</text:span></text:p>
      <text:p text:style-name="P3"><text:span text:style-name="T1">tinta preta para cerâmica<text:tab/></text:span><text:span text:style-name="T2">nitii</text:span><text:span text:style-name="T3">g</text:span><text:span text:style-name="T2">a</text:span></text:p>
      <text:p text:style-name="P3"><text:span text:style-name="T1">tinta vermelha<text:tab/></text:span><text:span text:style-name="T2">notokona</text:span><text:span text:style-name="T3">g</text:span><text:span text:style-name="T2">adi</text:span></text:p>
      <text:p text:style-name="P3"><text:span text:style-name="T1">tio<text:tab/></text:span><text:span text:style-name="T2">-exodi</text:span></text:p>
      <text:p text:style-name="P3"><text:span text:style-name="T1">tio dele<text:tab/></text:span><text:span text:style-name="T2">nexodi</text:span></text:p>
      <text:p text:style-name="P3"><text:span text:style-name="T1">tio (meu)<text:tab/></text:span><text:span text:style-name="T2">inexodi</text:span></text:p>
      <text:p text:style-name="P3"><text:span text:style-name="T1"><text:tab/></text:span><text:span text:style-name="T2">yajiodi</text:span></text:p>
      <text:p text:style-name="P3"><text:span text:style-name="T1">tipo<text:tab/></text:span><text:span text:style-name="T2">latopagi</text:span></text:p>
      <text:p text:style-name="P3"><text:span text:style-name="T1">tirar<text:tab/></text:span><text:span text:style-name="T2">-ibanoo(teci)</text:span></text:p>
      <text:p text:style-name="P3"><text:span text:style-name="T1"><text:tab/></text:span><text:span text:style-name="T2">-no</text:span><text:span text:style-name="T3">g</text:span><text:span text:style-name="T2">a</text:span></text:p>
      <text:p text:style-name="P3"><text:span text:style-name="T1">tirar casca<text:tab/></text:span><text:span text:style-name="T2">-igakala</text:span><text:span text:style-name="T3">g</text:span><text:span text:style-name="T2">a</text:span></text:p>
      <text:p text:style-name="P3"><text:span text:style-name="T1">tirar couro<text:tab/></text:span><text:span text:style-name="T2">-niwiigi(tini)</text:span></text:p>
      <text:p text:style-name="P3"><text:span text:style-name="T1">tirar depressa<text:tab/></text:span><text:span text:style-name="T2">-nilegi(tigilo)</text:span></text:p>
      <text:p text:style-name="P3"><text:span text:style-name="T1">tirar feitiço<text:tab/></text:span><text:span text:style-name="T2">-apaayo</text:span><text:span text:style-name="T3">g</text:span><text:span text:style-name="T2">o</text:span></text:p>
      <text:p text:style-name="P3"><text:span text:style-name="T1">tirar leite<text:tab/></text:span><text:span text:style-name="T2">-otico</text:span><text:span text:style-name="T3">g</text:span><text:span text:style-name="T2">o</text:span></text:p>
      <text:p text:style-name="P3"><text:span text:style-name="T1">tirar os olhos de<text:tab/></text:span><text:span text:style-name="T2">-a</text:span><text:span text:style-name="T3">g</text:span><text:span text:style-name="T2">atico</text:span><text:span text:style-name="T3">g</text:span><text:span text:style-name="T2">o(tece)</text:span></text:p>
      <text:p text:style-name="P3"><text:span text:style-name="T1">toalha<text:tab/></text:span><text:span text:style-name="T2">toaaya</text:span></text:p>
      <text:p text:style-name="P3"><text:span text:style-name="T1">tocador<text:tab/></text:span><text:span text:style-name="T2">natena</text:span><text:span text:style-name="T3">g</text:span><text:span text:style-name="T2">ana</text:span><text:span text:style-name="T3">g</text:span><text:span text:style-name="T2">a</text:span></text:p>
      <text:p text:style-name="P3"><text:span text:style-name="T1">tocador de certo instrumento<text:tab/></text:span><text:span text:style-name="T2">nateno</text:span><text:span text:style-name="T3">g</text:span><text:span text:style-name="T2">odi</text:span></text:p>
      <text:p text:style-name="P3"><text:soft-page-break/><text:span text:style-name="T1">tocar<text:tab/></text:span><text:span text:style-name="T2">-iticoi(tice)</text:span></text:p>
      <text:p text:style-name="P3"><text:span text:style-name="T1">tocar instrumento<text:tab/></text:span><text:span text:style-name="T2">-atena</text:span><text:span text:style-name="T3">g</text:span><text:span text:style-name="T2">a</text:span></text:p>
      <text:p text:style-name="P3"><text:span text:style-name="T1"><text:tab/></text:span><text:span text:style-name="T2">-ate(tigi)</text:span></text:p>
      <text:p text:style-name="P3"><text:span text:style-name="T1">tocar no fim para fazer algo<text:tab/></text:span><text:span text:style-name="T2">-alice</text:span></text:p>
      <text:p text:style-name="P3"><text:span text:style-name="T1">tocar violão<text:tab/></text:span><text:span text:style-name="T2">-nexegi</text:span></text:p>
      <text:p text:style-name="P3"><text:span text:style-name="T1">tocha<text:tab/></text:span><text:span text:style-name="T2">lalo</text:span><text:span text:style-name="T3">g</text:span><text:span text:style-name="T2">ona</text:span><text:span text:style-name="T3">g</text:span><text:span text:style-name="T2">ategi</text:span></text:p>
      <text:p text:style-name="P3"><text:span text:style-name="T1">toco<text:tab/></text:span><text:span text:style-name="T2">batadi</text:span></text:p>
      <text:p text:style-name="P3"><text:span text:style-name="T1">todas<text:tab/></text:span><text:span text:style-name="T2">anitawece</text:span></text:p>
      <text:p text:style-name="P3"><text:span text:style-name="T1">todos<text:tab/></text:span><text:span text:style-name="T2">iditawece</text:span></text:p>
      <text:p text:style-name="P3"><text:span text:style-name="T1"><text:tab/></text:span><text:span text:style-name="T2">ijotawece</text:span></text:p>
      <text:p text:style-name="P3"><text:span text:style-name="T1"><text:tab/></text:span><text:span text:style-name="T2">initawece</text:span></text:p>
      <text:p text:style-name="P3"><text:span text:style-name="T1">todos aqueles<text:tab/></text:span><text:span text:style-name="T2">idatawece</text:span></text:p>
      <text:p text:style-name="P3"><text:span text:style-name="T1">todos, tudo<text:tab/></text:span><text:span text:style-name="T2">inatawece</text:span></text:p>
      <text:p text:style-name="P3"><text:span text:style-name="T1">tolice dele<text:tab/></text:span><text:span text:style-name="T2">letole</text:span><text:span text:style-name="T3">g</text:span><text:span text:style-name="T2">egi</text:span></text:p>
      <text:p text:style-name="P3"><text:span text:style-name="T1">toma!<text:tab/></text:span><text:span text:style-name="T2">nee!</text:span></text:p>
      <text:p text:style-name="P3"><text:span text:style-name="T1">tomar<text:tab/></text:span><text:span text:style-name="T2">-acipe</text:span></text:p>
      <text:p text:style-name="P3"><text:span text:style-name="T1"><text:tab/></text:span><text:span text:style-name="T2">-ibanoo(teci)</text:span></text:p>
      <text:p text:style-name="P1"/>
      <text:p text:style-name="P3">[Seite 231]</text:p>
      <text:p text:style-name="P3">[Spalte 1]</text:p>
      <text:p text:style-name="P1"/>
      <text:p text:style-name="P3"><text:span text:style-name="T1">tomar banho<text:tab/></text:span><text:span text:style-name="T2">-nila</text:span></text:p>
      <text:p text:style-name="P3"><text:span text:style-name="T1">torcedor<text:tab/></text:span><text:span text:style-name="T2">licaajo</text:span></text:p>
      <text:p text:style-name="P3"><text:span text:style-name="T1">torcida<text:tab/></text:span><text:span text:style-name="T2">niwina</text:span><text:span text:style-name="T3">g</text:span><text:span text:style-name="T2">ana</text:span><text:span text:style-name="T3">g</text:span><text:span text:style-name="T2">a</text:span></text:p>
      <text:p text:style-name="P3"><text:span text:style-name="T1">torrar mandioca ou farinha<text:tab/></text:span><text:span text:style-name="T2">-ibiko</text:span></text:p>
      <text:p text:style-name="P3"><text:span text:style-name="T1">torre de vigia<text:tab/></text:span><text:span text:style-name="T2">libeo</text:span><text:span text:style-name="T3">g</text:span><text:span text:style-name="T2">adi</text:span></text:p>
      <text:p text:style-name="P3"><text:span text:style-name="T1">torto<text:tab/></text:span><text:span text:style-name="T2">dinamage</text:span></text:p>
      <text:p text:style-name="P3"><text:span text:style-name="T1">tossir<text:tab/></text:span><text:span text:style-name="T2">-ioloce</text:span></text:p>
      <text:p text:style-name="P3"><text:span text:style-name="T1">touro<text:tab/></text:span><text:span text:style-name="T2">alolana</text:span><text:span text:style-name="T3">g</text:span><text:span text:style-name="T2">a</text:span></text:p>
      <text:p text:style-name="P3"><text:span text:style-name="T1">trabalhador<text:tab/></text:span><text:span text:style-name="T2">nibakecajo</text:span></text:p>
      <text:p text:style-name="P3"><text:span text:style-name="T1">trabalhamos juntos<text:tab/></text:span><text:span text:style-name="T2">ibakawa</text:span></text:p>
      <text:p text:style-name="P3"><text:span text:style-name="T1">trabalhar<text:tab/></text:span><text:span text:style-name="T2">-iba</text:span></text:p>
      <text:p text:style-name="P1">trabalho<text:tab/>nibakedi</text:p>
      <text:p text:style-name="P3"><text:span text:style-name="T1">trair<text:tab/></text:span><text:span text:style-name="T2">-i</text:span><text:span text:style-name="T3">g</text:span><text:span text:style-name="T2">ola</text:span><text:span text:style-name="T3">g</text:span><text:span text:style-name="T2">adi</text:span></text:p>
      <text:p text:style-name="P3"><text:span text:style-name="T1">traíra<text:tab/></text:span><text:span text:style-name="T2">wopoona</text:span><text:span text:style-name="T3">g</text:span><text:span text:style-name="T2">a</text:span></text:p>
      <text:p text:style-name="P3"><text:span text:style-name="T1">tralha de cozinha<text:tab/></text:span><text:span text:style-name="T2">enoda</text:span><text:span text:style-name="T3">g</text:span><text:span text:style-name="T2">agi</text:span></text:p>
      <text:p text:style-name="P3"><text:span text:style-name="T1">tralha dele<text:tab/></text:span><text:span text:style-name="T2">lowooda</text:span><text:span text:style-name="T3">g</text:span><text:span text:style-name="T2">agi</text:span></text:p>
      <text:p text:style-name="P3"><text:span text:style-name="T1">tralha da cozinha dele<text:tab/></text:span><text:span text:style-name="T2">lanoda</text:span><text:span text:style-name="T3">g</text:span><text:span text:style-name="T2">agi</text:span></text:p>
      <text:p text:style-name="P3"><text:span text:style-name="T1">tranqüilo<text:tab/></text:span><text:span text:style-name="T2">liditini</text:span></text:p>
      <text:p text:style-name="P3"><text:span text:style-name="T1">transformar<text:tab/></text:span><text:span text:style-name="T2">-dinana(tigi)</text:span></text:p>
      <text:p text:style-name="P3"><text:span text:style-name="T1"><text:tab/></text:span><text:span text:style-name="T2">-iigi</text:span></text:p>
      <text:p text:style-name="P3"><text:span text:style-name="T1">transformar-se<text:tab/></text:span><text:span text:style-name="T2">-diniigi</text:span></text:p>
      <text:p text:style-name="P3"><text:span text:style-name="T1">trapo ou roupa velha<text:tab/></text:span><text:span text:style-name="T2">waxelogo</text:span></text:p>
      <text:p text:style-name="P3"><text:span text:style-name="T1">tratar<text:tab/></text:span><text:span text:style-name="T2">-iwetade</text:span></text:p>
      <text:p text:style-name="P3"><text:span text:style-name="T1"><text:tab/></text:span><text:span text:style-name="T2">-niwetade</text:span></text:p>
      <text:p text:style-name="P3"><text:span text:style-name="T1">tratar como<text:tab/></text:span><text:span text:style-name="T2">-igo(ta)</text:span></text:p>
      <text:p text:style-name="P3"><text:span text:style-name="T1">tratar mal<text:tab/></text:span><text:span text:style-name="T2">-amena</text:span><text:span text:style-name="T3">g</text:span><text:span text:style-name="T2">a(tibige)</text:span></text:p>
      <text:p text:style-name="P3"><text:span text:style-name="T1">travesseiro<text:tab/></text:span><text:span text:style-name="T2">laka</text:span><text:span text:style-name="T3">g</text:span><text:span text:style-name="T2">ala</text:span><text:span text:style-name="T3">g</text:span><text:span text:style-name="T2">adi</text:span></text:p>
      <text:p text:style-name="P3"><text:span text:style-name="T1">trazer<text:tab/></text:span><text:span text:style-name="T2">-nadeegi</text:span></text:p>
      <text:p text:style-name="P3"><text:span text:style-name="T1"><text:tab/></text:span><text:span text:style-name="T2">-noodi</text:span></text:p>
      <text:p text:style-name="P3"><text:span text:style-name="T1">trazer de lá<text:tab/></text:span><text:span text:style-name="T2">-ico</text:span><text:span text:style-name="T3">g</text:span><text:span text:style-name="T2">otee(ticogi)</text:span></text:p>
      <text:p text:style-name="P3"><text:span text:style-name="T1">trazer devagar<text:tab/></text:span><text:span text:style-name="T2">-inilotijo</text:span></text:p>
      <text:p text:style-name="P3"><text:soft-page-break/><text:span text:style-name="T1">treinar para correr<text:tab/></text:span><text:span text:style-name="T2">-dinici(ticobece)</text:span></text:p>
      <text:p text:style-name="P3"><text:span text:style-name="T1">tremer<text:tab/></text:span><text:span text:style-name="T2">-awigice</text:span></text:p>
      <text:p text:style-name="P3"><text:span text:style-name="T1"><text:tab/></text:span><text:span text:style-name="T2">-okojo</text:span><text:span text:style-name="T3">g</text:span><text:span text:style-name="T2">ojoke</text:span></text:p>
      <text:p text:style-name="P3"><text:span text:style-name="T1">tremular<text:tab/></text:span><text:span text:style-name="T2">-awigice</text:span></text:p>
      <text:p text:style-name="P3"><text:span text:style-name="T1"><text:tab/></text:span><text:span text:style-name="T2">-okojo</text:span><text:span text:style-name="T3">g</text:span><text:span text:style-name="T2">ojoke</text:span></text:p>
      <text:p text:style-name="P3"><text:span text:style-name="T1">três<text:tab/></text:span><text:span text:style-name="T2">iniwatadi</text:span><text:span text:style-name="T3">g</text:span><text:span text:style-name="T2">ini</text:span></text:p>
      <text:p text:style-name="P3"><text:span text:style-name="T1"><text:tab/></text:span><text:span text:style-name="T2">itiwatadi</text:span><text:span text:style-name="T3">g</text:span><text:span text:style-name="T2">ida</text:span></text:p>
      <text:p text:style-name="P1"/>
      <text:p text:style-name="P3">[Seite 231]</text:p>
      <text:p text:style-name="P3">[Spalte 2]</text:p>
      <text:p text:style-name="P3"/>
      <text:p text:style-name="P3"><text:span text:style-name="T1"><text:tab/></text:span><text:span text:style-name="T2">itiwatadi</text:span><text:span text:style-name="T3">g</text:span><text:span text:style-name="T2">idi</text:span></text:p>
      <text:p text:style-name="P3"><text:span text:style-name="T1"><text:tab/></text:span><text:span text:style-name="T2">itoatadi</text:span><text:span text:style-name="T3">g</text:span><text:span text:style-name="T2">ida</text:span></text:p>
      <text:p text:style-name="P3"><text:span text:style-name="T1">três vezes<text:tab/></text:span><text:span text:style-name="T2">itoatadi</text:span><text:span text:style-name="T3">g</text:span><text:span text:style-name="T2">ica</text:span></text:p>
      <text:p text:style-name="P3"><text:span text:style-name="T1">tribunal<text:tab/></text:span><text:span text:style-name="T3">g</text:span><text:span text:style-name="T2">onigekaxi</text:span></text:p>
      <text:p text:style-name="P3"><text:span text:style-name="T1">trigo<text:tab/></text:span><text:span text:style-name="T2">leyeema</text:span></text:p>
      <text:p text:style-name="P3"><text:span text:style-name="T1">trigo dele<text:tab/></text:span><text:span text:style-name="T2">nileyeema</text:span></text:p>
      <text:p text:style-name="P3"><text:span text:style-name="T1">trilho de tatu<text:tab/></text:span><text:span text:style-name="T3">g</text:span><text:span text:style-name="T2">otoa</text:span><text:span text:style-name="T3">g</text:span><text:span text:style-name="T2">egi-ligi</text:span></text:p>
      <text:p text:style-name="P3"><text:span text:style-name="T1">trilho dele<text:tab/></text:span><text:span text:style-name="T2">ligi</text:span></text:p>
      <text:p text:style-name="P3"><text:span text:style-name="T1">tripa dele<text:tab/></text:span><text:span text:style-name="T2">liwenigi</text:span></text:p>
      <text:p text:style-name="P3"><text:span text:style-name="T1">triste<text:tab/></text:span><text:span text:style-name="T2">ageca</text:span><text:span text:style-name="T3">g</text:span><text:span text:style-name="T2">alo</text:span></text:p>
      <text:p text:style-name="P3"><text:span text:style-name="T1">tristeza<text:tab/></text:span><text:span text:style-name="T2">nigeca</text:span><text:span text:style-name="T3">g</text:span><text:span text:style-name="T2">alo</text:span><text:span text:style-name="T3">g</text:span><text:span text:style-name="T2">o</text:span></text:p>
      <text:p text:style-name="P3"><text:span text:style-name="T1">tristeza dele<text:tab/></text:span><text:span text:style-name="T2">ligeca</text:span><text:span text:style-name="T3">g</text:span><text:span text:style-name="T2">alo</text:span><text:span text:style-name="T3">g</text:span><text:span text:style-name="T2">o</text:span></text:p>
      <text:p text:style-name="P3"><text:span text:style-name="T1">tristeza (nossa)<text:tab/></text:span><text:span text:style-name="T3">g</text:span><text:span text:style-name="T2">ogeca</text:span><text:span text:style-name="T3">g</text:span><text:span text:style-name="T2">alo</text:span><text:span text:style-name="T3">g</text:span><text:span text:style-name="T2">o</text:span></text:p>
      <text:p text:style-name="P3"><text:span text:style-name="T1">trocar<text:tab/></text:span><text:span text:style-name="T2">-iigi</text:span></text:p>
      <text:p text:style-name="P3"><text:span text:style-name="T1"><text:tab/></text:span><text:span text:style-name="T2">-iikoe</text:span><text:span text:style-name="T3">g</text:span><text:span text:style-name="T2">e</text:span></text:p>
      <text:p text:style-name="P3"><text:span text:style-name="T1">trocar entre si<text:tab/></text:span><text:span text:style-name="T2">-diniikoe(tiwage)</text:span></text:p>
      <text:p text:style-name="P3"><text:span text:style-name="T1">troco dele<text:tab/></text:span><text:span text:style-name="T2">liikoa</text:span></text:p>
      <text:p text:style-name="P3"><text:span text:style-name="T1">trombeta<text:tab/></text:span><text:span text:style-name="T2">goloneeta</text:span></text:p>
      <text:p text:style-name="P3"><text:span text:style-name="T1">tronco de árvore<text:tab/></text:span><text:span text:style-name="T2">libatadi</text:span></text:p>
      <text:p text:style-name="P3"><text:span text:style-name="T1"><text:tab/></text:span><text:span text:style-name="T2">nibatadi</text:span></text:p>
      <text:p text:style-name="P3"><text:span text:style-name="T1">tronco dele<text:tab/></text:span><text:span text:style-name="T2">laxace</text:span></text:p>
      <text:p text:style-name="P3"><text:span text:style-name="T1">tropeçar<text:tab/></text:span><text:span text:style-name="T2">-ii</text:span><text:span text:style-name="T3"> g</text:span><text:span text:style-name="T2">o</text:span></text:p>
      <text:p text:style-name="P3"><text:span text:style-name="T1"><text:tab/></text:span><text:span text:style-name="T2">-ixipe</text:span></text:p>
      <text:p text:style-name="P3"><text:span text:style-name="T1">trovão<text:tab/></text:span><text:span text:style-name="T2">diximo</text:span><text:span text:style-name="T3">g</text:span><text:span text:style-name="T2">o</text:span></text:p>
      <text:p text:style-name="P3"><text:span text:style-name="T1"><text:tab/></text:span><text:span text:style-name="T2">nixima</text:span><text:span text:style-name="T3">g</text:span><text:span text:style-name="T2">a</text:span><text:span text:style-name="T3">g</text:span><text:span text:style-name="T2">a</text:span></text:p>
      <text:p text:style-name="P1"/>
      <text:p text:style-name="P3">[Seite 232]</text:p>
      <text:p text:style-name="P3">[Spalte 1]</text:p>
      <text:p text:style-name="P3"/>
      <text:p text:style-name="P3"><text:span text:style-name="T1">tucano<text:tab/></text:span><text:span text:style-name="T3">g</text:span><text:span text:style-name="T2">atodi</text:span></text:p>
      <text:p text:style-name="P3"><text:span text:style-name="T1">tudo<text:tab/></text:span><text:span text:style-name="T2">icoatawece</text:span></text:p>
      <text:p text:style-name="P3"><text:span text:style-name="T1">tuiuiu<text:tab/></text:span><text:span text:style-name="T3">g</text:span><text:span text:style-name="T2">apokolo</text:span><text:span text:style-name="T3">g</text:span><text:span text:style-name="T2">olo</text:span></text:p>
      <text:p text:style-name="P3"><text:span text:style-name="T1">tumor dele<text:tab/></text:span><text:span text:style-name="T2">lanilo</text:span><text:span text:style-name="T3">g</text:span><text:span text:style-name="T2">oxegi</text:span></text:p>
      <text:p text:style-name="P3"><text:span text:style-name="T1">túmulo<text:tab/></text:span><text:span text:style-name="T2">apii</text:span><text:span text:style-name="T3">g</text:span><text:span text:style-name="T2">o</text:span></text:p>
      <text:p text:style-name="P3"><text:span text:style-name="T1"><text:tab/></text:span><text:span text:style-name="T2">begi</text:span></text:p>
      <text:p text:style-name="P1"/>
      <text:p text:style-name="P3">[Seite 232]</text:p>
      <text:p text:style-name="P3">[Spalte 2]</text:p>
      <text:p text:style-name="P3"/>
      <text:p text:style-name="P3"><text:span text:style-name="T1">tumultuar<text:tab/></text:span><text:span text:style-name="T2">-ibato</text:span></text:p>
      <text:p text:style-name="P3"><text:span text:style-name="T1">túnica<text:tab/></text:span><text:span text:style-name="T2">nitoonicogo</text:span></text:p>
      <text:p text:style-name="P3"><text:soft-page-break/><text:span text:style-name="T1"><text:tab/></text:span><text:span text:style-name="T2">toonicogo</text:span></text:p>
      <text:p text:style-name="P3"><text:span text:style-name="T1">turma dele<text:tab/></text:span><text:span text:style-name="T2">loiigi</text:span></text:p>
      <text:p text:style-name="P1"/>
      <text:p text:style-name="P3">[Seite 232]</text:p>
      <text:p text:style-name="P3">[Spalte 1]</text:p>
      <text:p text:style-name="P3"/>
      <text:p text:style-name="P1">U - u</text:p>
      <text:p text:style-name="P1"/>
      <text:p text:style-name="P3"><text:span text:style-name="T1">última coisa<text:tab/></text:span><text:span text:style-name="T2">adiokana</text:span><text:span text:style-name="T3">g</text:span><text:span text:style-name="T2">adite</text:span></text:p>
      <text:p text:style-name="P3"><text:span text:style-name="T1">último<text:tab/></text:span><text:span text:style-name="T2">nalatigi</text:span></text:p>
      <text:p text:style-name="P3"><text:span text:style-name="T1"><text:tab/></text:span><text:span text:style-name="T2">owidijegi</text:span></text:p>
      <text:p text:style-name="P3"><text:span text:style-name="T1">ultrapassar<text:tab/></text:span><text:span text:style-name="T2">-ewegi(tijo)</text:span></text:p>
      <text:p text:style-name="P3"><text:span text:style-name="T1">um<text:tab/></text:span><text:span text:style-name="T2">onidateci</text:span></text:p>
      <text:p text:style-name="P3"><text:span text:style-name="T1"><text:tab/></text:span><text:span text:style-name="T2">onijoteci</text:span></text:p>
      <text:p text:style-name="P3"><text:span text:style-name="T1"><text:tab/></text:span><text:span text:style-name="T2">oniniteci</text:span></text:p>
      <text:p text:style-name="P3"><text:span text:style-name="T1">um depois do outro<text:tab/></text:span><text:span text:style-name="T2">dinali</text:span></text:p>
      <text:p text:style-name="P3"><text:span text:style-name="T1">um pouco<text:tab/></text:span><text:span text:style-name="T2">ateci</text:span><text:span text:style-name="T3">g</text:span><text:span text:style-name="T2">ini</text:span></text:p>
      <text:p text:style-name="P3"><text:span text:style-name="T1">uma<text:tab/></text:span><text:span text:style-name="T2">onaditeci</text:span></text:p>
      <text:p text:style-name="P3"><text:span text:style-name="T1"><text:tab/></text:span><text:span text:style-name="T2">onajoteci</text:span></text:p>
      <text:p text:style-name="P3"><text:span text:style-name="T1"><text:tab/></text:span><text:span text:style-name="T2">onaniteci</text:span></text:p>
      <text:p text:style-name="P1"/>
      <text:p text:style-name="P3">[Seite 232]</text:p>
      <text:p text:style-name="P3">[Spalte 2]</text:p>
      <text:p text:style-name="P1"/>
      <text:p text:style-name="P3"><text:span text:style-name="T1">umbigo<text:tab/></text:span><text:span text:style-name="T2">nibetadi</text:span></text:p>
      <text:p text:style-name="P3"><text:span text:style-name="T1"><text:tab/></text:span><text:span text:style-name="T2">nodolo</text:span></text:p>
      <text:p text:style-name="P3"><text:span text:style-name="T1">unha<text:tab/></text:span><text:span text:style-name="T2">naxapo</text:span></text:p>
      <text:p text:style-name="P3"><text:span text:style-name="T1">unir<text:tab/></text:span><text:span text:style-name="T2">-iligoti(tiwage)</text:span></text:p>
      <text:p text:style-name="P3"><text:span text:style-name="T1">unir com<text:tab/></text:span><text:span text:style-name="T2">-exogo(tege)</text:span></text:p>
      <text:p text:style-name="P3"><text:span text:style-name="T1">(ser) urgente<text:tab/></text:span><text:span text:style-name="T2">-ajolita</text:span><text:span text:style-name="T3">g</text:span><text:span text:style-name="T2">a</text:span></text:p>
      <text:p text:style-name="P3"><text:span text:style-name="T1">urinar<text:tab/></text:span><text:span text:style-name="T2">-nipaadi</text:span></text:p>
      <text:p text:style-name="P3"><text:span text:style-name="T1">urubú<text:tab/></text:span><text:span text:style-name="T2">opoe</text:span></text:p>
      <text:p text:style-name="P3"><text:span text:style-name="T1">usar<text:tab/></text:span><text:span text:style-name="T2">-dinana(tece)</text:span></text:p>
      <text:p text:style-name="P3"><text:span text:style-name="T1"><text:tab/></text:span><text:span text:style-name="T2">-ibake</text:span></text:p>
      <text:p text:style-name="P1"/>
      <text:p text:style-name="P3">[Seite 232]</text:p>
      <text:p text:style-name="P3">[Spalte 1]</text:p>
      <text:p text:style-name="P3"/>
      <text:p text:style-name="P1">V - v</text:p>
      <text:p text:style-name="P1"/>
      <text:p text:style-name="P3"><text:span text:style-name="T1">vaca<text:tab/></text:span><text:span text:style-name="T2">waaca</text:span></text:p>
      <text:p text:style-name="P3"><text:span text:style-name="T1">vaca leiteira<text:tab/></text:span><text:span text:style-name="T2">lexeela</text:span></text:p>
      <text:p text:style-name="P3"><text:span text:style-name="T1">vagina<text:tab/></text:span><text:span text:style-name="T2">noliana</text:span></text:p>
      <text:p text:style-name="P3"><text:span text:style-name="T1">vai mais (usado em números)<text:tab/></text:span><text:span text:style-name="T2">ni</text:span><text:span text:style-name="T3">g</text:span><text:span text:style-name="T2">igo</text:span></text:p>
      <text:p text:style-name="P3"><text:span text:style-name="T1">vaidoso<text:tab/></text:span><text:span text:style-name="T2">ana</text:span><text:span text:style-name="T3">g</text:span><text:span text:style-name="T2">axakene</text:span><text:span text:style-name="T3">g</text:span><text:span text:style-name="T2">egi</text:span></text:p>
      <text:p text:style-name="P3"><text:span text:style-name="T1">vale<text:tab/></text:span><text:span text:style-name="T2">weti</text:span><text:span text:style-name="T3">g</text:span><text:span text:style-name="T2">a-lagi</text:span></text:p>
      <text:p text:style-name="P3"><text:span text:style-name="T1">vale (de valor)<text:tab/></text:span><text:span text:style-name="T2">elagigi</text:span></text:p>
      <text:p text:style-name="P3"><text:span text:style-name="T1"><text:tab/></text:span><text:span text:style-name="T2">jao</text:span><text:span text:style-name="T3">g</text:span><text:span text:style-name="T2">a</text:span></text:p>
      <text:p text:style-name="P3"><text:span text:style-name="T1">valeta<text:tab/></text:span><text:span text:style-name="T2">latoa</text:span><text:span text:style-name="T3">g</text:span><text:span text:style-name="T2">egi</text:span></text:p>
      <text:p text:style-name="P3"><text:span text:style-name="T1">valor (meu)<text:tab/></text:span><text:span text:style-name="T2">iniwaló</text:span></text:p>
      <text:p text:style-name="P3"><text:span text:style-name="T1">vamos<text:tab/></text:span><text:span text:style-name="T2">ini</text:span><text:span text:style-name="T3">g</text:span><text:span text:style-name="T2">a</text:span></text:p>
      <text:p text:style-name="P3"><text:span text:style-name="T1">vaqueiro<text:tab/></text:span><text:span text:style-name="T2">aniboyade</text:span><text:span text:style-name="T3">g</text:span><text:span text:style-name="T2">egi</text:span></text:p>
      <text:p text:style-name="P3"><text:soft-page-break/><text:span text:style-name="T1">vara<text:tab/></text:span><text:span text:style-name="T2">ebo</text:span></text:p>
      <text:p text:style-name="P3"><text:span text:style-name="T1"><text:tab/></text:span><text:span text:style-name="T2">laxaco</text:span><text:span text:style-name="T3">g</text:span><text:span text:style-name="T2">ona</text:span><text:span text:style-name="T3">g</text:span><text:span text:style-name="T2">ate</text:span></text:p>
      <text:p text:style-name="P3"><text:span text:style-name="T1"><text:tab/></text:span><text:span text:style-name="T2">libikotana</text:span><text:span text:style-name="T3">g</text:span><text:span text:style-name="T2">ana</text:span><text:span text:style-name="T3">g</text:span><text:span text:style-name="T2">adi</text:span></text:p>
      <text:p text:style-name="P1"/>
      <text:p text:style-name="P3">[Seite 232]</text:p>
      <text:p text:style-name="P3">[Spalte 2]</text:p>
      <text:p text:style-name="P3"/>
      <text:p text:style-name="P3"><text:span text:style-name="T1">vara comprida<text:tab/></text:span><text:span text:style-name="T2">nojoca</text:span><text:span text:style-name="T3">g</text:span><text:span text:style-name="T2">ana</text:span><text:span text:style-name="T3">g</text:span><text:span text:style-name="T2">adi</text:span></text:p>
      <text:p text:style-name="P3"><text:span text:style-name="T1">varrer<text:tab/></text:span><text:span text:style-name="T2">-oladi(tice)</text:span></text:p>
      <text:p text:style-name="P3"><text:span text:style-name="T1">vasilha<text:tab/></text:span><text:span text:style-name="T2">nacipa</text:span><text:span text:style-name="T3">g</text:span><text:span text:style-name="T2">axi</text:span></text:p>
      <text:p text:style-name="P3"><text:span text:style-name="T1"><text:tab/></text:span><text:span text:style-name="T2">na</text:span><text:span text:style-name="T3">g</text:span><text:span text:style-name="T2">aa</text:span><text:span text:style-name="T3">g</text:span><text:span text:style-name="T2">axi</text:span></text:p>
      <text:p text:style-name="P3"><text:span text:style-name="T1">vasilha dele<text:tab/></text:span><text:span text:style-name="T2">la</text:span><text:span text:style-name="T3">g</text:span><text:span text:style-name="T2">aa</text:span><text:span text:style-name="T3">g</text:span><text:span text:style-name="T2">axi</text:span></text:p>
      <text:p text:style-name="P3"><text:span text:style-name="T1">vasilha para mel<text:tab/></text:span><text:span text:style-name="T2">lawice</text:span></text:p>
      <text:p text:style-name="P3"><text:span text:style-name="T1">vassoura<text:tab/></text:span><text:span text:style-name="T2">nolata</text:span><text:span text:style-name="T3">g</text:span><text:span text:style-name="T2">ana</text:span><text:span text:style-name="T3">g</text:span><text:span text:style-name="T2">adi</text:span></text:p>
      <text:p text:style-name="P3"><text:span text:style-name="T1">veado<text:tab/></text:span><text:span text:style-name="T3">g</text:span><text:span text:style-name="T2">alecani</text:span></text:p>
      <text:p text:style-name="P3"><text:span text:style-name="T1"><text:tab/></text:span><text:span text:style-name="T3">g</text:span><text:span text:style-name="T2">a</text:span><text:span text:style-name="T3">g</text:span><text:span text:style-name="T2">alecaniwa</text:span></text:p>
      <text:p text:style-name="P3"><text:span text:style-name="T1"><text:tab/></text:span><text:span text:style-name="T2">otica</text:span><text:span text:style-name="T3">g</text:span><text:span text:style-name="T2">anigo</text:span></text:p>
      <text:p text:style-name="P3"><text:span text:style-name="T1">veado branco<text:tab/></text:span><text:span text:style-name="T2">napica</text:span><text:span text:style-name="T3">g</text:span><text:span text:style-name="T2">aligi</text:span></text:p>
      <text:p text:style-name="P3"><text:span text:style-name="T1">veja só!<text:tab/></text:span><text:span text:style-name="T2">alawini!</text:span></text:p>
      <text:p text:style-name="P3"><text:span text:style-name="T1">vela<text:tab/></text:span><text:span text:style-name="T2">weela</text:span></text:p>
      <text:p text:style-name="P3"><text:span text:style-name="T1">velha<text:tab/></text:span><text:span text:style-name="T2">opake</text:span></text:p>
      <text:p text:style-name="P3"><text:span text:style-name="T1">velho<text:tab/></text:span><text:span text:style-name="T2">-axokigi</text:span></text:p>
      <text:p text:style-name="P3"><text:span text:style-name="T1"><text:tab/></text:span><text:span text:style-name="T2">oxii</text:span><text:span text:style-name="T3">g</text:span><text:span text:style-name="T2">odi</text:span></text:p>
      <text:p text:style-name="P1"/>
      <text:p text:style-name="P3">[Seite 233]</text:p>
      <text:p text:style-name="P3">[Spalte 1]</text:p>
      <text:p text:style-name="P3"/>
      <text:p text:style-name="P3"><text:span text:style-name="T1">velhos<text:tab/></text:span><text:span text:style-name="T2">laxokodi</text:span></text:p>
      <text:p text:style-name="P3"><text:span text:style-name="T1">venda<text:tab/></text:span><text:span text:style-name="T2">elaanigi</text:span></text:p>
      <text:p text:style-name="P3"><text:span text:style-name="T1">vendedor<text:tab/></text:span><text:span text:style-name="T2">enaana</text:span><text:span text:style-name="T3">g</text:span><text:span text:style-name="T2">ana</text:span><text:span text:style-name="T3">g</text:span><text:span text:style-name="T2">a</text:span></text:p>
      <text:p text:style-name="P3"><text:span text:style-name="T1"><text:tab/></text:span><text:span text:style-name="T2">etaana</text:span><text:span text:style-name="T3">g</text:span><text:span text:style-name="T2">a</text:span></text:p>
      <text:p text:style-name="P3"><text:span text:style-name="T1"><text:tab/></text:span><text:span text:style-name="T2">nanaano</text:span><text:span text:style-name="T3">g</text:span><text:span text:style-name="T2">odi</text:span></text:p>
      <text:p text:style-name="P3"><text:span text:style-name="T1">vender<text:tab/></text:span><text:span text:style-name="T2">-aa</text:span></text:p>
      <text:p text:style-name="P3"><text:span text:style-name="T1">veneno<text:tab/></text:span><text:span text:style-name="T2">weneeno</text:span></text:p>
      <text:p text:style-name="P3"><text:span text:style-name="T1">veneno dele<text:tab/></text:span><text:span text:style-name="T2">niweneeno</text:span></text:p>
      <text:p text:style-name="P3"><text:span text:style-name="T1">venenoso<text:tab/></text:span><text:span text:style-name="T2">diniweneene</text:span></text:p>
      <text:p text:style-name="P3"><text:span text:style-name="T1">vento<text:tab/></text:span><text:span text:style-name="T2">niocodi</text:span></text:p>
      <text:p text:style-name="P3"><text:span text:style-name="T1">vento do norte<text:tab/></text:span><text:span text:style-name="T2">wajena</text:span><text:span text:style-name="T3">g</text:span><text:span text:style-name="T2">a</text:span></text:p>
      <text:p text:style-name="P3"><text:span text:style-name="T1">ventre<text:tab/></text:span><text:span text:style-name="T2">le</text:span></text:p>
      <text:p text:style-name="P3"><text:span text:style-name="T1"><text:tab/></text:span><text:span text:style-name="T2">-ode</text:span></text:p>
      <text:p text:style-name="P3"><text:span text:style-name="T1">ver<text:tab/></text:span><text:span text:style-name="T2">-ate(tibece)</text:span></text:p>
      <text:p text:style-name="P3"><text:span text:style-name="T1"><text:tab/></text:span><text:span text:style-name="T2">-iwi</text:span></text:p>
      <text:p text:style-name="P3"><text:span text:style-name="T1"><text:tab/></text:span><text:span text:style-name="T2">-nadi</text:span></text:p>
      <text:p text:style-name="P3"><text:span text:style-name="T1">ver de longe<text:tab/></text:span><text:span text:style-name="T2">-ole(te)</text:span></text:p>
      <text:p text:style-name="P3"><text:span text:style-name="T1">verdade, em verdade<text:tab/></text:span><text:span text:style-name="T2">ewi</text:span></text:p>
      <text:p text:style-name="P3"><text:span text:style-name="T1">verde<text:tab/></text:span><text:span text:style-name="T2">okoo</text:span></text:p>
      <text:p text:style-name="P3"><text:span text:style-name="T1">verde escuro<text:tab/></text:span><text:span text:style-name="T2">dione</text:span></text:p>
      <text:p text:style-name="P3"><text:span text:style-name="T1">vergonha<text:tab/></text:span><text:span text:style-name="T2">niboli</text:span><text:span text:style-name="T3">g</text:span><text:span text:style-name="T2">a</text:span></text:p>
      <text:p text:style-name="P3"><text:span text:style-name="T1">vergonha dele<text:tab/></text:span><text:span text:style-name="T2">liboli</text:span><text:span text:style-name="T3">g</text:span><text:span text:style-name="T2">a</text:span></text:p>
      <text:p text:style-name="P3"><text:span text:style-name="T1">vergonha (nossa)<text:tab/></text:span><text:span text:style-name="T3">g</text:span><text:span text:style-name="T2">odiboli</text:span><text:span text:style-name="T3">g</text:span><text:span text:style-name="T2">a</text:span></text:p>
      <text:p text:style-name="P3"><text:span text:style-name="T1">vergonha para nós<text:tab/></text:span><text:span text:style-name="T3">g</text:span><text:span text:style-name="T2">oboli</text:span><text:span text:style-name="T3">g</text:span><text:span text:style-name="T2">a</text:span></text:p>
      <text:p text:style-name="P3"><text:span text:style-name="T1">verme<text:tab/></text:span><text:span text:style-name="T2">anadeege</text:span><text:span text:style-name="T3">g</text:span><text:span text:style-name="T2">egi</text:span></text:p>
      <text:p text:style-name="P3"><text:soft-page-break/><text:span text:style-name="T1"><text:tab/></text:span><text:span text:style-name="T2">-ixaawidi</text:span></text:p>
      <text:p text:style-name="P3"><text:span text:style-name="T1"><text:tab/></text:span><text:span text:style-name="T2">nigojoo</text:span><text:span text:style-name="T3">g</text:span><text:span text:style-name="T2">o</text:span></text:p>
      <text:p text:style-name="P3"><text:span text:style-name="T1">vermelho<text:tab/></text:span><text:span text:style-name="T2">ixagodi</text:span></text:p>
      <text:p text:style-name="P3"><text:span text:style-name="T1">vestido de mulher<text:tab/></text:span><text:span text:style-name="T2">nijaye</text:span></text:p>
      <text:p text:style-name="P3"><text:span text:style-name="T1">vestir-se<text:tab/></text:span><text:span text:style-name="T2">-dinixo(tinigi)</text:span></text:p>
      <text:p text:style-name="P3"><text:span text:style-name="T1">véu dele/dela<text:tab/></text:span><text:span text:style-name="T2">latopije</text:span></text:p>
      <text:p text:style-name="P3"><text:span text:style-name="T1">viagem<text:tab/></text:span><text:span text:style-name="T2">niwiaaje</text:span><text:span text:style-name="T3">g</text:span><text:span text:style-name="T2">egi</text:span></text:p>
      <text:p text:style-name="P3"><text:span text:style-name="T1">viagem (nossa)<text:tab/></text:span><text:span text:style-name="T3">g</text:span><text:span text:style-name="T2">oniwiaje</text:span><text:span text:style-name="T3">g</text:span><text:span text:style-name="T2">egi</text:span></text:p>
      <text:p text:style-name="P3"><text:span text:style-name="T1">viajante<text:tab/></text:span><text:span text:style-name="T2">aniwiajeekegi</text:span></text:p>
      <text:p text:style-name="P3"><text:span text:style-name="T1">viajar<text:tab/></text:span><text:span text:style-name="T2">-io(teci)</text:span></text:p>
      <text:p text:style-name="P3"><text:span text:style-name="T1"><text:tab/></text:span><text:span text:style-name="T2">-niwiaje</text:span></text:p>
      <text:p text:style-name="P3"><text:span text:style-name="T1">vida dele<text:tab/></text:span><text:span text:style-name="T2">lewi</text:span><text:span text:style-name="T3">g</text:span><text:span text:style-name="T2">a</text:span></text:p>
      <text:p text:style-name="P3"><text:span text:style-name="T1">vida junto com<text:tab/></text:span><text:span text:style-name="T2">-noiigiwa</text:span></text:p>
      <text:p text:style-name="P3"><text:span text:style-name="T1">vida (nossa)<text:tab/></text:span><text:span text:style-name="T3">g</text:span><text:span text:style-name="T2">odewi</text:span><text:span text:style-name="T3">g</text:span><text:span text:style-name="T2">a</text:span></text:p>
      <text:p text:style-name="P3"><text:span text:style-name="T1">viga de casa<text:tab/></text:span><text:span text:style-name="T2">lakawojo</text:span><text:span text:style-name="T3">g</text:span><text:span text:style-name="T2">ona</text:span><text:span text:style-name="T3">g</text:span><text:span text:style-name="T2">adi</text:span></text:p>
      <text:p text:style-name="P3"><text:span text:style-name="T1">vigiar<text:tab/></text:span><text:span text:style-name="T2">-dinenya</text:span><text:span text:style-name="T3">g</text:span><text:span text:style-name="T2">adi</text:span></text:p>
      <text:p text:style-name="P3"><text:span text:style-name="T1">vigilante<text:tab/></text:span><text:span text:style-name="T2">ni</text:span><text:span text:style-name="T3">g</text:span><text:span text:style-name="T2">oa</text:span><text:span text:style-name="T3">g</text:span><text:span text:style-name="T2">odi</text:span></text:p>
      <text:p text:style-name="P1"/>
      <text:p text:style-name="P3">[Seite 233]</text:p>
      <text:p text:style-name="P3">[Spalte 2]</text:p>
      <text:p text:style-name="P3"/>
      <text:p text:style-name="P3"><text:span text:style-name="T1">vinda dele<text:tab/></text:span><text:span text:style-name="T2">lanokegi</text:span></text:p>
      <text:p text:style-name="P3"><text:span text:style-name="T1">vingar-se<text:tab/></text:span><text:span text:style-name="T2">-oojete</text:span></text:p>
      <text:p text:style-name="P3"><text:span text:style-name="T1">vinhático<text:tab/></text:span><text:span text:style-name="T2">lo</text:span><text:span text:style-name="T3">g</text:span><text:span text:style-name="T2">owikoigo</text:span></text:p>
      <text:p text:style-name="P3"><text:span text:style-name="T1">vinte<text:tab/></text:span><text:span text:style-name="T2">onokotico</text:span><text:span text:style-name="T3">g</text:span><text:span text:style-name="T2">odigo</text:span></text:p>
      <text:p text:style-name="P3"><text:span text:style-name="T1">vinte e cinco<text:tab/></text:span><text:span text:style-name="T2">onokotico</text:span><text:span text:style-name="T3">g</text:span><text:span text:style-name="T2">o ni</text:span><text:span text:style-name="T3">g</text:span><text:span text:style-name="T2">igo </text:span><text:span text:style-name="T3">g</text:span><text:span text:style-name="T2">obaa</text:span><text:span text:style-name="T3">g</text:span><text:span text:style-name="T2">adi</text:span></text:p>
      <text:p text:style-name="P3"><text:span text:style-name="T1">violento<text:tab/></text:span><text:span text:style-name="T2">idele</text:span><text:span text:style-name="T3">g</text:span><text:span text:style-name="T2">egi</text:span></text:p>
      <text:p text:style-name="P3"><text:span text:style-name="T1">violão<text:tab/></text:span><text:span text:style-name="T3">g</text:span><text:span text:style-name="T2">oxii</text:span><text:span text:style-name="T3">g</text:span><text:span text:style-name="T2">a-liwena</text:span><text:span text:style-name="T3">g</text:span><text:span text:style-name="T2">a</text:span></text:p>
      <text:p text:style-name="P3"><text:span text:style-name="T1">vir<text:tab/></text:span><text:span text:style-name="T2">-anagi</text:span></text:p>
      <text:p text:style-name="P3"><text:span text:style-name="T1">vir a (ele)<text:tab/></text:span><text:span text:style-name="T2">-nii(ta)</text:span></text:p>
      <text:p text:style-name="P3"><text:span text:style-name="T1">vir chegar<text:tab/></text:span><text:span text:style-name="T2">ico</text:span></text:p>
      <text:p text:style-name="P3"><text:span text:style-name="T1">vir de lá<text:tab/></text:span><text:span text:style-name="T2">ico</text:span><text:span text:style-name="T3">g</text:span><text:span text:style-name="T2">o(ticogi)</text:span></text:p>
      <text:p text:style-name="P3"><text:span text:style-name="T1"><text:tab/></text:span><text:span text:style-name="T2">-ico</text:span><text:span text:style-name="T3">g</text:span><text:span text:style-name="T2">o(tigi)</text:span></text:p>
      <text:p text:style-name="P3"><text:span text:style-name="T1">virado<text:tab/></text:span><text:span text:style-name="T2">dinigepeco</text:span><text:span text:style-name="T3">g</text:span><text:span text:style-name="T2">o</text:span></text:p>
      <text:p text:style-name="P3"><text:span text:style-name="T1">virar as costas<text:tab/></text:span><text:span text:style-name="T2">-iloko(tice)</text:span></text:p>
      <text:p text:style-name="P3"><text:span text:style-name="T1">virar-se<text:tab/></text:span><text:span text:style-name="T2">-awiilite(tijo)</text:span></text:p>
      <text:p text:style-name="P3"><text:span text:style-name="T1">visitante<text:tab/></text:span><text:span text:style-name="T2">lanaa</text:span><text:span text:style-name="T3">g</text:span><text:span text:style-name="T2">a</text:span></text:p>
      <text:p text:style-name="P3"><text:span text:style-name="T1"><text:tab/></text:span><text:span text:style-name="T2">laniaala</text:span><text:span text:style-name="T3">g</text:span><text:span text:style-name="T2">a</text:span></text:p>
      <text:p text:style-name="P3"><text:span text:style-name="T1">visitantes<text:tab/></text:span><text:span text:style-name="T2">awalige</text:span><text:span text:style-name="T3">g</text:span><text:span text:style-name="T2">egi</text:span></text:p>
      <text:p text:style-name="P3"><text:span text:style-name="T1">visitar<text:tab/></text:span><text:span text:style-name="T2">-dali(ta)</text:span></text:p>
      <text:p text:style-name="P3"><text:span text:style-name="T1">visto por você<text:tab/></text:span><text:span text:style-name="T3">g</text:span><text:span text:style-name="T2">adate</text:span><text:span text:style-name="T3">g</text:span><text:span text:style-name="T2">egi</text:span></text:p>
      <text:p text:style-name="P3"><text:span text:style-name="T1">vítima de feitiçaria<text:tab/></text:span><text:span text:style-name="T2">enacidedi</text:span></text:p>
      <text:p text:style-name="P3"><text:span text:style-name="T1">vítima de feitiçaria ou magia negra dele<text:tab/></text:span><text:span text:style-name="T2">elacideedi</text:span></text:p>
      <text:p text:style-name="P3"><text:span text:style-name="T1">viúva<text:tab/></text:span><text:span text:style-name="T2">wajekalo</text:span></text:p>
      <text:p text:style-name="P3"><text:span text:style-name="T1">viúvo<text:tab/></text:span><text:span text:style-name="T2">wajii</text:span><text:span text:style-name="T3">g</text:span><text:span text:style-name="T2">a</text:span></text:p>
      <text:p text:style-name="P3"><text:span text:style-name="T1">viver<text:tab/></text:span><text:span text:style-name="T2">-ewi</text:span><text:span text:style-name="T3">g</text:span><text:span text:style-name="T2">a</text:span></text:p>
      <text:p text:style-name="P3"><text:span text:style-name="T1">viver em paz ou tranqüilidade<text:tab/></text:span><text:span text:style-name="T2">-akama</text:span><text:span text:style-name="T3">g</text:span><text:span text:style-name="T2">a</text:span></text:p>
      <text:p text:style-name="P3"><text:span text:style-name="T1">vivo<text:tab/></text:span><text:span text:style-name="T2">ewikegi</text:span></text:p>
      <text:p text:style-name="P3"><text:span text:style-name="T1">vizinho<text:tab/></text:span><text:span text:style-name="T2">lipeca</text:span><text:span text:style-name="T3">g</text:span><text:span text:style-name="T2">awa</text:span></text:p>
      <text:p text:style-name="P3"><text:span text:style-name="T1"><text:tab/></text:span><text:span text:style-name="T2">nipeca</text:span><text:span text:style-name="T3">g</text:span><text:span text:style-name="T2">awa</text:span></text:p>
      <text:p text:style-name="P3"><text:span text:style-name="T1">vizinho (nosso)<text:tab/></text:span><text:span text:style-name="T3">g</text:span><text:span text:style-name="T2">odipeca</text:span><text:span text:style-name="T3">g</text:span><text:span text:style-name="T2">awa</text:span></text:p>
      <text:p text:style-name="P3"><text:span text:style-name="T1">voar<text:tab/></text:span><text:span text:style-name="T2">-ayo</text:span></text:p>
      <text:p text:style-name="P3"><text:soft-page-break/><text:span text:style-name="T1">você<text:tab/></text:span><text:span text:style-name="T2">akaami</text:span></text:p>
      <text:p text:style-name="P3"><text:span text:style-name="T1">você está<text:tab/></text:span><text:span text:style-name="T2">etakaami</text:span></text:p>
      <text:p text:style-name="P3"><text:span text:style-name="T1">você fica<text:tab/></text:span><text:span text:style-name="T2">etakaami</text:span></text:p>
      <text:p text:style-name="P3"><text:span text:style-name="T1">você mesmo<text:tab/></text:span><text:span text:style-name="T2">akama</text:span><text:span text:style-name="T3">g</text:span><text:span text:style-name="T2">akaami</text:span></text:p>
      <text:p text:style-name="P3"><text:span text:style-name="T1"><text:tab/></text:span><text:span text:style-name="T2">akama</text:span><text:span text:style-name="T3">g</text:span><text:span text:style-name="T2">a</text:span></text:p>
      <text:p text:style-name="P3"><text:span text:style-name="T1">volta dele<text:tab/></text:span><text:span text:style-name="T2">lopile</text:span><text:span text:style-name="T3">g</text:span><text:span text:style-name="T2">egi</text:span></text:p>
      <text:p text:style-name="P3"><text:span text:style-name="T1"><text:tab/></text:span><text:span text:style-name="T2">namage</text:span></text:p>
      <text:p text:style-name="P3"><text:span text:style-name="T1">voltar<text:tab/></text:span><text:span text:style-name="T2">-dopi(tijo)</text:span></text:p>
      <text:p text:style-name="P1"/>
      <text:p text:style-name="P3">[Seite 234]</text:p>
      <text:p text:style-name="P3">[Spalte 1]</text:p>
      <text:p text:style-name="P1"/>
      <text:p text:style-name="P3"><text:span text:style-name="T1">vomitar<text:tab/></text:span><text:span text:style-name="T2">-oko(tibece)</text:span></text:p>
      <text:p text:style-name="P3"><text:span text:style-name="T1">vômito dele<text:tab/></text:span><text:span text:style-name="T2">lokoma</text:span><text:span text:style-name="T3">g</text:span><text:span text:style-name="T2">a</text:span></text:p>
      <text:p text:style-name="P3"><text:span text:style-name="T1">vontade de fazer<text:tab/></text:span><text:span text:style-name="T3">g</text:span><text:span text:style-name="T2">odilekegi</text:span></text:p>
      <text:p text:style-name="P3"><text:span text:style-name="T1">voraz<text:tab/></text:span><text:span text:style-name="T2">adodigomada</text:span><text:span text:style-name="T3">g</text:span><text:span text:style-name="T2">a</text:span></text:p>
      <text:p text:style-name="P3"><text:span text:style-name="T1">vou<text:tab/></text:span><text:span text:style-name="T2">joala</text:span><text:span text:style-name="T3">g</text:span><text:span text:style-name="T2">a</text:span></text:p>
      <text:p text:style-name="P3"><text:span text:style-name="T1">vovô de<text:tab/></text:span><text:span text:style-name="T2">-ami</text:span></text:p>
      <text:p text:style-name="P1"/>
      <text:p text:style-name="P3">[Seite 234]</text:p>
      <text:p text:style-name="P3">[Spalte 2]</text:p>
      <text:p text:style-name="P1"/>
      <text:p text:style-name="P3"><text:span text:style-name="T1">voz<text:tab/></text:span><text:span text:style-name="T2">nota</text:span><text:span text:style-name="T3">g</text:span><text:span text:style-name="T2">ane</text:span><text:span text:style-name="T3">g</text:span><text:span text:style-name="T2">egi</text:span></text:p>
      <text:p text:style-name="P3"><text:span text:style-name="T1">voz dele<text:tab/></text:span><text:span text:style-name="T2">layaage</text:span><text:span text:style-name="T3">g</text:span><text:span text:style-name="T2">egi</text:span></text:p>
      <text:p text:style-name="P3"><text:span text:style-name="T1"><text:tab/></text:span><text:span text:style-name="T2">lota</text:span><text:span text:style-name="T3">g</text:span><text:span text:style-name="T2">ane</text:span><text:span text:style-name="T3">g</text:span><text:span text:style-name="T2">egi</text:span></text:p>
      <text:p text:style-name="P3"><text:span text:style-name="T1">voz (minha)<text:tab/></text:span><text:span text:style-name="T2">yota</text:span><text:span text:style-name="T3">g</text:span><text:span text:style-name="T2">ane</text:span><text:span text:style-name="T3">g</text:span><text:span text:style-name="T2">egi</text:span></text:p>
      <text:p text:style-name="P1"/>
      <text:p text:style-name="P3">[Seite 234]</text:p>
      <text:p text:style-name="P3">[Spalte 1]</text:p>
      <text:p text:style-name="P1"/>
      <text:p text:style-name="P1">X - x</text:p>
      <text:p text:style-name="P3"/>
      <text:p text:style-name="P3"><text:span text:style-name="T1">ximbuá<text:tab/></text:span><text:span text:style-name="T2">niwatecigo</text:span></text:p>
      <text:p text:style-name="P1"/>
      <text:p text:style-name="P3">[Seite 234]</text:p>
      <text:p text:style-name="P3">[Spalte 2]</text:p>
      <text:p text:style-name="P1"/>
      <text:p text:style-name="P3"><text:span text:style-name="T1">xingar<text:tab/></text:span><text:span text:style-name="T2">-iwo</text:span></text:p>
      <text:p text:style-name="P3"><text:span text:style-name="T1"><text:tab/></text:span><text:span text:style-name="T2">-iwoko</text:span></text:p>
      <text:p text:style-name="P1"/>
      <text:p text:style-name="P3">[Seite 234]</text:p>
      <text:p text:style-name="P3">[Spalte 1]</text:p>
      <text:p text:style-name="P1"/>
      <text:p text:style-name="P1">Z - z</text:p>
      <text:p text:style-name="P3"/>
      <text:p text:style-name="P3"><text:span text:style-name="T1">zangar<text:tab/></text:span><text:span text:style-name="T2">-ela(tema)</text:span></text:p>
      <text:p text:style-name="P3"><text:span text:style-name="T1">zombador<text:tab/></text:span><text:span text:style-name="T2">agiwoca</text:span><text:span text:style-name="T3">g</text:span><text:span text:style-name="T2">ane</text:span><text:span text:style-name="T3">g</text:span><text:span text:style-name="T2">egi</text:span></text:p>
      <text:p text:style-name="P1"/>
      <text:p text:style-name="P3">[Seite 234]</text:p>
      <text:p text:style-name="P3">[Spalte 2]</text:p>
      <text:p text:style-name="P3"/>
      <text:p text:style-name="P3"><text:span text:style-name="T1">zombar<text:tab/></text:span><text:span text:style-name="T2">-nigiwogo</text:span></text:p>
      <text:p text:style-name="P1"><text:soft-page-break/></text:p>
      <text:p text:style-name="P3">[Seite 23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21:31:01.361689000</meta:creation-date>
    <dc:date>2013-11-19T21:32:57.583974000</dc:date>
    <meta:editing-duration>P0D</meta:editing-duration>
    <meta:editing-cycles>1</meta:editing-cycles>
    <meta:generator>LibreOffice/4.1.3.2$MacOSX_x86 LibreOffice_project/70feb7d99726f064edab4605a8ab840c50ec57a</meta:generator>
    <meta:document-statistic meta:table-count="0" meta:image-count="0" meta:object-count="0" meta:page-count="99" meta:paragraph-count="4755" meta:word-count="11855" meta:character-count="86739" meta:non-whitespace-character-count="78754"/>
  </office:meta>
</office:document-meta>
</file>